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l12" style:family="table">
      <style:table-properties style:width="15.998cm" table:align="margins"/>
    </style:style>
    <style:style style:name="dl12.A" style:family="table-column">
      <style:table-column-properties style:column-width="2.499cm" style:rel-column-width="10237*"/>
    </style:style>
    <style:style style:name="dl12.B" style:family="table-column">
      <style:table-column-properties style:column-width="13.499cm" style:rel-column-width="55298*"/>
    </style:style>
    <style:style style:name="dl12.A1" style:family="table-cell">
      <style:table-cell-properties fo:padding-left="0cm" fo:padding-right="0.101cm" fo:padding-top="0cm" fo:padding-bottom="0cm" fo:border="none"/>
    </style:style>
    <style:style style:name="dl13" style:family="table">
      <style:table-properties style:width="15.998cm" table:align="margins"/>
    </style:style>
    <style:style style:name="dl13.A" style:family="table-column">
      <style:table-column-properties style:column-width="2cm" style:rel-column-width="8192*"/>
    </style:style>
    <style:style style:name="dl13.B" style:family="table-column">
      <style:table-column-properties style:column-width="13.998cm" style:rel-column-width="57343*"/>
    </style:style>
    <style:style style:name="dl13.A1" style:family="table-cell">
      <style:table-cell-properties fo:padding-left="0cm" fo:padding-right="0.101cm" fo:padding-top="0cm" fo:padding-bottom="0cm" fo:border="none"/>
    </style:style>
    <style:style style:name="dl14" style:family="table">
      <style:table-properties style:width="13.899cm" table:align="margins"/>
    </style:style>
    <style:style style:name="dl14.A" style:family="table-column">
      <style:table-column-properties style:column-width="1.39cm" style:rel-column-width="6555*"/>
    </style:style>
    <style:style style:name="dl14.B" style:family="table-column">
      <style:table-column-properties style:column-width="12.51cm" style:rel-column-width="58980*"/>
    </style:style>
    <style:style style:name="dl14.A1" style:family="table-cell">
      <style:table-cell-properties fo:padding-left="0cm" fo:padding-right="0.101cm" fo:padding-top="0cm" fo:padding-bottom="0cm" fo:border="none"/>
    </style:style>
    <style:style style:name="Table23" style:family="table">
      <style:table-properties style:width="16cm" fo:margin-top="0cm" fo:margin-bottom="0.199cm" table:align="left" style:may-break-between-rows="false"/>
    </style:style>
    <style:style style:name="Table23.A" style:family="table-column">
      <style:table-column-properties style:column-width="16cm"/>
    </style:style>
    <style:style style:name="Table23.A1" style:family="table-cell">
      <style:table-cell-properties fo:padding-left="0cm" fo:padding-right="0.199cm" fo:padding-top="0.199cm" fo:padding-bottom="0cm" fo:border="0.5pt solid #000000"/>
    </style:style>
    <style:style style:name="dl39" style:family="table">
      <style:table-properties style:width="15.998cm" table:align="margins"/>
    </style:style>
    <style:style style:name="dl39.A" style:family="table-column">
      <style:table-column-properties style:column-width="2.499cm" style:rel-column-width="10237*"/>
    </style:style>
    <style:style style:name="dl39.B" style:family="table-column">
      <style:table-column-properties style:column-width="13.499cm" style:rel-column-width="55298*"/>
    </style:style>
    <style:style style:name="dl39.A1" style:family="table-cell">
      <style:table-cell-properties fo:padding-left="0cm" fo:padding-right="0.101cm" fo:padding-top="0cm" fo:padding-bottom="0cm" fo:border="none"/>
    </style:style>
    <style:style style:name="dl40" style:family="table">
      <style:table-properties style:width="13.4cm" table:align="margins"/>
    </style:style>
    <style:style style:name="dl40.A" style:family="table-column">
      <style:table-column-properties style:column-width="2.184cm" style:rel-column-width="10678*"/>
    </style:style>
    <style:style style:name="dl40.B" style:family="table-column">
      <style:table-column-properties style:column-width="11.217cm" style:rel-column-width="54857*"/>
    </style:style>
    <style:style style:name="dl40.A1" style:family="table-cell">
      <style:table-cell-properties fo:padding-left="0cm" fo:padding-right="0.101cm" fo:padding-top="0cm" fo:padding-bottom="0cm" fo:border="none"/>
    </style:style>
    <style:style style:name="dl41" style:family="table">
      <style:table-properties style:width="13.4cm" table:align="margins"/>
    </style:style>
    <style:style style:name="dl41.A" style:family="table-column">
      <style:table-column-properties style:column-width="2.184cm" style:rel-column-width="10678*"/>
    </style:style>
    <style:style style:name="dl41.B" style:family="table-column">
      <style:table-column-properties style:column-width="11.217cm" style:rel-column-width="54857*"/>
    </style:style>
    <style:style style:name="dl41.A1" style:family="table-cell">
      <style:table-cell-properties fo:padding-left="0cm" fo:padding-right="0.101cm" fo:padding-top="0cm" fo:padding-bottom="0cm" fo:border="none"/>
    </style:style>
    <style:style style:name="dl42" style:family="table">
      <style:table-properties style:width="13.4cm" table:align="margins"/>
    </style:style>
    <style:style style:name="dl42.A" style:family="table-column">
      <style:table-column-properties style:column-width="2.879cm" style:rel-column-width="14078*"/>
    </style:style>
    <style:style style:name="dl42.B" style:family="table-column">
      <style:table-column-properties style:column-width="10.522cm" style:rel-column-width="51457*"/>
    </style:style>
    <style:style style:name="dl42.A1" style:family="table-cell">
      <style:table-cell-properties fo:padding-left="0cm" fo:padding-right="0.101cm" fo:padding-top="0cm" fo:padding-bottom="0cm" fo:border="none"/>
    </style:style>
    <style:style style:name="dl43" style:family="table">
      <style:table-properties style:width="13.4cm" table:align="margins"/>
    </style:style>
    <style:style style:name="dl43.A" style:family="table-column">
      <style:table-column-properties style:column-width="2.879cm" style:rel-column-width="14078*"/>
    </style:style>
    <style:style style:name="dl43.B" style:family="table-column">
      <style:table-column-properties style:column-width="10.522cm" style:rel-column-width="51457*"/>
    </style:style>
    <style:style style:name="dl43.A1" style:family="table-cell">
      <style:table-cell-properties fo:padding-left="0cm" fo:padding-right="0.101cm" fo:padding-top="0cm" fo:padding-bottom="0cm" fo:border="none"/>
    </style:style>
    <style:style style:name="dl44" style:family="table">
      <style:table-properties style:width="13.4cm" table:align="margins"/>
    </style:style>
    <style:style style:name="dl44.A" style:family="table-column">
      <style:table-column-properties style:column-width="2.879cm" style:rel-column-width="14078*"/>
    </style:style>
    <style:style style:name="dl44.B" style:family="table-column">
      <style:table-column-properties style:column-width="10.522cm" style:rel-column-width="51457*"/>
    </style:style>
    <style:style style:name="dl44.A1" style:family="table-cell">
      <style:table-cell-properties fo:padding-left="0cm" fo:padding-right="0.101cm" fo:padding-top="0cm" fo:padding-bottom="0cm" fo:border="none"/>
    </style:style>
    <style:style style:name="dl47" style:family="table">
      <style:table-properties style:width="15.998cm" table:align="margins"/>
    </style:style>
    <style:style style:name="dl47.A" style:family="table-column">
      <style:table-column-properties style:column-width="4.5cm" style:rel-column-width="18430*"/>
    </style:style>
    <style:style style:name="dl47.B" style:family="table-column">
      <style:table-column-properties style:column-width="11.499cm" style:rel-column-width="47105*"/>
    </style:style>
    <style:style style:name="dl47.A1" style:family="table-cell">
      <style:table-cell-properties fo:padding-left="0cm" fo:padding-right="0.101cm" fo:padding-top="0cm" fo:padding-bottom="0cm" fo:border="none"/>
    </style:style>
    <style:style style:name="dl48" style:family="table">
      <style:table-properties style:width="15.998cm" table:align="margins"/>
    </style:style>
    <style:style style:name="dl48.A" style:family="table-column">
      <style:table-column-properties style:column-width="2.499cm" style:rel-column-width="10237*"/>
    </style:style>
    <style:style style:name="dl48.B" style:family="table-column">
      <style:table-column-properties style:column-width="13.499cm" style:rel-column-width="55298*"/>
    </style:style>
    <style:style style:name="dl48.A1" style:family="table-cell">
      <style:table-cell-properties fo:padding-left="0cm" fo:padding-right="0.101cm" fo:padding-top="0cm" fo:padding-bottom="0cm" fo:border="none"/>
    </style:style>
    <style:style style:name="Table49" style:family="table">
      <style:table-properties style:width="16cm" fo:margin-top="0cm" fo:margin-bottom="0.199cm" table:align="left" style:may-break-between-rows="false"/>
    </style:style>
    <style:style style:name="Table49.A" style:family="table-column">
      <style:table-column-properties style:column-width="16cm"/>
    </style:style>
    <style:style style:name="Table49.A1" style:family="table-cell">
      <style:table-cell-properties fo:padding-left="0cm" fo:padding-right="0.199cm" fo:padding-top="0.199cm" fo:padding-bottom="0cm" fo:border="0.5pt solid #000000"/>
    </style:style>
    <style:style style:name="dl50" style:family="table">
      <style:table-properties style:width="15.998cm" table:align="margins"/>
    </style:style>
    <style:style style:name="dl50.A" style:family="table-column">
      <style:table-column-properties style:column-width="2.499cm" style:rel-column-width="10237*"/>
    </style:style>
    <style:style style:name="dl50.B" style:family="table-column">
      <style:table-column-properties style:column-width="13.499cm" style:rel-column-width="55298*"/>
    </style:style>
    <style:style style:name="dl50.A1" style:family="table-cell">
      <style:table-cell-properties fo:padding-left="0cm" fo:padding-right="0.101cm" fo:padding-top="0cm" fo:padding-bottom="0cm" fo:border="none"/>
    </style:style>
    <style:style style:name="Table53" style:family="table">
      <style:table-properties style:width="16cm" fo:margin-top="0cm" fo:margin-bottom="0.199cm" table:align="left" style:may-break-between-rows="false"/>
    </style:style>
    <style:style style:name="Table53.A" style:family="table-column">
      <style:table-column-properties style:column-width="16cm"/>
    </style:style>
    <style:style style:name="Table53.A1" style:family="table-cell">
      <style:table-cell-properties fo:padding-left="0cm" fo:padding-right="0.199cm" fo:padding-top="0.199cm" fo:padding-bottom="0cm" fo:border="0.5pt solid #000000"/>
    </style:style>
    <style:style style:name="Table56" style:family="table">
      <style:table-properties style:width="16cm" fo:margin-top="0cm" fo:margin-bottom="0.199cm" table:align="left" style:may-break-between-rows="false"/>
    </style:style>
    <style:style style:name="Table56.A" style:family="table-column">
      <style:table-column-properties style:column-width="16cm"/>
    </style:style>
    <style:style style:name="Table56.A1" style:family="table-cell">
      <style:table-cell-properties fo:padding-left="0cm" fo:padding-right="0.199cm" fo:padding-top="0.199cm" fo:padding-bottom="0cm" fo:border="0.5pt solid #000000"/>
    </style:style>
    <style:style style:name="dl58" style:family="table">
      <style:table-properties style:width="15.998cm" table:align="margins"/>
    </style:style>
    <style:style style:name="dl58.A" style:family="table-column">
      <style:table-column-properties style:column-width="2cm" style:rel-column-width="8192*"/>
    </style:style>
    <style:style style:name="dl58.B" style:family="table-column">
      <style:table-column-properties style:column-width="13.998cm" style:rel-column-width="57343*"/>
    </style:style>
    <style:style style:name="dl58.A1" style:family="table-cell">
      <style:table-cell-properties fo:padding-left="0cm" fo:padding-right="0.101cm" fo:padding-top="0cm" fo:padding-bottom="0cm" fo:border="none"/>
    </style:style>
    <style:style style:name="Table60" style:family="table">
      <style:table-properties style:width="16cm" fo:margin-top="0cm" fo:margin-bottom="0.199cm" table:align="left" style:may-break-between-rows="false"/>
    </style:style>
    <style:style style:name="Table60.A" style:family="table-column">
      <style:table-column-properties style:column-width="16cm"/>
    </style:style>
    <style:style style:name="Table60.A1" style:family="table-cell">
      <style:table-cell-properties fo:padding-left="0cm" fo:padding-right="0.199cm" fo:padding-top="0.199cm" fo:padding-bottom="0cm" fo:border="0.5pt solid #000000"/>
    </style:style>
    <style:style style:name="Table61" style:family="table">
      <style:table-properties style:width="16cm" fo:margin-top="0cm" fo:margin-bottom="0.199cm" table:align="left" style:may-break-between-rows="false"/>
    </style:style>
    <style:style style:name="Table61.A" style:family="table-column">
      <style:table-column-properties style:column-width="16cm"/>
    </style:style>
    <style:style style:name="Table61.A1" style:family="table-cell">
      <style:table-cell-properties fo:padding-left="0cm" fo:padding-right="0.199cm" fo:padding-top="0.199cm" fo:padding-bottom="0cm" fo:border="0.5pt solid #000000"/>
    </style:style>
    <style:style style:name="Table62" style:family="table">
      <style:table-properties style:width="16cm" fo:margin-top="0cm" fo:margin-bottom="0.199cm" table:align="left" style:may-break-between-rows="false"/>
    </style:style>
    <style:style style:name="Table62.A" style:family="table-column">
      <style:table-column-properties style:column-width="16cm"/>
    </style:style>
    <style:style style:name="Table62.A1" style:family="table-cell">
      <style:table-cell-properties fo:padding-left="0cm" fo:padding-right="0.199cm" fo:padding-top="0.199cm" fo:padding-bottom="0cm" fo:border="0.5pt solid #000000"/>
    </style:style>
    <style:style style:name="Table63" style:family="table">
      <style:table-properties style:width="16cm" fo:margin-top="0cm" fo:margin-bottom="0.199cm" table:align="left" style:may-break-between-rows="false"/>
    </style:style>
    <style:style style:name="Table63.A" style:family="table-column">
      <style:table-column-properties style:column-width="16cm"/>
    </style:style>
    <style:style style:name="Table63.A1" style:family="table-cell">
      <style:table-cell-properties fo:padding-left="0cm" fo:padding-right="0.199cm" fo:padding-top="0.199cm" fo:padding-bottom="0cm" fo:border="0.5pt solid #000000"/>
    </style:style>
    <style:style style:name="Table65" style:family="table">
      <style:table-properties style:width="16cm" fo:margin-top="0cm" fo:margin-bottom="0.199cm" table:align="left" style:may-break-between-rows="false"/>
    </style:style>
    <style:style style:name="Table65.A" style:family="table-column">
      <style:table-column-properties style:column-width="16cm"/>
    </style:style>
    <style:style style:name="Table65.A1" style:family="table-cell">
      <style:table-cell-properties fo:padding-left="0cm" fo:padding-right="0.199cm" fo:padding-top="0.199cm" fo:padding-bottom="0cm" fo:border="0.5pt solid #000000"/>
    </style:style>
    <style:style style:name="Table68" style:family="table">
      <style:table-properties style:width="16cm" fo:margin-top="0cm" fo:margin-bottom="0.199cm" table:align="left" style:may-break-between-rows="false"/>
    </style:style>
    <style:style style:name="Table68.A" style:family="table-column">
      <style:table-column-properties style:column-width="16cm"/>
    </style:style>
    <style:style style:name="Table68.A1" style:family="table-cell">
      <style:table-cell-properties fo:padding-left="0cm" fo:padding-right="0.199cm" fo:padding-top="0.199cm" fo:padding-bottom="0cm" fo:border="0.5pt solid #000000"/>
    </style:style>
    <style:style style:name="Table70" style:family="table">
      <style:table-properties style:width="16cm" fo:margin-top="0cm" fo:margin-bottom="0.199cm" table:align="left" style:may-break-between-rows="false"/>
    </style:style>
    <style:style style:name="Table70.A" style:family="table-column">
      <style:table-column-properties style:column-width="16cm"/>
    </style:style>
    <style:style style:name="Table70.A1" style:family="table-cell">
      <style:table-cell-properties fo:padding-left="0cm" fo:padding-right="0.199cm" fo:padding-top="0.199cm" fo:padding-bottom="0cm" fo:border="0.5pt solid #000000"/>
    </style:style>
    <style:style style:name="Table72" style:family="table">
      <style:table-properties style:width="16cm" fo:margin-top="0cm" fo:margin-bottom="0.199cm" table:align="left" style:may-break-between-rows="false"/>
    </style:style>
    <style:style style:name="Table72.A" style:family="table-column">
      <style:table-column-properties style:column-width="16cm"/>
    </style:style>
    <style:style style:name="Table72.A1" style:family="table-cell">
      <style:table-cell-properties fo:padding-left="0cm" fo:padding-right="0.199cm" fo:padding-top="0.199cm" fo:padding-bottom="0cm" fo:border="0.5pt solid #000000"/>
    </style:style>
    <style:style style:name="dl74" style:family="table">
      <style:table-properties style:width="15.998cm" table:align="margins"/>
    </style:style>
    <style:style style:name="dl74.A" style:family="table-column">
      <style:table-column-properties style:column-width="3cm" style:rel-column-width="12289*"/>
    </style:style>
    <style:style style:name="dl74.B" style:family="table-column">
      <style:table-column-properties style:column-width="12.998cm" style:rel-column-width="53246*"/>
    </style:style>
    <style:style style:name="dl74.A1" style:family="table-cell">
      <style:table-cell-properties fo:padding-left="0cm" fo:padding-right="0.101cm" fo:padding-top="0cm" fo:padding-bottom="0cm" fo:border="none"/>
    </style:style>
    <style:style style:name="Table78" style:family="table">
      <style:table-properties style:width="16cm" fo:margin-top="0cm" fo:margin-bottom="0.199cm" table:align="left" style:may-break-between-rows="false"/>
    </style:style>
    <style:style style:name="Table78.A" style:family="table-column">
      <style:table-column-properties style:column-width="16cm"/>
    </style:style>
    <style:style style:name="Table78.A1" style:family="table-cell">
      <style:table-cell-properties fo:padding-left="0cm" fo:padding-right="0.199cm" fo:padding-top="0.199cm" fo:padding-bottom="0cm" fo:border="0.5pt solid #000000"/>
    </style:style>
    <style:style style:name="dl80" style:family="table">
      <style:table-properties style:width="15.998cm" table:align="margins"/>
    </style:style>
    <style:style style:name="dl80.A" style:family="table-column">
      <style:table-column-properties style:column-width="2cm" style:rel-column-width="8192*"/>
    </style:style>
    <style:style style:name="dl80.B" style:family="table-column">
      <style:table-column-properties style:column-width="13.998cm" style:rel-column-width="57343*"/>
    </style:style>
    <style:style style:name="dl80.A1" style:family="table-cell">
      <style:table-cell-properties fo:padding-left="0cm" fo:padding-right="0.101cm" fo:padding-top="0cm" fo:padding-bottom="0cm" fo:border="none"/>
    </style:style>
    <style:style style:name="Table84" style:family="table">
      <style:table-properties style:width="16cm" fo:margin-top="0cm" fo:margin-bottom="0.199cm" table:align="left" style:may-break-between-rows="false"/>
    </style:style>
    <style:style style:name="Table84.A" style:family="table-column">
      <style:table-column-properties style:column-width="16cm"/>
    </style:style>
    <style:style style:name="Table84.A1" style:family="table-cell">
      <style:table-cell-properties fo:padding-left="0cm" fo:padding-right="0.199cm" fo:padding-top="0.199cm" fo:padding-bottom="0cm" fo:border="0.5pt solid #000000"/>
    </style:style>
    <style:style style:name="Table85" style:family="table">
      <style:table-properties style:width="16cm" fo:margin-top="0cm" fo:margin-bottom="0.199cm" table:align="left" style:may-break-between-rows="false"/>
    </style:style>
    <style:style style:name="Table85.A" style:family="table-column">
      <style:table-column-properties style:column-width="16cm"/>
    </style:style>
    <style:style style:name="Table85.A1" style:family="table-cell">
      <style:table-cell-properties fo:padding-left="0cm" fo:padding-right="0.199cm" fo:padding-top="0.199cm" fo:padding-bottom="0cm" fo:border="0.5pt solid #000000"/>
    </style:style>
    <style:style style:name="dl86" style:family="table">
      <style:table-properties style:width="15.998cm" table:align="margins"/>
    </style:style>
    <style:style style:name="dl86.A" style:family="table-column">
      <style:table-column-properties style:column-width="2cm" style:rel-column-width="8192*"/>
    </style:style>
    <style:style style:name="dl86.B" style:family="table-column">
      <style:table-column-properties style:column-width="13.998cm" style:rel-column-width="57343*"/>
    </style:style>
    <style:style style:name="dl86.A1" style:family="table-cell">
      <style:table-cell-properties fo:padding-left="0cm" fo:padding-right="0.101cm" fo:padding-top="0cm" fo:padding-bottom="0cm" fo:border="none"/>
    </style:style>
    <style:style style:name="Table87" style:family="table">
      <style:table-properties style:width="16cm" fo:margin-top="0cm" fo:margin-bottom="0.199cm" table:align="left" style:may-break-between-rows="false"/>
    </style:style>
    <style:style style:name="Table87.A" style:family="table-column">
      <style:table-column-properties style:column-width="16cm"/>
    </style:style>
    <style:style style:name="Table87.A1" style:family="table-cell">
      <style:table-cell-properties fo:padding-left="0cm" fo:padding-right="0.199cm" fo:padding-top="0.199cm" fo:padding-bottom="0cm" fo:border="0.5pt solid #000000"/>
    </style:style>
    <style:style style:name="dl88" style:family="table">
      <style:table-properties style:width="15.998cm" table:align="margins"/>
    </style:style>
    <style:style style:name="dl88.A" style:family="table-column">
      <style:table-column-properties style:column-width="2.499cm" style:rel-column-width="10237*"/>
    </style:style>
    <style:style style:name="dl88.B" style:family="table-column">
      <style:table-column-properties style:column-width="13.499cm" style:rel-column-width="55298*"/>
    </style:style>
    <style:style style:name="dl88.A1" style:family="table-cell">
      <style:table-cell-properties fo:padding-left="0cm" fo:padding-right="0.101cm" fo:padding-top="0cm" fo:padding-bottom="0cm" fo:border="none"/>
    </style:style>
    <style:style style:name="Table89" style:family="table">
      <style:table-properties style:width="16cm" fo:margin-top="0cm" fo:margin-bottom="0.199cm" table:align="left" style:may-break-between-rows="false"/>
    </style:style>
    <style:style style:name="Table89.A" style:family="table-column">
      <style:table-column-properties style:column-width="16cm"/>
    </style:style>
    <style:style style:name="Table89.A1" style:family="table-cell">
      <style:table-cell-properties fo:padding-left="0cm" fo:padding-right="0.199cm" fo:padding-top="0.199cm" fo:padding-bottom="0cm" fo:border="0.5pt solid #000000"/>
    </style:style>
    <style:style style:name="Table90" style:family="table">
      <style:table-properties style:width="16cm" fo:margin-top="0cm" fo:margin-bottom="0.199cm" table:align="left" style:may-break-between-rows="false"/>
    </style:style>
    <style:style style:name="Table90.A" style:family="table-column">
      <style:table-column-properties style:column-width="16cm"/>
    </style:style>
    <style:style style:name="Table90.A1" style:family="table-cell">
      <style:table-cell-properties fo:padding-left="0cm" fo:padding-right="0.199cm" fo:padding-top="0.199cm" fo:padding-bottom="0cm" fo:border="0.5pt solid #000000"/>
    </style:style>
    <style:style style:name="Table92" style:family="table">
      <style:table-properties style:width="16cm" fo:margin-top="0cm" fo:margin-bottom="0.199cm" table:align="left" style:may-break-between-rows="false"/>
    </style:style>
    <style:style style:name="Table92.A" style:family="table-column">
      <style:table-column-properties style:column-width="16cm"/>
    </style:style>
    <style:style style:name="Table92.A1" style:family="table-cell">
      <style:table-cell-properties fo:padding-left="0cm" fo:padding-right="0.199cm" fo:padding-top="0.199cm" fo:padding-bottom="0cm" fo:border="0.5pt solid #000000"/>
    </style:style>
    <style:style style:name="Table95" style:family="table">
      <style:table-properties style:width="16cm" fo:margin-top="0cm" fo:margin-bottom="0.199cm" table:align="left" style:may-break-between-rows="false"/>
    </style:style>
    <style:style style:name="Table95.A" style:family="table-column">
      <style:table-column-properties style:column-width="16cm"/>
    </style:style>
    <style:style style:name="Table95.A1" style:family="table-cell">
      <style:table-cell-properties fo:padding-left="0cm" fo:padding-right="0.199cm" fo:padding-top="0.199cm" fo:padding-bottom="0cm" fo:border="0.5pt solid #000000"/>
    </style:style>
    <style:style style:name="Table96" style:family="table">
      <style:table-properties style:width="16cm" fo:margin-top="0cm" fo:margin-bottom="0.199cm" table:align="left" style:may-break-between-rows="false"/>
    </style:style>
    <style:style style:name="Table96.A" style:family="table-column">
      <style:table-column-properties style:column-width="16cm"/>
    </style:style>
    <style:style style:name="Table96.A1" style:family="table-cell">
      <style:table-cell-properties fo:padding-left="0cm" fo:padding-right="0.199cm" fo:padding-top="0.199cm" fo:padding-bottom="0cm" fo:border="0.5pt solid #000000"/>
    </style:style>
    <style:style style:name="Table97" style:family="table">
      <style:table-properties style:width="16cm" fo:margin-top="0cm" fo:margin-bottom="0.199cm" table:align="left" style:may-break-between-rows="false"/>
    </style:style>
    <style:style style:name="Table97.A" style:family="table-column">
      <style:table-column-properties style:column-width="16cm"/>
    </style:style>
    <style:style style:name="Table97.A1" style:family="table-cell">
      <style:table-cell-properties fo:padding-left="0cm" fo:padding-right="0.199cm" fo:padding-top="0.199cm" fo:padding-bottom="0cm" fo:border="0.5pt solid #000000"/>
    </style:style>
    <style:style style:name="Table101" style:family="table">
      <style:table-properties style:width="16cm" fo:margin-top="0cm" fo:margin-bottom="0.199cm" table:align="left" style:may-break-between-rows="false"/>
    </style:style>
    <style:style style:name="Table101.A" style:family="table-column">
      <style:table-column-properties style:column-width="16cm"/>
    </style:style>
    <style:style style:name="Table101.A1" style:family="table-cell">
      <style:table-cell-properties fo:padding-left="0cm" fo:padding-right="0.199cm" fo:padding-top="0.199cm" fo:padding-bottom="0cm" fo:border="0.5pt solid #000000"/>
    </style:style>
    <style:style style:name="Table104" style:family="table">
      <style:table-properties style:width="16cm" fo:margin-top="0cm" fo:margin-bottom="0.199cm" table:align="left" style:may-break-between-rows="false"/>
    </style:style>
    <style:style style:name="Table104.A" style:family="table-column">
      <style:table-column-properties style:column-width="16cm"/>
    </style:style>
    <style:style style:name="Table104.A1" style:family="table-cell">
      <style:table-cell-properties fo:padding-left="0cm" fo:padding-right="0.199cm" fo:padding-top="0.199cm" fo:padding-bottom="0cm" fo:border="0.5pt solid #000000"/>
    </style:style>
    <style:style style:name="dl105" style:family="table">
      <style:table-properties style:width="15.998cm" table:align="margins"/>
    </style:style>
    <style:style style:name="dl105.A" style:family="table-column">
      <style:table-column-properties style:column-width="2cm" style:rel-column-width="8192*"/>
    </style:style>
    <style:style style:name="dl105.B" style:family="table-column">
      <style:table-column-properties style:column-width="13.998cm" style:rel-column-width="57343*"/>
    </style:style>
    <style:style style:name="dl105.A1" style:family="table-cell">
      <style:table-cell-properties fo:padding-left="0cm" fo:padding-right="0.101cm" fo:padding-top="0cm" fo:padding-bottom="0cm" fo:border="none"/>
    </style:style>
    <style:style style:name="dl108" style:family="table">
      <style:table-properties style:width="15.998cm" table:align="margins"/>
    </style:style>
    <style:style style:name="dl108.A" style:family="table-column">
      <style:table-column-properties style:column-width="1cm" style:rel-column-width="4096*"/>
    </style:style>
    <style:style style:name="dl108.B" style:family="table-column">
      <style:table-column-properties style:column-width="14.998cm" style:rel-column-width="61439*"/>
    </style:style>
    <style:style style:name="dl108.A1" style:family="table-cell">
      <style:table-cell-properties fo:padding-left="0cm" fo:padding-right="0.101cm" fo:padding-top="0cm" fo:padding-bottom="0cm" fo:border="none"/>
    </style:style>
    <style:style style:name="dl117" style:family="table">
      <style:table-properties style:width="15.998cm" table:align="margins"/>
    </style:style>
    <style:style style:name="dl117.A" style:family="table-column">
      <style:table-column-properties style:column-width="2.499cm" style:rel-column-width="10237*"/>
    </style:style>
    <style:style style:name="dl117.B" style:family="table-column">
      <style:table-column-properties style:column-width="13.499cm" style:rel-column-width="55298*"/>
    </style:style>
    <style:style style:name="dl117.A1" style:family="table-cell">
      <style:table-cell-properties fo:padding-left="0cm" fo:padding-right="0.101cm" fo:padding-top="0cm" fo:padding-bottom="0cm" fo:border="none"/>
    </style:style>
    <style:style style:name="dl123" style:family="table">
      <style:table-properties style:width="15.998cm" table:align="margins"/>
    </style:style>
    <style:style style:name="dl123.A" style:family="table-column">
      <style:table-column-properties style:column-width="2.499cm" style:rel-column-width="10237*"/>
    </style:style>
    <style:style style:name="dl123.B" style:family="table-column">
      <style:table-column-properties style:column-width="13.499cm" style:rel-column-width="55298*"/>
    </style:style>
    <style:style style:name="dl123.A1" style:family="table-cell">
      <style:table-cell-properties fo:padding-left="0cm" fo:padding-right="0.101cm" fo:padding-top="0cm" fo:padding-bottom="0cm" fo:border="none"/>
    </style:style>
    <style:style style:name="dl124" style:family="table">
      <style:table-properties style:width="15.998cm" table:align="margins"/>
    </style:style>
    <style:style style:name="dl124.A" style:family="table-column">
      <style:table-column-properties style:column-width="2.499cm" style:rel-column-width="10237*"/>
    </style:style>
    <style:style style:name="dl124.B" style:family="table-column">
      <style:table-column-properties style:column-width="13.499cm" style:rel-column-width="55298*"/>
    </style:style>
    <style:style style:name="dl124.A1" style:family="table-cell">
      <style:table-cell-properties fo:padding-left="0cm" fo:padding-right="0.101cm" fo:padding-top="0cm" fo:padding-bottom="0cm" fo:border="none"/>
    </style:style>
    <style:style style:name="dl128" style:family="table">
      <style:table-properties style:width="15.998cm" table:align="margins"/>
    </style:style>
    <style:style style:name="dl128.A" style:family="table-column">
      <style:table-column-properties style:column-width="2.499cm" style:rel-column-width="10237*"/>
    </style:style>
    <style:style style:name="dl128.B" style:family="table-column">
      <style:table-column-properties style:column-width="13.499cm" style:rel-column-width="55298*"/>
    </style:style>
    <style:style style:name="dl128.A1" style:family="table-cell">
      <style:table-cell-properties fo:padding-left="0cm" fo:padding-right="0.101cm" fo:padding-top="0cm" fo:padding-bottom="0cm" fo:border="none"/>
    </style:style>
    <style:style style:name="dl133" style:family="table">
      <style:table-properties style:width="15.998cm" table:align="margins"/>
    </style:style>
    <style:style style:name="dl133.A" style:family="table-column">
      <style:table-column-properties style:column-width="3.2cm" style:rel-column-width="13105*"/>
    </style:style>
    <style:style style:name="dl133.B" style:family="table-column">
      <style:table-column-properties style:column-width="12.799cm" style:rel-column-width="52430*"/>
    </style:style>
    <style:style style:name="dl133.A1" style:family="table-cell">
      <style:table-cell-properties fo:padding-left="0cm" fo:padding-right="0.101cm" fo:padding-top="0cm" fo:padding-bottom="0cm" fo:border="none"/>
    </style:style>
    <style:style style:name="dl134" style:family="table">
      <style:table-properties style:width="12.7cm" table:align="margins"/>
    </style:style>
    <style:style style:name="dl134.A" style:family="table-column">
      <style:table-column-properties style:column-width="0.794cm" style:rel-column-width="4099*"/>
    </style:style>
    <style:style style:name="dl134.B" style:family="table-column">
      <style:table-column-properties style:column-width="11.906cm" style:rel-column-width="61436*"/>
    </style:style>
    <style:style style:name="dl134.A1" style:family="table-cell">
      <style:table-cell-properties fo:padding-left="0cm" fo:padding-right="0.101cm" fo:padding-top="0cm" fo:padding-bottom="0cm" fo:border="none"/>
    </style:style>
    <style:style style:name="dl143" style:family="table">
      <style:table-properties table:align="margins"/>
    </style:style>
    <style:style style:name="dl143.A" style:family="table-column">
      <style:table-column-properties style:rel-column-width="20481*"/>
    </style:style>
    <style:style style:name="dl143.B" style:family="table-column">
      <style:table-column-properties style:rel-column-width="45054*"/>
    </style:style>
    <style:style style:name="dl143.A1" style:family="table-cell">
      <style:table-cell-properties fo:padding-left="0cm" fo:padding-right="0.101cm" fo:padding-top="0cm" fo:padding-bottom="0cm" fo:border="none"/>
    </style:style>
    <style:style style:name="dl144" style:family="table">
      <style:table-properties table:align="margins"/>
    </style:style>
    <style:style style:name="dl144.A" style:family="table-column">
      <style:table-column-properties style:rel-column-width="14333*"/>
    </style:style>
    <style:style style:name="dl144.B" style:family="table-column">
      <style:table-column-properties style:rel-column-width="51202*"/>
    </style:style>
    <style:style style:name="dl144.A1" style:family="table-cell">
      <style:table-cell-properties fo:padding-left="0cm" fo:padding-right="0.101cm" fo:padding-top="0cm" fo:padding-bottom="0cm" fo:border="none"/>
    </style:style>
    <style:style style:name="dl145" style:family="table">
      <style:table-properties table:align="margins"/>
    </style:style>
    <style:style style:name="dl145.A" style:family="table-column">
      <style:table-column-properties style:rel-column-width="18430*"/>
    </style:style>
    <style:style style:name="dl145.B" style:family="table-column">
      <style:table-column-properties style:rel-column-width="47105*"/>
    </style:style>
    <style:style style:name="dl145.A1" style:family="table-cell">
      <style:table-cell-properties fo:padding-left="0cm" fo:padding-right="0.101cm" fo:padding-top="0cm" fo:padding-bottom="0cm" fo:border="none"/>
    </style:style>
    <style:style style:name="dl146" style:family="table">
      <style:table-properties table:align="margins"/>
    </style:style>
    <style:style style:name="dl146.A" style:family="table-column">
      <style:table-column-properties style:rel-column-width="14745*"/>
    </style:style>
    <style:style style:name="dl146.B" style:family="table-column">
      <style:table-column-properties style:rel-column-width="50790*"/>
    </style:style>
    <style:style style:name="dl146.A1" style:family="table-cell">
      <style:table-cell-properties fo:padding-left="0cm" fo:padding-right="0.101cm" fo:padding-top="0cm" fo:padding-bottom="0cm" fo:border="none"/>
    </style:style>
    <style:style style:name="dl147" style:family="table">
      <style:table-properties table:align="margins"/>
    </style:style>
    <style:style style:name="dl147.A" style:family="table-column">
      <style:table-column-properties style:rel-column-width="14333*"/>
    </style:style>
    <style:style style:name="dl147.B" style:family="table-column">
      <style:table-column-properties style:rel-column-width="51202*"/>
    </style:style>
    <style:style style:name="dl147.A1" style:family="table-cell">
      <style:table-cell-properties fo:padding-left="0cm" fo:padding-right="0.101cm" fo:padding-top="0cm" fo:padding-bottom="0cm" fo:border="none"/>
    </style:style>
    <style:style style:name="dl148" style:family="table">
      <style:table-properties table:align="margins"/>
    </style:style>
    <style:style style:name="dl148.A" style:family="table-column">
      <style:table-column-properties style:rel-column-width="18430*"/>
    </style:style>
    <style:style style:name="dl148.B" style:family="table-column">
      <style:table-column-properties style:rel-column-width="47105*"/>
    </style:style>
    <style:style style:name="dl148.A1" style:family="table-cell">
      <style:table-cell-properties fo:padding-left="0cm" fo:padding-right="0.101cm" fo:padding-top="0cm" fo:padding-bottom="0cm" fo:border="none"/>
    </style:style>
    <style:style style:name="dl149" style:family="table">
      <style:table-properties table:align="margins"/>
    </style:style>
    <style:style style:name="dl149.A" style:family="table-column">
      <style:table-column-properties style:rel-column-width="22526*"/>
    </style:style>
    <style:style style:name="dl149.B" style:family="table-column">
      <style:table-column-properties style:rel-column-width="43009*"/>
    </style:style>
    <style:style style:name="dl149.A1" style:family="table-cell">
      <style:table-cell-properties fo:padding-left="0cm" fo:padding-right="0.101cm" fo:padding-top="0cm" fo:padding-bottom="0cm" fo:border="none"/>
    </style:style>
    <style:style style:name="P1" style:family="paragraph" style:parent-style-name="CopyrightText" style:master-page-name="">
      <style:paragraph-properties fo:margin-top="5.2cm" fo:margin-bottom="0.199cm" fo:text-align="center" style:justify-single-word="false" style:page-number="auto" fo:break-before="page"/>
    </style:style>
    <style:style style:name="P2" style:family="paragraph" style:parent-style-name="Footnote">
      <style:text-properties fo:font-style="italic" style:font-style-asian="italic" style:font-style-complex="italic"/>
    </style:style>
    <style:style style:name="P3" style:family="paragraph" style:parent-style-name="Table_20_Contents">
      <style:text-properties style:font-name="Courier" fo:font-size="10pt" style:font-size-asian="10pt" style:font-size-complex="10pt"/>
    </style:style>
    <style:style style:name="P4" style:family="paragraph" style:parent-style-name="Table_20_Contents">
      <style:text-properties fo:font-style="italic" fo:font-weight="bold" style:font-style-asian="italic" style:font-weight-asian="bold" style:font-style-complex="italic" style:font-weight-complex="bold"/>
    </style:style>
    <style:style style:name="P5" style:family="paragraph" style:parent-style-name="Table_20_Contents">
      <style:text-properties fo:font-style="italic" style:font-style-asian="italic" style:font-style-complex="italic"/>
    </style:style>
    <style:style style:name="P6" style:family="paragraph" style:parent-style-name="Table_20_Contents">
      <style:text-properties style:font-name="Helvetica" fo:font-size="10pt" fo:font-weight="bold" style:font-size-asian="10pt" style:font-weight-asian="bold" style:font-size-complex="10pt" style:font-weight-complex="bold"/>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style:font-name="Courier" fo:font-size="10pt" fo:font-style="normal" style:font-size-asian="10pt" style:font-style-asian="normal" style:font-size-complex="10pt" style:font-style-complex="normal"/>
    </style:style>
    <style:style style:name="P9" style:family="paragraph" style:parent-style-name="Example">
      <style:text-properties style:font-name="Courier" fo:font-size="10pt" style:font-size-asian="10pt" style:font-size-complex="10pt"/>
    </style:style>
    <style:style style:name="P10" style:family="paragraph" style:parent-style-name="Example">
      <style:text-properties style:font-name="Times New Roman" fo:font-style="normal" fo:font-weight="normal" style:font-style-asian="normal" style:font-weight-asian="normal" style:font-style-complex="normal" style:font-weight-complex="normal"/>
    </style:style>
    <style:style style:name="P11" style:family="paragraph" style:parent-style-name="Index_20_2">
      <style:paragraph-properties>
        <style:tab-stops/>
      </style:paragraph-properties>
    </style:style>
    <style:style style:name="P12" style:family="paragraph" style:parent-style-name="Index_20_3">
      <style:paragraph-properties>
        <style:tab-stops/>
      </style:paragraph-properties>
    </style:style>
    <style:style style:name="P13" style:family="paragraph" style:parent-style-name="Contents_20_3">
      <style:paragraph-properties>
        <style:tab-stops/>
      </style:paragraph-properties>
    </style:style>
    <style:style style:name="P14" style:family="paragraph" style:parent-style-name="Contents_20_2">
      <style:paragraph-properties>
        <style:tab-stops/>
      </style:paragraph-properties>
    </style:style>
    <style:style style:name="P15" style:family="paragraph" style:parent-style-name="Contents_20_1">
      <style:paragraph-properties>
        <style:tab-stops/>
      </style:paragraph-properties>
    </style:style>
    <style:style style:name="P16" style:family="paragraph" style:parent-style-name="Index_20_Separator">
      <style:paragraph-properties>
        <style:tab-stops/>
      </style:paragraph-properties>
    </style:style>
    <style:style style:name="P17" style:family="paragraph" style:parent-style-name="Index_20_1">
      <style:paragraph-properties>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1">
      <style:text-properties fo:font-style="italic" style:font-style-asian="italic" style:font-style-complex="italic"/>
    </style:style>
    <style:style style:name="P21" style:family="paragraph" style:parent-style-name="CoverTitle" style:master-page-name="CoverPage">
      <style:paragraph-properties style:page-number="auto"/>
    </style:style>
    <style:style style:name="P22" style:family="paragraph" style:parent-style-name="Heading_20_1">
      <style:paragraph-properties fo:break-before="page"/>
    </style:style>
    <style:style style:name="P23" style:family="paragraph" style:parent-style-name="Heading_20_2" style:master-page-name="">
      <style:paragraph-properties fo:margin-top="0.425cm" fo:margin-bottom="0.212cm" style:page-number="auto" fo:break-before="auto" fo:break-after="auto"/>
    </style:style>
    <style:style style:name="P24" style:family="paragraph" style:parent-style-name="Heading_20_3" style:master-page-name="">
      <style:paragraph-properties fo:margin-top="0cm" fo:margin-bottom="0.212cm" style:page-number="auto" fo:break-before="page"/>
    </style:style>
    <style:style style:name="P25" style:family="paragraph" style:parent-style-name="Heading_20_4" style:master-page-name="">
      <style:paragraph-properties fo:margin-top="0cm" fo:margin-bottom="0.212cm" style:page-number="auto" fo:break-before="page"/>
    </style:style>
    <style:style style:name="P26" style:family="paragraph" style:parent-style-name="Text_20_keep" style:list-style-name="L2"/>
    <style:style style:name="P27" style:family="paragraph" style:parent-style-name="Text_20_keep" style:list-style-name="L1"/>
    <style:style style:name="P28" style:family="paragraph" style:parent-style-name="Example" style:list-style-name="L2">
      <style:text-properties style:font-name="Courier" fo:font-size="10pt" style:font-size-asian="10pt" style:font-size-complex="10pt"/>
    </style:style>
    <style:style style:name="P29" style:family="paragraph" style:parent-style-name="Example" style:list-style-name="L1">
      <style:text-properties style:font-name="Courier" fo:font-size="10pt" style:font-size-asian="10pt" style:font-size-complex="10pt"/>
    </style:style>
    <style:style style:name="T1" style:family="text">
      <style:text-properties style:font-name="Helvetica3" fo:font-size="9pt" fo:font-weight="bold" style:font-size-asian="9pt" style:font-weight-asian="bold" style:font-size-complex="9pt" style:font-weight-complex="bold"/>
    </style:style>
    <style:style style:name="T2" style:family="text">
      <style:text-properties style:font-name="Helvetica3" fo:font-size="9pt" style:font-size-asian="9pt" style:font-size-complex="9pt"/>
    </style:style>
    <style:style style:name="T3" style:family="text">
      <style:text-properties style:font-name="Helvetica3" fo:font-size="9pt" fo:font-weight="normal" style:font-size-asian="9pt" style:font-weight-asian="normal" style:font-size-complex="9pt"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Times New Roman" fo:font-style="normal" fo:font-weight="normal" style:font-style-asian="normal" style:font-weight-asian="normal" style:font-style-complex="normal" style:font-weight-complex="normal"/>
    </style:style>
    <style:style style:name="T8" style:family="text">
      <style:text-properties style:font-name="Times New Roman" fo:font-size="11pt" fo:font-weight="normal" style:font-size-asian="11pt" style:font-weight-asian="normal" style:font-size-complex="11pt" style:font-weight-complex="normal"/>
    </style:style>
    <style:style style:name="T9" style:family="text">
      <style:text-properties style:font-name="Courier" fo:font-size="10pt" style:font-size-asian="10pt" style:font-size-complex="10pt"/>
    </style:style>
    <style:style style:name="T10" style:family="text">
      <style:text-properties style:font-name="Courier" fo:font-size="10pt" fo:font-weight="normal" style:font-size-asian="10pt" style:font-weight-asian="normal" style:font-size-complex="10pt" style:font-weight-complex="normal"/>
    </style:style>
    <style:style style:name="T11" style:family="text">
      <style:text-properties style:font-name="Helvetica" fo:font-size="10pt" fo:font-weight="bold" style:font-size-asian="10pt" style:font-weight-asian="bold" style:font-size-complex="10pt" style:font-weight-complex="bold"/>
    </style:style>
    <style:style style:name="T12" style:family="text">
      <style:text-properties style:font-name="Helvetica" fo:font-size="8pt" fo:font-weight="bold" style:font-size-asian="8pt" style:font-weight-asian="bold" style:font-size-complex="10pt" style:font-weight-complex="bold"/>
    </style:style>
    <style:style style:name="T13" style:family="text">
      <style:text-properties style:text-position="super 65%" style:font-name="Helvetica"/>
    </style:style>
    <style:style style:name="T14" style:family="text">
      <style:text-properties style:text-position="sub 65%" style:font-name="Helvetica"/>
    </style:style>
    <style:style style:name="T15" style:family="text">
      <style:text-properties fo:color="#0000ff"/>
    </style:style>
    <style:style style:name="T16" style:family="text">
      <style:text-properties fo:color="#0000ff" fo:font-style="italic" style:font-style-asian="italic" style:font-style-complex="italic"/>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cm" fo:text-indent="-0.499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9cm" fo:text-indent="-0.499cm" fo:margin-left="1.4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cm" fo:text-indent="-0.499cm" fo:margin-left="2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sion 3.02" text:name="footstatus"/>
        <text:user-field-decl office:value-type="string" office:string-value="NetRexx 3" text:name="title"/>
        <text:user-field-decl office:value-type="string" office:string-value="NetRexx 3" text:name="stitle"/>
        <text:user-field-decl office:value-type="string" office:string-value="Version" text:name="status"/>
        <text:user-field-decl office:value-type="string" office:string-value="3.00" text:name="vers"/>
        <text:user-field-decl office:value-type="string" office:string-value="22nd May 2009" text:name="date"/>
        <text:user-field-decl office:value-type="string" office:string-value="22 May 2009" text:name="vdate"/>
        <text:user-field-decl office:value-type="string" office:string-value="May 2009" text:name="stddate"/>
        <text:user-field-decl office:value-type="string" office:string-value="2009" text:name="copyear"/>
        <text:user-field-decl office:value-type="string" office:string-value="Copyright (c) Mike Cowlishaw  1979, 2009." text:name="footcopy"/>
        <text:user-field-decl office:value-type="string" office:string-value="Parts Copyright (c) IBM Corporation 1996, 2000." text:name="footcopy2"/>
        <text:user-field-decl office:value-type="string" office:string-value="Parts Copyright (c) Rexx Language Association 2009." text:name="footcopy3"/>
        <text:user-field-decl office:value-type="string" office:string-value="All rights reserved." text:name="footcopy4"/>
        <text:user-field-decl office:value-type="string" office:string-value="Rexx Language Association" text:name="author1"/>
        <text:user-field-decl office:value-type="string" office:string-value="and" text:name="author2"/>
        <text:user-field-decl office:value-type="string" office:string-value="Mike Cowlishaw" text:name="author3"/>
        <text:user-field-decl office:value-type="string" office:string-value="http://rexxla.org" text:name="authorhttp"/>
        <text:user-field-decl office:value-type="string" office:string-value="0" text:name="#uniqueid"/>
      </text:user-field-decls>
      <text:p text:style-name="P21">NetRexx 3</text:p>
      <text:p text:style-name="CoverDate">June 15th, 2013</text:p>
      <text:p text:style-name="CoverAuthor">Rexx Language Association<text:line-break/>and<text:line-break/>Mike Cowlishaw</text:p>
      <text:p text:style-name="CoverEmail"><text:a xlink:type="simple" xlink:href="http://rexxla.org/">http://rexxla.org</text:a></text:p>
      <text:p text:style-name="CoverStatus">Version 3.02</text:p>
      <text:p text:style-name="P1">Copyright © Mike Cowlishaw 1979, 2009.</text:p>
      <text:p text:style-name="CopyrightText">Parts Copyright © IBM Corporation 1996, 2000.</text:p>
      <text:p text:style-name="CopyrightText">Parts Copyright © Rexx Language Association 2009-2013.</text:p>
      <text:p text:style-name="CopyrightText">All rights reserve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text text:style-name="Strong_20_Emphasis"/>
            <text:index-entry-link-end/>
            <text:index-entry-span>     </text:index-entry-span>
            <text:index-entry-page-number text:style-name="Page_20_Number"/>
          </text:table-of-content-entry-template>
          <text:table-of-content-entry-template text:outline-level="2" text:style-name="Contents_20_2">
            <text:index-entry-link-start text:style-name="Internet_20_link"/>
            <text:index-entry-text/>
            <text:index-entry-link-end/>
            <text:index-entry-span>     </text:index-entry-span>
            <text:index-entry-page-number text:style-name="Page_20_Number"/>
          </text:table-of-content-entry-template>
          <text:table-of-content-entry-template text:outline-level="3" text:style-name="Contents_20_3">
            <text:index-entry-link-start text:style-name="Internet_20_link"/>
            <text:index-entry-text/>
            <text:index-entry-link-end/>
            <text:index-entry-span>     </text:index-entry-span>
            <text:index-entry-page-number text:style-name="Page_20_Number"/>
          </text:table-of-content-entry-template>
          <text:table-of-content-entry-template text:outline-level="4" text:style-name="Contents_20_4">
            <text:index-entry-link-start text:style-name="Internet_20_link"/>
            <text:index-entry-text/>
            <text:index-entry-link-end/>
            <text:index-entry-span>     </text:index-entry-span>
            <text:index-entry-page-number text:style-name="Page_20_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76285_1453098226" text:style-name="Internet_20_link" text:visited-style-name="Internet_20_link"><text:span text:style-name="Strong_20_Emphasis">License Information</text:span></text:a> <text:s text:c="4"/><text:span text:style-name="Page_20_Number">7</text:span></text:p>
          <text:p text:style-name="P15"><text:s text:c="5"/><text:span text:style-name="Page_20_Number">9</text:span></text:p>
          <text:p text:style-name="P15"><text:a xlink:type="simple" xlink:href="#__RefHeading__252789_1453098226" text:style-name="Internet_20_link" text:visited-style-name="Internet_20_link"><text:span text:style-name="Strong_20_Emphasis">Introduction</text:span></text:a> <text:s text:c="4"/><text:span text:style-name="Page_20_Number">11</text:span></text:p>
          <text:p text:style-name="P14"><text:a xlink:type="simple" xlink:href="#__RefHeading__76287_1453098226" text:style-name="Internet_20_link" text:visited-style-name="Internet_20_link">Language objectives</text:a> <text:s text:c="4"/><text:span text:style-name="Page_20_Number">11</text:span></text:p>
          <text:p text:style-name="P14"><text:a xlink:type="simple" xlink:href="#__RefHeading__76289_1453098226" text:style-name="Internet_20_link" text:visited-style-name="Internet_20_link">Language concepts</text:a> <text:s text:c="4"/><text:span text:style-name="Page_20_Number">14</text:span></text:p>
          <text:p text:style-name="P14"><text:a xlink:type="simple" xlink:href="#__RefHeading__76291_1453098226" text:style-name="Internet_20_link" text:visited-style-name="Internet_20_link">Acknowledgements</text:a> <text:s text:c="4"/><text:span text:style-name="Page_20_Number">19</text:span></text:p>
          <text:p text:style-name="P15"><text:a xlink:type="simple" xlink:href="#__RefHeading__76293_1453098226" text:style-name="Internet_20_link" text:visited-style-name="Internet_20_link"><text:span text:style-name="Strong_20_Emphasis">NetRexx Overview</text:span></text:a> <text:s text:c="4"/><text:span text:style-name="Page_20_Number">21</text:span></text:p>
          <text:p text:style-name="P14"><text:a xlink:type="simple" xlink:href="#__RefHeading__76295_1453098226" text:style-name="Internet_20_link" text:visited-style-name="Internet_20_link">NetRexx programs</text:a> <text:s text:c="4"/><text:span text:style-name="Page_20_Number">22</text:span></text:p>
          <text:p text:style-name="P14"><text:a xlink:type="simple" xlink:href="#__RefHeading__76297_1453098226" text:style-name="Internet_20_link" text:visited-style-name="Internet_20_link">Expressions and variables</text:a> <text:s text:c="4"/><text:span text:style-name="Page_20_Number">23</text:span></text:p>
          <text:p text:style-name="P14"><text:a xlink:type="simple" xlink:href="#__RefHeading__76299_1453098226" text:style-name="Internet_20_link" text:visited-style-name="Internet_20_link">Control instructions</text:a> <text:s text:c="4"/><text:span text:style-name="Page_20_Number">25</text:span></text:p>
          <text:p text:style-name="P14"><text:a xlink:type="simple" xlink:href="#__RefHeading__76301_1453098226" text:style-name="Internet_20_link" text:visited-style-name="Internet_20_link">NetRexx arithmetic</text:a> <text:s text:c="4"/><text:span text:style-name="Page_20_Number">26</text:span></text:p>
          <text:p text:style-name="P14"><text:a xlink:type="simple" xlink:href="#__RefHeading__76303_1453098226" text:style-name="Internet_20_link" text:visited-style-name="Internet_20_link">Doing things with strings</text:a> <text:s text:c="4"/><text:span text:style-name="Page_20_Number">27</text:span></text:p>
          <text:p text:style-name="P14"><text:a xlink:type="simple" xlink:href="#__RefHeading__76305_1453098226" text:style-name="Internet_20_link" text:visited-style-name="Internet_20_link">Parsing strings</text:a> <text:s text:c="4"/><text:span text:style-name="Page_20_Number">28</text:span></text:p>
          <text:p text:style-name="P14"><text:a xlink:type="simple" xlink:href="#__RefHeading__76307_1453098226" text:style-name="Internet_20_link" text:visited-style-name="Internet_20_link">Indexed strings</text:a> <text:s text:c="4"/><text:span text:style-name="Page_20_Number">29</text:span></text:p>
          <text:p text:style-name="P14"><text:a xlink:type="simple" xlink:href="#__RefHeading__76309_1453098226" text:style-name="Internet_20_link" text:visited-style-name="Internet_20_link">Arrays</text:a> <text:s text:c="4"/><text:span text:style-name="Page_20_Number">30</text:span></text:p>
          <text:p text:style-name="P14"><text:a xlink:type="simple" xlink:href="#__RefHeading__76311_1453098226" text:style-name="Internet_20_link" text:visited-style-name="Internet_20_link">Things that aren’t strings</text:a> <text:s text:c="4"/><text:span text:style-name="Page_20_Number">31</text:span></text:p>
          <text:p text:style-name="P14"><text:a xlink:type="simple" xlink:href="#__RefHeading__76313_1453098226" text:style-name="Internet_20_link" text:visited-style-name="Internet_20_link">Extending classes</text:a> <text:s text:c="4"/><text:span text:style-name="Page_20_Number">33</text:span></text:p>
          <text:p text:style-name="P14"><text:a xlink:type="simple" xlink:href="#__RefHeading__76315_1453098226" text:style-name="Internet_20_link" text:visited-style-name="Internet_20_link">Tracing</text:a> <text:s text:c="4"/><text:span text:style-name="Page_20_Number">35</text:span></text:p>
          <text:p text:style-name="P14"><text:a xlink:type="simple" xlink:href="#__RefHeading__76317_1453098226" text:style-name="Internet_20_link" text:visited-style-name="Internet_20_link">Binary types and conversions</text:a> <text:s text:c="4"/><text:span text:style-name="Page_20_Number">37</text:span></text:p>
          <text:p text:style-name="P14"><text:a xlink:type="simple" xlink:href="#__RefHeading__76319_1453098226" text:style-name="Internet_20_link" text:visited-style-name="Internet_20_link">Exception and error handling</text:a> <text:s text:c="4"/><text:span text:style-name="Page_20_Number">39</text:span></text:p>
          <text:p text:style-name="P15"><text:a xlink:type="simple" xlink:href="#__RefHeading__76321_1453098226" text:style-name="Internet_20_link" text:visited-style-name="Internet_20_link"><text:span text:style-name="Strong_20_Emphasis">NetRexx Language Definition</text:span></text:a> <text:s text:c="4"/><text:span text:style-name="Page_20_Number">41</text:span></text:p>
          <text:p text:style-name="P14"><text:a xlink:type="simple" xlink:href="#__RefHeading__76323_1453098226" text:style-name="Internet_20_link" text:visited-style-name="Internet_20_link">Notations</text:a> <text:s text:c="4"/><text:span text:style-name="Page_20_Number">42</text:span></text:p>
          <text:p text:style-name="P14"><text:a xlink:type="simple" xlink:href="#__RefHeading__76325_1453098226" text:style-name="Internet_20_link" text:visited-style-name="Internet_20_link">Characters and Encodings</text:a> <text:s text:c="4"/><text:span text:style-name="Page_20_Number">43</text:span></text:p>
          <text:p text:style-name="P14"><text:a xlink:type="simple" xlink:href="#__RefHeading__76327_1453098226" text:style-name="Internet_20_link" text:visited-style-name="Internet_20_link">Structure and General Syntax</text:a> <text:s text:c="4"/><text:span text:style-name="Page_20_Number">44</text:span></text:p>
          <text:p text:style-name="P13"><text:a xlink:type="simple" xlink:href="#__RefHeading__76329_1453098226" text:style-name="Internet_20_link" text:visited-style-name="Internet_20_link">Blanks and White Space</text:a> <text:s text:c="4"/><text:span text:style-name="Page_20_Number">44</text:span></text:p>
          <text:p text:style-name="P13"><text:a xlink:type="simple" xlink:href="#__RefHeading__76331_1453098226" text:style-name="Internet_20_link" text:visited-style-name="Internet_20_link">Comments</text:a> <text:s text:c="4"/><text:span text:style-name="Page_20_Number">44</text:span></text:p>
          <text:p text:style-name="P13"><text:a xlink:type="simple" xlink:href="#__RefHeading__76333_1453098226" text:style-name="Internet_20_link" text:visited-style-name="Internet_20_link">Tokens</text:a> <text:s text:c="4"/><text:span text:style-name="Page_20_Number">45</text:span></text:p>
          <text:p text:style-name="P13"><text:a xlink:type="simple" xlink:href="#__RefHeading__76335_1453098226" text:style-name="Internet_20_link" text:visited-style-name="Internet_20_link">Implied semicolons and continuations</text:a> <text:s text:c="4"/><text:span text:style-name="Page_20_Number">48</text:span></text:p>
          <text:p text:style-name="P13"><text:a xlink:type="simple" xlink:href="#__RefHeading__76337_1453098226" text:style-name="Internet_20_link" text:visited-style-name="Internet_20_link">The case of names and symbols</text:a> <text:s text:c="4"/><text:span text:style-name="Page_20_Number">48</text:span></text:p>
          <text:p text:style-name="P13"><text:a xlink:type="simple" xlink:href="#__RefHeading__76339_1453098226" text:style-name="Internet_20_link" text:visited-style-name="Internet_20_link">Hexadecimal and binary numeric symbols</text:a> <text:s text:c="4"/><text:span text:style-name="Page_20_Number">49</text:span></text:p>
          <text:p text:style-name="P14"><text:a xlink:type="simple" xlink:href="#__RefHeading__76341_1453098226" text:style-name="Internet_20_link" text:visited-style-name="Internet_20_link">Types and Classes</text:a> <text:s text:c="4"/><text:span text:style-name="Page_20_Number">50</text:span></text:p>
          <text:p text:style-name="P14"><text:a xlink:type="simple" xlink:href="#__RefHeading__76343_1453098226" text:style-name="Internet_20_link" text:visited-style-name="Internet_20_link">Terms</text:a> <text:s text:c="4"/><text:span text:style-name="Page_20_Number">52</text:span></text:p>
          <text:p text:style-name="P13"><text:a xlink:type="simple" xlink:href="#__RefHeading__76345_1453098226" text:style-name="Internet_20_link" text:visited-style-name="Internet_20_link">Evaluation of terms</text:a> <text:s text:c="4"/><text:span text:style-name="Page_20_Number">53</text:span></text:p>
          <text:p text:style-name="P14"><text:a xlink:type="simple" xlink:href="#__RefHeading__76347_1453098226" text:style-name="Internet_20_link" text:visited-style-name="Internet_20_link">Methods and Constructors</text:a> <text:s text:c="4"/><text:span text:style-name="Page_20_Number">57</text:span></text:p>
          <text:p text:style-name="P13"><text:a xlink:type="simple" xlink:href="#__RefHeading__76349_1453098226" text:style-name="Internet_20_link" text:visited-style-name="Internet_20_link">Method call instructions</text:a> <text:s text:c="4"/><text:span text:style-name="Page_20_Number">57</text:span></text:p>
          <text:p text:style-name="P13"><text:a xlink:type="simple" xlink:href="#__RefHeading__76351_1453098226" text:style-name="Internet_20_link" text:visited-style-name="Internet_20_link">Method resolution (search order)</text:a> <text:s text:c="4"/><text:span text:style-name="Page_20_Number">58</text:span></text:p>
          <text:p text:style-name="P13"><text:a xlink:type="simple" xlink:href="#__RefHeading__76353_1453098226" text:style-name="Internet_20_link" text:visited-style-name="Internet_20_link">Method overriding</text:a> <text:s text:c="4"/><text:span text:style-name="Page_20_Number">59</text:span></text:p>
          <text:p text:style-name="P13"><text:a xlink:type="simple" xlink:href="#__RefHeading__76355_1453098226" text:style-name="Internet_20_link" text:visited-style-name="Internet_20_link">Constructor methods</text:a> <text:s text:c="4"/><text:span text:style-name="Page_20_Number">60</text:span></text:p>
          <text:p text:style-name="P14"><text:soft-page-break/><text:a xlink:type="simple" xlink:href="#__RefHeading__76357_1453098226" text:style-name="Internet_20_link" text:visited-style-name="Internet_20_link">Type conversions</text:a> <text:s text:c="4"/><text:span text:style-name="Page_20_Number">62</text:span></text:p>
          <text:p text:style-name="P14"><text:a xlink:type="simple" xlink:href="#__RefHeading__76359_1453098226" text:style-name="Internet_20_link" text:visited-style-name="Internet_20_link">Expressions and Operators</text:a> <text:s text:c="4"/><text:span text:style-name="Page_20_Number">65</text:span></text:p>
          <text:p text:style-name="P13"><text:a xlink:type="simple" xlink:href="#__RefHeading__76361_1453098226" text:style-name="Internet_20_link" text:visited-style-name="Internet_20_link">Operators</text:a> <text:s text:c="4"/><text:span text:style-name="Page_20_Number">65</text:span></text:p>
          <text:p text:style-name="P13"><text:a xlink:type="simple" xlink:href="#__RefHeading__76363_1453098226" text:style-name="Internet_20_link" text:visited-style-name="Internet_20_link">Numbers</text:a> <text:s text:c="4"/><text:span text:style-name="Page_20_Number">69</text:span></text:p>
          <text:p text:style-name="P13"><text:a xlink:type="simple" xlink:href="#__RefHeading__76365_1453098226" text:style-name="Internet_20_link" text:visited-style-name="Internet_20_link">Parentheses and operator precedence</text:a> <text:s text:c="4"/><text:span text:style-name="Page_20_Number">69</text:span></text:p>
          <text:p text:style-name="P14"><text:a xlink:type="simple" xlink:href="#__RefHeading__76367_1453098226" text:style-name="Internet_20_link" text:visited-style-name="Internet_20_link">Clauses and Instructions</text:a> <text:s text:c="4"/><text:span text:style-name="Page_20_Number">71</text:span></text:p>
          <text:p text:style-name="P14"><text:a xlink:type="simple" xlink:href="#__RefHeading__76369_1453098226" text:style-name="Internet_20_link" text:visited-style-name="Internet_20_link">Assignments and Variables</text:a> <text:s text:c="4"/><text:span text:style-name="Page_20_Number">72</text:span></text:p>
          <text:p text:style-name="P14"><text:a xlink:type="simple" xlink:href="#__RefHeading__76371_1453098226" text:style-name="Internet_20_link" text:visited-style-name="Internet_20_link">Indexed strings and Arrays</text:a> <text:s text:c="4"/><text:span text:style-name="Page_20_Number">76</text:span></text:p>
          <text:p text:style-name="P13"><text:a xlink:type="simple" xlink:href="#__RefHeading__76373_1453098226" text:style-name="Internet_20_link" text:visited-style-name="Internet_20_link">Arrays</text:a> <text:s text:c="4"/><text:span text:style-name="Page_20_Number">77</text:span></text:p>
          <text:p text:style-name="P14"><text:a xlink:type="simple" xlink:href="#__RefHeading__76375_1453098226" text:style-name="Internet_20_link" text:visited-style-name="Internet_20_link">Keyword Instructions</text:a> <text:s text:c="4"/><text:span text:style-name="Page_20_Number">80</text:span></text:p>
          <text:p text:style-name="P14"><text:a xlink:type="simple" xlink:href="#__RefHeading__76377_1453098226" text:style-name="Internet_20_link" text:visited-style-name="Internet_20_link">Class instruction</text:a> <text:s text:c="4"/><text:span text:style-name="Page_20_Number">81</text:span></text:p>
          <text:p text:style-name="P14"><text:a xlink:type="simple" xlink:href="#__RefHeading__76379_1453098226" text:style-name="Internet_20_link" text:visited-style-name="Internet_20_link">Do instruction</text:a> <text:s text:c="4"/><text:span text:style-name="Page_20_Number">85</text:span></text:p>
          <text:p text:style-name="P14"><text:a xlink:type="simple" xlink:href="#__RefHeading__76381_1453098226" text:style-name="Internet_20_link" text:visited-style-name="Internet_20_link">Exit instruction</text:a> <text:s text:c="4"/><text:span text:style-name="Page_20_Number">87</text:span></text:p>
          <text:p text:style-name="P14"><text:a xlink:type="simple" xlink:href="#__RefHeading__76383_1453098226" text:style-name="Internet_20_link" text:visited-style-name="Internet_20_link">If instruction</text:a> <text:s text:c="4"/><text:span text:style-name="Page_20_Number">88</text:span></text:p>
          <text:p text:style-name="P14"><text:a xlink:type="simple" xlink:href="#__RefHeading__76385_1453098226" text:style-name="Internet_20_link" text:visited-style-name="Internet_20_link">Import instruction</text:a> <text:s text:c="4"/><text:span text:style-name="Page_20_Number">90</text:span></text:p>
          <text:p text:style-name="P14"><text:a xlink:type="simple" xlink:href="#__RefHeading__76387_1453098226" text:style-name="Internet_20_link" text:visited-style-name="Internet_20_link">Iterate instruction</text:a> <text:s text:c="4"/><text:span text:style-name="Page_20_Number">92</text:span></text:p>
          <text:p text:style-name="P14"><text:a xlink:type="simple" xlink:href="#__RefHeading__76389_1453098226" text:style-name="Internet_20_link" text:visited-style-name="Internet_20_link">Leave instruction</text:a> <text:s text:c="4"/><text:span text:style-name="Page_20_Number">93</text:span></text:p>
          <text:p text:style-name="P14"><text:a xlink:type="simple" xlink:href="#__RefHeading__76391_1453098226" text:style-name="Internet_20_link" text:visited-style-name="Internet_20_link">Loop instruction</text:a> <text:s text:c="4"/><text:span text:style-name="Page_20_Number">94</text:span></text:p>
          <text:p text:style-name="P14"><text:a xlink:type="simple" xlink:href="#__RefHeading__76393_1453098226" text:style-name="Internet_20_link" text:visited-style-name="Internet_20_link">Method instruction</text:a> <text:s text:c="4"/><text:span text:style-name="Page_20_Number">101</text:span></text:p>
          <text:p text:style-name="P14"><text:a xlink:type="simple" xlink:href="#__RefHeading__76395_1453098226" text:style-name="Internet_20_link" text:visited-style-name="Internet_20_link">Nop instruction</text:a> <text:s text:c="4"/><text:span text:style-name="Page_20_Number">106</text:span></text:p>
          <text:p text:style-name="P14"><text:a xlink:type="simple" xlink:href="#__RefHeading__76397_1453098226" text:style-name="Internet_20_link" text:visited-style-name="Internet_20_link">Numeric instruction</text:a> <text:s text:c="4"/><text:span text:style-name="Page_20_Number">107</text:span></text:p>
          <text:p text:style-name="P14"><text:a xlink:type="simple" xlink:href="#__RefHeading__76399_1453098226" text:style-name="Internet_20_link" text:visited-style-name="Internet_20_link">Options instruction</text:a> <text:s text:c="4"/><text:span text:style-name="Page_20_Number">109</text:span></text:p>
          <text:p text:style-name="P14"><text:a xlink:type="simple" xlink:href="#__RefHeading__76401_1453098226" text:style-name="Internet_20_link" text:visited-style-name="Internet_20_link">Package instruction</text:a> <text:s text:c="4"/><text:span text:style-name="Page_20_Number">113</text:span></text:p>
          <text:p text:style-name="P14"><text:a xlink:type="simple" xlink:href="#__RefHeading__76403_1453098226" text:style-name="Internet_20_link" text:visited-style-name="Internet_20_link">Parse instruction</text:a> <text:s text:c="4"/><text:span text:style-name="Page_20_Number">114</text:span></text:p>
          <text:p text:style-name="P14"><text:a xlink:type="simple" xlink:href="#__RefHeading__76405_1453098226" text:style-name="Internet_20_link" text:visited-style-name="Internet_20_link">Properties instruction</text:a> <text:s text:c="4"/><text:span text:style-name="Page_20_Number">115</text:span></text:p>
          <text:p text:style-name="P14"><text:a xlink:type="simple" xlink:href="#__RefHeading__76407_1453098226" text:style-name="Internet_20_link" text:visited-style-name="Internet_20_link">Return instruction</text:a> <text:s text:c="4"/><text:span text:style-name="Page_20_Number">117</text:span></text:p>
          <text:p text:style-name="P14"><text:a xlink:type="simple" xlink:href="#__RefHeading__76409_1453098226" text:style-name="Internet_20_link" text:visited-style-name="Internet_20_link">Say instruction</text:a> <text:s text:c="4"/><text:span text:style-name="Page_20_Number">118</text:span></text:p>
          <text:p text:style-name="P14"><text:a xlink:type="simple" xlink:href="#__RefHeading__76411_1453098226" text:style-name="Internet_20_link" text:visited-style-name="Internet_20_link">Select instruction</text:a> <text:s text:c="4"/><text:span text:style-name="Page_20_Number">119</text:span></text:p>
          <text:p text:style-name="P14"><text:a xlink:type="simple" xlink:href="#__RefHeading__76413_1453098226" text:style-name="Internet_20_link" text:visited-style-name="Internet_20_link">Signal instruction</text:a> <text:s text:c="4"/><text:span text:style-name="Page_20_Number">122</text:span></text:p>
          <text:p text:style-name="P14"><text:a xlink:type="simple" xlink:href="#__RefHeading__76415_1453098226" text:style-name="Internet_20_link" text:visited-style-name="Internet_20_link">Trace instruction</text:a> <text:s text:c="4"/><text:span text:style-name="Page_20_Number">123</text:span></text:p>
          <text:p text:style-name="P14"><text:a xlink:type="simple" xlink:href="#__RefHeading__76417_1453098226" text:style-name="Internet_20_link" text:visited-style-name="Internet_20_link">Program structure</text:a> <text:s text:c="4"/><text:span text:style-name="Page_20_Number">127</text:span></text:p>
          <text:p text:style-name="P13"><text:a xlink:type="simple" xlink:href="#__RefHeading__76419_1453098226" text:style-name="Internet_20_link" text:visited-style-name="Internet_20_link">Program defaults</text:a> <text:s text:c="4"/><text:span text:style-name="Page_20_Number">128</text:span></text:p>
          <text:p text:style-name="P14"><text:a xlink:type="simple" xlink:href="#__RefHeading__76421_1453098226" text:style-name="Internet_20_link" text:visited-style-name="Internet_20_link">Minor and Dependent classes</text:a> <text:s text:c="4"/><text:span text:style-name="Page_20_Number">130</text:span></text:p>
          <text:p text:style-name="P13"><text:a xlink:type="simple" xlink:href="#__RefHeading__76423_1453098226" text:style-name="Internet_20_link" text:visited-style-name="Internet_20_link">Minor classes</text:a> <text:s text:c="4"/><text:span text:style-name="Page_20_Number">130</text:span></text:p>
          <text:p text:style-name="P13"><text:a xlink:type="simple" xlink:href="#__RefHeading__76425_1453098226" text:style-name="Internet_20_link" text:visited-style-name="Internet_20_link">Dependent classes</text:a> <text:s text:c="4"/><text:span text:style-name="Page_20_Number">131</text:span></text:p>
          <text:p text:style-name="P13"><text:a xlink:type="simple" xlink:href="#__RefHeading__76427_1453098226" text:style-name="Internet_20_link" text:visited-style-name="Internet_20_link">Restrictions</text:a> <text:s text:c="4"/><text:span text:style-name="Page_20_Number">132</text:span></text:p>
          <text:p text:style-name="P14"><text:a xlink:type="simple" xlink:href="#__RefHeading__76429_1453098226" text:style-name="Internet_20_link" text:visited-style-name="Internet_20_link">Special names and methods</text:a> <text:s text:c="4"/><text:span text:style-name="Page_20_Number">133</text:span></text:p>
          <text:p text:style-name="P13"><text:a xlink:type="simple" xlink:href="#__RefHeading__76431_1453098226" text:style-name="Internet_20_link" text:visited-style-name="Internet_20_link">Special names</text:a> <text:s text:c="4"/><text:span text:style-name="Page_20_Number">133</text:span></text:p>
          <text:p text:style-name="P13"><text:a xlink:type="simple" xlink:href="#__RefHeading__76433_1453098226" text:style-name="Internet_20_link" text:visited-style-name="Internet_20_link">Special methods</text:a> <text:s text:c="4"/><text:span text:style-name="Page_20_Number">135</text:span></text:p>
          <text:p text:style-name="P14"><text:a xlink:type="simple" xlink:href="#__RefHeading__76435_1453098226" text:style-name="Internet_20_link" text:visited-style-name="Internet_20_link">Parsing templates</text:a> <text:s text:c="4"/><text:span text:style-name="Page_20_Number">136</text:span></text:p>
          <text:p text:style-name="P13"><text:a xlink:type="simple" xlink:href="#__RefHeading__76437_1453098226" text:style-name="Internet_20_link" text:visited-style-name="Internet_20_link">Introduction to parsing</text:a> <text:s text:c="4"/><text:span text:style-name="Page_20_Number">136</text:span></text:p>
          <text:p text:style-name="P13"><text:a xlink:type="simple" xlink:href="#__RefHeading__76439_1453098226" text:style-name="Internet_20_link" text:visited-style-name="Internet_20_link">Parsing definition</text:a> <text:s text:c="4"/><text:span text:style-name="Page_20_Number">137</text:span></text:p>
          <text:p text:style-name="P14"><text:a xlink:type="simple" xlink:href="#__RefHeading__76441_1453098226" text:style-name="Internet_20_link" text:visited-style-name="Internet_20_link">Numbers and Arithmetic</text:a> <text:s text:c="4"/><text:span text:style-name="Page_20_Number">142</text:span></text:p>
          <text:p text:style-name="P13"><text:a xlink:type="simple" xlink:href="#__RefHeading__76443_1453098226" text:style-name="Internet_20_link" text:visited-style-name="Internet_20_link">Introduction</text:a> <text:s text:c="4"/><text:span text:style-name="Page_20_Number">142</text:span></text:p>
          <text:p text:style-name="P13"><text:a xlink:type="simple" xlink:href="#__RefHeading__76445_1453098226" text:style-name="Internet_20_link" text:visited-style-name="Internet_20_link">Definition</text:a> <text:s text:c="4"/><text:span text:style-name="Page_20_Number">143</text:span></text:p>
          <text:p text:style-name="P14"><text:a xlink:type="simple" xlink:href="#__RefHeading__76447_1453098226" text:style-name="Internet_20_link" text:visited-style-name="Internet_20_link">Binary values and operations</text:a> <text:s text:c="4"/><text:span text:style-name="Page_20_Number">151</text:span></text:p>
          <text:p text:style-name="P14"><text:a xlink:type="simple" xlink:href="#__RefHeading__76449_1453098226" text:style-name="Internet_20_link" text:visited-style-name="Internet_20_link">Exceptions</text:a> <text:s text:c="4"/><text:span text:style-name="Page_20_Number">154</text:span></text:p>
          <text:p text:style-name="P14"><text:a xlink:type="simple" xlink:href="#__RefHeading__76451_1453098226" text:style-name="Internet_20_link" text:visited-style-name="Internet_20_link">Methods for NetRexx strings</text:a> <text:s text:c="4"/><text:span text:style-name="Page_20_Number">157</text:span></text:p>
          <text:p text:style-name="P13"><text:a xlink:type="simple" xlink:href="#__RefHeading__76453_1453098226" text:style-name="Internet_20_link" text:visited-style-name="Internet_20_link">The built-in methods</text:a> <text:s text:c="4"/><text:span text:style-name="Page_20_Number">158</text:span></text:p>
          <text:p text:style-name="P15"><text:soft-page-break/><text:a xlink:type="simple" xlink:href="#__RefHeading__76455_1453098226" text:style-name="Internet_20_link" text:visited-style-name="Internet_20_link"><text:span text:style-name="Strong_20_Emphasis">Appendix A – A Sample NetRexx Program</text:span></text:a> <text:s text:c="4"/><text:span text:style-name="Page_20_Number">173</text:span></text:p>
          <text:p text:style-name="P15"><text:a xlink:type="simple" xlink:href="#__RefHeading__76457_1453098226" text:style-name="Internet_20_link" text:visited-style-name="Internet_20_link"><text:span text:style-name="Strong_20_Emphasis">Appendix B – JavaBean Support</text:span></text:a> <text:s text:c="4"/><text:span text:style-name="Page_20_Number">177</text:span></text:p>
          <text:p text:style-name="P14"><text:a xlink:type="simple" xlink:href="#__RefHeading__76459_1453098226" text:style-name="Internet_20_link" text:visited-style-name="Internet_20_link">Indirect properties</text:a> <text:s text:c="4"/><text:span text:style-name="Page_20_Number">178</text:span></text:p>
          <text:p text:style-name="P15"><text:a xlink:type="simple" xlink:href="#__RefHeading__76461_1453098226" text:style-name="Internet_20_link" text:visited-style-name="Internet_20_link"><text:span text:style-name="Strong_20_Emphasis">Appendix C – The netrexx.lang Package</text:span></text:a> <text:s text:c="4"/><text:span text:style-name="Page_20_Number">181</text:span></text:p>
          <text:p text:style-name="P14"><text:a xlink:type="simple" xlink:href="#__RefHeading__76463_1453098226" text:style-name="Internet_20_link" text:visited-style-name="Internet_20_link">Exception classes</text:a> <text:s text:c="4"/><text:span text:style-name="Page_20_Number">182</text:span></text:p>
          <text:p text:style-name="P14"><text:a xlink:type="simple" xlink:href="#__RefHeading__76465_1453098226" text:style-name="Internet_20_link" text:visited-style-name="Internet_20_link">The Rexx class</text:a> <text:s text:c="4"/><text:span text:style-name="Page_20_Number">183</text:span></text:p>
          <text:p text:style-name="P13"><text:a xlink:type="simple" xlink:href="#__RefHeading__76467_1453098226" text:style-name="Internet_20_link" text:visited-style-name="Internet_20_link">Rexx constructors</text:a> <text:s text:c="4"/><text:span text:style-name="Page_20_Number">183</text:span></text:p>
          <text:p text:style-name="P13"><text:a xlink:type="simple" xlink:href="#__RefHeading__76469_1453098226" text:style-name="Internet_20_link" text:visited-style-name="Internet_20_link">Rexx arithmetic methods</text:a> <text:s text:c="4"/><text:span text:style-name="Page_20_Number">184</text:span></text:p>
          <text:p text:style-name="P13"><text:a xlink:type="simple" xlink:href="#__RefHeading__76471_1453098226" text:style-name="Internet_20_link" text:visited-style-name="Internet_20_link">Rexx miscellaneous methods</text:a> <text:s text:c="4"/><text:span text:style-name="Page_20_Number">186</text:span></text:p>
          <text:p text:style-name="P14"><text:a xlink:type="simple" xlink:href="#__RefHeading__76473_1453098226" text:style-name="Internet_20_link" text:visited-style-name="Internet_20_link">The RexxOperators interface class</text:a> <text:s text:c="4"/><text:span text:style-name="Page_20_Number">187</text:span></text:p>
          <text:p text:style-name="P14"><text:a xlink:type="simple" xlink:href="#__RefHeading__76475_1453098226" text:style-name="Internet_20_link" text:visited-style-name="Internet_20_link">The RexxSet class</text:a> <text:s text:c="4"/><text:span text:style-name="Page_20_Number">188</text:span></text:p>
          <text:p text:style-name="P13"><text:a xlink:type="simple" xlink:href="#__RefHeading__76477_1453098226" text:style-name="Internet_20_link" text:visited-style-name="Internet_20_link">Public properties</text:a> <text:s text:c="4"/><text:span text:style-name="Page_20_Number">188</text:span></text:p>
          <text:p text:style-name="P13"><text:a xlink:type="simple" xlink:href="#__RefHeading__76479_1453098226" text:style-name="Internet_20_link" text:visited-style-name="Internet_20_link">Constructors</text:a> <text:s text:c="4"/><text:span text:style-name="Page_20_Number">188</text:span></text:p>
          <text:p text:style-name="P13"><text:a xlink:type="simple" xlink:href="#__RefHeading__76481_1453098226" text:style-name="Internet_20_link" text:visited-style-name="Internet_20_link">Methods</text:a> <text:s text:c="4"/><text:span text:style-name="Page_20_Number">189</text:span></text:p>
          <text:p text:style-name="P15"><text:a xlink:type="simple" xlink:href="#__RefHeading__252791_1453098226" text:style-name="Internet_20_link" text:visited-style-name="Internet_20_link"><text:span text:style-name="Strong_20_Emphasis">Index</text:span></text:a> <text:s text:c="4"/><text:span text:style-name="Page_20_Number">191</text:span></text:p>
        </text:index-body>
      </text:table-of-content>
      <text:h text:style-name="P22" text:outline-level="1"><text:bookmark-start text:name="__RefHeading__76285_1453098226"/>License Information<text:bookmark-end text:name="__RefHeading__76285_1453098226"/></text:h>
      <text:p text:style-name="Text_20_body">ICU License - ICU 1.8.1 and later</text:p>
      <text:p text:style-name="Text_20_body"/>
      <text:p text:style-name="Text_20_body">COPYRIGHT AND PERMISSION NOTICE</text:p>
      <text:p text:style-name="Text_20_body"/>
      <text:p text:style-name="Text_20_body">Copyright (c) 1995-2009<text:tab/>International Business Machines Corporation</text:p>
      <text:p text:style-name="Text_20_body">Copyright (c) 2011- <text:s text:c="4"/><text:tab/><text:tab/>Rexx Language Association (RexxLA)</text:p>
      <text:p text:style-name="Text_20_body"/>
      <text:p text:style-name="Text_20_body">All rights reserved.</text:p>
      <text:p text:style-name="Text_20_body"/>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and that both the above copyright notice(s) and this permission notice appear in supporting documentation.</text:p>
      <text:p text:style-name="Text_20_body"/>
      <text:p text:style-name="Text_20_body">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Text_20_body"/>
      <text:p text:style-name="Text_20_body">Except as contained in this notice, the name of a copyright holder shall not be used in advertising or otherwise to promote the sale, use or other dealings in this Software without prior written authorization of the copyright holder.</text:p>
      <text:p text:style-name="Text_20_body"/>
      <text:p text:style-name="Text_20_body">All trademarks and registered trademarks mentioned herein are the property of their respective owners.</text:p>
      <text:h text:style-name="Heading_20_1" text:outline-level="1"><text:bookmark-start text:name="__RefHeading__252787_1453098226"/><text:reference-mark text:name="refpart1"/><text:bookmark-end text:name="__RefHeading__252787_1453098226"/></text:h>
      <text:h text:style-name="Heading_20_1" text:outline-level="1"><text:bookmark-start text:name="__RefHeading__252789_1453098226"/>Introduction<text:bookmark-end text:name="__RefHeading__252789_1453098226"/></text:h>
      <text:p text:style-name="Text_20_body"><text:alphabetical-index-mark text:string-value="Philosophy of NetRexx"/><text:alphabetical-index-mark text:string-value="Background"/><text:alphabetical-index-mark text:string-value="background" text:key1="NetRexx"/><text:alphabetical-index-mark text:string-value="Introduction"/><text:alphabetical-index-mark text:string-value="introduction" text:key1="NetRexx"/>NetRexx is a general-purpose programming language inspired by two very different programming languages, Rexx and Java™. It is designed for people, not computers. <text:s/>In this respect it follows Rexx closely, with many of the concepts and most of the syntax taken directly from Rexx or its object-oriented version, Object Rexx. <text:s/>From Java it derives static typing, binary arithmetic, the object model, and exception handling. The resulting language not only provides the scripting capabilities and decimal arithmetic of Rexx, but also seamlessly extends to large application development with fast binary arithmetic. </text:p>
      <text:p text:style-name="Text_20_body">The open source reference implementation (version 3 and later) of NetRexx produces classes for the Java Virtual Machine, and in so doing demonstrates the value of that concrete interface between language and machine: NetRexx classes and Java classes are entirely equivalent – NetRexx can use any Java class (and vice versa) and inherits the portability and robustness of the Java environment. </text:p>
      <text:p text:style-name="Text_20_body">This document is in three parts: </text:p>
      <text:list xml:id="list301063823" text:style-name="L1">
        <text:list-item>
          <text:p text:style-name="P18">The objectives of the NetRexx language and the concepts underlying its design, and acknowledgements. </text:p>
        </text:list-item>
        <text:list-item>
          <text:p text:style-name="P18">An overview and introduction to the NetRexx language. </text:p>
        </text:list-item>
        <text:list-item>
          <text:p text:style-name="P18">The definition of the language. </text:p>
        </text:list-item>
      </text:list>
      <text:p text:style-name="Text_20_body">Appendices include a sample NetRexx program, a description of an experimental feature, and some details of the contents of the <text:span text:style-name="T9">netrexx.lang</text:span> package. </text:p>
      <text:h text:style-name="P23" text:outline-level="2"><text:bookmark-start text:name="__RefHeading__76287_1453098226"/><text:reference-mark text:name="reflangob"/>Language objectives<text:bookmark-end text:name="__RefHeading__76287_1453098226"/></text:h>
      <text:p text:style-name="Text_20_body"><text:alphabetical-index-mark text:string-value="Philosophy of NetRexx"/><text:alphabetical-index-mark text:string-value="objectives" text:key1="NetRexx"/><text:alphabetical-index-mark text:string-value="Objectives of the NetRexx language"/>This document describes a programming language, called NetRexx, which is derived from both Rexx and Java. <text:s/>NetRexx is intended as a dialect of Rexx that can be as efficient and portable as languages such as Java, while preserving the low threshold to learning and the ease of use of the original Rexx language. </text:p>
      <text:h text:style-name="Heading_20_4" text:outline-level="4">Features of Rexx</text:h>
      <text:p text:style-name="Text_20_body"><text:alphabetical-index-mark text:string-value="features of" text:key1="Rexx"/><text:alphabetical-index-mark text:string-value="influence of" text:key1="Rexx"/><text:alphabetical-index-mark text:string-value="of Rexx" text:key1="Influence"/>The Rexx programming language<text:note text:id="ftn1" text:note-class="footnote"><text:note-citation>1</text:note-citation><text:note-body><text:p text:style-name="Footnote">Cowlishaw, M. F., <text:span text:style-name="T4">The REXX Language</text:span> (second edition), ISBN 0-13-780651-5, Prentice-Hall, 1990. </text:p></text:note-body></text:note> was designed with just one objective: to make programming easier than it was before. <text:s/>The design achieved this by emphasizing readability and usability, with a minimum of special notations and restrictions. <text:s/>It was consciously designed to make life easier for its users, rather than for its implementers. </text:p>
      <text:p text:style-name="Text_20_body"><text:alphabetical-index-mark text:string-value="Keyword safety"/>One important feature of Rexx syntax is <text:span text:style-name="T5">keyword safety</text:span>. Programming languages invariably need to evolve over time as the needs and expectations of their users change, so this is an essential <text:soft-page-break/>requirement for languages that are intended to be executed from source. </text:p>
      <text:p text:style-name="Text_20_body">Keywords in Rexx are not globally reserved but are recognized only in context. <text:s/>This language attribute has allowed the language to be extended substantially over the years without invalidating existing programs. Even so, some areas of Rexx have proved difficult to extend – for example, keywords are reserved within instructions such as <text:span text:style-name="T11">do</text:span>. Therefore, the design for NetRexx takes the concept of keyword safety even further than in Rexx, and also improves extensibility in other areas. </text:p>
      <text:p text:style-name="Text_20_body">The great strengths of Rexx are its human-oriented features, including </text:p>
      <text:list xml:id="list469009473" text:style-name="L2">
        <text:list-item>
          <text:p text:style-name="P19">simplicity </text:p>
        </text:list-item>
        <text:list-item>
          <text:p text:style-name="P19">coherent and uncluttered syntax </text:p>
        </text:list-item>
        <text:list-item>
          <text:p text:style-name="P19">comprehensive string handling </text:p>
        </text:list-item>
        <text:list-item>
          <text:p text:style-name="P19">case-insensitivity </text:p>
        </text:list-item>
        <text:list-item>
          <text:p text:style-name="P19">arbitrary precision decimal arithmetic. </text:p>
        </text:list-item>
      </text:list>
      <text:p text:style-name="Text_20_body">Care has been taken to preserve these. Conversely, its interpretive nature has always entailed a lack of efficiency: excellent Rexx compilers do exist, from IBM and other companies, but cannot offer the full speed of statically-scoped languages such as C <text:alphabetical-index-mark text:string-value="C, programming language"/><text:note text:id="ftn2" text:note-class="footnote"><text:note-citation>2</text:note-citation><text:note-body><text:p text:style-name="Footnote">Kernighan, B. W., and Ritchie, D. M., <text:span text:style-name="T4">The C Programming Language</text:span> (second edition), ISBN 0-13-110362-8, Prentice-Hall, 1988. </text:p></text:note-body></text:note> or Java. <text:alphabetical-index-mark text:string-value="programming language" text:key1="Java"/><text:note text:id="ftn3" text:note-class="footnote"><text:note-citation>3</text:note-citation><text:note-body><text:p text:style-name="Footnote">Gosling, J. A., <text:span text:style-name="T5">et al.</text:span> <text:span text:style-name="T4">The Java Language Specification</text:span>, ISBN 0-201-63451-1, Addison-Wesley, 1996. </text:p></text:note-body></text:note> </text:p>
      <text:h text:style-name="Heading_20_4" text:outline-level="4">Influence of Java</text:h>
      <text:p text:style-name="Text_20_body"><text:alphabetical-index-mark text:string-value="features of" text:key1="Java"/><text:alphabetical-index-mark text:string-value="influence of" text:key1="Java"/><text:alphabetical-index-mark text:string-value="of C" text:key1="Influence"/><text:alphabetical-index-mark text:string-value="of Java" text:key1="Influence"/>The system-independent design of Rexx makes it an obvious and natural fit to a system-independent execution environment such as that provided by the Java Virtual Machine (JVM). <text:s/>The JVM, especially when enhanced with “just-in-time” bytecode compilers that compile bytecodes into native code just before execution, offers an effective and attractive target environment for a language like Rexx. </text:p>
      <text:p text:style-name="Text_20_body">Choosing the JVM as a target environment does, however, place significant constraints on the design of a language suitable for that environment. <text:s/>For example, the semantics of method invocation are in several ways determined by the environment rather than by the source language, and, to a large extent, the object model (class structure, <text:span text:style-name="T5">etc.</text:span>) of the Java environment is imposed on languages that use it. </text:p>
      <text:p text:style-name="Text_20_body">Also, Java maintains the C concept of primitive datatypes; types (such as <text:span text:style-name="T9">int</text:span>, a 32-bit signed integer) which allow efficient use of the underlying hardware yet do not describe true objects. These types are pervasive in classes and interfaces written in the Java language; any language intending to use Java classes effectively must provide access to these types. </text:p>
      <text:p text:style-name="Text_20_body">Equally, the <text:span text:style-name="T5">exception</text:span> (error handling) model of Java is pervasive, to the extent that methods must check certain exceptions and declare those that are not handled within the method. <text:s/>This makes it difficult to fit an alternative exception model. </text:p>
      <text:p text:style-name="Text_20_body">The constraints of safety, efficiency, and environment necessitated that NetRexx would have to differ in some details of syntax and semantics from Rexx; unlike Object Rexx, it could not be a fully upwards-compatible extension of the language. <text:alphabetical-index-mark text:string-value="Object Rexx, programming language"/><text:note text:id="ftn4" text:note-class="footnote"><text:note-citation>4</text:note-citation><text:note-body><text:p text:style-name="Footnote">Nash, S. C., <text:span text:style-name="T4">Object-Oriented REXX</text:span> <text:span text:style-name="T5">in</text:span> Goldberg, G, and Smith, P. H. III, <text:span text:style-name="T4">The Rexx Handbook</text:span>, pp115-125, ISBN 0-07-023682-8, McGraw-Hill, Inc., New York, 1992. </text:p></text:note-body></text:note> The need for changes, however, offered the opportunity to make some significant simplifications and enhancements to the language, both to <text:soft-page-break/>improve its keyword safety and to strengthen other features of the original Rexx design.<text:note text:id="ftn5" text:note-class="footnote"><text:note-citation>5</text:note-citation><text:note-body><text:p text:style-name="Footnote">See Cowlishaw, M. F., <text:span text:style-name="T4">The Early History of REXX</text:span>, <text:span text:style-name="T5">IEEE Annals of the History of Computing</text:span>, ISSN 1058-6180, Vol 16, No. 4, Winter 1994, pp15-24, and Cowlishaw, M. F., <text:span text:style-name="T4">The Future of Rexx</text:span>, <text:span text:style-name="T5">Proceedings of Winter 1993 Meeting/SHARE 80</text:span>, Volume II, p.2709, SHARE Inc., Chicago, 1993. </text:p></text:note-body></text:note> Some additions from Object Rexx and ANSI Rexx <text:alphabetical-index-mark text:string-value="for REXX" text:key1="ANSI standard"/><text:note text:id="ftn6" text:note-class="footnote"><text:note-citation>6</text:note-citation><text:note-body><text:p text:style-name="Footnote">See <text:span text:style-name="T4">American National Standard for Information Technology – Programming Language REXX</text:span>, X3.274-1996, American National Standards Institute, New York, 1996. </text:p></text:note-body></text:note> are also included. </text:p>
      <text:p text:style-name="Text_20_body">Similarly, the concepts and philosophy of the Rexx design can profitably be applied to avoid many of the minor irregularities that characterize the C and Java language family, by providing suitable simplifications in the programming model. <text:s/>For example, the NetRexx looping construct has only one form, rather than three, and exception handling can be applied to all blocks rather than requiring an extra construct. Also, as in Rexx, all NetRexx storage allocation and de-allocation is implicit – an explicit <text:span text:style-name="T9">new</text:span> operator is not required. </text:p>
      <text:p text:style-name="Text_20_body">Further, the human-oriented design features of Rexx (case-insensitivity for identifiers, type deduction from context, automatic conversions where safe, tracing, and a strong emphasis on string representations of common values and numbers) make programming for the Java environment especially easy in NetRexx. </text:p>
      <text:h text:style-name="Heading_20_4" text:outline-level="4">A hybrid or a whole?</text:h>
      <text:p text:style-name="Text_20_body">As in other mixtures, not all blends are a success; when first designing NetRexx, it was not at all obvious whether the new language would be an improvement on its parents, or would simply reflect the worst features of both. </text:p>
      <text:p text:style-name="Text_20_body">The fulcrum of the design is perhaps the way in which datatyping is automated without losing the static typing supported by Java. <text:s/>Typing in NetRexx is most apparent at interfaces – where it provides most value – but within methods it is subservient and does not obscure algorithms. <text:s/>A simple concept, <text:span text:style-name="T5">binary classes</text:span>, also lets the programmer choose between robust decimal arithmetic and less safe (but faster) binary arithmetic for advanced programming where performance is a primary consideration. </text:p>
      <text:p text:style-name="Text_20_body">The “seamless” integration of types into what was previously an essentially typeless language does seem to have been a success, offering the advantages of strong typing while preserving the ease of use and speed of development that Rexx programmers have enjoyed. </text:p>
      <text:p text:style-name="Text_20_body">The end result of adding Java typing capabilities to the Rexx language is a single language that has both the Rexx strengths for scripting and for writing macros for applications and the Java strengths of robustness, good efficiency, portability, and security for application development. </text:p>
      <text:h text:style-name="Heading_20_2" text:outline-level="2"><text:bookmark-start text:name="__RefHeading__76289_1453098226"/><text:reference-mark text:name="reflangco"/>Language concepts<text:bookmark-end text:name="__RefHeading__76289_1453098226"/></text:h>
      <text:p text:style-name="Text_20_body"><text:alphabetical-index-mark text:string-value="Philosophy of NetRexx"/><text:alphabetical-index-mark text:string-value="Language concepts"/><text:alphabetical-index-mark text:string-value="language concepts" text:key1="NetRexx"/>As described in the last section, NetRexx was created by applying the philosophy of the Rexx language to the semantics required for programming the Java Virtual Machine (JVM). <text:s/>Despite the assumption that the JVM is a “target environment” for NetRexx, it is intended that the language not be environment-dependent; the essentials of the language do not depend on the JVM. <text:s/>Environment-dependent details, such as the primitive types supported, are not part of the language specification. </text:p>
      <text:p text:style-name="Text_20_body">The primary concepts of Rexx have been described before, in <text:span text:style-name="T5">The Rexx Language</text:span>, but it is worth repeating them and also indicating where modifications and additions have been necessary to support the concepts of statically-typed and object-oriented environments. <text:s/>The remainder of this section is therefore a summary of the principal concepts of NetRexx. </text:p>
      <text:h text:style-name="Heading_20_4" text:outline-level="4">Readability</text:h>
      <text:p text:style-name="Text_20_body"><text:alphabetical-index-mark text:string-value="Perceived legibility"/><text:alphabetical-index-mark text:string-value="Legibility, perceived"/><text:alphabetical-index-mark text:string-value="Readability, of programs"/><text:alphabetical-index-mark text:string-value="Programming style"/><text:alphabetical-index-mark text:string-value="Style, programming"/>One concept was central to the evolution of Rexx syntax, and hence NetRexx syntax: <text:span text:style-name="T5">readability</text:span> (used here in the sense of perceived legibility). Readability in this sense is a somewhat subjective quality, but the general principle followed is that the tokens which form a program can be written much as one might write them in Western European languages (English, French, and so forth). Although NetRexx is more formal than a natural language, its syntax is lexically similar to everyday text. </text:p>
      <text:p text:style-name="Text_20_body">The structure of the syntax means that the language is readily adapted to a variety of programming styles and layouts. This helps satisfy user preferences and allows a lexical familiarity that also increases readability. Good readability leads to enhanced understandability, thus yielding fewer errors both while writing a program and while reading it for information, debugging, or maintenance. Important factors here are: </text:p>
      <text:list xml:id="ol3" text:style-name="L1">
        <text:list-item>
          <text:p text:style-name="P18">Punctuation and other special notations <text:alphabetical-index-mark text:string-value="Punctuation, optional"/>are required only when absolutely necessary to remove ambiguity (though punctuation may often be added according to personal preference, so long as it is syntactically correct). <text:s/>Where notations are used, they follow established conventions. </text:p>
        </text:list-item>
        <text:list-item>
          <text:p text:style-name="P18">The language is essentially case-insensitive. <text:alphabetical-index-mark text:string-value="insensitivity to" text:key1="Case"/>A NetRexx programmer may choose a style of use of uppercase and lowercase letters that he or she finds most helpful (rather than a style chosen by some other programmer). </text:p>
        </text:list-item>
        <text:list-item>
          <text:p text:style-name="P18">The classical constructs of structured and object-oriented programming <text:alphabetical-index-mark text:string-value="Object-oriented programming concepts"/><text:alphabetical-index-mark text:string-value="Structured programming concepts"/>are available in NetRexx, and can undoubtedly lead to programs that are easier to read than they might otherwise be. The simplicity and small number of constructs also make NetRexx an excellent language for teaching the concepts of good structure. </text:p>
        </text:list-item>
        <text:list-item>
          <text:p text:style-name="P18">Loose binding between the physical lines in a program and the syntax of the language ensures that even though programs are affected by line ends, they are not irrevocably so. <text:s/>A clause may be spread over several lines or put on just one line; this flexibility helps a programmer lay out the program in the style felt to be most readable. </text:p>
        </text:list-item>
      </text:list>
      <text:h text:style-name="Heading_20_4" text:outline-level="4">Natural data typing and decimal arithmetic</text:h>
      <text:p text:style-name="Text_20_body"><text:alphabetical-index-mark text:string-value="arbitrary" text:key1="Precision"/><text:alphabetical-index-mark text:string-value="arithmetic" text:key1="Decimal"/><text:alphabetical-index-mark text:string-value="Strong typing"/><text:alphabetical-index-mark text:string-value="Datatypes"/><text:alphabetical-index-mark text:string-value="type checking" text:key1="Data"/><text:alphabetical-index-mark text:string-value="Natural data typing"/>“Strong typing”, in which the values that a variable may take are tightly constrained, has been an attribute of some languages for many years. The greatest advantage of strong typing is for the interfaces between program modules, where errors are easy to introduce and difficult to catch. Errors <text:span text:style-name="T5">within</text:span> modules that would be detected by strong typing (and which would not be detected from context) are much rarer, certainly when compared with design errors, and in the majority of cases do not justify the added program complexity. </text:p>
      <text:p text:style-name="Text_20_body"><text:soft-page-break/>NetRexx, therefore, treats types as unobtrusively as possible, with a simple syntax for type description which makes it easy to make types explicit at interfaces (for example, when describing the arguments to methods). </text:p>
      <text:p text:style-name="Text_20_body">By default, common values (identifiers, numbers, and so on) are described in the form of the symbolic notation (strings of characters) that a user would normally write to represent those values. This natural datatype for values also supports decimal arithmetic for numbers, so, from the user’s perspective, numbers look like and are manipulated as strings, just as they would be in everyday use on paper. </text:p>
      <text:p text:style-name="Text_20_body">When dealing with values in this way, no internal or machine representation of characters or numbers is exposed in the language, and so the need for many data types is reduced. There are, for example, no fundamentally different concepts of <text:span text:style-name="T5">integer</text:span> and <text:span text:style-name="T5">real</text:span>; there is just the single concept of <text:span text:style-name="T5">number</text:span>. The results of all operations have a defined symbolic representation, and will therefore act consistently and predictably for every correct implementation. </text:p>
      <text:p text:style-name="Text_20_body">This concept also underlies the BASIC <text:alphabetical-index-mark text:string-value="BASIC, programming language"/><text:note text:id="ftn7" text:note-class="footnote"><text:note-citation>7</text:note-citation><text:note-body><text:p text:style-name="Footnote">Kemeny, J. G. and Kurtz, T. E., <text:span text:style-name="T4">BASIC programming</text:span>, John Wiley &amp; Sons Inc., New York, 1967. </text:p></text:note-body></text:note> language; indeed, Kemeny and Kurtz’s vision for BASIC included many of the fundamental principles that inspired Rexx. <text:s/>For example, Thomas E. Kurtz wrote: </text:p>
      <text:p text:style-name="Quote">“Regarding variable types, we felt that a distinction between ‘fixed’ and ‘floating’ was less justified in 1964 than earlier ... to our potential audience the distinction between an integer number and a non-integer number would seem esoteric. A number is a number is a number.”<text:note text:id="ftn8" text:note-class="footnote"><text:note-citation>8</text:note-citation><text:note-body><text:p text:style-name="Footnote">Kurtz, T. E., <text:span text:style-name="T4">BASIC</text:span> <text:span text:style-name="T5">in</text:span> Wexelblat, R. L. (Ed), <text:span text:style-name="T4">History of Programming Languages</text:span>, ISBN 0-12-745040-8, Academic Press, New York 1981. </text:p></text:note-body></text:note> </text:p>
      <text:p text:style-name="Text_20_body">For Rexx, intended as a scripting language, this approach was ideal; symbolic operations were all that were necessary. </text:p>
      <text:p text:style-name="Text_20_body">For NetRexx, however, it is recognized that for some applications it is necessary to take full advantage of the performance of the underlying environment, and so the language allows for the use and specification of binary arithmetic and types, if available. A very simple mechanism (declaring a class or method to be <text:span text:style-name="T5">binary</text:span>) is provided to indicate to the language processor that binary arithmetic and types are to be used where applicable. <text:s/>In this case, as in other languages, extra care has to be taken by the programmer to avoid exceeding limits of number size and so on. </text:p>
      <text:h text:style-name="Heading_20_4" text:outline-level="4">Emphasis on symbolic manipulation</text:h>
      <text:p text:style-name="Text_20_body"><text:alphabetical-index-mark text:string-value="Symbolic manipulation"/>Many values that NetRexx manipulates are (from the user’s point of view, at least) in the form of strings of characters. Productivity is greatly enhanced if these strings can be handled as easily as manipulating words on a page or in a text editor. NetRexx therefore has a rich set of character manipulation operators and methods, which operate on values of type <text:span text:style-name="T9">Rexx</text:span> (the name of the class of NetRexx strings). </text:p>
      <text:p text:style-name="Text_20_body">Concatenation, the most common string operation, is treated specially in NetRexx. In addition to a conventional concatenate operator (“<text:span text:style-name="T9">||</text:span>”), the novel <text:span text:style-name="T5">blank operator</text:span> from Rexx concatenates two data strings together with a blank in between. Furthermore, if two syntactically distinct terms (such as a string and a variable name) are abutted, then the data strings are concatenated directly. These operators make it especially easy to build up complex character strings, and may at any time be combined with the other operators. </text:p>
      <text:p text:style-name="Text_20_keep"><text:soft-page-break/>For example, the <text:span text:style-name="T11">say</text:span> instruction consists of the keyword <text:span text:style-name="T11">say</text:span> followed by any expression. In this instance of the instruction, if the variable <text:span text:style-name="T9">n</text:span> has the value “<text:span text:style-name="T9">6</text:span>” then </text:p>
      <text:p text:style-name="P9">say 'Sorry,' n*100/50'% were rejected' </text:p>
      <text:p text:style-name="Text_20_keep">would display the string </text:p>
      <text:p text:style-name="P9">Sorry, 12% were rejected </text:p>
      <text:p text:style-name="Text_20_body">Concatenation has a lower priority than the arithmetic operators. The order of evaluation of the expression is therefore first the multiplication, then the division, then the concatenate-with-blank, and finally the direct concatenation. </text:p>
      <text:p text:style-name="Text_20_body">Since the concatenation operators are distinct from the arithmetic operators, very natural coercion (automatic conversion) between numbers and character strings is possible. Further, explicit type-casting (conversion of types) is effected by the same operators, at the same priority, making for a very natural and consistent syntax for changing the types of results. <text:s/>For example, </text:p>
      <text:p text:style-name="P9">i=int 100/7 </text:p>
      <text:p text:style-name="Text_20_body">would calculate the result of <text:span text:style-name="T9">100</text:span> divided by <text:span text:style-name="T9">7</text:span>, convert that result to an integer (assuming <text:span text:style-name="T9">int</text:span> describes an integer type) and then assign it to the variable <text:span text:style-name="T9">i</text:span>. </text:p>
      <text:h text:style-name="Heading_20_4" text:outline-level="4">Nothing to declare</text:h>
      <text:p text:style-name="Text_20_body"><text:alphabetical-index-mark text:string-value="why optional in NetRexx" text:key1="Declarations"/><text:alphabetical-index-mark text:string-value="Nothing to declare"/>Consistent with the philosophy of simplicity, NetRexx does not require that variables within methods be declared before use. <text:s/>Only the <text:span text:style-name="T5">properties</text:span><text:note text:id="ftn9" text:note-class="footnote"><text:note-citation>9</text:note-citation><text:note-body><text:p text:style-name="Footnote">Class variables and instance variables. </text:p></text:note-body></text:note> of classes – which may form part of their interface to other classes – need be listed formally. </text:p>
      <text:p text:style-name="Text_20_body">Within methods, the type of variables is deduced statically from context, which saves the programmer the menial task of stating the type explicitly. <text:s/>Of course, if preferred, variables may be listed and assigned a type at the start of each method. </text:p>
      <text:h text:style-name="Heading_20_4" text:outline-level="4">Environment independence</text:h>
      <text:p text:style-name="Text_20_body"><text:alphabetical-index-mark text:string-value="System independence"/><text:alphabetical-index-mark text:string-value="Environment, independence from"/>The core NetRexx language is independent of both operating systems and hardware. NetRexx programs, though, must be able to interact with their environment, which implies some dependence on that environment (for example, binary representations of numbers may be required). <text:s/>Certain areas of the language are therefore described as being defined by the environment. </text:p>
      <text:p text:style-name="Text_20_body">Where environment-independence is defined, however, there may be a loss of efficiency – though this can usually be justified in view of the simplicity and portability gained. </text:p>
      <text:p text:style-name="Text_20_body">As an example, character string comparison in NetRexx is normally independent of case and of leading and trailing blanks. (The string “ Yes ” <text:span text:style-name="T5">means</text:span> the same as “yes” in most applications.) However, the influence of underlying hardware has often subtly affected this kind of design decision, so that many languages only allow trailing blanks but not leading blanks, and insist on exact case matching. By contrast, NetRexx provides the human-oriented relaxed comparison for strings as default, with optional “strict comparison” operators. </text:p>
      <text:h text:style-name="Heading_20_4" text:outline-level="4">Limited span syntactic units</text:h>
      <text:p text:style-name="Text_20_body"><text:alphabetical-index-mark text:string-value="Error detection, localized"/><text:alphabetical-index-mark text:string-value="Syntactic units"/>The fundamental unit of syntax in the NetRexx language is the clause, which is a piece of program text terminated by a semicolon (usually implied by the end of a line). The span of syntactic units is therefore small, usually one line or less. This means that the syntax parser in the language processor can rapidly detect and locate errors, which in turn means that error messages can be both precise and <text:soft-page-break/>concise. </text:p>
      <text:p text:style-name="Text_20_body">It is difficult to provide good diagnostics for languages (such as Pascal and its derivatives) that have large fundamental syntactic units. For these languages, a small error can often have a major or distributed effect on the parser, which can lead to multiple error messages or even misleading error messages. </text:p>
      <text:h text:style-name="Heading_20_4" text:outline-level="4">Dealing with reality</text:h>
      <text:p text:style-name="Text_20_body"><text:alphabetical-index-mark text:string-value="Tools, reliability of"/><text:alphabetical-index-mark text:string-value="Reliability, of a language"/><text:alphabetical-index-mark text:string-value="Reality, dealing with"/><text:alphabetical-index-mark text:string-value="Dealing with reality"/>A computer language is a tool for use by real people to do real work. Any tool must, above all, be reliable. In the case of a language this means that it should do what the user expects. User expectations are generally based on prior experience, including the use of various programming and natural languages, and on the human ability to abstract and generalize. </text:p>
      <text:p text:style-name="Text_20_body"><text:alphabetical-index-mark text:string-value="Astonishment factor"/>It is difficult to define exactly how to meet user expectations, but it helps to ask the question “Could there be a high <text:span text:style-name="T5">astonishment factor</text:span> associated with this feature?”. If a feature, accidentally misused, gives apparently unpredictable results, then it has a high astonishment factor and is therefore undesirable. </text:p>
      <text:p text:style-name="Text_20_body"><text:alphabetical-index-mark text:string-value="Consistency"/>Another important attribute of a reliable software tool is <text:span text:style-name="T5">consistency</text:span>. A consistent language is by definition predictable and is often elegant. The danger here is to assume that because a rule is consistent and easily described, it is therefore simple to understand. <text:s/>Unfortunately, some of the most elegant rules can lead to effects that are completely alien to the intuition and expectations of a user who, after all, is human. </text:p>
      <text:p text:style-name="Text_20_body"><text:alphabetical-index-mark text:string-value="Robustness"/>These constraints make programming language design more of an art than a science, if the usability of the language is a primary goal. <text:s/>The problems are further compounded for NetRexx because the language is suitable for both scripting (where rapid development and ease of use are paramount) and for application development (where some programmers prefer extensive checking and redundant coding). <text:s/>These conflicting goals are balanced in NetRexx by providing automatic handling of many tasks (such as conversions between different representations of strings and numbers) yet allowing for “strict” options which, for example, may require that all types be explicit, identifiers be identical in case as well as spelling, and so on. </text:p>
      <text:h text:style-name="Heading_20_4" text:outline-level="4">Be adaptable</text:h>
      <text:p text:style-name="Text_20_body"><text:alphabetical-index-mark text:string-value="Adaptability"/>Wherever possible NetRexx allows for the extension of instructions and other language constructs, building on the experience gained with Rexx. For example, there is a useful set of common characters available for future use, since only small set is used for the few special notations in the language. </text:p>
      <text:p text:style-name="Text_20_body">Similarly, the rules for keyword recognition allow instructions to be added whenever required without compromising the integrity of existing programs. <text:s text:c="2"/>There are <text:span text:style-name="T4">no</text:span> reserved keywords in NetRexx; variable names chosen by a programmer always take precedence over recognition of keywords. <text:s/>This ensures that NetRexx programs may safely be executed, from source, at a time or place remote from their original writing – even if in the meantime new keywords have been added to the language. </text:p>
      <text:p text:style-name="Text_20_body">A language needs to be adaptable because <text:span text:style-name="T5">it certainly will be used for applications not foreseen by the designer</text:span>. Like all programming languages, NetRexx may (indeed, probably will) prove inadequate for certain future applications; room for expansion and change is included to make the language more adaptable and robust. </text:p>
      <text:h text:style-name="Heading_20_4" text:outline-level="4"><text:soft-page-break/>Keep the language small</text:h>
      <text:p text:style-name="Text_20_body"><text:alphabetical-index-mark text:string-value="see Length" text:key1="Size"/><text:alphabetical-index-mark text:string-value="of language" text:key1="Size"/>NetRexx is designed as a small language. <text:s/>It is not the sum of all the features of Rexx and of Java; rather, unnecessary features have been omitted. The intention has been to keep the language as small as possible, so that users can rapidly grasp most of the language. This means that: </text:p>
      <text:list xml:id="ul4" text:style-name="L2">
        <text:list-item>
          <text:p text:style-name="P19">the language appears less formidable to the new user </text:p>
        </text:list-item>
        <text:list-item>
          <text:p text:style-name="P19">documentation is smaller and simpler </text:p>
        </text:list-item>
        <text:list-item>
          <text:p text:style-name="P19">the experienced user can be aware of all the abilities of the language, and so has the whole tool at his or her disposal </text:p>
        </text:list-item>
        <text:list-item>
          <text:p text:style-name="P19">there are few exceptions, special cases, or rarely used embellishments </text:p>
        </text:list-item>
        <text:list-item>
          <text:p text:style-name="P19">the language is easier to implement. </text:p>
        </text:list-item>
      </text:list>
      <text:p text:style-name="Text_20_body">Many languages have accreted “neat” features which make certain algorithms easier to express; analysis shows that many of these are rarely used. <text:s/>As a rough rule-of-thumb, features that simply provided alternative ways of writing code were added to Rexx and NetRexx only if they were likely to be used more often than once in five thousand clauses. </text:p>
      <text:h text:style-name="Heading_20_4" text:outline-level="4">No defined size or shape limits</text:h>
      <text:p text:style-name="Text_20_body"><text:alphabetical-index-mark text:string-value="Limits of size"/>The language does not define limits on the size or shape of any of its tokens or data (although there may be implementation restrictions). It does, however, define a few <text:span text:style-name="T5">minimum</text:span> requirements that must be satisfied by an implementation. Wherever an implementation restriction has to be applied, it is recommended that it should be of such a magnitude that few (if any) users will be affected. </text:p>
      <text:p text:style-name="Text_20_body">Where arbitrary implementation limits are necessary, the language requires that the implementer use familiar and memorable decimal values for the limits. <text:s/>For example 250 would be used in preference to 255, 500 to 512, and so on. </text:p>
      <text:h text:style-name="Heading_20_2" text:outline-level="2"><text:bookmark-start text:name="__RefHeading__76291_1453098226"/>Acknowledgements<text:bookmark-end text:name="__RefHeading__76291_1453098226"/></text:h>
      <text:p text:style-name="Text_20_body"><text:alphabetical-index-mark text:string-value="Acknowledgements"/>Much of NetRexx is based on earlier work, and I am indebted to the hundreds of people who contributed to the development of Rexx, Object Rexx, and Java. </text:p>
      <text:p text:style-name="Text_20_body">In the 1990s I gained many insights from the deliberations of the members of the X3J18 technical committee, which, under the remarkable chairmanship of Brian Marks, led to the 1996 ANSI Standard for Rexx. Many of the committee’s suggestions are incorporated in NetRexx. </text:p>
      <text:p text:style-name="Text_20_body">Equally important have been the comments and feedback from the pioneering users of NetRexx, and all those people who sent me comments on the language either directly or in the NetRexx mailing list or forum. I would especially like to thank Ian Brackenbury, Barry Feigenbaum, Davis Foulger, Norio Furukawa, Dion Gillard, Martin Lafaix, Max Marsiglietti, and Trevor Turton for their insightful comments and encouragement. </text:p>
      <text:p text:style-name="Text_20_body">I also thank IBM; my appointment as an IBM Fellow made it possible to make the implementation of NetRexx a reality in months rather than years. IBM has also donated the NetRexx implementation to the Rexx Language Association, with special thanks due to Matthew Emmons for piloting NetRexx through the convoluted legal and other processes, and to René Jansen for massaging the NetRexx reference implementation into shape for its Open Source release. </text:p>
      <text:p text:style-name="Text_20_body">Finally, this document has relied on old but trusted technology for its creation: <text:s/>its GML markup was processed using macros originally written by Bob O’Hara, and formatted using SCRIPT/VS, the IBM Document Composition Facility. <text:s/>Geoff Bartlett provided critical advice on character sets and fonts for the NetRexx book. <text:s/>This version, for NetRexx 3, uses a set of Rexx programs that convert that same GML markup into OpenOffice Document Text format (XML files). </text:p>
      <text:p text:style-name="Text_20_body">  </text:p>
      <text:p text:style-name="Text_20_body"><text:span text:style-name="T5">Mike Cowlishaw, 1997 and 2009</text:span> </text:p>
      <text:h text:style-name="P22" text:outline-level="1"><text:bookmark-start text:name="__RefHeading__76293_1453098226"/><text:reference-mark text:name="refparto"/>NetRexx Overview<text:bookmark-end text:name="__RefHeading__76293_1453098226"/></text:h>
      <text:p text:style-name="Text_20_body"><text:alphabetical-index-mark text:string-value="NetRexx" text:key1="Overview"/><text:alphabetical-index-mark text:string-value="overview" text:key1="NetRexx"/>This part of the document summarizes the main features of NetRexx, and is intended to help you start using the language quickly. <text:s/>It is assumed that you have some knowledge of programming in a language such as Rexx, C, BASIC, or Java, but a knowledge of “object-oriented” programming is not needed. </text:p>
      <text:p text:style-name="Text_20_body">This is not a complete tutorial, however – think of it more as a “taster”; it covers the main points of the language and shows some examples you can try or modify. <text:s/>For full details of the language, consult the third part of this document, the <text:span text:style-name="T5">NetRexx Language Definition</text:span> (see page <text:span text:style-name="T15"><text:reference-ref text:reference-format="page" text:ref-name="refpart3">41</text:reference-ref></text:span>). </text:p>
      <text:h text:style-name="Heading_20_2" text:outline-level="2"><text:bookmark-start text:name="__RefHeading__76295_1453098226"/><text:reference-mark text:name="refoprogs"/>NetRexx programs<text:bookmark-end text:name="__RefHeading__76295_1453098226"/></text:h>
      <text:p text:style-name="Text_20_body"><text:alphabetical-index-mark text:string-value="overview" text:key1="Programs"/><text:alphabetical-index-mark text:string-value="programs" text:key1="Overview"/>The structure of a NetRexx program is extremely simple. <text:s/>This sample program, “toast”, is complete, documented, and executable as it stands: <text:alphabetical-index-mark text:string-value="program" text:key1="Example"/></text:p>
      <text:p text:style-name="P9">/* This wishes you the best of health. */ <text:line-break/>say 'Cheers!' </text:p>
      <text:p text:style-name="Text_20_body">This program consists of two lines: the first is an optional comment that describes the purpose of the program, and the second is a <text:span text:style-name="T11">say</text:span> instruction. <text:s/><text:span text:style-name="T11">say</text:span> simply displays the result of the expression following it – in this case just a literal string (you can use either single or double quotes around strings, as you prefer). </text:p>
      <text:p text:style-name="Text_20_body">To run this program using the reference implementation of NetRexx, create a file called <text:span text:style-name="T9">toast.nrx</text:span> and copy or paste the two lines above into it. <text:s/>You can then use the <text:span text:style-name="T9">NetRexxC</text:span> Java program to compile it: </text:p>
      <text:p text:style-name="P9">java COM.ibm.netrexx.process.NetRexxC toast </text:p>
      <text:p text:style-name="Text_20_body">(this should create a file called <text:span text:style-name="T9">toast.class</text:span>), and then use the <text:span text:style-name="T9">java</text:span> command to run it: </text:p>
      <text:p text:style-name="P9">java toast </text:p>
      <text:p text:style-name="Text_20_body">You may also be able to use the <text:span text:style-name="T9">netrexxc</text:span> or <text:span text:style-name="T9">nrc</text:span> command to compile and run the program with a single command (details may vary – see the installation and user’s guide document for your implementation of NetRexx): </text:p>
      <text:p text:style-name="P9">netrexxc toast -run </text:p>
      <text:p text:style-name="Text_20_body">Of course, NetRexx can do more than just display a character string. Although the language has a simple syntax, and has a small number of instruction types, it is powerful; the reference implementation of the language allows full access to the rapidly growing collection of Java programs known as <text:span text:style-name="T5">class libraries</text:span>, and allows new class libraries to be written in NetRexx. </text:p>
      <text:p text:style-name="Text_20_body">The rest of this overview introduces most of the features of NetRexx. Since the economy, power, and clarity of expression in NetRexx is best appreciated with use, you are urged to try using the language yourself. </text:p>
      <text:h text:style-name="Heading_20_2" text:outline-level="2"><text:bookmark-start text:name="__RefHeading__76297_1453098226"/><text:reference-mark text:name="refoeprs"/>Expressions and variables<text:bookmark-end text:name="__RefHeading__76297_1453098226"/></text:h>
      <text:p text:style-name="Text_20_body"><text:alphabetical-index-mark text:string-value="overview" text:key1="Variables"/><text:alphabetical-index-mark text:string-value="overview" text:key1="Expressions"/><text:alphabetical-index-mark text:string-value="variables" text:key1="Overview"/><text:alphabetical-index-mark text:string-value="expressions" text:key1="Overview"/>Like <text:span text:style-name="T11">say</text:span> in the “toast” example, many instructions in NetRexx include <text:span text:style-name="T5">expressions</text:span> that will be evaluated. <text:s/>NetRexx provides arithmetic operators (including integer division, remainder, and power operators), several concatenation operators, comparison operators, and logical operators. <text:s/>These can be used in any combination within a NetRexx expression (provided, of course, that the data values are valid for those operations). </text:p>
      <text:p text:style-name="Text_20_body">All the operators act upon strings of characters (known as <text:span text:style-name="T5">NetRexx strings</text:span>), which may be of any length (typically limited only by the amount of storage available). <text:s/>Quotes (either single or double) are used to indicate literal strings, and are optional if the literal string is just a number. <text:s/>For example, the expressions: </text:p>
      <text:p text:style-name="P9">'2' + '3' <text:line-break/>'2' + 3 <text:line-break/>  2 + 3 </text:p>
      <text:p text:style-name="Text_20_body">would all result in <text:span text:style-name="T9">'5'</text:span>. </text:p>
      <text:p text:style-name="Text_20_body">The results of expressions are often assigned to <text:span text:style-name="T5">variables</text:span>, using a conventional assignment syntax: </text:p>
      <text:p text:style-name="P9">var1=5 <text:s text:c="11"/>/* sets var1 to '5' <text:s text:c="3"/>*/ <text:line-break/>var2=(var1+2)*10 <text:s/>/* sets var2 to '70' */ </text:p>
      <text:p text:style-name="Text_20_body">You can write the names of variables (and keywords) in whatever mixture of uppercase and lowercase that you prefer; the language is not case-sensitive. </text:p>
      <text:p text:style-name="Text_20_keep">This next sample program, “greet”, shows expressions used in various ways: <text:alphabetical-index-mark text:string-value="program" text:key1="Example"/></text:p>
      <text:p text:style-name="P9">/* greet.nrx -- a short program to greet you. <text:s text:c="7"/>*/ <text:line-break/>/* First display a prompt: <text:s text:c="26"/>*/ <text:line-break/>say 'Please type your name and then press Enter:' <text:line-break/>answer=ask <text:s text:c="11"/>/* Get the reply into 'answer' */ <text:line-break/>  <text:line-break/>/* If no name was entered, then use a fixed <text:s text:c="9"/>*/ <text:line-break/>/* greeting, otherwise echo the name politely. <text:s text:c="6"/>*/ <text:line-break/>if answer='' then say 'Hello Stranger!' <text:line-break/>  <text:s text:c="11"/>else say 'Hello' answer'!' </text:p>
      <text:p text:style-name="Text_20_body">After displaying a prompt, the program reads a line of text from the user (“<text:span text:style-name="T9">ask</text:span>” is a keyword provided by NetRexx) and assigns it to the variable <text:span text:style-name="T9">answer</text:span>. <text:s/>This is then tested to see if any characters were entered, and different actions are taken accordingly; for example, if the user typed “<text:span text:style-name="T9">Fred</text:span>” in response to the prompt, then the program would display: </text:p>
      <text:p text:style-name="P9">Hello Fred! </text:p>
      <text:p text:style-name="Text_20_body">As you see, the expression on the last <text:span text:style-name="T11">say</text:span> (display) instruction concatenated the string “<text:span text:style-name="T9">Hello</text:span>” to the value of variable <text:span text:style-name="T9">answer</text:span> with a blank in between them (the blank is here a valid operator, meaning “concatenate with blank”). <text:s/>The string “<text:span text:style-name="T9">!</text:span>” is then directly concatenated to the result built up so far. <text:s/>These unobtrusive operators (the <text:span text:style-name="T5">blank operator</text:span> and abuttal) for concatenation are very natural and easy to use, and make building text strings simple and clear. </text:p>
      <text:p text:style-name="Text_20_body">The layout of instructions is very flexible. <text:s/>In the “greet” example, for instance, the <text:span text:style-name="T11">if</text:span> instruction could be laid out in a number of ways, according to personal preference. <text:s/>Line breaks can be added at either side of the <text:span text:style-name="T11">then</text:span> (or following the <text:span text:style-name="T11">else</text:span>). </text:p>
      <text:p text:style-name="Text_20_body">  </text:p>
      <text:p text:style-name="Text_20_keep">In general, instructions are ended by the end of a line. <text:s/>To continue a instruction to a following line, you can use a hyphen (minus sign) just as in English: </text:p>
      <text:p text:style-name="P9">say 'Here we have an expression that is quite long,' - <text:line-break/>  <text:s text:c="2"/>'so it is split over two lines' </text:p>
      <text:p text:style-name="Text_20_body"><text:soft-page-break/>This acts as though the two lines were all on one line, with the hyphen and any blanks around it being replaced by a single blank. <text:s/>The net result is two strings concatenated together (with a blank in between) and then displayed. </text:p>
      <text:p text:style-name="Text_20_body">When desired, multiple instructions can be placed on one line with the aid of the semicolon separator: </text:p>
      <text:p text:style-name="P9">if answer='Yes' then do; say 'OK!'; exit; end </text:p>
      <text:p text:style-name="Text_20_body">(many people find multiple instructions on one line hard to read, but sometimes it is convenient). </text:p>
      <text:h text:style-name="Heading_20_2" text:outline-level="2"><text:bookmark-start text:name="__RefHeading__76299_1453098226"/><text:reference-mark text:name="refocontr"/>Control instructions<text:bookmark-end text:name="__RefHeading__76299_1453098226"/></text:h>
      <text:p text:style-name="Text_20_body"><text:alphabetical-index-mark text:string-value="Control instructions, overview"/><text:alphabetical-index-mark text:string-value="control instructions" text:key1="Overview"/>NetRexx provides a selection of <text:span text:style-name="T5">control</text:span> instructions, whose form was chosen for readability and similarity to natural languages. <text:s/>The control instructions include <text:span text:style-name="T11">if</text:span>... <text:span text:style-name="T11">then</text:span>... <text:span text:style-name="T11">else</text:span> (as in the “greet” example) for simple conditional processing: </text:p>
      <text:p text:style-name="P9">if ask='Yes' then say "You answered Yes" <text:line-break/>  <text:s text:c="11"/>else say "You didn't answer Yes" </text:p>
      <text:p text:style-name="Text_20_keep"><text:span text:style-name="T11">select</text:span>... <text:span text:style-name="T11">when</text:span>... <text:span text:style-name="T11">otherwise</text:span>... <text:span text:style-name="T11">end</text:span> for selecting from a number of alternatives: </text:p>
      <text:p text:style-name="P9">select <text:line-break/>  when a&gt;0 then say 'greater than zero' <text:line-break/>  when a&lt;0 then say 'less than zero' <text:line-break/>  otherwise say 'zero' <text:line-break/>  end <text:line-break/>  <text:line-break/>select case i+1 <text:line-break/>  when 1 then say 'one' <text:line-break/>  when 1+1 then say 'two' <text:line-break/>  when 3, 4, 5 then say 'many' <text:line-break/>  end </text:p>
      <text:p text:style-name="Text_20_keep"><text:span text:style-name="T11">do</text:span>... <text:span text:style-name="T11">end</text:span> for grouping: </text:p>
      <text:p text:style-name="P9">if a&gt;3 then do <text:line-break/>  say 'A is greater than 3; it will be set to zero' <text:line-break/>  a=0 <text:line-break/>  end </text:p>
      <text:p text:style-name="Text_20_keep">and <text:span text:style-name="T11">loop</text:span>... <text:span text:style-name="T11">end</text:span> for repetition: </text:p>
      <text:p text:style-name="P9">/* repeat 10 times; I changes from 1 to 10 */ <text:line-break/>loop i=1 to 10 <text:line-break/>  say i <text:line-break/>  end i </text:p>
      <text:p text:style-name="Text_20_body">The <text:span text:style-name="T11">loop</text:span> instruction can be used to step a variable <text:span text:style-name="T11">to</text:span> some limit, <text:span text:style-name="T11">by</text:span> some increment, <text:span text:style-name="T11">for</text:span> a specified number of iterations, and <text:span text:style-name="T11">while</text:span> or <text:span text:style-name="T11">until</text:span> some condition is satisfied. <text:s/><text:span text:style-name="T11">loop forever</text:span> is also provided, and <text:span text:style-name="T11">loop over</text:span> can be used to work through a collection of variables. </text:p>
      <text:p text:style-name="Text_20_body">Loop execution may be modified by <text:span text:style-name="T11">leave</text:span> and <text:span text:style-name="T11">iterate</text:span> instructions that significantly reduce the complexity of many programs. </text:p>
      <text:p text:style-name="Text_20_body"><text:alphabetical-index-mark text:string-value="overview" text:key1="Exceptions"/>The <text:span text:style-name="T11">select</text:span>, <text:span text:style-name="T11">do</text:span>, and <text:span text:style-name="T11">loop</text:span> constructs also have the ability to “catch” exceptions (see page <text:span text:style-name="T15"><text:reference-ref text:reference-format="page" text:ref-name="refoexcep">39</text:reference-ref></text:span>) that occur in the body of the construct. <text:s/>All three, too, can specify a <text:span text:style-name="T11">finally</text:span> instruction which introduces instructions which are to be executed when control leaves the construct, regardless of how the construct is ended. </text:p>
      <text:h text:style-name="Heading_20_2" text:outline-level="2"><text:bookmark-start text:name="__RefHeading__76301_1453098226"/><text:reference-mark text:name="refoarith"/>NetRexx arithmetic<text:bookmark-end text:name="__RefHeading__76301_1453098226"/></text:h>
      <text:p text:style-name="Text_20_body"><text:alphabetical-index-mark text:string-value="overview" text:key1="Arithmetic"/><text:alphabetical-index-mark text:string-value="Arithmetic" text:key1="Overview"/>Character strings in NetRexx are commonly used for arithmetic (assuming, of course, that they represent numbers). <text:s/>The string representation of numbers can include integers, decimal notation, and exponential notation; they are all treated the same way. <text:s/>Here are a few: </text:p>
      <text:p text:style-name="P9">'1234' <text:line-break/>'12.03' <text:line-break/>'-12' <text:line-break/>'120e+7' </text:p>
      <text:p text:style-name="Text_20_body">The arithmetic operations in NetRexx are designed for people rather than machines, so are decimal rather than binary, do not overflow at certain values, and follow the rules that people use for arithmetic. The operations are completely defined by the ANSI X3.274 standard for Rexx, so correct implementations always give the same results. </text:p>
      <text:p text:style-name="Text_20_body">An unusual feature of NetRexx arithmetic is the <text:span text:style-name="T11">numeric</text:span> instruction: this may be used to select the <text:span text:style-name="T5">arbitrary precision</text:span> of calculations. <text:s/>You may calculate to whatever precision that you wish (for financial calculations, perhaps), limited only by available memory. <text:s/>For example: </text:p>
      <text:p text:style-name="P9">numeric digits 50 <text:line-break/>say 1/7 </text:p>
      <text:p text:style-name="Text_20_keep">which would display </text:p>
      <text:p text:style-name="P9">0.14285714285714285714285714285714285714285714285714 </text:p>
      <text:p text:style-name="Text_20_body">The numeric precision can be set for an entire program, or be adjusted at will within the program. <text:s/>The <text:span text:style-name="T11">numeric</text:span> <text:s/>instruction can also be used to select the notation (<text:span text:style-name="T5">scientific</text:span> or <text:span text:style-name="T5">engineering</text:span>) used for numbers in exponential format. </text:p>
      <text:p text:style-name="Text_20_body">NetRexx also provides simple access to the native binary arithmetic of computers. <text:s/>Using binary arithmetic offers many opportunities for errors, but is useful when performance is paramount. <text:s/>You select binary arithmetic by adding the instruction: </text:p>
      <text:p text:style-name="P9">options binary </text:p>
      <text:p text:style-name="Text_20_body">at the top of a NetRexx program. <text:s/>The language processor will then use binary arithmetic (see page <text:span text:style-name="T15"><text:reference-ref text:reference-format="page" text:ref-name="refobinar">37</text:reference-ref></text:span>) instead of NetRexx decimal arithmetic for calculations, if it can, throughout the program. </text:p>
      <text:h text:style-name="Heading_20_2" text:outline-level="2"><text:bookmark-start text:name="__RefHeading__76303_1453098226"/><text:reference-mark text:name="refostrin"/>Doing things with strings<text:bookmark-end text:name="__RefHeading__76303_1453098226"/></text:h>
      <text:p text:style-name="Text_20_body"><text:alphabetical-index-mark text:string-value="overview" text:key1="Strings"/><text:alphabetical-index-mark text:string-value="strings" text:key1="Overview"/>A character string is the fundamental datatype of NetRexx, and so, as you might expect, NetRexx provides many useful routines for manipulating strings. <text:s/>These are based on the functions of Rexx, but use a syntax that is more like Java or other similar languages: </text:p>
      <text:p text:style-name="P9">phrase='Now is the time for a party' <text:line-break/>say phrase.word(7).pos('r') </text:p>
      <text:p text:style-name="Text_20_body">The second line here can be read from left to right as: </text:p>
      <text:p text:style-name="Text_20_body_20_indent">take the variable <text:span text:style-name="T9">phrase</text:span>, find the seventh word, and then find the position of the first “<text:span text:style-name="T9">r</text:span>” in that word. </text:p>
      <text:p text:style-name="Text_20_body">This would display “<text:span text:style-name="T9">3</text:span>” in this case, because “<text:span text:style-name="T9">r</text:span>” is the third character in “<text:span text:style-name="T9">party</text:span>”. </text:p>
      <text:p text:style-name="Text_20_body">(In Rexx, the second line above would have been written using nested function calls: </text:p>
      <text:p text:style-name="P9">say pos('r', word(phrase, 7)) </text:p>
      <text:p text:style-name="Text_20_body">which is not as easy to read; you have to follow the nesting and then backtrack from right to left to work out exactly what’s going on.) </text:p>
      <text:p text:style-name="Text_20_body">In the NetRexx syntax, at each point in the sequence of operations some routine is acting on the result of what has gone before. <text:s/>These routines are called <text:span text:style-name="T5">methods</text:span>, to make the distinction from functions (which act in isolation). <text:s/>NetRexx provides (as methods) most of the functions that were evolved for Rexx, including: </text:p>
      <text:list xml:id="ul6" text:style-name="L2">
        <text:list-item>
          <text:p text:style-name="P19"><text:span text:style-name="T9">changestr</text:span> (change all occurrences of a substring to another) </text:p>
        </text:list-item>
        <text:list-item>
          <text:p text:style-name="P19"><text:span text:style-name="T9">copies</text:span> (make multiple copies of a string) </text:p>
        </text:list-item>
        <text:list-item>
          <text:p text:style-name="P19"><text:span text:style-name="T9">lastpos</text:span> (find rightmost occurrence) </text:p>
        </text:list-item>
        <text:list-item>
          <text:p text:style-name="P19"><text:span text:style-name="T9">left</text:span> and <text:span text:style-name="T9">right</text:span> (return leftmost/rightmost character(s)) </text:p>
        </text:list-item>
        <text:list-item>
          <text:p text:style-name="P19"><text:span text:style-name="T9">pos</text:span> and <text:span text:style-name="T9">wordpos</text:span> (find the position of string or a word in a string) </text:p>
        </text:list-item>
        <text:list-item>
          <text:p text:style-name="P19"><text:span text:style-name="T9">reverse</text:span> (swap end-to-end) </text:p>
        </text:list-item>
        <text:list-item>
          <text:p text:style-name="P19"><text:span text:style-name="T9">space</text:span> (pad between words with fixed spacing) </text:p>
        </text:list-item>
        <text:list-item>
          <text:p text:style-name="P19"><text:span text:style-name="T9">strip</text:span> (remove leading and/or trailing white space) </text:p>
        </text:list-item>
        <text:list-item>
          <text:p text:style-name="P19"><text:span text:style-name="T9">verify</text:span> (check the contents of a string for selected characters) </text:p>
        </text:list-item>
        <text:list-item>
          <text:p text:style-name="P19"><text:span text:style-name="T9">word</text:span>, <text:span text:style-name="T9">wordindex</text:span>, <text:span text:style-name="T9">wordlength</text:span>, and <text:span text:style-name="T9">words</text:span> (work with words). </text:p>
        </text:list-item>
      </text:list>
      <text:p text:style-name="Text_20_body">These and the others like them, and the parsing described in the next section, make it especially easy to process text with NetRexx. </text:p>
      <text:h text:style-name="Heading_20_2" text:outline-level="2"><text:bookmark-start text:name="__RefHeading__76305_1453098226"/><text:reference-mark text:name="refoparse"/>Parsing strings<text:bookmark-end text:name="__RefHeading__76305_1453098226"/></text:h>
      <text:p text:style-name="Text_20_body"><text:alphabetical-index-mark text:string-value="overview" text:key1="Parsing"/><text:alphabetical-index-mark text:string-value="parsing" text:key1="Overview"/>The previous section described some of the string-handling facilities available; NetRexx also provides string parsing, which is an easy way of breaking up strings of characters using simple pattern matching. </text:p>
      <text:p text:style-name="Text_20_body">A <text:span text:style-name="T11">parse</text:span> instruction first specifies the string to be parsed. This can be any term, but is often taken simply from a variable. <text:s/>The term is followed by a <text:span text:style-name="T5">template</text:span> which describes how the string is to be split up, and where the pieces are to be put. </text:p>
      <text:h text:style-name="Heading_20_4" text:outline-level="4">Parsing into words</text:h>
      <text:p text:style-name="Text_20_body">The simplest form of parsing template consists of a list of variable names. <text:s/>The string being parsed is split up into words (sequences of characters separated by blanks), and each word from the string is assigned (copied) to the next variable in turn, from left to right. <text:s/>The final variable is treated specially in that it will be assigned a copy of whatever is left of the original string and may therefore contain several words. For example, in: </text:p>
      <text:p text:style-name="P9">parse 'This is a sentence.' <text:s text:c="2"/>v1 v2 v3 </text:p>
      <text:p text:style-name="Text_20_body">the variable <text:span text:style-name="T9">v1</text:span> would be assigned the value “<text:span text:style-name="T9">This</text:span>”, <text:span text:style-name="T9">v2</text:span> would be assigned the value “<text:span text:style-name="T9">is</text:span>”, and <text:span text:style-name="T9">v3</text:span> would be assigned the value “<text:span text:style-name="T9">a sentence.</text:span>”. </text:p>
      <text:h text:style-name="Heading_20_4" text:outline-level="4">Literal patterns</text:h>
      <text:p text:style-name="Text_20_body">A literal string may be used in a template as a pattern to split up the string. <text:s/>For example </text:p>
      <text:p text:style-name="P9">parse 'To be, or not to be?' <text:s text:c="2"/>w1 ',' w2 w3 w4 </text:p>
      <text:p text:style-name="Text_20_body">would cause the string to be scanned for the comma, and then split at that point; each section is then treated in just the same way as the whole string was in the previous example. </text:p>
      <text:p text:style-name="Text_20_body">Thus, <text:span text:style-name="T9">w1</text:span> would be set to “<text:span text:style-name="T9">To be</text:span>”, <text:span text:style-name="T9">w2</text:span> and <text:span text:style-name="T9">w3</text:span> would be assigned the values “<text:span text:style-name="T9">or</text:span>” and “<text:span text:style-name="T9">not</text:span>”, and <text:span text:style-name="T9">w4</text:span> would be assigned the remainder: “<text:span text:style-name="T9">to be?</text:span>”. <text:s/>Note that the pattern itself is not assigned to any variable. </text:p>
      <text:p text:style-name="Text_20_body">The pattern may be specified as a variable, by putting the variable name in parentheses. <text:s/>The following instructions: </text:p>
      <text:p text:style-name="P9">comma=',' <text:line-break/>parse 'To be, or not to be?' <text:s text:c="2"/>w1 (comma) w2 w3 w4 </text:p>
      <text:p text:style-name="Text_20_body">therefore have the same effect as the previous example. </text:p>
      <text:h text:style-name="Heading_20_4" text:outline-level="4">Positional patterns</text:h>
      <text:p text:style-name="Text_20_body">The third kind of parsing mechanism is the numeric positional pattern. This allows strings to be parsed using column positions. </text:p>
      <text:h text:style-name="Heading_20_2" text:outline-level="2"><text:bookmark-start text:name="__RefHeading__76307_1453098226"/><text:reference-mark text:name="refoindex"/>Indexed strings<text:bookmark-end text:name="__RefHeading__76307_1453098226"/></text:h>
      <text:p text:style-name="Text_20_body"><text:alphabetical-index-mark text:string-value="overview" text:key1="Indexed strings"/><text:alphabetical-index-mark text:string-value="indexed strings" text:key1="Overview"/>NetRexx provides indexed strings, adapted from the compound variables of Rexx. <text:s/>Indexed strings form a powerful “associative lookup”, or <text:span text:style-name="T5">dictionary</text:span>, mechanism which can be used with a convenient and simple syntax. </text:p>
      <text:p text:style-name="Text_20_body">NetRexx string variables can be referred to simply by name, or also by their name qualified by another string (the <text:span text:style-name="T5">index</text:span>). <text:s/>When an index is used, a value associated with that index is either set: </text:p>
      <text:p text:style-name="P9">fred=0 <text:s text:c="8"/>-- initial value <text:line-break/>fred[3]='abc' <text:s/>-- indexed value </text:p>
      <text:p text:style-name="Text_20_body">or retrieved: </text:p>
      <text:p text:style-name="P9">say fred[3] <text:s text:c="3"/>-- would say "abc" </text:p>
      <text:p text:style-name="Text_20_body">in the latter case, the simple (initial) value of the variable is returned if the index has not been used to set a value. <text:s/>For example, the program: <text:alphabetical-index-mark text:string-value="program" text:key1="Example"/></text:p>
      <text:p text:style-name="P9">bark='woof' <text:line-break/>bark['pup']='yap' <text:line-break/>bark['bulldog']='grrrrr' <text:line-break/>say bark['pup'] bark['terrier'] bark['bulldog'] </text:p>
      <text:p text:style-name="Text_20_body">would display </text:p>
      <text:p text:style-name="P9">yap woof grrrrr </text:p>
      <text:p text:style-name="Text_20_body">Note that it is not necessary to use a number as the index; any expression may be used inside the brackets; the resulting string is used as the index. <text:s/>Multiple dimensions may be used, if required: <text:alphabetical-index-mark text:string-value="program" text:key1="Example"/></text:p>
      <text:p text:style-name="P9">bark='woof' <text:line-break/>bark['spaniel', 'brown']='ruff' <text:line-break/>bark['bulldog']='grrrrr' <text:line-break/>animal='dog' <text:line-break/>say bark['spaniel', 'brown'] bark['terrier'] bark['bull'animal] </text:p>
      <text:p text:style-name="Text_20_body">which would display </text:p>
      <text:p text:style-name="P9">ruff woof grrrrr </text:p>
      <text:p text:style-name="Text_20_keep"><text:alphabetical-index-mark text:string-value="example" text:key1="Indexed strings"/><text:alphabetical-index-mark text:string-value="indexed strings" text:key1="Example"/><text:alphabetical-index-mark text:string-value="program" text:key1="Example"/><text:alphabetical-index-mark text:string-value="examples" text:key1="Programs"/>Here’s a more complex example using indexed strings, a test program with a function (called a <text:span text:style-name="T5">static method</text:span> in NetRexx) that removes all duplicate words from a string of words: </text:p>
      <text:p text:style-name="P9">/* justonetest.nrx -- test the justone function. <text:s text:c="5"/>*/ <text:line-break/>say justone('to be or not to be') <text:s/>/* simple testcase */ <text:line-break/>exit <text:line-break/>  <text:line-break/>/* This removes duplicate words from a string, and <text:s text:c="3"/>*/ <text:line-break/>/* shows the use of a variable (HADWORD) which is <text:s text:c="4"/>*/ <text:line-break/>/* indexed by arbitrary data (words). <text:s text:c="16"/>*/ <text:line-break/>method justone(wordlist) static <text:line-break/>  hadword=0 <text:s text:c="8"/>/* show all possible words as new */ <text:line-break/>  outlist='' <text:s text:c="11"/>/* initialize the output list */ <text:line-break/>  loop while wordlist\='' <text:s/>/* loop while we have data */ <text:line-break/>  <text:s text:c="2"/>/* split WORDLIST into first word and residue <text:s text:c="4"/>*/ <text:line-break/>  <text:s text:c="2"/>parse wordlist word wordlist <text:line-break/>  <text:s text:c="2"/>if hadword[word] then iterate /* loop if had word */ <text:line-break/>  <text:s text:c="2"/>hadword[word]=1 /* remember we have had this word */ <text:line-break/>  <text:s text:c="2"/>outlist=outlist word <text:s text:c="2"/>/* add word to output list */ <text:line-break/>  <text:s text:c="2"/>end <text:line-break/>  return outlist <text:s text:c="8"/>/* finally return the result */ </text:p>
      <text:p text:style-name="Text_20_body">Running this program would display just the four words “<text:span text:style-name="T9">to</text:span>”, “<text:span text:style-name="T9">be</text:span>”, “<text:span text:style-name="T9">or</text:span>”, and “<text:span text:style-name="T9">not</text:span>”. </text:p>
      <text:h text:style-name="Heading_20_2" text:outline-level="2"><text:bookmark-start text:name="__RefHeading__76309_1453098226"/><text:reference-mark text:name="refoarray"/>Arrays<text:bookmark-end text:name="__RefHeading__76309_1453098226"/></text:h>
      <text:p text:style-name="Text_20_body"><text:alphabetical-index-mark text:string-value="overview" text:key1="Arrays"/><text:alphabetical-index-mark text:string-value="Arrays" text:key1="Overview"/>NetRexx also supports fixed-size <text:span text:style-name="T5">arrays</text:span>. <text:s/>These are an ordered set of items, indexed by integers. <text:s/>To use an array, you first have to construct it; an individual item may then be selected by an index whose value must be in the range <text:span text:style-name="T9">0</text:span> through <text:span text:style-name="T9">n-1</text:span>, where <text:span text:style-name="T9">n</text:span> is the number of items in the array: <text:alphabetical-index-mark text:string-value="arrays" text:key1="Example"/></text:p>
      <text:p text:style-name="P9">array=String[3] <text:s text:c="7"/>-- make an array of three Strings <text:line-break/>array[0]='String one' <text:s/>-- set each array item <text:line-break/>array[1]='Another string' <text:line-break/>array[2]='foobar' <text:line-break/>loop i=0 to 2 <text:s text:c="9"/>-- display the items <text:line-break/>  say array[i] <text:line-break/>  end </text:p>
      <text:p text:style-name="Text_20_body">This example also shows NetRexx <text:span text:style-name="T5">line comments</text:span>; the sequence “<text:span text:style-name="T9">--</text:span>” (outside of literal strings or “<text:span text:style-name="T9">/*</text:span>” comments) indicates that the remainder of the line is not part of the program and is commentary. </text:p>
      <text:p text:style-name="Text_20_body">NetRexx makes it easy to initialize arrays: a term which is a list of one or more expressions, enclosed in brackets, defines an array. <text:s/>Each expression initializes an element of the array. For example: </text:p>
      <text:p text:style-name="P9">words=['Ogof', 'Ffynnon', 'Ddu'] </text:p>
      <text:p text:style-name="Text_20_body">would set <text:span text:style-name="T9">words</text:span> to refer to an array of three elements, each referring to a string. <text:s/>So, for example, the instruction: </text:p>
      <text:p text:style-name="P9">say words[1] </text:p>
      <text:p text:style-name="Text_20_body">would then display <text:span text:style-name="T9">Ffynnon</text:span>. </text:p>
      <text:h text:style-name="Heading_20_2" text:outline-level="2"><text:bookmark-start text:name="__RefHeading__76311_1453098226"/><text:reference-mark text:name="refoobjec"/>Things that aren’t strings<text:bookmark-end text:name="__RefHeading__76311_1453098226"/></text:h>
      <text:p text:style-name="Text_20_body"><text:alphabetical-index-mark text:string-value="overview" text:key1="Objects"/><text:alphabetical-index-mark text:string-value="objects" text:key1="Overview"/>In all the examples so far, the data being manipulated (numbers, words, and so on) were expressed as a string of characters. <text:s/>Many things, however, can be expressed more easily in some other way, so NetRexx allows variables to refer to other collections of data, which are known as <text:span text:style-name="T5">objects</text:span>. </text:p>
      <text:p text:style-name="Text_20_body">Objects are defined by a name that lets NetRexx determine the data and methods that are associated with the object. <text:s/>This name identifies the type of the object, and is usually called the <text:span text:style-name="T5">class</text:span> of the object. </text:p>
      <text:p text:style-name="Text_20_body">For example, an object of class Oblong might represent an oblong to be manipulated and displayed. <text:s/>The oblong could be defined by two values: its width and its height. <text:s/>These values are called the <text:span text:style-name="T5">properties</text:span> of the Oblong class. </text:p>
      <text:p text:style-name="Text_20_body">Most methods associated with an object perform operations on the object; for example a <text:span text:style-name="T9">size</text:span> method might be provided to change the size of an Oblong object. <text:s/>Other methods are used to construct objects (just as for arrays, an object must be constructed before it can be used). <text:s/>In NetRexx and Java, these <text:span text:style-name="T5">constructor</text:span> methods always have the same name as the class of object that they build (“Oblong”, in this case). </text:p>
      <text:p text:style-name="Text_20_body">Here’s how an Oblong class might be written in NetRexx (by convention, this would be written in a file called <text:span text:style-name="T9">Oblong.nrx</text:span>; implementations often expect the name of the file to match the name of the class inside it): <text:alphabetical-index-mark text:string-value="program" text:key1="Example"/><text:alphabetical-index-mark text:string-value="examples" text:key1="Programs"/></text:p>
      <text:p text:style-name="P9">/* Oblong.nrx -- simple oblong class */ <text:line-break/>class Oblong <text:line-break/>  width <text:s text:c="6"/>-- size (X dimension) <text:line-break/>  height <text:s text:c="5"/>-- size (Y dimension) <text:line-break/>  <text:line-break/>  /* Constructor method to make a new oblong */ <text:line-break/>  method Oblong(newwidth, newheight) <text:line-break/>  <text:s text:c="2"/>-- when we get here, a new (uninitialized) object <text:line-break/>  <text:s text:c="2"/>-- has been created. <text:s/>Copy the parameters we have <text:line-break/>  <text:s text:c="2"/>-- been given to the properties of the object: <text:line-break/>  <text:s text:c="2"/>width=newwidth; height=newheight <text:line-break/>  <text:line-break/>  /* Change the size of an Oblong */ <text:line-break/>  method size(newwidth, newheight) returns Oblong <text:line-break/>  <text:s text:c="2"/>width=newwidth; height=newheight <text:line-break/>  <text:s text:c="2"/>return this <text:s text:c="2"/>-- return the resized object <text:line-break/>  <text:line-break/>  /* Change the size of an Oblong, relatively */ <text:line-break/>  method relsize(relwidth, relheight)- <text:line-break/>  <text:s text:c="14"/>returns Oblong <text:line-break/>  <text:s text:c="2"/>width=width+relwidth; height=height+relheight <text:line-break/>  <text:s text:c="2"/>return this <text:line-break/>  <text:line-break/>  /* 'Print' what we know about the oblong */ <text:line-break/>  method print <text:line-break/>  <text:s text:c="2"/>say 'Oblong' width 'x' height </text:p>
      <text:p text:style-name="Text_20_body">To summarize: </text:p>
      <text:list xml:id="ol7" text:style-name="L1">
        <text:list-item>
          <text:p text:style-name="P18">A class is started by the <text:span text:style-name="T11">class</text:span> instruction, which names the class. </text:p>
        </text:list-item>
        <text:list-item>
          <text:p text:style-name="P18">The <text:span text:style-name="T11">class</text:span> instruction is followed by a list of the properties of the object. <text:s/>These can be assigned initial values, if required. </text:p>
        </text:list-item>
        <text:list-item>
          <text:p text:style-name="P18">The properties are followed by the methods of the object. <text:s/>Each method is introduced by a <text:span text:style-name="T11">method</text:span> instruction which names the method and describes the arguments that must be supplied <text:soft-page-break/>to the method. The body of the method is ended by the next method instruction (or by the end of the file). </text:p>
        </text:list-item>
      </text:list>
      <text:p text:style-name="Text_20_keep">The <text:span text:style-name="T9">Oblong.nrx</text:span> file is compiled just like any other NetRexx program, and should create a <text:span text:style-name="T5">class file</text:span> called <text:span text:style-name="T9">Oblong.class</text:span>. Here’s a program to try out the Oblong class: </text:p>
      <text:p text:style-name="P9">/* tryOblong.nrx -- try the Oblong class */ <text:line-break/>  <text:line-break/>first=Oblong(5,3) <text:s text:c="7"/>-- make an oblong <text:line-break/>first.print <text:s text:c="13"/>-- show it <text:line-break/>first.relsize(1,1).print -- enlarge and print again <text:line-break/>  <text:line-break/>second=Oblong(1,2) <text:s text:c="6"/>-- make another oblong <text:line-break/>second.print <text:s text:c="12"/>-- and print it </text:p>
      <text:p text:style-name="Text_20_body">when <text:span text:style-name="T9">tryOblong.nrx</text:span> is compiled, you’ll notice (if your compiler makes a cross-reference listing available) that the variables <text:span text:style-name="T9">first</text:span> and <text:span text:style-name="T9">second</text:span> have type <text:span text:style-name="T9">Oblong</text:span>. These variables refer to Oblongs, just as the variables in earlier examples referred to NetRexx strings. </text:p>
      <text:p text:style-name="Text_20_body">Once a variable has been assigned a type, it can only refer to objects of that type. <text:s/>This helps avoid errors where a variable refers to an object that it wasn’t meant to. </text:p>
      <text:h text:style-name="Heading_20_4" text:outline-level="4">Programs are classes, too</text:h>
      <text:p text:style-name="Text_20_body">It’s worth pointing out, here, that all the example programs in this overview are in fact classes (you may have noticed that compiling them with the reference implementation creates xxx<text:span text:style-name="T9">.class</text:span> files, where xxx is the name of the source file). The environment underlying the implementation will allow a class to run as a stand-alone <text:span text:style-name="T5">application</text:span> if it has a static method called <text:span text:style-name="T9">main</text:span> which takes an array of strings as its argument. </text:p>
      <text:p text:style-name="Text_20_body">If necessary (that is, if there is no class instruction) NetRexx automatically adds the necessary class and method instructions for a stand-alone application, and also an instruction to convert the array of strings (each of which holds one word from the command string) to a single NetRexx string. </text:p>
      <text:p text:style-name="Text_20_body">The automatic additions can also be included explicitly; the “toast” example could therefore have been written: </text:p>
      <text:p text:style-name="P9">/* This wishes you the best of health. */ <text:line-break/>class toast <text:line-break/>  method main(argwords=String[]) static <text:line-break/>  <text:s text:c="2"/>arg=Rexx(argwords) <text:line-break/>  <text:s text:c="2"/>say 'Cheers!' </text:p>
      <text:p text:style-name="Text_20_body">though in this program the argument string, <text:span text:style-name="T9">arg</text:span>, is not used. </text:p>
      <text:h text:style-name="Heading_20_2" text:outline-level="2"><text:bookmark-start text:name="__RefHeading__76313_1453098226"/><text:reference-mark text:name="refoexten"/>Extending classes<text:bookmark-end text:name="__RefHeading__76313_1453098226"/></text:h>
      <text:p text:style-name="Text_20_body"><text:alphabetical-index-mark text:string-value="overview" text:key1="Classes"/><text:alphabetical-index-mark text:string-value="overview" text:key1="Extending classes"/><text:alphabetical-index-mark text:string-value="extending classes" text:key1="Overview"/>It’s common, when dealing with objects, to take an existing class and extend it. <text:s/>One way to do this is to modify the source code of the original class – but this isn’t always available, and with many different people modifying a class, classes could rapidly get over-complicated. </text:p>
      <text:p text:style-name="Text_20_body">Languages that deal with objects, like NetRexx, therefore allow new classes of objects to be set up which are derived from existing classes. For example, if you wanted a different kind of Oblong in which the Oblong had a new property that would be used when printing the Oblong as a rectangle, you might define it thus: <text:alphabetical-index-mark text:string-value="program" text:key1="Example"/><text:alphabetical-index-mark text:string-value="examples" text:key1="Programs"/></text:p>
      <text:p text:style-name="P9">/* charOblong.nrx -- an oblong class with character */ <text:line-break/>class charOblong extends Oblong <text:line-break/>  printchar <text:s text:c="6"/>-- the character for display <text:line-break/>  <text:line-break/>  /* Constructor to make a new oblong with character */ <text:line-break/>  method charOblong(newwidth, newheight, newprintchar) <text:line-break/>  <text:s text:c="2"/>super(newwidth, newheight) -- make an oblong <text:line-break/>  <text:s text:c="2"/>printchar=newprintchar <text:s text:c="4"/>-- and set the character <text:line-break/>  <text:line-break/>  /* 'Print' the oblong */ <text:line-break/>  method print <text:line-break/>  <text:s text:c="2"/>loop for super.height <text:line-break/>  <text:s text:c="4"/>say printchar.copies(super.width) <text:line-break/>  <text:s text:c="4"/>end </text:p>
      <text:p text:style-name="Text_20_body">There are several things worth noting about this example: </text:p>
      <text:list xml:id="ol8" text:style-name="L1">
        <text:list-item>
          <text:p text:style-name="P18">The “<text:span text:style-name="T9">extends Oblong</text:span>” on the class instruction means that this class is an extension of the Oblong class. <text:s/>The properties and methods of the Oblong class are <text:span text:style-name="T5">inherited</text:span> by this class (that is, appear as though they were part of this class). </text:p>
          <text:p text:style-name="P18">Another common way of saying this is that “<text:span text:style-name="T9">charOblong</text:span>” is a <text:span text:style-name="T5">subclass</text:span> of “<text:span text:style-name="T9">Oblong</text:span>” (and “<text:span text:style-name="T9">Oblong</text:span>” is the <text:span text:style-name="T5">superclass</text:span> of “<text:span text:style-name="T9">charOblong</text:span>”). </text:p>
        </text:list-item>
        <text:list-item>
          <text:p text:style-name="P18">This class adds the <text:span text:style-name="T9">printchar</text:span> property to the properties already defined for Oblong. </text:p>
        </text:list-item>
        <text:list-item>
          <text:p text:style-name="P18">The constructor for this class takes a width and height (just like Oblong) and adds a third argument to specify a print character. <text:s/>It first invokes the constructor of its superclass (Oblong) to build an Oblong, and finally sets the printchar for the new object. </text:p>
        </text:list-item>
        <text:list-item>
          <text:p text:style-name="P18">The new charOblong object also prints differently, as a rectangle of characters, according to its dimension. <text:s/>The <text:span text:style-name="T9">print</text:span> method (as it has the same name and arguments – none – as that of the superclass) replaces (overrides) the <text:span text:style-name="T9">print</text:span> method of Oblong. </text:p>
        </text:list-item>
        <text:list-item>
          <text:p text:style-name="P18">The other methods of Oblong are not overridden, and therefore can be used on charOblong objects. </text:p>
        </text:list-item>
      </text:list>
      <text:p text:style-name="Text_20_body">The <text:span text:style-name="T9">charOblong.nrx</text:span> file is compiled just like <text:span text:style-name="T9">Oblong.nrx</text:span> was, and should create a file called <text:span text:style-name="T9">charOblong.class</text:span>. </text:p>
      <text:p text:style-name="Text_20_keep">Here’s a program to try it out: </text:p>
      <text:p text:style-name="P9">/* trycharOblong.nrx -- try the charOblong class */ <text:line-break/>  <text:line-break/>first=charOblong(5,3,'#') <text:s/>-- make an oblong <text:line-break/>first.print <text:s text:c="15"/>-- show it <text:line-break/>first.relsize(1,1).print <text:s text:c="2"/>-- enlarge and print again <text:line-break/>  <text:line-break/>second=charOblong(1,2,'*') -- make another oblong <text:line-break/>second.print <text:s text:c="14"/>-- and print it </text:p>
      <text:p text:style-name="Text_20_body"><text:soft-page-break/>This should create the two charOblong objects, and print them out in a simple “character graphics” form. Note the use of the method <text:span text:style-name="T9">relsize</text:span> from Oblong to resize the charOblong object. </text:p>
      <text:h text:style-name="Heading_20_4" text:outline-level="4">Optional arguments</text:h>
      <text:p text:style-name="Text_20_body">All methods in NetRexx may have optional arguments (omitted from the right) if desired. <text:s/>For an argument to be optional, you must supply a default value. <text:s/>For example, if the charOblong constructor was to have a default value for <text:span text:style-name="T9">printchar</text:span>, its method instruction could have been written: </text:p>
      <text:p text:style-name="P9">method charOblong(newwidth, newheight, newprintchar='X') </text:p>
      <text:p text:style-name="Text_20_body">which indicates that if no third argument is supplied then <text:span text:style-name="T9">'X'</text:span> should be used. <text:s/>A program creating a charOblong could then simply write: </text:p>
      <text:p text:style-name="P9">first=charOblong(5,3) <text:s text:c="6"/>-- make an oblong </text:p>
      <text:p text:style-name="Text_20_body">which would have exactly the same effect as if <text:span text:style-name="T9">'X'</text:span> were specified as the third argument. </text:p>
      <text:h text:style-name="Heading_20_2" text:outline-level="2"><text:bookmark-start text:name="__RefHeading__76315_1453098226"/><text:reference-mark text:name="refotrace"/>Tracing<text:bookmark-end text:name="__RefHeading__76315_1453098226"/></text:h>
      <text:p text:style-name="Text_20_body"><text:alphabetical-index-mark text:string-value="overview" text:key1="Tracing"/><text:alphabetical-index-mark text:string-value="tracing" text:key1="Overview"/>NetRexx tracing is defined as part of the language. The flow of execution of programs may be traced, and this trace can be viewed as it occurs (or captured in a file). <text:s/>The trace can show each clause as it is executed, and optionally show the results of expressions, <text:span text:style-name="T5">etc.</text:span> <text:s/>For example, the <text:span text:style-name="T11">trace results</text:span> in the program “<text:span text:style-name="T9">trace1.nrx</text:span>”: <text:alphabetical-index-mark text:string-value="program" text:key1="Example"/><text:alphabetical-index-mark text:string-value="trace" text:key1="Example"/></text:p>
      <text:p text:style-name="P9">trace results <text:line-break/>number=1/7 <text:line-break/>parse number before '.' after <text:line-break/>say after'.'before </text:p>
      <text:p text:style-name="Text_20_body">would result in: </text:p>
      <text:p text:style-name="P9">  <text:s/>--- trace1.nrx <text:line-break/> 2 *=* number=1/7 <text:line-break/>  <text:s/>&gt;v&gt; number "0.142857143" <text:line-break/> 3 *=* parse number before '.' after <text:line-break/>  <text:s/>&gt;v&gt; before "0" <text:line-break/>  <text:s/>&gt;v&gt; after "142857143" <text:line-break/> 4 *=* say after'.'before <text:line-break/>  <text:s/>&gt;&gt;&gt; "142857143.0" <text:line-break/>142857143.0 </text:p>
      <text:p text:style-name="Text_20_body">where the line marked with “<text:span text:style-name="T9">---</text:span>” indicates the context of the trace, lines marked with “<text:span text:style-name="T9">*=*</text:span>” are the instructions in the program, lines with “<text:span text:style-name="T9">&gt;v&gt;</text:span>” show results assigned to local variables, and lines with “<text:span text:style-name="T9">&gt;&gt;&gt;</text:span>” show results of un-named expressions. </text:p>
      <text:p text:style-name="Text_20_body">Further, <text:span text:style-name="T11">trace methods</text:span> lets you trace the use of all methods in a class, along with the values of the arguments passed to each method. Here’s the result of adding <text:span text:style-name="T9">trace methods</text:span> to the Oblong class shown earlier and then running <text:span text:style-name="T9">tryOblong</text:span>: </text:p>
      <text:p text:style-name="P9">  <text:s text:c="2"/>--- Oblong.nrx <text:line-break/>  8 *=* <text:s text:c="4"/>method Oblong(newwidth, newheight) <text:line-break/>  <text:s text:c="2"/>&gt;a&gt; newwidth "5" <text:line-break/>  <text:s text:c="2"/>&gt;a&gt; newheight "3" <text:line-break/> 26 *=* <text:s text:c="4"/>method print <text:line-break/>Oblong 5 x 3 <text:line-break/> 20 *=* <text:s text:c="4"/>method relsize(relwidth, relheight)- <text:line-break/> 21 *-* <text:s text:c="18"/>returns Oblong <text:line-break/>  <text:s text:c="2"/>&gt;a&gt; relwidth "1" <text:line-break/>  <text:s text:c="2"/>&gt;a&gt; relheight "1" <text:line-break/> 26 *=* <text:s text:c="4"/>method print <text:line-break/>Oblong 6 x 4 <text:line-break/> 10 *=* <text:s text:c="4"/>method Oblong(newwidth, newheight) <text:line-break/>  <text:s text:c="2"/>&gt;a&gt; newwidth "1" <text:line-break/>  <text:s text:c="2"/>&gt;a&gt; newheight "2" <text:line-break/> 26 *=* <text:s text:c="4"/>method print <text:line-break/>Oblong 1 x 2 </text:p>
      <text:p text:style-name="Text_20_body">where lines with “<text:span text:style-name="T9">&gt;a&gt;</text:span>” show the names and values of the arguments. </text:p>
      <text:p text:style-name="Text_20_keep">It’s often useful to be able to find out when (and where) a variable’s value is changed. <text:s/>The <text:span text:style-name="T11">trace var</text:span> instruction does just that; it adds names to or removes names from a list of monitored variables. If the name of a variable in the current class or method is in the list, then <text:span text:style-name="T11">trace results</text:span> is turned on for any assignment, <text:span text:style-name="T11">loop</text:span>, or <text:span text:style-name="T11">parse</text:span> instruction that assigns a new value to the named variable. </text:p>
      <text:p text:style-name="Text_20_body">Variable names to be added to the list are specified by listing them after the <text:span text:style-name="T11">var</text:span> keyword. Any name may be optionally prefixed by a <text:span text:style-name="T9">-</text:span> sign., which indicates that the variable is to be removed from the list. </text:p>
      <text:p text:style-name="Text_20_keep"><text:soft-page-break/>For example, the program “<text:span text:style-name="T9">trace2.nrx</text:span>”: <text:alphabetical-index-mark text:string-value="program" text:key1="Example"/><text:alphabetical-index-mark text:string-value="trace" text:key1="Example"/></text:p>
      <text:p text:style-name="P9">trace var a b <text:line-break/>-- now variables a and b will be traced <text:line-break/>a=3 <text:line-break/>b=4 <text:line-break/>c=5 <text:line-break/>trace var -b c <text:line-break/>-- now variables a and c will be traced <text:line-break/>a=a+1 <text:line-break/>b=b+1 <text:line-break/>c=c+1 <text:line-break/>say a b c </text:p>
      <text:p text:style-name="Text_20_body">would result in: </text:p>
      <text:p text:style-name="P9">  <text:s text:c="2"/>--- trace2.nrx <text:line-break/>  3 *=* a=3 <text:line-break/>  <text:s text:c="2"/>&gt;v&gt; a "3" <text:line-break/>  4 *=* b=4 <text:line-break/>  <text:s text:c="2"/>&gt;v&gt; b "4" <text:line-break/>  8 *=* a=a+1 <text:line-break/>  <text:s text:c="2"/>&gt;v&gt; a "4" <text:line-break/> 10 *=* c=c+1 <text:line-break/>  <text:s text:c="2"/>&gt;v&gt; c "6" <text:line-break/>4 5 6 </text:p>
      <text:h text:style-name="Heading_20_2" text:outline-level="2"><text:bookmark-start text:name="__RefHeading__76317_1453098226"/><text:reference-mark text:name="refobinar"/>Binary types and conversions<text:bookmark-end text:name="__RefHeading__76317_1453098226"/></text:h>
      <text:p text:style-name="Text_20_body"><text:alphabetical-index-mark text:string-value="overview" text:key1="Conversion"/><text:alphabetical-index-mark text:string-value="overview" text:key1="Binary numbers"/><text:alphabetical-index-mark text:string-value="conversions" text:key1="Overview"/><text:alphabetical-index-mark text:string-value="binary types" text:key1="Overview"/>Most programming environments support the notion of fixed-precision “primitive” binary types, which correspond closely to the binary operations usually available at the hardware level in computers. For the reference implementation, these types are: </text:p>
      <text:list xml:id="ul9" text:style-name="L2">
        <text:list-item>
          <text:p text:style-name="P19"><text:span text:style-name="T5">byte, short, int,</text:span> and <text:span text:style-name="T5">long</text:span> – signed integers that will fit in 8, 16, 32, or 64 bits respectively </text:p>
        </text:list-item>
        <text:list-item>
          <text:p text:style-name="P19"><text:span text:style-name="T5">float</text:span> and <text:span text:style-name="T5">double</text:span> – signed floating point numbers that will fit in 32 or 64 bits respectively. </text:p>
        </text:list-item>
        <text:list-item>
          <text:p text:style-name="P19"><text:span text:style-name="T5">char</text:span> – an unsigned 16-bit quantity, holding a Unicode character </text:p>
        </text:list-item>
        <text:list-item>
          <text:p text:style-name="P19"><text:span text:style-name="T5">boolean</text:span> – a 1-bit logical value, representing <text:span text:style-name="T9">0</text:span> or <text:span text:style-name="T9">1</text:span> (“false” or “true”). </text:p>
        </text:list-item>
      </text:list>
      <text:p text:style-name="Text_20_body">Objects of these types are handled specially by the implementation “under the covers” in order to achieve maximum efficiency; in particular, they cannot be constructed like other objects – their value is held directly. <text:s/>This distinction rarely matters to the NetRexx programmer: in the case of string literals an object is constructed automatically; in the case of an <text:span text:style-name="T9">int</text:span> literal, an object is not constructed. </text:p>
      <text:p text:style-name="Text_20_body">Further, NetRexx automatically allows the conversion between the various forms of character strings in implementations<text:note text:id="ftn10" text:note-class="footnote"><text:note-citation>10</text:note-citation><text:note-body><text:p text:style-name="Footnote">In the reference implementation, these are <text:span text:style-name="T9">String</text:span>, <text:span text:style-name="T9">char</text:span>, <text:span text:style-name="T9">char[]</text:span> (an array of characters), and the NetRexx string type, <text:span text:style-name="T9">Rexx</text:span>. </text:p></text:note-body></text:note> and the primitive types. <text:s/>The “golden rule” that is followed by NetRexx is that any automatic conversion which is applied must not lose information: either it can be determined before execution that the conversion is safe (as in <text:span text:style-name="T9">int</text:span> to <text:span text:style-name="T9">String</text:span>) or it will be detected at execution time if the conversion fails (as in <text:span text:style-name="T9">String</text:span> to <text:span text:style-name="T9">int</text:span>). </text:p>
      <text:p text:style-name="Text_20_body">The automatic conversions greatly simplify the writing of programs; the exact type of numeric and string-like method arguments rarely needs to be a concern of the programmer. </text:p>
      <text:p text:style-name="Text_20_body">For certain applications where early checking or performance override other considerations, the reference implementation of NetRexx provides options for different treatment of the primitive types: </text:p>
      <text:list xml:id="ol10" text:style-name="L1">
        <text:list-item>
          <text:p text:style-name="P18"><text:span text:style-name="T11">options strictassign</text:span> – ensures exact type matching for all assignments. <text:s/>No conversions (including those from shorter integers to longer ones) are applied. <text:s/>This option provides stricter type-checking than most other languages, and ensures that all types are an exact match. </text:p>
        </text:list-item>
        <text:list-item>
          <text:p text:style-name="P18"><text:span text:style-name="T11">options binary</text:span> – uses implementation-dependent fixed precision arithmetic on binary types (also, literal numbers, for example, will be treated as binary, and local variables will be given “native” types such as <text:span text:style-name="T9">int</text:span> or <text:span text:style-name="T9">String</text:span>, where possible). </text:p>
          <text:p text:style-name="P18">Binary arithmetic currently gives better performance than NetRexx decimal arithmetic, but places the burden of avoiding overflows and loss of information on the programmer. </text:p>
        </text:list-item>
      </text:list>
      <text:p text:style-name="Text_20_body">The options instruction (which may list more than one option) is placed before the first class instruction in a file; the <text:span text:style-name="T11">binary</text:span> keyword may also be used on a <text:span text:style-name="T11">class</text:span> or <text:span text:style-name="T11">method</text:span> instruction, to allow an individual class or method to use binary arithmetic. </text:p>
      <text:h text:style-name="Heading_20_4" text:outline-level="4">Explicit type assignment</text:h>
      <text:p text:style-name="Text_20_body">You may explicitly assign a type to an expression or variable: <text:alphabetical-index-mark text:string-value="program" text:key1="Example"/></text:p>
      <text:p text:style-name="P9"><text:soft-page-break/>i=int 3000000 <text:s/>-- 'i' is an 'int' with value 3000000 <text:line-break/>j=int 4000000 <text:s/>-- 'j' is an 'int' with value 4000000 <text:line-break/>k=int <text:s text:c="9"/>-- 'k' is an 'int', with no initial value <text:line-break/>say i*j <text:s text:c="7"/>-- multiply and display the result <text:line-break/>k=i*j <text:s text:c="9"/>-- multiply and assign result to 'k' </text:p>
      <text:p text:style-name="Text_20_body">This example also illustrates an important difference between <text:span text:style-name="T11">options nobinary</text:span> and <text:span text:style-name="T11">options binary</text:span>. <text:s/>With the former (the default) the <text:span text:style-name="T11">say</text:span> instruction would display the result “<text:span text:style-name="T9">1.20000000E+13</text:span>” and a conversion overflow would be reported when the same expression is assigned to the variable <text:span text:style-name="T9">k</text:span>. </text:p>
      <text:p text:style-name="Text_20_body">With <text:span text:style-name="T11">options binary</text:span>, binary arithmetic would be used for the multiplications, and so no error would be detected; the <text:span text:style-name="T11">say</text:span> would display “<text:span text:style-name="T9">-138625024</text:span>” and the variable <text:span text:style-name="T9">k</text:span> takes the incorrect result. </text:p>
      <text:h text:style-name="Heading_20_4" text:outline-level="4">Binary types in practice</text:h>
      <text:p text:style-name="Text_20_body">In practice, explicit type assignment is only occasionally needed in NetRexx. <text:s/>Those conversions that are necessary for using existing classes (or those that use <text:span text:style-name="T11">options binary</text:span>) are generally automatic. For example, here is an “Applet” for use by Java-enabled browsers: <text:alphabetical-index-mark text:string-value="applet" text:key1="Example"/></text:p>
      <text:p text:style-name="P9">/* A simple graphics Applet */ <text:line-break/>class Rainbow extends Applet <text:line-break/>  method paint(g=Graphics) <text:s/>-- called to repaint window <text:line-break/>  <text:s text:c="2"/>maxx=size.width-1 <text:line-break/>  <text:s text:c="2"/>maxy=size.height-1 <text:line-break/>  <text:s text:c="2"/>loop y=0 to maxy <text:line-break/>  <text:s text:c="4"/>col=Color.getHSBColor(y/maxy, 1, 1) -- new colour <text:line-break/>  <text:s text:c="4"/>g.setColor(col) <text:s text:c="20"/>-- set it <text:line-break/>  <text:s text:c="4"/>g.drawLine(0, y, maxx, y) <text:s text:c="10"/>-- fill slice <text:line-break/>  <text:s text:c="2"/>end y </text:p>
      <text:p text:style-name="Text_20_body">In this example, the variable <text:span text:style-name="T9">col</text:span> will have type <text:span text:style-name="T9">Color</text:span>, and the three arguments to the method <text:span text:style-name="T9">getHSBColor</text:span> will all automatically be converted to type <text:span text:style-name="T9">float</text:span>. <text:s/>As no overflows are possible in this example, <text:span text:style-name="T11">options binary</text:span> may be added to the top of the program with no other changes being necessary. </text:p>
      <text:h text:style-name="Heading_20_2" text:outline-level="2"><text:bookmark-start text:name="__RefHeading__76319_1453098226"/><text:reference-mark text:name="refoexcep"/>Exception and error handling<text:bookmark-end text:name="__RefHeading__76319_1453098226"/></text:h>
      <text:p text:style-name="Text_20_body"><text:alphabetical-index-mark text:string-value="overview" text:key1="Exceptions"/><text:alphabetical-index-mark text:string-value="exceptions" text:key1="Overview"/>NetRexx doesn’t have a <text:span text:style-name="T11">goto</text:span> instruction, but a <text:span text:style-name="T11">signal</text:span> instruction is provided for abnormal transfer of control, such as when something unusual occurs. <text:s/>Using <text:span text:style-name="T11">signal</text:span> raises an <text:span text:style-name="T5">exception</text:span>; all control instructions are then “unwound” until the exception is caught by a control instruction that specifies a suitable <text:span text:style-name="T11">catch</text:span> instruction for handling the exception. </text:p>
      <text:p text:style-name="Text_20_body">Exceptions are also raised when various errors occur, such as attempting to divide a number by zero. <text:s/>For example: <text:alphabetical-index-mark text:string-value="program" text:key1="Example"/></text:p>
      <text:p text:style-name="P9">say 'Please enter a number:' <text:line-break/>number=ask <text:line-break/>do <text:line-break/>  say 'The reciprocal of' number 'is:' 1/number <text:line-break/>catch RuntimeException <text:line-break/>  say 'Sorry, could not divide "'number'" into 1' <text:line-break/>  say 'Please try again.' <text:line-break/>end </text:p>
      <text:p text:style-name="Text_20_body">Here, the <text:span text:style-name="T11">catch</text:span> instruction will catch any exception that is raised when the division is attempted (conversion error, divide by zero, <text:span text:style-name="T5">etc.</text:span>), and any instructions that follow it are then executed. <text:s/>If no exception is raised, the <text:span text:style-name="T11">catch</text:span> instruction (and any instructions that follow it) are ignored. </text:p>
      <text:p text:style-name="Text_20_body">Any of the control instructions that end with <text:span text:style-name="T11">end</text:span> (<text:span text:style-name="T11">do</text:span>, <text:span text:style-name="T11">loop</text:span>, or <text:span text:style-name="T11">select</text:span>) may be modified with one or more <text:span text:style-name="T11">catch</text:span> instructions to handle exceptions. </text:p>
      <text:h text:style-name="P22" text:outline-level="1"><text:bookmark-start text:name="__RefHeading__76321_1453098226"/><text:reference-mark text:name="refpart3"/>NetRexx Language Definition<text:bookmark-end text:name="__RefHeading__76321_1453098226"/></text:h>
      <text:p text:style-name="Text_20_body"><text:alphabetical-index-mark text:string-value="language definition" text:key1="NetRexx"/>This part of the document describes the NetRexx language, version <text:user-field-get text:name="vers">3.00</text:user-field-get>. This version includes the original NetRexx language<text:note text:id="ftn11" text:note-class="footnote"><text:note-citation>11</text:note-citation><text:note-body><text:p text:style-name="Footnote">The NetRexx Language, M. F. Cowlishaw, ISBN 0-13-806332-X, Prentice-Hall, 1997 </text:p></text:note-body></text:note> together with additions made from 1997 through 2000 and previously published in the <text:span text:style-name="T5">NetRexx Language Supplement</text:span>. </text:p>
      <text:p text:style-name="Text_20_body">The language is described first in terms of the characters from which it is composed and its low-level syntax, and then progressively through more complex constructions. Finally, special sections describe the semantics of the more complicated areas. </text:p>
      <text:p text:style-name="Text_20_body"><text:alphabetical-index-mark text:string-value="in reference implementation" text:key1="Java"/><text:alphabetical-index-mark text:string-value="Reference implementation"/>Some features of the language, such as <text:span text:style-name="T11">options</text:span> keywords and binary arithmetic, are implementation-dependent. <text:s/>Rather than leaving these important aspects entirely abstract, this description includes summaries of the treatment of such items in the <text:span text:style-name="T5">reference implementation</text:span> of NetRexx. <text:s/>The reference implementation is based on the Java environment and class libraries. </text:p>
      <text:p text:style-name="Text_20_body"><text:span text:style-name="T5">Paragraphs that refer to the reference implementation, and are therefore not strictly part of the language definition, are shown in italics, like this one.</text:span> </text:p>
      <text:h text:style-name="Heading_20_2" text:outline-level="2"><text:bookmark-start text:name="__RefHeading__76323_1453098226"/><text:reference-mark text:name="refnotat"/>Notations<text:bookmark-end text:name="__RefHeading__76323_1453098226"/></text:h>
      <text:p text:style-name="Text_20_body"><text:alphabetical-index-mark text:string-value="Diagrams, of syntax"/><text:alphabetical-index-mark text:string-value="in text" text:key1="Notations"/><text:alphabetical-index-mark text:string-value="syntax" text:key1="Notations"/><text:alphabetical-index-mark text:string-value="notation for" text:key1="Syntax diagrams"/><text:alphabetical-index-mark text:string-value="Syntax notation"/>In this part of the document, various notations such as changes of font are used for clarity. Within the text, a sans-serif bold font is used to indicate <text:span text:style-name="T11">keywords</text:span>, and an italic font is used to indicate <text:span text:style-name="T5">technical terms</text:span>. An italic font is also used to indicate a reference to a <text:span text:style-name="T5">technical term defined elsewhere</text:span> or a <text:span text:style-name="T5">word</text:span> in a syntax diagram that names a segment of syntax. </text:p>
      <text:p text:style-name="Text_20_body">Similarly, in the syntax diagrams in this document, words (symbols) in the sans-serif bold font also denote keywords or sub-keywords, and words (such as <text:span text:style-name="T5">expression</text:span>) in italics denote a token or collection of tokens defined elsewhere. The brackets [ and ] delimit optional (and possibly alternative) parts of the instructions, whereas the braces { and } indicate that one of a number of alternatives must be selected. An ellipsis (<text:span text:style-name="T9">...</text:span>) following a bracket indicates that the bracketed part of the clause may optionally be repeated. </text:p>
      <text:p text:style-name="Text_20_body">Occasionally in syntax diagrams (<text:span text:style-name="T5">e.g.</text:span>, for indexed references) brackets are “real” (that is, a bracket is required in the syntax; it is not marking an optional part). These brackets are enclosed in single quotes, thus: <text:span text:style-name="T11">'['</text:span> or <text:span text:style-name="T11">']'</text:span>. </text:p>
      <text:p text:style-name="Text_20_body">Note that the keywords and sub-keywords in the syntax diagrams are not case-sensitive: the symbols “IF” “If” and “iF” would all match the keyword shown in a syntax diagram as <text:span text:style-name="T11">if</text:span>. </text:p>
      <text:p text:style-name="Text_20_body"><text:alphabetical-index-mark text:string-value="can be omitted" text:key1="Semicolons"/>Note also that most of the clause delimiters (“<text:span text:style-name="T9">;</text:span>”) shown can usually be omitted as they will be implied by the end of a line. </text:p>
      <text:h text:style-name="Heading_20_2" text:outline-level="2"><text:bookmark-start text:name="__RefHeading__76325_1453098226"/><text:reference-mark text:name="refencod"/>Characters and Encodings<text:bookmark-end text:name="__RefHeading__76325_1453098226"/></text:h>
      <text:p text:style-name="Text_20_body"><text:alphabetical-index-mark text:string-value="of characters" text:key1="Encodings"/><text:alphabetical-index-mark text:string-value="Coded character"/><text:alphabetical-index-mark text:string-value="Character"/><text:alphabetical-index-mark text:string-value="Encodings, of characters"/><text:alphabetical-index-mark text:string-value="encodings" text:key1="Character"/>In the definition of a programming language it is important to emphasize the distinction between a <text:span text:style-name="T5">character</text:span> and the <text:span text:style-name="T5">coded representation</text:span><text:note text:id="ftn12" text:note-class="footnote"><text:note-citation>12</text:note-citation><text:note-body><text:p text:style-name="Footnote">These terms have the meanings as defined by the International Organization for Standardization, in ISO 2382 <text:span text:style-name="T5">Data processing – Vocabulary</text:span>. </text:p></text:note-body></text:note> (encoding) of a character. The character “A”, for example, is the first letter of the English (Roman) alphabet, and this meaning is independent of any specific coded representation of that character. Different coded character sets (such as, for example, the ASCII<text:note text:id="ftn13" text:note-class="footnote"><text:note-citation>13</text:note-citation><text:note-body><text:p text:style-name="Footnote"><text:alphabetical-index-mark text:string-value="ASCII" text:key1="Coded character set"/><text:alphabetical-index-mark text:string-value="coded character set" text:key1="ASCII"/>American Standard Code for Information Interchange. </text:p></text:note-body></text:note> and EBCDIC<text:note text:id="ftn14" text:note-class="footnote"><text:note-citation>14</text:note-citation><text:note-body><text:p text:style-name="Footnote"><text:alphabetical-index-mark text:string-value="EBCDIC" text:key1="Coded character set"/><text:alphabetical-index-mark text:string-value="coded character set" text:key1="EBCDIC"/>Extended Binary Coded Decimal Interchange Code. </text:p></text:note-body></text:note> codes) use quite different encodings for this character (decimal values 65 and 193, respectively). </text:p>
      <text:p text:style-name="Text_20_body">Except where stated otherwise, this document uses characters to convey meaning and not to imply a specific character code (the exceptions are certain operations that specifically convert between characters and their representations). <text:alphabetical-index-mark text:string-value="Glyphs"/><text:alphabetical-index-mark text:string-value="glyphs" text:key1="Character"/><text:alphabetical-index-mark text:string-value="appearance" text:key1="Character"/>At no time is NetRexx concerned with the glyph (actual appearance) of a character. </text:p>
      <text:h text:style-name="Heading_20_4" text:outline-level="4">Character Sets</text:h>
      <text:p text:style-name="Text_20_body"><text:alphabetical-index-mark text:string-value="Unicode" text:key1="Coded character set"/><text:alphabetical-index-mark text:string-value="coded character set" text:key1="Unicode"/><text:alphabetical-index-mark text:string-value="Character sets"/>Programming in the NetRexx language can be considered to involve the use of two character sets. The first is used for expressing the NetRexx program itself, and is the relatively small set of characters described in the next section. The second character set is the set of characters that can be used as character data by a particular implementation of a NetRexx language processor. This character set may be limited in size (sometimes to a limit of 256 different characters, which have a convenient 8-bit representation), or it may be much larger. <text:s/>The <text:span text:style-name="T5">Unicode</text:span><text:note text:id="ftn15" text:note-class="footnote"><text:note-citation>15</text:note-citation><text:note-body><text:p text:style-name="Footnote"><text:span text:style-name="T5">The Unicode Standard: Worldwide Character Encoding</text:span>, Version 1.0. <text:s/>Volume 1, ISBN 0-201-56788-1, 1991, and Volume 2, ISBN 0-201-60845-6 1992, Addison-Wesley, Reading, MA. </text:p></text:note-body></text:note> character set, for example, allows for 65536 characters, each encoded in 16 bits. </text:p>
      <text:p text:style-name="Text_20_body">Usually, most or all of the characters in the second (data) character set are also allowed within a NetRexx program, but only within commentary or immediate (literal) data. </text:p>
      <text:p text:style-name="Text_20_body">The NetRexx language explicitly defines the first character set, in order that programs will be portable and understandable; at the same time it avoids restrictions due to the language itself on the character set used for data. However, where the language itself manipulates or inspects the data (as when carrying out arithmetic operations), there may be requirements on the data character set (for example, numbers can only be expressed if there are digit characters in the set). </text:p>
      <text:h text:style-name="Heading_20_2" text:outline-level="2"><text:bookmark-start text:name="__RefHeading__76327_1453098226"/><text:reference-mark text:name="refclau"/>Structure and General Syntax<text:bookmark-end text:name="__RefHeading__76327_1453098226"/></text:h>
      <text:p text:style-name="Text_20_body"><text:alphabetical-index-mark text:string-value="see Semicolons" text:key1="Delimiters, clause"/><text:alphabetical-index-mark text:string-value="Semicolons"/><text:alphabetical-index-mark text:string-value="Clauses"/>A NetRexx program is built up out of a series of <text:span text:style-name="T5">clauses</text:span> that are composed of: zero or more blanks (which are ignored); a sequence of tokens (described in this section); zero or more blanks (again ignored); and the delimiter “<text:span text:style-name="T9">;</text:span>” (semicolon) which may be implied by line-ends or certain keywords. Conceptually, each clause is scanned from left to right before execution and the tokens composing it are resolved. </text:p>
      <text:p text:style-name="Text_20_body">Identifiers (known as symbols) and numbers are recognized at this stage, comments (described below) are removed, and multiple blanks (except within literal strings) are reduced to single blanks. Blanks adjacent to operator characters (see page <text:span text:style-name="T15"><text:reference-ref text:reference-format="page" text:ref-name="refopers">47</text:reference-ref></text:span>) and special characters (see page <text:span text:style-name="T15"><text:reference-ref text:reference-format="page" text:ref-name="refspecs">47</text:reference-ref></text:span>) are also removed. </text:p>
      <text:h text:style-name="Heading_20_3" text:outline-level="3"><text:bookmark-start text:name="__RefHeading__76329_1453098226"/><text:reference-mark text:name="refblank"/>Blanks and White Space<text:bookmark-end text:name="__RefHeading__76329_1453098226"/></text:h>
      <text:p text:style-name="Text_20_body"><text:alphabetical-index-mark text:string-value="White space"/><text:alphabetical-index-mark text:string-value="Blank"/><text:span text:style-name="T5">Blanks</text:span> (spaces) may be freely used in a program to improve appearance and layout, and most are ignored. Blanks, however, are usually significant </text:p>
      <text:list xml:id="ul11" text:style-name="L2">
        <text:list-item>
          <text:p text:style-name="P19">within literal strings (see below) </text:p>
        </text:list-item>
        <text:list-item>
          <text:p text:style-name="P19">between two tokens that are not special characters (for example, between two symbols or keywords) </text:p>
        </text:list-item>
        <text:list-item>
          <text:p text:style-name="P19">between the two characters forming a comment delimiter </text:p>
        </text:list-item>
        <text:list-item>
          <text:p text:style-name="P19">immediately outside parentheses (“<text:span text:style-name="T9">(</text:span>” and “<text:span text:style-name="T9">)</text:span>”) or brackets (“<text:span text:style-name="T9">[</text:span>” and “<text:span text:style-name="T9">]</text:span>”). </text:p>
        </text:list-item>
      </text:list>
      <text:p text:style-name="Text_20_body"><text:alphabetical-index-mark text:string-value="End-of-file character"/><text:alphabetical-index-mark text:string-value="EOF character"/><text:alphabetical-index-mark text:string-value="Tab character"/><text:alphabetical-index-mark text:string-value="Tabulation character"/><text:alphabetical-index-mark text:string-value="Form feed character"/>For implementations that support tabulation (tab) and form feed characters, these characters outside of literal strings are treated as if they were a single blank; similarly, if the last character in a NetRexx program is the End-of-file character (EOF, encoded in ASCII as decimal 26), that character is ignored. </text:p>
      <text:h text:style-name="Heading_20_3" text:outline-level="3"><text:bookmark-start text:name="__RefHeading__76331_1453098226"/><text:reference-mark text:name="refcomment"/>Comments<text:bookmark-end text:name="__RefHeading__76331_1453098226"/></text:h>
      <text:p text:style-name="Text_20_body"><text:alphabetical-index-mark text:string-value="-- line comment delimiter"/><text:alphabetical-index-mark text:string-value="*/ block comment delimiter"/><text:alphabetical-index-mark text:string-value="/* block comment delimiter"/><text:alphabetical-index-mark text:string-value="for comments" text:key1="Delimiters"/><text:alphabetical-index-mark text:string-value="Comments"/>Commentary is included in a NetRexx program by means of <text:span text:style-name="T5">comments</text:span>. <text:s/>Two forms of comment notation are provided: <text:span text:style-name="T5">line comments</text:span> are ended by the end of the line on which they start, and <text:span text:style-name="T5">block comments</text:span> are typically used for more extensive commentary. </text:p>
      <table:table table:name="dl12" table:style-name="dl12">
        <table:table-column table:style-name="dl12.A"/>
        <table:table-column table:style-name="dl12.B"/>
        <table:table-row>
          <table:table-cell table:style-name="dl12.A1" office:value-type="string">
            <text:p text:style-name="Table_20_Contents"><text:reference-mark text:name="reflineco"/><text:span text:style-name="T5">Line comments </text:span><text:alphabetical-index-mark text:string-value="Line comments"/><text:alphabetical-index-mark text:string-value="line" text:key1="Comments"/></text:p>
          </table:table-cell>
          <table:table-cell table:style-name="dl12.A1" office:value-type="string">
            <text:p text:style-name="Text_20_body">A line comment is started by a sequence of two adjacent hyphens (“<text:span text:style-name="T9">--</text:span>”); all characters following that sequence up to the end of the line are then ignored by the NetRexx language processor. </text:p>
            <text:p text:style-name="Text_20_keep"><text:span text:style-name="T4">Example:</text:span> </text:p>
            <text:p text:style-name="P9">i=j+7 <text:s/>-- this line comment follows an assignment </text:p>
          </table:table-cell>
        </table:table-row>
        <table:table-row>
          <table:table-cell table:style-name="dl12.A1" office:value-type="string">
            <text:p text:style-name="Table_20_Contents"><text:reference-mark text:name="refblockco"/><text:span text:style-name="T5">Block comments </text:span><text:alphabetical-index-mark text:string-value="Block comments"/><text:alphabetical-index-mark text:string-value="block" text:key1="Comments"/></text:p>
          </table:table-cell>
          <table:table-cell table:style-name="dl12.A1" office:value-type="string">
            <text:p text:style-name="Text_20_body">A block comment is started by the sequence of characters “<text:span text:style-name="T9">/*</text:span>”, and is ended by the same sequence reversed, “<text:span text:style-name="T9">*/</text:span>”. Within these delimiters any characters are allowed (including quotes, which need not be paired). <text:alphabetical-index-mark text:string-value="Nesting of comments"/><text:alphabetical-index-mark text:string-value="nesting" text:key1="Comments"/>Block comments may be nested, which is to say that “<text:span text:style-name="T9">/*</text:span>” and “<text:span text:style-name="T9">*/</text:span>” must pair correctly. <text:alphabetical-index-mark text:string-value="of comments" text:key1="Length"/>Block comments may be anywhere, and may be of any length. When a block comment is found, it is treated as though it were a blank (which may then be removed, if adjacent to a special character). </text:p>
            <text:p text:style-name="Text_20_keep"><text:span text:style-name="T4">Example:</text:span> </text:p>
            <text:p text:style-name="P9"><text:soft-page-break/>/* This is a valid block comment */ </text:p>
            <text:p text:style-name="Text_20_body">The two characters forming a comment delimiter (“<text:span text:style-name="T9">/*</text:span>” or “<text:span text:style-name="T9">*/</text:span>”) must be adjacent (that is, they may not be separated by blanks or a line-end). </text:p>
          </table:table-cell>
        </table:table-row>
      </table:table>
      <text:p text:style-name="Text_20_body"><text:span text:style-name="T4">Note:</text:span> <text:alphabetical-index-mark text:string-value="starting a program with" text:key1="Comments"/>It is recommended that NetRexx programs start with a block comment that describes the program. Not only is this good programming practice, but some implementations may use this to distinguish NetRexx programs from other languages. </text:p>
      <text:p text:style-name="Text_20_body"><text:span text:style-name="T4">Implementation minimum:</text:span> Implementations should support nested block comments to a depth of at least 10. The length of a comment should not be restricted, in that it should be possible to “comment out” an entire program. </text:p>
      <text:h text:style-name="Heading_20_3" text:outline-level="3"><text:bookmark-start text:name="__RefHeading__76333_1453098226"/><text:reference-mark text:name="reftokens"/>Tokens<text:bookmark-end text:name="__RefHeading__76333_1453098226"/></text:h>
      <text:p text:style-name="Text_20_body"><text:alphabetical-index-mark text:string-value="Tokens"/>The essential components of clauses are called <text:span text:style-name="T5">tokens</text:span>. These may be of any length, unless limited by implementation restrictions,<text:note text:id="ftn16" text:note-class="footnote"><text:note-citation>16</text:note-citation><text:note-body><text:p text:style-name="Footnote">Wherever arbitrary implementation restrictions are applied, the size of the restriction should be a number that is readily memorable in the decimal system; that is, one of 1, 25, or 5 multiplied by a power of ten. 500 is preferred to 512, the number 250 is more “natural” than 256, and so on. <text:s/>Limits expressed in digits should be a multiple of three. </text:p></text:note-body></text:note> and are separated by blanks, comments, ends of lines, or by the nature of the tokens themselves. </text:p>
      <text:p text:style-name="Text_20_body">The tokens are: </text:p>
      <table:table table:name="dl13" table:style-name="dl13">
        <table:table-column table:style-name="dl13.A"/>
        <table:table-column table:style-name="dl13.B"/>
        <table:table-row>
          <table:table-cell table:style-name="dl13.A1" office:value-type="string">
            <text:p text:style-name="Table_20_Contents"><text:reference-mark text:name="refxstr"/><text:span text:style-name="T5">Literal strings </text:span><text:alphabetical-index-mark text:string-value="as literal constants" text:key1="Strings"/><text:alphabetical-index-mark text:string-value="string delimiter" text:key1="Single-quote"/><text:alphabetical-index-mark text:string-value="string delimiter" text:key1="Double-quote"/><text:alphabetical-index-mark text:string-value="Quotes in strings"/><text:alphabetical-index-mark text:string-value="quotes in" text:key1="Strings"/><text:alphabetical-index-mark text:string-value="see Strings" text:key1="Characters"/><text:alphabetical-index-mark text:string-value="for strings" text:key1="Delimiters"/><text:alphabetical-index-mark text:string-value="see Strings" text:key1="Literal strings"/><text:alphabetical-index-mark text:string-value="Literal strings"/><text:alphabetical-index-mark text:string-value="Strings"/></text:p>
          </table:table-cell>
          <table:table-cell table:style-name="dl13.A1" office:value-type="string">
            <text:p text:style-name="Text_20_body">A sequence including any characters that can safely be represented in an implementation<text:note text:id="ftn17" text:note-class="footnote"><text:note-citation>17</text:note-citation><text:note-body><text:p text:style-name="Footnote">Some implementations may not allow certain “control characters” in literal strings. These characters may be included in literal strings by using one of the escape sequences provided. </text:p></text:note-body></text:note> and delimited by the single quote character (<text:span text:style-name="T9">'</text:span>) or the double-quote (<text:span text:style-name="T9">"</text:span>). Use <text:span text:style-name="T9">""</text:span> to include a <text:span text:style-name="T9">"</text:span> in a literal string delimited by <text:span text:style-name="T9">"</text:span>, and similarly use two single quotes to include a single quote in a literal string delimited by single quotes. A literal string is a constant and its contents will never be modified by NetRexx. Literal strings must be complete on a single line (this means that unmatched quotes may be detected on the line that they occur). <text:alphabetical-index-mark text:string-value="Null strings"/><text:alphabetical-index-mark text:string-value="null" text:key1="Strings"/></text:p>
            <text:p text:style-name="Text_20_body">Any string with no characters (<text:span text:style-name="T5">i.e.</text:span>, a string of length 0) is called a <text:span text:style-name="T5">null string</text:span>. </text:p>
            <text:p text:style-name="Text_20_keep"><text:span text:style-name="T4">Examples:</text:span> </text:p>
            <text:p text:style-name="P9">'Fred' <text:line-break/>'Aÿ' <text:line-break/>"Don't Panic!" <text:line-break/>":x" <text:line-break/>'You shouldn''t' <text:s text:c="3"/>/* Same as "You shouldn't" */ <text:line-break/>'' <text:s text:c="17"/>/* A null string */ </text:p>
            <text:p text:style-name="Text_20_body"><text:alphabetical-index-mark text:string-value="in strings" text:key1="Backslash character"/><text:alphabetical-index-mark text:string-value="escape character" text:key1="\ backslash"/><text:alphabetical-index-mark text:string-value="Escape sequences in strings"/><text:alphabetical-index-mark text:string-value="escapes in" text:key1="Strings"/>Within literal strings, characters that cannot safely or easily be represented (for example “control characters”) may be introduced using an <text:span text:style-name="T5">escape sequence</text:span>. <text:s/>An escape sequence starts with a <text:span text:style-name="T5">backslash</text:span> (“<text:span text:style-name="T9">\</text:span>”), which must then be followed immediately by one of the following (letters may be in either uppercase or lowercase): </text:p>
            <table:table table:name="dl14" table:style-name="dl14">
              <table:table-column table:style-name="dl14.A"/>
              <table:table-column table:style-name="dl14.B"/>
              <table:table-row>
                <table:table-cell table:style-name="dl14.A1" office:value-type="string">
                  <text:p text:style-name="P3"><text:alphabetical-index-mark text:string-value="escape sequence" text:key1="Unicode"/><text:alphabetical-index-mark text:string-value="escape sequence" text:key1="Hexadecimal"/><text:alphabetical-index-mark text:string-value="escape sequence" text:key1="Zero character"/><text:alphabetical-index-mark text:string-value="escape sequence" text:key1="Null character"/><text:alphabetical-index-mark text:string-value="escape sequence" text:key1="Backslash character"/><text:alphabetical-index-mark text:string-value="escape sequence" text:key1="Single-quote"/><text:alphabetical-index-mark text:string-value="escape sequence" text:key1="Double-quote"/><text:alphabetical-index-mark text:string-value="escape sequence" text:key1="Return character"/><text:alphabetical-index-mark text:string-value="escape sequence" text:key1="Carriage return character"/><text:alphabetical-index-mark text:string-value="escape sequence" text:key1="Line feed character"/><text:alphabetical-index-mark text:string-value="escape sequence" text:key1="Newline character"/><text:alphabetical-index-mark text:string-value="escape sequence" text:key1="Tab character"/>t </text:p>
                </table:table-cell>
                <table:table-cell table:style-name="dl14.A1" office:value-type="string">
                  <text:p text:style-name="Text_20_body">the escape sequence represents a tabulation (tab) character </text:p>
                </table:table-cell>
              </table:table-row>
              <table:table-row>
                <table:table-cell table:style-name="dl14.A1" office:value-type="string">
                  <text:p text:style-name="Table_20_Contents"><text:span text:style-name="T9">n</text:span> </text:p>
                </table:table-cell>
                <table:table-cell table:style-name="dl14.A1" office:value-type="string">
                  <text:p text:style-name="Text_20_body">the escape sequence represents a new-line (line feed) character </text:p>
                </table:table-cell>
              </table:table-row>
              <table:table-row>
                <table:table-cell table:style-name="dl14.A1" office:value-type="string">
                  <text:p text:style-name="Table_20_Contents"><text:span text:style-name="T9">r</text:span> </text:p>
                </table:table-cell>
                <table:table-cell table:style-name="dl14.A1" office:value-type="string">
                  <text:p text:style-name="Text_20_body">the escape sequence represents a return (carriage return) character </text:p>
                </table:table-cell>
              </table:table-row>
              <table:table-row>
                <table:table-cell table:style-name="dl14.A1" office:value-type="string">
                  <text:p text:style-name="Table_20_Contents"><text:span text:style-name="T9">f</text:span> </text:p>
                </table:table-cell>
                <table:table-cell table:style-name="dl14.A1" office:value-type="string">
                  <text:p text:style-name="Text_20_body">the escape sequence represents a form-feed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double-quote character </text:p>
                </table:table-cell>
              </table:table-row>
              <table:table-row>
                <table:table-cell table:style-name="dl14.A1" office:value-type="string">
                  <text:p text:style-name="Table_20_Contents"><text:soft-page-break/><text:span text:style-name="T9">'</text:span> </text:p>
                </table:table-cell>
                <table:table-cell table:style-name="dl14.A1" office:value-type="string">
                  <text:p text:style-name="Text_20_body">the escape sequence represents a single-quote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backslash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null” character (the character whose encoding equals zero), used to indicate continuation in a <text:span text:style-name="T11">say</text:span> instruction </text:p>
                </table:table-cell>
              </table:table-row>
              <table:table-row>
                <table:table-cell table:style-name="dl14.A1" office:value-type="string">
                  <text:p text:style-name="Table_20_Contents"><text:span text:style-name="T9">0</text:span> </text:p>
                </table:table-cell>
                <table:table-cell table:style-name="dl14.A1" office:value-type="string">
                  <text:p text:style-name="Text_20_body">(zero) the escape sequence represents a “null” character (the character whose encoding equals zero); an alternative to <text:span text:style-name="T9">\</text:span><text:span text:style-name="T9">-</text:span> </text:p>
                </table:table-cell>
              </table:table-row>
              <table:table-row>
                <table:table-cell table:style-name="dl14.A1" office:value-type="string">
                  <text:p text:style-name="Table_20_Contents"><text:span text:style-name="T9">xhh</text:span> </text:p>
                </table:table-cell>
                <table:table-cell table:style-name="dl14.A1" office:value-type="string">
                  <text:p text:style-name="Text_20_body">the escape sequence represents a character whose encoding is given by the two hexadecimal digits (“<text:span text:style-name="T9">hh</text:span>”) following the “<text:span text:style-name="T9">x</text:span>”. If the character encoding for the implementation requires more than two hexadecimal digits, they are padded with zero digits on the left. </text:p>
                </table:table-cell>
              </table:table-row>
              <table:table-row>
                <table:table-cell table:style-name="dl14.A1" office:value-type="string">
                  <text:p text:style-name="Table_20_Contents"><text:span text:style-name="T9">uhhhh</text:span> </text:p>
                </table:table-cell>
                <table:table-cell table:style-name="dl14.A1" office:value-type="string">
                  <text:p text:style-name="Text_20_body">the escape sequence represents a character whose encoding is given by the four hexadecimal digits (“<text:span text:style-name="T9">hhhh</text:span>”) following the “<text:span text:style-name="T9">u</text:span>”. It is an error to use this escape if the character encoding for the implementation requires fewer than four hexadecimal digits. </text:p>
                </table:table-cell>
              </table:table-row>
            </table:table>
            <text:p text:style-name="Text_20_body"><text:alphabetical-index-mark text:string-value="digits in escapes" text:key1="Hexadecimal"/>Hexadecimal digits for use in the escape sequences above may be any decimal digit (0–9) or any of the first six alphabetic characters (a–f), in either lowercase or uppercase. </text:p>
            <text:p text:style-name="Text_20_keep"><text:span text:style-name="T4">Examples:</text:span> </text:p>
            <text:p text:style-name="P9">'You shouldn\'t' <text:s/>/* Same as "You shouldn't" */ <text:line-break/>'\x6d\u0066\x63' <text:s/>/* In Unicode: 'mfc' */ <text:line-break/>'\\\u005C' <text:s text:c="7"/>/* In Unicode, two backslashes */ </text:p>
            <text:p text:style-name="Text_20_body"><text:span text:style-name="T4">Implementation minimum:</text:span> Implementations should support literal strings of at least 100 characters. (But note that the length of string expression results, <text:span text:style-name="T5">etc.</text:span>, should have a much larger minimum, normally only limited by the amount of storage available.) </text:p>
          </table:table-cell>
        </table:table-row>
        <table:table-row>
          <table:table-cell table:style-name="dl13.A1" office:value-type="string">
            <text:p text:style-name="Table_20_Contents"><text:reference-mark text:name="refsyms"/><text:span text:style-name="T5">Symbols </text:span><text:alphabetical-index-mark text:string-value="in symbols" text:key1="Euro character"/><text:alphabetical-index-mark text:string-value="Euro character"/><text:alphabetical-index-mark text:string-value="in symbols" text:key1="Dollar sign"/><text:alphabetical-index-mark text:string-value="in symbols" text:key1="$ dollar sign"/><text:alphabetical-index-mark text:string-value="in symbols" text:key1="Underscore"/><text:alphabetical-index-mark text:string-value="in symbols" text:key1="_ underscore"/><text:alphabetical-index-mark text:string-value="in numeric symbols" text:key1="Extra digits"/><text:alphabetical-index-mark text:string-value="in symbols" text:key1="Extra digits"/><text:alphabetical-index-mark text:string-value="Extra letters, in symbols"/><text:alphabetical-index-mark text:string-value="valid names" text:key1="Symbols"/><text:alphabetical-index-mark text:string-value="Symbols"/></text:p>
          </table:table-cell>
          <table:table-cell table:style-name="dl13.A1" office:value-type="string">
            <text:p text:style-name="Text_20_body">Symbols are groups of characters selected from the Roman alphabet in uppercase or lowercase (A–Z, a–z), the Arabic numerals (0–9), or the characters underscore, dollar, and euro<text:note text:id="ftn18" text:note-class="footnote"><text:note-citation>18</text:note-citation><text:note-body><text:p text:style-name="Footnote">Note that only UTF8-encoded source files can currently use the euro character. </text:p></text:note-body></text:note> (“_$€”). Implementations may also allow other alphabetic and numeric characters in symbols to improve the readability of programs in languages other than English. <text:s/>These additional characters are known as <text:span text:style-name="T5">extra letters</text:span> and <text:span text:style-name="T5">extra digits</text:span>.<text:note text:id="ftn19" text:note-class="footnote"><text:note-citation>19</text:note-citation><text:note-body><text:p text:style-name="Footnote">It is expected that implementations of NetRexx will be based on Unicode or a similarly rich character set. However, portability to implementations with smaller character sets may be compromised when extra letters or extra digits are used in a program. </text:p></text:note-body></text:note> </text:p>
            <text:p text:style-name="Text_20_keep"><text:span text:style-name="T4">Examples:</text:span> </text:p>
            <text:p text:style-name="P9">DanYrOgof <text:line-break/>minx <text:line-break/>Élan <text:line-break/>$Virtual3D </text:p>
            <text:p text:style-name="Text_20_body"><text:alphabetical-index-mark text:string-value="in numeric symbols" text:key1="Extra digits"/><text:alphabetical-index-mark text:string-value="in symbols" text:key1="E-notation"/><text:alphabetical-index-mark text:string-value="in symbols" text:key1="Exponential notation"/><text:alphabetical-index-mark text:string-value="Binary numeric symbol"/><text:alphabetical-index-mark text:string-value="Hexadecimal numeric symbol"/><text:alphabetical-index-mark text:string-value="Simple number"/><text:alphabetical-index-mark text:string-value="numeric" text:key1="Symbols"/><text:alphabetical-index-mark text:string-value="Numeric symbols"/><text:alphabetical-index-mark text:string-value="as symbols" text:key1="Numbers"/>A symbol may include other characters only when the first character of the symbol is a digit (0–9 or an extra digit). In this case, it is a <text:span text:style-name="T5">numeric symbol</text:span> – it may include a period (“<text:span text:style-name="T9">.</text:span>”) and it must have the syntax of a number. This may be <text:span text:style-name="T5">simple number</text:span>, which is a sequence of digits with at most one period (which may not be the final character of the sequence), or it may be a <text:span text:style-name="T5">hexadecimal or binary numeric symbol</text:span> (see page <text:span text:style-name="T15"><text:reference-ref text:reference-format="page" text:ref-name="refhexbin">49</text:reference-ref></text:span>), or it may be a number expressed in <text:span text:style-name="T5">exponential notation</text:span>. </text:p>
            <text:p text:style-name="Text_20_body">A number in exponential notation is a simple number followed immediately by the sequence “<text:span text:style-name="T9">E</text:span>” (or “<text:span text:style-name="T9">e</text:span>”), followed immediately by a sign (“<text:span text:style-name="T9">+</text:span>” or “<text:span text:style-name="T9">-</text:span>”),<text:note text:id="ftn20" text:note-class="footnote"><text:note-citation>20</text:note-citation><text:note-body><text:p text:style-name="Footnote">The sign in this context is part of the symbol; it is not an operator. </text:p></text:note-body></text:note> followed <text:soft-page-break/>immediately by one or more digits (which may not be followed by any other symbol characters). </text:p>
            <text:p text:style-name="Text_20_keep"><text:span text:style-name="T4">Examples:</text:span> </text:p>
            <text:p text:style-name="P9">1 <text:line-break/>1.3 <text:line-break/>12.007 <text:line-break/>17.3E-12 <text:line-break/>3e+12 <text:line-break/>0.03E+9 </text:p>
            <text:p text:style-name="Text_20_body"><text:alphabetical-index-mark text:string-value="in numeric symbols" text:key1="Extra digits"/>When <text:span text:style-name="T5">extra digits</text:span> are used in numeric symbols, they must represent values in the range zero through nine. When numeric symbols are used as numbers, any extra digits are first converted to the corresponding character in the range 0-9, and then the symbol follows the usual rules for numbers in NetRexx (that is, the most significant digit is on the left, <text:span text:style-name="T5">etc.</text:span>). </text:p>
            <text:p text:style-name="P7">In the reference implementation, the extra letters are those characters (excluding A-Z, a-z, and underscore) that result in <text:span text:style-name="T9">1</text:span> when tested with <text:span text:style-name="T9">java.lang.Character.isLetter</text:span>. Similarly, the extra digits are those characters (excluding 0-9) that result in <text:span text:style-name="T9">1</text:span> when tested with <text:span text:style-name="T9">java.lang.Character.isDigit</text:span>. </text:p>
            <text:p text:style-name="Text_20_body">The meaning of a symbol depends on the context in which it is used. For example, a symbol may be a constant (if a number), a keyword, the name of a variable, or identify some algorithm. </text:p>
            <text:p text:style-name="Text_20_body">It is recommended that the dollar and euro only be used in symbols in mechanically generated programs or where otherwise essential. </text:p>
            <text:p text:style-name="Text_20_body"><text:span text:style-name="T4">Implementation minimum:</text:span> Implementations should support symbols of at least 50 characters. (But note that the length of its value, if it is a string variable, should have a much larger limit.) </text:p>
          </table:table-cell>
        </table:table-row>
        <table:table-row>
          <table:table-cell table:style-name="dl13.A1" office:value-type="string">
            <text:p text:style-name="Table_20_Contents"><text:reference-mark text:name="refopers"/><text:span text:style-name="T5">Operator characters </text:span><text:alphabetical-index-mark text:string-value="adjacent to operator character" text:key1="Blank"/><text:alphabetical-index-mark text:string-value="used for operators" text:key1="Special characters"/><text:alphabetical-index-mark text:string-value="characters used for" text:key1="Operators"/></text:p>
          </table:table-cell>
          <table:table-cell table:style-name="dl13.A1" office:value-type="string">
            <text:p text:style-name="Text_20_body">The characters  <text:span text:style-name="T9">+ - * / % | &amp; = \ &gt; &lt;</text:span>  are used (sometimes in combination) to indicate operations (see page <text:span text:style-name="T15"><text:reference-ref text:reference-format="page" text:ref-name="refops">65</text:reference-ref></text:span>) in expressions. A few of these are also used in parsing templates, and the equals sign is also used to indicate assignment. Blanks adjacent to operator characters are removed, so, for example, the sequences: </text:p>
            <text:p text:style-name="P9">345&gt;=123 <text:line-break/>345 &gt;=123 <text:line-break/>345 &gt;= <text:s/>123 <text:line-break/>345 &gt; = <text:s/>123 </text:p>
            <text:p text:style-name="Text_20_body">are identical in meaning. </text:p>
            <text:p text:style-name="Text_20_body">Some of these characters may not be available in all character sets, and if this is the case appropriate translations may be used. <text:alphabetical-index-mark text:string-value="\\ invalid sequence"/><text:alphabetical-index-mark text:string-value="++ invalid sequence"/></text:p>
            <text:p text:style-name="Text_20_body"><text:span text:style-name="T4">Note:</text:span> The sequences “<text:span text:style-name="T9">--</text:span>”, “<text:span text:style-name="T9">/*</text:span>”, and “<text:span text:style-name="T9">*/</text:span>” are comment delimiters, as described earlier. The sequences “<text:span text:style-name="T9">++</text:span>” and “<text:span text:style-name="T9">\\</text:span>” are not valid in NetRexx programs. </text:p>
          </table:table-cell>
        </table:table-row>
        <table:table-row>
          <table:table-cell table:style-name="dl13.A1" office:value-type="string">
            <text:p text:style-name="Table_20_Contents"><text:reference-mark text:name="refspecs"/><text:span text:style-name="T5">Special characters </text:span><text:alphabetical-index-mark text:string-value="adjacent to special character" text:key1="Blank"/><text:alphabetical-index-mark text:string-value="adjacent to blanks" text:key1="Parentheses"/><text:alphabetical-index-mark text:string-value="Special characters"/></text:p>
          </table:table-cell>
          <table:table-cell table:style-name="dl13.A1" office:value-type="string">
            <text:p text:style-name="Text_20_body">The characters  <text:span text:style-name="T9">.  ,  ;  )  (  ]  [</text:span>  together with the operator characters have special significance when found outside of literal strings, and constitute the set of <text:span text:style-name="T5">special </text:span><text:span text:style-name="T5">characters</text:span>. They all act as token delimiters, and blanks adjacent to any of these (except the period) are removed, except that a blank adjacent to the outside of a parenthesis or bracket is only deleted if it is also adjacent to another special character (unless this is a <text:soft-page-break/>parenthesis or bracket and the blank is outside it, too). </text:p>
            <text:p text:style-name="Text_20_body">Some of these characters may not be available in all character sets, and if this is the case appropriate translations may be used. </text:p>
          </table:table-cell>
        </table:table-row>
      </table:table>
      <text:p text:style-name="Text_20_keep">To illustrate how a clause is composed out of tokens, consider this example: </text:p>
      <text:p text:style-name="P9">'REPEAT' <text:s text:c="2"/>B + 3; </text:p>
      <text:p text:style-name="Text_20_body">This is composed of six tokens: a literal string, a blank operator (described later), a symbol (which is probably the name of a variable), an operator, a second symbol (a number), and a semicolon. The blanks between the “<text:span text:style-name="T9">B</text:span>” and the “<text:span text:style-name="T9">+</text:span>” and between the “<text:span text:style-name="T9">+</text:span>” and the “<text:span text:style-name="T9">3</text:span>” are removed. However one of the blanks between the <text:span text:style-name="T9">'REPEAT'</text:span> and the “<text:span text:style-name="T9">B</text:span>” remains as an operator. Thus the clause is treated as though written: </text:p>
      <text:p text:style-name="P9">'REPEAT' B+3; </text:p>
      <text:h text:style-name="Heading_20_3" text:outline-level="3"><text:bookmark-start text:name="__RefHeading__76335_1453098226"/><text:reference-mark text:name="refsemis"/>Implied semicolons and continuations<text:bookmark-end text:name="__RefHeading__76335_1453098226"/></text:h>
      <text:p text:style-name="Text_20_body"><text:alphabetical-index-mark text:string-value="- continuation character"/><text:alphabetical-index-mark text:string-value="as continuation character" text:key1="Hyphen"/><text:alphabetical-index-mark text:string-value="of clauses" text:key1="Continuation"/><text:alphabetical-index-mark text:string-value="character" text:key1="Continuation"/><text:alphabetical-index-mark text:string-value="continuation of" text:key1="Clauses"/><text:alphabetical-index-mark text:string-value="Line ends, effect of"/><text:alphabetical-index-mark text:string-value="implied" text:key1="Semicolons"/><text:alphabetical-index-mark text:string-value="Implied semicolons"/>A semicolon (clause end) is implied at the end of each line, except if: </text:p>
      <text:list xml:id="ol15" text:style-name="L1">
        <text:list-item>
          <text:p text:style-name="P18">The line ends in the middle of a block comment, in which case the clause continues at the end of the block comment. </text:p>
        </text:list-item>
        <text:list-item>
          <text:p text:style-name="P18">The last token was a hyphen. In this case the hyphen is functionally replaced by a blank, and hence acts as a <text:span text:style-name="T5">continuation character</text:span>. </text:p>
        </text:list-item>
      </text:list>
      <text:p text:style-name="Text_20_body">This means that semicolons need only be included to separate multiple clauses on a single line. </text:p>
      <text:p text:style-name="Text_20_keep"><text:span text:style-name="T4">Notes:</text:span> </text:p>
      <text:list xml:id="ol16" text:style-name="L1">
        <text:list-item>
          <text:p text:style-name="P18">A comment is not a token, so therefore a comment may follow the continuation character on a line. </text:p>
        </text:list-item>
        <text:list-item>
          <text:p text:style-name="P18">Semicolons are added automatically by NetRexx after certain instruction keywords when in the correct context. The keywords that may have this effect are <text:span text:style-name="T11">else</text:span>, <text:span text:style-name="T11">finally</text:span>, <text:span text:style-name="T11">otherwise</text:span>, <text:span text:style-name="T11">then</text:span>; they become complete clauses in their own right when this occurs. These special cases reduce program entry errors significantly. </text:p>
        </text:list-item>
      </text:list>
      <text:h text:style-name="Heading_20_3" text:outline-level="3"><text:bookmark-start text:name="__RefHeading__76337_1453098226"/><text:reference-mark text:name="refcase"/>The case of names and symbols<text:bookmark-end text:name="__RefHeading__76337_1453098226"/></text:h>
      <text:p text:style-name="Text_20_body"><text:alphabetical-index-mark text:string-value="case of names" text:key1="Properties"/><text:alphabetical-index-mark text:string-value="names, case of" text:key1="Method"/><text:alphabetical-index-mark text:string-value="names, case of" text:key1="Class"/><text:alphabetical-index-mark text:string-value="case of" text:key1="Names"/><text:alphabetical-index-mark text:string-value="case of" text:key1="Symbols"/><text:alphabetical-index-mark text:string-value="names" text:key1="Mixed case"/><text:alphabetical-index-mark text:string-value="names" text:key1="Lowercase"/><text:alphabetical-index-mark text:string-value="names" text:key1="Uppercase"/><text:alphabetical-index-mark text:string-value="of names" text:key1="Case"/>In general, NetRexx is a <text:span text:style-name="T5">case-insensitive</text:span> language. That is, the names of keywords, variables, and so on, will be recognized independently of the case used for each letter in a name; the name “<text:span text:style-name="T9">Swildon</text:span>” would match the name “<text:span text:style-name="T9">swilDon</text:span>”. </text:p>
      <text:p text:style-name="Text_20_body">NetRexx, however, uses names that may be visible outside the NetRexx program, and these may well be referenced by case-sensitive languages. Therefore, any name that has an external use (such as the name of a property, method, constructor, or class) has a defined spelling, in which each letter of the name has the case used for that letter when the name was first defined or used. </text:p>
      <text:p text:style-name="Text_20_body">Similarly, the lookup of external names is both case-preserving and case-insensitive. <text:s/>If a class, method, or property is referenced by the name “<text:span text:style-name="T9">Foo</text:span>”, for example, an exact-case match will first be tried at each point that a search is made. If this succeeds, the search for a matching name is complete. If it is does not succeed, a case-insensitive search in the same context is carried out, and if one item is found, then the search is complete. If more than one item matches then the reference is ambiguous, and an error is reported. </text:p>
      <text:p text:style-name="Text_20_body">Implementations are encouraged to offer an option that requires that all name matches are exact (case-<text:soft-page-break/>sensitive), for programmers or house-styles that prefer that approach to name matching. </text:p>
      <text:h text:style-name="Heading_20_3" text:outline-level="3"><text:bookmark-start text:name="__RefHeading__76339_1453098226"/><text:reference-mark text:name="refhexbin"/>Hexadecimal and binary numeric symbols<text:bookmark-end text:name="__RefHeading__76339_1453098226"/></text:h>
      <text:p text:style-name="Text_20_body"><text:alphabetical-index-mark text:string-value="Hexadecimal numeric symbol"/><text:alphabetical-index-mark text:string-value="hexadecimal" text:key1="Numeric symbols"/>A <text:span text:style-name="T5">hexadecimal numeric symbol</text:span> describes a whole number, and is of the form <text:span text:style-name="T5">n</text:span><text:span text:style-name="T9">X</text:span><text:span text:style-name="T5">string</text:span>. <text:s/>Here, <text:span text:style-name="T5">n</text:span> is a simple number with no decimal part (and optional leading insignificant zeros) which describes the effective length of the hexadecimal string, the <text:span text:style-name="T9">X</text:span> (which may be in lowercase) indicates that the notation is hexadecimal, and <text:span text:style-name="T5">string</text:span> is a string of one or more hexadecimal characters (characters from the ranges “a–f”, “A–F”, and the digits “0–9”). </text:p>
      <text:p text:style-name="Text_20_body">The <text:span text:style-name="T5">string</text:span> is taken as a signed number expressed in <text:span text:style-name="T5">n</text:span> hexadecimal characters. <text:s/>If necessary, <text:span text:style-name="T5">string</text:span> is padded on the left with “<text:span text:style-name="T9">0</text:span>” characters (note, not “sign-extended”) to length <text:span text:style-name="T5">n</text:span> characters. </text:p>
      <text:p text:style-name="Text_20_body">If the most significant (left-most) bit of the resulting string is zero then the number is positive; otherwise it is a negative number in twos-complement form. <text:s/>In both cases it is converted to a NetRexx number which may, therefore, be negative. <text:s/>The result of the conversion is a number comprised of the Arabic digits 0–9, with no insignificant leading zeros but possibly with a leading “<text:span text:style-name="T9">-</text:span>”. </text:p>
      <text:p text:style-name="Text_20_body">The value <text:span text:style-name="T5">n</text:span> may not be less than the number of characters in <text:span text:style-name="T5">string</text:span>, with the single exception that it may be zero, which indicates that the number is always positive (as though <text:span text:style-name="T5">n</text:span> were greater than the length of <text:span text:style-name="T5">string</text:span>). </text:p>
      <text:p text:style-name="Text_20_keep"><text:span text:style-name="T4">Examples:</text:span> </text:p>
      <text:p text:style-name="P9">1x8 <text:s text:c="3"/>== -8 <text:line-break/>2x8 <text:s text:c="3"/>== 8 <text:line-break/>2x08 <text:s text:c="2"/>== 8 <text:line-break/>0x08 <text:s text:c="2"/>== 8 <text:line-break/>0x10 <text:s text:c="2"/>== 16 <text:line-break/>0x81 <text:s text:c="2"/>== 129 <text:line-break/>2x81 <text:s text:c="2"/>== -127 <text:line-break/>3x81 <text:s text:c="2"/>== 129 <text:line-break/>4x81 <text:s text:c="2"/>== 129 <text:line-break/>04x81 <text:s/>== 129 <text:line-break/>16x81 <text:s/>== 129 <text:line-break/>4xF081 == -3967 <text:line-break/>8xF081 == 61569 <text:line-break/>0Xf081 == 61569 </text:p>
      <text:p text:style-name="Text_20_keep"><text:alphabetical-index-mark text:string-value="Binary numeric symbol"/><text:alphabetical-index-mark text:string-value="binary" text:key1="Numeric symbols"/>A <text:span text:style-name="T5">binary numeric symbol</text:span> describes a whole number using the same rules, except that the identifying character is <text:span text:style-name="T9">B</text:span> or <text:span text:style-name="T9">b</text:span>, and the digits of <text:span text:style-name="T5">string</text:span> must be either <text:span text:style-name="T9">0</text:span> or <text:span text:style-name="T9">1</text:span>, each representing a single bit. </text:p>
      <text:p text:style-name="Text_20_keep"><text:span text:style-name="T4">Examples:</text:span> </text:p>
      <text:p text:style-name="P9">1b0 <text:s text:c="3"/>== 0 <text:line-break/>1b1 <text:s text:c="3"/>== -1 <text:line-break/>0b10 <text:s text:c="2"/>== 2 <text:line-break/>0b100 <text:s/>== 4 <text:line-break/>4b1000 == -8 <text:line-break/>8B1000 == 8 </text:p>
      <text:p text:style-name="Text_20_body"><text:span text:style-name="T4">Note:</text:span> Hexadecimal and binary numeric symbols are a purely syntactic device for representing decimal whole numbers. <text:s/>That is, they are recognized only within the source of a NetRexx program, and are not equivalent to a literal string with the same characters within quotes. </text:p>
      <text:h text:style-name="Heading_20_2" text:outline-level="2"><text:bookmark-start text:name="__RefHeading__76341_1453098226"/><text:reference-mark text:name="reftypes"/>Types and Classes<text:bookmark-end text:name="__RefHeading__76341_1453098226"/></text:h>
      <text:p text:style-name="Text_20_body"><text:alphabetical-index-mark text:string-value="see Type" text:key1="Signature"/><text:alphabetical-index-mark text:string-value="types" text:key1="Data"/><text:alphabetical-index-mark text:string-value="Datatypes"/><text:alphabetical-index-mark text:string-value="Types"/>Programs written in the NetRexx language manipulate values, such as names, numbers, and other representations of data. All such values have an associated <text:span text:style-name="T5">type</text:span> (also known as a <text:span text:style-name="T5">signature</text:span>). </text:p>
      <text:p text:style-name="Text_20_body">The type of a value is a descriptor which identifies the nature of the value and the operations that may be carried out on that value. </text:p>
      <text:p text:style-name="Text_20_body"><text:alphabetical-index-mark text:string-value="Method"/><text:alphabetical-index-mark text:string-value="Properties"/><text:alphabetical-index-mark text:string-value="Class"/>A type is normally defined by a <text:span text:style-name="T5">class</text:span>, which is a named collection of values (called <text:span text:style-name="T5">properties</text:span>) and procedures (called <text:span text:style-name="T5">methods</text:span>) for carrying out operations on the properties. </text:p>
      <text:p text:style-name="Text_20_body"><text:alphabetical-index-mark text:string-value="NetRexx strings" text:key1="Rexx" text:key2="class"/>For example, a character string in NetRexx is usually of type <text:span text:style-name="T9">Rexx</text:span>, which will be implemented by the class called <text:span text:style-name="T9">Rexx</text:span>. The class <text:span text:style-name="T9">Rexx</text:span> defines the properties of the string (a sequence of characters) and the methods that work on strings. This type of string may be the subject of arithmetic operations as well as more conventional string operations such as concatenation, and so the methods implement string arithmetic as well as other string operations. </text:p>
      <text:p text:style-name="Text_20_body"><text:alphabetical-index-mark text:string-value="qualified" text:key1="Types"/><text:alphabetical-index-mark text:string-value="Qualified types"/><text:alphabetical-index-mark text:string-value="Package"/>The names of types can further be qualified by the name of a <text:span text:style-name="T5">package</text:span> where the class is held. <text:s/>See the <text:span text:style-name="T11">package</text:span> instruction for details of packages; in summary, a package name is a sequence of one or more non-numeric symbols, separated by periods. Thus, if the <text:span text:style-name="T9">Rexx</text:span> class was part of the <text:span text:style-name="T9">netrexx.lang</text:span> package,<text:note text:id="ftn21" text:note-class="footnote"><text:note-citation>21</text:note-citation><text:note-body><text:p text:style-name="Footnote"><text:span text:style-name="T5">This is in fact where it may be found in the reference implementation.</text:span> </text:p></text:note-body></text:note> then its <text:span text:style-name="T5">qualified type</text:span> would be <text:span text:style-name="T9">netrexx.lang.Rexx</text:span>. </text:p>
      <text:p text:style-name="Text_20_body">In general, only the class name need be specified to refer to a type. However, if a class of the same name exists in more than one known (imported) package, then the name should be qualified by the package name. <text:s/>That is, if the use of just the class name does not uniquely identify the class then the reference is ambiguous and an error is reported. </text:p>
      <text:h text:style-name="Heading_20_4" text:outline-level="4"><text:reference-mark text:name="refprims"/>Primitive types</text:h>
      <text:p text:style-name="Text_20_body"><text:alphabetical-index-mark text:string-value="primitive" text:key1="Types"/><text:alphabetical-index-mark text:string-value="Primitive types"/>Implementations may optionally provide <text:span text:style-name="T5">primitive types</text:span> for efficiency. Primitive types are “built-in” types that are not necessarily implemented as classes. They typically represent concepts native to the underlying environment (such as 32-bit binary integer numbers) and may exhibit semantics that are different from other types. <text:s/>NetRexx, however, makes no syntax distinction in the names of primitive types, and assumes <text:span text:style-name="T5">binary constructors</text:span> (see page <text:span text:style-name="T15"><text:reference-ref text:reference-format="page" text:ref-name="refbincon">151</text:reference-ref></text:span>) exist for primitive values. </text:p>
      <text:p text:style-name="Text_20_body">Primitive types are necessary when performance is an overriding consideration, and so this definition will assume that primitive types corresponding to the common binary number formats are available and will describe how they differ from other types, where appropriate. </text:p>
      <text:p text:style-name="Text_20_keep"><text:span text:style-name="T5">In the reference implementation, the names of the primitive types are:</text:span> </text:p>
      <text:p text:style-name="P9">boolean char byte short int long float double </text:p>
      <text:p text:style-name="P7">where the first two describe a single-bit value and Unicode character respectively, and the remainder describe signed numbers of various formats. The main difference between these and other types is that the primitive types are not a subclass of <text:span text:style-name="T9">Object</text:span>, so they cannot be assigned to a variable of type <text:span text:style-name="T9">Object</text:span> or passed to methods “by reference”. <text:s/>To use them in this way, an object must be created to “wrap” them; Java provides classes for this (for example, the class <text:span text:style-name="T9">Long</text:span>). </text:p>
      <text:h text:style-name="Heading_20_4" text:outline-level="4"><text:reference-mark text:name="refdimtype"/>Dimensioned types</text:h>
      <text:p text:style-name="Text_20_body"><text:alphabetical-index-mark text:string-value="dimensioned" text:key1="Types"/><text:alphabetical-index-mark text:string-value="of types" text:key1="Dimension"/><text:alphabetical-index-mark text:string-value="of arrays" text:key1="Dimension"/><text:alphabetical-index-mark text:string-value="Dimensioned types"/>Another feature that is provided for efficiency is the concept of <text:span text:style-name="T5">dimensioned types</text:span>, which are types (normal or primitive) that have an associated dimension (in the sense of the dimensions of an array). <text:s/>Dimensioned values are described in detail in the section on <text:span text:style-name="T5">Arrays</text:span> (see page <text:span text:style-name="T15"><text:reference-ref text:reference-format="page" text:ref-name="refarray">77</text:reference-ref></text:span>). </text:p>
      <text:p text:style-name="Text_20_body"><text:soft-page-break/>The dimension of a dimensioned type is represented in NetRexx programs by square brackets enclosing zero or more commas, where the dimension is given by the number of commas, plus one. <text:s/>A dimensioned type is distinct from the type of the same name but with no dimensions. </text:p>
      <text:p text:style-name="Text_20_keep"><text:span text:style-name="T4">Examples:</text:span> </text:p>
      <text:p text:style-name="P9">Rexx <text:line-break/>int <text:line-break/>Rexx[] <text:line-break/>int[,,] </text:p>
      <text:p text:style-name="Text_20_body">The examples show a normal type, a primitive type, and a dimensioned version of each (of dimension 1 and 3 respectively). <text:s/>The latter type would result from constructing an array thus: </text:p>
      <text:p text:style-name="P9">myarray=int[10,10,10] </text:p>
      <text:p text:style-name="Text_20_body">That is, the dimension of the type matches the count of indexes defined for the array. </text:p>
      <text:h text:style-name="Heading_20_4" text:outline-level="4"><text:reference-mark text:name="refmindep"/>Minor and Dependent classes</text:h>
      <text:p text:style-name="Text_20_body"><text:alphabetical-index-mark text:string-value="parent" text:key1="Classes"/><text:alphabetical-index-mark text:string-value="minor" text:key1="Classes"/><text:alphabetical-index-mark text:string-value="Minor classes"/>A <text:span text:style-name="T5">minor class</text:span> in NetRexx is a class whose name is qualified by the name of another class, called its <text:span text:style-name="T5">parent</text:span>. This qualification is indicated by the form of the name of the class: the short name of the minor class is prefixed by the name of its parent class (separated by a period). For example, if the parent is called <text:span text:style-name="T9">Foo</text:span> then the full name of a minor class <text:span text:style-name="T9">Bar</text:span> would be written <text:span text:style-name="T9">Foo.Bar</text:span>. </text:p>
      <text:p text:style-name="Text_20_body"><text:alphabetical-index-mark text:string-value="dependent" text:key1="Classes"/><text:alphabetical-index-mark text:string-value="Dependent classes"/>A <text:span text:style-name="T5">dependent class</text:span> is a minor class that has a link to its parent class that allows a child object simplified access to its parent object and its properties. </text:p>
      <text:p text:style-name="Text_20_body">These refinements of classes and are described in the section <text:span text:style-name="T5">Minor and Dependent classes</text:span> (see page <text:span text:style-name="T15"><text:reference-ref text:reference-format="page" text:ref-name="refminor">129</text:reference-ref></text:span>). </text:p>
      <text:h text:style-name="Heading_20_2" text:outline-level="2"><text:bookmark-start text:name="__RefHeading__76343_1453098226"/><text:reference-mark text:name="refterms"/>Terms<text:bookmark-end text:name="__RefHeading__76343_1453098226"/></text:h>
      <text:p text:style-name="Text_20_body"><text:alphabetical-index-mark text:string-value="in terms" text:key1="References"/><text:alphabetical-index-mark text:string-value="in terms" text:key1="Brackets"/><text:alphabetical-index-mark text:string-value="in terms" text:key1="Parentheses"/><text:alphabetical-index-mark text:string-value="in terms" text:key1=". (period)"/><text:alphabetical-index-mark text:string-value="in terms" text:key1="Period"/><text:alphabetical-index-mark text:string-value="terms" text:key1="Data"/><text:alphabetical-index-mark text:string-value="Terms"/>A <text:span text:style-name="T5">term</text:span> in NetRexx is a syntactic unit which describes some value (such as a literal string, a variable, or the result of some computation) that can be manipulated in a NetRexx program. </text:p>
      <text:p text:style-name="Text_20_body">Terms may be either <text:span text:style-name="T5">simple</text:span> (consisting of a single element) or <text:span text:style-name="T5">compound</text:span> (consisting of more than one element, with a period and no other characters between each element). </text:p>
      <text:h text:style-name="Heading_20_4" text:outline-level="4"><text:reference-mark text:name="refsimterm"/>Simple terms</text:h>
      <text:p text:style-name="Text_20_body">A simple term may be: <text:alphabetical-index-mark text:string-value="Simple terms"/><text:alphabetical-index-mark text:string-value="simple" text:key1="Terms"/></text:p>
      <text:list xml:id="ul17" text:style-name="L2">
        <text:list-item>
          <text:p text:style-name="P19"><text:alphabetical-index-mark text:string-value="in terms" text:key1="Strings"/><text:alphabetical-index-mark text:string-value="in terms" text:key1="Literal strings"/>A <text:span text:style-name="T5">literal string</text:span> (see page <text:span text:style-name="T15"><text:reference-ref text:reference-format="page" text:ref-name="refxstr">45</text:reference-ref></text:span>) – a character string delimited by quotes, which is a constant. <text:alphabetical-index-mark text:string-value="Numeric symbols"/><text:alphabetical-index-mark text:string-value="numeric" text:key1="Symbols"/><text:alphabetical-index-mark text:string-value="in terms" text:key1="Symbols"/></text:p>
        </text:list-item>
        <text:list-item>
          <text:p text:style-name="P19">A <text:span text:style-name="T5">symbol</text:span> (see page <text:span text:style-name="T15"><text:reference-ref text:reference-format="page" text:ref-name="refsyms">46</text:reference-ref></text:span>). A symbol that does not begin with a digit identifies a variable, a value, or a type. One that does begin with a digit is a <text:span text:style-name="T5">numeric symbol</text:span>, which is a constant. <text:alphabetical-index-mark text:string-value="in method calls" text:key1="Parentheses"/><text:alphabetical-index-mark text:string-value="calls in terms" text:key1="Method"/></text:p>
        </text:list-item>
        <text:list-item>
          <text:p text:style-name="P19">A <text:span text:style-name="T5">method call</text:span> (see page <text:span text:style-name="T15"><text:reference-ref text:reference-format="page" text:ref-name="refmethcon">57</text:reference-ref></text:span>), which is of the form </text:p>
          <text:p text:style-name="P28"><text:span text:style-name="T5">symbol</text:span>([<text:span text:style-name="T5">expression</text:span>[,<text:span text:style-name="T5">expression</text:span>]...]) </text:p>
        </text:list-item>
        <text:list-item>
          <text:p text:style-name="P19"><text:alphabetical-index-mark text:string-value="in indexed references" text:key1="Square brackets"/><text:alphabetical-index-mark text:string-value="in indexed references" text:key1="Brackets"/><text:alphabetical-index-mark text:string-value="in terms" text:key1="Indexed references"/>An <text:span text:style-name="T5">indexed reference</text:span> (see page <text:span text:style-name="T15"><text:reference-ref text:reference-format="page" text:ref-name="refinstr">76</text:reference-ref></text:span>), which is of the form<text:note text:id="ftn22" text:note-class="footnote"><text:note-citation>22</text:note-citation><text:note-body><text:p text:style-name="Footnote">The notations <text:span text:style-name="T12">'['</text:span> and <text:span text:style-name="T12">']'</text:span> indicate square brackets appearing in the NetRexx program. </text:p></text:note-body></text:note> </text:p>
          <text:p text:style-name="P28"><text:span text:style-name="T5">symbol</text:span><text:span text:style-name="T11">'['</text:span>[<text:span text:style-name="T5">expression</text:span>[,<text:span text:style-name="T5">expression</text:span>]...]<text:span text:style-name="T11">']'</text:span> </text:p>
        </text:list-item>
        <text:list-item>
          <text:p text:style-name="P19"><text:alphabetical-index-mark text:string-value="in array initializers" text:key1="Square brackets"/><text:alphabetical-index-mark text:string-value="in array initializers" text:key1="Brackets"/><text:alphabetical-index-mark text:string-value="in terms" text:key1="Array initializer"/>An <text:span text:style-name="T5">array initializer</text:span> (see page <text:span text:style-name="T15"><text:reference-ref text:reference-format="page" text:ref-name="refarrin">78</text:reference-ref></text:span>), which is of the form </text:p>
          <text:p text:style-name="P28"><text:span text:style-name="T11">'['</text:span><text:span text:style-name="T5">expression</text:span>[,<text:span text:style-name="T5">expression</text:span>]...<text:span text:style-name="T11">']'</text:span> </text:p>
        </text:list-item>
        <text:list-item>
          <text:p text:style-name="P19"><text:alphabetical-index-mark text:string-value="Sub-expressions, in terms"/>A <text:span text:style-name="T5">sub-expression</text:span> (see page <text:span text:style-name="T15"><text:reference-ref text:reference-format="page" text:ref-name="refpreced">69</text:reference-ref></text:span>), which consists of any expression enclosed within a left and a right parenthesis. </text:p>
        </text:list-item>
      </text:list>
      <text:p text:style-name="Text_20_body">Blanks are not permitted between the symbol in a method call and the “<text:span text:style-name="T9">(</text:span>”, or between the symbol in an indexed reference and the “<text:span text:style-name="T9">[</text:span>”. </text:p>
      <text:p text:style-name="Text_20_body"><text:alphabetical-index-mark text:string-value="omitting from method calls" text:key1="Parentheses"/>Within simple terms, method calls with no arguments (that is, with no expressions between the parentheses) may be expressed without the parentheses provided that they refer to a method in the current class (or to a static method in a class <text:span text:style-name="T5">used</text:span> by the current class) and do not refer to a constructor (see page <text:span text:style-name="T15"><text:reference-ref text:reference-format="page" text:ref-name="refcons">60</text:reference-ref></text:span>). An implementation may optionally provide a mechanism that disallows this parenthesis omission. </text:p>
      <text:h text:style-name="Heading_20_4" text:outline-level="4"><text:reference-mark text:name="refcomterm"/>Compound terms</text:h>
      <text:p text:style-name="Text_20_body"><text:alphabetical-index-mark text:string-value="Compound terms"/><text:alphabetical-index-mark text:string-value="compound" text:key1="Terms"/>Compound terms may start with any simple term, and, in addition, may start with a qualified class name (see page <text:span text:style-name="T15"><text:reference-ref text:reference-format="page" text:ref-name="refpackage">112</text:reference-ref></text:span>) or a qualified constructor (see page <text:span text:style-name="T15"><text:reference-ref text:reference-format="page" text:ref-name="refmethcon">57</text:reference-ref></text:span>). These last two both start with a package name (a sequence of non-numeric symbols separated by periods and ending in a period). </text:p>
      <text:p text:style-name="Text_20_body"><text:alphabetical-index-mark text:string-value="Stub, of term"/><text:alphabetical-index-mark text:string-value="stub of" text:key1="Terms"/>This first part of a compound term is known as the <text:span text:style-name="T5">stub</text:span> of the term. </text:p>
      <text:p text:style-name="Text_20_keep"><text:span text:style-name="T4">Example stubs:</text:span> </text:p>
      <text:p text:style-name="P9">"A string" <text:line-break/>Arca <text:line-break/>12.10 <text:line-break/>paint(g) <text:line-break/>indexedVar[i+1] <text:line-break/>("A" "string") <text:line-break/>java.lang.Math <text:s text:c="7"/>-- qualified class name <text:line-break/>netrexx.lang.Rexx(1) <text:s/>-- qualified constructor </text:p>
      <text:p text:style-name="Text_20_body">All stubs are syntactically valid terms (either simple or compound) and may optionally be followed by <text:soft-page-break/>a <text:span text:style-name="T5">continuation</text:span>, which is one or more additional non-numeric symbols, method calls, or indexed references, separated from each other and from the stub by <text:span text:style-name="T5">connectors</text:span> which are periods. </text:p>
      <text:p text:style-name="Text_20_keep"><text:span text:style-name="T4">Example compound terms:</text:span> </text:p>
      <text:p text:style-name="P9">"A rabbit".word(2).pos('b') <text:line-break/>Fluffy.left(3) <text:line-break/>12.10.max(j) <text:line-break/>paint(g).picture <text:line-break/>indexedVar[i+1].length <text:line-break/>("A" "string").word(1) <text:line-break/>java.lang.Math.PI <text:line-break/>java.lang.Math.log(10) </text:p>
      <text:p text:style-name="Text_20_body"><text:alphabetical-index-mark text:string-value="omitting from method calls" text:key1="Parentheses"/>Within compound terms, method calls with no arguments (that is, with no expressions between the parentheses) may be expressed without the parentheses provided that they do not refer to a constructor (see page <text:span text:style-name="T15"><text:reference-ref text:reference-format="page" text:ref-name="refcons">60</text:reference-ref></text:span>). For example, the term: </text:p>
      <text:p text:style-name="P9">Thread.currentThread().suspend() </text:p>
      <text:p text:style-name="Text_20_body">could be written: </text:p>
      <text:p text:style-name="P9">Thread.currentThread.suspend </text:p>
      <text:p text:style-name="Text_20_body">An implementation may optionally provide a mechanism that disallows this parenthesis omission. </text:p>
      <text:h text:style-name="Heading_20_3" text:outline-level="3"><text:bookmark-start text:name="__RefHeading__76345_1453098226"/><text:reference-mark text:name="refteval"/>Evaluation of terms<text:bookmark-end text:name="__RefHeading__76345_1453098226"/></text:h>
      <text:p text:style-name="Text_20_body"><text:alphabetical-index-mark text:string-value="of terms" text:key1="Evaluation"/><text:alphabetical-index-mark text:string-value="evaluation of" text:key1="Terms"/>Simple terms are evaluated as a whole, as described below. Compound terms are evaluated from left to right. <text:s/>First the stub is evaluated according to the rules detailed below. The type of the value of the stub then qualifies the next element of the term (if any) which is then evaluated (again, the exact rules are detailed below). This process is then repeated for each element in the term. </text:p>
      <text:p text:style-name="Text_20_keep">For instance, for the example above: </text:p>
      <text:p text:style-name="P9">"A rabbit".word(2).pos('b') </text:p>
      <text:p text:style-name="Text_20_body">the evaluation proceeds as follows: </text:p>
      <text:list xml:id="ol18" text:style-name="L1">
        <text:list-item>
          <text:p text:style-name="P18">The stub (<text:span text:style-name="T9">"A rabbit"</text:span>) is evaluated, resulting in a string of type <text:span text:style-name="T9">Rexx</text:span>. </text:p>
        </text:list-item>
        <text:list-item>
          <text:p text:style-name="P18">Because that string is of type <text:span text:style-name="T9">Rexx</text:span>, the <text:span text:style-name="T9">Rexx</text:span> class is then searched for the <text:span text:style-name="T9">word</text:span> method. <text:s/>This is then invoked on the string, with argument <text:span text:style-name="T9">2</text:span>. In other words, the <text:span text:style-name="T9">word</text:span> method is invoked with the string “<text:span text:style-name="T9">A rabbit</text:span>” as its current context (the properties of the Rexx class when the method is invoked reflect that value). </text:p>
          <text:p text:style-name="P18">This returns a new string of type <text:span text:style-name="T9">Rexx</text:span>, “<text:span text:style-name="T9">rabbit</text:span>” (the second word in the original string). </text:p>
        </text:list-item>
        <text:list-item>
          <text:p text:style-name="P18">In the same way as before, the <text:span text:style-name="T9">pos</text:span> method of the <text:span text:style-name="T9">Rexx</text:span> class is then invoked on the new string, with argument “<text:span text:style-name="T9">b</text:span>”. </text:p>
          <text:p text:style-name="P18">This returns a new string of type <text:span text:style-name="T9">Rexx</text:span>, “<text:span text:style-name="T9">3</text:span>” (the position of the first “<text:span text:style-name="T9">b</text:span>” in the previous result). </text:p>
        </text:list-item>
      </text:list>
      <text:p text:style-name="Text_20_body">This value, “<text:span text:style-name="T9">3</text:span>”, is the final value of the term. </text:p>
      <text:p text:style-name="Text_20_body">The remainder of this section gives the details of term evaluation; it is best skipped on first reading. </text:p>
      <text:h text:style-name="Heading_20_4" text:outline-level="4">Simple term evaluation</text:h>
      <text:p text:style-name="Text_20_body">All simple terms may also be used as stubs, and are evaluated in precisely the same way as stubs, as described below. <text:s/>For example, numeric symbols are evaluated as though they were enclosed in quotes; their value is a string of type <text:span text:style-name="T9">Rexx</text:span>. </text:p>
      <text:p text:style-name="Text_20_body"><text:soft-page-break/>In binary classes (see page <text:span text:style-name="T15"><text:reference-ref text:reference-format="page" text:ref-name="refbincla">82</text:reference-ref></text:span>), however, simple terms that are strings or numeric symbols are given an implementation-defined string or primitive type respectively, as described in the section on <text:span text:style-name="T5">Binary values and operations</text:span> (see page <text:span text:style-name="T15"><text:reference-ref text:reference-format="page" text:ref-name="refbinary">150</text:reference-ref></text:span>) </text:p>
      <text:h text:style-name="Heading_20_4" text:outline-level="4">Stub evaluation</text:h>
      <text:p text:style-name="Text_20_body"><text:alphabetical-index-mark text:string-value="for term evaluation" text:key1="Search order"/>A term’s stub is evaluated according to the following rules: </text:p>
      <text:list xml:id="ul19" text:style-name="L2">
        <text:list-item>
          <text:p text:style-name="P19">If the stub is a literal string, its value is the string, of type <text:span text:style-name="T9">Rexx</text:span>, constructed from that literal. </text:p>
        </text:list-item>
        <text:list-item>
          <text:p text:style-name="P19">If the stub is a numeric symbol, its value is the string, of type <text:span text:style-name="T9">Rexx</text:span>, constructed from that literal (as though the literal were enclosed in quotes). </text:p>
        </text:list-item>
        <text:list-item>
          <text:p text:style-name="P19">If the stub is an unqualified method or constructor call, or a qualified constructor call, then its value and type is the result of invoking the method identified by the stub, as described in <text:span text:style-name="T5">Methods and Constructors</text:span> (see page <text:span text:style-name="T15"><text:reference-ref text:reference-format="page" text:ref-name="refmethcon">57</text:reference-ref></text:span>). </text:p>
        </text:list-item>
        <text:list-item>
          <text:p text:style-name="P19">If the stub is a (non-numeric) symbol, then its value and type will be determined by whichever of the following is first found: </text:p>
          <text:list text:style-name="L1">
            <text:list-item>
              <text:p text:style-name="P18">A local variable or method argument within the current method, or a property in the current class. </text:p>
            </text:list-item>
            <text:list-item>
              <text:p text:style-name="P18">A method whose name matches the symbol, and takes no arguments, and that is not a constructor, in the current class.<text:note text:id="ftn23" text:note-class="footnote"><text:note-citation>23</text:note-citation><text:note-body><text:p text:style-name="Footnote">Unless parenthesis omission is disallowed by an implementation option, such as <text:span text:style-name="T12">options strictargs</text:span>. </text:p></text:note-body></text:note> If the stub is part of a compound symbol, then it may also be in a superclass, searching upwards from the current class. </text:p>
            </text:list-item>
            <text:list-item>
              <text:p text:style-name="P18">A static or constant property, or a static method,<text:note text:id="ftn24" text:note-class="footnote"><text:note-citation>24</text:note-citation><text:note-body><text:p text:style-name="Footnote">Unless parenthesis omission is disallowed by an implementation option, such as <text:span text:style-name="T12">options strictargs</text:span>. </text:p></text:note-body></text:note> whose name matches the symbol (and that takes no arguments, if a method) in a class listed in the <text:span text:style-name="T11">uses</text:span> phrase of the <text:span text:style-name="T11">class</text:span> instruction. Each class from the list is searched for a matching property or method, and then its superclasses are searched upwards from the class in the same way; this process is repeated for each of the classes, in the order specified in the list. </text:p>
            </text:list-item>
            <text:list-item>
              <text:p text:style-name="P18">One of the allowed special words described in <text:span text:style-name="T5">Special words and methods</text:span> (see page <text:span text:style-name="T15"><text:reference-ref text:reference-format="page" text:ref-name="refspecial">132</text:reference-ref></text:span>), such as <text:span text:style-name="T9">this</text:span> or <text:span text:style-name="T9">version</text:span>. </text:p>
            </text:list-item>
            <text:list-item>
              <text:p text:style-name="P18">The short name of a known class or primitive type (in which case the stub has no value, just a type). </text:p>
            </text:list-item>
          </text:list>
        </text:list-item>
        <text:list-item>
          <text:p text:style-name="P19">If the stub is an indexed reference, then its value and type will be determined by whichever of the following is first found: </text:p>
          <text:list text:style-name="L1">
            <text:list-item>
              <text:p text:style-name="P18">The symbol naming the reference is an undimensioned local variable or method argument within the current method, or a property in the current class, which has type <text:span text:style-name="T9">Rexx</text:span>. <text:s/>In this case, the reference is to an <text:span text:style-name="T5">indexed string</text:span> (see page <text:span text:style-name="T15"><text:reference-ref text:reference-format="page" text:ref-name="refinstr">76</text:reference-ref></text:span>); the expressions within the brackets must be convertible to type <text:span text:style-name="T9">Rexx</text:span>, and the type of the result will be <text:span text:style-name="T9">Rexx</text:span>. </text:p>
            </text:list-item>
            <text:list-item>
              <text:p text:style-name="P18">The symbol naming the reference is a dimensioned local variable or method argument within the current method, or a property in the current class. In this case, the reference is to an <text:span text:style-name="T5">array</text:span> (see page <text:span text:style-name="T15"><text:reference-ref text:reference-format="page" text:ref-name="refarray">77</text:reference-ref></text:span>), and the expressions within the brackets must be convertible to whole numbers allowed for array indexes. The type of the result will have the type of the array, with dimensions reduced by the number of dimensions specified in the stub. </text:p>
              <text:p text:style-name="P18">For example, if the array <text:span text:style-name="T9">foo</text:span> was of type <text:span text:style-name="T9">Baa[,,,]</text:span> and the stub referred to <text:span text:style-name="T9">foo[1,2]</text:span>, <text:soft-page-break/>then the result would be of type <text:span text:style-name="T9">Baa[,]</text:span>. It would have been an error for the stub to have specified more than four dimensions. </text:p>
            </text:list-item>
            <text:list-item>
              <text:p text:style-name="P18">The symbol naming the reference is the name of a static or constant property in a class listed in the <text:span text:style-name="T11">uses</text:span> phrase of the <text:span text:style-name="T11">class</text:span> instruction. Each class from the list is searched in the same way as for symbols, above. <text:s/>The reference may be to an <text:span text:style-name="T5">indexed string</text:span> or an <text:span text:style-name="T5">array</text:span>, as for properties in the current class. </text:p>
            </text:list-item>
            <text:list-item>
              <text:p text:style-name="P18">The symbol naming the reference is the name of a primitive type or the short name of a known class, and there are no expressions within the brackets (just optional commas). In this case, the stub describes a <text:span text:style-name="T5">dimensioned type</text:span> (see page <text:span text:style-name="T15"><text:reference-ref text:reference-format="page" text:ref-name="refdimtype">50</text:reference-ref></text:span>). </text:p>
            </text:list-item>
            <text:list-item>
              <text:p text:style-name="P18">The symbol naming the reference is the name of a primitive type or is the short name of a known class, and there are one or more expressions within the brackets. In this case, the reference is to an <text:span text:style-name="T5">array constructor</text:span> (see page <text:span text:style-name="T15"><text:reference-ref text:reference-format="page" text:ref-name="refarray">77</text:reference-ref></text:span>); the expressions within the brackets must be convertible to non-negative whole numbers allowed for array indexes, and the value is an array of the specified type, dimensions, and size. </text:p>
            </text:list-item>
          </text:list>
        </text:list-item>
        <text:list-item>
          <text:p text:style-name="P19">If the stub is a sub-expression, then its value and type will be determined by evaluating the <text:span text:style-name="T5">expression</text:span> (see page <text:span text:style-name="T15"><text:reference-ref text:reference-format="page" text:ref-name="refexpr">65</text:reference-ref></text:span>) within the parentheses. </text:p>
        </text:list-item>
        <text:list-item>
          <text:p text:style-name="P19">If the stub starts with the name of a package, then it will either describe a qualified type (see page <text:span text:style-name="T15"><text:reference-ref text:reference-format="page" text:ref-name="reftypes">50</text:reference-ref></text:span>) or a qualified constructor (see page <text:span text:style-name="T15"><text:reference-ref text:reference-format="page" text:ref-name="refcons">60</text:reference-ref></text:span>). Its type will be same in either case, and if a constructor then its value will be the value returned by the constructor. </text:p>
        </text:list-item>
      </text:list>
      <text:p text:style-name="Text_20_body">If the stub is not followed by further segments, the final value and type of the term is the value and type of the stub. </text:p>
      <text:h text:style-name="Heading_20_4" text:outline-level="4">Continuation evaluation</text:h>
      <text:p text:style-name="Text_20_body">Each segment of a term’s continuation is evaluated from left to right, according to the type of the evaluation of the term so far (the <text:span text:style-name="T5">continuation type</text:span>) and the syntax of the new segment: </text:p>
      <text:list xml:id="ul22" text:style-name="L2">
        <text:list-item>
          <text:p text:style-name="P19">If the segment is a method call, then its value and type is the result of invoking the matching method in the class defining the continuation type (or a superclass or subclass of that class), as described in <text:span text:style-name="T5">Methods and Constructors</text:span> (see page <text:span text:style-name="T15"><text:reference-ref text:reference-format="page" text:ref-name="refmethcon">57</text:reference-ref></text:span>). Note that method calls in term continuations cannot be constructors. </text:p>
        </text:list-item>
        <text:list-item>
          <text:p text:style-name="P19">If the stub is an indexed reference, then it will refer to a property in the class defining the continuation type (or a superclass of that class). That property will either be an undimensioned NetRexx string (type <text:span text:style-name="T9">Rexx</text:span>) or a dimensioned array. <text:s/>In either case, it is evaluated in the same way as an indexed reference found in the stub, except that it is not necessarily in the current class, cannot be an array constructor, and cannot result in a dimensioned type. </text:p>
        </text:list-item>
        <text:list-item>
          <text:p text:style-name="P19">If the segment is a symbol, then it refers to either a property or a method in the class defining the continuation type (or a superclass of that class).<text:note text:id="ftn25" text:note-class="footnote"><text:note-citation>25</text:note-citation><text:note-body><text:p text:style-name="Footnote">Unless parenthesis omission is disallowed by an implementation option, such as <text:span text:style-name="T12">options strictargs</text:span>, in which case it can only be a property. </text:p></text:note-body></text:note> </text:p>
          <text:p text:style-name="P19">The search for the property or method starts with the class defining the continuation type. <text:s/>If a property name matches, it is used; if not, a method of the same name and having no arguments (or only optional arguments) will match. If neither property nor method is found, then the same search is applied to each of the continuation class’s superclasses in turn, starting with the class that it extends. </text:p>
          <text:p text:style-name="P19"><text:soft-page-break/><text:alphabetical-index-mark text:string-value="special word" text:key1="LENGTH"/><text:alphabetical-index-mark text:string-value="of arrays" text:key1="Length"/>As a convenient special case, if the property or method is not found, then if the segment is the final segment of the term and is the simple symbol <text:span text:style-name="T9">length</text:span> and the continuation type is a single-dimensioned array, then the segment evaluates to the size of the array. This will be a non-negative whole number of an appropriate primitive type (or of type <text:span text:style-name="T9">Rexx</text:span> if there is no appropriate type). </text:p>
        </text:list-item>
      </text:list>
      <text:p text:style-name="Text_20_body">The final value and type of the term is the value and type determined by the evaluation of the last segment of the continuation. </text:p>
      <text:h text:style-name="Heading_20_4" text:outline-level="4"><text:reference-mark text:name="refsarrayp"/>Arrays in terms</text:h>
      <text:p text:style-name="Text_20_body"><text:alphabetical-index-mark text:string-value="in terms" text:key1="Arrays"/>If a partially-evaluated term results in a dimensioned array (see page <text:span text:style-name="T15"><text:reference-ref text:reference-format="page" text:ref-name="refarray">77</text:reference-ref></text:span>), its type is treated as type <text:span text:style-name="T9">Object</text:span> so that evaluation of the term can continue. <text:s/>For example, in </text:p>
      <text:p text:style-name="P9">ca=char[] "tosh" <text:line-break/>say ca.toString() </text:p>
      <text:p text:style-name="Text_20_body">the variable <text:span text:style-name="T9">ca</text:span> is an array of characters; in the expression on the second line the method <text:span text:style-name="T9">toString()</text:span> of the class <text:span text:style-name="T9">Object</text:span> will be found.<text:note text:id="ftn26" text:note-class="footnote"><text:note-citation>26</text:note-citation><text:note-body><text:p text:style-name="Footnote"><text:span text:style-name="T5">In the reference implementation, this would return an identifier for the object.</text:span> </text:p></text:note-body></text:note> </text:p>
      <text:h text:style-name="Heading_20_2" text:outline-level="2"><text:bookmark-start text:name="__RefHeading__76347_1453098226"/><text:reference-mark text:name="refmethcon"/>Methods and Constructors<text:bookmark-end text:name="__RefHeading__76347_1453098226"/></text:h>
      <text:p text:style-name="Text_20_body"><text:alphabetical-index-mark text:string-value="see Methods" text:key1="Routines"/><text:alphabetical-index-mark text:string-value="in method calls" text:key1="Comma"/><text:alphabetical-index-mark text:string-value="in method calls" text:key1="Parentheses"/><text:alphabetical-index-mark text:string-value="invocation of" text:key1="Methods"/><text:alphabetical-index-mark text:string-value="Methods"/>Instructions in NetRexx are grouped into <text:span text:style-name="T5">methods</text:span>, which are named routines that always belong to (are part of) a <text:span text:style-name="T5">class</text:span>. </text:p>
      <text:p text:style-name="Text_20_body"><text:alphabetical-index-mark text:string-value="to methods" text:key1="References"/>Methods are invoked by being referenced in a term (see page <text:span text:style-name="T15"><text:reference-ref text:reference-format="page" text:ref-name="refterms">52</text:reference-ref></text:span>), which may be part of an expression or be a clause in its own right (a method call instruction). In either case, the syntax used for a method invocation is: </text:p>
      <text:p text:style-name="P9"><text:span text:style-name="T5">symbol</text:span>([<text:span text:style-name="T5">expression</text:span>[,<text:span text:style-name="T5">expression</text:span>]...]) </text:p>
      <text:p text:style-name="Text_20_body"><text:alphabetical-index-mark text:string-value="passing to methods" text:key1="Arguments"/><text:alphabetical-index-mark text:string-value="of methods" text:key1="Arguments"/>The <text:span text:style-name="T5">symbol</text:span>, which must be non-numeric, is called the <text:span text:style-name="T5">name</text:span> of the method. It is important to note that the name of the method must be followed immediately by the “<text:span text:style-name="T11">(</text:span>”, with <text:span text:style-name="T4">no</text:span> blank in between, or the construct will not be recognized as a method call (a <text:span text:style-name="T5">blank operator</text:span> would be assumed at that point instead). </text:p>
      <text:p text:style-name="Text_20_body">The <text:span text:style-name="T5">expression</text:span>s (separated by commas) between the parentheses are called the <text:span text:style-name="T5">arguments</text:span> to the method. Each argument expression may include further method calls. </text:p>
      <text:p text:style-name="Text_20_body">The argument expressions are evaluated in turn from left to right and the resulting values are then passed to the method (the procedure for locating the method is described below). The method then executes some algorithm (usually dependent on any arguments passed, though arguments are not mandatory) and will eventually return a value. This value is then included in the original expression just as though the entire method reference had been replaced by the name of a variable whose value is that returned data. </text:p>
      <text:p text:style-name="Text_20_body">For example, the <text:span text:style-name="T9">substr</text:span> method is provided for strings of type <text:span text:style-name="T9">Rexx</text:span> and could be used as: </text:p>
      <text:p text:style-name="P9">c='abcdefghijk' <text:line-break/>a=c.substr(3,7) <text:line-break/>/* would set A to "cdefghi" */ </text:p>
      <text:p text:style-name="Text_20_body">Here, the value of the variable <text:span text:style-name="T9">c</text:span> is a string (of type <text:span text:style-name="T9">Rexx</text:span>). The <text:span text:style-name="T9">substr</text:span> (substring) method of the <text:span text:style-name="T9">Rexx</text:span> class is then invoked, with arguments <text:span text:style-name="T9">3</text:span> and <text:span text:style-name="T9">7</text:span>, on the value referred to by <text:span text:style-name="T9">c</text:span>. That is, the properties available to (the context of) the <text:span text:style-name="T9">substr</text:span> method are the properties constructed from the literal string <text:span text:style-name="T9">'abcdefghijk'</text:span>. The method returns the substring of the value, starting at the third character and of length seven characters. <text:alphabetical-index-mark text:string-value="passing to methods" text:key1="Arguments"/></text:p>
      <text:p text:style-name="Text_20_body">A method may have a variable number of arguments: only those required need be specified. For example, <text:span text:style-name="T9">'ABCDEF'.substr(4)</text:span> would return the string <text:span text:style-name="T9">'DEF'</text:span>, as the <text:span text:style-name="T9">substr</text:span> method will assume that the remainder of the string is to be returned if no length is provided. </text:p>
      <text:p text:style-name="Text_20_body">Method invocations that take no arguments may omit the (empty) parentheses in circumstances where this would not be ambiguous. See the section on <text:span text:style-name="T5">Terms</text:span> (see page <text:span text:style-name="T15"><text:reference-ref text:reference-format="page" text:ref-name="refterms">52</text:reference-ref></text:span>) for details. </text:p>
      <text:p text:style-name="Text_20_body"><text:span text:style-name="T4">Implementation minimum:</text:span> At least 10 argument expressions should be allowed in a method call. </text:p>
      <text:h text:style-name="Heading_20_3" text:outline-level="3"><text:bookmark-start text:name="__RefHeading__76349_1453098226"/><text:reference-mark text:name="refmcalli"/>Method call instructions<text:bookmark-end text:name="__RefHeading__76349_1453098226"/></text:h>
      <text:p text:style-name="Text_20_body"><text:alphabetical-index-mark text:string-value="calling" text:key1="Subroutines"/><text:alphabetical-index-mark text:string-value="Method call instructions"/>When a clause in a method consists of just a term, and the final part of the term is a method invocation, the clause is a <text:span text:style-name="T5">method call instruction</text:span>: </text:p>
      <table:table table:name="Table23" table:style-name="Table23">
        <table:table-column table:style-name="Table23.A"/>
        <table:table-row>
          <table:table-cell table:style-name="Table23.A1" office:value-type="string">
            <text:p text:style-name="P10"><text:span text:style-name="T5">symbol</text:span>([<text:span text:style-name="T5">expression</text:span>[,<text:span text:style-name="T5">expression</text:span>]...]); </text:p>
          </table:table-cell>
        </table:table-row>
      </table:table>
      <text:p text:style-name="Text_20_body">The method is being called as a subroutine of the current method, and any returned value is discarded. In this case (and in this case only), the method invoked need not return a value (that is, the <text:span text:style-name="T11">return</text:span> <text:soft-page-break/>instruction that ends it need not specify an expression).<text:note text:id="ftn27" text:note-class="footnote"><text:note-citation>27</text:note-citation><text:note-body><text:p text:style-name="Footnote">A method call instruction is equivalent to the <text:span text:style-name="T12">call</text:span> instruction of other languages, except that no keyword is required. </text:p></text:note-body></text:note> </text:p>
      <text:p text:style-name="Text_20_body">A method call instruction that is the first instruction in a constructor (see below) can only invoke the special constructors <text:span text:style-name="T9">this</text:span> and <text:span text:style-name="T9">super</text:span>. </text:p>
      <text:h text:style-name="Heading_20_3" text:outline-level="3"><text:bookmark-start text:name="__RefHeading__76351_1453098226"/><text:reference-mark text:name="refsmeth"/>Method resolution (search order)<text:bookmark-end text:name="__RefHeading__76351_1453098226"/></text:h>
      <text:p text:style-name="Text_20_body"><text:alphabetical-index-mark text:string-value="resolution of" text:key1="Methods"/><text:alphabetical-index-mark text:string-value="for methods" text:key1="Search order"/><text:alphabetical-index-mark text:string-value="Resolution of methods"/>Method resolution in NetRexx proceeds as follows: </text:p>
      <text:list xml:id="ul24" text:style-name="L2">
        <text:list-item>
          <text:p text:style-name="P19">If the method invocation is the first part (stub) of a term, then: </text:p>
          <text:list text:style-name="L1">
            <text:list-item>
              <text:p text:style-name="P18">The current class is searched for the method (see below for details of searching). </text:p>
            </text:list-item>
            <text:list-item>
              <text:p text:style-name="P18">If not found in the current class, then the superclasses of the current class are searched, starting with the class that the current class extends. </text:p>
            </text:list-item>
            <text:list-item>
              <text:p text:style-name="P18">If still not found, then the classes listed in the <text:span text:style-name="T11">uses</text:span> phrase of the <text:span text:style-name="T11">class</text:span> instruction are searched for the method, which in this case must be a static method (see page <text:span text:style-name="T15"><text:reference-ref text:reference-format="page" text:ref-name="refstatmet">102</text:reference-ref></text:span>). Each class from the list is searched for the method, and then its superclasses are searched upwards from the class; this process is repeated for each of the classes, in the order specified in the list. </text:p>
            </text:list-item>
            <text:list-item>
              <text:p text:style-name="P18">If still not found, the method invocation must be a constructor (see below) and so the method name, which may be qualified by a package name, should match the name of a primitive type or a known class (type). The specified class is then searched for a constructor that matches the method invocation. </text:p>
            </text:list-item>
          </text:list>
        </text:list-item>
        <text:list-item>
          <text:p text:style-name="P19">If the method invocation is not the first part of the term, then the evaluation of the parts of the term to the left of the method invocation will have resulted in a value (or just a type), which will have a known type (the continuation type). Then: </text:p>
          <text:list text:style-name="L1">
            <text:list-item>
              <text:p text:style-name="P18">The class that defines the continuation type is searched for the method (see below for details of searching). </text:p>
            </text:list-item>
            <text:list-item>
              <text:p text:style-name="P18">If not found in that class, then the superclasses of that class are searched, starting with the class that that class extends. </text:p>
            </text:list-item>
          </text:list>
          <text:p text:style-name="P19">If the search did not find a method, an error is reported. </text:p>
          <text:p text:style-name="P19">If the search did find a method, that is the method which is invoked, except in one case: </text:p>
          <text:list>
            <text:list-item text:start-value="1">
              <text:p text:style-name="P19">If the evaluation so far has resulted in a value (an object), then that value may have a type which is a subclass of the continuation type. If, within that subclass, there is a method that exactly overrides (see page <text:span text:style-name="T15"><text:reference-ref text:reference-format="page" text:ref-name="refoverrid">59</text:reference-ref></text:span>) the method that was found in the search, then the method in the subclass is invoked. </text:p>
            </text:list-item>
          </text:list>
          <text:p text:style-name="P19">This case occurs when an object is earlier assigned to a variable of a type which is a superclass of the type of the object. <text:s/>This type simplification hides the real type of the object from the language processor, though it can be determined when the program is executed. </text:p>
        </text:list-item>
      </text:list>
      <text:p text:style-name="Text_20_keep"><text:alphabetical-index-mark text:string-value="Matching methods"/><text:alphabetical-index-mark text:string-value="searching for" text:key1="Methods"/>Searching for a method in a class proceeds as follows: </text:p>
      <text:list xml:id="ol28" text:style-name="L1">
        <text:list-item>
          <text:p text:style-name="P18">Candidate methods in the class are selected. To be a candidate method: </text:p>
          <text:list text:style-name="L2">
            <text:list-item>
              <text:p text:style-name="P19">the method must have the same name as the method invocation (independent of the case (see page <text:span text:style-name="T15"><text:reference-ref text:reference-format="page" text:ref-name="refcase">48</text:reference-ref></text:span>) of the letters of the name) </text:p>
            </text:list-item>
            <text:list-item>
              <text:p text:style-name="P19">the method must have the same number of arguments as the method invocation (or more <text:soft-page-break/>arguments, provided that the remainder are shown as optional in the method definition) </text:p>
            </text:list-item>
            <text:list-item>
              <text:p text:style-name="P19">it must be possible to assign the result of each argument expression to the type of the corresponding argument in the method definition (if strict type checking is in effect, the types must match exactly). </text:p>
            </text:list-item>
          </text:list>
        </text:list-item>
        <text:list-item>
          <text:p text:style-name="P18">If there are no candidate methods then the search is complete; the method was not found. </text:p>
        </text:list-item>
        <text:list-item>
          <text:p text:style-name="P18">If there is just one candidate method, that method is used; the search is complete. </text:p>
        </text:list-item>
        <text:list-item>
          <text:p text:style-name="P18">If there is more than one candidate method, the sum of the costs of the conversions (see page <text:span text:style-name="T15"><text:reference-ref text:reference-format="page" text:ref-name="refcosts">64</text:reference-ref></text:span>) from the type of each argument expression to the type of the corresponding argument defined for the method is computed for each candidate method. </text:p>
        </text:list-item>
        <text:list-item>
          <text:p text:style-name="P18">The costs of those candidates (if any) whose names match the method invocation exactly, including in case, are compared; if one has a lower cost than all others, that method is used and the search is complete. </text:p>
        </text:list-item>
        <text:list-item>
          <text:p text:style-name="P18">The costs of all the candidates are compared; if one has a lower cost than all others, that method is used and the search is complete. </text:p>
        </text:list-item>
        <text:list-item>
          <text:p text:style-name="P18">If there remain two or more candidates with the same minimum cost, the method invocation is ambiguous, and an error is reported. </text:p>
        </text:list-item>
      </text:list>
      <text:p text:style-name="Text_20_body"><text:span text:style-name="T4">Note:</text:span> When a method is found in a class, superclasses of that class are not searched for methods, even though a lower-cost method may exist in a superclass. </text:p>
      <text:h text:style-name="Heading_20_3" text:outline-level="3"><text:bookmark-start text:name="__RefHeading__76353_1453098226"/><text:reference-mark text:name="refoverrid"/>Method overriding<text:bookmark-end text:name="__RefHeading__76353_1453098226"/></text:h>
      <text:p text:style-name="Text_20_body"><text:alphabetical-index-mark text:string-value="Overriding methods"/><text:alphabetical-index-mark text:string-value="overriding" text:key1="Methods"/>A method is said to <text:span text:style-name="T5">exactly override</text:span> a method in another class if </text:p>
      <text:list xml:id="ol30" text:style-name="L1">
        <text:list-item>
          <text:p text:style-name="P18">the method in the other class has the same name as the current method </text:p>
        </text:list-item>
        <text:list-item>
          <text:p text:style-name="P18">the method in the other class is not <text:span text:style-name="T11">private</text:span> </text:p>
        </text:list-item>
        <text:list-item>
          <text:p text:style-name="P18">the other class is a superclass of the current class, or is a class that the current class implements (or is a superclass of one of those classes). </text:p>
        </text:list-item>
        <text:list-item>
          <text:p text:style-name="P18">the number and type of the arguments of the method in the other class exactly match the number and type of the arguments of the current method (where subsets are also checked, if either method has optional arguments). </text:p>
        </text:list-item>
      </text:list>
      <text:p text:style-name="Text_20_body">For example, the <text:span text:style-name="T9">Rexx</text:span> class includes a <text:span text:style-name="T9">substr</text:span> (see page <text:span text:style-name="T15"><text:reference-ref text:reference-format="page" text:ref-name="refsubstr">167</text:reference-ref></text:span>) method, which takes from one to three strings of type <text:span text:style-name="T9">Rexx</text:span>. <text:s/>In the class: </text:p>
      <text:p text:style-name="P9">class mystring extends Rexx <text:line-break/>  method substr(n=Rexx, length=Rexx) <text:line-break/>  <text:s text:c="2"/>return this.reverse.substr(n, length) <text:line-break/>  <text:line-break/>  method substr(n=int, length=int) <text:line-break/>  <text:s text:c="2"/>return this.reverse.substr(Rexx n, Rexx length) </text:p>
      <text:p text:style-name="Text_20_body">the first method exactly overrides the <text:span text:style-name="T9">substr</text:span> method in the <text:span text:style-name="T9">Rexx</text:span> class, but the second does not, because the types of the arguments do not match. </text:p>
      <text:p text:style-name="Text_20_body">A method that exactly overrides a method is assumed to be an extension of the overridden method, to be used in the same way. <text:s/>For such a method, the following rules apply: </text:p>
      <text:list xml:id="ul31" text:style-name="L2">
        <text:list-item>
          <text:p text:style-name="P19">It must return a value of the same type as the overridden method (or none, if the overridden method returns none). </text:p>
        </text:list-item>
        <text:list-item>
          <text:p text:style-name="P19"><text:soft-page-break/>It must be at least as visible as the overridden routine. For example, if the overridden routine is <text:span text:style-name="T11">public</text:span> then it must also be <text:span text:style-name="T11">public</text:span>. </text:p>
        </text:list-item>
        <text:list-item>
          <text:p text:style-name="P19">If the overridden method is <text:span text:style-name="T11">static</text:span> then it must also be <text:span text:style-name="T11">static</text:span>. </text:p>
        </text:list-item>
        <text:list-item>
          <text:p text:style-name="P19">If the overridden method is not <text:span text:style-name="T11">static</text:span> then it must not be <text:span text:style-name="T11">static</text:span>. </text:p>
        </text:list-item>
        <text:list-item>
          <text:p text:style-name="P19">If the underlying implementation checks exceptions (see page <text:span text:style-name="T15"><text:reference-ref text:reference-format="page" text:ref-name="refexcep">153</text:reference-ref></text:span>), only those checked exceptions that are signalled by the overridden method may be left uncaught in the current method. </text:p>
        </text:list-item>
      </text:list>
      <text:h text:style-name="Heading_20_3" text:outline-level="3"><text:bookmark-start text:name="__RefHeading__76355_1453098226"/><text:reference-mark text:name="refcons"/>Constructor methods<text:bookmark-end text:name="__RefHeading__76355_1453098226"/></text:h>
      <text:p text:style-name="Text_20_body"><text:alphabetical-index-mark text:string-value="instances of" text:key1="Class"/><text:alphabetical-index-mark text:string-value="Instance, of a class"/><text:alphabetical-index-mark text:string-value="constructing" text:key1="Objects"/><text:alphabetical-index-mark text:string-value="constructor" text:key1="Methods"/><text:alphabetical-index-mark text:string-value="see Constructors" text:key1="Constructor methods"/><text:alphabetical-index-mark text:string-value="Constructors"/>As described above, methods are usually invoked in the context of an existing value or type. A special kind of method, called a constructor method, is used to actually create a value of a given type (an object). </text:p>
      <text:p text:style-name="Text_20_body">Constructor methods always have the same short name as the class in which they are found, and construct and return a value of the type defined by that class (sometimes known as an <text:span text:style-name="T5">instance</text:span> of that class). If the class is part of a package, then the constructor call may be qualified by the package name. </text:p>
      <text:p text:style-name="Text_20_keep"><text:span text:style-name="T4">Example constructors:</text:span> </text:p>
      <text:p text:style-name="P9">File('Dan.yr.Ogof') <text:line-break/>java.io.File('Speleogroup.letter') <text:line-break/>Rexx('some words') <text:line-break/>netrexx.lang.Rexx(1) </text:p>
      <text:p text:style-name="Text_20_body"><text:alphabetical-index-mark text:string-value="default" text:key1="Constructors"/>There will always be at least one constructor if values can be created for a class. <text:s/>NetRexx will add a default public constructor that takes no arguments if no constructors are provided, unless the components of the class are all static or constant, or the class is an interface class. </text:p>
      <text:p text:style-name="Text_20_keep">All constructors follow the same rules as other methods, and in addition: </text:p>
      <text:list xml:id="ol32" text:style-name="L1">
        <text:list-item>
          <text:p text:style-name="P18">Constructor calls always include parentheses in the syntax, even if no arguments are supplied. <text:s/>This distinguishes them from a reference to the type of the same name. </text:p>
        </text:list-item>
        <text:list-item>
          <text:p text:style-name="P18">Constructors must call a constructor of their superclass (the class they extend) before they carry out any initialization of their own. This is so any initialization carried out by the superclass takes place, and at the appropriate moment. Only after this call is complete can they make any reference to the special words <text:span text:style-name="T9">this</text:span> or <text:span text:style-name="T9">super</text:span> (see page <text:span text:style-name="T15"><text:reference-ref text:reference-format="page" text:ref-name="refspecial">132</text:reference-ref></text:span>). </text:p>
          <text:p text:style-name="P18">Therefore, the first instruction in a constructor must be either a call to the superclass, using the special constructor <text:span text:style-name="T9">super()</text:span> (with optional arguments), or a call to to another constructor in the same class, using the special constructor <text:span text:style-name="T9">this()</text:span> (with optional arguments). In the latter case, eventually a constructor that explicitly calls <text:span text:style-name="T9">super()</text:span> will be invoked and the chain of local constructor calls ends. </text:p>
          <text:p text:style-name="P18">As a convenience, NetRexx will add a default call to <text:span text:style-name="T9">super()</text:span>, with no arguments, if the first instruction in a constructor is not a call to <text:span text:style-name="T9">this()</text:span> or <text:span text:style-name="T9">super()</text:span>. </text:p>
        </text:list-item>
        <text:list-item>
          <text:p text:style-name="P18">The properties of a constructed value are initialized, in the order given in the program, after the call to <text:span text:style-name="T9">super()</text:span> (whether implicit or explicit). </text:p>
        </text:list-item>
        <text:list-item>
          <text:p text:style-name="P18">By definition, constructors create a value (object) whose type is defined by the current class, and then return that value for use. Therefore, the <text:span text:style-name="T11">returns</text:span> keyword on the <text:span text:style-name="T11">method</text:span> instruction (see page <text:span text:style-name="T15"><text:reference-ref text:reference-format="page" text:ref-name="refmethod">100</text:reference-ref></text:span>) that introduces the constructor is optional (if given, the type specified must be that of the class). Similarly, the only possible forms of the <text:span text:style-name="T11">return</text:span> instruction used in a constructor are either “<text:span text:style-name="T9">return this;</text:span>”, which returns the value that has just been constructed, or just <text:soft-page-break/>“<text:span text:style-name="T9">return;</text:span>”, in which case, the “<text:span text:style-name="T9">this</text:span>” is assumed (this form will be assumed at the end of a method, as usual, if necessary). </text:p>
        </text:list-item>
      </text:list>
      <text:p text:style-name="Text_20_keep"><text:alphabetical-index-mark text:string-value="of constructors" text:key1="Example"/>Here is an example of a class with two constructors, showing the use of <text:span text:style-name="T9">this()</text:span> and <text:span text:style-name="T9">super()</text:span>, and taking advantage of some of the assumptions: </text:p>
      <text:p text:style-name="P9">class MyChars extends SomeClass <text:line-break/>  <text:line-break/>  properties private <text:line-break/>  <text:s text:c="2"/>/* the data 'in' the object */ <text:line-break/>  <text:s text:c="2"/>value=char[] <text:line-break/>  <text:line-break/>  /* construct the object from a char array */ <text:line-break/>  method MyChars(array=char[]) <text:line-break/>  <text:s text:c="2"/>/* initialize superclass */ <text:line-break/>  <text:s text:c="2"/>super() <text:line-break/>  <text:s text:c="2"/>value=array <text:s text:c="12"/>-- save the value <text:line-break/>  <text:line-break/>  /* construct the object from a String */ <text:line-break/>  method MyChars(s=String) <text:line-break/>  <text:s text:c="2"/>/* convert to char[] and use the above */ <text:line-break/>  <text:s text:c="2"/>this(s.toCharArray()) </text:p>
      <text:p text:style-name="Text_20_keep">Objects of type <text:span text:style-name="T9">MyChars</text:span> could then be created thus: </text:p>
      <text:p text:style-name="P9">myvar=MyChars("From a string") </text:p>
      <text:p text:style-name="Text_20_body">or by using an argument that has type <text:span text:style-name="T9">char[]</text:span>. </text:p>
      <text:h text:style-name="Heading_20_2" text:outline-level="2"><text:bookmark-start text:name="__RefHeading__76357_1453098226"/><text:reference-mark text:name="refconv"/>Type conversions<text:bookmark-end text:name="__RefHeading__76357_1453098226"/></text:h>
      <text:p text:style-name="Text_20_body"><text:alphabetical-index-mark text:string-value="automatic" text:key1="Conversion"/><text:alphabetical-index-mark text:string-value="of types" text:key1="Conversion"/><text:alphabetical-index-mark text:string-value="conversions" text:key1="Primitive types"/><text:alphabetical-index-mark text:string-value="conversions" text:key1="Data"/><text:alphabetical-index-mark text:string-value="Datatypes"/><text:alphabetical-index-mark text:string-value="conversions" text:key1="Types"/>As described in the section on <text:span text:style-name="T5">Types and classes</text:span> (see page <text:span text:style-name="T15"><text:reference-ref text:reference-format="page" text:ref-name="reftypes">50</text:reference-ref></text:span>), all values that are manipulated in NetRexx have an associated type. <text:s/>On occasion, a value involved in some operation may have a different type than is needed, and in this case conversion of a value from one type to another is necessary. </text:p>
      <text:p text:style-name="Text_20_body">NetRexx considerably simplifies the task of programming, without losing robustness, by making many such conversions automatic. <text:s/>It will automatically convert values providing that there is no loss of information caused by the automatic conversion (or if there is, an exception would be raised). </text:p>
      <text:p text:style-name="Text_20_body"><text:alphabetical-index-mark text:string-value="see Conversion" text:key1="Casts"/>Conversions can also be made explicit by concatenating a type (see page <text:span text:style-name="T15"><text:reference-ref text:reference-format="page" text:ref-name="reftypeops">68</text:reference-ref></text:span>) to a value and in this case less robust conversions (sometimes known as <text:span text:style-name="T5">casts</text:span>) may be effected. See below for details of the permitted automatic and explicit conversions. </text:p>
      <text:p text:style-name="Text_20_body">Almost all conversions carry some risk of failure, or have a performance cost, and so it is expected that implementations will provide options to either report costly conversions or require that programmers make all conversions explicit.<text:note text:id="ftn28" text:note-class="footnote"><text:note-citation>28</text:note-citation><text:note-body><text:p text:style-name="Footnote"><text:span text:style-name="T5">In the reference implementation, </text:span>options strictassign<text:span text:style-name="T5"> may be used to disallow automatic conversions.</text:span> </text:p></text:note-body></text:note> Such options might be recommended for certain critical programming tasks, but are not necessary for general programming. </text:p>
      <text:h text:style-name="Heading_20_4" text:outline-level="4">Permitted automatic conversions</text:h>
      <text:p text:style-name="Text_20_body"><text:alphabetical-index-mark text:string-value="simplification" text:key1="Types"/><text:alphabetical-index-mark text:string-value="automatic" text:key1="Conversion"/>In general, the semantics of a type is unknown, and so conversion (from a <text:span text:style-name="T5">source type</text:span> to a <text:span text:style-name="T5">target type</text:span>) is only possible in the following cases: </text:p>
      <text:list xml:id="ul33" text:style-name="L2">
        <text:list-item>
          <text:p text:style-name="P19">The target type and the source type are identical (the trivial case). </text:p>
        </text:list-item>
        <text:list-item>
          <text:p text:style-name="P19">The target type is a superclass of the source type, or is an interface class implemented by the source type. This is called <text:span text:style-name="T5">type simplification</text:span>, and in this case the value is not altered, no information is lost, and an explicit conversion may be used later to revert the value to its original type. </text:p>
        </text:list-item>
        <text:list-item>
          <text:p text:style-name="P19">The source type has a dimension, and the target type is <text:span text:style-name="T9">Object</text:span>. </text:p>
        </text:list-item>
        <text:list-item>
          <text:p text:style-name="P19">The source type is <text:span text:style-name="T9">null</text:span> and the target type is not primitive. </text:p>
        </text:list-item>
        <text:list-item>
          <text:p text:style-name="P19"><text:alphabetical-index-mark text:string-value="Well-known conversions"/><text:alphabetical-index-mark text:string-value="of well-known types" text:key1="Conversion"/>The target and source types have known semantics (that is, they are “well-known” to the implementation) and the conversion can be effected without loss of information (other than knowledge of the original type). These are called <text:span text:style-name="T5">well-known conversions</text:span>. </text:p>
        </text:list-item>
      </text:list>
      <text:p text:style-name="Text_20_body">Necessarily, the well-known conversions are implementation-dependent, in that they depend on the standard classes for the implementation and on the primitive types supported (if any). Equally, it is this automatic conversion between strings and the primitive types of an implementation that offer the greatest simplifications of NetRexx programming. </text:p>
      <text:p text:style-name="Text_20_body"><text:alphabetical-index-mark text:string-value="conversions" text:key1="Rexx" text:key2="class"/>For example, if the implementation supported an <text:span text:style-name="T9">int</text:span> binary type (perhaps a 32-bit integer) then this can safely be converted to a NetRexx string (of type <text:span text:style-name="T9">Rexx</text:span>). Hence a value of type <text:span text:style-name="T9">int</text:span> can be added to a number which is a NetRexx string (resulting in a NetRexx string) without concern over the difference in the types of the two terms used in the operation. </text:p>
      <text:p text:style-name="Text_20_body">Conversely, converting a long integer to a shorter one without checking for truncation of significant digits could cause a loss of information and would not be permitted. </text:p>
      <text:p text:style-name="Text_20_keep"><text:soft-page-break/><text:alphabetical-index-mark text:string-value="Binary numbers"/><text:alphabetical-index-mark text:string-value="as a string" text:key1="char"/><text:alphabetical-index-mark text:string-value="types of" text:key1="Strings"/><text:span text:style-name="T5">In the reference implementation, the semantics of each of the following types is known to the language processor (the first four are all </text:span><text:span text:style-name="T5">string</text:span><text:span text:style-name="T5"> types, and the remainder are known as </text:span><text:span text:style-name="T5">binary number</text:span><text:span text:style-name="T5">s):</text:span> </text:p>
      <text:list xml:id="ul34" text:style-name="L2">
        <text:list-item>
          <text:p text:style-name="P19">netrexx.lang.Rexx<text:span text:style-name="T5"> – the NetRexx string class</text:span> </text:p>
        </text:list-item>
        <text:list-item>
          <text:p text:style-name="P19">java.lang.String<text:span text:style-name="T5"> – the Java string class</text:span> </text:p>
        </text:list-item>
        <text:list-item>
          <text:p text:style-name="P19">char<text:span text:style-name="T5"> – the Java primitive which represents a single character</text:span> </text:p>
        </text:list-item>
        <text:list-item>
          <text:p text:style-name="P19">char[]<text:span text:style-name="T5"> – an array of </text:span>char<text:span text:style-name="T5">s</text:span> </text:p>
        </text:list-item>
        <text:list-item>
          <text:p text:style-name="P19">boolean<text:span text:style-name="T5"> – a single-bit primitive</text:span> </text:p>
        </text:list-item>
        <text:list-item>
          <text:p text:style-name="P19">byte<text:span text:style-name="T5">, </text:span>short<text:span text:style-name="T5">, </text:span>int<text:span text:style-name="T5">, </text:span>long<text:span text:style-name="T5">, – signed integer primitives (8, 16, 32, or 64 bits)</text:span> </text:p>
        </text:list-item>
        <text:list-item>
          <text:p text:style-name="P19">float<text:span text:style-name="T5">, </text:span>double<text:span text:style-name="T5"> – floating-point primitives (32 or 64 bits)</text:span> </text:p>
        </text:list-item>
      </text:list>
      <text:p text:style-name="Text_20_keep"><text:span text:style-name="T5">Under the rules described above, the following well-known conversions are permitted:</text:span> </text:p>
      <text:list xml:id="ul35" text:style-name="L2">
        <text:list-item>
          <text:p text:style-name="P19">Rexx<text:span text:style-name="T5"> </text:span><text:span text:style-name="T5">to</text:span><text:span text:style-name="T5"> </text:span>binary number<text:span text:style-name="T5">, </text:span>char[]<text:span text:style-name="T5">, </text:span>String<text:span text:style-name="T5">, or </text:span>char </text:p>
        </text:list-item>
        <text:list-item>
          <text:p text:style-name="P19">String<text:span text:style-name="T5"> </text:span><text:span text:style-name="T5">to</text:span><text:span text:style-name="T5"> </text:span>binary number<text:span text:style-name="T5">, </text:span>char[]<text:span text:style-name="T5">, </text:span>Rexx<text:span text:style-name="T5">, or </text:span>char </text:p>
        </text:list-item>
        <text:list-item>
          <text:p text:style-name="P19">char<text:span text:style-name="T5"> </text:span><text:span text:style-name="T5">to</text:span><text:span text:style-name="T5"> </text:span>binary number<text:span text:style-name="T5">, </text:span>char[]<text:span text:style-name="T5">, </text:span>String<text:span text:style-name="T5">, or </text:span>Rexx </text:p>
        </text:list-item>
        <text:list-item>
          <text:p text:style-name="P19">char[]<text:span text:style-name="T5"> </text:span><text:span text:style-name="T5">to</text:span><text:span text:style-name="T5"> </text:span>binary number<text:span text:style-name="T5">, </text:span>Rexx<text:span text:style-name="T5">, </text:span>String<text:span text:style-name="T5">, or </text:span>char </text:p>
        </text:list-item>
        <text:list-item>
          <text:p text:style-name="P19">binary number<text:span text:style-name="T5"> </text:span><text:span text:style-name="T5">to</text:span><text:span text:style-name="T5"> </text:span>Rexx<text:span text:style-name="T5">, </text:span>String<text:span text:style-name="T5">, </text:span>char[]<text:span text:style-name="T5">, or </text:span>char </text:p>
        </text:list-item>
        <text:list-item>
          <text:p text:style-name="P19">binary number<text:span text:style-name="T5"> </text:span><text:span text:style-name="T5">to</text:span><text:span text:style-name="T5"> </text:span>binary number<text:span text:style-name="T5"> (if no loss of information can take place – no sign, high order digits, decimal part, or exponent information would be lost)</text:span> </text:p>
        </text:list-item>
      </text:list>
      <text:p text:style-name="Text_20_keep"><text:span text:style-name="T6">Notes:</text:span> </text:p>
      <text:list xml:id="ol36" text:style-name="L1">
        <text:list-item>
          <text:p text:style-name="P18"><text:alphabetical-index-mark text:string-value="during conversions" text:key1="Exceptions"/><text:span text:style-name="T5">Some of the conversions can cause a run-time error (exception), as when a string represents a number that is too large for an </text:span>int<text:span text:style-name="T5"> and a conversion to </text:span>int<text:span text:style-name="T5"> is attempted, or when a string that does not contain exactly one character is converted to a </text:span>char<text:span text:style-name="T5">.</text:span> </text:p>
        </text:list-item>
        <text:list-item>
          <text:p text:style-name="P18"><text:span text:style-name="T5">The </text:span>boolean<text:span text:style-name="T5"> primitive is treated as a binary number that may only take the values 0 or 1. </text:span><text:alphabetical-index-mark text:string-value="boolean type, value of"/><text:span text:style-name="T5">A boolean may therefore be converted to any binary number type, as well as any of the string (or </text:span>char<text:span text:style-name="T5">) types, as the character “</text:span>0<text:span text:style-name="T5">” or “</text:span>1<text:span text:style-name="T5">”. Similarly, any binary number or string can be converted to boolean (and must have a value of 0 or 1 for the conversion to succeed).</text:span> </text:p>
        </text:list-item>
        <text:list-item>
          <text:p text:style-name="P18"><text:span text:style-name="T5">The </text:span>char<text:span text:style-name="T5"> type is a single-character string (it is not a number that represents the encoding of the character).</text:span> <text:alphabetical-index-mark text:string-value="as a string" text:key1="char"/></text:p>
        </text:list-item>
      </text:list>
      <text:h text:style-name="Heading_20_4" text:outline-level="4">Permitted explicit conversions</text:h>
      <text:p text:style-name="Text_20_body"><text:alphabetical-index-mark text:string-value="explicit" text:key1="Conversion"/>Explicit conversions are permitted for all permitted automatic conversions and, in addition, when: </text:p>
      <text:list xml:id="ul37" text:style-name="L2">
        <text:list-item>
          <text:p text:style-name="P19">The target type is a subclass of the source type, or implements the source type. This conversion will fail if the value being converted was not originally of the target type (or a subclass of the target type). </text:p>
        </text:list-item>
        <text:list-item>
          <text:p text:style-name="P19">Both the source and target types are primitive and (depending on the implementation) the conversion may fail or truncate information. </text:p>
        </text:list-item>
        <text:list-item>
          <text:p text:style-name="P19">The target type is <text:span text:style-name="T9">Rexx</text:span> or a well-known string type (all values have an explicit string representation). </text:p>
        </text:list-item>
      </text:list>
      <text:h text:style-name="Heading_20_4" text:outline-level="4"><text:soft-page-break/><text:reference-mark text:name="refcosts"/>Costs of conversions</text:h>
      <text:p text:style-name="Text_20_body"><text:alphabetical-index-mark text:string-value="cost of" text:key1="Conversion"/>All conversions are considered to have a cost, and, for permitted automatic conversions, these costs are used to select a method for execution when several possibilities arise, using the algorithm described in <text:span text:style-name="T5">Methods and Constructors</text:span> (see page <text:span text:style-name="T15"><text:reference-ref text:reference-format="page" text:ref-name="refsmeth">58</text:reference-ref></text:span>). </text:p>
      <text:p text:style-name="Text_20_body">For permitted automatic conversions, the cost of a conversion from a <text:span text:style-name="T5">source type</text:span> to a <text:span text:style-name="T5">target type</text:span> will range from zero through some arbitrary positive value, constrained by the following rules: </text:p>
      <text:list xml:id="ul38" text:style-name="L2">
        <text:list-item>
          <text:p text:style-name="P19">The cost is zero only if the source and target types are the same, or if the source type is <text:span text:style-name="T9">null</text:span> and the target type is not primitive. </text:p>
        </text:list-item>
        <text:list-item>
          <text:p text:style-name="P19">Conversions from a given primitive source type to different primitive target types should have different costs. For example, conversion of an 8-bit number to a 64-bit number might cost more than conversion of a 8-bit number to a 32-bit number. </text:p>
        </text:list-item>
        <text:list-item>
          <text:p text:style-name="P19">Conversions that may require the creation of a new object cost more than those that can never require the creation of a new object. </text:p>
        </text:list-item>
        <text:list-item>
          <text:p text:style-name="P19">Conversions that may fail (raise an exception) cost more than those that may require the creation of an object but can never fail. </text:p>
        </text:list-item>
      </text:list>
      <text:p text:style-name="Text_20_body">Within these constraints, exact costs are arbitrary, and (because they mostly involve implementation-dependent primitive types) are necessarily implementation-dependent. The intent is that the “best performance” method be selected when there is a possibility of more than one. </text:p>
      <text:h text:style-name="Heading_20_2" text:outline-level="2"><text:bookmark-start text:name="__RefHeading__76359_1453098226"/><text:reference-mark text:name="refexpr"/>Expressions and Operators<text:bookmark-end text:name="__RefHeading__76359_1453098226"/></text:h>
      <text:p text:style-name="Text_20_body"><text:alphabetical-index-mark text:string-value="in expressions" text:key1="Substitution"/><text:alphabetical-index-mark text:string-value="terms" text:key1="Data"/><text:alphabetical-index-mark text:string-value="Terms"/>Many clauses can include <text:span text:style-name="T5">expressions</text:span>. <text:s/>Expressions in NetRexx are a general mechanism for combining one or more data items in various ways to produce a result, usually different from the original data. <text:alphabetical-index-mark text:string-value="Operators"/><text:alphabetical-index-mark text:string-value="Monadic (prefix) operators"/><text:alphabetical-index-mark text:string-value="Prefix operators"/><text:alphabetical-index-mark text:string-value="Dyadic operators"/></text:p>
      <text:p text:style-name="Text_20_body">Expressions consist of one or more terms (see page <text:span text:style-name="T15"><text:reference-ref text:reference-format="page" text:ref-name="refterms">52</text:reference-ref></text:span>), such as literal strings, symbols, method calls, or sub-expressions, and zero or more <text:span text:style-name="T5">operators</text:span> that denote operations to be carried out on terms. Most operators act on two terms, and there will be at least one of these <text:span text:style-name="T5">dyadic</text:span> operators between every pair of terms.<text:note text:id="ftn29" text:note-class="footnote"><text:note-citation>29</text:note-citation><text:note-body><text:p text:style-name="Footnote">One operator, direct concatenation, is implied if two terms abut (see page <text:span text:style-name="T15"><text:reference-ref text:reference-format="page" text:ref-name="refabut">65</text:reference-ref></text:span>). </text:p></text:note-body></text:note> There are also <text:span text:style-name="T5">prefix</text:span> (monadic) operators, that act on the term that is immediately to the right of the operator. There may be one or more prefix operators to the left of any term, provided that adjacent prefix operators are different. <text:alphabetical-index-mark text:string-value="in expressions" text:key1="Parentheses"/><text:alphabetical-index-mark text:string-value="of expressions" text:key1="Evaluation"/><text:alphabetical-index-mark text:string-value="results of" text:key1="Expressions"/><text:alphabetical-index-mark text:string-value="evaluation" text:key1="Expressions"/></text:p>
      <text:p text:style-name="Text_20_body">Evaluation of an expression is left to right, modified by parentheses and by operator precedence (see page <text:span text:style-name="T15"><text:reference-ref text:reference-format="page" text:ref-name="refpreced">69</text:reference-ref></text:span>) in the usual “algebraic” manner. Expressions are wholly evaluated, except when an error occurs during evaluation. <text:alphabetical-index-mark text:string-value="Datatypes"/><text:alphabetical-index-mark text:string-value="type checking" text:key1="Data"/><text:alphabetical-index-mark text:string-value="of terms" text:key1="Types"/><text:alphabetical-index-mark text:string-value="of values" text:key1="Types"/><text:alphabetical-index-mark text:string-value="length of" text:key1="Data"/><text:alphabetical-index-mark text:string-value="size of" text:key1="Results"/></text:p>
      <text:p text:style-name="Text_20_body">As each term is used in an expression, it is evaluated as appropriate and its value (and the type of that value) are determined. </text:p>
      <text:p text:style-name="Text_20_body">The result of any operation is also a value, which may be a character string, a data object of some other type, or (in special circumstances) a binary representation of a character or number. <text:s/>The type of the result is well-defined, and depends on the types of any terms involved in an operation and the operation carried out. Consequently, the result of evaluating any expression is a value which has a known type. </text:p>
      <text:p text:style-name="Text_20_body">Note that the NetRexx language imposes no restriction on the maximum size of results, but there will usually be some practical limitation dependent upon the amount of storage and other resources available during execution. </text:p>
      <text:h text:style-name="Heading_20_3" text:outline-level="3"><text:bookmark-start text:name="__RefHeading__76361_1453098226"/><text:reference-mark text:name="refops"/>Operators<text:bookmark-end text:name="__RefHeading__76361_1453098226"/></text:h>
      <text:p text:style-name="Text_20_body"><text:alphabetical-index-mark text:string-value="composition of" text:key1="Operators"/>The operators in NetRexx are constructed from one or more operator characters (see page <text:span text:style-name="T15"><text:reference-ref text:reference-format="page" text:ref-name="refopers">47</text:reference-ref></text:span>). Blanks (and comments) adjacent to operator characters have no effect on the operator, and so the operators constructed from more than one character may have embedded blanks and comments. In addition, blank characters, where they occur between tokens within expressions but are not adjacent to another operator, also act as an operator. </text:p>
      <text:p text:style-name="Text_20_body">The operators may be subdivided into five groups: concatenation, arithmetic, comparative, logical, and type operators. <text:s/>The first four groups work with terms whose type is “well-known” (that is, strings, or known types that can be be converted to strings without information loss). <text:s/>The operations in these groups are defined in terms of their operations on strings. </text:p>
      <table:table table:name="dl39" table:style-name="dl39">
        <table:table-column table:style-name="dl39.A"/>
        <table:table-column table:style-name="dl39.B"/>
        <table:table-row>
          <table:table-cell table:style-name="dl39.A1" office:value-type="string">
            <text:p text:style-name="P4">Concatenation <text:alphabetical-index-mark text:string-value="|| concatenation operator"/><text:alphabetical-index-mark text:string-value="concatenation of" text:key1="Strings"/><text:alphabetical-index-mark text:string-value="blank" text:key1="Operators"/><text:alphabetical-index-mark text:string-value="operator" text:key1="Blank"/><text:alphabetical-index-mark text:string-value="as concatenation operator" text:key1="Blank"/><text:alphabetical-index-mark text:string-value="of strings" text:key1="Concatenation"/><text:alphabetical-index-mark text:string-value="concatenation" text:key1="Operators"/></text:p>
          </table:table-cell>
          <table:table-cell table:style-name="dl39.A1" office:value-type="string">
            <text:p text:style-name="Text_20_body">The concatenation operators are used to combine two strings to form one string by appending the second string to the right-hand end of the first string. <text:s/>The concatenation may occur with or without an intervening blank: </text:p>
            <table:table table:name="dl40" table:style-name="dl40">
              <table:table-column table:style-name="dl40.A"/>
              <table:table-column table:style-name="dl40.B"/>
              <table:table-row>
                <table:table-cell table:style-name="dl40.A1" office:value-type="string">
                  <text:p text:style-name="P3">(blank) </text:p>
                </table:table-cell>
                <table:table-cell table:style-name="dl40.A1" office:value-type="string">
                  <text:p text:style-name="Text_20_body">Concatenate terms with one blank in between. </text:p>
                </table:table-cell>
              </table:table-row>
              <table:table-row>
                <table:table-cell table:style-name="dl40.A1" office:value-type="string">
                  <text:p text:style-name="P3">|| </text:p>
                </table:table-cell>
                <table:table-cell table:style-name="dl40.A1" office:value-type="string">
                  <text:p text:style-name="Text_20_body">Concatenate without an intervening blank. </text:p>
                </table:table-cell>
              </table:table-row>
              <table:table-row>
                <table:table-cell table:style-name="dl40.A1" office:value-type="string">
                  <text:p text:style-name="Table_20_Contents"><text:reference-mark text:name="refabut"/><text:span text:style-name="T9">(abuttal) </text:span></text:p>
                </table:table-cell>
                <table:table-cell table:style-name="dl40.A1" office:value-type="string">
                  <text:p text:style-name="Text_20_body">Concatenate without an intervening blank. </text:p>
                </table:table-cell>
              </table:table-row>
            </table:table>
            <text:p text:style-name="Text_20_body"><text:alphabetical-index-mark text:string-value="Abuttal concatenation operator"/>Concatenation without a blank may be forced by using the <text:span text:style-name="T9">||</text:span> operator, but it is useful <text:soft-page-break/>to remember that when two terms are adjacent and are not separated by an operator,<text:note text:id="ftn30" text:note-class="footnote"><text:note-citation>30</text:note-citation><text:note-body><text:p text:style-name="Footnote">This can occur when the terms are syntactically distinct (such as a literal string and a symbol). </text:p></text:note-body></text:note> they will be concatenated in the same way. This is the <text:span text:style-name="T5">abuttal</text:span> operation. For example, if the variable <text:span text:style-name="T9">Total</text:span> had the value <text:span text:style-name="T9">'37.4'</text:span>, then <text:span text:style-name="T9">Total'%'</text:span> would evaluate to <text:span text:style-name="T9">'37.4%'</text:span>. </text:p>
            <text:p text:style-name="Text_20_body">Values that are not strings are first converted to strings before concatenation. </text:p>
          </table:table-cell>
        </table:table-row>
        <table:table-row>
          <table:table-cell table:style-name="dl39.A1" office:value-type="string">
            <text:p text:style-name="P4">Arithmetic <text:alphabetical-index-mark text:string-value="-" text:key1="Prefix operators"/><text:alphabetical-index-mark text:string-value="+" text:key1="Prefix operators"/><text:alphabetical-index-mark text:string-value="** power operator"/><text:alphabetical-index-mark text:string-value="// remainder operator"/><text:alphabetical-index-mark text:string-value="% integer division operator"/><text:alphabetical-index-mark text:string-value="/ division operator"/><text:alphabetical-index-mark text:string-value="* multiplication operator"/><text:alphabetical-index-mark text:string-value="subtraction operator" text:key1="- minus sign"/><text:alphabetical-index-mark text:string-value="addition operator" text:key1="+ plus sign"/><text:alphabetical-index-mark text:string-value="Power operator"/><text:alphabetical-index-mark text:string-value="Exponentiation"/><text:alphabetical-index-mark text:string-value="Integer division"/><text:alphabetical-index-mark text:string-value="Remainder operator"/><text:alphabetical-index-mark text:string-value="of numbers" text:key1="Negation"/><text:alphabetical-index-mark text:string-value="Division"/><text:alphabetical-index-mark text:string-value="Multiplication"/><text:alphabetical-index-mark text:string-value="Subtraction"/><text:alphabetical-index-mark text:string-value="Addition"/><text:alphabetical-index-mark text:string-value="operators" text:key1="Arithmetic"/><text:alphabetical-index-mark text:string-value="arithmetic on" text:key1="Numbers"/><text:alphabetical-index-mark text:string-value="arithmetic" text:key1="Operators"/></text:p>
          </table:table-cell>
          <table:table-cell table:style-name="dl39.A1" office:value-type="string">
            <text:p text:style-name="Text_20_body">Character strings that are numbers (see page <text:span text:style-name="T15"><text:reference-ref text:reference-format="page" text:ref-name="refnumdef">69</text:reference-ref></text:span>) may be combined using the arithmetic operators: </text:p>
            <table:table table:name="dl41" table:style-name="dl41">
              <table:table-column table:style-name="dl41.A"/>
              <table:table-column table:style-name="dl41.B"/>
              <table:table-row>
                <table:table-cell table:style-name="dl41.A1" office:value-type="string">
                  <text:p text:style-name="P3">+ </text:p>
                </table:table-cell>
                <table:table-cell table:style-name="dl41.A1" office:value-type="string">
                  <text:p text:style-name="Text_20_body">Add. </text:p>
                </table:table-cell>
              </table:table-row>
              <table:table-row>
                <table:table-cell table:style-name="dl41.A1" office:value-type="string">
                  <text:p text:style-name="P3">- </text:p>
                </table:table-cell>
                <table:table-cell table:style-name="dl41.A1" office:value-type="string">
                  <text:p text:style-name="Text_20_body">Subtract. </text:p>
                </table:table-cell>
              </table:table-row>
              <table:table-row>
                <table:table-cell table:style-name="dl41.A1" office:value-type="string">
                  <text:p text:style-name="P3">* </text:p>
                </table:table-cell>
                <table:table-cell table:style-name="dl41.A1" office:value-type="string">
                  <text:p text:style-name="Text_20_body">Multiply. </text:p>
                </table:table-cell>
              </table:table-row>
              <table:table-row>
                <table:table-cell table:style-name="dl41.A1" office:value-type="string">
                  <text:p text:style-name="P3">/ </text:p>
                </table:table-cell>
                <table:table-cell table:style-name="dl41.A1" office:value-type="string">
                  <text:p text:style-name="Text_20_body">Divide. </text:p>
                </table:table-cell>
              </table:table-row>
              <table:table-row>
                <table:table-cell table:style-name="dl41.A1" office:value-type="string">
                  <text:p text:style-name="P3">% </text:p>
                </table:table-cell>
                <table:table-cell table:style-name="dl41.A1" office:value-type="string">
                  <text:p text:style-name="Text_20_body">Integer divide. <text:line-break/> Divide and return the integer part of the result. </text:p>
                </table:table-cell>
              </table:table-row>
              <table:table-row>
                <table:table-cell table:style-name="dl41.A1" office:value-type="string">
                  <text:p text:style-name="P3">// </text:p>
                </table:table-cell>
                <table:table-cell table:style-name="dl41.A1" office:value-type="string">
                  <text:p text:style-name="Text_20_body">Remainder. <text:line-break/> Divide and return the remainder (this is not modulo, as the result may be negative). </text:p>
                </table:table-cell>
              </table:table-row>
              <table:table-row>
                <table:table-cell table:style-name="dl41.A1" office:value-type="string">
                  <text:p text:style-name="P3">** </text:p>
                </table:table-cell>
                <table:table-cell table:style-name="dl41.A1" office:value-type="string">
                  <text:p text:style-name="Text_20_body">Power. <text:line-break/> Raise a number to a whole number power. </text:p>
                </table:table-cell>
              </table:table-row>
              <table:table-row>
                <table:table-cell table:style-name="dl41.A1" office:value-type="string">
                  <text:p text:style-name="P3">Prefix - </text:p>
                </table:table-cell>
                <table:table-cell table:style-name="dl41.A1" office:value-type="string">
                  <text:p text:style-name="Text_20_body">Same as the subtraction: “<text:span text:style-name="T9">0-</text:span>number”. </text:p>
                </table:table-cell>
              </table:table-row>
              <table:table-row>
                <table:table-cell table:style-name="dl41.A1" office:value-type="string">
                  <text:p text:style-name="P3">Prefix + </text:p>
                </table:table-cell>
                <table:table-cell table:style-name="dl41.A1" office:value-type="string">
                  <text:p text:style-name="Text_20_body">Same as the addition: “<text:span text:style-name="T9">0+</text:span>number”. </text:p>
                </table:table-cell>
              </table:table-row>
            </table:table>
            <text:p text:style-name="Text_20_body">The section on <text:span text:style-name="T5">Numbers and Arithmetic</text:span> (see page <text:span text:style-name="T15"><text:reference-ref text:reference-format="page" text:ref-name="refnums">141</text:reference-ref></text:span>) describes numeric precision, the format of valid numbers, and the operation rules for arithmetic. <text:s/>Note that if an arithmetic result is shown in exponential notation, then it is likely that rounding has occurred. </text:p>
            <text:p text:style-name="Text_20_body">In binary classes (see page <text:span text:style-name="T15"><text:reference-ref text:reference-format="page" text:ref-name="refbincla">82</text:reference-ref></text:span>), the arithmetic operators will use binary arithmetic if both terms involved have values which are binary numbers. The section on <text:span text:style-name="T5">Binary values and operations</text:span> (see page <text:span text:style-name="T15"><text:reference-ref text:reference-format="page" text:ref-name="refbinary">150</text:reference-ref></text:span>) describes binary arithmetic. </text:p>
          </table:table-cell>
        </table:table-row>
        <table:table-row>
          <table:table-cell table:style-name="dl39.A1" office:value-type="string">
            <text:p text:style-name="Table_20_Contents"><text:reference-mark text:name="refcomps"/><text:span text:style-name="T6">Comparative </text:span><text:alphabetical-index-mark text:string-value="Inequality, testing of"/><text:alphabetical-index-mark text:string-value="testing of" text:key1="Equality"/><text:alphabetical-index-mark text:string-value="comparison of" text:key1="Strings"/><text:alphabetical-index-mark text:string-value="comparison of" text:key1="Numbers"/><text:alphabetical-index-mark text:string-value="Normal comparative operators"/><text:alphabetical-index-mark text:string-value="Strict comparative operators"/><text:alphabetical-index-mark text:string-value="of strings and numbers" text:key1="Comparison"/><text:alphabetical-index-mark text:string-value="of numbers" text:key1="Comparison"/><text:alphabetical-index-mark text:string-value="Comparative operators"/><text:alphabetical-index-mark text:string-value="comparative" text:key1="Operators"/></text:p>
          </table:table-cell>
          <table:table-cell table:style-name="dl39.A1" office:value-type="string">
            <text:p text:style-name="Text_20_body">The comparative operators compare two terms and return the value <text:span text:style-name="T9">'1'</text:span> if the result of the comparison is true, or <text:span text:style-name="T9">'0'</text:span> otherwise. <text:s/>Two sets of operators are defined: the <text:span text:style-name="T5">strict</text:span> comparisons and the <text:span text:style-name="T5">normal</text:span> comparisons. </text:p>
            <text:p text:style-name="Text_20_body">The strict comparative operators all have one of the characters defining the operator doubled. <text:s/>The “<text:span text:style-name="T9">==</text:span>”, and “<text:span text:style-name="T9">\==</text:span>” operators test for strict equality or inequality between two strings. Two strings must be identical to be considered strictly equal. Similarly, the other strict comparative operators (such as “<text:span text:style-name="T9">&gt;&gt;</text:span>” or “<text:span text:style-name="T9">&lt;&lt;</text:span>”) carry out a simple left-to-right character-by-character comparison, with no padding of either of the strings being compared. If one string is shorter than, and is a leading sub-string of, another then it is smaller (less than) the other. Strict comparison operations are case sensitive, and the exact collating order may depend on the character set used for the implementation.<text:note text:id="ftn31" text:note-class="footnote"><text:note-citation>31</text:note-citation><text:note-body><text:p text:style-name="Footnote">For example, in an ASCII or Unicode environment, the digits 0-9 are lower than the alphabetics, and lowercase alphabetics are higher than uppercase alphabetics. In an EBCDIC environment, lowercase alphabetics precede uppercase, but the digits are higher than all the alphabetics. </text:p></text:note-body></text:note> </text:p>
            <text:p text:style-name="Text_20_body"><text:soft-page-break/>For all the other comparative operators, if <text:span text:style-name="T4">both</text:span> the terms involved are numeric,<text:note text:id="ftn32" text:note-class="footnote"><text:note-citation>32</text:note-citation><text:note-body><text:p text:style-name="Footnote">That is, if they can be compared numerically without error. </text:p></text:note-body></text:note> a numeric comparison (in which leading zeros are ignored, <text:span text:style-name="T5">etc.</text:span>) is effected; otherwise, both terms are treated as character strings. For this character string comparison, leading and trailing blanks are ignored, and then the shorter string is padded with blanks on the right. The character comparison operation takes place from left to right, and is <text:span text:style-name="T4">not</text:span> case sensitive (that is, “<text:span text:style-name="T9">Yes</text:span>” compares equal to “<text:span text:style-name="T9">yes</text:span>”). As for strict comparisons, the exact collating order may depend on the character set used for the implementation. </text:p>
            <text:p text:style-name="Text_20_keep">The comparative operators return true (<text:span text:style-name="T9">'1'</text:span>) if the terms are: </text:p>
            <text:p text:style-name="Text_20_body"><text:span text:style-name="T4">Normal</text:span> comparative operators: </text:p>
            <table:table table:name="dl42" table:style-name="dl42">
              <table:table-column table:style-name="dl42.A"/>
              <table:table-column table:style-name="dl42.B"/>
              <table:table-row>
                <table:table-cell table:style-name="dl42.A1" office:value-type="string">
                  <text:p text:style-name="P3"><text:alphabetical-index-mark text:string-value="\&lt; not less than operator"/><text:alphabetical-index-mark text:string-value="\&gt; not greater than operator"/><text:alphabetical-index-mark text:string-value="&lt;= less than or equal operator"/><text:alphabetical-index-mark text:string-value="&gt;= greater than or equal operator"/><text:alphabetical-index-mark text:string-value="&lt; less than operator"/><text:alphabetical-index-mark text:string-value="&gt; greater than operator"/><text:alphabetical-index-mark text:string-value="&lt;&gt; less than or greater than operator"/><text:alphabetical-index-mark text:string-value="&gt;&lt; greater than or less than operator"/><text:alphabetical-index-mark text:string-value="\= not equal operator"/><text:alphabetical-index-mark text:string-value="equal operator" text:key1="= equals sign"/>= </text:p>
                </table:table-cell>
                <table:table-cell table:style-name="dl42.A1" office:value-type="string">
                  <text:p text:style-name="Text_20_body">Equal (numerically or when padded, <text:span text:style-name="T5">etc.</text:span>). </text:p>
                </table:table-cell>
              </table:table-row>
              <table:table-row>
                <table:table-cell table:style-name="dl42.A1" office:value-type="string">
                  <text:p text:style-name="P3">\= </text:p>
                </table:table-cell>
                <table:table-cell table:style-name="dl42.A1" office:value-type="string">
                  <text:p text:style-name="Text_20_body">Not equal (inverse of =). </text:p>
                </table:table-cell>
              </table:table-row>
              <table:table-row>
                <table:table-cell table:style-name="dl42.A1" office:value-type="string">
                  <text:p text:style-name="P3">&gt; </text:p>
                </table:table-cell>
                <table:table-cell table:style-name="dl42.A1" office:value-type="string">
                  <text:p text:style-name="Text_20_body">Greater than. </text:p>
                </table:table-cell>
              </table:table-row>
              <table:table-row>
                <table:table-cell table:style-name="dl42.A1" office:value-type="string">
                  <text:p text:style-name="P3">&lt; </text:p>
                </table:table-cell>
                <table:table-cell table:style-name="dl42.A1" office:value-type="string">
                  <text:p text:style-name="Text_20_body">Less than. </text:p>
                </table:table-cell>
              </table:table-row>
              <table:table-row>
                <table:table-cell table:style-name="dl42.A1" office:value-type="string">
                  <text:p text:style-name="P3">&gt;&lt;, &lt;&gt; </text:p>
                </table:table-cell>
                <table:table-cell table:style-name="dl42.A1" office:value-type="string">
                  <text:p text:style-name="Text_20_body">Greater than or less than (same as “Not equal”). </text:p>
                </table:table-cell>
              </table:table-row>
              <table:table-row>
                <table:table-cell table:style-name="dl42.A1" office:value-type="string">
                  <text:p text:style-name="P3">&gt;=, \&lt; </text:p>
                </table:table-cell>
                <table:table-cell table:style-name="dl42.A1" office:value-type="string">
                  <text:p text:style-name="Text_20_body">Greater than or equal to, not less than. </text:p>
                </table:table-cell>
              </table:table-row>
              <table:table-row>
                <table:table-cell table:style-name="dl42.A1" office:value-type="string">
                  <text:p text:style-name="P3">&lt;=, \&gt; </text:p>
                </table:table-cell>
                <table:table-cell table:style-name="dl42.A1" office:value-type="string">
                  <text:p text:style-name="Text_20_body">Less than or equal to, not greater than. </text:p>
                </table:table-cell>
              </table:table-row>
            </table:table>
            <text:p text:style-name="Text_20_body"><text:alphabetical-index-mark text:string-value="\&lt;&lt; strictly not less than operator"/><text:alphabetical-index-mark text:string-value="\&gt;&gt; strictly not greater than operator"/><text:alphabetical-index-mark text:string-value="&lt;&lt;= strictly less than or equal operator"/><text:alphabetical-index-mark text:string-value="&gt;&gt;= strictly greater than or equal operator"/><text:alphabetical-index-mark text:string-value="&lt;&lt; strictly less than operator"/><text:alphabetical-index-mark text:string-value="&gt;&gt; strictly greater than operator"/><text:alphabetical-index-mark text:string-value="\== strictly not equal operator"/><text:alphabetical-index-mark text:string-value="== strictly equal operator"/><text:span text:style-name="T4">Strict</text:span> comparative operators: </text:p>
            <table:table table:name="dl43" table:style-name="dl43">
              <table:table-column table:style-name="dl43.A"/>
              <table:table-column table:style-name="dl43.B"/>
              <table:table-row>
                <table:table-cell table:style-name="dl43.A1" office:value-type="string">
                  <text:p text:style-name="P3">== </text:p>
                </table:table-cell>
                <table:table-cell table:style-name="dl43.A1" office:value-type="string">
                  <text:p text:style-name="Text_20_body">Strictly equal (identical). </text:p>
                </table:table-cell>
              </table:table-row>
              <table:table-row>
                <table:table-cell table:style-name="dl43.A1" office:value-type="string">
                  <text:p text:style-name="P3">\== </text:p>
                </table:table-cell>
                <table:table-cell table:style-name="dl43.A1" office:value-type="string">
                  <text:p text:style-name="Text_20_body">Strictly not equal (inverse of <text:span text:style-name="T9">==</text:span>). </text:p>
                </table:table-cell>
              </table:table-row>
              <table:table-row>
                <table:table-cell table:style-name="dl43.A1" office:value-type="string">
                  <text:p text:style-name="P3">&gt;&gt; </text:p>
                </table:table-cell>
                <table:table-cell table:style-name="dl43.A1" office:value-type="string">
                  <text:p text:style-name="Text_20_body">Strictly greater than. </text:p>
                </table:table-cell>
              </table:table-row>
              <table:table-row>
                <table:table-cell table:style-name="dl43.A1" office:value-type="string">
                  <text:p text:style-name="P3">&lt;&lt; </text:p>
                </table:table-cell>
                <table:table-cell table:style-name="dl43.A1" office:value-type="string">
                  <text:p text:style-name="Text_20_body">Strictly less than. </text:p>
                </table:table-cell>
              </table:table-row>
              <table:table-row>
                <table:table-cell table:style-name="dl43.A1" office:value-type="string">
                  <text:p text:style-name="P3">&gt;&gt;=, \&lt;&lt; </text:p>
                </table:table-cell>
                <table:table-cell table:style-name="dl43.A1" office:value-type="string">
                  <text:p text:style-name="Text_20_body">Strictly greater than or equal to, strictly not less than. </text:p>
                </table:table-cell>
              </table:table-row>
              <table:table-row>
                <table:table-cell table:style-name="dl43.A1" office:value-type="string">
                  <text:p text:style-name="P3">&lt;&lt;=, \&gt;&gt; </text:p>
                </table:table-cell>
                <table:table-cell table:style-name="dl43.A1" office:value-type="string">
                  <text:p text:style-name="Text_20_body">Strictly less than or equal to, strictly not greater than. </text:p>
                </table:table-cell>
              </table:table-row>
            </table:table>
            <text:p text:style-name="Text_20_body"><text:alphabetical-index-mark text:string-value="\= not equal operator"/><text:alphabetical-index-mark text:string-value="equal operator" text:key1="= equals sign"/><text:alphabetical-index-mark text:string-value="of objects" text:key1="Equality"/><text:alphabetical-index-mark text:string-value="equality" text:key1="Objects"/><text:alphabetical-index-mark text:string-value="comparing" text:key1="Objects"/>The equal and not equal operators (“<text:span text:style-name="T9">=</text:span>”, “<text:span text:style-name="T9">==</text:span>”, “<text:span text:style-name="T9">\=</text:span>”, and “<text:span text:style-name="T9">\==</text:span>”) may be used to compare two objects which are not strings for equality, if the implementation allows them to be compared (usually they will need to be of the same type). <text:s/>The strict operators test whether the two objects are in fact the same object,<text:note text:id="ftn33" text:note-class="footnote"><text:note-citation>33</text:note-citation><text:note-body><text:p text:style-name="Footnote">Note that two distinct objects compared in this way may contain values (properties) that are identical, yet they will not compare equal as they are not the same object. </text:p></text:note-body></text:note> and the normal operators may provide a more relaxed comparison, if available to the implementation.<text:note text:id="ftn34" text:note-class="footnote"><text:note-citation>34</text:note-citation><text:note-body><text:p text:style-name="Footnote"><text:span text:style-name="T5">In the reference implementation, the </text:span>equals<text:span text:style-name="T5"> method is used for normal comparisons. <text:s/>Where not provided by a type, this is implemented by the Object class as a strict comparison.</text:span> </text:p></text:note-body></text:note> </text:p>
            <text:p text:style-name="Text_20_body">In binary classes (see page <text:span text:style-name="T15"><text:reference-ref text:reference-format="page" text:ref-name="refbincla">82</text:reference-ref></text:span>), all the comparative operators will use binary arithmetic to effect the comparison if both terms involved have values which are binary numbers. In this case, there is no distinction between the strict and the normal comparative operators. The section on <text:span text:style-name="T5">Binary values and operations</text:span> (see page <text:span text:style-name="T15"><text:reference-ref text:reference-format="page" text:ref-name="refbinary">150</text:reference-ref></text:span>) describes the binary arithmetic used for comparisons. </text:p>
          </table:table-cell>
        </table:table-row>
        <text:soft-page-break/>
        <table:table-row>
          <table:table-cell table:style-name="dl39.A1" office:value-type="string">
            <text:p text:style-name="P4">Logical (Boolean) <text:alphabetical-index-mark text:string-value="False value"/><text:alphabetical-index-mark text:string-value="True value"/><text:alphabetical-index-mark text:string-value="\" text:key1="Prefix operators"/><text:alphabetical-index-mark text:string-value="not operator" text:key1="Backslash character"/><text:alphabetical-index-mark text:string-value="not operator" text:key1="\ backslash"/><text:alphabetical-index-mark text:string-value="&amp;&amp; exclusive or operator"/><text:alphabetical-index-mark text:string-value="| or operator"/><text:alphabetical-index-mark text:string-value="&amp; and operator"/><text:alphabetical-index-mark text:string-value="Logical operations"/><text:alphabetical-index-mark text:string-value="of logical values" text:key1="Negation"/><text:alphabetical-index-mark text:string-value="NOT operator"/><text:alphabetical-index-mark text:string-value="see OR logical operator" text:key1="Inclusive OR operator"/><text:alphabetical-index-mark text:string-value="logical operator" text:key1="Exclusive OR"/><text:alphabetical-index-mark text:string-value="XOR, logical operator"/><text:alphabetical-index-mark text:string-value="logical exclusive" text:key1="OR"/><text:alphabetical-index-mark text:string-value="logical inclusive" text:key1="OR"/><text:alphabetical-index-mark text:string-value="logical operator" text:key1="AND"/><text:alphabetical-index-mark text:string-value="Boolean operations"/><text:alphabetical-index-mark text:string-value="logical" text:key1="Operators"/></text:p>
          </table:table-cell>
          <table:table-cell table:style-name="dl39.A1" office:value-type="string">
            <text:p text:style-name="Text_20_body">A character string is taken to have the value “false” if it is <text:span text:style-name="T9">'0'</text:span>, and “true” if it is <text:span text:style-name="T9">'1'</text:span>. The logical operators take one or two such values (values other than <text:span text:style-name="T9">'0'</text:span> or <text:span text:style-name="T9">'1'</text:span> are not allowed) and return <text:span text:style-name="T9">'0'</text:span> or <text:span text:style-name="T9">'1'</text:span> as appropriate: </text:p>
            <table:table table:name="dl44" table:style-name="dl44">
              <table:table-column table:style-name="dl44.A"/>
              <table:table-column table:style-name="dl44.B"/>
              <table:table-row>
                <table:table-cell table:style-name="dl44.A1" office:value-type="string">
                  <text:p text:style-name="P3">&amp; </text:p>
                </table:table-cell>
                <table:table-cell table:style-name="dl44.A1" office:value-type="string">
                  <text:p text:style-name="Text_20_body">And. <text:line-break/> Returns 1 if both terms are true. </text:p>
                </table:table-cell>
              </table:table-row>
              <table:table-row>
                <table:table-cell table:style-name="dl44.A1" office:value-type="string">
                  <text:p text:style-name="P3">| </text:p>
                </table:table-cell>
                <table:table-cell table:style-name="dl44.A1" office:value-type="string">
                  <text:p text:style-name="Text_20_body">Inclusive or. <text:line-break/> Returns 1 if either term is true. </text:p>
                </table:table-cell>
              </table:table-row>
              <table:table-row>
                <table:table-cell table:style-name="dl44.A1" office:value-type="string">
                  <text:p text:style-name="P3">&amp;&amp; </text:p>
                </table:table-cell>
                <table:table-cell table:style-name="dl44.A1" office:value-type="string">
                  <text:p text:style-name="Text_20_body">Exclusive or. <text:line-break/> Returns 1 if either (but not both) is true. </text:p>
                </table:table-cell>
              </table:table-row>
              <table:table-row>
                <table:table-cell table:style-name="dl44.A1" office:value-type="string">
                  <text:p text:style-name="P3">Prefix \ </text:p>
                </table:table-cell>
                <table:table-cell table:style-name="dl44.A1" office:value-type="string">
                  <text:p text:style-name="Text_20_body">Logical not. <text:line-break/> Negates; 1 becomes 0 and <text:span text:style-name="T5">vice versa</text:span>. </text:p>
                </table:table-cell>
              </table:table-row>
            </table:table>
            <text:p text:style-name="Text_20_body"><text:alphabetical-index-mark text:string-value="binary operators" text:key1="Bits"/>In binary classes (see page <text:span text:style-name="T15"><text:reference-ref text:reference-format="page" text:ref-name="refbincla">82</text:reference-ref></text:span>), the logical operators will act on all bits in the values if both terms involved have values which are boolean or integers. The section on <text:span text:style-name="T5">Binary values and operations</text:span> (see page <text:span text:style-name="T15"><text:reference-ref text:reference-format="page" text:ref-name="refbinary">150</text:reference-ref></text:span>) describes this in more detail. </text:p>
          </table:table-cell>
        </table:table-row>
        <table:table-row>
          <table:table-cell table:style-name="dl39.A1" office:value-type="string">
            <text:p text:style-name="Table_20_Contents"><text:reference-mark text:name="reftypeops"/><text:span text:style-name="T6">Type </text:span><text:alphabetical-index-mark text:string-value="checking instances of" text:key1="Types"/><text:alphabetical-index-mark text:string-value="operations on" text:key1="Types"/><text:alphabetical-index-mark text:string-value="type" text:key1="Operators"/></text:p>
          </table:table-cell>
          <table:table-cell table:style-name="dl39.A1" office:value-type="string">
            <text:p text:style-name="Text_20_body">Several of the operators already described can be used to carry out operations related to types. <text:s/>Specifically: </text:p>
            <text:list xml:id="ul45" text:style-name="L2">
              <text:list-item>
                <text:p text:style-name="P19"><text:alphabetical-index-mark text:string-value="Abuttal concatenation operator"/><text:alphabetical-index-mark text:string-value="|| concatenation operator"/><text:alphabetical-index-mark text:string-value="concatenation of" text:key1="Types"/><text:alphabetical-index-mark text:string-value="blank" text:key1="Operators"/><text:alphabetical-index-mark text:string-value="operator" text:key1="Blank"/><text:alphabetical-index-mark text:string-value="as type conversion operator" text:key1="Blank"/><text:alphabetical-index-mark text:string-value="to type" text:key1="Casting"/><text:alphabetical-index-mark text:string-value="of types" text:key1="Concatenation"/>Any of the concatenation operators may be used for <text:span text:style-name="T5">type concatenation</text:span>, which concatenates a type to a value. <text:s/>All three operators (blank, “<text:span text:style-name="T9">||</text:span>”, and abuttal) have the same effect, which is to convert (see page <text:span text:style-name="T15"><text:reference-ref text:reference-format="page" text:ref-name="refconv">62</text:reference-ref></text:span>)<text:note text:id="ftn35" text:note-class="footnote"><text:note-citation>35</text:note-citation><text:note-body><text:p text:style-name="Footnote">This is sometimes known as <text:span text:style-name="T5">casting</text:span> </text:p></text:note-body></text:note> the value to the type specified (if the conversion is not possible, an error is reported or an exception is signalled). The type must be on the left-hand side of the operator. </text:p>
                <text:p text:style-name="P26"><text:span text:style-name="T4">Examples:</text:span> </text:p>
                <text:p text:style-name="P28">String "abc" <text:line-break/>int (a+1) <text:line-break/>long 1 <text:line-break/>Exception e <text:line-break/>InputStream myfile </text:p>
              </text:list-item>
              <text:list-item>
                <text:p text:style-name="P19"><text:alphabetical-index-mark text:string-value="with types" text:key1="Prefix operators" text:key2="\"/><text:alphabetical-index-mark text:string-value="with types" text:key1="Prefix operators" text:key2="-"/><text:alphabetical-index-mark text:string-value="with types" text:key1="Prefix operators" text:key2="+"/>A type on the left hand side of an operator that could be a prefix operator (<text:span text:style-name="T9">+</text:span>, <text:span text:style-name="T9">-</text:span>, or <text:span text:style-name="T9">\</text:span>) is assumed to imply type concatenation after the prefix operator is applied to the right-hand operand, as though an explicit concatenation operator were placed before the prefix operator. </text:p>
                <text:p text:style-name="P26">For example: </text:p>
                <text:p text:style-name="P28">x=int -y </text:p>
                <text:p text:style-name="P19">means that <text:span text:style-name="T9">-y</text:span> is evaluated, and then the result is converted to <text:span text:style-name="T9">int</text:span> before being assigned to <text:span text:style-name="T9">x</text:span>.<text:note text:id="ftn36" text:note-class="footnote"><text:note-citation>36</text:note-citation><text:note-body><text:p text:style-name="Footnote">This could also have been written <text:span text:style-name="T9">x=int (-y)</text:span>. </text:p></text:note-body></text:note> </text:p>
              </text:list-item>
              <text:list-item>
                <text:p text:style-name="P19"><text:alphabetical-index-mark text:string-value="on types" text:key1="&lt;= less than or equal operator"/><text:alphabetical-index-mark text:string-value="on types" text:key1="&gt;= greater than or equal operator"/>The “less than or equal” and the “greater than or equal” operators (“<text:span text:style-name="T9">&lt;=</text:span>” and “<text:span text:style-name="T9">&gt;=</text:span>”) may be used with a type on either side of the operator, or on both sides. In this case, they test whether a value or type is a subclass of, or is the same as, a type, or vice versa. </text:p>
                <text:p text:style-name="P26"><text:span text:style-name="T4">Examples:</text:span> </text:p>
                <text:p text:style-name="P28">if i&lt;=Object then say 'I is an Object' <text:line-break/>if String&gt;=i then say 'I is a String' <text:line-break/><text:soft-page-break/>if String&lt;=Object then say 'String is an Object' </text:p>
              </text:list-item>
            </text:list>
            <text:p text:style-name="Text_20_body">The precedence of these operators is not affected by their being used with types as operands. </text:p>
          </table:table-cell>
        </table:table-row>
      </table:table>
      <text:h text:style-name="Heading_20_3" text:outline-level="3"><text:bookmark-start text:name="__RefHeading__76363_1453098226"/><text:reference-mark text:name="refnumdef"/>Numbers<text:bookmark-end text:name="__RefHeading__76363_1453098226"/></text:h>
      <text:p text:style-name="Text_20_body"><text:alphabetical-index-mark text:string-value="Powers of ten in numbers"/><text:alphabetical-index-mark text:string-value="E-notation"/><text:alphabetical-index-mark text:string-value="Exponential notation"/><text:alphabetical-index-mark text:string-value="Numbers"/>The arithmetic operators above require that both terms involved be numbers; similarly some of the comparative operators carry out a numeric comparison if both terms are numbers. </text:p>
      <text:p text:style-name="Text_20_body">Numbers are introduced and defined in detail in the section on <text:span text:style-name="T5">Numbers and arithmetic</text:span> (see page <text:span text:style-name="T15"><text:reference-ref text:reference-format="page" text:ref-name="refnums">141</text:reference-ref></text:span>). In summary, <text:span text:style-name="T5">numbers</text:span> are character strings consisting of one or more decimal digits optionally prefixed by a plus or minus sign, and optionally including a single period (“<text:span text:style-name="T9">.</text:span>”) which then represents a decimal point. A number may also have a power of ten suffixed in conventional exponential notation: an “<text:span text:style-name="T9">E</text:span>” (uppercase or lowercase) followed by a plus or minus sign then followed by one or more decimal digits defining the power of ten. </text:p>
      <text:p text:style-name="Text_20_body">Numbers may have leading blanks (before and/or after the sign, if any) and may have trailing blanks. Blanks may not be embedded among the digits of a number or in the exponential part. </text:p>
      <text:p text:style-name="Text_20_keep"><text:span text:style-name="T4">Examples:</text:span> <text:alphabetical-index-mark text:string-value="examples of" text:key1="Numbers"/></text:p>
      <text:p text:style-name="P9">'12' <text:line-break/>'-17.9' <text:line-break/>'127.0650' <text:line-break/>'73e+128' <text:line-break/>' + 7.9E-5 ' <text:line-break/>'00E+000' </text:p>
      <text:p text:style-name="Text_20_body">Note that the sequence <text:span text:style-name="T9">-17.9</text:span> (without quotes) in an expression is not simply a number. It is a minus operator (which may be prefix minus if there is no term to the left of it) followed by a positive number. The result of the operation will be a number. <text:alphabetical-index-mark text:string-value="Whole numbers"/></text:p>
      <text:p text:style-name="Text_20_body">A <text:span text:style-name="T5">whole number</text:span> (see page <text:span text:style-name="T15"><text:reference-ref text:reference-format="page" text:ref-name="refwholed">148</text:reference-ref></text:span>) in NetRexx is a number that has a zero (or no) decimal part. </text:p>
      <text:p text:style-name="Text_20_body"><text:span text:style-name="T4">Implementation minimum:</text:span> All implementations must support 9-digit arithmetic. In unavoidable cases this may be limited to integers only, and in this case the divide operator (“<text:span text:style-name="T9">/</text:span>”) must not be supported. If exponents are supported in an implementation, then they must be supported for exponents whose absolute value is at least as large as the largest number that can be expressed as an exact integer in default precision, <text:span text:style-name="T5">i.e.</text:span>, 999999999. </text:p>
      <text:h text:style-name="Heading_20_3" text:outline-level="3"><text:bookmark-start text:name="__RefHeading__76365_1453098226"/><text:reference-mark text:name="refpreced"/>Parentheses and operator precedence<text:bookmark-end text:name="__RefHeading__76365_1453098226"/></text:h>
      <text:p text:style-name="Text_20_body"><text:alphabetical-index-mark text:string-value="Algebraic precedence"/><text:alphabetical-index-mark text:string-value="Priorities of operators"/><text:alphabetical-index-mark text:string-value="Precedence of operators"/><text:alphabetical-index-mark text:string-value="in expressions" text:key1="Parentheses"/><text:alphabetical-index-mark text:string-value="precedence (priorities) of" text:key1="Operators"/>Expression evaluation is from left to right; this is modified by parentheses and by operator precedence: </text:p>
      <text:list xml:id="ul46" text:style-name="L2">
        <text:list-item>
          <text:p text:style-name="P19">When parentheses are encountered, other than those that identify method calls (see page <text:span text:style-name="T15"><text:reference-ref text:reference-format="page" text:ref-name="refmethcon">57</text:reference-ref></text:span>), the entire <text:span text:style-name="T5">sub-expression</text:span> delimited by the parentheses is evaluated immediately when the term is required. </text:p>
        </text:list-item>
        <text:list-item>
          <text:p text:style-name="P19">When the sequence </text:p>
          <text:p text:style-name="P28">term<text:span text:style-name="T14">1</text:span> operator<text:span text:style-name="T14">1</text:span> term<text:span text:style-name="T14">2</text:span> operator<text:span text:style-name="T14">2</text:span> term<text:span text:style-name="T14">3</text:span> </text:p>
          <text:p text:style-name="P19">is encountered, and <text:span text:style-name="T9">operator</text:span>2 has a higher precedence than <text:span text:style-name="T9">operator</text:span>1, then the operation <text:span text:style-name="T9">(term</text:span>2<text:span text:style-name="T9"> operator</text:span>2<text:span text:style-name="T9"> term</text:span>3<text:span text:style-name="T9">)</text:span> is evaluated first. The same rule is applied repeatedly as necessary. </text:p>
          <text:p text:style-name="P19">Note, however, that individual terms are evaluated from left to right in the expression (that is, as soon as they are encountered). <text:s/>It is only the order of <text:span text:style-name="T4">operations</text:span> that is affected by the <text:soft-page-break/>precedence rules. </text:p>
        </text:list-item>
      </text:list>
      <text:p text:style-name="Text_20_body">For example, “<text:span text:style-name="T9">*</text:span>” (multiply) has a higher precedence than “<text:span text:style-name="T9">+</text:span>” (add), so <text:span text:style-name="T9">3+2*5</text:span> will evaluate to 13 (rather than the 25 that would result if strict left to right evaluation occurred). To force the addition to be performed before the multiplication the expression would be written <text:span text:style-name="T9">(3+2)*5</text:span>, where the first three tokens have been formed into a sub-expression by the addition of parentheses. </text:p>
      <text:p text:style-name="Text_20_keep">The order of precedence of the operators is (highest at the top): </text:p>
      <table:table table:name="dl47" table:style-name="dl47">
        <table:table-column table:style-name="dl47.A"/>
        <table:table-column table:style-name="dl47.B"/>
        <table:table-row>
          <table:table-cell table:style-name="dl47.A1" office:value-type="string">
            <text:p text:style-name="P5">Prefix operators </text:p>
          </table:table-cell>
          <table:table-cell table:style-name="dl47.A1" office:value-type="string">
            <text:p text:style-name="Text_20_body"><text:span text:style-name="T9">+ <text:s/>- <text:s/>\</text:span> </text:p>
          </table:table-cell>
        </table:table-row>
        <table:table-row>
          <table:table-cell table:style-name="dl47.A1" office:value-type="string">
            <text:p text:style-name="P5">Power operator </text:p>
          </table:table-cell>
          <table:table-cell table:style-name="dl47.A1" office:value-type="string">
            <text:p text:style-name="Text_20_body"><text:span text:style-name="T9">**</text:span> </text:p>
          </table:table-cell>
        </table:table-row>
        <table:table-row>
          <table:table-cell table:style-name="dl47.A1" office:value-type="string">
            <text:p text:style-name="P5">Multiplication and division </text:p>
          </table:table-cell>
          <table:table-cell table:style-name="dl47.A1" office:value-type="string">
            <text:p text:style-name="Text_20_body"><text:span text:style-name="T9">* <text:s/>/ <text:s/>% <text:s/>//</text:span> </text:p>
          </table:table-cell>
        </table:table-row>
        <table:table-row>
          <table:table-cell table:style-name="dl47.A1" office:value-type="string">
            <text:p text:style-name="P5">Addition and subtraction </text:p>
          </table:table-cell>
          <table:table-cell table:style-name="dl47.A1" office:value-type="string">
            <text:p text:style-name="Text_20_body"><text:span text:style-name="T9">+ <text:s/>-</text:span> </text:p>
          </table:table-cell>
        </table:table-row>
        <table:table-row>
          <table:table-cell table:style-name="dl47.A1" office:value-type="string">
            <text:p text:style-name="P5">Concatenation </text:p>
          </table:table-cell>
          <table:table-cell table:style-name="dl47.A1" office:value-type="string">
            <text:p text:style-name="Text_20_body"><text:span text:style-name="T9">(blank) <text:s/>|| <text:s/>(abuttal)</text:span> </text:p>
          </table:table-cell>
        </table:table-row>
        <table:table-row>
          <table:table-cell table:style-name="dl47.A1" office:value-type="string">
            <text:p text:style-name="P5">Comparative operators </text:p>
          </table:table-cell>
          <table:table-cell table:style-name="dl47.A1" office:value-type="string">
            <text:p text:style-name="Text_20_body"><text:span text:style-name="T9">= <text:s/>== <text:s/>&gt; <text:s/>&lt; <text:s/>&lt;= &gt;= <text:s/>&lt;&lt; <text:s/>\&gt;&gt; </text:span><text:span text:style-name="T5">etc.</text:span> </text:p>
          </table:table-cell>
        </table:table-row>
        <table:table-row>
          <table:table-cell table:style-name="dl47.A1" office:value-type="string">
            <text:p text:style-name="P5">And </text:p>
          </table:table-cell>
          <table:table-cell table:style-name="dl47.A1" office:value-type="string">
            <text:p text:style-name="Text_20_body"><text:span text:style-name="T9">&amp;</text:span> </text:p>
          </table:table-cell>
        </table:table-row>
        <table:table-row>
          <table:table-cell table:style-name="dl47.A1" office:value-type="string">
            <text:p text:style-name="P5">Or, exclusive or </text:p>
          </table:table-cell>
          <table:table-cell table:style-name="dl47.A1" office:value-type="string">
            <text:p text:style-name="Text_20_body"><text:span text:style-name="T9">| <text:s/>&amp;&amp;</text:span> </text:p>
          </table:table-cell>
        </table:table-row>
      </table:table>
      <text:p text:style-name="Text_20_keep"><text:alphabetical-index-mark text:string-value="examples" text:key1="Expressions"/>If, for example, the symbol <text:span text:style-name="T9">a</text:span> is a variable whose value is <text:span text:style-name="T9">'3'</text:span>, and <text:span text:style-name="T9">day</text:span> is a variable with the value <text:span text:style-name="T9">'Monday'</text:span>, then: </text:p>
      <text:p text:style-name="P9">a+5 <text:s text:c="13"/>== <text:s/>'8' <text:line-break/>a-4*2 <text:s text:c="11"/>== <text:s/>'-5' <text:line-break/>a/2 <text:s text:c="13"/>== <text:s/>'1.5' <text:line-break/>a%2 <text:s text:c="13"/>== <text:s/>'1' <text:line-break/>0.5**2 <text:s text:c="10"/>== <text:s/>'0.25' <text:line-break/>(a+1)&gt;7 <text:s text:c="9"/>== <text:s/>'0' <text:s text:c="11"/>/* that is, False */ <text:line-break/>' '='' <text:s text:c="10"/>== <text:s/>'1' <text:s text:c="11"/>/* that is, True <text:s/>*/ <text:line-break/>' '=='' <text:s text:c="9"/>== <text:s/>'0' <text:s text:c="11"/>/* that is, False */ <text:line-break/>' '\=='' <text:s text:c="8"/>== <text:s/>'1' <text:s text:c="11"/>/* that is, True <text:s/>*/ <text:line-break/>(a+1)*3=12 <text:s text:c="6"/>== <text:s/>'1' <text:s text:c="11"/>/* that is, True <text:s/>*/ <text:line-break/>'077'&gt;'11' <text:s text:c="6"/>== <text:s/>'1' <text:s text:c="11"/>/* that is, True <text:s/>*/ <text:line-break/>'077'&gt;&gt;'11' <text:s text:c="5"/>== <text:s/>'0' <text:s text:c="11"/>/* that is, False */ <text:line-break/>'abc'&gt;&gt;'ab' <text:s text:c="5"/>== <text:s/>'1' <text:s text:c="11"/>/* that is, True <text:s/>*/ <text:line-break/>'If it is' day <text:s text:c="2"/>== <text:s/>'If it is Monday' <text:line-break/>day.substr(2,3) <text:s/>== <text:s/>'ond' <text:line-break/>'!'day'!' <text:s text:c="7"/>== <text:s/>'!Monday!' </text:p>
      <text:p text:style-name="Text_20_body"><text:span text:style-name="T4">Note:</text:span> The NetRexx order of precedence usually causes no difficulty, as it is the same as in conventional algebra and other computer languages. There are two differences from some common notations; the prefix minus operator always has a higher priority than the power operator, and power operators (like other operators) are evaluated left-to-right. Thus </text:p>
      <text:p text:style-name="P9">-3**2 <text:s text:c="5"/>== <text:s/>9 <text:s text:c="3"/>/* not -9 <text:s/>*/ <text:line-break/>-(2+1)**2 <text:s/>== <text:s/>9 <text:s text:c="3"/>/* not -9 <text:s/>*/ <text:line-break/>2**2**3 <text:s text:c="3"/>== <text:s/>64 <text:s text:c="2"/>/* not 256 */ </text:p>
      <text:p text:style-name="Text_20_body">These rules were found to match the expectations of the majority of users when the Rexx language was first designed, and NetRexx follows the same rules. </text:p>
      <text:h text:style-name="Heading_20_2" text:outline-level="2"><text:bookmark-start text:name="__RefHeading__76367_1453098226"/><text:reference-mark text:name="refclause"/>Clauses and Instructions<text:bookmark-end text:name="__RefHeading__76367_1453098226"/></text:h>
      <text:p text:style-name="Text_20_body">Clauses (see page <text:span text:style-name="T15"><text:reference-ref text:reference-format="page" text:ref-name="refclau">44</text:reference-ref></text:span>) are recognized, and can usefully be classified, in the following order: </text:p>
      <table:table table:name="dl48" table:style-name="dl48">
        <table:table-column table:style-name="dl48.A"/>
        <table:table-column table:style-name="dl48.B"/>
        <table:table-row>
          <table:table-cell table:style-name="dl48.A1" office:value-type="string">
            <text:p text:style-name="Table_20_Contents"><text:reference-mark text:name="refnullcl"/><text:span text:style-name="T5">Null clauses </text:span><text:alphabetical-index-mark text:string-value="Null clauses"/><text:alphabetical-index-mark text:string-value="null" text:key1="Clauses"/></text:p>
          </table:table-cell>
          <table:table-cell table:style-name="dl48.A1" office:value-type="string">
            <text:p text:style-name="Text_20_body">A clause that is empty or comprises only blanks, comments, and continuations is a <text:span text:style-name="T5">null clause</text:span> and is completely ignored by NetRexx (except that if it includes a comment it will be traced, if reached during execution). </text:p>
            <text:p text:style-name="Text_20_body"><text:span text:style-name="T4">Note:</text:span> A null clause is not an instruction, so (for example) putting an extra semicolon after the <text:span text:style-name="T11">then</text:span> or <text:span text:style-name="T11">else</text:span> in an <text:span text:style-name="T11">if</text:span> instruction is not equivalent to putting a dummy instruction (as it would be in C or PL/I). The <text:span text:style-name="T11">nop</text:span> instruction is provided for this purpose. </text:p>
          </table:table-cell>
        </table:table-row>
        <table:table-row>
          <table:table-cell table:style-name="dl48.A1" office:value-type="string">
            <text:p text:style-name="P5">Assignments <text:alphabetical-index-mark text:string-value="instruction" text:key1="Assignment"/><text:alphabetical-index-mark text:string-value="Assignment"/><text:alphabetical-index-mark text:string-value="assignment" text:key1="Instructions"/></text:p>
          </table:table-cell>
          <table:table-cell table:style-name="dl48.A1" office:value-type="string">
            <text:p text:style-name="Text_20_body">Single clauses within a class and of the form <text:span text:style-name="T5">term</text:span><text:span text:style-name="T9">=</text:span><text:span text:style-name="T5">expression</text:span><text:span text:style-name="T9">;</text:span> are instructions known as <text:span text:style-name="T5">assignment</text:span>s (see page <text:span text:style-name="T15"><text:reference-ref text:reference-format="page" text:ref-name="refassign">72</text:reference-ref></text:span>). An assignment gives a variable, identified by the <text:span text:style-name="T5">term</text:span>, a type or a new value. </text:p>
            <text:p text:style-name="Text_20_body">In just one context, where property assignments are expected (before the first method in a class), the “<text:span text:style-name="T9">=</text:span>” and the expression may be omitted; in this case, the term (and hence the entire clause) will always be a simple non-numeric symbol which names the property </text:p>
          </table:table-cell>
        </table:table-row>
        <table:table-row>
          <table:table-cell table:style-name="dl48.A1" office:value-type="string">
            <text:p text:style-name="Table_20_Contents"><text:reference-mark text:name="refxmeth"/><text:span text:style-name="T5">Method call instructions </text:span><text:alphabetical-index-mark text:string-value="method call" text:key1="Instructions"/><text:alphabetical-index-mark text:string-value="Method call instructions"/></text:p>
          </table:table-cell>
          <table:table-cell table:style-name="dl48.A1" office:value-type="string">
            <text:p text:style-name="Text_20_body">A method call instruction (see page <text:span text:style-name="T15"><text:reference-ref text:reference-format="page" text:ref-name="refmcalli">57</text:reference-ref></text:span>) is a clause within a method that comprises a single term that is, or ends in, a method invocation. </text:p>
          </table:table-cell>
        </table:table-row>
        <table:table-row>
          <table:table-cell table:style-name="dl48.A1" office:value-type="string">
            <text:p text:style-name="Table_20_Contents"><text:reference-mark text:name="refkwcl"/><text:span text:style-name="T5">Keyword instructions </text:span><text:alphabetical-index-mark text:string-value="keyword" text:key1="Instructions"/><text:alphabetical-index-mark text:string-value="Keyword instructions"/><text:alphabetical-index-mark text:string-value="Keywords"/></text:p>
          </table:table-cell>
          <table:table-cell table:style-name="dl48.A1" office:value-type="string">
            <text:p text:style-name="Text_20_body">A <text:span text:style-name="T5">keyword instruction</text:span> consists of one or more clauses, the first of which starts with a non-numeric symbol which is not the name of a variable or property in the current class (if any) and is immediately followed by a blank, a semicolon (which may be implied by the end of a line), a literal string, or an operator (other than “<text:span text:style-name="T9">=</text:span>”, which would imply an assignment). This symbol, the <text:span text:style-name="T5">keyword</text:span>, identifies the instruction. </text:p>
            <text:p text:style-name="Text_20_body">Keyword instructions control the external interfaces, the flow of control, and so on. Some keyword instructions (see page <text:span text:style-name="T15"><text:reference-ref text:reference-format="page" text:ref-name="refkinst">79</text:reference-ref></text:span>) (<text:span text:style-name="T11">do</text:span>, <text:span text:style-name="T11">if</text:span>, <text:span text:style-name="T11">loop</text:span>, or <text:span text:style-name="T11">select</text:span>) can include nested instructions. </text:p>
          </table:table-cell>
        </table:table-row>
      </table:table>
      <text:h text:style-name="Heading_20_2" text:outline-level="2"><text:bookmark-start text:name="__RefHeading__76369_1453098226"/><text:reference-mark text:name="refassign"/>Assignments and Variables<text:bookmark-end text:name="__RefHeading__76369_1453098226"/></text:h>
      <text:p text:style-name="Text_20_body"><text:alphabetical-index-mark text:string-value="use of" text:key1="Symbols"/><text:alphabetical-index-mark text:string-value="Variables"/><text:alphabetical-index-mark text:string-value="valid names" text:key1="Variables"/><text:alphabetical-index-mark text:string-value="setting new value" text:key1="Variables"/><text:alphabetical-index-mark text:string-value="assignment indicator" text:key1="= equals sign"/><text:alphabetical-index-mark text:string-value="see = equals sign" text:key1="Equals sign"/><text:alphabetical-index-mark text:string-value="Assignment"/><text:alphabetical-index-mark text:string-value="assignment" text:key1="Instructions"/>A <text:span text:style-name="T5">variable</text:span> is a named item whose value may be changed during the course of execution of a NetRexx program. The process of changing the value of a variable is called <text:span text:style-name="T5">assigning</text:span> a new value to it. </text:p>
      <text:p text:style-name="Text_20_body">Each variable has an associated type, which cannot change during the execution of a program; therefore, the values assigned to a given variable must always have a type that can safely be assigned to that variable. <text:alphabetical-index-mark text:string-value="names of" text:key1="Variables"/><text:alphabetical-index-mark text:string-value="valid names" text:key1="Variables"/><text:alphabetical-index-mark text:string-value="of variables" text:key1="Names"/><text:alphabetical-index-mark text:string-value="setting new value" text:key1="Variables"/><text:alphabetical-index-mark text:string-value="assignment indicator" text:key1="= equals sign"/><text:alphabetical-index-mark text:string-value="instruction" text:key1="Assignment"/><text:alphabetical-index-mark text:string-value="assigning values to" text:key1="Symbols"/></text:p>
      <text:p text:style-name="Text_20_body">Variables may be assigned a new value by the <text:span text:style-name="T11">method</text:span> or <text:span text:style-name="T11">parse</text:span> instructions, but the most common way of changing the value of a variable is by using an <text:span text:style-name="T5">assignment instruction</text:span>. Any clause within a class and of the form: <text:alphabetical-index-mark text:string-value="Assignment"/></text:p>
      <table:table table:name="Table49" table:style-name="Table49">
        <table:table-column table:style-name="Table49.A"/>
        <table:table-row>
          <table:table-cell table:style-name="Table49.A1" office:value-type="string">
            <text:p text:style-name="P10"><text:span text:style-name="T5">assignment</text:span>; <text:line-break/>  <text:line-break/><text:span text:style-name="T7">where </text:span>assignment<text:span text:style-name="T7"> is:</text:span> <text:line-break/>  <text:line-break/>    <text:span text:style-name="T5">term</text:span>=<text:span text:style-name="T5">expression</text:span> </text:p>
          </table:table-cell>
        </table:table-row>
      </table:table>
      <text:p text:style-name="Text_20_body">is taken to be an assignment instruction. The result of the <text:span text:style-name="T5">expression</text:span> becomes the new value of the variable named by the <text:span text:style-name="T5">term</text:span> to the left of the equals sign. When the term is simply a symbol, this is called the <text:span text:style-name="T5">name</text:span> of the variable. </text:p>
      <text:p text:style-name="Text_20_keep"><text:span text:style-name="T4">Example:</text:span> </text:p>
      <text:p text:style-name="P9">/* Next line gives FRED the value 'Frederic' */ <text:line-break/>fred='Frederic' </text:p>
      <text:p text:style-name="Text_20_body">The symbol naming the variable cannot begin with a digit (0-9).<text:note text:id="ftn37" text:note-class="footnote"><text:note-citation>37</text:note-citation><text:note-body><text:p text:style-name="Footnote">Without this restriction on the first character of a variable name, it would be possible to redefine a number, in that for example the assignment “<text:span text:style-name="T9">3=4;</text:span>” would give a variable called “<text:span text:style-name="T9">3</text:span>” the value <text:span text:style-name="T9">'4'</text:span>. </text:p></text:note-body></text:note> </text:p>
      <text:p text:style-name="Text_20_body">Within a NetRexx program, variable names are not case-sensitive (for example, the names <text:span text:style-name="T9">fred</text:span>, <text:span text:style-name="T9">Fred</text:span>, and <text:span text:style-name="T9">FRED</text:span> refer to the same variable). Where public names are exposed (for example, the names of properties, classes, and methods, and in cross-reference listings) the case used for the name will be that used when the name was first introduced (“first” is determined statically by position in a program rather than dynamically). </text:p>
      <text:p text:style-name="Text_20_body"><text:alphabetical-index-mark text:string-value="type of" text:key1="Variables"/>Similarly, the type of a NetRexx variable is determined by the type of the value of the expression that is first assigned to it.<text:note text:id="ftn38" text:note-class="footnote"><text:note-citation>38</text:note-citation><text:note-body><text:p text:style-name="Footnote">Since NetRexx infers the type of a variable from usage, substantial programs can be written without introducing explicit type declarations, although these are allowed. </text:p></text:note-body></text:note> For subsequent assignments, it is an error to assign a value to a variable with a type mismatch unless the language processor can determine that the value can be assigned safely to the type of the variable. </text:p>
      <text:p text:style-name="Text_20_body">In practice, this means that the types must match exactly, be a simplification, or both be “well-known” types such as <text:span text:style-name="T9">Rexx</text:span>, <text:span text:style-name="T9">String</text:span>, <text:span text:style-name="T9">int</text:span>, <text:span text:style-name="T5">etc.</text:span>, for which safe conversions are defined. <text:s/>The possibilities are described in the section on <text:span text:style-name="T5">Conversions</text:span> (see page <text:span text:style-name="T15"><text:reference-ref text:reference-format="page" text:ref-name="refconv">62</text:reference-ref></text:span>).<text:note text:id="ftn39" text:note-class="footnote"><text:note-citation>39</text:note-citation><text:note-body><text:p text:style-name="Footnote">Implementations may provide for a stricter rule for assignment (where the types must be identical), controlled by the <text:span text:style-name="T12">options</text:span> instruction. </text:p></text:note-body></text:note> </text:p>
      <text:p text:style-name="Text_20_keep">For example, if there are types (classes) called <text:span text:style-name="T9">ibm.util.hex</text:span>, <text:span text:style-name="T9">RunKnown</text:span>, and <text:span text:style-name="T9">Window</text:span>, then: </text:p>
      <text:p text:style-name="P9">hexy=ibm.util.hex(3) -- 'hexy' has type 'ibm.util.hex' <text:line-break/>rk=RunKnown() <text:s text:c="7"/>-- 'rk' has type 'RunKnown' <text:line-break/>fred=Window(10, 20) <text:s/>-- 'fred' has type 'Window' <text:line-break/>s="Los Lagos" <text:s text:c="7"/>-- 's' has type 'Rexx' <text:line-break/>j=5 <text:s text:c="17"/>-- 'j' has type 'Rexx' </text:p>
      <text:p text:style-name="Text_20_body"><text:soft-page-break/>The first three examples invoke the <text:span text:style-name="T5">constructor</text:span> method for the type to construct a value (an object). <text:s/>A constructor method always has the same name as the class to which it belongs, and returns a new value of that type. <text:s/>Constructor methods are described in detail in <text:span text:style-name="T5">Methods and Constructors</text:span> (see page <text:span text:style-name="T15"><text:reference-ref text:reference-format="page" text:ref-name="refmethcon">57</text:reference-ref></text:span>). </text:p>
      <text:p text:style-name="Text_20_body">The last two examples above illustrate that, by default, the types of literal strings and numbers are NetRexx strings (type <text:span text:style-name="T9">Rexx</text:span>) and so variables tend to be of type <text:span text:style-name="T9">Rexx</text:span>. This simplifies the language and makes it easy to learn, as many useful programs can be written solely using the powerful <text:span text:style-name="T9">Rexx</text:span> type. Potentially more efficient (though less human-oriented) primitive or built-in types for literals will be used in binary classes (see page <text:span text:style-name="T15"><text:reference-ref text:reference-format="page" text:ref-name="refbincla">82</text:reference-ref></text:span>). </text:p>
      <text:p text:style-name="P7">If the examples above were in a binary class, then, in the reference implementation, the types of <text:span text:style-name="T9">s</text:span> and <text:span text:style-name="T9">j</text:span> would have been <text:span text:style-name="T9">java.lang.String</text:span> and <text:span text:style-name="T9">int</text:span> respectively. </text:p>
      <text:p text:style-name="Text_20_body"><text:alphabetical-index-mark text:string-value="declaring" text:key1="Types"/><text:alphabetical-index-mark text:string-value="of variables" text:key1="Declarations"/>A variable may be introduced (“declared”) without giving it an initial value by simply assigning a type to it: </text:p>
      <text:p text:style-name="P9">i=int <text:line-break/>r=Rexx <text:line-break/>f=java.io.File </text:p>
      <text:p text:style-name="Text_20_body">Here, the expression to the right of the “<text:span text:style-name="T9">=</text:span>” simply evaluates to a type with no value. </text:p>
      <text:h text:style-name="Heading_20_4" text:outline-level="4">The use and scope of variables</text:h>
      <text:p text:style-name="Text_20_body">NetRexx variables all follow the same rules of assignment, but are used in different contexts. <text:s/>These are: </text:p>
      <table:table table:name="dl50" table:style-name="dl50">
        <table:table-column table:style-name="dl50.A"/>
        <table:table-column table:style-name="dl50.B"/>
        <table:table-row>
          <table:table-cell table:style-name="dl50.A1" office:value-type="string">
            <text:p text:style-name="Table_20_Contents"><text:reference-mark text:name="refprops"/><text:span text:style-name="T5">Properties </text:span><text:alphabetical-index-mark text:string-value="properties" text:key1="Variables"/><text:alphabetical-index-mark text:string-value="Properties"/></text:p>
          </table:table-cell>
          <table:table-cell table:style-name="dl50.A1" office:value-type="string">
            <text:p text:style-name="Text_20_body">Variables which name the values (the data) owned by an object of the type defined by the class are called <text:span text:style-name="T5">properties</text:span>. When an object is constructed by the class, its properties are created and are initialized to either a default value (<text:span text:style-name="T9">null</text:span> or, for variables of primitive type, an implementation-defined value, typically 0) or to a value provided by the programmer. </text:p>
            <text:p text:style-name="Text_20_body">The attributes of properties can be changed by the <text:span text:style-name="T11">properties</text:span> instruction (see page <text:span text:style-name="T15"><text:reference-ref text:reference-format="page" text:ref-name="refprop">114</text:reference-ref></text:span>). For example, properties may also be <text:span text:style-name="T5">constant</text:span>, which means that they are initialized when the class is first loaded and do not change thereafter. </text:p>
          </table:table-cell>
        </table:table-row>
        <table:table-row>
          <table:table-cell table:style-name="dl50.A1" office:value-type="string">
            <text:p text:style-name="P5">Method arguments <text:alphabetical-index-mark text:string-value="method arguments" text:key1="Variables"/><text:alphabetical-index-mark text:string-value="argument variables" text:key1="Method"/></text:p>
          </table:table-cell>
          <table:table-cell table:style-name="dl50.A1" office:value-type="string">
            <text:p text:style-name="Text_20_body">When a method is invoked, arguments may be passed to it. These <text:span text:style-name="T5">method arguments</text:span> are assigned to the variables named on the <text:span text:style-name="T11">method</text:span> instruction (see page <text:span text:style-name="T15"><text:reference-ref text:reference-format="page" text:ref-name="refmethod">100</text:reference-ref></text:span>) that introduces the method. </text:p>
          </table:table-cell>
        </table:table-row>
        <table:table-row>
          <table:table-cell table:style-name="dl50.A1" office:value-type="string">
            <text:p text:style-name="P5">Local variables <text:alphabetical-index-mark text:string-value="local" text:key1="Variables"/><text:alphabetical-index-mark text:string-value="Local variables"/></text:p>
          </table:table-cell>
          <table:table-cell table:style-name="dl50.A1" office:value-type="string">
            <text:p text:style-name="Text_20_body">Variables that are known only within a method are called <text:span text:style-name="T5">local variables</text:span>; each time a method is invoked a distinct set of local variables is available. Local variables are normally given an initial value by the programmer. If they are not, they are initialized to a default value (<text:span text:style-name="T9">null</text:span> or, for variables of primitive type, an implementation-defined value, typically 0). </text:p>
          </table:table-cell>
        </table:table-row>
      </table:table>
      <text:p text:style-name="Text_20_body"><text:alphabetical-index-mark text:string-value="Static variable typing"/><text:alphabetical-index-mark text:string-value="static typing of" text:key1="Variables"/><text:alphabetical-index-mark text:string-value="visibility" text:key1="Variables"/><text:alphabetical-index-mark text:string-value="scope of" text:key1="Variables"/>In order for types to be determined and type-checking to be possible at “compile-time”, and easily determined by inspection, the use and type of every variable is determined by its position in the program, not by the order in which assignments are executed. That is, variable typing is static. </text:p>
      <text:p text:style-name="Text_20_body">The visibility of a variable depends on its use. <text:s/>Properties are visible to all methods in a class; method arguments and local variables are only visible within the method in which they appear. <text:s/>In particular: </text:p>
      <text:list xml:id="ul51" text:style-name="L2">
        <text:list-item>
          <text:p text:style-name="P19">Within a class, properties have unique names (they cannot be overridden by method arguments <text:soft-page-break/>or by local variables within methods); this avoids error-prone ambiguity. </text:p>
        </text:list-item>
        <text:list-item>
          <text:p text:style-name="P19">Within a method, a method argument acts like a local variable (that is, it is in the same name-space as local variables, and can be assigned new values); it can be considered to be a local variable that is assigned a value just before the body of the method is executed. <text:s/>There cannot be both a method argument and a local variable in a method with the same name. </text:p>
        </text:list-item>
        <text:list-item>
          <text:p text:style-name="P19">Within methods, variables can take only one type, the type assigned to them when first encountered in the method (in a strict “physical” sense, that is, as parsed from top to bottom of the program and from left to right on each line). Since methods tend to be small, there is no local scoping of variables inside the constructs within a method.<text:note text:id="ftn40" text:note-class="footnote"><text:note-citation>40</text:note-citation><text:note-body><text:p text:style-name="Footnote">Unlike the block scoping of PL/I, C, or Java. </text:p></text:note-body></text:note> </text:p>
          <text:p text:style-name="P19">Thus, in this example: </text:p>
          <text:p text:style-name="P28">method iszero(x) <text:line-break/>  if x=0 then qualifier='is zero' <text:line-break/>  <text:s text:c="7"/>else qualifier='is not zero' <text:line-break/>  say 'The argument' qualifier'.' </text:p>
          <text:p text:style-name="P19">the variable <text:span text:style-name="T9">qualifier</text:span> is known throughout the method and hence has a known type and value when the <text:span text:style-name="T11">say</text:span> instruction is executed. </text:p>
        </text:list-item>
      </text:list>
      <text:p text:style-name="Text_20_body">To summarize: a symbol that names a variable in the current class either refers to a property (and in any use of it within the class refers to that property), or it refers to a variable that is unique within a method (and any use of the name within that method refers to the same variable). </text:p>
      <text:p text:style-name="Text_20_body"><text:span text:style-name="T4">Note:</text:span> A variable is just a name, or “handle” for a value. It is possible for more than one variable to refer to the same value, as in the program: </text:p>
      <text:p text:style-name="P9">first='A string' <text:line-break/>second=first </text:p>
      <text:p text:style-name="Text_20_body">Here, both variables refer to the same value. <text:s/>If that value is changeable then a change to the value referred to by one of the variable names would also be seen if the value is referred to by the other. For example, sub-values of a NetRexx string can be changed, using <text:span text:style-name="T5">Indexed references</text:span> (see page <text:span text:style-name="T15"><text:reference-ref text:reference-format="page" text:ref-name="refinstr">76</text:reference-ref></text:span>), so a change to a sub-value of <text:span text:style-name="T9">first</text:span> would also be seen in an identical indexed reference to <text:span text:style-name="T9">second</text:span>. </text:p>
      <text:h text:style-name="Heading_20_4" text:outline-level="4">Terms on the left of assignments</text:h>
      <text:p text:style-name="Text_20_body"><text:alphabetical-index-mark text:string-value="on left of =" text:key1="Terms"/><text:alphabetical-index-mark text:string-value="in assignments" text:key1="Terms"/>In an assignment instruction, the <text:span text:style-name="T5">term</text:span> to the left of the equals sign is most commonly a simple non-numeric symbol, which always names a variable in the current class. The other possibilities, as seen in the example below, are: </text:p>
      <text:list xml:id="ol52" text:style-name="L1">
        <text:list-item>
          <text:p text:style-name="P18">The term is an <text:span text:style-name="T5">indexed reference</text:span> (see page <text:span text:style-name="T15"><text:reference-ref text:reference-format="page" text:ref-name="refinstr">76</text:reference-ref></text:span>), to an existing variable that refers to a string of type <text:span text:style-name="T9">Rexx</text:span> or an array (see page <text:span text:style-name="T15"><text:reference-ref text:reference-format="page" text:ref-name="refarray">77</text:reference-ref></text:span>). The variable may be in the current class, or be a property in a class named in the <text:span text:style-name="T11">uses</text:span> phrase of the <text:span text:style-name="T11">class</text:span> instruction for the current class. </text:p>
        </text:list-item>
        <text:list-item>
          <text:p text:style-name="P18">The term is a compound term (see page <text:span text:style-name="T15"><text:reference-ref text:reference-format="page" text:ref-name="refcomterm">52</text:reference-ref></text:span>) that ultimately refers to a property (see above) in some class (which may be the current class). This property cannot be a constant. </text:p>
        </text:list-item>
      </text:list>
      <text:p text:style-name="Text_20_keep"><text:soft-page-break/><text:span text:style-name="T4">Examples:</text:span> </text:p>
      <text:p text:style-name="P9">r=Rexx '' <text:line-break/>r['foo']='?' <text:s text:c="8"/>-- indexed string assignment <text:line-break/>s=String[3] <text:line-break/>s[0]='test' <text:s text:c="9"/>-- array assignment <text:line-break/>Sample.value=1 <text:s text:c="6"/>-- property assignment <text:line-break/>this.value=1 <text:s text:c="8"/>-- property assignment <text:line-break/>super.value=1 <text:s text:c="7"/>-- property assignment </text:p>
      <text:p text:style-name="Text_20_body">The last two examples show assignments to a property in the current class or in a superclass of the current class, respectively. <text:s/>Note that references to properties in other classes must alway be qualified in some way (for example, by the prefix <text:span text:style-name="T9">super.</text:span>). <text:s/>The use of the prefix <text:span text:style-name="T9">this.</text:span> for properties in the current class is optional. </text:p>
      <text:h text:style-name="Heading_20_2" text:outline-level="2"><text:bookmark-start text:name="__RefHeading__76371_1453098226"/><text:reference-mark text:name="refinstr"/>Indexed strings and Arrays<text:bookmark-end text:name="__RefHeading__76371_1453098226"/></text:h>
      <text:p text:style-name="Text_20_body"><text:alphabetical-index-mark text:string-value="in indexed strings" text:key1="Comma"/><text:alphabetical-index-mark text:string-value="in indexed strings" text:key1="Brackets"/><text:alphabetical-index-mark text:string-value="to indexed strings" text:key1="References"/><text:alphabetical-index-mark text:string-value="for sub-values" text:key1="Index strings"/><text:alphabetical-index-mark text:string-value="sub-values of" text:key1="Strings"/><text:alphabetical-index-mark text:string-value="Sub-values, of strings"/><text:alphabetical-index-mark text:string-value="subscripts" text:key1="Variables"/><text:alphabetical-index-mark text:string-value="indexed" text:key1="Variables"/><text:alphabetical-index-mark text:string-value="indexed" text:key1="Strings"/><text:alphabetical-index-mark text:string-value="Indexed strings"/><text:alphabetical-index-mark text:string-value="indexed strings" text:key1="Indexed references"/>Any NetRexx string (that is, a value of type <text:span text:style-name="T9">Rexx</text:span>), has the ability to have <text:span text:style-name="T5">sub-values</text:span>, values (also of type <text:span text:style-name="T9">Rexx</text:span>) which are associated with the original string and are indexed by an <text:span text:style-name="T5">index string</text:span> which identifies the sub-value. Any string with such sub-values is known as an <text:span text:style-name="T5">indexed string</text:span>. </text:p>
      <text:p text:style-name="Text_20_body">The sub-values of a NetRexx string are accessed using <text:span text:style-name="T5">indexed references</text:span>, where the name of a variable of type <text:span text:style-name="T9">Rexx</text:span> is followed immediately by square brackets enclosing one or more expressions separated by commas:<text:note text:id="ftn41" text:note-class="footnote"><text:note-citation>41</text:note-citation><text:note-body><text:p text:style-name="Footnote">The notations <text:span text:style-name="T12">'['</text:span> and <text:span text:style-name="T12">']'</text:span> indicate square brackets appearing in the NetRexx program. </text:p></text:note-body></text:note> </text:p>
      <table:table table:name="Table53" table:style-name="Table53">
        <table:table-column table:style-name="Table53.A"/>
        <table:table-row>
          <table:table-cell table:style-name="Table53.A1" office:value-type="string">
            <text:p text:style-name="P10"><text:span text:style-name="T5">symbol</text:span>'['[<text:span text:style-name="T5">expression</text:span>[, <text:span text:style-name="T5">expression</text:span>]...]']' </text:p>
          </table:table-cell>
        </table:table-row>
      </table:table>
      <text:p text:style-name="Text_20_body">It is important to note that the <text:span text:style-name="T5">symbol</text:span> that names the variable must be followed immediately by the “<text:span text:style-name="T11">[</text:span>”, with <text:span text:style-name="T4">no</text:span> blank in between, or the construct will not be recognized as an indexed reference. </text:p>
      <text:p text:style-name="Text_20_body">The <text:span text:style-name="T5">expression</text:span>s (separated by commas) between the brackets are called the <text:span text:style-name="T5">indexes</text:span> to the string. These index expressions are evaluated in turn from left to right, and each must evaluate to a value is of type <text:span text:style-name="T9">Rexx</text:span> or that can be converted to type <text:span text:style-name="T9">Rexx</text:span>. </text:p>
      <text:p text:style-name="Text_20_body">The resulting index strings are taken “as-is” – that is, they must match exactly in content, case, and length for a reference to find a previously-set item. They may have any length (including the null string) and value (they are not constrained to be just those strings which are numbers, for example). </text:p>
      <text:p text:style-name="Text_20_body">If a reference does not find a sub-value, then a copy of the non-indexed value of the variable is used. </text:p>
      <text:p text:style-name="Text_20_keep"><text:span text:style-name="T4">Example:</text:span> </text:p>
      <text:p text:style-name="P9">surname='Unknown' <text:s text:c="8"/>-- default value <text:line-break/>surname['Fred']='Bloggs' <text:line-break/>surname['Davy']='Jones' <text:line-break/>try='Fred' <text:line-break/>say surname[try] surname['Bert'] </text:p>
      <text:p text:style-name="Text_20_body">would say “<text:span text:style-name="T9">Bloggs Unknown</text:span>”. </text:p>
      <text:p text:style-name="Text_20_body">When multiple indexes are used, they indicate accessing a hierarchy of strings. <text:s/>A single NetRexx string has a single set of indexes and subvalues associated with it. <text:s/>The sub-values, however, are also NetRexx strings, and so may in turn have indexes and sub-values. <text:s/>When more than one index is specified in an indexed reference, the indexes are applied in turn from left to right to each retrieved sub-value. </text:p>
      <text:p text:style-name="Text_20_keep">For example, in the sequence: </text:p>
      <text:p text:style-name="P9">x='?' <text:line-break/>x['foo', 'bar']='OK' <text:line-break/>say x['foo', 'bar'] <text:line-break/>y=x['foo'] <text:line-break/>say y['bar'] </text:p>
      <text:p text:style-name="Text_20_body">both <text:span text:style-name="T11">say</text:span> instructions would display the string “<text:span text:style-name="T9">OK</text:span>”. </text:p>
      <text:p text:style-name="Text_20_body">Indexed strings may be used to set up “associative arrays”, or dictionaries, in which the subscript is not necessarily numeric, and thus offer great scope for the creative programmer. A useful application is to set up a variable in which the subscripts are taken from the value of one or more variables, so effecting a form of associative (content addressable) memory. </text:p>
      <text:p text:style-name="Text_20_keep"><text:span text:style-name="T4">Notes:</text:span> </text:p>
      <text:list xml:id="ol54" text:style-name="L1">
        <text:list-item>
          <text:p text:style-name="P18">A variable of type <text:span text:style-name="T9">Rexx</text:span> must have been assigned a value before indexing is used on it. This is <text:soft-page-break/>the value that is used as the default value whenever an indexed reference finds no sub-value. </text:p>
        </text:list-item>
        <text:list-item>
          <text:p text:style-name="P18">The indexes, and hence the sub-values, of a <text:span text:style-name="T9">Rexx</text:span> object can be retrieved in turn using the <text:span text:style-name="T11">over</text:span> (see page <text:span text:style-name="T15"><text:reference-ref text:reference-format="page" text:ref-name="refloopov">96</text:reference-ref></text:span>) keyword of the <text:span text:style-name="T11">loop</text:span> instruction. </text:p>
        </text:list-item>
        <text:list-item>
          <text:p text:style-name="P18">The <text:span text:style-name="T9">exists</text:span> method (see page <text:span text:style-name="T15"><text:reference-ref text:reference-format="page" text:ref-name="refexists">162</text:reference-ref></text:span>) of the <text:span text:style-name="T9">Rexx</text:span> class may be used to test whether an indexed reference has an explicitly-set value. </text:p>
        </text:list-item>
        <text:list-item>
          <text:p text:style-name="P18">Assigning <text:span text:style-name="T9">null</text:span> to an indexed reference (for example, the assignment <text:span text:style-name="T9">switch[7]=null;</text:span>) drops the sub-value; until set to a new value, any reference to the sub-value (including use of the <text:span text:style-name="T9">exists</text:span> method) will return the same result as when it had never been set. </text:p>
        </text:list-item>
      </text:list>
      <text:h text:style-name="Heading_20_3" text:outline-level="3"><text:bookmark-start text:name="__RefHeading__76373_1453098226"/><text:reference-mark text:name="refarray"/>Arrays<text:bookmark-end text:name="__RefHeading__76373_1453098226"/></text:h>
      <text:p text:style-name="Text_20_body"><text:alphabetical-index-mark text:string-value="in array references" text:key1="Comma"/><text:alphabetical-index-mark text:string-value="in array references" text:key1="Brackets"/><text:alphabetical-index-mark text:string-value="arrays" text:key1="Indexed references"/><text:alphabetical-index-mark text:string-value="Arrays"/>In addition to indexed strings, NetRexx also includes the concept of fixed-size <text:span text:style-name="T5">arrays</text:span>, which may be used for indexing values of any type (including strings). </text:p>
      <text:p text:style-name="Text_20_body">Arrays are used with the same syntax and in the same manner as indexed strings, but with important differences that allow for compact implementations and access to equivalent data structures constructed using other programming languages: </text:p>
      <text:list xml:id="ol55" text:style-name="L1">
        <text:list-item>
          <text:p text:style-name="P18">The indexes for arrays must be whole numbers that are zero or positive. There will usually be an implementation restriction on the maximum value of the index (typically 999999999 or higher). </text:p>
        </text:list-item>
        <text:list-item>
          <text:p text:style-name="P18">The elements of an array are considered to be <text:span text:style-name="T5">ordered</text:span>; the first element has index <text:span text:style-name="T9">0</text:span>, the second <text:span text:style-name="T9">1</text:span>, and so on. </text:p>
        </text:list-item>
        <text:list-item>
          <text:p text:style-name="P18">An array is of fixed size; <text:alphabetical-index-mark text:string-value="Fixed size, of arrays"/>it must be constructed before use. </text:p>
        </text:list-item>
        <text:list-item>
          <text:p text:style-name="P18">Variables that are assigned arrays can only be assigned arrays (of the same dimension, see below) in the future. <text:s/>That is, being an array changes the type of a value; it becomes a <text:span text:style-name="T5">dimensioned type</text:span> (see page <text:span text:style-name="T15"><text:reference-ref text:reference-format="page" text:ref-name="refdimtype">50</text:reference-ref></text:span>). </text:p>
        </text:list-item>
      </text:list>
      <text:p text:style-name="Text_20_body"><text:alphabetical-index-mark text:string-value="array" text:key1="Constructors"/><text:alphabetical-index-mark text:string-value="constructors" text:key1="Arrays"/><text:alphabetical-index-mark text:string-value="to arrays" text:key1="References"/><text:alphabetical-index-mark text:string-value="references" text:key1="Arrays"/>Array references use the NetRexx <text:span text:style-name="T5">indexed reference</text:span> syntax defined above. <text:s/>The same syntax is used for constructing arrays, except that the symbol before the left bracket describes a type (and hence may be qualified by a package name). <text:s/>The expression or expressions between the brackets indicate the size of the array in each dimension, and must be a positive whole number or zero: </text:p>
      <text:p text:style-name="P9">arg=String[4] <text:s text:c="6"/>-- makes an array for four Strings <text:line-break/>arg=java.io.File[4] -- makes an array for four Files <text:line-break/>i=int[3] <text:s text:c="11"/>-- makes an array for three 'int's </text:p>
      <text:p text:style-name="Text_20_body">(Another way of describing this is that array constructors look just like other object constructors, except that brackets are used instead of parentheses.) </text:p>
      <text:p text:style-name="Text_20_body">Once an array has been constructed, its elements can be referred to using brackets and expressions, as before: </text:p>
      <text:p text:style-name="P9">i[2]=3 -- sets the '2'-indexed value of 'i' <text:line-break/>j=i[2] -- sets 'j' to the '2'-indexed value of 'i' </text:p>
      <text:p text:style-name="Text_20_body">Regular multiple-dimensioned arrays may be constructed and referenced by using multiple expressions within the brackets: </text:p>
      <text:p text:style-name="P9">i=int[2,3] -- makes a 2x3 array of 'int' type objects <text:line-break/>i[1,2]=3 <text:s text:c="2"/>-- sets the '1,2'-indexed value of 'i' <text:line-break/>j=i[1,2] <text:s text:c="2"/>-- sets 'j' to the '1,2'-indexed value of 'i' </text:p>
      <text:p text:style-name="Text_20_body">As with indexed strings, when multiple indexes are used, they indicate accessing a hierarchy of arrays (the underlying model is therefore of a hierarchy of single-dimensioned arrays). When more than one index is specified in an indexed reference to an array, the indexes are applied in turn from left to right <text:soft-page-break/>to each array. </text:p>
      <text:p text:style-name="Text_20_body">As described in the section on <text:span text:style-name="T5">Types</text:span> (see page <text:span text:style-name="T15"><text:reference-ref text:reference-format="page" text:ref-name="reftypes">50</text:reference-ref></text:span>), the type of a variable that refers to an array can be set (declared) by assignment of the type with array notation that indicates the dimension of an array without any sizes: </text:p>
      <text:p text:style-name="P9">k=int[] <text:s text:c="4"/>-- one-dimensional array of 'int' objects <text:line-break/>m=float[,,] -- 3-dimensional array of 'float' objects </text:p>
      <text:p text:style-name="Text_20_body">The same syntax is also used when describing an array type in the arguments of a <text:span text:style-name="T11">method</text:span> instruction or when converting types. For example, after: </text:p>
      <text:p text:style-name="P9">gg=char[] "Horse" </text:p>
      <text:p text:style-name="Text_20_body">the variable <text:span text:style-name="T9">gg</text:span> has as its value an array of type <text:span text:style-name="T9">char[]</text:span> containing the five characters <text:span text:style-name="T9">H</text:span>, <text:span text:style-name="T9">o</text:span>, <text:span text:style-name="T9">r</text:span>, <text:span text:style-name="T9">s</text:span>, and <text:span text:style-name="T9">e</text:span>. </text:p>
      <text:h text:style-name="Heading_20_4" text:outline-level="4"><text:reference-mark text:name="refarrin"/>Array initializers</text:h>
      <text:p text:style-name="Text_20_body"><text:alphabetical-index-mark text:string-value="in array initializers" text:key1="Square brackets"/><text:alphabetical-index-mark text:string-value="in array initializers" text:key1="Brackets"/><text:alphabetical-index-mark text:string-value="in terms" text:key1="Array initializer"/><text:alphabetical-index-mark text:string-value="Initializing arrays"/><text:alphabetical-index-mark text:string-value="initializing" text:key1="Arrays"/>An <text:span text:style-name="T5">array initializer</text:span> is a <text:span text:style-name="T5">simple term</text:span> which is recognized if it does not immediately follow (abut) a symbol, and has the form<text:note text:id="ftn42" text:note-class="footnote"><text:note-citation>42</text:note-citation><text:note-body><text:p text:style-name="Footnote">The notations <text:span text:style-name="T12">'['</text:span> and <text:span text:style-name="T12">']'</text:span> indicate square brackets appearing in the NetRexx program. </text:p></text:note-body></text:note> </text:p>
      <text:p text:style-name="P9"><text:span text:style-name="T11">'['</text:span><text:span text:style-name="T5">expression</text:span>[,<text:span text:style-name="T5">expression</text:span>]...<text:span text:style-name="T11">']'</text:span> </text:p>
      <text:p text:style-name="Text_20_body">An array initializer therefore comprises a list of one or more expressions, separated by commas, within brackets. <text:s/>When an array initializer is evaluated, the expressions are evaluated in turn from left to right, and all must result in a value. An array is then constructed, with a number of elements equal to the number of expressions in the list, with each element initialized by being assigned the result of the corresponding expression. </text:p>
      <text:p text:style-name="Text_20_body">The type of the array is derived by adding one dimension to the type of the result of the first expression in the list, where the type of that expression is determined using the same rules as are used to select the type of a variable when it is first assigned a value (see page <text:span text:style-name="T15"><text:reference-ref text:reference-format="page" text:ref-name="refassign">72</text:reference-ref></text:span>). All the other expressions in the list must have types that could be assigned to the chosen type without error. </text:p>
      <text:p text:style-name="Text_20_keep">For example, in </text:p>
      <text:p text:style-name="P9">var1=['aa', 'bb', 'cc'] <text:line-break/>var2=[char 'a', 'b', 'c'] <text:line-break/>var3=[String 'a', 'bb', 'c'] <text:line-break/>var4=[1, 2, 3, 4, 5, 6] <text:line-break/>var5=[[1,2], [3,4]] </text:p>
      <text:p text:style-name="Text_20_body">the types of the variables would be <text:span text:style-name="T9">Rexx[]</text:span>, <text:span text:style-name="T9">char[]</text:span>, <text:span text:style-name="T9">String[]</text:span>, <text:span text:style-name="T9">Rexx[]</text:span>, and <text:span text:style-name="T9">Rexx[,]</text:span> respectively. In a binary class in the reference implementation, the types would be <text:span text:style-name="T9">String[]</text:span>, <text:span text:style-name="T9">char[]</text:span>, <text:span text:style-name="T9">String[]</text:span>, <text:span text:style-name="T9">int[]</text:span>, and <text:span text:style-name="T9">int[,]</text:span>. </text:p>
      <text:p text:style-name="Text_20_body">Array initializers are most useful for initializing properties and variables, but like other simple terms, they may start a compound term. </text:p>
      <text:p text:style-name="Text_20_keep">So, for example </text:p>
      <text:p text:style-name="P9">say [1,1,1,1].length </text:p>
      <text:p text:style-name="Text_20_body">would display <text:span text:style-name="T9">4</text:span>. </text:p>
      <text:p text:style-name="Text_20_body">Note that an array of length zero cannot be constructed with an array initializer, as its type would be undefined. <text:s/>An explicitly typed array constructor (for example, <text:span text:style-name="T9">int[0]</text:span>) must be used. </text:p>
      <text:h text:style-name="Heading_20_2" text:outline-level="2"><text:bookmark-start text:name="__RefHeading__76375_1453098226"/><text:reference-mark text:name="refkinst"/>Keyword Instructions<text:bookmark-end text:name="__RefHeading__76375_1453098226"/></text:h>
      <text:p text:style-name="Text_20_body"><text:alphabetical-index-mark text:string-value="Keyword instructions"/><text:alphabetical-index-mark text:string-value="mixed case" text:key1="Keywords"/><text:alphabetical-index-mark text:string-value="keyword" text:key1="Instructions"/><text:alphabetical-index-mark text:string-value="Instructions"/>A <text:span text:style-name="T5">keyword instruction</text:span> is one or more clauses, the first of which starts with a keyword that identifies the instruction. Some keyword instructions affect the flow of control; the remainder just provide services to the programmer. Some keyword instructions (<text:span text:style-name="T11">do</text:span>, <text:span text:style-name="T11">if</text:span>, <text:span text:style-name="T11">loop</text:span>, or <text:span text:style-name="T11">select</text:span>) can include nested instructions. <text:alphabetical-index-mark text:string-value="program" text:key1="Example"/>Appendix A (see page <text:span text:style-name="T15"><text:reference-ref text:reference-format="page" text:ref-name="refappa">173</text:reference-ref></text:span>) includes an example of a NetRexx program using many of the instructions available. </text:p>
      <text:p text:style-name="Text_20_body">As can be deduced from the syntax rules described earlier, a keyword instruction is recognized <text:span text:style-name="T4">only</text:span> if its keyword is the first token in a clause, and if the second token is not an “<text:span text:style-name="T9">=</text:span>” character (implying an assignment). It would also not be recognized if the second token started with “<text:span text:style-name="T9">(</text:span>”, “<text:span text:style-name="T9">[</text:span>”, or “<text:span text:style-name="T9">.</text:span>” (implying that the first token starts a term). </text:p>
      <text:p text:style-name="Text_20_body">Further, if a current local variable, method argument, or property has the same name as a keyword then the keyword will not be recognized. This important rule allows NetRexx to be extended with new keywords in the future without invalidating existing programs. </text:p>
      <text:p text:style-name="Text_20_body">Thus, for example, this sequence in a program with no <text:span text:style-name="T9">say</text:span> variable: </text:p>
      <text:p text:style-name="P9">say 'Hello' <text:line-break/>say('1') <text:line-break/>say=3 <text:line-break/>say 'Hello' </text:p>
      <text:p text:style-name="Text_20_body">would be a <text:span text:style-name="T11">say</text:span> instruction, a call to some <text:span text:style-name="T9">say</text:span> method, an assignment to a <text:span text:style-name="T9">say</text:span> variable, and an error. </text:p>
      <text:p text:style-name="Text_20_body">In NetRexx, therefore, keywords are not reserved; they may be used as the names of variables (though this is not recommended, where known in advance). <text:alphabetical-index-mark text:string-value="Sub-keywords"/></text:p>
      <text:p text:style-name="Text_20_body">Certain other keywords, known as <text:span text:style-name="T5">sub-keywords</text:span>, may be known within the clauses of individual instructions – for example, the symbols <text:span text:style-name="T11">to</text:span> and <text:span text:style-name="T11">while</text:span> in the <text:span text:style-name="T11">loop</text:span> instruction. <text:s/>Again, these are not reserved; if they had been used as names of variables, they would not be recognized as sub-keywords. </text:p>
      <text:p text:style-name="Text_20_body">Blanks adjacent to keywords have no effect other than that of separating the keyword from the subsequent token. For example, this applies to the blanks next to the sub-keyword <text:span text:style-name="T11">while</text:span> in </text:p>
      <text:p text:style-name="P9">loop <text:s/>while <text:s/>a=3 </text:p>
      <text:p text:style-name="Text_20_body">Here at least one blank was required to separate the symbols forming the keywords and the variable name, <text:span text:style-name="T9">a</text:span>. <text:s/>However the blank following the <text:span text:style-name="T11">while</text:span> is not necessary in </text:p>
      <text:p text:style-name="P9">loop while 'Me'=a </text:p>
      <text:p text:style-name="Text_20_body">though it does aid readability. </text:p>
      <text:h text:style-name="Heading_20_2" text:outline-level="2"><text:bookmark-start text:name="__RefHeading__76377_1453098226"/><text:reference-mark text:name="refclass"/>Class instruction<text:bookmark-end text:name="__RefHeading__76377_1453098226"/></text:h>
      <table:table table:name="Table56" table:style-name="Table56">
        <table:table-column table:style-name="Table56.A"/>
        <table:table-row>
          <table:table-cell table:style-name="Table56.A1" office:value-type="string">
            <text:p text:style-name="P10"><text:span text:style-name="T11">class</text:span> <text:span text:style-name="T5">name</text:span> [<text:span text:style-name="T5">visibility</text:span>] [<text:span text:style-name="T5">modifier</text:span>] [<text:span text:style-name="T11">binary</text:span>] [<text:span text:style-name="T11">deprecated</text:span>] <text:line-break/>               [<text:span text:style-name="T11">extends</text:span> <text:span text:style-name="T5">classname</text:span>] <text:line-break/>               [<text:span text:style-name="T11">uses</text:span> <text:span text:style-name="T5">useslist</text:span>] <text:line-break/>               [<text:span text:style-name="T11">implements</text:span> <text:span text:style-name="T5">interfacelist</text:span>]; <text:line-break/>  <text:line-break/>where <text:span text:style-name="T5">visibility</text:span> is one of: <text:line-break/>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abstract</text:span> <text:line-break/>    <text:span text:style-name="T11">adapter</text:span> <text:line-break/>    <text:span text:style-name="T11">final</text:span> <text:line-break/>    <text:span text:style-name="T11">interface</text:span> <text:line-break/>  <text:line-break/>and <text:span text:style-name="T5">useslist</text:span> and <text:span text:style-name="T5">interfacelist</text:span> are lists of one or more <text:span text:style-name="T5">classname</text:span>s, separated by commas. </text:p>
          </table:table-cell>
        </table:table-row>
      </table:table>
      <text:p text:style-name="Text_20_body"><text:alphabetical-index-mark text:string-value="starting" text:key1="Class"/><text:alphabetical-index-mark text:string-value="see program structure" text:key1="CLASS instruction"/><text:alphabetical-index-mark text:string-value="CLASS" text:key1="Instructions"/><text:alphabetical-index-mark text:string-value="CLASS instruction"/>The <text:span text:style-name="T11">class</text:span> instruction is used to introduce a class, as described in the sections <text:span text:style-name="T5">Types and Classes</text:span> (see page <text:span text:style-name="T15"><text:reference-ref text:reference-format="page" text:ref-name="reftypes">50</text:reference-ref></text:span>) and <text:span text:style-name="T5">Program structure</text:span> (see page <text:span text:style-name="T15"><text:reference-ref text:reference-format="page" text:ref-name="refpstruct">126</text:reference-ref></text:span>), and define its attributes. The class must be given a <text:span text:style-name="T5">name</text:span>, which must be different from the name of any other classes in the program. <text:alphabetical-index-mark text:string-value="short name of" text:key1="Class"/><text:alphabetical-index-mark text:string-value="of classes" text:key1="Short name"/>The <text:span text:style-name="T5">name</text:span>, which must be a non-numeric symbol, is known as the <text:span text:style-name="T5">short name</text:span> of the class. </text:p>
      <text:p text:style-name="Text_20_body"><text:alphabetical-index-mark text:string-value="name of" text:key1="Class"/>A <text:span text:style-name="T5">classname</text:span> can be either the short name of a class (if that is unambiguous in the context in which it is used), or the qualified name of the class – the name of the class prefixed by a package name and a period, as described under the <text:span text:style-name="T11">package</text:span> instruction (see page <text:span text:style-name="T15"><text:reference-ref text:reference-format="page" text:ref-name="refpackage">112</text:reference-ref></text:span>). </text:p>
      <text:p text:style-name="Text_20_body"><text:alphabetical-index-mark text:string-value="body of" text:key1="Class"/><text:alphabetical-index-mark text:string-value="of classes" text:key1="Body"/>The <text:span text:style-name="T5">body</text:span> of the class consists of all clauses following the class instruction (if any) until the next <text:span text:style-name="T11">class</text:span> instruction or the end of the program. </text:p>
      <text:p text:style-name="Text_20_body">The <text:span text:style-name="T5">visibility</text:span>, <text:span text:style-name="T5">modifier</text:span>, and <text:span text:style-name="T11">binary</text:span> keywords, and the <text:span text:style-name="T11">extends</text:span>, <text:span text:style-name="T11">uses</text:span>, and <text:span text:style-name="T11">implements</text:span> phrases, may appear in any order. </text:p>
      <text:h text:style-name="Heading_20_4" text:outline-level="4">Visibility</text:h>
      <text:p text:style-name="Text_20_body"><text:alphabetical-index-mark text:string-value="shared" text:key1="Classes"/><text:alphabetical-index-mark text:string-value="public" text:key1="Classes"/><text:alphabetical-index-mark text:string-value="private" text:key1="Classes"/><text:alphabetical-index-mark text:string-value="of classes" text:key1="Visibility"/><text:alphabetical-index-mark text:string-value="on CLASS instruction" text:key1="SHARED"/><text:alphabetical-index-mark text:string-value="on CLASS instruction" text:key1="PRIVATE"/><text:alphabetical-index-mark text:string-value="on CLASS instruction" text:key1="PUBLIC"/>Classes may be <text:span text:style-name="T11">public</text:span>, <text:span text:style-name="T11">private</text:span>, or <text:span text:style-name="T11">shared</text:span>: </text:p>
      <text:list xml:id="ul57" text:style-name="L2">
        <text:list-item>
          <text:p text:style-name="P19">A <text:span text:style-name="T5">public class</text:span> is visible to (that is, may be used by) all other classes. </text:p>
        </text:list-item>
        <text:list-item>
          <text:p text:style-name="P19">A <text:span text:style-name="T5">private class</text:span> is visible only within same program and to classes in the same package (see page <text:span text:style-name="T15"><text:reference-ref text:reference-format="page" text:ref-name="refpackage">112</text:reference-ref></text:span>). </text:p>
        </text:list-item>
        <text:list-item>
          <text:p text:style-name="P19">A <text:span text:style-name="T5">shared class</text:span> is also visible only within same program and to classes in the same package.<text:note text:id="ftn43" text:note-class="footnote"><text:note-citation>43</text:note-citation><text:note-body><text:p text:style-name="Footnote">The <text:span text:style-name="T12">shared</text:span> keyword on the <text:span text:style-name="T12">class</text:span> instruction means exactly the same as the keyword <text:span text:style-name="T12">private</text:span>, and is accepted for consistency with the other meanings of <text:span text:style-name="T12">shared</text:span>. </text:p></text:note-body></text:note> </text:p>
        </text:list-item>
      </text:list>
      <text:p text:style-name="Text_20_body">A program may have only one public class, and if no class is marked public then the first is assumed to be public (unless it is explicitly marked private). </text:p>
      <text:h text:style-name="Heading_20_4" text:outline-level="4"><text:soft-page-break/>Modifier</text:h>
      <text:p text:style-name="Text_20_body"><text:alphabetical-index-mark text:string-value="on CLASS instruction" text:key1="INTERFACE"/><text:alphabetical-index-mark text:string-value="on CLASS instruction" text:key1="FINAL"/><text:alphabetical-index-mark text:string-value="on CLASS instruction" text:key1="ADAPTER"/><text:alphabetical-index-mark text:string-value="on CLASS instruction" text:key1="ABSTRACT"/>Most classes are collections of data (properties) and the procedures that can act on that data (methods); they completely implement a datatype (type), and are permitted to be subclassed. <text:alphabetical-index-mark text:string-value="standard" text:key1="Classes"/><text:alphabetical-index-mark text:string-value="Standard classes"/>These are called <text:span text:style-name="T5">standard classes</text:span>. The <text:span text:style-name="T5">modifier</text:span> keywords indicate that the class is not a standard class – it is special in some way. Only one of the following modifier keywords is allowed: </text:p>
      <table:table table:name="dl58" table:style-name="dl58">
        <table:table-column table:style-name="dl58.A"/>
        <table:table-column table:style-name="dl58.B"/>
        <table:table-row>
          <table:table-cell table:style-name="dl58.A1" office:value-type="string">
            <text:p text:style-name="P6"><text:alphabetical-index-mark text:string-value="abstract" text:key1="Methods"/><text:alphabetical-index-mark text:string-value="abstract" text:key1="Classes"/><text:alphabetical-index-mark text:string-value="Abstract methods"/><text:alphabetical-index-mark text:string-value="Abstract classes"/>abstract </text:p>
          </table:table-cell>
          <table:table-cell table:style-name="dl58.A1" office:value-type="string">
            <text:p text:style-name="Text_20_body">An <text:span text:style-name="T5">abstract class</text:span> does not completely implement a datatype; one or more of the methods that it defines (or which it inherits from classes it extends or implements) is abstract – that is, the name of the method and the types of its arguments are defined, but no instructions to implement the method are provided. </text:p>
            <text:p text:style-name="Text_20_body">Since some methods are not provided, an object cannot be constructed from an abstract class. <text:s/>Instead, the class must be extended and any missing methods provided. <text:s/>Such a subclass can then be used to construct an object. </text:p>
            <text:p text:style-name="Text_20_body">Abstract classes are useful where many subclasses can share common data or methods, but each will have some unique attribute or attributes (data and/or methods). <text:s/>For example, some set of geometric objects might share dimensions in X and Y, yet need unique methods for calculating the area of the object. <text:alphabetical-index-mark text:string-value="adapter" text:key1="Classes"/><text:alphabetical-index-mark text:string-value="Adapter classes"/></text:p>
          </table:table-cell>
        </table:table-row>
        <table:table-row>
          <table:table-cell table:style-name="dl58.A1" office:value-type="string">
            <text:p text:style-name="P6">adapter </text:p>
          </table:table-cell>
          <table:table-cell table:style-name="dl58.A1" office:value-type="string">
            <text:p text:style-name="Text_20_body">An <text:span text:style-name="T5">adapter class</text:span> is a class that is guaranteed to implement all unimplemented abstract methods of its superclasses and interface classes that it inherits or lists as implemented on the <text:span text:style-name="T11">class</text:span> instruction. </text:p>
            <text:p text:style-name="Text_20_body">If any unimplemented methods are found, they will be automatically generated by the language processor. <text:s/>Methods generated in this way will have the same visibility and signature as the abstract method they implement, and if a return value is expected then a default value is returned (as for the initial value of variables of the same type: that is, <text:span text:style-name="T9">null</text:span> or, for values of primitive type, an implementation-defined value, typically 0). <text:s/>Other than possibly returning a value, these methods are empty; that is, they have no side-effects. </text:p>
            <text:p text:style-name="Text_20_body">An adapter class provides a concrete representation of its superclasses and the interface classes it implements. <text:s/>As such, it is especially useful for implementing event handlers and the like, where only a small number of event-handling methods are needed but many more might be specified in the interface class that describes the event model.<text:note text:id="ftn44" text:note-class="footnote"><text:note-citation>44</text:note-citation><text:note-body><text:p text:style-name="Footnote">For example, see the “Scribble” sample in the NetRexx package. </text:p></text:note-body></text:note> </text:p>
            <text:p text:style-name="Text_20_body">An adapter class cannot have any abstract methods. <text:alphabetical-index-mark text:string-value="final" text:key1="Classes"/><text:alphabetical-index-mark text:string-value="Final classes"/></text:p>
          </table:table-cell>
        </table:table-row>
        <table:table-row>
          <table:table-cell table:style-name="dl58.A1" office:value-type="string">
            <text:p text:style-name="P6">final </text:p>
          </table:table-cell>
          <table:table-cell table:style-name="dl58.A1" office:value-type="string">
            <text:p text:style-name="Text_20_body">A <text:span text:style-name="T5">final class</text:span> is considered to be complete; it cannot be subclassed (extended), and all its methods are considered complete.<text:note text:id="ftn45" text:note-class="footnote"><text:note-citation>45</text:note-citation><text:note-body><text:p text:style-name="Footnote">This modifier is provided for consistency with other languages, and may allow compilers to improve the performance of classes that refer to the final class. In many cases it will reduce the reusability of the class, and hence should be avoided. </text:p></text:note-body></text:note> <text:alphabetical-index-mark text:string-value="interface" text:key1="Classes"/><text:alphabetical-index-mark text:string-value="Interface classes"/></text:p>
          </table:table-cell>
        </table:table-row>
        <table:table-row>
          <table:table-cell table:style-name="dl58.A1" office:value-type="string">
            <text:p text:style-name="Table_20_Contents"><text:reference-mark text:name="refinterf"/><text:span text:style-name="T11">interface </text:span></text:p>
          </table:table-cell>
          <table:table-cell table:style-name="dl58.A1" office:value-type="string">
            <text:p text:style-name="Text_20_body">An <text:span text:style-name="T5">interface class</text:span> is an abstract class that contains only abstract method definitions and/or constants. <text:s/>That is, it defines neither instructions that implement methods nor modifiable properties, and hence cannot be used to construct an object. </text:p>
            <text:p text:style-name="Text_20_body">Interface classes are used by classes that claim to <text:span text:style-name="T5">implement</text:span> them (see the <text:span text:style-name="T11">implements</text:span> keyword, described below). The difference between abstract and interface classes is that the former may have methods which are not abstract, and hence can only be subclassed (extended), whereas the latter are wholly abstract and may only be implemented. </text:p>
          </table:table-cell>
        </table:table-row>
      </table:table>
      <text:h text:style-name="Heading_20_4" text:outline-level="4"><text:soft-page-break/><text:reference-mark text:name="refbincla"/>Binary</text:h>
      <text:p text:style-name="Text_20_body"><text:alphabetical-index-mark text:string-value="binary" text:key1="Classes"/><text:alphabetical-index-mark text:string-value="Binary classes"/><text:alphabetical-index-mark text:string-value="on CLASS instruction" text:key1="BINARY"/>The keyword <text:span text:style-name="T11">binary</text:span> indicates that the class is a <text:span text:style-name="T5">binary class</text:span>. In binary classes, literal strings and numeric symbols are assigned native string or binary (primitive) types, rather than NetRexx types, and native binary operations are used to implement operators where possible. When <text:span text:style-name="T11">binary</text:span> is not in effect (the default), terms in expressions are converted to NetRexx types before use by operators. The section <text:span text:style-name="T5">Binary values and operations</text:span> (see page <text:span text:style-name="T15"><text:reference-ref text:reference-format="page" text:ref-name="refbinary">150</text:reference-ref></text:span>) describes the implications of binary classes in detail. </text:p>
      <text:p text:style-name="Text_20_body">Individual methods in a class which is not binary can be made into <text:span text:style-name="T5">binary methods</text:span> using the <text:span text:style-name="T11">binary</text:span> keyword on the <text:span text:style-name="T11">method</text:span> instruction (see page <text:span text:style-name="T15"><text:reference-ref text:reference-format="page" text:ref-name="refmethod">100</text:reference-ref></text:span>). </text:p>
      <text:h text:style-name="Heading_20_4" text:outline-level="4"><text:reference-mark text:name="refdepcla"/>Deprecated</text:h>
      <text:p text:style-name="Text_20_body"><text:alphabetical-index-mark text:string-value="on CLASS instruction" text:key1="DEPRECATED"/>The keyword <text:span text:style-name="T11">deprecated</text:span> indicates that the class is <text:span text:style-name="T5">deprecated</text:span>, which implies that a better alternative is available and documented. <text:s/>A compiler can use this information to warn of out-of-date or other use that is not recommended. </text:p>
      <text:h text:style-name="Heading_20_4" text:outline-level="4">Extends</text:h>
      <text:p text:style-name="Text_20_body"><text:alphabetical-index-mark text:string-value="and superclasses" text:key1="Classes"/><text:alphabetical-index-mark text:string-value="and subclasses" text:key1="Classes"/><text:alphabetical-index-mark text:string-value="Superclass of a class"/><text:alphabetical-index-mark text:string-value="Subclass of a class"/><text:alphabetical-index-mark text:string-value="on CLASS instruction" text:key1="EXTENDS"/>Classes form a hierarchy, with all classes (except the top of the tree, the <text:span text:style-name="T9">Object</text:span><text:note text:id="ftn46" text:note-class="footnote"><text:note-citation>46</text:note-citation><text:note-body><text:p text:style-name="Footnote"><text:span text:style-name="T5">In the reference implementation, </text:span>java.lang.Object<text:span text:style-name="T5">.</text:span> </text:p></text:note-body></text:note> class) being a <text:span text:style-name="T5">subclass</text:span> of some other class. The <text:span text:style-name="T11">extends</text:span> keyword identifies the <text:span text:style-name="T5">classname</text:span> of the immediate <text:span text:style-name="T5">superclass</text:span> of the new class – that is, the class immediately above it in the hierarchy. If no <text:span text:style-name="T11">extends</text:span> phrase is given, the superclass is assumed to be <text:span text:style-name="T9">Object</text:span> (or <text:span text:style-name="T9">null</text:span>, in the case where the current class is <text:span text:style-name="T9">Object</text:span>). </text:p>
      <text:h text:style-name="Heading_20_4" text:outline-level="4">Uses</text:h>
      <text:p text:style-name="Text_20_body"><text:alphabetical-index-mark text:string-value="used by classes" text:key1="Static methods"/><text:alphabetical-index-mark text:string-value="used by classes" text:key1="Functions"/><text:alphabetical-index-mark text:string-value="used by classes" text:key1="Constants"/><text:alphabetical-index-mark text:string-value="on CLASS instruction" text:key1="USES"/>The <text:span text:style-name="T11">uses</text:span> keyword introduces a list of the names of one or more classes that will be used as a source of constant (or static) properties and/or methods. </text:p>
      <text:p text:style-name="Text_20_body">When a term (see page <text:span text:style-name="T15"><text:reference-ref text:reference-format="page" text:ref-name="refterms">52</text:reference-ref></text:span>) starts with a symbol, method call, or indexed reference that is not known in the current context, each class in the <text:span text:style-name="T5">useslist</text:span> and its superclasses are searched (in the order specified in the <text:span text:style-name="T5">useslist</text:span>) for a constant or static method or property that matches the item. If found, the method or property is used just as though explicitly qualified by the name of the class in which it was found. </text:p>
      <text:p text:style-name="Text_20_body">The <text:span text:style-name="T11">uses</text:span> mechanism affects only the syntax of terms in the current class; it is not inherited by subclasses of the current class. </text:p>
      <text:h text:style-name="Heading_20_4" text:outline-level="4">Implements</text:h>
      <text:p text:style-name="Text_20_body"><text:alphabetical-index-mark text:string-value="implemented by classes" text:key1="Interfaces"/><text:alphabetical-index-mark text:string-value="on CLASS instruction" text:key1="IMPLEMENTS"/>The <text:span text:style-name="T11">implements</text:span> keyword introduces a list of the names of one or more interface classes (see above). These interface classes are then known to (inherited by) the current class, in the order specified in the <text:span text:style-name="T5">interfacelist</text:span>. Their methods (which are all abstract) and constant properties act as though part of the current class, unless they are overridden (hidden) by a method or constant of the same name in the current class. </text:p>
      <text:p text:style-name="Text_20_body">If the current class is not an interface class then it must implement (provide non-abstract methods for) all the methods inherited from the interface classes in the implements list. </text:p>
      <text:p text:style-name="Text_20_body">Interface classes, therefore, can be used to: </text:p>
      <text:list xml:id="ol59" text:style-name="L1">
        <text:list-item>
          <text:p text:style-name="P18">Define a common set of methods (possibly with associated constants) that will be implemented <text:soft-page-break/>by other classes. </text:p>
        </text:list-item>
        <text:list-item>
          <text:p text:style-name="P18">Conveniently package collections of constants for use by other classes. </text:p>
        </text:list-item>
      </text:list>
      <text:p text:style-name="Text_20_body">The implements list may not include the superclass of the current class. </text:p>
      <text:h text:style-name="Heading_20_2" text:outline-level="2"><text:bookmark-start text:name="__RefHeading__76379_1453098226"/><text:reference-mark text:name="refdo"/>Do instruction<text:bookmark-end text:name="__RefHeading__76379_1453098226"/></text:h>
      <table:table table:name="Table60" table:style-name="Table60">
        <table:table-column table:style-name="Table60.A"/>
        <table:table-row>
          <table:table-cell table:style-name="Table60.A1" office:value-type="string">
            <text:p text:style-name="P10"><text:span text:style-name="T11">do</text:span> [<text:span text:style-name="T11">label</text:span> <text:span text:style-name="T5">name</text:span>] [<text:span text:style-name="T11">protect</text:span> <text:span text:style-name="T5">term</text:span>]; <text:line-break/>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name</text:span> is a non-numeric <text:span text:style-name="T5">symbol</text:span> <text:line-break/>  <text:line-break/>and <text:span text:style-name="T5">instructionlist</text:span> is zero or more <text:span text:style-name="T5">instruction</text:span>s </text:p>
          </table:table-cell>
        </table:table-row>
      </table:table>
      <text:p text:style-name="Text_20_body"><text:alphabetical-index-mark text:string-value="Simple DO group"/><text:alphabetical-index-mark text:string-value="DO group"/><text:alphabetical-index-mark text:string-value="Group, DO"/><text:alphabetical-index-mark text:string-value="with DO construct" text:key1="Flow control"/><text:alphabetical-index-mark text:string-value="see grouping" text:key1="DO instruction"/><text:alphabetical-index-mark text:string-value="see DO instruction" text:key1="END clause"/><text:alphabetical-index-mark text:string-value="DO" text:key1="Instructions"/><text:alphabetical-index-mark text:string-value="DO instruction"/>The <text:span text:style-name="T11">do</text:span> instruction is used to group instructions together for execution; these are executed once. The group may optionally be given a label, and may protect an object while the instructions in the group are executed; exceptional conditions can be handled with <text:span text:style-name="T11">catch</text:span> and <text:span text:style-name="T11">finally</text:span>. </text:p>
      <text:p text:style-name="Text_20_body">The most common use of <text:span text:style-name="T11">do</text:span> is simply for treating a number of instructions as group. </text:p>
      <text:p text:style-name="Text_20_keep"><text:span text:style-name="T4">Example:</text:span> </text:p>
      <text:p text:style-name="P9">/* The two instructions between DO and END will both */ <text:line-break/>/* be executed if A has the value 3. <text:s text:c="16"/>*/ <text:line-break/>if a=3 then do <text:line-break/>  a=a+2 <text:line-break/>  say 'Smile!' <text:line-break/>  end </text:p>
      <text:p text:style-name="Text_20_body"><text:alphabetical-index-mark text:string-value="of group" text:key1="Body"/>Here, only the first <text:span text:style-name="T5">instructionlist</text:span> is used. This forms the <text:span text:style-name="T5">body</text:span> of the group. </text:p>
      <text:p text:style-name="Text_20_body">The instructions in the <text:span text:style-name="T5">instructionlist</text:span>s may be any assignment, method call, or keyword instruction, including any of the more complex constructions such as <text:span text:style-name="T11">loop</text:span>, <text:span text:style-name="T11">if</text:span>, <text:span text:style-name="T11">select</text:span>, and the <text:span text:style-name="T11">do</text:span> instruction itself. </text:p>
      <text:h text:style-name="Heading_20_4" text:outline-level="4">Label phrase</text:h>
      <text:p text:style-name="Text_20_body"><text:alphabetical-index-mark text:string-value="on DO instruction" text:key1="LABEL"/><text:alphabetical-index-mark text:string-value="naming of" text:key1="DO group"/><text:alphabetical-index-mark text:string-value="LABEL" text:key1="DO instruction"/>If <text:span text:style-name="T11">label</text:span> is used to specify a <text:span text:style-name="T5">name</text:span> for the group, then a <text:span text:style-name="T11">leave</text:span> which specifies that name may be used to leave the group, and the <text:span text:style-name="T11">end</text:span> that ends the group may optionally specify the name of the group for additional checking. </text:p>
      <text:p text:style-name="Text_20_keep"><text:span text:style-name="T4">Example:</text:span> </text:p>
      <text:p text:style-name="P9">do label sticky <text:line-break/>  x=ask <text:line-break/>  if x='quit' then leave sticky <text:line-break/>  say 'x was' x <text:line-break/>  end sticky </text:p>
      <text:h text:style-name="Heading_20_4" text:outline-level="4">Protect phrase</text:h>
      <text:p text:style-name="Text_20_body"><text:alphabetical-index-mark text:string-value="on DO instruction" text:key1="PROTECT"/>If <text:span text:style-name="T11">protect</text:span> is given it must be followed by a <text:span text:style-name="T5">term</text:span> that evaluates to a value that is not just a type and is not of a primitive type; while the <text:span text:style-name="T11">do</text:span> construct is being executed, the value (object) is protected – that is, all the instructions in the <text:span text:style-name="T11">do</text:span> construct have exclusive access to the object. </text:p>
      <text:p text:style-name="Text_20_body">Both <text:span text:style-name="T11">label</text:span> and <text:span text:style-name="T11">protect</text:span> may be specified, in any order, if required. </text:p>
      <text:h text:style-name="Heading_20_4" text:outline-level="4"><text:soft-page-break/>Exceptions in do groups</text:h>
      <text:p text:style-name="Text_20_body"><text:alphabetical-index-mark text:string-value="on DO instruction" text:key1="FINALLY"/><text:alphabetical-index-mark text:string-value="on DO instruction" text:key1="CATCH"/>Exceptions that are raised by the instructions within a do group may be caught using one or more <text:span text:style-name="T11">catch</text:span> clauses that name the <text:span text:style-name="T5">exception</text:span> that they will catch. 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at the end of the group, even if an exception is raised (whether caught or not). </text:p>
      <text:p text:style-name="Text_20_body">The <text:span text:style-name="T5">Exceptions</text:span> section (see page <text:span text:style-name="T15"><text:reference-ref text:reference-format="page" text:ref-name="refexcep">153</text:reference-ref></text:span>) has details and examples of <text:span text:style-name="T11">catch</text:span> and <text:span text:style-name="T11">finally</text:span>. </text:p>
      <text:h text:style-name="Heading_20_2" text:outline-level="2"><text:bookmark-start text:name="__RefHeading__76381_1453098226"/><text:reference-mark text:name="refexit"/>Exit instruction<text:bookmark-end text:name="__RefHeading__76381_1453098226"/></text:h>
      <table:table table:name="Table61" table:style-name="Table61">
        <table:table-column table:style-name="Table61.A"/>
        <table:table-row>
          <table:table-cell table:style-name="Table61.A1" office:value-type="string">
            <text:p text:style-name="P10"><text:span text:style-name="T11">exit</text:span> [<text:span text:style-name="T5">expression</text:span>]; </text:p>
          </table:table-cell>
        </table:table-row>
      </table:table>
      <text:p text:style-name="Text_20_body"><text:alphabetical-index-mark text:string-value="Return string, setting on exit"/><text:alphabetical-index-mark text:string-value="Return code, setting on exit"/><text:alphabetical-index-mark text:string-value="EXIT" text:key1="Instructions"/><text:alphabetical-index-mark text:string-value="EXIT instruction"/><text:span text:style-name="T11">exit</text:span> is used to unconditionally leave a program, and optionally return a result to the caller. The entire program is terminated immediately. </text:p>
      <text:p text:style-name="Text_20_body">If an <text:span text:style-name="T5">expression</text:span> is given, it is evaluated and the result of the evaluation is then passed back to the caller in an implementation-dependent manner when the program terminates. Typically this value is expected to be a small whole number; most implementations will accept values in the range 0 through 250. If no expression is given, a default result (which depends on the implementation, and is typically zero) is passed back to the caller. </text:p>
      <text:p text:style-name="Text_20_keep"><text:span text:style-name="T4">Example:</text:span> </text:p>
      <text:p text:style-name="P9">j=3 <text:line-break/>exit j*4 <text:line-break/>/* Would exit with the value '12' */ </text:p>
      <text:p text:style-name="Text_20_body"><text:alphabetical-index-mark text:string-value="Bottom of program, reaching during execution"/><text:alphabetical-index-mark text:string-value="Running off the end of a program"/>“Running off the end” of a program is equivalent to the instruction <text:span text:style-name="T9">return;</text:span>. <text:s/>In the case where the program is simply a stand-alone application with no <text:span text:style-name="T11">class</text:span> or <text:span text:style-name="T11">method</text:span> instructions, this has the same effect as <text:span text:style-name="T9">exit;</text:span>, in that it terminates the whole program and returns a default result. </text:p>
      <text:h text:style-name="Heading_20_2" text:outline-level="2"><text:bookmark-start text:name="__RefHeading__76383_1453098226"/>If instruction<text:bookmark-end text:name="__RefHeading__76383_1453098226"/></text:h>
      <table:table table:name="Table62" table:style-name="Table62">
        <table:table-column table:style-name="Table62.A"/>
        <table:table-row>
          <table:table-cell table:style-name="Table62.A1" office:value-type="string">
            <text:p text:style-name="P10"><text:span text:style-name="T11">if</text:span> <text:span text:style-name="T5">expression</text:span>[;] <text:line-break/>     <text:span text:style-name="T11">then</text:span>[;] <text:span text:style-name="T5">instruction</text:span> <text:line-break/>    [<text:span text:style-name="T11">else</text:span>[;] <text:span text:style-name="T5">instruction</text:span>] </text:p>
          </table:table-cell>
        </table:table-row>
      </table:table>
      <text:p text:style-name="Text_20_body"><text:alphabetical-index-mark text:string-value="with IF construct" text:key1="Flow control"/><text:alphabetical-index-mark text:string-value="see IF instruction" text:key1="ELSE keyword"/><text:alphabetical-index-mark text:string-value="following IF clause" text:key1="THEN"/><text:alphabetical-index-mark text:string-value="IF" text:key1="Instructions"/><text:alphabetical-index-mark text:string-value="IF instruction"/>The <text:span text:style-name="T11">if</text:span> construct is used to conditionally execute an instruction or group of instructions. It can also be used to select between two alternatives. </text:p>
      <text:p text:style-name="Text_20_body">The expression is evaluated and must result in either 0 or 1. If the result was 1 (true) then the instruction after the <text:span text:style-name="T11">then</text:span> is executed. If the result was 0 (false) and an <text:span text:style-name="T11">else</text:span> was given then the instruction after the <text:span text:style-name="T11">else</text:span> is executed. </text:p>
      <text:p text:style-name="Text_20_keep"><text:span text:style-name="T4">Example:</text:span> </text:p>
      <text:p text:style-name="P9">if answer='Yes' then say 'OK!' <text:line-break/>  <text:s text:c="14"/>else say 'Why not?' </text:p>
      <text:p text:style-name="Text_20_body">Remember that if the <text:span text:style-name="T11">else</text:span> clause is on the same line as the last clause of the <text:span text:style-name="T11">then</text:span> part, then you need a semicolon to terminate that clause. </text:p>
      <text:p text:style-name="Text_20_keep"><text:span text:style-name="T4">Example:</text:span> </text:p>
      <text:p text:style-name="P9">if answer='Yes' then say 'OK!'; <text:s/>else say 'Why not?' </text:p>
      <text:p text:style-name="Text_20_body">The <text:span text:style-name="T11">else</text:span> binds to the nearest <text:span text:style-name="T11">then</text:span> at the same level. This means that any <text:span text:style-name="T11">if</text:span> that is used as the instruction following the <text:span text:style-name="T11">then</text:span> in an <text:span text:style-name="T11">if</text:span> construct that has an <text:span text:style-name="T11">else</text:span> clause, must itself have an <text:span text:style-name="T11">else</text:span> clause (which may be followed by the dummy instruction, <text:span text:style-name="T11">nop</text:span>). </text:p>
      <text:p text:style-name="Text_20_keep"><text:span text:style-name="T4">Example:</text:span> </text:p>
      <text:p text:style-name="P9">if answer='Yes' then if name='Fred' then say 'OK, Fred.' <text:line-break/>  <text:s text:c="34"/>else say 'OK.' <text:line-break/>  <text:s text:c="14"/>else say 'Why not?' </text:p>
      <text:p text:style-name="Text_20_body">To include more than one instruction following <text:span text:style-name="T11">then</text:span> or <text:span text:style-name="T11">else</text:span>, use a grouping instruction (<text:span text:style-name="T11">do</text:span>, <text:span text:style-name="T11">loop</text:span>, or <text:span text:style-name="T11">select</text:span>). </text:p>
      <text:p text:style-name="Text_20_keep"><text:span text:style-name="T4">Example:</text:span> </text:p>
      <text:p text:style-name="P9">if answer='Yes' then do <text:line-break/>  say 'Line one of two' <text:line-break/>  say 'Line two of two' <text:line-break/>  end </text:p>
      <text:p text:style-name="Text_20_body">In this instance, both <text:span text:style-name="T11">say</text:span> instructions are executed when the result of the <text:span text:style-name="T11">if</text:span> expression is 1. </text:p>
      <text:p text:style-name="Text_20_keep">Multiple expressions, separated by commas, can be given on the <text:span text:style-name="T11">if</text:span> clause, which then has the syntax: </text:p>
      <table:table table:name="Table63" table:style-name="Table63">
        <table:table-column table:style-name="Table63.A"/>
        <table:table-row>
          <table:table-cell table:style-name="Table63.A1" office:value-type="string">
            <text:p text:style-name="P10"><text:span text:style-name="T11">if</text:span> <text:span text:style-name="T5">expression</text:span>[, <text:span text:style-name="T5">expression</text:span>]... [;] </text:p>
          </table:table-cell>
        </table:table-row>
      </table:table>
      <text:p text:style-name="Text_20_body">In this case, the expressions are evaluated in turn from left to right, and if the result of any evaluation is 1 then the test has succeeded and the instruction following the associated <text:span text:style-name="T11">then</text:span> clause is executed. If all the expressions evaluate to 0 and an <text:span text:style-name="T11">else</text:span> was given then the instruction after the <text:span text:style-name="T11">else</text:span> is executed. </text:p>
      <text:p text:style-name="Text_20_body">Note that once an expression evaluation has resulted in 1, no further expressions in the clause are evaluated. <text:s/>So, for example, in: </text:p>
      <text:p text:style-name="P9">-- assume 'name' is a string <text:line-break/>if name=null, name='' then say 'Empty' </text:p>
      <text:p text:style-name="Text_20_body">then if <text:span text:style-name="T9">name</text:span> does not refer to an object it will compare equal to null and the <text:span text:style-name="T11">say</text:span> instruction will be executed without evaluating the second expression in the <text:span text:style-name="T11">if</text:span> clause. </text:p>
      <text:p text:style-name="Text_20_keep"><text:soft-page-break/><text:span text:style-name="T4">Notes:</text:span> </text:p>
      <text:list xml:id="ol64" text:style-name="L1">
        <text:list-item>
          <text:p text:style-name="P18">An <text:span text:style-name="T5">instruction</text:span> may be any assignment, method call, or keyword instruction, including any of the more complex constructions such as <text:span text:style-name="T11">do</text:span>, <text:span text:style-name="T11">loop</text:span>, <text:span text:style-name="T11">select</text:span>, and the <text:span text:style-name="T11">if</text:span> instruction itself. A null clause is not an instruction, however, so putting an extra semicolon after the <text:span text:style-name="T11">then</text:span> or <text:span text:style-name="T11">else</text:span> is not equivalent to putting a dummy instruction. The <text:span text:style-name="T11">nop</text:span> instruction is provided for this purpose. </text:p>
        </text:list-item>
        <text:list-item>
          <text:p text:style-name="P18">The keyword <text:span text:style-name="T11">then</text:span> is treated specially, in that it need not start a clause. This allows the expression on the <text:span text:style-name="T11">if</text:span> clause to be terminated by the <text:span text:style-name="T11">then</text:span>, without a “<text:span text:style-name="T9">;</text:span>” being required – were this not so, people used to other computer languages would be inconvenienced. Hence the symbol <text:span text:style-name="T11">then</text:span> cannot be used as a variable name within the expression.<text:note text:id="ftn47" text:note-class="footnote"><text:note-citation>47</text:note-citation><text:note-body><text:p text:style-name="Footnote">Strictly speaking, <text:span text:style-name="T12">then</text:span> should only be recognized if not the name of a variable. <text:s/>In this special case, however, NetRexx language processors are permitted to treat <text:span text:style-name="T12">then</text:span> as reserved in the context of an <text:span text:style-name="T12">if</text:span> clause, to provide better performance and more useful error reporting. </text:p></text:note-body></text:note> </text:p>
        </text:list-item>
      </text:list>
      <text:h text:style-name="Heading_20_2" text:outline-level="2"><text:bookmark-start text:name="__RefHeading__76385_1453098226"/><text:reference-mark text:name="refimport"/>Import instruction<text:bookmark-end text:name="__RefHeading__76385_1453098226"/></text:h>
      <table:table table:name="Table65" table:style-name="Table65">
        <table:table-column table:style-name="Table65.A"/>
        <table:table-row>
          <table:table-cell table:style-name="Table65.A1" office:value-type="string">
            <text:p text:style-name="P10"><text:span text:style-name="T11">import</text:span> <text:span text:style-name="T5">name</text:span>; <text:line-break/>  <text:line-break/>where <text:span text:style-name="T5">name</text:span> is one or more non-numeric <text:span text:style-name="T5">symbol</text:span>s separated by periods, with an optional trailing period. </text:p>
          </table:table-cell>
        </table:table-row>
      </table:table>
      <text:p text:style-name="Text_20_body"><text:alphabetical-index-mark text:string-value="IMPORT" text:key1="Instructions"/><text:alphabetical-index-mark text:string-value="IMPORT instruction"/>The <text:span text:style-name="T11">import</text:span> instruction is used to simplify the use of classes from other packages. If a class is identified by an <text:span text:style-name="T11">import</text:span> instruction, it can then be referred to by its short name, as given on the <text:span text:style-name="T11">class</text:span> instruction (see page <text:span text:style-name="T15"><text:reference-ref text:reference-format="page" text:ref-name="refclass">80</text:reference-ref></text:span>), as well as by its fully qualified name. </text:p>
      <text:p text:style-name="Text_20_body">There may be zero or more <text:span text:style-name="T11">import</text:span> instructions in a program. They must precede any <text:span text:style-name="T11">class</text:span> instruction (or any instruction that would start the default class). </text:p>
      <text:p text:style-name="Text_20_body"><text:alphabetical-index-mark text:string-value="name of" text:key1="Package"/>In the following description, a <text:span text:style-name="T5">package name</text:span> names a package as described under the <text:span text:style-name="T11">package</text:span> instruction (see page <text:span text:style-name="T15"><text:reference-ref text:reference-format="page" text:ref-name="refpackage">112</text:reference-ref></text:span>). The import <text:span text:style-name="T5">name</text:span> must be one of: </text:p>
      <text:list xml:id="ul66" text:style-name="L2">
        <text:list-item>
          <text:p text:style-name="P19">A qualified class name, which is a package name immediately followed by a period which is immediately followed by a short class name – in this case, the individual class identified is imported. </text:p>
        </text:list-item>
        <text:list-item>
          <text:p text:style-name="P19">A package name – in this case, all the classes in the specified package are imported. <text:s/>The name may have a trailing period. </text:p>
        </text:list-item>
        <text:list-item>
          <text:p text:style-name="P19">A partial package name (a package name with one or more parts omitted from the right, indicated by a trailing period after the parts that are present) – in this case, all classes in the package hierarchy below the specified point are imported. </text:p>
        </text:list-item>
      </text:list>
      <text:p text:style-name="Text_20_keep"><text:span text:style-name="T4">Examples:</text:span> </text:p>
      <text:p text:style-name="P9">import java.lang.String <text:line-break/>import java.lang <text:line-break/>import java. </text:p>
      <text:p text:style-name="Text_20_body">The first example above imports a single class (which could then be referred to simply as “<text:span text:style-name="T9">String</text:span>”). The second example imports all classes in the “<text:span text:style-name="T9">java.lang</text:span>” package. The third example imports all classes in all the packages whose name starts with “<text:span text:style-name="T9">java.</text:span>”. </text:p>
      <text:p text:style-name="Text_20_body"><text:alphabetical-index-mark text:string-value="explicit" text:key1="Imports"/>When a class is imported explicitly, for example, using </text:p>
      <text:p text:style-name="P9">import java.awt.List </text:p>
      <text:p text:style-name="Text_20_body">this indicates that the short name of the class (<text:span text:style-name="T9">List</text:span>, in this example) may be used to refer to the class unambiguously. That is, using this short name will not report an ambiguous reference warning (as it would without the <text:span text:style-name="T11">import</text:span> instruction, because a <text:span text:style-name="T9">java.util.List</text:span> class was added in Java 1.2). </text:p>
      <text:p text:style-name="Text_20_body">It follows that: </text:p>
      <text:list xml:id="ul67" text:style-name="L2">
        <text:list-item>
          <text:p text:style-name="P19">Two classes imported explicitly cannot have the same short name. </text:p>
        </text:list-item>
        <text:list-item>
          <text:p text:style-name="P19">No class in a program being compiled can have the same short name as a class that is imported explicitly. </text:p>
        </text:list-item>
      </text:list>
      <text:p text:style-name="Text_20_body">because in either of these situations a use of the short name would be ambiguous. </text:p>
      <text:p text:style-name="Text_20_body">Note also that an explicit import does not import the minor or dependent classes associated with a name; they each require their own explicit import (unless the entire package is imported). </text:p>
      <text:p text:style-name="Text_20_body"><text:alphabetical-index-mark text:string-value="automatic" text:key1="Imports"/><text:span text:style-name="T5">In the reference implementation, the fundamental NetRexx and Java package hierarchies are automatically imported by default, as though the instructions:</text:span> </text:p>
      <text:p text:style-name="P9"><text:soft-page-break/>import netrexx.lang. <text:line-break/>import java.lang. <text:line-break/>import java.io. <text:line-break/>import java.util. <text:line-break/>import java.net. <text:line-break/>import java.awt. <text:line-break/>import java.applet. </text:p>
      <text:p text:style-name="P7">had been executed before the program begins. In addition, classes in the current (working) directory are imported if no <text:span text:style-name="T11">package</text:span> instruction is specified. <text:s/>If a <text:span text:style-name="T11">package</text:span> instruction is specified then all classes in that package are imported. </text:p>
      <text:h text:style-name="Heading_20_2" text:outline-level="2"><text:bookmark-start text:name="__RefHeading__76387_1453098226"/>Iterate instruction<text:bookmark-end text:name="__RefHeading__76387_1453098226"/></text:h>
      <table:table table:name="Table68" table:style-name="Table68">
        <table:table-column table:style-name="Table68.A"/>
        <table:table-row>
          <table:table-cell table:style-name="Table68.A1" office:value-type="string">
            <text:p text:style-name="P10"><text:span text:style-name="T11">iterate</text:span> [<text:span text:style-name="T5">name</text:span>]; <text:line-break/>  <text:line-break/>where <text:span text:style-name="T5">name</text:span> is a non-numeric <text:span text:style-name="T5">symbol</text:span>. </text:p>
          </table:table-cell>
        </table:table-row>
      </table:table>
      <text:p text:style-name="Text_20_body"><text:alphabetical-index-mark text:string-value="modification of" text:key1="Loops"/><text:alphabetical-index-mark text:string-value="see LOOP construct" text:key1="ITERATE instruction"/><text:alphabetical-index-mark text:string-value="use of variable on" text:key1="ITERATE instruction"/><text:alphabetical-index-mark text:string-value="ITERATE" text:key1="Instructions"/><text:alphabetical-index-mark text:string-value="ITERATE instruction"/><text:span text:style-name="T11">iterate</text:span> alters the flow of control within a <text:span text:style-name="T11">loop</text:span> construct. It may only be used in the body (the first <text:span text:style-name="T5">instructionlist</text:span>) of the construct. </text:p>
      <text:p text:style-name="Text_20_body">Execution of the instruction list stops, and control is passed directly back up to the <text:span text:style-name="T11">loop</text:span> clause just as though the last clause in the body of the construct had just been executed. The control variable (if any) is then stepped (iterated) and termination conditions tested as normal and the instruction list is executed again, unless the loop is terminated by the <text:span text:style-name="T11">loop</text:span> clause. </text:p>
      <text:p text:style-name="Text_20_body">If no <text:span text:style-name="T5">name</text:span> is specified, then <text:span text:style-name="T11">iterate</text:span> will step the innermost active loop. </text:p>
      <text:p text:style-name="Text_20_body">If a <text:span text:style-name="T5">name</text:span> is specified, then it must be the name of the label, or control variable if there is no label, of a currently active loop (which may be the innermost), and this is the loop that is iterated. Any active <text:span text:style-name="T11">do</text:span>, <text:span text:style-name="T11">loop</text:span>, or <text:span text:style-name="T11">select</text:span> constructs inside the loop selected for iteration are terminated (as though by a <text:span text:style-name="T11">leave</text:span> instruction). </text:p>
      <text:p text:style-name="Text_20_keep"><text:span text:style-name="T4">Example:</text:span> </text:p>
      <text:p text:style-name="P9">loop i=1 to 4 <text:line-break/>  if i=2 then iterate i <text:line-break/>  say i <text:line-break/>  end <text:line-break/>/* Would display the numbers: <text:s/>1, 3, 4 <text:s/>*/ </text:p>
      <text:p text:style-name="Text_20_keep"><text:span text:style-name="T4">Notes:</text:span> </text:p>
      <text:list xml:id="ol69" text:style-name="L1">
        <text:list-item>
          <text:p text:style-name="P18"><text:alphabetical-index-mark text:string-value="on ITERATE instructions" text:key1="Names"/><text:alphabetical-index-mark text:string-value="active" text:key1="Loops"/><text:alphabetical-index-mark text:string-value=" " text:key1="Active constructs"/>A loop is active if it is currently being executed. If a method (even in the same class) is called during execution of a loop, then the loop becomes inactive until the method has returned. <text:span text:style-name="T11">iterate</text:span> cannot be used to step an inactive loop. </text:p>
        </text:list-item>
        <text:list-item>
          <text:p text:style-name="P18">The <text:span text:style-name="T5">name</text:span> symbol, if specified, must exactly match the label (or the name of the control variable, if there is no label) in the <text:span text:style-name="T11">loop</text:span> clause in all respects except case. </text:p>
        </text:list-item>
      </text:list>
      <text:h text:style-name="Heading_20_2" text:outline-level="2"><text:bookmark-start text:name="__RefHeading__76389_1453098226"/><text:reference-mark text:name="refleave"/>Leave instruction<text:bookmark-end text:name="__RefHeading__76389_1453098226"/></text:h>
      <table:table table:name="Table70" table:style-name="Table70">
        <table:table-column table:style-name="Table70.A"/>
        <table:table-row>
          <table:table-cell table:style-name="Table70.A1" office:value-type="string">
            <text:p text:style-name="P10"><text:span text:style-name="T11">leave</text:span> [<text:span text:style-name="T5">name</text:span>]; <text:line-break/>  <text:line-break/>where <text:span text:style-name="T5">name</text:span> is a non-numeric <text:span text:style-name="T5">symbol</text:span>. </text:p>
          </table:table-cell>
        </table:table-row>
      </table:table>
      <text:p text:style-name="Text_20_body"><text:alphabetical-index-mark text:string-value="termination of" text:key1="Loops"/><text:alphabetical-index-mark text:string-value="see DO construct" text:key1="LEAVE instruction"/><text:alphabetical-index-mark text:string-value="use of variable on" text:key1="LEAVE instruction"/><text:alphabetical-index-mark text:string-value="LEAVE" text:key1="Instructions"/><text:alphabetical-index-mark text:string-value="LEAVE instruction"/><text:span text:style-name="T11">leave</text:span> causes immediate exit from one or more <text:span text:style-name="T11">do</text:span>, <text:span text:style-name="T11">loop</text:span>, or <text:span text:style-name="T11">select</text:span> constructs. It may only be used in the body (the first <text:span text:style-name="T5">instructionlist</text:span>) of the construct. </text:p>
      <text:p text:style-name="Text_20_body">Execution of the instruction list is terminated, and control is passed to the <text:span text:style-name="T11">end</text:span> clause of the construct, just as though the last clause in the body of the construct had just been executed or (if a loop) the termination condition had been met normally, except that on exit the control variable (if any) will contain the value it had when the <text:span text:style-name="T11">leave</text:span> instruction was executed. </text:p>
      <text:p text:style-name="Text_20_body">If no <text:span text:style-name="T5">name</text:span> is specified, then <text:span text:style-name="T11">leave</text:span> must be within an active loop and will terminate the innermost active loop. </text:p>
      <text:p text:style-name="Text_20_body">If a <text:span text:style-name="T5">name</text:span> is specified, then it must be the name of the label (or control variable for a loop with no label), of a currently active <text:span text:style-name="T11">do</text:span>, <text:span text:style-name="T11">loop</text:span>, or <text:span text:style-name="T11">select</text:span> construct (which may be the innermost). <text:s/>That construct (and any active constructs inside it) is then terminated. <text:s/>Control then passes to the clause following the <text:span text:style-name="T11">end</text:span> clause that matches the <text:span text:style-name="T11">do</text:span>, <text:span text:style-name="T11">loop</text:span>, or <text:span text:style-name="T11">select</text:span> clause identified by the <text:span text:style-name="T5">name</text:span>. </text:p>
      <text:p text:style-name="Text_20_keep"><text:span text:style-name="T4">Example:</text:span> </text:p>
      <text:p text:style-name="P9">loop i=1 to 5 <text:line-break/>  say i <text:line-break/>  if i=3 then leave <text:line-break/>  end i <text:line-break/>/* Would display the numbers: <text:s/>1, 2, 3 <text:s/>*/ </text:p>
      <text:p text:style-name="Text_20_keep"><text:span text:style-name="T4">Notes:</text:span> </text:p>
      <text:list xml:id="ol71" text:style-name="L1">
        <text:list-item>
          <text:p text:style-name="P18"><text:alphabetical-index-mark text:string-value="reached by LEAVE" text:key1="FINALLY"/>If any construct being left includes a <text:span text:style-name="T11">finally</text:span> clause, the <text:span text:style-name="T5">instructionlist</text:span> following the <text:span text:style-name="T11">finally</text:span> will be executed before the construct is left. <text:alphabetical-index-mark text:string-value="on LEAVE instructions" text:key1="Names"/><text:alphabetical-index-mark text:string-value="active" text:key1="Constructs"/><text:alphabetical-index-mark text:string-value="active" text:key1="Loops"/><text:alphabetical-index-mark text:string-value="Active constructs"/></text:p>
        </text:list-item>
        <text:list-item>
          <text:p text:style-name="P18">A <text:span text:style-name="T11">do</text:span>, <text:span text:style-name="T11">loop</text:span>, or <text:span text:style-name="T11">select</text:span> construct is active if it is currently being executed. If a method (even in the same class) is called during execution of an active construct, then the construct becomes inactive until the method has returned. <text:span text:style-name="T11">leave</text:span> cannot be used to leave an inactive construct. </text:p>
        </text:list-item>
        <text:list-item>
          <text:p text:style-name="P18">The <text:span text:style-name="T5">name</text:span> symbol, if specified, must exactly match the label (or the name of the control variable, for a loop with no label) in the <text:span text:style-name="T11">do</text:span>, <text:span text:style-name="T11">loop</text:span>, or <text:span text:style-name="T11">select</text:span> clause in all respects except case. </text:p>
        </text:list-item>
      </text:list>
      <text:h text:style-name="Heading_20_2" text:outline-level="2"><text:bookmark-start text:name="__RefHeading__76391_1453098226"/><text:reference-mark text:name="refloop"/>Loop instruction<text:bookmark-end text:name="__RefHeading__76391_1453098226"/></text:h>
      <table:table table:name="Table72" table:style-name="Table72">
        <table:table-column table:style-name="Table72.A"/>
        <table:table-row>
          <table:table-cell table:style-name="Table72.A1" office:value-type="string">
            <text:p text:style-name="P10"><text:span text:style-name="T11">loop</text:span> [<text:span text:style-name="T11">label</text:span> <text:span text:style-name="T5">name</text:span>] [<text:span text:style-name="T11">protect</text:span> <text:span text:style-name="T5">termp</text:span>] [<text:span text:style-name="T5">repetitor</text:span>] [<text:span text:style-name="T5">conditional</text:span>]; <text:line-break/>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repetitor</text:span> is one of: <text:line-break/>  <text:line-break/>    <text:span text:style-name="T5">varc</text:span> = <text:span text:style-name="T5">expri</text:span> [<text:span text:style-name="T11">to</text:span> <text:span text:style-name="T5">exprt</text:span>] [<text:span text:style-name="T11">by</text:span> <text:span text:style-name="T5">exprb</text:span>] [<text:span text:style-name="T11">for</text:span> <text:span text:style-name="T5">exprf</text:span>] <text:line-break/>    <text:span text:style-name="T5">varo</text:span> <text:span text:style-name="T11">over</text:span> <text:span text:style-name="T5">termo</text:span> <text:line-break/>    <text:span text:style-name="T11">for</text:span> <text:span text:style-name="T5">exprr</text:span> <text:line-break/>    <text:span text:style-name="T11">forever</text:span> <text:line-break/>  <text:line-break/>and <text:span text:style-name="T5">conditional</text:span> is either of: <text:line-break/>  <text:line-break/>    <text:span text:style-name="T11">while</text:span> <text:span text:style-name="T5">exprw</text:span> <text:line-break/>    <text:span text:style-name="T11">until</text:span> <text:span text:style-name="T5">expru</text:span> <text:line-break/>  <text:line-break/>and <text:span text:style-name="T5">name</text:span> is a non-numeric <text:span text:style-name="T5">symbol</text:span> <text:line-break/>  <text:line-break/>and <text:span text:style-name="T5">instructionlist</text:span> is zero or more <text:span text:style-name="T5">instruction</text:span>s <text:line-break/>  <text:line-break/>and <text:span text:style-name="T5">expri</text:span>, <text:span text:style-name="T5">exprt</text:span>, <text:span text:style-name="T5">exprb</text:span>, <text:span text:style-name="T5">exprf</text:span>, <text:span text:style-name="T5">exprr</text:span>, <text:span text:style-name="T5">exprw</text:span>, and <text:span text:style-name="T5">expru</text:span> are <text:span text:style-name="T5">expressions</text:span>. </text:p>
          </table:table-cell>
        </table:table-row>
      </table:table>
      <text:p text:style-name="Text_20_body"><text:alphabetical-index-mark text:string-value="in LOOP instruction" text:key1="= equals sign"/><text:alphabetical-index-mark text:string-value="with LOOP construct" text:key1="Flow control"/><text:alphabetical-index-mark text:string-value="Indefinite loops"/><text:alphabetical-index-mark text:string-value="in LOOP instruction" text:key1="Numbers"/><text:alphabetical-index-mark text:string-value="Infinite loops"/><text:alphabetical-index-mark text:string-value="Conditional loops"/><text:alphabetical-index-mark text:string-value="repetitive" text:key1="Loops"/><text:alphabetical-index-mark text:string-value="see loops" text:key1="LOOP instruction"/><text:alphabetical-index-mark text:string-value="see LOOP instruction" text:key1="Loops"/><text:alphabetical-index-mark text:string-value="phrase of LOOP instruction" text:key1="FOR"/><text:alphabetical-index-mark text:string-value="TO phrase of LOOP instruction"/><text:alphabetical-index-mark text:string-value="BY phrase of LOOP instruction"/><text:alphabetical-index-mark text:string-value="UNTIL phrase of LOOP instruction"/><text:alphabetical-index-mark text:string-value="WHILE phrase of LOOP instruction"/><text:alphabetical-index-mark text:string-value="OVER repetitor on LOOP instruction"/><text:alphabetical-index-mark text:string-value="repetitor on LOOP instruction" text:key1="FOR"/><text:alphabetical-index-mark text:string-value="repetitor on LOOP instruction" text:key1="FOREVER"/><text:alphabetical-index-mark text:string-value="see LOOP instruction" text:key1="END clause"/><text:alphabetical-index-mark text:string-value="LOOP" text:key1="Instructions"/><text:alphabetical-index-mark text:string-value="LOOP instruction"/>The <text:span text:style-name="T11">loop</text:span> instruction is used to group instructions together and execute them repetitively. The loop may optionally be given a label, and may protect an object while the instructions in the loop are executed; exceptional conditions can be handled with <text:span text:style-name="T11">catch</text:span> and <text:span text:style-name="T11">finally</text:span>. </text:p>
      <text:p text:style-name="Text_20_body"><text:span text:style-name="T11">loop</text:span> is the most complicated of the NetRexx keyword instructions. It can be used as a simple indefinite loop, a predetermined repetitive loop, as a loop with a bounding condition that is recalculated on each iteration, or as a loop that steps over the contents of a collection of values. </text:p>
      <text:h text:style-name="Heading_20_4" text:outline-level="4">Syntax notes:</text:h>
      <text:list xml:id="ul73" text:style-name="L2">
        <text:list-item>
          <text:p text:style-name="P19">The <text:span text:style-name="T11">label</text:span> and <text:span text:style-name="T11">protect</text:span> phrases may be in any order. They must precede any <text:span text:style-name="T5">repetitor</text:span> or <text:span text:style-name="T5">conditional</text:span>. </text:p>
        </text:list-item>
        <text:list-item>
          <text:p text:style-name="P19"><text:alphabetical-index-mark text:string-value="of a loop" text:key1="Body"/>The first <text:span text:style-name="T5">instructionlist</text:span> is known as the <text:span text:style-name="T5">body</text:span> of the loop. </text:p>
        </text:list-item>
        <text:list-item>
          <text:p text:style-name="P19">The <text:span text:style-name="T11">to</text:span>, <text:span text:style-name="T11">by</text:span>, and <text:span text:style-name="T11">for</text:span> phrases in the first form of <text:span text:style-name="T5">repetitor</text:span> may be in any order, if used, and will be evaluated in the order they are written. </text:p>
        </text:list-item>
        <text:list-item>
          <text:p text:style-name="P19">Any instruction allowed in a method is allowed in an <text:span text:style-name="T5">instructionlist</text:span>, including assignments, method call instructions, and keyword instructions (including any of the more complex constructions such as <text:span text:style-name="T11">if</text:span>, <text:span text:style-name="T11">do</text:span>, <text:span text:style-name="T11">select</text:span>, or the <text:span text:style-name="T11">loop</text:span> instruction itself). </text:p>
        </text:list-item>
        <text:list-item>
          <text:p text:style-name="P19">If <text:span text:style-name="T11">for</text:span> or <text:span text:style-name="T11">forever</text:span> start the <text:span text:style-name="T5">repetitor</text:span> and are followed by an “<text:span text:style-name="T9">=</text:span>” character, they are taken as control variable names, not keywords (as for assignment instructions). </text:p>
        </text:list-item>
        <text:list-item>
          <text:p text:style-name="P19"><text:soft-page-break/>The expressions <text:span text:style-name="T5">expri</text:span>, <text:span text:style-name="T5">exprt</text:span>, <text:span text:style-name="T5">exprb</text:span>, or <text:span text:style-name="T5">exprf</text:span> will be ended by any of the keywords <text:span text:style-name="T11">to</text:span>, <text:span text:style-name="T11">by</text:span>, <text:span text:style-name="T11">for</text:span>, <text:span text:style-name="T11">while</text:span>, or <text:span text:style-name="T11">until</text:span> (unless the word is the name of a variable). </text:p>
        </text:list-item>
        <text:list-item>
          <text:p text:style-name="P19">The expressions <text:span text:style-name="T5">exprw</text:span> or <text:span text:style-name="T5">expru</text:span> will be ended by either of the keywords <text:span text:style-name="T11">while</text:span> or <text:span text:style-name="T11">until</text:span> (unless the word is the name of a variable). </text:p>
        </text:list-item>
      </text:list>
      <text:h text:style-name="Heading_20_4" text:outline-level="4">Indefinite loops</text:h>
      <text:p text:style-name="Text_20_body"><text:alphabetical-index-mark text:string-value="loops" text:key1="FOREVER"/><text:alphabetical-index-mark text:string-value="Indefinite loops"/>If neither <text:span text:style-name="T5">repetitor</text:span> nor <text:span text:style-name="T5">conditional</text:span> are present, or the <text:span text:style-name="T5">repetitor</text:span> is the keyword <text:span text:style-name="T11">forever</text:span>, then the loop is an <text:span text:style-name="T5">indefinite loop</text:span>. It will be ended only when some instruction in the first <text:span text:style-name="T5">instructionlist</text:span> causes control to leave the loop. </text:p>
      <text:p text:style-name="Text_20_keep"><text:span text:style-name="T4">Example:</text:span> </text:p>
      <text:p text:style-name="P9">/* This displays "Go caving!" at least once */ <text:line-break/>loop forever <text:line-break/>  say 'Go caving!' <text:line-break/>  if ask='' then leave <text:line-break/>  end </text:p>
      <text:h text:style-name="Heading_20_4" text:outline-level="4">Bounded loops</text:h>
      <text:p text:style-name="Text_20_body"><text:alphabetical-index-mark text:string-value="Conditional phrase"/><text:alphabetical-index-mark text:string-value="Repetitor phrase"/><text:alphabetical-index-mark text:string-value="repetitive" text:key1="Loops"/><text:alphabetical-index-mark text:string-value="Repetitive loops"/><text:alphabetical-index-mark text:string-value="Bounded loop"/>If a <text:span text:style-name="T5">repetitor</text:span> (other than <text:span text:style-name="T11">forever</text:span>) or <text:span text:style-name="T5">conditional</text:span> is given, the first <text:span text:style-name="T5">instructionlist</text:span> forms a <text:span text:style-name="T5">bounded loop</text:span>, and the instruction list is executed according to any <text:span text:style-name="T5">repetitor phrase</text:span>, optionally modified by a <text:span text:style-name="T5">conditional phrase</text:span>. </text:p>
      <table:table table:name="dl74" table:style-name="dl74">
        <table:table-column table:style-name="dl74.A"/>
        <table:table-column table:style-name="dl74.B"/>
        <table:table-row>
          <table:table-cell table:style-name="dl74.A1" office:value-type="string">
            <text:p text:style-name="P4">Simple bounded loops <text:alphabetical-index-mark text:string-value="simple" text:key1="Bounded loop"/><text:alphabetical-index-mark text:string-value="Simple repetitor phrase"/></text:p>
          </table:table-cell>
          <table:table-cell table:style-name="dl74.A1" office:value-type="string">
            <text:p text:style-name="Text_20_body">When the <text:span text:style-name="T5">repetitor</text:span> starts with the keyword <text:span text:style-name="T11">for</text:span>, the expression <text:span text:style-name="T5">exprr</text:span> is evaluated immediately (with <text:span text:style-name="T9">0</text:span> added, to effect any rounding) to give a repetition count, which must be a whole number that is zero or positive. The loop is then executed that many times, unless it is terminated by some other condition. </text:p>
            <text:p text:style-name="Text_20_keep"><text:span text:style-name="T4">Example:</text:span> </text:p>
            <text:p text:style-name="P9">/* This displays "Hello" five times */ <text:line-break/>loop for 5 <text:line-break/>  say 'Hello' <text:line-break/>  end </text:p>
          </table:table-cell>
        </table:table-row>
        <table:table-row>
          <table:table-cell table:style-name="dl74.A1" office:value-type="string">
            <text:p text:style-name="P4">Controlled bounded loops <text:alphabetical-index-mark text:string-value="controlling loops" text:key1="Variables"/><text:alphabetical-index-mark text:string-value="Control variable"/><text:alphabetical-index-mark text:string-value="Controlled loops"/><text:alphabetical-index-mark text:string-value="controlled" text:key1="Bounded loop"/></text:p>
          </table:table-cell>
          <table:table-cell table:style-name="dl74.A1" office:value-type="string">
            <text:p text:style-name="Text_20_body">A <text:span text:style-name="T5">controlled loop</text:span> begins with an <text:span text:style-name="T5">assignment</text:span>, which can be identified by the “<text:span text:style-name="T9">=</text:span>” that follows the name of a control variable, <text:span text:style-name="T5">varc</text:span>. The control variable is assigned an initial value (the result of <text:span text:style-name="T5">expri</text:span>, formatted as though 0 had been added) before the first execution of the instruction list. The control variable is then stepped (by adding the result of <text:span text:style-name="T5">exprb</text:span>) before the second and subsequent times that the instruction list is executed. </text:p>
            <text:p text:style-name="Text_20_body">The name of the control variable, <text:span text:style-name="T5">varc</text:span>, must be a non-numeric symbol that names an existing or new variable in the current method or a property in the current class (that is, it cannot be element of an array, the property of a superclass, or a more complex term). <text:s/>It is further restricted in that it must not already be used as the name of a control variable or label in a loop (or <text:span text:style-name="T11">do</text:span> or <text:span text:style-name="T11">select</text:span> construct) that encloses the new loop. </text:p>
            <text:p text:style-name="Text_20_body"><text:alphabetical-index-mark text:string-value="End condition of a LOOP loop"/>The instruction list in the body of the loop is executed repeatedly while the end condition (determined by the result of <text:span text:style-name="T5">exprt</text:span>) is not met. If <text:span text:style-name="T5">exprb</text:span> is positive or zero, then the loop will be terminated when <text:span text:style-name="T5">varc</text:span> is greater than the result of <text:span text:style-name="T5">exprt</text:span>. If negative, then the loop will be terminated when <text:span text:style-name="T5">varc</text:span> is less than the result of <text:soft-page-break/><text:span text:style-name="T5">exprt</text:span>. </text:p>
            <text:p text:style-name="Text_20_body">The expressions <text:span text:style-name="T5">exprt</text:span> and <text:span text:style-name="T5">exprb</text:span> must result in numbers. They are evaluated once only (with 0 added, to effect any rounding), in the order they appear in the instruction, and before the loop begins and before <text:span text:style-name="T5">expri</text:span> (which must also result in a number) is evaluated and the control variable is set to its initial value. </text:p>
            <text:p text:style-name="Text_20_body">The default value for <text:span text:style-name="T5">exprb</text:span> is 1. If no <text:span text:style-name="T5">exprt</text:span> is given then the loop will execute indefinitely unless it is terminated by some other condition. </text:p>
            <text:p text:style-name="Text_20_keep"><text:span text:style-name="T4">Example:</text:span> </text:p>
            <text:p text:style-name="P9">loop i=3 to -2 by -1 <text:line-break/>  say i <text:line-break/>  end <text:line-break/>/* Would display: 3, 2, 1, 0, -1, -2 */ </text:p>
            <text:p text:style-name="Text_20_body">Note that the numbers do not have to be whole numbers: </text:p>
            <text:p text:style-name="Text_20_keep"><text:span text:style-name="T4">Example:</text:span> </text:p>
            <text:p text:style-name="P9">x=0.3 <text:line-break/>loop y=x to x+4 by 0.7 <text:line-break/>  say y <text:line-break/>  end <text:line-break/>/* Would display: 0.3, 1.0, 1.7, 2.4, 3.1, 3.8 */ </text:p>
            <text:p text:style-name="Text_20_body">The control variable may be altered within the loop, and this may affect the iteration of the loop. Altering the value of the control variable in this way is normally considered to be suspect programming practice, though it may be appropriate in certain circumstances. </text:p>
            <text:p text:style-name="Text_20_body">Note that the end condition is tested at the start of each iteration (and after the control variable is stepped, on the second and subsequent iterations). <text:s/>It is therefore possible for the body of the loop to be skipped entirely if the end condition is met immediately. </text:p>
            <text:p text:style-name="Text_20_body">The execution of a controlled loop may further be bounded by a <text:span text:style-name="T11">for</text:span> phrase. In this case, <text:span text:style-name="T5">exprf</text:span> must be given and must evaluate to a non-negative whole number. This acts just like the repetition count in a simple bounded loop, and sets a limit to the number of iterations around the loop if it is not terminated by some other condition. </text:p>
            <text:p text:style-name="Text_20_body"><text:span text:style-name="T5">exprf</text:span> is evaluated along with the expressions <text:span text:style-name="T5">exprt</text:span> and <text:span text:style-name="T5">exprb</text:span>. That is, it is evaluated once only (with <text:span text:style-name="T9">0</text:span> added), when the <text:span text:style-name="T11">loop</text:span> instruction is first executed and before the control variable is given its initial value; the three expressions are evaluated in the order in which they appear. Like the <text:span text:style-name="T11">to</text:span> condition, the <text:span text:style-name="T11">for</text:span> count is checked at the start of each iteration, as shown in the programmer’s model (see page <text:span text:style-name="T15"><text:reference-ref text:reference-format="page" text:ref-name="refloopmod">98</text:reference-ref></text:span>). </text:p>
            <text:p text:style-name="Text_20_keep"><text:span text:style-name="T4">Example:</text:span> </text:p>
            <text:p text:style-name="P9">loop y=0.3 to 4.3 by 0.7 for 3 <text:line-break/>  say y <text:line-break/>  end <text:line-break/>/* Would display: 0.3, 1.0, 1.7 */ </text:p>
            <text:p text:style-name="Text_20_body"><text:alphabetical-index-mark text:string-value="specifying control variable" text:key1="END clause"/>In a controlled loop, the symbol that describes the control variable may be specified on the <text:span text:style-name="T11">end</text:span> clause (unless a label is specified, see below). NetRexx will then check that this symbol exactly matches the <text:span text:style-name="T5">varc</text:span> of the control variable in the <text:span text:style-name="T11">loop</text:span> clause (in all respects except case). If the symbol does not match, then the <text:soft-page-break/>program is in error – this enables the nesting of loops to be checked automatically. </text:p>
            <text:p text:style-name="Text_20_keep"><text:span text:style-name="T4">Example:</text:span> </text:p>
            <text:p text:style-name="P9">loop k=1 to 10 <text:line-break/>  ... <text:line-break/>  ... <text:line-break/>  end k <text:s/>/* Checks this is the END for K loop */ </text:p>
            <text:p text:style-name="Text_20_body"><text:span text:style-name="T4">Note:</text:span> The values taken by the control variable may be affected by the <text:span text:style-name="T11">numeric</text:span> settings, since normal NetRexx arithmetic rules apply to the computation of stepping the control variable. </text:p>
          </table:table-cell>
        </table:table-row>
        <table:table-row>
          <table:table-cell table:style-name="dl74.A1" office:value-type="string">
            <text:p text:style-name="Table_20_Contents"><text:reference-mark text:name="refloopov"/><text:span text:style-name="T6">Over </text:span><text:alphabetical-index-mark text:string-value="Control variable"/><text:alphabetical-index-mark text:string-value="Over loops"/><text:alphabetical-index-mark text:string-value="over values" text:key1="Bounded loop"/></text:p>
          </table:table-cell>
          <table:table-cell table:style-name="dl74.A1" office:value-type="string">
            <text:p text:style-name="Text_20_body">When the second token of the <text:span text:style-name="T5">repetitor</text:span> is the keyword <text:span text:style-name="T11">over, </text:span>the control variable, <text:span text:style-name="T5">varo</text:span>, is used to work through the sub-values in the collection of indexed strings identified by <text:span text:style-name="T5">termo</text:span>. In this case, the <text:span text:style-name="T11">loop</text:span> instruction takes a “snapshot” of the indexes that exist in the collection at the start of the loop, and then for each iteration of the loop the control variable is set to the next available index from the snapshot. </text:p>
            <text:p text:style-name="Text_20_body">The number of iterations of the loop will be the number of indexes in the collection, unless the loop is terminated by some other condition. </text:p>
            <text:p text:style-name="Text_20_keep"><text:span text:style-name="T4">Example:</text:span> </text:p>
            <text:p text:style-name="P9">mycoll='' <text:line-break/>mycoll['Tom']=1 <text:line-break/>mycoll['Dick']=2 <text:line-break/>mycoll['Harry']=3 <text:line-break/>loop name over mycoll <text:line-break/>  say mycoll[name] <text:line-break/>  end <text:line-break/>/* might display: 3, 1, 2 */ </text:p>
            <text:p text:style-name="Text_20_keep"><text:span text:style-name="T4">Notes:</text:span> </text:p>
            <text:list xml:id="ol75" text:style-name="L1">
              <text:list-item>
                <text:p text:style-name="P18">The order in which the values are returned is undefined; all that is known is that all indexes available when the loop started will be recorded and assigned to <text:span text:style-name="T5">varo</text:span> in turn as the loop iterates. </text:p>
              </text:list-item>
              <text:list-item>
                <text:p text:style-name="P18">The same restrictions apply to <text:span text:style-name="T5">varo</text:span> as apply to <text:span text:style-name="T5">varc</text:span>, the control variable for controlled loops (see above). </text:p>
              </text:list-item>
              <text:list-item>
                <text:p text:style-name="P18">Similarly, the symbol <text:span text:style-name="T5">varo</text:span> may be used as a name for the loop and be specified on the <text:span text:style-name="T11">end</text:span> clause (unless a label is specified, see below). </text:p>
              </text:list-item>
            </text:list>
            <text:p text:style-name="P7">In the RexxLA implementation, the <text:span text:style-name="T11">over</text:span> form of repetitor may also be used to step though the contents of any object that is of a type that is a subclass of <text:span text:style-name="T9">java.util.Dictionary</text:span>, such as an object of type <text:span text:style-name="T9">java.util.Hashtable</text:span>. In this case, termo specifies the dictionary, and a snapshot (enumeration) of the keys to the Dictionary is taken at the start of the loop. Each iteration of the loop then assigns a new key to the control variable varo which must be (or will be given, if it is new) the type <text:span text:style-name="T9">java.lang.Object</text:span>. </text:p>
            <text:p text:style-name="P7">Other <text:span text:style-name="T8">types of collections you may loop over are those which have the interface java.lang.Iterable and arrays with a single dimension. In this case, termo specifies </text:span><text:span text:style-name="T8">the collection to process and a snapshot of the values in the collection is taken at the start of the loop. Each iteration of the loop then assigns a new value from the collection to the control variable varo which must be </text:span><text:span text:style-name="T8">the type of the collection </text:span><text:soft-page-break/><text:span text:style-name="T8">elements or </text:span><text:span text:style-name="T8">(it will be given, if it is new) the type </text:span><text:span text:style-name="T10">java.lang.Object</text:span><text:span text:style-name="T8">.</text:span></text:p>
            <text:p text:style-name="Text_20_keep"><text:span text:style-name="T4">Example:</text:span> </text:p>
            <text:p text:style-name="P9">myarray=[String 'one','two','three']<text:line-break/>loop s over myarray <text:line-break/>  say s<text:line-break/>  end <text:line-break/>/* will display: one, two, three */ </text:p>
            <text:p text:style-name="P8"/>
          </table:table-cell>
        </table:table-row>
        <table:table-row>
          <table:table-cell table:style-name="dl74.A1" office:value-type="string">
            <text:p text:style-name="Table_20_Contents"><text:reference-mark text:name="refloopwu"/><text:span text:style-name="T6">Conditional </text:span><text:span text:style-name="T6">phrases </text:span><text:alphabetical-index-mark text:string-value="Conditional phrase"/></text:p>
          </table:table-cell>
          <table:table-cell table:style-name="dl74.A1" office:value-type="string">
            <text:p text:style-name="Text_20_body">Any of the forms of loop syntax can be followed by a <text:span text:style-name="T5">conditional</text:span> phrase which may cause termination of the loop. </text:p>
            <text:p text:style-name="Text_20_body">If <text:span text:style-name="T11">while</text:span> is specified, <text:span text:style-name="T5">exprw</text:span> is evaluated, using the latest values of all variables in the expression, before the instruction list is executed on every iteration, and after the control variable (if any) is stepped. The expression must evaluate to either 0 or 1, and the instruction list will be repeatedly executed while the result is 1 (that is, the loop ends if the expression evaluates to 0). </text:p>
            <text:p text:style-name="Text_20_keep"><text:span text:style-name="T4">Example:</text:span> </text:p>
            <text:p text:style-name="P9">loop i=1 to 10 by 2 while i&lt;6 <text:line-break/>  say i <text:line-break/>  end <text:line-break/>/* Would display: 1, 3, 5 */ </text:p>
            <text:p text:style-name="Text_20_body">If <text:span text:style-name="T11">until</text:span> is specified, <text:span text:style-name="T5">expru</text:span> is evaluated, using the latest values of all variables in the expression, on the second and subsequent iterations, and before the control variable (if any) is stepped.<text:note text:id="ftn48" text:note-class="footnote"><text:note-citation>48</text:note-citation><text:note-body><text:p text:style-name="Footnote">Thus, it appears that the <text:span text:style-name="T12">until</text:span> condition is tested after the instruction list is executed on each iteration. However, it is the <text:span text:style-name="T12">loop</text:span> clause that carries out the evaluation. </text:p></text:note-body></text:note> The expression must evaluate to either 0 or 1, and the instruction list will be repeatedly executed until the result is 1 (that is, the loop ends if the expression evaluates to 1). </text:p>
            <text:p text:style-name="Text_20_keep"><text:span text:style-name="T4">Example:</text:span> </text:p>
            <text:p text:style-name="P9">loop i=1 to 10 by 2 until i&gt;6 <text:line-break/>  say i <text:line-break/>  end <text:line-break/>/* Would display: 1, 3, 5, 7 */ </text:p>
          </table:table-cell>
        </table:table-row>
      </table:table>
      <text:p text:style-name="Text_20_body">Note that the execution of loops may also be modified by using the <text:span text:style-name="T11">iterate</text:span> or <text:span text:style-name="T11">leave</text:span> instructions. </text:p>
      <text:h text:style-name="Heading_20_4" text:outline-level="4">Label phrase</text:h>
      <text:p text:style-name="Text_20_body"><text:alphabetical-index-mark text:string-value="on LOOP instruction" text:key1="LABEL"/><text:alphabetical-index-mark text:string-value="naming of" text:key1="Loops"/><text:alphabetical-index-mark text:string-value="label" text:key1="Loops"/>The <text:span text:style-name="T11">label</text:span> phrase may used to specify a <text:span text:style-name="T5">name</text:span> for the loop. <text:s/>The name can then optionally be used on </text:p>
      <text:list xml:id="ul76" text:style-name="L2">
        <text:list-item>
          <text:p text:style-name="P19">a <text:span text:style-name="T11">leave</text:span> instruction, to specify the name of the loop to leave </text:p>
        </text:list-item>
        <text:list-item>
          <text:p text:style-name="P19">an <text:span text:style-name="T11">iterate</text:span> instruction, to specify the name of the loop to be iterated </text:p>
        </text:list-item>
        <text:list-item>
          <text:p text:style-name="P19">the <text:span text:style-name="T11">end</text:span> clause of the loop, to confirm the identity of the loop that is being ended, for additional checking. </text:p>
        </text:list-item>
      </text:list>
      <text:p text:style-name="Text_20_keep"><text:soft-page-break/><text:span text:style-name="T4">Example:</text:span> </text:p>
      <text:p text:style-name="P9">loop label pooks i=1 to 10 <text:line-break/>  loop label hill while j&lt;3 <text:line-break/>  <text:s text:c="2"/>... <text:line-break/>  <text:s text:c="2"/>if a=b then leave pooks <text:line-break/>  <text:s text:c="2"/>... <text:line-break/>  <text:s text:c="2"/>end hill <text:line-break/>  end pooks </text:p>
      <text:p text:style-name="Text_20_body">In this example, the <text:span text:style-name="T11">leave</text:span> instruction leaves both loops. </text:p>
      <text:p text:style-name="Text_20_body">If a label is specified using the <text:span text:style-name="T11">label</text:span> keyword, it overrides any name derived from the control variable name (if any). <text:s/>That is, the variable name cannot be used to refer to the loop if a label is specified. </text:p>
      <text:h text:style-name="Heading_20_4" text:outline-level="4">Protect phrase</text:h>
      <text:p text:style-name="Text_20_body"><text:alphabetical-index-mark text:string-value="on LOOP instruction" text:key1="PROTECT"/>The <text:span text:style-name="T11">protect</text:span> phrase may used to specify a term, <text:span text:style-name="T5">termp</text:span>, that evaluates to a value that is not just a type and is not of a primitive type; while the <text:span text:style-name="T11">loop</text:span> construct is being executed, the value (object) is protected – that is, all the instructions in the <text:span text:style-name="T11">loop</text:span> construct have exclusive access to the object. </text:p>
      <text:p text:style-name="Text_20_keep"><text:span text:style-name="T4">Example:</text:span> </text:p>
      <text:p text:style-name="P9">loop protect myobject while a&lt;b <text:line-break/>  ... <text:line-break/>  end </text:p>
      <text:p text:style-name="Text_20_body">Both <text:span text:style-name="T11">label</text:span> and <text:span text:style-name="T11">protect</text:span> may be specified, in any order, if required. </text:p>
      <text:h text:style-name="Heading_20_4" text:outline-level="4">Exceptions in loops</text:h>
      <text:p text:style-name="Text_20_body"><text:alphabetical-index-mark text:string-value="on LOOP instruction" text:key1="FINALLY"/><text:alphabetical-index-mark text:string-value="on LOOP instruction" text:key1="CATCH"/>Exceptions that are raised by the instructions within a <text:span text:style-name="T11">loop</text:span> construct may be caught using one or more <text:span text:style-name="T11">catch</text:span> clauses that name the <text:span text:style-name="T5">exception</text:span> that they will catch. <text:s/>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when the loop ends, even if an exception is raised (whether caught or not). </text:p>
      <text:p text:style-name="Text_20_body">The <text:span text:style-name="T5">Exceptions</text:span> section (see page <text:span text:style-name="T15"><text:reference-ref text:reference-format="page" text:ref-name="refexcep">153</text:reference-ref></text:span>) has details and examples of <text:span text:style-name="T11">catch</text:span> and <text:span text:style-name="T11">finally</text:span>. </text:p>
      <text:h text:style-name="Heading_20_4" text:outline-level="4"><text:reference-mark text:name="refloopmod"/>Programmer’s model – how a typical loop is executed</text:h>
      <text:p text:style-name="Text_20_body">This model forms part of the definition of the <text:span text:style-name="T11">loop</text:span> instruction. <text:alphabetical-index-mark text:string-value="Programmer's model of LOOP"/><text:alphabetical-index-mark text:string-value="of loop execution" text:key1="Model"/><text:alphabetical-index-mark text:string-value="execution model" text:key1="Loops"/></text:p>
      <text:p text:style-name="Text_20_body">For the following loop: </text:p>
      <text:p text:style-name="P9"><text:span text:style-name="T11">loop</text:span> <text:span text:style-name="T5">varc</text:span> <text:span text:style-name="T11">=</text:span> <text:span text:style-name="T5">expri</text:span> <text:span text:style-name="T11">to</text:span> <text:span text:style-name="T5">exprt</text:span> <text:span text:style-name="T11">by</text:span> <text:span text:style-name="T5">exprb</text:span> <text:span text:style-name="T11">while</text:span> <text:span text:style-name="T5">exprw</text:span> <text:line-break/>  ... <text:line-break/>  <text:span text:style-name="T5">instruction list</text:span> <text:line-break/>  ... <text:line-break/>  <text:span text:style-name="T11">end</text:span> </text:p>
      <text:p text:style-name="Text_20_body">NetRexx will execute the following: </text:p>
      <text:p text:style-name="P9"><text:soft-page-break/>  <text:s/>$tempt=exprt+0 <text:s text:c="2"/>/* ($variables are internal and <text:s text:c="2"/>*/ <text:line-break/>  <text:s/>$tempb=exprb+0 <text:s text:c="2"/>/* <text:s text:c="2"/>are not accessible.) <text:s text:c="8"/>*/ <text:line-break/>  <text:s/>varc=expri+0 <text:line-break/>  <text:s/>Transfer control to the point identified as $start: <text:line-break/>  <text:line-break/>$loop: <text:line-break/>  <text:s/>/* An UNTIL expression would be tested here, with: */ <text:line-break/>  <text:s/>/* if expru then leave <text:s text:c="28"/>*/ <text:line-break/>  <text:s/>varc=varc + $tempb <text:line-break/>$start: <text:line-break/>  <text:s/>if varc &gt; $tempt then leave <text:s/>/* leave quits a loop */ <text:line-break/>  <text:s/>/* A FOR count would be checked here <text:s text:c="14"/>*/ <text:line-break/>  <text:s/>if \exprw then leave <text:line-break/>  <text:s text:c="4"/>... <text:line-break/>  <text:s text:c="4"/>instruction list <text:line-break/>  <text:s text:c="4"/>... <text:line-break/>  <text:s/>Transfer control to the point identified as $loop: </text:p>
      <text:p text:style-name="Text_20_keep"><text:span text:style-name="T4">Notes:</text:span> </text:p>
      <text:list xml:id="ol77" text:style-name="L1">
        <text:list-item>
          <text:p text:style-name="P18">This example is for <text:span text:style-name="T5">exprb</text:span> <text:span text:style-name="T9">&gt;= 0</text:span>. For a negative <text:span text:style-name="T5">exprb</text:span>, the test at the start point of the loop would use “<text:span text:style-name="T9">&lt;</text:span>” rather than “<text:span text:style-name="T9">&gt;</text:span>”. </text:p>
        </text:list-item>
        <text:list-item>
          <text:p text:style-name="P18">The upwards transfer of control takes place at the end of the body of the loop, immediately before the <text:span text:style-name="T11">end</text:span> clause (or any <text:span text:style-name="T11">catch</text:span> or <text:span text:style-name="T11">finally</text:span> clause). The <text:span text:style-name="T11">end</text:span> clause is only reached when the loop is finally completed. </text:p>
        </text:list-item>
      </text:list>
      <text:h text:style-name="Heading_20_2" text:outline-level="2"><text:bookmark-start text:name="__RefHeading__76393_1453098226"/><text:reference-mark text:name="refmethod"/>Method instruction<text:bookmark-end text:name="__RefHeading__76393_1453098226"/></text:h>
      <table:table table:name="Table78" table:style-name="Table78">
        <table:table-column table:style-name="Table78.A"/>
        <table:table-row>
          <table:table-cell table:style-name="Table78.A1" office:value-type="string">
            <text:p text:style-name="P10"><text:span text:style-name="T11">method</text:span> <text:span text:style-name="T5">name</text:span>[([<text:span text:style-name="T5">arglist</text:span>])] <text:line-break/>               [<text:span text:style-name="T5">visibility</text:span>] [<text:span text:style-name="T5">modifier</text:span>] [<text:span text:style-name="T11">protect</text:span>] [<text:span text:style-name="T11">binary</text:span>] [<text:span text:style-name="T11">deprecated</text:span>] <text:line-break/>               [<text:span text:style-name="T11">returns</text:span> <text:span text:style-name="T5">termr</text:span>] <text:line-break/>               [<text:span text:style-name="T11">signals</text:span> <text:span text:style-name="T5">signallist</text:span>]; <text:line-break/>  <text:line-break/>where <text:span text:style-name="T5">arglist</text:span> is a list of one or more <text:span text:style-name="T5">assignment</text:span>s, separated by commas <text:line-break/>  <text:line-break/>and <text:span text:style-name="T5">visibility</text:span> is one of: <text:line-break/>  <text:line-break/>    <text:span text:style-name="T11">inheritable</text:span>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abstract</text:span> <text:line-break/>    <text:span text:style-name="T11">constant</text:span> <text:line-break/>    <text:span text:style-name="T11">final</text:span> <text:line-break/>    <text:span text:style-name="T11">native</text:span> <text:line-break/>    <text:span text:style-name="T11">static</text:span> <text:line-break/>  <text:line-break/>and <text:span text:style-name="T5">signallist</text:span> is a list of one or more <text:span text:style-name="T5">term</text:span>s, separated by commas. </text:p>
          </table:table-cell>
        </table:table-row>
      </table:table>
      <text:p text:style-name="Text_20_body"><text:alphabetical-index-mark text:string-value="starting" text:key1="Method"/><text:alphabetical-index-mark text:string-value="see program structure" text:key1="METHOD instruction"/><text:alphabetical-index-mark text:string-value="METHOD" text:key1="Instructions"/><text:alphabetical-index-mark text:string-value="METHOD instruction"/>The <text:span text:style-name="T11">method</text:span> instruction is used to introduce a method within a class, as described in <text:span text:style-name="T5">Program structure</text:span> (see page <text:span text:style-name="T15"><text:reference-ref text:reference-format="page" text:ref-name="refpstruct">126</text:reference-ref></text:span>), and define its attributes. The method must be given a <text:span text:style-name="T5">name</text:span>, which must be a non-numeric symbol. <text:alphabetical-index-mark text:string-value="short name of" text:key1="Method"/><text:alphabetical-index-mark text:string-value="of methods" text:key1="Short name"/>This is its <text:span text:style-name="T5">short name</text:span>. </text:p>
      <text:p text:style-name="Text_20_body"><text:alphabetical-index-mark text:string-value="constructor" text:key1="Methods"/><text:alphabetical-index-mark text:string-value="method" text:key1="Constructors"/><text:alphabetical-index-mark text:string-value="Constructors"/>If the short name of a method matches the short name of the class in which it appears, it is a <text:span text:style-name="T5">constructor method</text:span>. Constructor methods are used for constructing values (objects), and are described in detail in <text:span text:style-name="T5">Methods and Constructors</text:span> (see page <text:span text:style-name="T15"><text:reference-ref text:reference-format="page" text:ref-name="refmethcon">57</text:reference-ref></text:span>). </text:p>
      <text:p text:style-name="Text_20_body"><text:alphabetical-index-mark text:string-value="body of" text:key1="Method"/><text:alphabetical-index-mark text:string-value="of methods" text:key1="Body"/>The <text:span text:style-name="T5">body</text:span> of the method consists of all clauses following the method instruction (if any) until the next <text:span text:style-name="T11">method</text:span> or <text:span text:style-name="T11">class</text:span> instruction, or the end of the program. </text:p>
      <text:p text:style-name="Text_20_body">The <text:span text:style-name="T5">visibility</text:span>, <text:span text:style-name="T5">modifier</text:span>, and <text:span text:style-name="T11">protect</text:span> keywords, and the <text:span text:style-name="T11">returns</text:span> and <text:span text:style-name="T11">signals</text:span> phrases, may appear in any order. </text:p>
      <text:h text:style-name="Heading_20_4" text:outline-level="4">Arguments</text:h>
      <text:p text:style-name="Text_20_body"><text:alphabetical-index-mark text:string-value="arguments of" text:key1="Methods"/><text:alphabetical-index-mark text:string-value="provided by caller" text:key1="Arguments"/><text:alphabetical-index-mark text:string-value="on METHOD instruction" text:key1="Arguments"/>The <text:span text:style-name="T5">arglist</text:span> on a <text:span text:style-name="T11">method</text:span> instruction, immediately following the method name, is optional and defines a list of the arguments for the method. <text:s/>An <text:span text:style-name="T5">argument</text:span> is a value that was provided by the caller when the method was invoked. </text:p>
      <text:p text:style-name="Text_20_body">If there are no arguments, this may optionally be indicated by an “empty” pair of parentheses. </text:p>
      <text:p text:style-name="Text_20_body">In the <text:span text:style-name="T5">arglist</text:span>, each argument has the syntax of an <text:span text:style-name="T5">assignment</text:span> (see page <text:span text:style-name="T15"><text:reference-ref text:reference-format="page" text:ref-name="refassign">72</text:reference-ref></text:span>), where the “<text:span text:style-name="T9">=</text:span>” and the following <text:span text:style-name="T5">expression</text:span> may be omitted. The name in the assignment provides the name for the argument (which must not be the same as the name of any property in the class). Each argument is also optionally assigned a type, or type and default value, following the usual rules of assignment. If there <text:soft-page-break/>is no assignment, the argument is assigned the NetRexx string type, <text:span text:style-name="T9">Rexx</text:span>. </text:p>
      <text:p text:style-name="Text_20_body"><text:alphabetical-index-mark text:string-value="required" text:key1="Arguments"/><text:alphabetical-index-mark text:string-value="Required arguments"/>If there is no assignment (that is, there is no “<text:span text:style-name="T9">=</text:span>”) or the expression to the right of the “<text:span text:style-name="T9">=</text:span>” returns just a type, the argument is <text:span text:style-name="T5">required</text:span> (that is, it must always be specified by the caller when the method is invoked). </text:p>
      <text:p text:style-name="Text_20_body"><text:alphabetical-index-mark text:string-value="optional" text:key1="Arguments"/><text:alphabetical-index-mark text:string-value="Optional arguments"/>If an explicit value is given by the expression then the argument is <text:span text:style-name="T5">optional</text:span>; when the caller does not provide an argument in that position, then the expression is evaluated when the method is invoked and the result is provided to the method as the argument. </text:p>
      <text:p text:style-name="Text_20_body">Optional arguments may be omitted “from the right” only. That is, arguments may not be omitted to the left of arguments that are not omitted. </text:p>
      <text:p text:style-name="Text_20_keep"><text:span text:style-name="T4">Examples:</text:span> </text:p>
      <text:p text:style-name="P9">method fred <text:line-break/>method fred() <text:line-break/>method fred(width, height) <text:line-break/>method fred(width=int, height=int 10) </text:p>
      <text:p text:style-name="Text_20_body">In these examples, the first two <text:span text:style-name="T11">method</text:span> instructions are equivalent, and take no arguments. The third example takes two arguments, which are both strings of type <text:span text:style-name="T9">Rexx</text:span>. The final example takes two arguments, both of type <text:span text:style-name="T9">int</text:span>; the second argument is optional, and if not supplied will default to the value 10 (note that any valid expression could be used for the default value). </text:p>
      <text:h text:style-name="Heading_20_4" text:outline-level="4">Visibility</text:h>
      <text:p text:style-name="Text_20_body"><text:alphabetical-index-mark text:string-value="shared" text:key1="Methods"/><text:alphabetical-index-mark text:string-value="inheritable" text:key1="Methods"/><text:alphabetical-index-mark text:string-value="public" text:key1="Methods"/><text:alphabetical-index-mark text:string-value="private" text:key1="Methods"/><text:alphabetical-index-mark text:string-value="of methods" text:key1="Visibility"/><text:alphabetical-index-mark text:string-value="on METHOD instruction" text:key1="SHARED"/><text:alphabetical-index-mark text:string-value="on METHOD instruction" text:key1="INHERITABLE"/><text:alphabetical-index-mark text:string-value="on METHOD instruction" text:key1="PRIVATE"/><text:alphabetical-index-mark text:string-value="on METHOD instruction" text:key1="PUBLIC"/>Methods may be <text:span text:style-name="T11">public</text:span>, <text:span text:style-name="T11">inheritable</text:span>, <text:span text:style-name="T11">private</text:span>, or <text:span text:style-name="T11">shared</text:span>: </text:p>
      <text:list xml:id="ul79" text:style-name="L2">
        <text:list-item>
          <text:p text:style-name="P19">A <text:span text:style-name="T5">public method</text:span> is visible to (that is, may be used by) all other classes to which the current class is visible. </text:p>
        </text:list-item>
        <text:list-item>
          <text:p text:style-name="P19">An <text:span text:style-name="T5">inheritable method</text:span> is visible to (that is, may be used by) all classes in the same package and also those classes that extend (that is, are subclasses of) the current class. </text:p>
        </text:list-item>
        <text:list-item>
          <text:p text:style-name="P19">A <text:span text:style-name="T5">private method</text:span> is visible only within the current class. </text:p>
        </text:list-item>
        <text:list-item>
          <text:p text:style-name="P19">A <text:span text:style-name="T5">shared method</text:span> is visible within the current package but is not visible outside the package. <text:s/>Shared methods cannot be inherited by classes outside the package. </text:p>
        </text:list-item>
      </text:list>
      <text:p text:style-name="Text_20_body">By default (<text:span text:style-name="T5">i.e.</text:span>, if no visibility keyword is specified), <text:s/>methods are public. </text:p>
      <text:h text:style-name="Heading_20_4" text:outline-level="4">Modifier</text:h>
      <text:p text:style-name="Text_20_body"><text:alphabetical-index-mark text:string-value="on METHOD instruction" text:key1="STATIC"/><text:alphabetical-index-mark text:string-value="on METHOD instruction" text:key1="NATIVE"/><text:alphabetical-index-mark text:string-value="on METHOD instruction" text:key1="FINAL"/><text:alphabetical-index-mark text:string-value="on METHOD instruction" text:key1="CONSTANT"/><text:alphabetical-index-mark text:string-value="on METHOD instruction" text:key1="ABSTRACT"/>Most methods consist of instructions that follow the <text:span text:style-name="T11">method</text:span> instruction and implement the method; the method is associated with an object constructed by the class. <text:alphabetical-index-mark text:string-value="standard" text:key1="Methods"/><text:alphabetical-index-mark text:string-value="Standard methods"/>These are called <text:span text:style-name="T5">standard methods</text:span>. The <text:span text:style-name="T5">modifier</text:span> keywords define that the method is not a standard method – it is special in some way. Only one of the following modifier keywords is allowed: </text:p>
      <table:table table:name="dl80" table:style-name="dl80">
        <table:table-column table:style-name="dl80.A"/>
        <table:table-column table:style-name="dl80.B"/>
        <table:table-row>
          <table:table-cell table:style-name="dl80.A1" office:value-type="string">
            <text:p text:style-name="P6"><text:alphabetical-index-mark text:string-value="abstract" text:key1="Methods"/><text:alphabetical-index-mark text:string-value="Abstract methods"/>abstract </text:p>
          </table:table-cell>
          <table:table-cell table:style-name="dl80.A1" office:value-type="string">
            <text:p text:style-name="Text_20_body">An <text:span text:style-name="T5">abstract method</text:span> has the name of the method and the types (but not values) of its arguments defined, but no instructions to implement the method are provided (or permitted). </text:p>
            <text:p text:style-name="Text_20_body">If a class contains any abstract methods, an object cannot be constructed from it, and so the class itself must be abstract; the <text:span text:style-name="T11">abstract</text:span> keyword must be present on the <text:span text:style-name="T11">class</text:span> instruction (see page <text:span text:style-name="T15"><text:reference-ref text:reference-format="page" text:ref-name="refclass">80</text:reference-ref></text:span>). </text:p>
            <text:p text:style-name="Text_20_body">Within an interface class, the <text:span text:style-name="T11">abstract</text:span> keyword is optional on the methods of the class, <text:soft-page-break/>as all methods must be abstract. <text:s/>No other <text:span text:style-name="T5">modifier</text:span> is allowed on the methods of an interface class. <text:alphabetical-index-mark text:string-value="constant" text:key1="Methods"/><text:alphabetical-index-mark text:string-value="Constant methods"/></text:p>
          </table:table-cell>
        </table:table-row>
        <table:table-row>
          <table:table-cell table:style-name="dl80.A1" office:value-type="string">
            <text:p text:style-name="P6">constant </text:p>
          </table:table-cell>
          <table:table-cell table:style-name="dl80.A1" office:value-type="string">
            <text:p text:style-name="Text_20_body">A <text:span text:style-name="T5">constant method</text:span> is a static method that cannot be overridden by a method in a subclass of the current class. That is, it is both <text:span text:style-name="T11">final</text:span> and <text:span text:style-name="T11">static</text:span> (see below). <text:alphabetical-index-mark text:string-value="final" text:key1="Methods"/><text:alphabetical-index-mark text:string-value="Final methods"/></text:p>
          </table:table-cell>
        </table:table-row>
        <table:table-row>
          <table:table-cell table:style-name="dl80.A1" office:value-type="string">
            <text:p text:style-name="P6">final </text:p>
          </table:table-cell>
          <table:table-cell table:style-name="dl80.A1" office:value-type="string">
            <text:p text:style-name="Text_20_body">A <text:span text:style-name="T5">final method</text:span> is considered to be complete; it cannot be overridden by a subclass of the current class. <text:s/><text:span text:style-name="T11">private</text:span> methods are implicitly <text:span text:style-name="T11">final</text:span>.<text:note text:id="ftn49" text:note-class="footnote"><text:note-citation>49</text:note-citation><text:note-body><text:p text:style-name="Footnote">This modifier may allow compilers to improve the performance of methods that are final, but may also reduce the reusability of the class. </text:p></text:note-body></text:note> <text:alphabetical-index-mark text:string-value="native" text:key1="Methods"/><text:alphabetical-index-mark text:string-value="Native methods"/></text:p>
          </table:table-cell>
        </table:table-row>
        <table:table-row>
          <table:table-cell table:style-name="dl80.A1" office:value-type="string">
            <text:p text:style-name="P6">native </text:p>
          </table:table-cell>
          <table:table-cell table:style-name="dl80.A1" office:value-type="string">
            <text:p text:style-name="Text_20_body">A <text:span text:style-name="T5">native method</text:span> is a method that is implemented by the environment, not by instructions in the current class. Such methods have no NetRexx instructions to implement the method (and none are permitted), and they cannot be overridden by a method in a subclass of the current class. </text:p>
            <text:p text:style-name="Text_20_body">Native methods are used for accessing primitive operations provided by the underlying operating system or by implementation-dependent packages. <text:alphabetical-index-mark text:string-value="see Methods, static" text:key1="Functions"/><text:alphabetical-index-mark text:string-value="see Methods, static" text:key1="Constant methods"/><text:alphabetical-index-mark text:string-value="static" text:key1="Methods"/><text:alphabetical-index-mark text:string-value="Static methods"/></text:p>
          </table:table-cell>
        </table:table-row>
        <table:table-row>
          <table:table-cell table:style-name="dl80.A1" office:value-type="string">
            <text:p text:style-name="Table_20_Contents"><text:reference-mark text:name="refstatmet"/><text:span text:style-name="T11">static </text:span></text:p>
          </table:table-cell>
          <table:table-cell table:style-name="dl80.A1" office:value-type="string">
            <text:p text:style-name="Text_20_body">A <text:span text:style-name="T5">static method</text:span> is a method that is not a constructor and is associated with the class, rather than with an object constructed by the class. It cannot use properties directly, except those that are also static (or constant). </text:p>
            <text:p text:style-name="Text_20_body">Static methods may be invoked in the following ways: </text:p>
            <text:list xml:id="ol81" text:style-name="L1">
              <text:list-item>
                <text:p text:style-name="P18">Within the initialization expression of a static or constant property (such methods are invoked when the class is first loaded). </text:p>
              </text:list-item>
              <text:list-item>
                <text:p text:style-name="P18">By qualifying the name of the method with the name of its class (qualified by the package name if necessary), for example, using “<text:span text:style-name="T9">Math.Sin(1.3)</text:span>” or “<text:span text:style-name="T9">java.lang.Math.Sin(1.3)</text:span>”. Methods called in this way are in effect <text:span text:style-name="T5">functions</text:span>. </text:p>
              </text:list-item>
              <text:list-item>
                <text:p text:style-name="P18">By implicitly qualifying the name by including the name of its class in the <text:span text:style-name="T11">uses</text:span> phrase in the <text:span text:style-name="T11">class</text:span> instruction for the current class. <text:s/>Static methods in classes listed in this way can be used directly, without qualification, for example, as “<text:span text:style-name="T9">Sin(1.3)</text:span>”. They may be still be qualified, if preferred. </text:p>
              </text:list-item>
            </text:list>
            <text:p text:style-name="P7">In the reference implementation, stand-alone applications are started by the <text:span text:style-name="T9">java</text:span> command invoking a static method called <text:span text:style-name="T9">main</text:span> which takes a single argument (of type <text:span text:style-name="T9">java.lang.String[]</text:span>) and returns no result. </text:p>
          </table:table-cell>
        </table:table-row>
      </table:table>
      <text:h text:style-name="Heading_20_4" text:outline-level="4">Protect</text:h>
      <text:p text:style-name="Text_20_body"><text:alphabetical-index-mark text:string-value="protected" text:key1="Methods"/><text:alphabetical-index-mark text:string-value="Protected methods"/><text:alphabetical-index-mark text:string-value="on METHOD instruction" text:key1="PROTECT"/>The keyword <text:span text:style-name="T11">protect</text:span> indicates that the method protects the current object (or class, for a static method) while the instructions in the method are executed. That is, the instructions in the method have exclusive access to the object; if some other method (or construct) is executing in parallel with the invocation of the method and is protecting the same object then the method will not start execution until the object is no longer protected. </text:p>
      <text:p text:style-name="Text_20_body">Note that if a method or construct protecting an object invokes a method (or starts a new construct) that protects the same object then execution continues normally. <text:s/>The inner method or construct is not prevented from executing, because it is not executing in parallel. </text:p>
      <text:h text:style-name="Heading_20_4" text:outline-level="4"><text:soft-page-break/><text:reference-mark text:name="refbinme"/>Binary</text:h>
      <text:p text:style-name="Text_20_body"><text:alphabetical-index-mark text:string-value="binary" text:key1="Methods"/><text:alphabetical-index-mark text:string-value="Binary methods"/><text:alphabetical-index-mark text:string-value="on METHOD instruction" text:key1="BINARY"/><text:alphabetical-index-mark text:string-value="METHOD" text:key1="Instructions"/><text:alphabetical-index-mark text:string-value="METHOD instruction"/><text:alphabetical-index-mark text:string-value="binary methods" text:key1="Binary classes"/>The keyword <text:span text:style-name="T11">binary</text:span> indicates that the method is a <text:span text:style-name="T5">binary method</text:span>. </text:p>
      <text:p text:style-name="Text_20_body">In binary methods, literal strings and numeric symbols are assigned native string or binary (primitive) types, rather than NetRexx types, and native binary operations are used to implement operators where possible. When <text:span text:style-name="T11">binary</text:span> is not in effect (the default), terms in expressions are converted to NetRexx types before use by operators. The section <text:span text:style-name="T5">Binary values and operations</text:span> (see page <text:span text:style-name="T15"><text:reference-ref text:reference-format="page" text:ref-name="refbinary">150</text:reference-ref></text:span>) describes the implications of binary methods and classes in detail. </text:p>
      <text:p text:style-name="Text_20_body"><text:span text:style-name="T4">Notes:</text:span> </text:p>
      <text:list xml:id="ol82" text:style-name="L1">
        <text:list-item>
          <text:p text:style-name="P18">Only the instructions inside the body of the method are affected by the <text:span text:style-name="T11">binary</text:span> keyword; any arguments and expressions on the method instruction itself are not affected (this ensures that a single rule applies to all the method signatures in a class). </text:p>
        </text:list-item>
        <text:list-item>
          <text:p text:style-name="P18">All methods in a binary class are binary methods; the <text:span text:style-name="T11">binary</text:span> keyword on methods is provided for classes in which only the occasional method needs to be binary (perhaps for performance reasons). It is not an error to specify <text:span text:style-name="T11">binary</text:span> on a method in a binary class. </text:p>
        </text:list-item>
      </text:list>
      <text:h text:style-name="Heading_20_4" text:outline-level="4"><text:reference-mark text:name="refdepme"/>Deprecated</text:h>
      <text:p text:style-name="Text_20_body"><text:alphabetical-index-mark text:string-value="on METHOD instruction" text:key1="DEPRECATED"/>The keyword <text:span text:style-name="T11">deprecated</text:span> indicates that the method is <text:span text:style-name="T5">deprecated</text:span>, which implies that a better alternative is available and documented. <text:s/>A compiler can use this information to warn of out-of-date or other use that is not recommended. </text:p>
      <text:p text:style-name="Text_20_body">Note that individual methods in interface classes cannot be deprecated; the whole class should be deprecated in this case. </text:p>
      <text:h text:style-name="Heading_20_4" text:outline-level="4">Returns</text:h>
      <text:p text:style-name="Text_20_body"><text:alphabetical-index-mark text:string-value="return values" text:key1="Methods"/><text:alphabetical-index-mark text:string-value="of methods" text:key1="Results"/><text:alphabetical-index-mark text:string-value="on METHOD instruction" text:key1="RETURNS"/>The <text:span text:style-name="T11">returns</text:span> keyword is followed by a term, <text:span text:style-name="T5">termr</text:span>, that must evaluate to a type. This type is used to define the type of values returned by <text:span text:style-name="T11">return</text:span> instructions within the method. </text:p>
      <text:p text:style-name="Text_20_body">The <text:span text:style-name="T11">returns</text:span> phrase is only required if the method is to return values of a type that is not NetRexx strings (class <text:span text:style-name="T9">Rexx</text:span>). If <text:span text:style-name="T11">returns</text:span> is specified, all <text:span text:style-name="T11">return</text:span> instructions (see page <text:span text:style-name="T15"><text:reference-ref text:reference-format="page" text:ref-name="refreturn">116</text:reference-ref></text:span>) within the method must specify an expression. </text:p>
      <text:p text:style-name="Text_20_keep"><text:span text:style-name="T4">Example:</text:span> </text:p>
      <text:p text:style-name="P9">method filer(path, name) returns File <text:line-break/>  return File(path||name) </text:p>
      <text:p text:style-name="Text_20_body">This method always returns a value which is a <text:span text:style-name="T9">File</text:span> object. </text:p>
      <text:h text:style-name="Heading_20_4" text:outline-level="4">Signals</text:h>
      <text:p text:style-name="Text_20_body"><text:alphabetical-index-mark text:string-value="listed on METHOD instruction" text:key1="Exceptions"/><text:alphabetical-index-mark text:string-value="on METHOD instruction" text:key1="SIGNALS"/>The <text:span text:style-name="T11">signals</text:span> keyword introduces a list of terms that evaluate to types that are Exceptions (see page <text:span text:style-name="T15"><text:reference-ref text:reference-format="page" text:ref-name="refexcep">153</text:reference-ref></text:span>). This list enumerates and documents the exceptions that are signalled within the method (or by a method which is called from the current method) but are not caught by a <text:span text:style-name="T11">catch</text:span> clause in a control construct. </text:p>
      <text:p text:style-name="Text_20_keep"><text:span text:style-name="T4">Example:</text:span> </text:p>
      <text:p text:style-name="P9">method soup(cat) signals IOException, DivideByZero </text:p>
      <text:p text:style-name="Text_20_body">It is considered good programming practice to use this list to document “unusual” exceptions signalled by a method. Implementations that support the concept of checked exceptions (see page <text:span text:style-name="T15"><text:reference-ref text:reference-format="page" text:ref-name="refchecked">154</text:reference-ref></text:span>) must report <text:soft-page-break/>as an error any checked exception that is incorrectly included in the list (that is, if the exception is never signalled or would always be caught). <text:s/>Such implementations may also offer an option that enforces the listing of all or some checked exceptions. </text:p>
      <text:h text:style-name="Heading_20_4" text:outline-level="4">Duplicate methods</text:h>
      <text:p text:style-name="Text_20_body"><text:alphabetical-index-mark text:string-value="Overloaded methods"/><text:alphabetical-index-mark text:string-value="Duplicate methods"/><text:alphabetical-index-mark text:string-value="overloading" text:key1="Methods"/><text:alphabetical-index-mark text:string-value="duplicate" text:key1="Methods"/>Methods may not duplicate properties or other methods in the same class. Specifically: </text:p>
      <text:list xml:id="ul83" text:style-name="L2">
        <text:list-item>
          <text:p text:style-name="P19">The short name of a method must not be the same as the name of any property in the same class. </text:p>
        </text:list-item>
        <text:list-item>
          <text:p text:style-name="P19">The number (zero or more) and types of the arguments of a method (or any subset permitted by omitting optional arguments) must not be the same as those of any other method of the same name in the class (also checking any subset permitted by omitting optional arguments). </text:p>
        </text:list-item>
      </text:list>
      <text:p text:style-name="Text_20_body">Note that the second rule does allow multiple methods with the same name in a class, provided that the number of arguments differ or at least one argument differs in type. </text:p>
      <text:h text:style-name="Heading_20_2" text:outline-level="2"><text:bookmark-start text:name="__RefHeading__76395_1453098226"/>Nop instruction<text:bookmark-end text:name="__RefHeading__76395_1453098226"/></text:h>
      <table:table table:name="Table84" table:style-name="Table84">
        <table:table-column table:style-name="Table84.A"/>
        <table:table-row>
          <table:table-cell table:style-name="Table84.A1" office:value-type="string">
            <text:p text:style-name="P10"><text:span text:style-name="T11">nop</text:span>; </text:p>
          </table:table-cell>
        </table:table-row>
      </table:table>
      <text:p text:style-name="Text_20_body"><text:alphabetical-index-mark text:string-value="Dummy instruction, NOP"/><text:alphabetical-index-mark text:string-value="Null instruction, NOP"/><text:alphabetical-index-mark text:string-value="NOP" text:key1="Instructions"/><text:alphabetical-index-mark text:string-value="NOP instruction"/><text:span text:style-name="T11">nop</text:span> is a dummy instruction that has no effect. <text:s/>It can be useful as an explicit “do nothing” instruction following a <text:span text:style-name="T11">then</text:span> or <text:span text:style-name="T11">else</text:span> clause. </text:p>
      <text:p text:style-name="Text_20_keep"><text:span text:style-name="T4">Example:</text:span> </text:p>
      <text:p text:style-name="P9">select <text:line-break/>  when a=b then nop <text:s text:c="10"/>-- Do nothing <text:line-break/>  when a&gt;b then say 'A &gt; B' <text:line-break/>  otherwise <text:s text:c="4"/>say 'A &lt; B' <text:line-break/>  end </text:p>
      <text:p text:style-name="Text_20_body"><text:span text:style-name="T4">Note:</text:span> Putting an extra semicolon instead of the <text:span text:style-name="T11">nop</text:span> would merely insert a null clause, which would just be ignored by NetRexx. The second <text:span text:style-name="T11">when</text:span> clause would then immediately follow the <text:span text:style-name="T11">then</text:span>, and hence would be reported as an error. <text:span text:style-name="T11">nop</text:span> is a true instruction, however, and is therefore a valid target for the <text:span text:style-name="T11">then</text:span> clause. </text:p>
      <text:h text:style-name="Heading_20_2" text:outline-level="2"><text:bookmark-start text:name="__RefHeading__76397_1453098226"/><text:reference-mark text:name="refnumeric"/>Numeric instruction<text:bookmark-end text:name="__RefHeading__76397_1453098226"/></text:h>
      <table:table table:name="Table85" table:style-name="Table85">
        <table:table-column table:style-name="Table85.A"/>
        <table:table-row>
          <table:table-cell table:style-name="Table85.A1" office:value-type="string">
            <text:p text:style-name="P10"><text:span text:style-name="T11">numeric digits</text:span> [<text:span text:style-name="T5">exprd</text:span>]; <text:line-break/>                <text:span text:style-name="T11">form</text:span> [<text:span text:style-name="T11">scientific</text:span>]; <text:line-break/>                          [<text:span text:style-name="T11">engineering</text:span>]; </text:p>
          </table:table-cell>
        </table:table-row>
      </table:table>
      <text:p text:style-name="Text_20_body"><text:alphabetical-index-mark text:string-value="on NUMERIC instruction" text:key1="DIGITS"/><text:alphabetical-index-mark text:string-value="ENGINEERING value for NUMERIC FORM"/><text:alphabetical-index-mark text:string-value="SCIENTIFIC value for NUMERIC FORM"/><text:alphabetical-index-mark text:string-value="option of NUMERIC instruction" text:key1="FORM"/><text:alphabetical-index-mark text:string-value="see Arithmetic" text:key1="Counting"/><text:alphabetical-index-mark text:string-value="NUMERIC settings" text:key1="Arithmetic"/><text:alphabetical-index-mark text:string-value="NUMERIC" text:key1="Instructions"/><text:alphabetical-index-mark text:string-value="instruction" text:key1="NUMERIC"/>The <text:span text:style-name="T11">numeric</text:span> instruction is used to change the way in which arithmetic operations are carried out by a program. The effects of this instruction are described in detail in the section on <text:span text:style-name="T5">Numbers and Arithmetic</text:span> (see page <text:span text:style-name="T15"><text:reference-ref text:reference-format="page" text:ref-name="refnums">141</text:reference-ref></text:span>). </text:p>
      <table:table table:name="dl86" table:style-name="dl86">
        <table:table-column table:style-name="dl86.A"/>
        <table:table-column table:style-name="dl86.B"/>
        <table:table-row>
          <table:table-cell table:style-name="dl86.A1" office:value-type="string">
            <text:p text:style-name="Table_20_Contents"><text:reference-mark text:name="refndigits"/><text:span text:style-name="T11">numeric digits </text:span></text:p>
          </table:table-cell>
          <table:table-cell table:style-name="dl86.A1" office:value-type="string">
            <text:p text:style-name="Text_20_body">controls the precision under which arithmetic operations will be evaluated. If no expression <text:span text:style-name="T5">exprd</text:span> is given then the default value of 9 is used. Otherwise the result of the expression is rounded, if necessary, according to the current setting of <text:span text:style-name="T11">numeric digits</text:span> before it is used. The value used must be a positive whole number. </text:p>
            <text:p text:style-name="Text_20_body">There is normally no limit to the value for <text:span text:style-name="T11">numeric digits</text:span> (except the constraints imposed by the amount of storage and other resources available) but note that high precisions are likely to be expensive in processing time. It is recommended that the default value be used wherever possible. </text:p>
            <text:p text:style-name="Text_20_body">Note that small values of <text:span text:style-name="T11">numeric digits</text:span> (for example, values less than 6) are generally only useful for very specialized applications. The setting of <text:span text:style-name="T11">numeric digits</text:span> affects all computations, so even the operation of loops may be affected by rounding if small values are used. </text:p>
            <text:p text:style-name="Text_20_body">If an implementation does not support a requested value for <text:span text:style-name="T11">numeric digits</text:span> then the instruction will fail with an exception (which may, as usual, be caught with the <text:span text:style-name="T11">catch</text:span> clause of a control construct). </text:p>
            <text:p text:style-name="Text_20_body">The current setting of <text:span text:style-name="T11">numeric digits</text:span> may be retrieved with the <text:span text:style-name="T9">digits</text:span> special word (see page <text:span text:style-name="T15"><text:reference-ref text:reference-format="page" text:ref-name="refswdigit">132</text:reference-ref></text:span>). </text:p>
          </table:table-cell>
        </table:table-row>
        <table:table-row>
          <table:table-cell table:style-name="dl86.A1" office:value-type="string">
            <text:p text:style-name="Table_20_Contents"><text:reference-mark text:name="refnform"/><text:span text:style-name="T11">numeric form </text:span><text:alphabetical-index-mark text:string-value="Exponential notation"/></text:p>
          </table:table-cell>
          <table:table-cell table:style-name="dl86.A1" office:value-type="string">
            <text:p text:style-name="Text_20_body">controls which form of exponential notation (see page <text:span text:style-name="T15"><text:reference-ref text:reference-format="page" text:ref-name="refnfo2">148</text:reference-ref></text:span>) is to be used for the results of operations. <text:alphabetical-index-mark text:string-value="Engineering notation"/><text:alphabetical-index-mark text:string-value="Scientific notation"/><text:alphabetical-index-mark text:string-value="engineering" text:key1="Notation"/><text:alphabetical-index-mark text:string-value="scientific" text:key1="Notation"/>This may be either <text:span text:style-name="T5">scientific</text:span> (in which case only one, non-zero, digit will appear before the decimal point), or <text:span text:style-name="T5">engineering</text:span> (in which case the power of ten will always be a multiple of three, and the part before the decimal point will be in the range 1 through 999). The default notation is scientific. </text:p>
            <text:p text:style-name="Text_20_body">The form is set directly by the sub-keywords <text:span text:style-name="T11">scientific</text:span> or <text:span text:style-name="T11">engineering</text:span>; if neither sub-keyword is given, <text:span text:style-name="T11">scientific</text:span> is assumed. The current setting of <text:span text:style-name="T11">numeric form</text:span> may be retrieved with the <text:span text:style-name="T9">form</text:span> special word (see page <text:span text:style-name="T15"><text:reference-ref text:reference-format="page" text:ref-name="refswform">132</text:reference-ref></text:span>). </text:p>
            <text:p text:style-name="Text_20_body">If an implementation does not support a requested value for <text:span text:style-name="T11">numeric form</text:span> then the instruction will fail with an exception (which may, as usual, be caught with the <text:span text:style-name="T11">catch</text:span> clause of a control construct). </text:p>
          </table:table-cell>
        </table:table-row>
      </table:table>
      <text:p text:style-name="Text_20_body">The <text:span text:style-name="T11">numeric</text:span> instruction may be used where needed as a dynamically executed instruction in a method. </text:p>
      <text:p text:style-name="Text_20_body">It may also appear, more than once if necessary, before the first method in a class, in which case it forms the default setting for the initialization of subsequent properties in the class and for all methods in the class. <text:s/>In this case, any exception due to the <text:span text:style-name="T11">numeric</text:span> instruction is raised when the class is first loaded. </text:p>
      <text:p text:style-name="Text_20_body">Further, one or more <text:span text:style-name="T11">numeric</text:span> instructions may be placed before the first <text:span text:style-name="T11">class</text:span> instruction in a <text:soft-page-break/>program; they do not imply the start of a class. <text:s/>The numeric settings then apply to all classes in the program (except interface classes), as though the <text:span text:style-name="T11">numeric</text:span> instructions were placed immediately following the <text:span text:style-name="T11">class</text:span> instruction in each class (except that they will not be traced). </text:p>
      <text:h text:style-name="Heading_20_2" text:outline-level="2"><text:bookmark-start text:name="__RefHeading__76399_1453098226"/><text:reference-mark text:name="refoptions"/>Options instruction<text:bookmark-end text:name="__RefHeading__76399_1453098226"/></text:h>
      <table:table table:name="Table87" table:style-name="Table87">
        <table:table-column table:style-name="Table87.A"/>
        <table:table-row>
          <table:table-cell table:style-name="Table87.A1" office:value-type="string">
            <text:p text:style-name="P10"><text:span text:style-name="T11">options</text:span> <text:span text:style-name="T5">wordlist</text:span>; <text:line-break/>  <text:line-break/>where <text:span text:style-name="T5">wordlist</text:span> is one or more <text:span text:style-name="T5">symbol</text:span>s separated by blanks. </text:p>
          </table:table-cell>
        </table:table-row>
      </table:table>
      <text:p text:style-name="Text_20_body"><text:alphabetical-index-mark text:string-value="Language processor options"/><text:alphabetical-index-mark text:string-value="Interpreter options"/><text:alphabetical-index-mark text:string-value="Compiler options"/><text:alphabetical-index-mark text:string-value="System-dependent options"/><text:alphabetical-index-mark text:string-value="OPTIONS" text:key1="Instructions"/><text:alphabetical-index-mark text:string-value="instruction" text:key1="OPTIONS"/>The <text:span text:style-name="T11">options</text:span> instruction is used to pass special requests to the language processor (for example, an interpreter or compiler). </text:p>
      <text:p text:style-name="Text_20_body"><text:alphabetical-index-mark text:string-value="Option words"/>Individual words, known as <text:span text:style-name="T5">option words</text:span>, in the <text:span text:style-name="T5">wordlist</text:span> which are meaningful to the language processor will be obeyed (these might control optimizations, enforce standards, enable implementation-dependent features, <text:span text:style-name="T5">etc.</text:span>); those which are not recognized will be ignored (they are assumed to be instructions to a different language processor). Option words in the list that are known will be recognized independently of case. </text:p>
      <text:p text:style-name="Text_20_body">There may be zero or more <text:span text:style-name="T11">options</text:span> instructions in a program. They apply to the whole program, and must come before the first <text:span text:style-name="T11">class</text:span> instruction (or any instruction that starts a class). </text:p>
      <text:p text:style-name="Text_20_body"><text:span text:style-name="T5">Prefixing any option with “</text:span>no<text:span text:style-name="T5">” turns the selected option off.</text:span> </text:p>
      <text:p text:style-name="Text_20_keep"><text:span text:style-name="T5">In the reference implementation, the known option words are:</text:span> <text:alphabetical-index-mark text:string-value="Option words"/></text:p>
      <table:table table:name="dl88" table:style-name="dl88">
        <table:table-column table:style-name="dl88.A"/>
        <table:table-column table:style-name="dl88.B"/>
        <table:table-row>
          <table:table-cell table:style-name="dl88.A1" office:value-type="string">
            <text:p text:style-name="P6">binary <text:alphabetical-index-mark text:string-value="NOBINARY option"/><text:alphabetical-index-mark text:string-value="in OPTIONS instruction" text:key1="BINARY"/></text:p>
          </table:table-cell>
          <table:table-cell table:style-name="dl88.A1" office:value-type="string">
            <text:p text:style-name="Text_20_body"><text:span text:style-name="T5">All classes in this program will be binary classes (see page </text:span><text:span text:style-name="T16"><text:reference-ref text:reference-format="page" text:ref-name="refbincla">82</text:reference-ref></text:span><text:span text:style-name="T5">). In binary classes, literals are assigned binary (primitive) or native string types, rather than NetRexx types, and native binary operations are used to implement operators where appropriate, as described in “</text:span><text:span text:style-name="T5">Binary values and operations</text:span><text:span text:style-name="T5">” (see page </text:span><text:span text:style-name="T16"><text:reference-ref text:reference-format="page" text:ref-name="refbinary">150</text:reference-ref></text:span><text:span text:style-name="T5">). In classes that are not binary, terms in expressions are converted to the NetRexx string type, </text:span>Rexx<text:span text:style-name="T5">, before use by operators.</text:span> </text:p>
          </table:table-cell>
        </table:table-row>
        <table:table-row>
          <table:table-cell table:style-name="dl88.A1" office:value-type="string">
            <text:p text:style-name="P6">comments <text:alphabetical-index-mark text:string-value="NOCOMMENTS option"/><text:alphabetical-index-mark text:string-value="COMMENTS option"/></text:p>
          </table:table-cell>
          <table:table-cell table:style-name="dl88.A1" office:value-type="string">
            <text:p text:style-name="Text_20_body"><text:span text:style-name="T5">Comments from the NetRexx source program will be passed through to the Java output file (which may be saved with a </text:span>.java.keep<text:span text:style-name="T5"> extension by using the </text:span>-keep<text:span text:style-name="T5"> command option).</text:span> </text:p>
            <text:p text:style-name="Text_20_body"><text:span text:style-name="T5">Line comments become Java line comments (introduced by “</text:span>//<text:span text:style-name="T5">”). Block comments become Java block comments (delimited by “</text:span>/*<text:span text:style-name="T5">” and “</text:span>*/<text:span text:style-name="T5">”), with nested block comments having their delimiters changed to “</text:span>(-<text:span text:style-name="T5">” and “</text:span>-)<text:span text:style-name="T5">”).</text:span> </text:p>
          </table:table-cell>
        </table:table-row>
        <table:table-row>
          <table:table-cell table:style-name="dl88.A1" office:value-type="string">
            <text:p text:style-name="P6">compact <text:alphabetical-index-mark text:string-value="NOCOMPACT option"/><text:alphabetical-index-mark text:string-value="COMPACT option"/></text:p>
          </table:table-cell>
          <table:table-cell table:style-name="dl88.A1" office:value-type="string">
            <text:p text:style-name="Text_20_body"><text:span text:style-name="T5">Requests that warnings and error messages be displayed in compact form. <text:s/>This format is more easily parsed than the default format, and is intended for use by editing environments.</text:span> </text:p>
            <text:p text:style-name="Text_20_body"><text:span text:style-name="T5">Each error message is presented as a single line, prefixed with the error token identification enclosed in square brackets. The error token identification comprises three words, with one blank separating the words. <text:s/>The words are: the source file specification, the line number of the error token, the column in which it starts, and its length. <text:s/>For example (all on one line):</text:span> </text:p>
            <text:p text:style-name="P9">[D:\test\test.nrx 3 8 5] Error: The external name <text:line-break/>'class' is a Java reserved word, so would not be <text:line-break/>usable from Java programs </text:p>
            <text:p text:style-name="Text_20_body"><text:span text:style-name="T5">Any blanks in the file specification are replaced by a null (</text:span>'\0'<text:span text:style-name="T5">) character. <text:s/>Additional words could be added to the error token identification later.</text:span> </text:p>
          </table:table-cell>
        </table:table-row>
        <table:table-row>
          <table:table-cell table:style-name="dl88.A1" office:value-type="string">
            <text:p text:style-name="P6">console <text:alphabetical-index-mark text:string-value="NOCONSOLE option"/><text:alphabetical-index-mark text:string-value="CONSOLE option"/></text:p>
          </table:table-cell>
          <table:table-cell table:style-name="dl88.A1" office:value-type="string">
            <text:p text:style-name="Text_20_body"><text:span text:style-name="T5">Requests that compiler messages be written to console (the default). Use </text:span>-noconsole<text:span text:style-name="T5"> to prevent messages being written to the console.</text:span> </text:p>
            <text:p text:style-name="Text_20_body"><text:soft-page-break/><text:span text:style-name="T5">This option only has an effect as a compiler option, and applies to all programs being compiled.</text:span> </text:p>
          </table:table-cell>
        </table:table-row>
        <table:table-row>
          <table:table-cell table:style-name="dl88.A1" office:value-type="string">
            <text:p text:style-name="P6">crossref <text:alphabetical-index-mark text:string-value="NOCROSSREF option"/><text:alphabetical-index-mark text:string-value="CROSSREF option"/></text:p>
          </table:table-cell>
          <table:table-cell table:style-name="dl88.A1" office:value-type="string">
            <text:p text:style-name="Text_20_body"><text:span text:style-name="T5">Requests that cross-reference listings of variables be prepared, by class.</text:span> </text:p>
          </table:table-cell>
        </table:table-row>
        <table:table-row>
          <table:table-cell table:style-name="dl88.A1" office:value-type="string">
            <text:p text:style-name="P6">decimal <text:alphabetical-index-mark text:string-value="NODECIMAL option"/><text:alphabetical-index-mark text:string-value="DECIMAL option"/></text:p>
          </table:table-cell>
          <table:table-cell table:style-name="dl88.A1" office:value-type="string">
            <text:p text:style-name="Text_20_body"><text:span text:style-name="T5">Decimal arithmetic may be used in the program. <text:s/>If </text:span>nodecimal<text:span text:style-name="T5"> is specified, the language processor will report operations that use (or, like normal string comparison, might use) decimal arithmetic as an error. <text:s/>This option is intended for performance-critical programs where the overhead of inadvertent use of decimal arithmetic is unacceptable.</text:span> </text:p>
          </table:table-cell>
        </table:table-row>
        <table:table-row>
          <table:table-cell table:style-name="dl88.A1" office:value-type="string">
            <text:p text:style-name="P6">diag <text:alphabetical-index-mark text:string-value="NODIAG option"/><text:alphabetical-index-mark text:string-value="DIAG option"/></text:p>
          </table:table-cell>
          <table:table-cell table:style-name="dl88.A1" office:value-type="string">
            <text:p text:style-name="Text_20_body"><text:span text:style-name="T5">Requests that diagnostic information (for experimental use only) be displayed. The </text:span>diag<text:span text:style-name="T5"> option word may also have side-effects.</text:span> </text:p>
          </table:table-cell>
        </table:table-row>
        <table:table-row>
          <table:table-cell table:style-name="dl88.A1" office:value-type="string">
            <text:p text:style-name="P6">explicit <text:alphabetical-index-mark text:string-value="NOEXPLICIT option"/><text:alphabetical-index-mark text:string-value="EXPLICIT option"/></text:p>
          </table:table-cell>
          <table:table-cell table:style-name="dl88.A1" office:value-type="string">
            <text:p text:style-name="Text_20_body"><text:span text:style-name="T5">Requires that all local variables must be explicitly declared (by assigning them a type but no value) before assigning any value to them. This option is intended to permit the enforcement of “house styles” (but note that the NetRexx compiler always checks for variables which are referenced before their first assignment, and warns of variables which are set but not used).</text:span> </text:p>
          </table:table-cell>
        </table:table-row>
        <table:table-row>
          <table:table-cell table:style-name="dl88.A1" office:value-type="string">
            <text:p text:style-name="P6">format <text:alphabetical-index-mark text:string-value="NOFORMAT option"/><text:alphabetical-index-mark text:string-value="option" text:key1="FORMAT"/></text:p>
          </table:table-cell>
          <table:table-cell table:style-name="dl88.A1" office:value-type="string">
            <text:p text:style-name="Text_20_body"><text:span text:style-name="T5">Requests that the translator output file (Java source code) be formatted for improved readability. Note that if this option is in effect, line numbers from the input file will not be preserved (so run-time errors and exception trace-backs may show incorrect line numbers).</text:span> </text:p>
          </table:table-cell>
        </table:table-row>
        <table:table-row>
          <table:table-cell table:style-name="dl88.A1" office:value-type="string">
            <text:p text:style-name="P6">java <text:alphabetical-index-mark text:string-value="NOJAVA option"/><text:alphabetical-index-mark text:string-value="JAVA option"/></text:p>
          </table:table-cell>
          <table:table-cell table:style-name="dl88.A1" office:value-type="string">
            <text:p text:style-name="Text_20_body"><text:span text:style-name="T5">Requests that Java source code be produced by the translator. If </text:span>nojava<text:span text:style-name="T5"> is specified, no Java source code will be produced; this can be used to save a little time when checking of a program is required without any compilation or Java code resulting.</text:span> </text:p>
          </table:table-cell>
        </table:table-row>
        <table:table-row>
          <table:table-cell table:style-name="dl88.A1" office:value-type="string">
            <text:p text:style-name="P6">keepasjava</text:p>
          </table:table-cell>
          <table:table-cell table:style-name="dl88.A1" office:value-type="string">
            <text:p text:style-name="P7">Requests that Java source code is kept as [programfile].java. Implies -replace. This option only has an effect as a compiler option, and applies to all programs being compiled. </text:p>
          </table:table-cell>
        </table:table-row>
        <table:table-row>
          <table:table-cell table:style-name="dl88.A1" office:value-type="string">
            <text:p text:style-name="P6">logo <text:alphabetical-index-mark text:string-value="NOLOGO option"/><text:alphabetical-index-mark text:string-value="LOGO option"/></text:p>
          </table:table-cell>
          <table:table-cell table:style-name="dl88.A1" office:value-type="string">
            <text:p text:style-name="Text_20_body"><text:span text:style-name="T5">Requests that the language processor display an introductory logotype sequence (name and version of the compiler or interpreter, </text:span><text:span text:style-name="T5">etc.</text:span><text:span text:style-name="T5">).</text:span> </text:p>
          </table:table-cell>
        </table:table-row>
        <table:table-row>
          <table:table-cell table:style-name="dl88.A1" office:value-type="string">
            <text:p text:style-name="P6">replace <text:alphabetical-index-mark text:string-value="NOREPLACE option"/><text:alphabetical-index-mark text:string-value="REPLACE option"/></text:p>
          </table:table-cell>
          <table:table-cell table:style-name="dl88.A1" office:value-type="string">
            <text:p text:style-name="Text_20_body"><text:span text:style-name="T5">Requests that replacement of the translator output (</text:span>.java<text:span text:style-name="T5">) file be allowed. The default, </text:span>noreplace<text:span text:style-name="T5">, prevents an existing </text:span>.java<text:span text:style-name="T5"> file being accidentally overwritten.</text:span> </text:p>
          </table:table-cell>
        </table:table-row>
        <table:table-row>
          <table:table-cell table:style-name="dl88.A1" office:value-type="string">
            <text:p text:style-name="P6">savelog <text:alphabetical-index-mark text:string-value="NOSAVELOG option"/><text:alphabetical-index-mark text:string-value="SAVELOG option"/></text:p>
          </table:table-cell>
          <table:table-cell table:style-name="dl88.A1" office:value-type="string">
            <text:p text:style-name="Text_20_body"><text:span text:style-name="T5">Requests that compiler messages be written to the file NetRexxC.log in the current directory. The messages are also displayed on the console, unless </text:span>-noconsole<text:span text:style-name="T5"> is specified.</text:span> </text:p>
            <text:p text:style-name="Text_20_body"><text:span text:style-name="T5">This option only has an effect as a compiler option, and applies to all programs being compiled.</text:span> </text:p>
          </table:table-cell>
        </table:table-row>
        <table:table-row>
          <table:table-cell table:style-name="dl88.A1" office:value-type="string">
            <text:p text:style-name="P6">sourcedir <text:alphabetical-index-mark text:string-value="NOSOURCEDIR option"/><text:alphabetical-index-mark text:string-value="SOURCEDIR option"/></text:p>
          </table:table-cell>
          <table:table-cell table:style-name="dl88.A1" office:value-type="string">
            <text:p text:style-name="Text_20_body"><text:span text:style-name="T5">Requests that all </text:span>.class<text:span text:style-name="T5"> files be placed in the same directory as the source file from which they are compiled. <text:s/>Other output files are already placed in that directory. Note that using this option will prevent the </text:span>-run<text:span text:style-name="T5"> command option from working unless the source directory is the current directory.</text:span> </text:p>
          </table:table-cell>
        </table:table-row>
        <table:table-row>
          <table:table-cell table:style-name="dl88.A1" office:value-type="string">
            <text:p text:style-name="P6">strictargs <text:alphabetical-index-mark text:string-value="NOSTRICTARGS option"/><text:alphabetical-index-mark text:string-value="STRICTARGS option"/></text:p>
          </table:table-cell>
          <table:table-cell table:style-name="dl88.A1" office:value-type="string">
            <text:p text:style-name="Text_20_body"><text:span text:style-name="T5">Requires that method invocations always specify parentheses, even when no arguments are supplied. <text:s/>Also, if </text:span>strictargs<text:span text:style-name="T5"> is in effect, method arguments are checked for usage – a warning is given if no reference to the argument is made in the method.</text:span> </text:p>
          </table:table-cell>
        </table:table-row>
        <table:table-row>
          <table:table-cell table:style-name="dl88.A1" office:value-type="string">
            <text:p text:style-name="P6">strictassign <text:alphabetical-index-mark text:string-value="NOSTRICTASSIGN option"/><text:alphabetical-index-mark text:string-value="STRICTASSIGN option"/></text:p>
          </table:table-cell>
          <table:table-cell table:style-name="dl88.A1" office:value-type="string">
            <text:p text:style-name="Text_20_body"><text:span text:style-name="T5">Requires that only exact type matches be allowed in assignments (this is stronger than Java requirements). This also applies to the matching of arguments in method </text:span><text:soft-page-break/><text:span text:style-name="T5">calls.</text:span> </text:p>
          </table:table-cell>
        </table:table-row>
        <table:table-row>
          <table:table-cell table:style-name="dl88.A1" office:value-type="string">
            <text:p text:style-name="P6">strictcase <text:alphabetical-index-mark text:string-value="NOSTRICTCASE option"/><text:alphabetical-index-mark text:string-value="STRICTCASE option"/></text:p>
          </table:table-cell>
          <table:table-cell table:style-name="dl88.A1" office:value-type="string">
            <text:p text:style-name="Text_20_body"><text:span text:style-name="T5">Requires that local and external name comparisons for variables, properties, </text:span><text:span text:style-name="T5">methods, classes, and special words match in case (that is, names must be identical to </text:span><text:span text:style-name="T5">match).</text:span> </text:p>
          </table:table-cell>
        </table:table-row>
        <table:table-row>
          <table:table-cell table:style-name="dl88.A1" office:value-type="string">
            <text:p text:style-name="P6">strictimport <text:alphabetical-index-mark text:string-value="NOSTRICTIMPORT option"/><text:alphabetical-index-mark text:string-value="STRICTIMPORT option"/></text:p>
          </table:table-cell>
          <table:table-cell table:style-name="dl88.A1" office:value-type="string">
            <text:p text:style-name="Text_20_body"><text:span text:style-name="T5">Requires that all imported packages and classes be imported explicitly using </text:span>import<text:span text:style-name="T5"> instructions. <text:s/>That is, if in effect, there will be no automatic imports (see page </text:span><text:span text:style-name="T16"><text:reference-ref text:reference-format="page" text:ref-name="refimport">89</text:reference-ref></text:span><text:span text:style-name="T5">), except those related to the </text:span>package<text:span text:style-name="T5"> instruction.</text:span> </text:p>
            <text:p text:style-name="Text_20_body"><text:span text:style-name="T5">This option only has an effect as a compiler option, and applies to all programs being compiled.</text:span> </text:p>
          </table:table-cell>
        </table:table-row>
        <table:table-row>
          <table:table-cell table:style-name="dl88.A1" office:value-type="string">
            <text:p text:style-name="P6">strictprops <text:alphabetical-index-mark text:string-value="NOSTRICTPROPS option"/><text:alphabetical-index-mark text:string-value="STRICTPROPS option"/></text:p>
          </table:table-cell>
          <table:table-cell table:style-name="dl88.A1" office:value-type="string">
            <text:p text:style-name="Text_20_body"><text:span text:style-name="T5">Requires that all properties, including those local to the current class, be qualified in references. That is, if in effect, local properties cannot appear as simple names but must be qualified by </text:span>this.<text:span text:style-name="T5"> (or equivalent) or the class name (for static properties).</text:span> </text:p>
          </table:table-cell>
        </table:table-row>
        <table:table-row>
          <table:table-cell table:style-name="dl88.A1" office:value-type="string">
            <text:p text:style-name="P6">strictsignal <text:alphabetical-index-mark text:string-value="NOSTRICTSIGNAL option"/><text:alphabetical-index-mark text:string-value="STRICTSIGNAL option"/></text:p>
          </table:table-cell>
          <table:table-cell table:style-name="dl88.A1" office:value-type="string">
            <text:p text:style-name="Text_20_body"><text:span text:style-name="T5">Requires that all checked exceptions (see page </text:span><text:span text:style-name="T16"><text:reference-ref text:reference-format="page" text:ref-name="refchecked">154</text:reference-ref></text:span><text:span text:style-name="T5">) signalled within a method but not caught by a </text:span>catch<text:span text:style-name="T5"> clause be listed in the </text:span>signals<text:span text:style-name="T5"> phrase of the method instruction.</text:span> </text:p>
          </table:table-cell>
        </table:table-row>
        <table:table-row>
          <table:table-cell table:style-name="dl88.A1" office:value-type="string">
            <text:p text:style-name="P6">symbols <text:alphabetical-index-mark text:string-value="NOSYMBOLS option"/><text:alphabetical-index-mark text:string-value="SYMBOLS option"/></text:p>
          </table:table-cell>
          <table:table-cell table:style-name="dl88.A1" office:value-type="string">
            <text:p text:style-name="Text_20_body"><text:span text:style-name="T5">Symbol table information (names of local variables, </text:span><text:span text:style-name="T5">etc.</text:span><text:span text:style-name="T5">) will be included in any generated </text:span>.class<text:span text:style-name="T5"> file. This option is provided to aid the production of classes that are easy to analyse with tools that can understand the symbol table information. The use of this option increases the size of </text:span>.class<text:span text:style-name="T5"> files.</text:span> </text:p>
          </table:table-cell>
        </table:table-row>
        <table:table-row>
          <table:table-cell table:style-name="dl88.A1" office:value-type="string">
            <text:p text:style-name="P6">trace, traceX <text:alphabetical-index-mark text:string-value="NOTRACE option"/><text:alphabetical-index-mark text:string-value="option" text:key1="TRACE"/></text:p>
          </table:table-cell>
          <table:table-cell table:style-name="dl88.A1" office:value-type="string">
            <text:p text:style-name="Text_20_body"><text:span text:style-name="T5">If given as </text:span>trace<text:span text:style-name="T5">, </text:span>trace1<text:span text:style-name="T5">, or </text:span>trace2<text:span text:style-name="T5">, then </text:span>trace<text:span text:style-name="T5"> instructions are accepted. <text:s/>The trace output is directed according to the option word: </text:span>trace1<text:span text:style-name="T5"> requests that trace output is written to the standard output stream, </text:span>trace<text:span text:style-name="T5"> or </text:span>trace2<text:span text:style-name="T5"> imply that the output should be written to the standard error stream (the default).</text:span> </text:p>
            <text:p text:style-name="Text_20_body"><text:span text:style-name="T5">If </text:span>notrace<text:span text:style-name="T5"> is given, then trace instructions are ignored. The latter can be useful to prevent tracing overheads while leaving </text:span>trace<text:span text:style-name="T5"> instructions in a program.</text:span> </text:p>
          </table:table-cell>
        </table:table-row>
        <table:table-row>
          <table:table-cell table:style-name="dl88.A1" office:value-type="string">
            <text:p text:style-name="P6">utf8 <text:alphabetical-index-mark text:string-value="NOUTF8 option"/><text:alphabetical-index-mark text:string-value="UTF8 option"/><text:alphabetical-index-mark text:string-value="UTF-8 encoding"/><text:alphabetical-index-mark text:string-value="UTF-8 encoding" text:key1="Unicode"/></text:p>
          </table:table-cell>
          <table:table-cell table:style-name="dl88.A1" office:value-type="string">
            <text:p text:style-name="Text_20_body"><text:span text:style-name="T5">If given, clauses following the </text:span>options<text:span text:style-name="T5"> instruction are expected to be encoded using UTF-8, so all Unicode characters may be used in the source of the program.</text:span> </text:p>
            <text:p text:style-name="Text_20_body"><text:span text:style-name="T5">In UTF-8 encoding, Unicode characters less than </text:span>'\u0080'<text:span text:style-name="T5"> are represented using one byte (whose most-significant bit is 0), characters in the range </text:span>'\u0080'<text:span text:style-name="T5"> through </text:span>'\u07FF'<text:span text:style-name="T5"> are encoded as two bytes, in the sequence of bits:</text:span> </text:p>
            <text:p text:style-name="P9">110xxxxx 10xxxxxx </text:p>
            <text:p text:style-name="Text_20_body"><text:span text:style-name="T5">where the eleven digits shown as </text:span>x<text:span text:style-name="T5"> are the least significant eleven bits of the character, and characters in the range </text:span>'\u0800'<text:span text:style-name="T5"> through </text:span>'\uFFFF'<text:span text:style-name="T5"> are encoded as three bytes, in the sequence of bits:</text:span> </text:p>
            <text:p text:style-name="P9">1110xxxx 10xxxxxx 10xxxxxx </text:p>
            <text:p text:style-name="Text_20_body"><text:span text:style-name="T5">where the sixteen digits shown as </text:span>x<text:span text:style-name="T5"> are the sixteen bits of the character.</text:span> </text:p>
            <text:p text:style-name="Text_20_body"><text:span text:style-name="T5">If </text:span>noutf8<text:span text:style-name="T5"> is given, following clauses are assumed to comprise only Unicode characters in the range </text:span>'\x00'<text:span text:style-name="T5"> through </text:span>'\xFF'<text:span text:style-name="T5">, with the more significant byte of the encoding of each character being 0.</text:span> </text:p>
            <text:p text:style-name="Text_20_body"><text:span text:style-name="T6">Note:</text:span><text:span text:style-name="T5"> this option only has an effect as a compiler option, and applies to all programs being compiled. <text:s/>If present on an </text:span>options<text:span text:style-name="T5"> instruction, it is checked and must match the compiler option (this allows processing with or without </text:span>utf8<text:span text:style-name="T5"> to be enforced).</text:span> </text:p>
          </table:table-cell>
        </table:table-row>
        <table:table-row>
          <table:table-cell table:style-name="dl88.A1" office:value-type="string">
            <text:p text:style-name="P6">verbose, verboseX <text:alphabetical-index-mark text:string-value="NOVERBOSE option"/><text:alphabetical-index-mark text:string-value="VERBOSEn option"/><text:alphabetical-index-mark text:string-value="VERBOSE option"/></text:p>
          </table:table-cell>
          <table:table-cell table:style-name="dl88.A1" office:value-type="string">
            <text:p text:style-name="Text_20_body"><text:span text:style-name="T5">Sets the “noisiness” of the language processor. The digit </text:span>X<text:span text:style-name="T5"> may be any of the digits </text:span>0<text:span text:style-name="T5"> through </text:span>5<text:span text:style-name="T5">; if omitted, a value of </text:span>3<text:span text:style-name="T5"> is used. The options </text:span>noverbose<text:span text:style-name="T5"> and </text:span>verbose0<text:span text:style-name="T5"> both </text:span><text:soft-page-break/><text:span text:style-name="T5">suppress all messages except errors and warnings.</text:span></text:p>
          </table:table-cell>
        </table:table-row>
        <table:table-row>
          <table:table-cell table:style-name="dl88.A1" office:value-type="string">
            <text:p text:style-name="P6">warnexit0</text:p>
          </table:table-cell>
          <table:table-cell table:style-name="dl88.A1" office:value-type="string">
            <text:p text:style-name="P7">Exit the translator with returncode 0 even if warnings are issued. This option only has an effect as a compiler option, and applies to all programs being compiled. </text:p>
          </table:table-cell>
        </table:table-row>
      </table:table>
      <text:p text:style-name="Text_20_body"/>
      <text:p text:style-name="Text_20_keep"><text:span text:style-name="T6">Example:</text:span> </text:p>
      <text:p text:style-name="P9">options binary nocrossref nostrictassign strictargs </text:p>
      <text:p text:style-name="Text_20_keep"><text:span text:style-name="T5">The default settings of the various options are:</text:span> </text:p>
      <text:p text:style-name="P9">nobinary nocomments nocompact console crossref decimal nodiag noexplicit <text:line-break/>noformat java logo noreplace nosavelog nosourcedir nostrictargs <text:line-break/>nostrictassign nostrictcase nostrictimport nostrictprops nostrictsignal <text:line-break/>nosymbols trace2 noutf8 verbose3 </text:p>
      <text:p text:style-name="Text_20_body"><text:span text:style-name="T5">When an option word is repeated (in the same </text:span>options<text:span text:style-name="T5"> instruction or not), or conflicting option words are specified, then the last use determines the state of the option.</text:span> </text:p>
      <text:p text:style-name="Text_20_keep"><text:alphabetical-index-mark text:string-value="on command line" text:key1="Options"/><text:alphabetical-index-mark text:string-value="Command line options"/><text:span text:style-name="T5">All option words may also be set as command line options when invoking the processor, by prefixing them with “</text:span>-<text:span text:style-name="T5">”:</text:span> </text:p>
      <text:p text:style-name="Text_20_keep"><text:span text:style-name="T6">Example:</text:span> </text:p>
      <text:p text:style-name="P9">java org.netrexx.process.NetRexxC -format foo.nrx </text:p>
      <text:p text:style-name="Text_20_body"><text:span text:style-name="T5">In this case, any options may come before, after, or between file specifications.</text:span> </text:p>
      <text:p text:style-name="Text_20_body"><text:span text:style-name="T5">With the except of the </text:span>utf8<text:span text:style-name="T5"> option (see above), options set with the </text:span>options<text:span text:style-name="T5"> instruction override command-line settings, following the “last use” rule.</text:span> </text:p>
      <text:p text:style-name="P7">For more information, see the installation and user documentation for your implementation. </text:p>
      <text:h text:style-name="Heading_20_2" text:outline-level="2"><text:bookmark-start text:name="__RefHeading__76401_1453098226"/><text:reference-mark text:name="refpackage"/>Package instruction<text:bookmark-end text:name="__RefHeading__76401_1453098226"/></text:h>
      <table:table table:name="Table89" table:style-name="Table89">
        <table:table-column table:style-name="Table89.A"/>
        <table:table-row>
          <table:table-cell table:style-name="Table89.A1" office:value-type="string">
            <text:p text:style-name="P10"><text:span text:style-name="T11">package</text:span> <text:span text:style-name="T5">name</text:span>; <text:line-break/>  <text:line-break/>where <text:span text:style-name="T5">name</text:span> is one or more non-numeric <text:span text:style-name="T5">symbol</text:span>s separated by periods. </text:p>
          </table:table-cell>
        </table:table-row>
      </table:table>
      <text:p text:style-name="Text_20_body"><text:alphabetical-index-mark text:string-value="package of" text:key1="Class"/><text:alphabetical-index-mark text:string-value="Package"/><text:alphabetical-index-mark text:string-value="PACKAGE" text:key1="Instructions"/><text:alphabetical-index-mark text:string-value="PACKAGE instruction"/>The <text:span text:style-name="T11">package</text:span> instruction is used to define the package to which the class or classes in the current program belong. </text:p>
      <text:p text:style-name="Text_20_body">Classes that belong to the same package have privileged access to other classes in the same package, in that each class is visible to all other classes in the same package, even if not declared public. Packages also conveniently group classes for use by the <text:span text:style-name="T11">import</text:span> instruction (see page <text:span text:style-name="T15"><text:reference-ref text:reference-format="page" text:ref-name="refimport">89</text:reference-ref></text:span>). </text:p>
      <text:p text:style-name="Text_20_body"><text:alphabetical-index-mark text:string-value="name of" text:key1="Package"/>The <text:span text:style-name="T5">name</text:span> must specify a <text:span text:style-name="T5">package name</text:span>, which is one or more non-numeric symbols, separated by periods, with no blanks. </text:p>
      <text:p text:style-name="Text_20_body">There must be at most one <text:span text:style-name="T11">package</text:span> instruction in a program. It must precede any <text:span text:style-name="T11">class</text:span> instruction (or any instruction that would start the default class). </text:p>
      <text:p text:style-name="Text_20_body">If a program contains no <text:span text:style-name="T11">package</text:span> instruction then its package is implementation-defined. <text:s/>Typically it is grouped with other programs in some implementation-defined logical collection, such as a directory in a file system. </text:p>
      <text:p text:style-name="Text_20_keep"><text:span text:style-name="T4">Examples:</text:span> </text:p>
      <text:p text:style-name="P9">package testpackage <text:line-break/>package com.ibm.venta </text:p>
      <text:p text:style-name="Text_20_body"><text:alphabetical-index-mark text:string-value="qualified name of" text:key1="Class"/><text:alphabetical-index-mark text:string-value="Qualified name, of classes"/><text:alphabetical-index-mark text:string-value="Fully-qualified name, of classes"/>When a class is identified as belonging to a package, it has a <text:span text:style-name="T5">qualified class name</text:span>, which is its short name, as given on the <text:span text:style-name="T11">class</text:span> instruction (see page <text:span text:style-name="T15"><text:reference-ref text:reference-format="page" text:ref-name="refclass">80</text:reference-ref></text:span>), prefixed with the package name and a period. For example, if the short name of a class is “<text:span text:style-name="T9">RxLanguage</text:span>” and the package name is “<text:span text:style-name="T9">com.ibm.venta</text:span>” then the qualified name of the class would be “<text:span text:style-name="T9">com.ibm.venta.RxLanguage</text:span>”. </text:p>
      <text:p text:style-name="P7">In the reference implementation, packages are kept in a hierarchy derived from the Java classpath, where the segments of a package name correspond to a path in the hierarchy. The hierarchy is typically the directories in a file system, or some equivalent (such as a “Zip” archive file), and so package names should be considered case-sensitive (as some Java implementations use case-sensitive file systems). </text:p>
      <text:h text:style-name="Heading_20_2" text:outline-level="2"><text:bookmark-start text:name="__RefHeading__76403_1453098226"/><text:reference-mark text:name="refparse"/>Parse instruction<text:bookmark-end text:name="__RefHeading__76403_1453098226"/></text:h>
      <table:table table:name="Table90" table:style-name="Table90">
        <table:table-column table:style-name="Table90.A"/>
        <table:table-row>
          <table:table-cell table:style-name="Table90.A1" office:value-type="string">
            <text:p text:style-name="P10"><text:span text:style-name="T11">parse</text:span> <text:span text:style-name="T5">term</text:span> <text:span text:style-name="T5">template</text:span>; <text:line-break/>  <text:line-break/>where <text:span text:style-name="T5">template</text:span> is one or more non-numeric <text:span text:style-name="T5">symbol</text:span>s separated by blanks and/or <text:span text:style-name="T5">pattern</text:span>s, and a <text:span text:style-name="T5">pattern</text:span> is one of: <text:line-break/>  <text:line-break/>    <text:span text:style-name="T5">literalstring</text:span> <text:line-break/>    [<text:span text:style-name="T5">indicator</text:span>] <text:span text:style-name="T5">number</text:span> <text:line-break/>    [<text:span text:style-name="T5">indicator</text:span>] (<text:span text:style-name="T5">symbol</text:span>) <text:line-break/>  <text:line-break/>and <text:span text:style-name="T5">indicator</text:span> is one of <text:span text:style-name="T9">+</text:span>, <text:span text:style-name="T9">-</text:span>, or <text:span text:style-name="T9">=</text:span>. </text:p>
          </table:table-cell>
        </table:table-row>
      </table:table>
      <text:p text:style-name="Text_20_body"><text:alphabetical-index-mark text:string-value="use by PARSE" text:key1="Rexx" text:key2="class"/><text:alphabetical-index-mark text:string-value="in PARSE instruction" text:key1="Templates, parsing"/><text:alphabetical-index-mark text:string-value="in PARSE instruction" text:key1="Parsing templates"/><text:alphabetical-index-mark text:string-value="PARSE" text:key1="Instructions"/><text:alphabetical-index-mark text:string-value="instruction" text:key1="PARSE"/>The <text:span text:style-name="T11">parse</text:span> instruction is used to assign characters (from a string) to one or more variables according to the rules and templates described in the section <text:span text:style-name="T5">Parsing templates</text:span> (see page <text:span text:style-name="T15"><text:reference-ref text:reference-format="page" text:ref-name="refparsing">135</text:reference-ref></text:span>). <text:alphabetical-index-mark text:string-value="parsing of" text:key1="Terms"/><text:alphabetical-index-mark text:string-value="parsing of" text:key1="Variables"/></text:p>
      <text:p text:style-name="Text_20_body">The value of the <text:span text:style-name="T5">term</text:span> is expected to be a string; if it is not a string, it will be converted to a string. </text:p>
      <text:p text:style-name="Text_20_body">Any variables used in the <text:span text:style-name="T5">template</text:span> are named by non-numeric <text:span text:style-name="T5">symbol</text:span>s (that is, they cannot be an array reference or other term); they refer to a variable or property in the current class. Any values that are used in patterns during the parse are converted to strings before use. </text:p>
      <text:p text:style-name="Text_20_body">Any variables set by the <text:span text:style-name="T11">parse</text:span> instruction must have a known string type, or are given the NetRexx string type, <text:span text:style-name="T9">Rexx</text:span>, if they are new. </text:p>
      <text:p text:style-name="Text_20_body">The term itself is not changed unless it is a variable which also appears in the template and whose value is changed by being in the template. </text:p>
      <text:p text:style-name="Text_20_keep"><text:span text:style-name="T4">Example:</text:span> </text:p>
      <text:p text:style-name="P9">parse wordlist word1 wordlist </text:p>
      <text:p text:style-name="Text_20_body">In this idiomatic example, the first word is removed from <text:span text:style-name="T9">wordlist</text:span> and is assigned to the variable <text:span text:style-name="T9">word1</text:span>, and the remainder is assigned back to <text:span text:style-name="T9">wordlist</text:span>. </text:p>
      <text:p text:style-name="Text_20_body"><text:span text:style-name="T4">Notes:</text:span> </text:p>
      <text:list xml:id="ol91" text:style-name="L1">
        <text:list-item>
          <text:p text:style-name="P18">The special words <text:span text:style-name="T11">ask</text:span>, <text:span text:style-name="T11">source</text:span>, and <text:span text:style-name="T11">version</text:span>, as described in the section <text:span text:style-name="T5">Special names and methods</text:span> (see page <text:span text:style-name="T15"><text:reference-ref text:reference-format="page" text:ref-name="refspecial">132</text:reference-ref></text:span>), allow: </text:p>
          <text:p text:style-name="P29">parse ask x <text:s text:c="4"/>-- parses a line from input stream <text:line-break/>parse source x <text:s/>-- parses 'Java method <text:span text:style-name="T5">filename</text:span>' <text:line-break/>parse version x -- parses 'NetRexx <text:span text:style-name="T5">version</text:span> <text:span text:style-name="T5">date</text:span>' </text:p>
          <text:p text:style-name="P18">These special words may also be used within expressions. </text:p>
        </text:list-item>
        <text:list-item>
          <text:p text:style-name="P18">Similarly, it is recommended that the initial (main) method in a stand-alone application place the command string passed to it in a variable called <text:span text:style-name="T9">arg</text:span>.<text:note text:id="ftn50" text:note-class="footnote"><text:note-citation>50</text:note-citation><text:note-body><text:p text:style-name="Footnote"><text:span text:style-name="T5">In the reference implementation, this is automatic if the </text:span>main<text:span text:style-name="T5"> method is generated by the NetRexx language processor.</text:span> </text:p></text:note-body></text:note> </text:p>
          <text:p text:style-name="P27">If this is done, the instruction: </text:p>
          <text:p text:style-name="P29">parse arg template </text:p>
          <text:p text:style-name="P18">will work, in a stand-alone application, in the same way as in Rexx (even though <text:span text:style-name="T9">arg</text:span> is not a keyword in this case).<text:note text:id="ftn51" text:note-class="footnote"><text:note-citation>51</text:note-citation><text:note-body><text:p text:style-name="Footnote">Note, though, that the command string may have been edited by the environment; certain characters may not be allowed, multiple blanks may have been reduced to single blanks, <text:span text:style-name="T5">etc.</text:span> </text:p></text:note-body></text:note> </text:p>
        </text:list-item>
      </text:list>
      <text:h text:style-name="Heading_20_2" text:outline-level="2"><text:bookmark-start text:name="__RefHeading__76405_1453098226"/><text:reference-mark text:name="refprop"/>Properties instruction<text:bookmark-end text:name="__RefHeading__76405_1453098226"/></text:h>
      <table:table table:name="Table92" table:style-name="Table92">
        <table:table-column table:style-name="Table92.A"/>
        <table:table-row>
          <table:table-cell table:style-name="Table92.A1" office:value-type="string">
            <text:p text:style-name="P10"><text:span text:style-name="T11">properties</text:span> [<text:span text:style-name="T5">visibility</text:span>] [<text:span text:style-name="T5">modifier</text:span>] [<text:span text:style-name="T11">deprecated</text:span>] [<text:span text:style-name="T11">unused</text:span>]; <text:line-break/>  <text:line-break/>where <text:span text:style-name="T5">visibility</text:span> is one of: <text:line-break/>  <text:line-break/>    <text:span text:style-name="T11">inheritable</text:span>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constant</text:span> <text:line-break/>    <text:span text:style-name="T11">static</text:span> <text:line-break/>    <text:span text:style-name="T11">transient</text:span> <text:line-break/>    <text:span text:style-name="T11">volatile</text:span> <text:line-break/>  <text:line-break/>and there must be at least one <text:span text:style-name="T5">visibility</text:span> or <text:span text:style-name="T5">modifier</text:span> keyword. </text:p>
          </table:table-cell>
        </table:table-row>
      </table:table>
      <text:p text:style-name="Text_20_body"><text:alphabetical-index-mark text:string-value="Properties"/><text:alphabetical-index-mark text:string-value="naming" text:key1="Properties"/><text:alphabetical-index-mark text:string-value="PROPERTIES" text:key1="Instructions"/><text:alphabetical-index-mark text:string-value="PROPERTIES instruction"/>The <text:span text:style-name="T11">properties</text:span> instruction is used to define the attributes of following <text:span text:style-name="T5">property</text:span> variables, and therefore must precede the first <text:span text:style-name="T11">method</text:span> instruction in a class. A <text:span text:style-name="T11">properties</text:span> instruction replaces any previous <text:span text:style-name="T11">properties</text:span> instruction (that is, the attributes specified on <text:span text:style-name="T11">properties</text:span> instructions are not cumulative). </text:p>
      <text:p text:style-name="Text_20_body">The <text:span text:style-name="T5">visibility</text:span>, <text:span text:style-name="T5">modifier</text:span>, <text:span text:style-name="T11">deprecated</text:span>, and <text:span text:style-name="T11">unused</text:span> keywords may be in any order. </text:p>
      <text:p text:style-name="Text_20_body">An example of the use of <text:span text:style-name="T11">properties</text:span> instructions may be found in the <text:span text:style-name="T5">Program Structure</text:span> section (see page <text:span text:style-name="T15"><text:reference-ref text:reference-format="page" text:ref-name="refpstruct">126</text:reference-ref></text:span>). </text:p>
      <text:h text:style-name="Heading_20_4" text:outline-level="4">Visibility</text:h>
      <text:p text:style-name="Text_20_body"><text:alphabetical-index-mark text:string-value="of properties" text:key1="Visibility"/><text:alphabetical-index-mark text:string-value="on PROPERTIES instruction" text:key1="SHARED"/><text:alphabetical-index-mark text:string-value="on PROPERTIES instruction" text:key1="PRIVATE"/><text:alphabetical-index-mark text:string-value="on PROPERTIES instruction" text:key1="PUBLIC"/><text:alphabetical-index-mark text:string-value="on PROPERTIES instruction" text:key1="INHERITABLE"/><text:alphabetical-index-mark text:string-value="shared" text:key1="Properties"/><text:alphabetical-index-mark text:string-value="private" text:key1="Properties"/><text:alphabetical-index-mark text:string-value="public" text:key1="Properties"/><text:alphabetical-index-mark text:string-value="inheritable" text:key1="Properties"/><text:alphabetical-index-mark text:string-value="visibility" text:key1="Properties"/>Properties may be <text:span text:style-name="T11">public</text:span>, <text:span text:style-name="T11">inheritable</text:span>, <text:span text:style-name="T11">private</text:span>, or <text:span text:style-name="T11">shared</text:span>:<text:note text:id="ftn52" text:note-class="footnote"><text:note-citation>52</text:note-citation><text:note-body><text:p text:style-name="Footnote">An experimental option for <text:span text:style-name="T5">visibility</text:span>, <text:span text:style-name="T12">indirect</text:span>, is described in Appendix B (see page <text:span text:style-name="T15"><text:reference-ref text:reference-format="page" text:ref-name="refappb">177</text:reference-ref></text:span>). </text:p></text:note-body></text:note> </text:p>
      <text:list xml:id="ul93" text:style-name="L2">
        <text:list-item>
          <text:p text:style-name="P19">A <text:span text:style-name="T5">public property</text:span> is visible to (that is, may be used by) all other classes to which the current class is visible. </text:p>
        </text:list-item>
        <text:list-item>
          <text:p text:style-name="P19">An <text:span text:style-name="T5">inheritable property</text:span> is visible to (that is, may be used by) all classes in the same package and also those classes that extend (that is, are subclasses of) the current class, and which qualify the property using an object of the subclass, or either <text:span text:style-name="T11">this</text:span> or <text:span text:style-name="T11">super</text:span>. </text:p>
        </text:list-item>
        <text:list-item>
          <text:p text:style-name="P19">A <text:span text:style-name="T5">private property</text:span> is visible only within the current class. </text:p>
        </text:list-item>
        <text:list-item>
          <text:p text:style-name="P19">A <text:span text:style-name="T5">shared property</text:span> is visible within the current package but is not visible outside the package. <text:s/>Shared properties cannot be inherited by classes outside the package. </text:p>
        </text:list-item>
      </text:list>
      <text:p text:style-name="Text_20_body">By default, if no <text:span text:style-name="T11">properties</text:span> instruction is used, or <text:span text:style-name="T5">visibility</text:span> is not specified, properties are inheritable (but not public).<text:note text:id="ftn53" text:note-class="footnote"><text:note-citation>53</text:note-citation><text:note-body><text:p text:style-name="Footnote">The default, here, was chosen to encourage the “encapsulation” of data within classes. </text:p></text:note-body></text:note> </text:p>
      <text:h text:style-name="Heading_20_4" text:outline-level="4"><text:soft-page-break/><text:reference-mark text:name="refpropmod"/>Modifier</text:h>
      <text:p text:style-name="Text_20_body"><text:alphabetical-index-mark text:string-value="Constants"/><text:alphabetical-index-mark text:string-value="using properties" text:key1="Constants"/><text:alphabetical-index-mark text:string-value="volatile" text:key1="Properties"/><text:alphabetical-index-mark text:string-value="transient" text:key1="Properties"/><text:alphabetical-index-mark text:string-value="static" text:key1="Properties"/><text:alphabetical-index-mark text:string-value="constant" text:key1="Properties"/><text:alphabetical-index-mark text:string-value="modifiers" text:key1="Properties"/><text:alphabetical-index-mark text:string-value="on PROPERTIES instruction" text:key1="VOLATILE"/><text:alphabetical-index-mark text:string-value="on PROPERTIES instruction" text:key1="TRANSIENT"/><text:alphabetical-index-mark text:string-value="on PROPERTIES instruction" text:key1="STATIC"/><text:alphabetical-index-mark text:string-value="on PROPERTIES instruction" text:key1="CONSTANT"/>Properties may also be <text:span text:style-name="T11">constant</text:span>, <text:span text:style-name="T11">static</text:span>, <text:span text:style-name="T11">transient</text:span>, or <text:span text:style-name="T11">volatile</text:span>: </text:p>
      <text:list xml:id="ul94" text:style-name="L2">
        <text:list-item>
          <text:p text:style-name="P19">A <text:span text:style-name="T5">constant property</text:span> is associated with the class, rather than with an instance of the class (an object). It is initialized when the class is loaded and may not be changed thereafter. </text:p>
        </text:list-item>
        <text:list-item>
          <text:p text:style-name="P19">A <text:span text:style-name="T5">static property</text:span> is associated with the class, rather than with an instance of the class (an object). It is initialized when the class is loaded, and may be changed thereafter. </text:p>
        </text:list-item>
        <text:list-item>
          <text:p text:style-name="P19">A <text:span text:style-name="T5">transient property</text:span> is a property which should not be saved when an instance of the class is saved (made persistent). </text:p>
        </text:list-item>
        <text:list-item>
          <text:p text:style-name="P19">A <text:span text:style-name="T5">volatile property</text:span> may change asynchronously, outside the control of the class, even when no method in the class is being executed. If an implementation does not allow asynchronous modification of properties, it should ignore this keyword. </text:p>
        </text:list-item>
      </text:list>
      <text:p text:style-name="Text_20_body">Constant and static properties exist from when the class is first loaded (used), even if no object is constructed by the class, and there will only be one copy of each property. <text:s/>Other properties are constructed and initialized only when an object is constructed by the class; each object then has its own copy of such properties. </text:p>
      <text:p text:style-name="Text_20_body">By default, if no <text:span text:style-name="T11">properties</text:span> instruction is used, or <text:span text:style-name="T5">modifier</text:span> is not specified, properties are associated with an object constructed by the class. </text:p>
      <text:h text:style-name="Heading_20_4" text:outline-level="4"><text:reference-mark text:name="refdeppro"/>Deprecated</text:h>
      <text:p text:style-name="Text_20_body"><text:alphabetical-index-mark text:string-value="deprecated" text:key1="Properties"/><text:alphabetical-index-mark text:string-value="on PROPERTIES instruction" text:key1="DEPRECATED"/>The keyword <text:span text:style-name="T11">deprecated</text:span> indicates that any property introduced by this instruction is <text:span text:style-name="T5">deprecated</text:span>, which implies that a better alternative is available and documented. <text:s/>A compiler can use this information to warn of out-of-date or other use that is not recommended. </text:p>
      <text:h text:style-name="Heading_20_4" text:outline-level="4"><text:reference-mark text:name="refunupro"/>Unused</text:h>
      <text:p text:style-name="Text_20_body"><text:alphabetical-index-mark text:string-value="unused" text:key1="Properties"/><text:alphabetical-index-mark text:string-value="on PROPERTIES instruction" text:key1="UNUSED"/>The keyword <text:span text:style-name="T11">unused</text:span> indicates that the private properties which follow are not referenced explicitly in the code for the class, and so a language processor should not warn that they exist but have not been used. If a <text:span text:style-name="T5">visibility</text:span> keyword is specified it must be <text:span text:style-name="T11">private</text:span>. </text:p>
      <text:p text:style-name="Text_20_body">For example: </text:p>
      <text:p text:style-name="P9">properties private constant unused <text:line-break/>  -- Serialization version <text:line-break/>  serialVersionUID=long 8245355804974198832 </text:p>
      <text:h text:style-name="Heading_20_4" text:outline-level="4">Properties in interface classes</text:h>
      <text:p text:style-name="Text_20_body"><text:alphabetical-index-mark text:string-value="properties in" text:key1="Interface classes"/><text:alphabetical-index-mark text:string-value="in interface classes" text:key1="Properties"/>In interface classes (see page <text:span text:style-name="T15"><text:reference-ref text:reference-format="page" text:ref-name="refinterf">81</text:reference-ref></text:span>), properties must be both <text:span text:style-name="T11">public</text:span> and <text:span text:style-name="T11">constant</text:span>. <text:s/>In such classes, these attributes for properties are the default and the <text:span text:style-name="T11">properties</text:span> instruction must not be used. </text:p>
      <text:h text:style-name="Heading_20_2" text:outline-level="2"><text:bookmark-start text:name="__RefHeading__76407_1453098226"/><text:reference-mark text:name="refreturn"/>Return instruction<text:bookmark-end text:name="__RefHeading__76407_1453098226"/></text:h>
      <table:table table:name="Table95" table:style-name="Table95">
        <table:table-column table:style-name="Table95.A"/>
        <table:table-row>
          <table:table-cell table:style-name="Table95.A1" office:value-type="string">
            <text:p text:style-name="P10"><text:span text:style-name="T11">return</text:span> [<text:span text:style-name="T5">expression</text:span>]; </text:p>
          </table:table-cell>
        </table:table-row>
      </table:table>
      <text:p text:style-name="Text_20_body"><text:alphabetical-index-mark text:string-value="returned by RETURN" text:key1="Results"/><text:alphabetical-index-mark text:string-value="passing back values from" text:key1="Subroutines"/><text:alphabetical-index-mark text:string-value="return from" text:key1="Subroutines"/><text:alphabetical-index-mark text:string-value="return from" text:key1="Internal functions"/><text:alphabetical-index-mark text:string-value="return from" text:key1="Functions"/><text:alphabetical-index-mark text:string-value="RETURN" text:key1="Instructions"/><text:alphabetical-index-mark text:string-value="RETURN instruction"/><text:span text:style-name="T11">return</text:span> is used to return control (and possibly a result) from a NetRexx program or method to the point of its invocation. </text:p>
      <text:p text:style-name="Text_20_body">The expression (if any) is evaluated, active control constructs are terminated (as though by a <text:span text:style-name="T11">leave</text:span> instruction), and the value of the expression is passed back to the caller. </text:p>
      <text:p text:style-name="Text_20_body">The result passed back to the caller is a string of type <text:span text:style-name="T9">Rexx</text:span>, unless a different type was specified using the <text:span text:style-name="T11">returns</text:span> keyword on the <text:span text:style-name="T11">method</text:span> instruction (see page <text:span text:style-name="T15"><text:reference-ref text:reference-format="page" text:ref-name="refmethod">100</text:reference-ref></text:span>) for the current method. In this case, the type of the value of the expression must match (or be convertible to, as by the rules for assignment) the type specified by the <text:span text:style-name="T11">returns</text:span> phrase. </text:p>
      <text:p text:style-name="Text_20_body">Within a method, the use of expressions on <text:span text:style-name="T11">return</text:span> must be consistent. <text:s/>That is, either all <text:span text:style-name="T11">return</text:span> instructions must specify a expression, or none may. If a <text:span text:style-name="T11">returns</text:span> phrase is given on the <text:span text:style-name="T11">method</text:span> instruction for the current method then all <text:span text:style-name="T11">return</text:span> instructions must specify an expression. </text:p>
      <text:h text:style-name="Heading_20_2" text:outline-level="2"><text:bookmark-start text:name="__RefHeading__76409_1453098226"/><text:reference-mark text:name="refsay"/>Say instruction<text:bookmark-end text:name="__RefHeading__76409_1453098226"/></text:h>
      <table:table table:name="Table96" table:style-name="Table96">
        <table:table-column table:style-name="Table96.A"/>
        <table:table-row>
          <table:table-cell table:style-name="Table96.A1" office:value-type="string">
            <text:p text:style-name="P10"><text:span text:style-name="T11">say</text:span> [<text:span text:style-name="T5">expression</text:span>]; </text:p>
          </table:table-cell>
        </table:table-row>
      </table:table>
      <text:p text:style-name="Text_20_body"><text:alphabetical-index-mark text:string-value="stdout, writing to with SAY"/><text:alphabetical-index-mark text:string-value="Terminal, writing to with SAY"/><text:alphabetical-index-mark text:string-value="Console, writing to with SAY"/><text:alphabetical-index-mark text:string-value="see SAY instruction" text:key1="Displaying data"/><text:alphabetical-index-mark text:string-value="see SAY instruction" text:key1="Typing (printing) data"/><text:alphabetical-index-mark text:string-value="SAY" text:key1="Instructions"/><text:alphabetical-index-mark text:string-value="instruction" text:key1="SAY"/><text:span text:style-name="T11">say</text:span> writes a string to the default output character stream. This typically causes it to be displayed (or spoken, or typed, <text:span text:style-name="T5">etc.</text:span>) to the user. </text:p>
      <text:p text:style-name="Text_20_keep"><text:span text:style-name="T4">Example:</text:span> </text:p>
      <text:p text:style-name="P9">data=100 <text:line-break/>say data 'divided by 4 =&gt;' data/4 <text:line-break/>/* would display: <text:s/>"100 divided by 4 =&gt; 25" <text:s/>*/ </text:p>
      <text:p text:style-name="Text_20_body">The result of evaluating the <text:span text:style-name="T5">expression</text:span> is expected to be a string; if it is not a string, it will be converted to a string. This result string is written from the program via an implementation-defined output stream. </text:p>
      <text:p text:style-name="Text_20_body"><text:alphabetical-index-mark text:string-value="Line, displaying"/>By default, the result string is treated as a “line” (an implementation-dependent mechanism for indicating line termination is effected after the string is written). If, however, the string ends in the NUL character (<text:span text:style-name="T9">'\-'</text:span> or <text:span text:style-name="T9">'\0'</text:span>) then that character is removed and line termination is not indicated. </text:p>
      <text:p text:style-name="Text_20_body">The result string may be of any length. <text:s/>If no expression is specified, or the expression result is <text:span text:style-name="T9">null</text:span>, then an empty line is written (that is, as though the expression resulted in a null string). </text:p>
      <text:h text:style-name="Heading_20_2" text:outline-level="2"><text:bookmark-start text:name="__RefHeading__76411_1453098226"/>Select instruction<text:bookmark-end text:name="__RefHeading__76411_1453098226"/></text:h>
      <table:table table:name="Table97" table:style-name="Table97">
        <table:table-column table:style-name="Table97.A"/>
        <table:table-row>
          <table:table-cell table:style-name="Table97.A1" office:value-type="string">
            <text:p text:style-name="P10"><text:span text:style-name="T11">select</text:span> [<text:span text:style-name="T11">label</text:span> <text:span text:style-name="T5">name</text:span>] [<text:span text:style-name="T11">protect</text:span> <text:span text:style-name="T5">term</text:span>] [<text:span text:style-name="T11">case</text:span> <text:span text:style-name="T5">expression</text:span>]; <text:line-break/>        <text:span text:style-name="T5">whenlist</text:span> <text:line-break/>        [<text:span text:style-name="T11">otherwise</text:span>[;]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name</text:span> is a non-numeric <text:span text:style-name="T5">symbol</text:span> <text:line-break/>  <text:line-break/>and <text:span text:style-name="T5">whenlist</text:span> is one or more <text:span text:style-name="T5">whenconstruct</text:span>s <text:line-break/>  <text:line-break/>and <text:span text:style-name="T5">whenconstruct</text:span> is: <text:line-break/>  <text:line-break/>    <text:span text:style-name="T11">when</text:span> <text:span text:style-name="T5">expression</text:span>[, <text:span text:style-name="T5">expression</text:span>]... [;] <text:span text:style-name="T11">then</text:span>[;] <text:span text:style-name="T5">instruction</text:span> <text:line-break/>  <text:line-break/>and <text:span text:style-name="T5">instructionlist</text:span> is zero or more <text:span text:style-name="T5">instruction</text:span>s. </text:p>
          </table:table-cell>
        </table:table-row>
      </table:table>
      <text:p text:style-name="Text_20_body"><text:alphabetical-index-mark text:string-value="of select" text:key1="Body"/><text:alphabetical-index-mark text:string-value="with SELECT construct" text:key1="Flow control"/><text:alphabetical-index-mark text:string-value="see SELECT instruction" text:key1="OTHERWISE clause"/><text:alphabetical-index-mark text:string-value="see SELECT instruction" text:key1="WHEN clause"/><text:alphabetical-index-mark text:string-value="see SELECT instruction" text:key1="END clause"/><text:alphabetical-index-mark text:string-value="following WHEN clause" text:key1="THEN"/><text:alphabetical-index-mark text:string-value="SELECT" text:key1="Instructions"/><text:alphabetical-index-mark text:string-value="SELECT instruction"/><text:span text:style-name="T11">select</text:span> is used to conditionally execute one of several alternatives. The construct may optionally be given a label, and may protect an object while the instructions in the construct are executed; exceptional conditions can be handled with <text:span text:style-name="T11">catch</text:span> and <text:span text:style-name="T11">finally</text:span>, which follow the body of the construct. </text:p>
      <text:p text:style-name="Text_20_body">Starting with the first <text:span text:style-name="T11">when</text:span> clause, each expression in the clause is evaluated in turn from left to right, and if the result of any evaluation is 1 (or equals the <text:span text:style-name="T11">case</text:span> expression, see below) then the test has succeeded and the instruction following the associated <text:span text:style-name="T11">then</text:span> (which may be a complex instruction such as <text:span text:style-name="T11">if</text:span>, <text:span text:style-name="T11">do</text:span>, <text:span text:style-name="T11">loop</text:span>, or <text:span text:style-name="T11">select</text:span>) is executed and control will then pass directly to the <text:span text:style-name="T11">end</text:span>. </text:p>
      <text:p text:style-name="Text_20_body">If the result of all the expressions in a <text:span text:style-name="T11">when</text:span> clause is 0, control will pass to the next <text:span text:style-name="T11">when</text:span> clause. </text:p>
      <text:p text:style-name="Text_20_body">Note that once an expression evaluation in a <text:span text:style-name="T11">when</text:span> clause has resulted in a successful test, no further expressions in the clause are evaluated. </text:p>
      <text:p text:style-name="Text_20_body">If none of the <text:span text:style-name="T11">when</text:span> expressions result in 1, then control will pass to the instruction list (if any) following <text:span text:style-name="T11">otherwise</text:span>. In this situation, the absence of an <text:span text:style-name="T11">otherwise</text:span> is a run-time error.<text:note text:id="ftn54" text:note-class="footnote"><text:note-citation>54</text:note-citation><text:note-body><text:p text:style-name="Footnote"><text:span text:style-name="T5">In the reference implementation, a </text:span>NoOtherwiseException<text:span text:style-name="T5"> is raised.</text:span> </text:p></text:note-body></text:note> </text:p>
      <text:p text:style-name="Text_20_keep"><text:span text:style-name="T4">Notes:</text:span> </text:p>
      <text:list xml:id="ol98" text:style-name="L1">
        <text:list-item>
          <text:p text:style-name="P18">An <text:span text:style-name="T5">instruction</text:span> may be any assignment, method call, or keyword instruction, including any of the more complex constructions such as <text:span text:style-name="T11">do</text:span>, <text:span text:style-name="T11">loop</text:span>, <text:span text:style-name="T11">if</text:span>, and the <text:span text:style-name="T11">select</text:span> instruction itself. A null clause is not an instruction, however, so putting an extra semicolon after the <text:span text:style-name="T11">then</text:span> is not equivalent to putting a dummy instruction (as it would be in C or PL/I). The <text:span text:style-name="T11">nop</text:span> instruction is provided for this purpose. </text:p>
        </text:list-item>
        <text:list-item>
          <text:p text:style-name="P18">The keyword <text:span text:style-name="T11">then</text:span> is treated specially, in that it need not start a clause. This allows the expression on the <text:span text:style-name="T11">when</text:span> clause to be terminated by the <text:span text:style-name="T11">then</text:span>, without a “<text:span text:style-name="T9">;</text:span>” being required – were this not so, people used to other computer languages would be inconvenienced. Hence the symbol <text:span text:style-name="T11">then</text:span> cannot be used as a variable name within the expression.<text:note text:id="ftn55" text:note-class="footnote"><text:note-citation>55</text:note-citation><text:note-body><text:p text:style-name="Footnote">Strictly speaking, <text:span text:style-name="T12">then</text:span> should only be recognized if not the name of a variable. <text:s/>In this special case, however, NetRexx language processors are permitted to treat <text:span text:style-name="T12">then</text:span> as reserved in the context of a <text:span text:style-name="T12">when</text:span> clause, to provide better performance and more useful error reporting. </text:p></text:note-body></text:note> </text:p>
        </text:list-item>
      </text:list>
      <text:h text:style-name="Heading_20_4" text:outline-level="4"><text:soft-page-break/>Label phrase</text:h>
      <text:p text:style-name="Text_20_body"><text:alphabetical-index-mark text:string-value="on SELECT instruction" text:key1="LABEL"/><text:alphabetical-index-mark text:string-value="naming of" text:key1="Select"/><text:alphabetical-index-mark text:string-value="label" text:key1="Select"/>If <text:span text:style-name="T11">label</text:span> is used to specify a <text:span text:style-name="T5">name</text:span> for the select group, then a <text:span text:style-name="T11">leave</text:span> instruction (see page <text:span text:style-name="T15"><text:reference-ref text:reference-format="page" text:ref-name="refleave">92</text:reference-ref></text:span>) which specifies that name may be used to leave the group, and the <text:span text:style-name="T11">end</text:span> that ends the group may optionally specify the name of the group for additional checking. </text:p>
      <text:p text:style-name="Text_20_keep"><text:span text:style-name="T4">Example:</text:span> </text:p>
      <text:p text:style-name="P9">select label roman <text:line-break/>  when a=b then say 'same' <text:line-break/>  when a&lt;b then say 'lo' <text:line-break/>  otherwise <text:line-break/>  <text:s text:c="2"/>say 'hi' <text:line-break/>  <text:s text:c="2"/>if a=0 then leave roman <text:line-break/>  <text:s text:c="2"/>say 'a non-0' <text:line-break/>  end roman </text:p>
      <text:p text:style-name="Text_20_body">In this example, if the variable <text:span text:style-name="T9">a</text:span> has the value 0 and <text:span text:style-name="T9">b</text:span> is negative then just “<text:span text:style-name="T9">hi</text:span>” is displayed. </text:p>
      <text:h text:style-name="Heading_20_4" text:outline-level="4">Protect phrase</text:h>
      <text:p text:style-name="Text_20_body"><text:alphabetical-index-mark text:string-value="on SELECT instruction" text:key1="PROTECT"/>If <text:span text:style-name="T11">protect</text:span> is given it must be followed by a <text:span text:style-name="T5">term</text:span> that evaluates to a value that is not just a type and is not of a primitive type; while the <text:span text:style-name="T11">select</text:span> construct is being executed, the value (object) is protected – that is, all the instructions in the <text:span text:style-name="T11">select</text:span> construct have exclusive access to the object. </text:p>
      <text:p text:style-name="Text_20_body">Both <text:span text:style-name="T11">label</text:span> and <text:span text:style-name="T11">protect</text:span> may be specified, in any order, if required. </text:p>
      <text:h text:style-name="Heading_20_4" text:outline-level="4">Case phrase</text:h>
      <text:p text:style-name="Text_20_body"><text:alphabetical-index-mark text:string-value="on SELECT instruction" text:key1="CASE"/>If <text:span text:style-name="T11">case</text:span> is given it must follow any <text:span text:style-name="T11">label</text:span> or <text:span text:style-name="T11">protect</text:span> phrase, and must be followed by an <text:span text:style-name="T5">expression</text:span>. </text:p>
      <text:p text:style-name="Text_20_body">When <text:span text:style-name="T11">case</text:span> is used, the expression following it is evaluated at the start of the <text:span text:style-name="T11">select</text:span> construct. The result of the expression is then compared, using the strict equality operator (<text:span text:style-name="T9">==</text:span>), to the result of evaluating the expression or expressions in each of the <text:span text:style-name="T11">when</text:span> clauses in turn until a match is found. <text:s/>As usual, if no match is found then control will pass to the instruction list (if any) following <text:span text:style-name="T11">otherwise</text:span>, and in this situation the absence of an <text:span text:style-name="T11">otherwise</text:span> is a run-time error. </text:p>
      <text:p text:style-name="Text_20_keep">For example, in: </text:p>
      <text:p text:style-name="P9">select case i+1 <text:line-break/>  when 1 then say 'one' <text:line-break/>  when 1+1 then say 'two' <text:line-break/>  when 3, 4, 5 then say 'many' <text:line-break/>end </text:p>
      <text:p text:style-name="Text_20_body">then if <text:span text:style-name="T9">i</text:span> had the value 1 then the message displayed would be “<text:span text:style-name="T9">two</text:span>”. </text:p>
      <text:p text:style-name="Text_20_body">The third <text:span text:style-name="T11">when</text:span> clause in the example demonstrates the use of the multiple expressions in a <text:span text:style-name="T11">when</text:span> clause in this context. Similar to a <text:span text:style-name="T11">select</text:span> without <text:span text:style-name="T11">case</text:span>, each expression is evaluated in turn from left to right and is then compared to the result of the <text:span text:style-name="T11">case</text:span> expression. As soon as one matches that result, execution of the <text:span text:style-name="T11">when</text:span> clause stops (any further expressions are not evaluated) and the instruction following the associated <text:span text:style-name="T11">then</text:span> clause is executed. </text:p>
      <text:p text:style-name="Text_20_keep"><text:span text:style-name="T4">Notes:</text:span> </text:p>
      <text:list xml:id="ol99" text:style-name="L1">
        <text:list-item>
          <text:p text:style-name="P18">When <text:span text:style-name="T11">case</text:span> is used, the result of evaluating the expression following each <text:span text:style-name="T11">when</text:span> no longer has to be 0 or 1. <text:s/>Instead, it must be possible to compare each result to the result of the <text:span text:style-name="T11">case</text:span> expression. </text:p>
        </text:list-item>
        <text:list-item>
          <text:p text:style-name="P18"><text:soft-page-break/>The <text:span text:style-name="T11">case</text:span> expression is evaluated only on entry to the <text:span text:style-name="T11">select</text:span> construct; it is not re-evaluated for each <text:span text:style-name="T11">when</text:span> clause. </text:p>
        </text:list-item>
        <text:list-item>
          <text:p text:style-name="P18">An exception raised during evaluation of the <text:span text:style-name="T11">case</text:span> expression will be caught by a suitable <text:span text:style-name="T11">catch</text:span> clause in the construct, if one is present. Similarly, evaluation of the <text:span text:style-name="T11">case</text:span> expression is protected by the <text:span text:style-name="T11">protect</text:span> phrase, if one is present. </text:p>
        </text:list-item>
        <text:list-item>
          <text:p text:style-name="P18"><text:span text:style-name="T5">In the reference implementation, a </text:span>select case<text:span text:style-name="T5"> construct will be translated into a Java </text:span>switch<text:span text:style-name="T5"> construct provided that it meets the following criteria:</text:span> </text:p>
          <text:list text:style-name="L2">
            <text:list-item>
              <text:p text:style-name="P19"><text:span text:style-name="T5">The type of the </text:span>case<text:span text:style-name="T5"> expression is </text:span>byte<text:span text:style-name="T5">, </text:span>char<text:span text:style-name="T5">, </text:span>int<text:span text:style-name="T5">, or </text:span>short<text:span text:style-name="T5">.</text:span> </text:p>
            </text:list-item>
            <text:list-item>
              <text:p text:style-name="P19"><text:span text:style-name="T5">The value of all the expressions on the </text:span>when<text:span text:style-name="T5"> clauses are primitive constants (that is, they consist of only constants of primitive types and operators valid for them and so may be evaluated at compile time).</text:span> </text:p>
            </text:list-item>
            <text:list-item>
              <text:p text:style-name="P19"><text:span text:style-name="T5">No two expressions on the </text:span>when<text:span text:style-name="T5"> clauses evaluate to the same value.</text:span> </text:p>
            </text:list-item>
            <text:list-item>
              <text:p text:style-name="P19"><text:span text:style-name="T5">It is not subject to tracing.</text:span> </text:p>
            </text:list-item>
          </text:list>
          <text:p text:style-name="P18"><text:span text:style-name="T5">Under these conditions the semantics of the </text:span>switch<text:span text:style-name="T5"> construct match those defined for </text:span>select<text:span text:style-name="T5">. <text:s/>The example shown above would be translated to a </text:span>switch<text:span text:style-name="T5"> construct if </text:span>i<text:span text:style-name="T5"> had type </text:span>int<text:span text:style-name="T5"> and </text:span>options binary<text:span text:style-name="T5"> were in effect.</text:span> </text:p>
        </text:list-item>
      </text:list>
      <text:h text:style-name="Heading_20_4" text:outline-level="4">Exceptions in select constructs</text:h>
      <text:p text:style-name="Text_20_body"><text:alphabetical-index-mark text:string-value="on SELECT instruction" text:key1="FINALLY"/><text:alphabetical-index-mark text:string-value="on SELECT instruction" text:key1="CATCH"/>Exceptions that are raised by the instructions within the body of the group, or during evaluation of the <text:span text:style-name="T11">case</text:span> expression, may be caught using one or more <text:span text:style-name="T11">catch</text:span> clauses that name the <text:span text:style-name="T5">exception</text:span> that they will catch. 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at the end of the select group, even if an exception is raised (whether caught or not). </text:p>
      <text:p text:style-name="Text_20_body">The <text:span text:style-name="T5">Exceptions</text:span> section (see page <text:span text:style-name="T15"><text:reference-ref text:reference-format="page" text:ref-name="refexcep">153</text:reference-ref></text:span>) has details and examples of <text:span text:style-name="T11">catch</text:span> and <text:span text:style-name="T11">finally</text:span>. </text:p>
      <text:h text:style-name="Heading_20_2" text:outline-level="2"><text:bookmark-start text:name="__RefHeading__76413_1453098226"/><text:reference-mark text:name="refsignal"/>Signal instruction<text:bookmark-end text:name="__RefHeading__76413_1453098226"/></text:h>
      <table:table table:name="Table101" table:style-name="Table101">
        <table:table-column table:style-name="Table101.A"/>
        <table:table-row>
          <table:table-cell table:style-name="Table101.A1" office:value-type="string">
            <text:p text:style-name="P10"><text:span text:style-name="T11">signal</text:span> <text:span text:style-name="T5">term</text:span>; </text:p>
          </table:table-cell>
        </table:table-row>
      </table:table>
      <text:p text:style-name="Text_20_body"><text:alphabetical-index-mark text:string-value="throwing" text:key1="Exceptions"/><text:alphabetical-index-mark text:string-value="signalling" text:key1="Exceptions"/><text:alphabetical-index-mark text:string-value="raising" text:key1="Exceptions"/><text:alphabetical-index-mark text:string-value="Raising exceptions"/><text:alphabetical-index-mark text:string-value="Trapping of exceptions"/><text:alphabetical-index-mark text:string-value="see SIGNAL" text:key1="Raising exceptions"/><text:alphabetical-index-mark text:string-value="see SIGNAL" text:key1="Trapping of exceptions"/><text:alphabetical-index-mark text:string-value="abnormal, with SIGNAL" text:key1="Flow control"/><text:alphabetical-index-mark text:string-value="SIGNAL" text:key1="Instructions"/><text:alphabetical-index-mark text:string-value="SIGNAL instruction"/>The <text:span text:style-name="T11">signal</text:span> instruction causes an “abnormal” change in the flow of control, by raising an <text:span text:style-name="T5">exception</text:span>. </text:p>
      <text:p text:style-name="Text_20_body">The exception <text:span text:style-name="T5">term</text:span> may be a term that constructs or evaluates to an exception object, or it may be expressed as the name of an exception type (in which case the default constructor, with no arguments, for that type is used to construct an exception object). The exception object then represents the exception and is available, if required, when the exception is handled. </text:p>
      <text:p text:style-name="Text_20_body">The handling of exceptions is detailed in the <text:span text:style-name="T5">Exceptions</text:span> section (see page <text:span text:style-name="T15"><text:reference-ref text:reference-format="page" text:ref-name="refexcep">153</text:reference-ref></text:span>). In summary, when an exception is signalled, all active pending <text:span text:style-name="T11">do</text:span> groups, <text:span text:style-name="T11">loop</text:span> loops, <text:span text:style-name="T11">if</text:span> constructs, and <text:span text:style-name="T11">select</text:span> constructs may be ended. For each one in turn, from the innermost: </text:p>
      <text:list xml:id="ol102" text:style-name="L1">
        <text:list-item>
          <text:p text:style-name="P18">No further clauses within the body of the construct will be executed (in this respect, <text:span text:style-name="T11">signal</text:span> acts like a <text:span text:style-name="T11">leave</text:span> for the construct). </text:p>
        </text:list-item>
        <text:list-item>
          <text:p text:style-name="P18">The <text:span text:style-name="T5">instructionlist</text:span> following the first <text:span text:style-name="T11">catch</text:span> clause that matches the exception, if any, is executed. </text:p>
        </text:list-item>
        <text:list-item>
          <text:p text:style-name="P18">The <text:span text:style-name="T5">instructionlist</text:span> following the <text:span text:style-name="T11">finally</text:span> clause for the construct, if any, is executed. </text:p>
        </text:list-item>
      </text:list>
      <text:p text:style-name="Text_20_body">If a <text:span text:style-name="T11">catch</text:span> matched the exception the exception is deemed handled, and execution resumes as though the construct ended normally (unless a new exception was signalled in the <text:span text:style-name="T11">catch</text:span> or <text:span text:style-name="T11">finally</text:span> instruction lists, in which case it is processed). Otherwise, any enclosing construct is ended in the same manner. If there is no enclosing construct, then the current method is ended and the exception is signalled in the caller. </text:p>
      <text:p text:style-name="Text_20_keep"><text:span text:style-name="T4">Examples:</text:span> </text:p>
      <text:p text:style-name="P9">signal RxErrorTrace <text:line-break/>signal DivideException('Divide by zero') </text:p>
      <text:p text:style-name="Text_20_body"><text:span text:style-name="T5">In the reference implementation, the </text:span><text:span text:style-name="T5">term</text:span><text:span text:style-name="T5"> must either</text:span> </text:p>
      <text:list xml:id="ul103" text:style-name="L2">
        <text:list-item>
          <text:p text:style-name="P19"><text:span text:style-name="T5">evaluate to an object that is assignable to the type </text:span>Throwable<text:span text:style-name="T5"> (for example, a subclass of </text:span>Exception<text:span text:style-name="T5"> or </text:span>RuntimeException<text:span text:style-name="T5">).</text:span> </text:p>
        </text:list-item>
        <text:list-item>
          <text:p text:style-name="P19"><text:span text:style-name="T5">be a type that is a subclass of </text:span>Throwable<text:span text:style-name="T5">, in which case the default constructor (with no arguments) for the given type is used to construct the exception object.</text:span> </text:p>
        </text:list-item>
      </text:list>
      <text:h text:style-name="Heading_20_2" text:outline-level="2"><text:bookmark-start text:name="__RefHeading__76415_1453098226"/><text:reference-mark text:name="reftrace"/>Trace instruction<text:bookmark-end text:name="__RefHeading__76415_1453098226"/></text:h>
      <table:table table:name="Table104" table:style-name="Table104">
        <table:table-column table:style-name="Table104.A"/>
        <table:table-row>
          <table:table-cell table:style-name="Table104.A1" office:value-type="string">
            <text:p text:style-name="P10"><text:span text:style-name="T11">trace</text:span> <text:span text:style-name="T5">traceoption</text:span>; <text:line-break/>  <text:line-break/>where <text:span text:style-name="T5">traceoption</text:span> is one of: <text:line-break/>    <text:span text:style-name="T5">tracesetting</text:span> <text:line-break/>    <text:span text:style-name="T11">var</text:span> [<text:span text:style-name="T5">varlist</text:span>] <text:line-break/>  <text:line-break/>where <text:span text:style-name="T5">tracesetting</text:span> is one of: <text:line-break/>  <text:line-break/>    <text:span text:style-name="T11">all</text:span> <text:line-break/>    <text:span text:style-name="T11">methods</text:span> <text:line-break/>    <text:span text:style-name="T11">off</text:span> <text:line-break/>    <text:span text:style-name="T11">results</text:span> <text:line-break/>  <text:line-break/>and <text:span text:style-name="T5">varlist</text:span> is one or more variable <text:span text:style-name="T5">names</text:span>, optionally prefixed with a <text:span text:style-name="T9">+</text:span> or <text:span text:style-name="T9">-</text:span> </text:p>
          </table:table-cell>
        </table:table-row>
      </table:table>
      <text:p text:style-name="Text_20_body"><text:alphabetical-index-mark text:string-value="see TRACE instruction" text:key1="Syntax checking"/><text:alphabetical-index-mark text:string-value="see TRACE instruction" text:key1="Debugging NetRexx programs"/><text:alphabetical-index-mark text:string-value="execution of programs" text:key1="Tracing"/><text:alphabetical-index-mark text:string-value="TRACE" text:key1="Instructions"/><text:alphabetical-index-mark text:string-value="altering with TRACE instruction" text:key1="Trace setting"/><text:alphabetical-index-mark text:string-value="instruction" text:key1="TRACE"/>The <text:span text:style-name="T11">trace</text:span> instruction is used to control the tracing of the execution of NetRexx methods, and is primarily used for debugging. It may change either the general trace <text:span text:style-name="T5">setting</text:span> or may select or deselect the tracing of individual variables. </text:p>
      <text:p text:style-name="Text_20_body">Within methods, the <text:span text:style-name="T11">trace</text:span> instruction changes the trace setting or variables tracing when it is executed, and affects the tracing of all clauses in the method which are then executed (until changed by a later <text:span text:style-name="T11">trace</text:span> instruction). </text:p>
      <text:p text:style-name="Text_20_body">One or more <text:span text:style-name="T11">trace</text:span> instructions may appear before the first method in a class, one of which may set the initial trace setting for all methods in the class (the default is <text:span text:style-name="T11">off</text:span>) and others may set up variables tracing that applies to all the methods in the class. These act as though the <text:span text:style-name="T11">trace</text:span> instructions were placed immediately following the <text:span text:style-name="T11">method</text:span> instruction in each method (except that they will not be traced). </text:p>
      <text:p text:style-name="Text_20_body">Similarly, one or more <text:span text:style-name="T11">trace</text:span> instructions may be placed before the first <text:span text:style-name="T11">class</text:span> instruction in a program; they do not imply the start of a class. <text:s/>One of these may set the initial trace setting and others may set up variables tracing for all classes in the program (except interface classes) and act as though the <text:span text:style-name="T11">trace</text:span> instructions were placed immediately following the <text:span text:style-name="T11">class</text:span> instruction in each class. </text:p>
      <text:h text:style-name="Heading_20_4" text:outline-level="4">Tracing clauses</text:h>
      <text:p text:style-name="Text_20_body"><text:alphabetical-index-mark text:string-value="clauses" text:key1="Tracing"/><text:alphabetical-index-mark text:string-value="Trace setting"/>The trace <text:span text:style-name="T5">setting</text:span> controls the tracing of clauses in a program, and may be one of the following: </text:p>
      <table:table table:name="dl105" table:style-name="dl105">
        <table:table-column table:style-name="dl105.A"/>
        <table:table-column table:style-name="dl105.B"/>
        <table:table-row>
          <table:table-cell table:style-name="dl105.A1" office:value-type="string">
            <text:p text:style-name="Table_20_Contents"><text:reference-mark text:name="reftrall"/><text:span text:style-name="T11">all </text:span><text:alphabetical-index-mark text:string-value="TRACE setting" text:key1="ALL"/></text:p>
          </table:table-cell>
          <table:table-cell table:style-name="dl105.A1" office:value-type="string">
            <text:p text:style-name="Text_20_body">All clauses (except null clauses without commentary) which are in methods and which are executed after the <text:span text:style-name="T11">trace</text:span> instruction will be traced. If <text:span text:style-name="T11">trace all</text:span> is placed before the first method in the current class, the <text:span text:style-name="T11">method</text:span> instructions in the class, together with the values of the arguments passed to each method, will be traced when the method is invoked (that is, <text:span text:style-name="T11">trace all</text:span> implies <text:span text:style-name="T11">trace methods</text:span>). </text:p>
          </table:table-cell>
        </table:table-row>
        <table:table-row>
          <table:table-cell table:style-name="dl105.A1" office:value-type="string">
            <text:p text:style-name="Table_20_Contents"><text:reference-mark text:name="reftrmeth"/><text:span text:style-name="T11">methods </text:span><text:alphabetical-index-mark text:string-value="TRACE setting" text:key1="METHODS"/></text:p>
          </table:table-cell>
          <table:table-cell table:style-name="dl105.A1" office:value-type="string">
            <text:p text:style-name="Text_20_body">All <text:span text:style-name="T11">method</text:span> clauses in the class will be traced when the method they introduce is invoked, together with the values of the arguments passed to each method; no other clauses, or results, will be traced. The <text:span text:style-name="T11">trace methods</text:span> instruction must be placed before the first method in the current class (as otherwise it would have no effect). </text:p>
          </table:table-cell>
        </table:table-row>
        <table:table-row>
          <table:table-cell table:style-name="dl105.A1" office:value-type="string">
            <text:p text:style-name="Table_20_Contents"><text:reference-mark text:name="reftroff"/><text:span text:style-name="T11">off </text:span><text:alphabetical-index-mark text:string-value="TRACE setting" text:key1="OFF"/></text:p>
          </table:table-cell>
          <table:table-cell table:style-name="dl105.A1" office:value-type="string">
            <text:p text:style-name="Text_20_body">Turns tracing off; no following clauses, variables, or results will be traced. </text:p>
          </table:table-cell>
        </table:table-row>
        <text:soft-page-break/>
        <table:table-row>
          <table:table-cell table:style-name="dl105.A1" office:value-type="string">
            <text:p text:style-name="Table_20_Contents"><text:reference-mark text:name="reftrres"/><text:span text:style-name="T11">results </text:span><text:alphabetical-index-mark text:string-value="TRACE setting" text:key1="RESULTS"/></text:p>
          </table:table-cell>
          <table:table-cell table:style-name="dl105.A1" office:value-type="string">
            <text:p text:style-name="Text_20_body">All clauses (except null clauses without commentary) which are in methods and which are executed after the <text:span text:style-name="T11">trace</text:span> instruction will be traced, as though <text:span text:style-name="T11">trace all</text:span> had been requested. In addition, the results of all <text:span text:style-name="T5">expression</text:span> evaluations and any results assigned to a variable by an assignment, <text:span text:style-name="T11">loop</text:span>, or <text:span text:style-name="T11">parse</text:span> instruction are also traced. </text:p>
            <text:p text:style-name="Text_20_body">If <text:span text:style-name="T11">trace results</text:span> is placed before the first method in the current class, the <text:span text:style-name="T11">method</text:span> instructions in the class will be traced when the method is invoked, together with the values of the arguments passed to each method. </text:p>
          </table:table-cell>
        </table:table-row>
      </table:table>
      <text:p text:style-name="Text_20_keep"><text:span text:style-name="T4">Notes:</text:span> </text:p>
      <text:list xml:id="ol106" text:style-name="L1">
        <text:list-item>
          <text:p text:style-name="P18">Tracing of clauses shows the data from the source of the program, starting at the first character of the first token of the clause and including any commentary from that point until the end of the clause. </text:p>
        </text:list-item>
        <text:list-item>
          <text:p text:style-name="P18">When a loop is being traced, the <text:span text:style-name="T11">loop</text:span> clause itself will be traced on every iteration of the loop, as indicated by the programmer’s model (see page <text:span text:style-name="T15"><text:reference-ref text:reference-format="page" text:ref-name="refloopmod">98</text:reference-ref></text:span>); the <text:span text:style-name="T11">end</text:span> clause is only traced once, when the loop completes normally. </text:p>
        </text:list-item>
        <text:list-item>
          <text:p text:style-name="P18">With <text:span text:style-name="T11">trace results</text:span>, an expression is not traced if it is immediately used for an assignment (in an assignment instruction, or when the control variable is initialized in a <text:span text:style-name="T11">loop</text:span> instruction). The assignment will trace the result of the expression. </text:p>
        </text:list-item>
      </text:list>
      <text:h text:style-name="Heading_20_4" text:outline-level="4">Tracing variables</text:h>
      <text:p text:style-name="Text_20_body"><text:alphabetical-index-mark text:string-value="variables" text:key1="Tracing"/>The <text:span text:style-name="T11">var</text:span> option adds names to a list of monitored variables; it can also remove names from the list. <text:s/>If the name of a variable in the current class or method is in the list, then <text:span text:style-name="T11">trace results</text:span> is turned on for any assignment, <text:span text:style-name="T11">loop</text:span>, or <text:span text:style-name="T11">parse</text:span> clause that assigns a new value to the named variable. </text:p>
      <text:p text:style-name="Text_20_body">Variable names are specified by listing them after the <text:span text:style-name="T11">var</text:span> keyword. Each name may be optionally prefixed by a <text:span text:style-name="T9">+</text:span> or a <text:span text:style-name="T9">-</text:span> sign. A <text:span text:style-name="T9">+</text:span> sign indicates that the variable is to be added to the list of monitored variables (the default), and a <text:span text:style-name="T9">-</text:span> sign indicates that the variable is to be removed from the list. <text:s/>Blanks may be added before and after variable names and signs to separate the tokens and to improve readability. </text:p>
      <text:p text:style-name="Text_20_keep">For example: </text:p>
      <text:p text:style-name="P9">trace var a b c <text:line-break/>-- now variables a, b, and c will be traced <text:line-break/>trace var -b -c d <text:line-break/>-- now variables a and d will be traced </text:p>
      <text:p text:style-name="Text_20_body"><text:span text:style-name="T4">Notes:</text:span> </text:p>
      <text:list xml:id="ol107" text:style-name="L1">
        <text:list-item>
          <text:p text:style-name="P18">Names in the list following the <text:span text:style-name="T11">var</text:span> keyword are simple symbols that name variables in the current class or current method. The variables may be properties, method arguments, or local variables, and may be of any type, including arrays. The names are not case-sensitive; any variables whose names match, independent of case, will be monitored. </text:p>
        </text:list-item>
        <text:list-item>
          <text:p text:style-name="P18">No variable name can appear more than once in the list on one <text:span text:style-name="T11">trace var</text:span> instruction. <text:s/>However, it is not an error to add the name of a variable which does not exist or is not then assigned a value. Similarly, it is not an error to remove a name which is not currently being monitored. </text:p>
        </text:list-item>
        <text:list-item>
          <text:p text:style-name="P18">One or more <text:span text:style-name="T11">trace var</text:span> instructions (along with one other <text:span text:style-name="T11">trace</text:span> instruction) are allowed before the first method in a class. <text:s/>They all modify an initial list of monitored variables which is then used for all methods in the class. <text:s/>Similarly, <text:span text:style-name="T11">trace var</text:span> instructions are allowed before the first class in a program, in which case they apply to all classes (except interface classes). </text:p>
        </text:list-item>
        <text:list-item>
          <text:p text:style-name="P18"><text:soft-page-break/>Other <text:span text:style-name="T11">trace</text:span> instructions do not affect the list of monitored variables. The <text:span text:style-name="T11">trace off</text:span> instruction may be used to turn off tracing completely; in this case <text:span text:style-name="T11">trace var</text:span> (with or without any variable names) will then turn the tracing of variables back on, using the current (or modified) variable list. </text:p>
        </text:list-item>
        <text:list-item>
          <text:p text:style-name="P18">For a <text:span text:style-name="T11">parse</text:span> instruction, only monitored variables have their assignments traced (unless <text:span text:style-name="T11">trace results</text:span> is already in effect). </text:p>
        </text:list-item>
      </text:list>
      <text:h text:style-name="Heading_20_4" text:outline-level="4">The format of trace output</text:h>
      <text:p text:style-name="Text_20_body"><text:alphabetical-index-mark text:string-value="of output during tracing" text:key1="Formatting"/><text:alphabetical-index-mark text:string-value="Indention during tracing"/>Trace output is either clauses from the program being traced, or results (such as the results from expressions). </text:p>
      <text:p text:style-name="Text_20_body"><text:alphabetical-index-mark text:string-value="Line numbers, in tracing"/><text:alphabetical-index-mark text:string-value="line numbers" text:key1="Tracing"/>The first clause or result traced on any line will be preceded by its line number in the program; this is right-justified in a space which allows for the largest line number in the program, plus one blank. Following clauses or results from the same line are preceded by white space of the same width; however, any change of line number causes the line number to be included. </text:p>
      <text:p text:style-name="Text_20_body">Clauses that are traced will be displayed with the formatting (indention) and layout used in the original source stream for the program, starting with the first character of the first token of the clause. </text:p>
      <text:p text:style-name="Text_20_body">Results (if requested) are converted to a string for tracing if necessary, are not indented, and have a double quote prefixed and suffixed so that leading and trailing blanks are apparent; if, however, the result being traced is <text:span text:style-name="T9">null</text:span> (see page <text:span text:style-name="T15"><text:reference-ref text:reference-format="page" text:ref-name="refswnull">132</text:reference-ref></text:span>) then the string “<text:span text:style-name="T9">[null]</text:span>” is shown (without quotes). For results with an associated name (the values assigned to local variables, method arguments, or properties in the current class), the name of the result precedes the data, separated by a single blank. </text:p>
      <text:p text:style-name="Text_20_body">For clarity, implementations may replace “control codes” in the encoding of results (for example, EBCDIC values less than <text:span text:style-name="T9">'\x40'</text:span>, or Unicode values less than <text:span text:style-name="T9">'\x20'</text:span>) by a question mark (“<text:span text:style-name="T9">?</text:span>”). <text:alphabetical-index-mark text:string-value="data identifiers" text:key1="Tracing"/></text:p>
      <text:p text:style-name="Text_20_body">All lines displayed during tracing have a three character tag to identify the type of data being traced. <text:s/>This tag follows the line number (or the space for a line number), and is separated from the line number by a single blank. The traced clause or result follows the tag, after another blank. The identifier tags may be: </text:p>
      <table:table table:name="dl108" table:style-name="dl108">
        <table:table-column table:style-name="dl108.A"/>
        <table:table-column table:style-name="dl108.B"/>
        <table:table-row>
          <table:table-cell table:style-name="dl108.A1" office:value-type="string">
            <text:p text:style-name="P3">*=* <text:alphabetical-index-mark text:string-value="*=* tracing flag"/></text:p>
          </table:table-cell>
          <table:table-cell table:style-name="dl108.A1" office:value-type="string">
            <text:p text:style-name="Text_20_body">identifies the first line of the source of a single clause, <text:span text:style-name="T5">i.e.</text:span>, the data actually in the program. </text:p>
          </table:table-cell>
        </table:table-row>
        <table:table-row>
          <table:table-cell table:style-name="dl108.A1" office:value-type="string">
            <text:p text:style-name="P3">*-* <text:alphabetical-index-mark text:string-value="*-* tracing flag"/></text:p>
          </table:table-cell>
          <table:table-cell table:style-name="dl108.A1" office:value-type="string">
            <text:p text:style-name="Text_20_body">identifies a continuation line from the source of a single clause. Continuations may be due to the use of a continuation character (see page <text:span text:style-name="T15"><text:reference-ref text:reference-format="page" text:ref-name="refsemis">48</text:reference-ref></text:span>) or to the use of a block comment (see page <text:span text:style-name="T15"><text:reference-ref text:reference-format="page" text:ref-name="refblockco">44</text:reference-ref></text:span>) which spans more than one line. </text:p>
          </table:table-cell>
        </table:table-row>
        <table:table-row>
          <table:table-cell table:style-name="dl108.A1" office:value-type="string">
            <text:p text:style-name="P3">&gt;a&gt; <text:alphabetical-index-mark text:string-value="&gt;a&gt; tracing flag"/></text:p>
          </table:table-cell>
          <table:table-cell table:style-name="dl108.A1" office:value-type="string">
            <text:p text:style-name="Text_20_body">Identifies a value assigned to a method argument of the current method. The name of the argument is included in the trace. </text:p>
          </table:table-cell>
        </table:table-row>
        <table:table-row>
          <table:table-cell table:style-name="dl108.A1" office:value-type="string">
            <text:p text:style-name="P3">&gt;p&gt; <text:alphabetical-index-mark text:string-value="&gt;p&gt; tracing flag"/></text:p>
          </table:table-cell>
          <table:table-cell table:style-name="dl108.A1" office:value-type="string">
            <text:p text:style-name="Text_20_body">Identifies a value assigned to a property. The name of the property is included in the trace if the property is in the current class. </text:p>
          </table:table-cell>
        </table:table-row>
        <table:table-row>
          <table:table-cell table:style-name="dl108.A1" office:value-type="string">
            <text:p text:style-name="P3">&gt;v&gt; <text:alphabetical-index-mark text:string-value="&gt;v&gt; tracing flag"/></text:p>
          </table:table-cell>
          <table:table-cell table:style-name="dl108.A1" office:value-type="string">
            <text:p text:style-name="Text_20_body">Identifies a value assigned to a local variable in the current method. The name of the variable is included in the trace. </text:p>
          </table:table-cell>
        </table:table-row>
        <table:table-row>
          <table:table-cell table:style-name="dl108.A1" office:value-type="string">
            <text:p text:style-name="P3">&gt;&gt;&gt; <text:alphabetical-index-mark text:string-value="&gt;&gt;&gt; tracing flag"/></text:p>
          </table:table-cell>
          <table:table-cell table:style-name="dl108.A1" office:value-type="string">
            <text:p text:style-name="Text_20_body">Identifies the result of an expression evaluation that is not used for an assignment (for example, an argument expression in a method call). </text:p>
          </table:table-cell>
        </table:table-row>
        <table:table-row>
          <table:table-cell table:style-name="dl108.A1" office:value-type="string">
            <text:p text:style-name="P3">+++ <text:alphabetical-index-mark text:string-value="+++ tracing flag"/></text:p>
          </table:table-cell>
          <table:table-cell table:style-name="dl108.A1" office:value-type="string">
            <text:p text:style-name="Text_20_body">Reserved for error messages that are not supplied by the environment underlying the implementation. </text:p>
          </table:table-cell>
        </table:table-row>
      </table:table>
      <text:p text:style-name="Text_20_body"><text:alphabetical-index-mark text:string-value="tracing" text:key1="Thread"/><text:alphabetical-index-mark text:string-value="context" text:key1="Trace"/>If a trace line is produced in a different context (program or thread) from the preceding trace line (if <text:soft-page-break/>any) then a <text:span text:style-name="T5">trace context</text:span> line is shown. <text:s/>This shows the name of the program that produced the trace line, and also the name of the thread (and thread group) of the context. </text:p>
      <text:p text:style-name="Text_20_body">The thread group name is not shown if it is <text:span text:style-name="T9">main</text:span>, and in this case the thread name is then also suppressed if its name is <text:span text:style-name="T9">main</text:span>. </text:p>
      <text:p text:style-name="Text_20_keep"><text:span text:style-name="T4">Examples:</text:span> </text:p>
      <text:p text:style-name="Text_20_body">If the following instructions, starting on line 53 of a 120-line program, were executed: </text:p>
      <text:p text:style-name="P9">trace all <text:line-break/>if i=1 then say 'Hello' <text:line-break/>  <text:s text:c="5"/>else say 'i&lt;&gt;1' <text:line-break/>say - <text:line-break/> 'A continued line' </text:p>
      <text:p text:style-name="Text_20_body">the trace output (if <text:span text:style-name="T5">i</text:span> were <text:span text:style-name="T9">1</text:span>) would be: </text:p>
      <text:p text:style-name="P9">  54 *=* if i=1 <text:line-break/>  <text:s text:c="3"/>*=* <text:s text:c="7"/>then <text:line-break/>  <text:s text:c="3"/>*=* <text:s text:c="12"/>say 'Hello' <text:line-break/>  56 *=* say - <text:line-break/>  57 *-* <text:s/>'A continued line' </text:p>
      <text:p text:style-name="Text_20_keep">Similarly, for the 3-line program: </text:p>
      <text:p text:style-name="P9">trace results <text:line-break/>number=1/7 <text:line-break/>parse number before '.' after </text:p>
      <text:p text:style-name="Text_20_body">the trace output would be: </text:p>
      <text:p text:style-name="P9"> 2 *=* number=1/7 <text:line-break/>  <text:s/>&gt;v&gt; number "0.142857143" <text:line-break/> 3 *=* parse number before '.' after <text:line-break/>  <text:s/>&gt;v&gt; before "0" <text:line-break/>  <text:s/>&gt;v&gt; after "142857143" </text:p>
      <text:p text:style-name="Text_20_keep"><text:span text:style-name="T4">Notes:</text:span> </text:p>
      <text:list xml:id="ol109" text:style-name="L1">
        <text:list-item>
          <text:p text:style-name="P18">Trace output is written to an implementation-defined output stream <text:alphabetical-index-mark text:string-value="stderr, used by TRACE"/>(typically the “standard error” output stream, which lets it be redirected to a destination separate from the default destination for output which is used by the <text:span text:style-name="T11">say</text:span> instruction). </text:p>
        </text:list-item>
        <text:list-item>
          <text:p text:style-name="P18">In some implementations, the use of <text:span text:style-name="T11">trace</text:span> instructions may substantially increase the size of classes and the execution time of methods affected by tracing.<text:note text:id="ftn56" text:note-class="footnote"><text:note-citation>56</text:note-citation><text:note-body><text:p text:style-name="Footnote"><text:span text:style-name="T5">In the reference implementation, </text:span>options notrace<text:span text:style-name="T5"> may be used to disable all </text:span>trace<text:span text:style-name="T5"> instructions and hence ensure that tracing overhead is not accidentally incurred.</text:span> </text:p></text:note-body></text:note> </text:p>
        </text:list-item>
        <text:list-item>
          <text:p text:style-name="P18">With some implementations it may be possible to switch tracing on externally, without requiring modification to the program. </text:p>
        </text:list-item>
      </text:list>
      <text:h text:style-name="Heading_20_2" text:outline-level="2"><text:bookmark-start text:name="__RefHeading__76417_1453098226"/><text:reference-mark text:name="refpstruct"/>Program structure<text:bookmark-end text:name="__RefHeading__76417_1453098226"/></text:h>
      <text:p text:style-name="Text_20_body"><text:alphabetical-index-mark text:string-value="structure" text:key1="Program"/><text:alphabetical-index-mark text:string-value="structure" text:key1="Programs"/><text:alphabetical-index-mark text:string-value="Programs"/>A NetRexx <text:span text:style-name="T5">program</text:span> is a collection of clauses (see page <text:span text:style-name="T15"><text:reference-ref text:reference-format="page" text:ref-name="refclau">44</text:reference-ref></text:span>) derived from a single implementation-defined source stream (such as a file). When a program is processed by a language processor<text:note text:id="ftn57" text:note-class="footnote"><text:note-citation>57</text:note-citation><text:note-body><text:p text:style-name="Footnote">Such as a compiler or interpreter. </text:p></text:note-body></text:note> it defines one or more classes. Classes are usually introduced by the <text:span text:style-name="T11">class</text:span> instruction (see page <text:span text:style-name="T15"><text:reference-ref text:reference-format="page" text:ref-name="refclass">80</text:reference-ref></text:span>), but if the first is a standard class, intended to be run as a stand-alone application, then the <text:span text:style-name="T11">class</text:span> instruction can be omitted. <text:s/>In this case, NetRexx defines an implied class and initialization method that will be used. </text:p>
      <text:p text:style-name="Text_20_body">The implied class and method permits the writing of “low boilerplate” programs, with a minimum of syntax. The simplest, documented, NetRexx program that has an effect might therefore be: </text:p>
      <text:p text:style-name="Text_20_keep"><text:span text:style-name="T4">Example:</text:span> <text:alphabetical-index-mark text:string-value="Hello World" text:key1="Example"/></text:p>
      <text:p text:style-name="P9">/* This is a very simple NetRexx program */ <text:line-break/>say 'Hello World!' </text:p>
      <text:p text:style-name="Text_20_body">In more detail, a NetRexx program consists of: <text:alphabetical-index-mark text:string-value="Prolog, of a program"/><text:alphabetical-index-mark text:string-value="prolog" text:key1="Program"/></text:p>
      <text:list xml:id="ol110" text:style-name="L1">
        <text:list-item>
          <text:p text:style-name="P18">An optional <text:span text:style-name="T5">prolog</text:span> (<text:span text:style-name="T11">package</text:span>, <text:span text:style-name="T11">import</text:span>, and <text:span text:style-name="T11">options</text:span> instructions). <text:s/>Only one <text:span text:style-name="T11">package</text:span> instruction is permitted per program. </text:p>
        </text:list-item>
        <text:list-item>
          <text:p text:style-name="P18">One or more class definitions, each introduced by a <text:span text:style-name="T11">class</text:span> instruction. </text:p>
        </text:list-item>
      </text:list>
      <text:p text:style-name="Text_20_body"><text:alphabetical-index-mark text:string-value="definition" text:key1="Class"/>A <text:span text:style-name="T5">class definition</text:span> comprises: </text:p>
      <text:list xml:id="ol111" text:style-name="L1">
        <text:list-item>
          <text:p text:style-name="P18">The <text:span text:style-name="T11">class</text:span> instruction which introduces the class (which may be inferred, see below). </text:p>
        </text:list-item>
        <text:list-item>
          <text:p text:style-name="P18">Zero or more property variable assignments, <text:alphabetical-index-mark text:string-value="property initialization" text:key1="Assignment"/><text:alphabetical-index-mark text:string-value="initialization" text:key1="Properties"/>along with optional <text:span text:style-name="T11">properties</text:span> instructions that can alter their attributes, and optional <text:span text:style-name="T11">numeric</text:span> and <text:span text:style-name="T11">trace</text:span> instructions. Property variable assignments take the form of an <text:span text:style-name="T5">assignment</text:span> (see page <text:span text:style-name="T15"><text:reference-ref text:reference-format="page" text:ref-name="refassign">72</text:reference-ref></text:span>), with an optional “<text:span text:style-name="T9">=</text:span>” and expression, which may: </text:p>
          <text:list text:style-name="L2">
            <text:list-item>
              <text:p text:style-name="P19">just name a property (by omitting the “<text:span text:style-name="T9">=</text:span>” and expression of the assignment), in which case it refers to a string of type <text:span text:style-name="T9">Rexx</text:span> </text:p>
            </text:list-item>
            <text:list-item>
              <text:p text:style-name="P19">assign a type to the property (when the expression evaluates to just a type) </text:p>
            </text:list-item>
            <text:list-item>
              <text:p text:style-name="P19">assign a type and initial value to the property (when the expression returns a value). </text:p>
            </text:list-item>
          </text:list>
        </text:list-item>
        <text:list-item>
          <text:p text:style-name="P18">Zero or more method definitions, each introduced by a <text:span text:style-name="T11">method</text:span> instruction (which may be inferred if the <text:span text:style-name="T11">class</text:span> instruction is inferred, see below). </text:p>
        </text:list-item>
      </text:list>
      <text:p text:style-name="Text_20_body"><text:alphabetical-index-mark text:string-value="definition" text:key1="Method"/>A <text:span text:style-name="T5">method definition</text:span> comprises: </text:p>
      <text:list xml:id="ul113" text:style-name="L2">
        <text:list-item>
          <text:p text:style-name="P19">Any NetRexx instructions, except the <text:span text:style-name="T11">class</text:span>, <text:span text:style-name="T11">method</text:span>, and <text:span text:style-name="T11">properties</text:span> instructions and those allowed in the prolog (the <text:span text:style-name="T11">package</text:span>, <text:span text:style-name="T11">import</text:span>, and <text:span text:style-name="T11">options</text:span> instructions). </text:p>
        </text:list-item>
      </text:list>
      <text:p text:style-name="Text_20_keep"><text:soft-page-break/><text:span text:style-name="T4">Example:</text:span> <text:alphabetical-index-mark text:string-value="of two classes" text:key1="Example"/></text:p>
      <text:p text:style-name="P9">/* A program with two classes */ <text:line-break/>import java.applet. <text:s text:c="2"/>-- for example <text:line-break/>  <text:line-break/>class testclass extends Applet <text:line-break/>  properties public <text:line-break/>  <text:s text:c="2"/>state <text:s text:c="12"/>-- property of type 'Rexx' <text:line-break/>  <text:s text:c="2"/>i=int <text:s text:c="12"/>-- property of type 'int' <text:line-break/>  properties constant <text:line-break/>  <text:s text:c="2"/>j=int 3 <text:s text:c="10"/>-- property initialized to '3' <text:line-break/>  <text:line-break/>  method start <text:line-break/>  <text:s text:c="2"/>say 'I started' <text:line-break/>  <text:s text:c="2"/>state='start' <text:line-break/>  <text:line-break/>  method stop <text:line-break/>  <text:s text:c="2"/>say 'I stopped' <text:line-break/>  <text:s text:c="2"/>state='stop' <text:line-break/>  <text:line-break/>class anotherclass <text:line-break/>  method testing <text:line-break/>  <text:s text:c="2"/>loop i=1 to 10 <text:line-break/>  <text:s text:c="4"/>say '1, 2, 3, 4...' <text:line-break/>  <text:s text:c="4"/>if i=7 then return <text:line-break/>  <text:s text:c="3"/>end <text:line-break/>  <text:s text:c="2"/>return <text:line-break/>  <text:line-break/>  method anothertest <text:line-break/>  <text:s text:c="2"/>say '1, 2, 3, 4' </text:p>
      <text:p text:style-name="Text_20_body">This example shows a prolog (with just an <text:span text:style-name="T11">import</text:span> instruction) followed by two classes. <text:s/>The first class includes two public properties, one constant property, and two methods. The second class includes no properties, but also has two methods. </text:p>
      <text:p text:style-name="Text_20_body">Note that a <text:span text:style-name="T11">return</text:span> instruction implies no static scoping; the content of a method is ended by a <text:span text:style-name="T11">method</text:span> (or <text:span text:style-name="T11">class</text:span>) instruction, or by the end of the source stream. The <text:span text:style-name="T11">return</text:span> instruction at the end of the <text:span text:style-name="T9">testing</text:span> method is, therefore, unnecessary. </text:p>
      <text:h text:style-name="Heading_20_3" text:outline-level="3"><text:bookmark-start text:name="__RefHeading__76419_1453098226"/>Program defaults<text:bookmark-end text:name="__RefHeading__76419_1453098226"/></text:h>
      <text:p text:style-name="Text_20_body">The following defaults are provided for NetRexx programs: </text:p>
      <text:list xml:id="ol114" text:style-name="L1">
        <text:list-item>
          <text:p text:style-name="P18">If, while parsing prolog instructions, some instruction that is not valid for the prolog and is not a <text:span text:style-name="T11">class</text:span> instruction is encountered, then a default <text:span text:style-name="T11">class</text:span> instruction (with an implementation-provided short name, typically derived from the name of the source stream) is inserted. <text:s/>If the instruction was not a <text:span text:style-name="T11">method</text:span> instruction, then a default <text:span text:style-name="T11">method</text:span> instruction (with a name and attributes appropriate for the environment, such as <text:span text:style-name="T9">main</text:span>) is also inserted. </text:p>
          <text:p text:style-name="P18">In this latter case, it is assumed that execution of the program will begin by invocation of the default method. In other words, a “stand-alone” application can be written without explicitly providing the class and method instructions for the first method to be executed. An example of such a program is given in Appendix A (see page <text:span text:style-name="T15"><text:reference-ref text:reference-format="page" text:ref-name="refappa">173</text:reference-ref></text:span>). </text:p>
          <text:p text:style-name="P18"><text:span text:style-name="T5">In the reference implementation, the </text:span>main<text:span text:style-name="T5"> method in a stand-alone application is passed the </text:span><text:span text:style-name="T5">words forming the command string as an array of strings of type </text:span>java.lang.String<text:span text:style-name="T5"> (one word to each element of the array). When the NetRexx reference implementation provides the </text:span>main<text:span text:style-name="T5"> method instruction by default, it also constructs a NetRexx string of type </text:span>Rexx<text:span text:style-name="T5"> from this </text:span><text:span text:style-name="T5">array </text:span><text:soft-page-break/><text:span text:style-name="T5">of words, with a blank added between words, and assigns the string to the variable </text:span>arg<text:span text:style-name="T5">.</text:span> </text:p>
          <text:p text:style-name="P20">The command string may also have been edited by the underlying operating system environment; certain characters may not be allowed, multiple blanks or whitespace may have been reduced to single blanks, etc. </text:p>
        </text:list-item>
        <text:list-item>
          <text:p text:style-name="P18">If a method ends and the last instruction at the outer level of the method scope is not <text:span text:style-name="T11">return</text:span> then a <text:span text:style-name="T11">return</text:span> instruction is added if it could be reached. In this case, if a value is expected to be returned by the method (due to other <text:span text:style-name="T11">return</text:span> instructions returning values, or there being a <text:span text:style-name="T11">returns</text:span> keyword on the <text:span text:style-name="T11">method</text:span> instruction), an error is reported. </text:p>
        </text:list-item>
      </text:list>
      <text:p text:style-name="Text_20_body">Language processors may provide options to prevent, or warn of, these defaults being applied, as desired. </text:p>
      <text:h text:style-name="Heading_20_2" text:outline-level="2"><text:bookmark-start text:name="__RefHeading__76421_1453098226"/><text:reference-mark text:name="refminor"/>Minor and Dependent classes<text:bookmark-end text:name="__RefHeading__76421_1453098226"/></text:h>
      <text:p text:style-name="Text_20_body">A <text:span text:style-name="T5">minor class</text:span> in NetRexx is a class whose name is qualified by the name of another class, called its <text:span text:style-name="T5">parent</text:span>, and a <text:span text:style-name="T5">dependent class</text:span> is a minor class that has a link to its parent class that allows a child object simplified access to its parent object and its properties. </text:p>
      <text:h text:style-name="Heading_20_3" text:outline-level="3"><text:bookmark-start text:name="__RefHeading__76423_1453098226"/><text:reference-mark text:name="refsminorc"/>Minor classes<text:bookmark-end text:name="__RefHeading__76423_1453098226"/></text:h>
      <text:p text:style-name="Text_20_body"><text:alphabetical-index-mark text:string-value="in minor classes" text:key1="Constructors"/><text:alphabetical-index-mark text:string-value="of classes" text:key1="Short name"/><text:alphabetical-index-mark text:string-value="of classes" text:key1="Full name"/><text:alphabetical-index-mark text:string-value="Parent class"/><text:alphabetical-index-mark text:string-value="parent" text:key1="Classes"/><text:alphabetical-index-mark text:string-value="minor" text:key1="Classes"/><text:alphabetical-index-mark text:string-value="see Minor classes" text:key1="Nested classes"/><text:alphabetical-index-mark text:string-value="see Minor classes" text:key1="Inner classes"/><text:alphabetical-index-mark text:string-value="see Dependent classes" text:key1="Minor classes"/><text:alphabetical-index-mark text:string-value="Minor classes"/>A <text:span text:style-name="T5">minor class</text:span> in NetRexx is a class whose name is qualified by the name of another class, called its <text:span text:style-name="T5">parent</text:span>. This qualification is indicated by the form of the name of the class: the short name of the minor class is prefixed by the name of its parent class (separated by a period). For example, if the parent is called <text:span text:style-name="T9">Foo</text:span> then the full name of a minor class <text:span text:style-name="T9">Bar</text:span> would be written <text:span text:style-name="T9">Foo.Bar</text:span>. The short name, <text:span text:style-name="T9">Bar</text:span>, is used for the name of any constructor method for the class; outside the class it can only be used to identify the class in the context of the parent class (or from children of the minor class, see below). </text:p>
      <text:p text:style-name="Text_20_body">The names of minor classes may be used in exactly the same way as other class names (types) in programs. <text:s/>For example, a property might be declared and initialized thus: </text:p>
      <text:p text:style-name="P9">abar=Foo.Bar null <text:s text:c="2"/>-- this has type Foo.Bar </text:p>
      <text:p text:style-name="Text_20_body">or, if the class has a constructor, perhaps: </text:p>
      <text:p text:style-name="P9">abar=Foo.Bar() <text:s text:c="5"/>-- constructs a Foo.Bar object </text:p>
      <text:p text:style-name="Text_20_body"><text:alphabetical-index-mark text:string-value="naming of" text:key1="Minor classes"/>Minor classes must be in the same program (and hence in the same package) as their parent. <text:s/>They are introduced by a <text:span text:style-name="T11">class</text:span> instruction that specifies their full name, for example: </text:p>
      <text:p text:style-name="P9">class Foo.Bar extends SomeClass </text:p>
      <text:p text:style-name="Text_20_body">Minor classes must immediately follow their parent class.<text:note text:id="ftn58" text:note-class="footnote"><text:note-citation>58</text:note-citation><text:note-body><text:p text:style-name="Footnote">This allows compilers that generate Java source code to preserve line numbering. </text:p></text:note-body></text:note> </text:p>
      <text:p text:style-name="Text_20_body"><text:alphabetical-index-mark text:string-value="nesting of" text:key1="Minor classes"/>Minor classes may have a parent which is itself a minor class, to any depth; the name and the positioning rules are extended as necessary. <text:s/>For example, the following classes might exist in a program: </text:p>
      <text:p text:style-name="P9">class Foo <text:line-break/>  class Foo.Bar <text:line-break/>  <text:s text:c="2"/>class Foo.Bar.Nod <text:line-break/>  <text:s text:c="2"/>class Foo.Bar.Pod <text:line-break/>  class Foo.Car </text:p>
      <text:p text:style-name="Text_20_body">As before, the children of <text:span text:style-name="T9">Foo.Bar</text:span> immediately follow their parent. <text:s/>The list of children of <text:span text:style-name="T9">Foo</text:span> can be continued after the children of <text:span text:style-name="T9">Foo.Bar</text:span> have all been specified. </text:p>
      <text:p text:style-name="Text_20_body">Note that the short name (last part of the name) of a minor class may not be the same as the short name of any of its parents (a class <text:span text:style-name="T9">Foo.Bar.Foo</text:span> or a class <text:span text:style-name="T9">Foo.Bar.Bar</text:span> would be in error, for example). <text:s/>This allows minor classes to refer to their parent classes by their short name without ambiguity. </text:p>
      <text:h text:style-name="Heading_20_4" text:outline-level="4">Constructing objects in minor classes</text:h>
      <text:p text:style-name="Text_20_body"><text:alphabetical-index-mark text:string-value="of minor classes" text:key1="Constructors"/><text:alphabetical-index-mark text:string-value="constructing" text:key1="Minor classes"/>A parent class can construct an object of a child class in the usual manner, by simply specifying its constructor (identified by its short name, full name, or qualified name). For example, a method in the <text:span text:style-name="T9">Foo.Bar</text:span> class above could construct an object of type <text:span text:style-name="T9">Foo.Bar.Nod</text:span> using: </text:p>
      <text:p text:style-name="P9">anod=Nod() </text:p>
      <text:p text:style-name="Text_20_body">(assuming the <text:span text:style-name="T9">Foo.Bar.Nod</text:span> class has a constructor that takes no arguments). </text:p>
      <text:p text:style-name="Text_20_body">Similarly, minor classes can refer to the types and constructors of any of its parents by simply using their short names. Hence, the <text:span text:style-name="T9">Foo.Bar.Nod</text:span> class could construct objects of its parents’ types thus: </text:p>
      <text:p text:style-name="P9"><text:soft-page-break/>abar=Bar() <text:line-break/>afoo=Foo() </text:p>
      <text:p text:style-name="Text_20_body">(again assuming the parent classes have constructors that take no arguments). </text:p>
      <text:p text:style-name="Text_20_body">Classes other than the parent or an immediate child must use the full name (if necessary, qualified by the package name) to refer to a minor class or its constructor. </text:p>
      <text:h text:style-name="Heading_20_3" text:outline-level="3"><text:bookmark-start text:name="__RefHeading__76425_1453098226"/><text:reference-mark text:name="refsdepen"/>Dependent classes<text:bookmark-end text:name="__RefHeading__76425_1453098226"/></text:h>
      <text:p text:style-name="Text_20_body"><text:alphabetical-index-mark text:string-value="see Dependent classes" text:key1="Member classes"/><text:alphabetical-index-mark text:string-value="see Minor classes" text:key1="Dependent classes"/><text:alphabetical-index-mark text:string-value="on CLASS instruction" text:key1="DEPENDENT"/><text:alphabetical-index-mark text:string-value="dependent" text:key1="Classes"/><text:alphabetical-index-mark text:string-value="Dependent classes"/>As described in the last section, minor classes provide an enhanced packaging (naming) mechanism for classes, allowing classes to be structured within packages. <text:s/>A stronger link between a child class and its parent is indicated by the modifier keyword <text:span text:style-name="T11">dependent</text:span> on the child class, which indicates that the child is a <text:span text:style-name="T5">dependent class</text:span>. For example: </text:p>
      <text:p text:style-name="P9">class Foo.Dep dependent extends SomeClass <text:line-break/>  method Dep <text:s text:c="2"/>-- this is the constructor </text:p>
      <text:p text:style-name="Text_20_body"><text:alphabetical-index-mark text:string-value="Parent object"/><text:alphabetical-index-mark text:string-value="Dependent object"/>An object constructed from a dependent class (a <text:span text:style-name="T5">dependent object</text:span>) is linked to the context of an object of its parent type (its <text:span text:style-name="T5">parent object</text:span>). The linkage thus provided allows the child object simplified access to the parent object and its properties. </text:p>
      <text:p text:style-name="Text_20_body">In the example, an object of type <text:span text:style-name="T9">Foo.Dep</text:span> can only be constructed in the context of a parent object, which must be of type <text:span text:style-name="T9">Foo</text:span>. </text:p>
      <text:h text:style-name="Heading_20_4" text:outline-level="4">Constructing dependent objects</text:h>
      <text:p text:style-name="Text_20_body"><text:alphabetical-index-mark text:string-value="of dependent object" text:key1="Parent"/><text:alphabetical-index-mark text:string-value="of dependent objects" text:key1="Constructors"/><text:alphabetical-index-mark text:string-value="constructing" text:key1="Dependent object"/>A parent class can construct a dependent object in the same way as when constructing objects of other child types; that is, by simply specifying its constructor. <text:s/>In this case, however, the current object (<text:span text:style-name="T9">this</text:span>) becomes the parent object of the newly constructed object. For example, a method in the <text:span text:style-name="T9">Foo</text:span> class above could construct a dependent object of type <text:span text:style-name="T9">Foo.Dep</text:span> using: </text:p>
      <text:p text:style-name="P9">adep=Dep() </text:p>
      <text:p text:style-name="Text_20_body">(assuming the <text:span text:style-name="T9">Dep</text:span> class has a constructor that takes no arguments). </text:p>
      <text:p text:style-name="Text_20_body"><text:alphabetical-index-mark text:string-value="qualified" text:key1="Constructors"/>In general, for a class to construct an object from a dependent class, it must have a reference to an object of the parent class (which will become the parent of the new object), and the constructor must be called (by its short name) in the context of that parent object. <text:s/>For example: </text:p>
      <text:p text:style-name="P9">parentObject=Foo() <text:line-break/>adep=parentObject.Dep() </text:p>
      <text:p text:style-name="Text_20_body">(In the same way, the first example could have been written: </text:p>
      <text:p text:style-name="P9">adep=this.Dep() </text:p>
      <text:p text:style-name="Text_20_body">within the parent class the <text:span text:style-name="T9">this.</text:span> is implied.) </text:p>
      <text:p text:style-name="Text_20_body"><text:alphabetical-index-mark text:string-value="special method" text:key1="SUPER"/><text:alphabetical-index-mark text:string-value="super" text:key1="Special methods"/>In order to subclass a dependent class, the constructor of the dependent class must be invoked by the subclass constructor in a similar manner. In this case, a qualified call to the usual special constructor <text:span text:style-name="T9">super</text:span> is used, for example: </text:p>
      <text:p text:style-name="P9">class ASub extends Foo.Dep <text:line-break/>  method Asub(afoo=Foo) <text:line-break/>  <text:s text:c="2"/>afoo.super() </text:p>
      <text:p text:style-name="Text_20_body">The qualifier (<text:span text:style-name="T9">afoo</text:span> in the example) must be either the name of an argument to the constructor, or the special word <text:span text:style-name="T9">parent</text:span> (if the classes share a common parent class), or the short name of a parent class followed by <text:span text:style-name="T9">.this</text:span> (see below). The call to <text:span text:style-name="T9">super</text:span> must be the first instruction in the method, as usual, and it must be present (it will not be generated automatically by the compiler). </text:p>
      <text:h text:style-name="Heading_20_4" text:outline-level="4"><text:soft-page-break/>Access to parent objects and their properties</text:h>
      <text:p text:style-name="Text_20_body">Dependent classes have simplified access to their parent objects and their properties. In particular: </text:p>
      <text:list xml:id="ul115" text:style-name="L2">
        <text:list-item>
          <text:p text:style-name="P19"><text:alphabetical-index-mark text:string-value="special word" text:key1="PARENT"/><text:alphabetical-index-mark text:string-value="parent" text:key1="Special words"/>The special word <text:span text:style-name="T9">parent</text:span> may be used to refer to the parent object of the current object. <text:s/>It may appear alone in a term, or at the start of a compound term. It can only be used in non-static contexts in a dependent class. </text:p>
        </text:list-item>
        <text:list-item>
          <text:p text:style-name="P19"><text:alphabetical-index-mark text:string-value="special word" text:key1="THIS"/><text:alphabetical-index-mark text:string-value="this" text:key1="Special words"/>In general, any of the objects in the chain of parents of a dependent object may be referred to by qualifying the special word <text:span text:style-name="T9">this</text:span> with the short name of the parent class. For example, extending the previous example, if the class <text:span text:style-name="T9">Foo.Dep.Ent</text:span> was a dependent class it could contain references to <text:span text:style-name="T9">Foo.this</text:span> (the parent of its parent) or <text:span text:style-name="T9">Dep.this</text:span> (the latter being the same as specifying <text:span text:style-name="T9">parent</text:span>). <text:s/>If preferred, the full name or the fully qualified name of the parent class may be used instead of the short name. </text:p>
          <text:p text:style-name="P19">Like <text:span text:style-name="T9">parent</text:span>, this construct can only be used at the start of a term in non-static contexts in a dependent class. </text:p>
        </text:list-item>
        <text:list-item>
          <text:p text:style-name="P19"><text:alphabetical-index-mark text:string-value="in dependent classes" text:key1="Properties"/><text:alphabetical-index-mark text:string-value="in minor classes" text:key1="Properties"/>As usual, properties external to the current class must always be qualified in some way (for example, the prefix <text:span text:style-name="T9">parent.</text:span> can be used in a term such as <text:span text:style-name="T9">parent.aprop</text:span>). </text:p>
        </text:list-item>
      </text:list>
      <text:h text:style-name="Heading_20_3" text:outline-level="3"><text:bookmark-start text:name="__RefHeading__76427_1453098226"/><text:reference-mark text:name="refsminres"/>Restrictions<text:bookmark-end text:name="__RefHeading__76427_1453098226"/></text:h>
      <text:p text:style-name="Text_20_body"><text:alphabetical-index-mark text:string-value="restrictions" text:key1="Dependent classes"/><text:alphabetical-index-mark text:string-value="restrictions" text:key1="Minor classes"/>Minor classes may have any of the attributes (<text:span text:style-name="T11">public</text:span>, <text:span text:style-name="T11">interface</text:span>, <text:span text:style-name="T5">etc.</text:span>) of other classes, and behave in every way like other classes, with the following restrictions: </text:p>
      <text:list xml:id="ul116" text:style-name="L2">
        <text:list-item>
          <text:p text:style-name="P19">If a class is a static class (that is, it contains only static or constant properties and methods) then any children cannot be dependent classes (because no object of the parent class can be constructed). Similarly, interface classes and abstract classes cannot have dependent classes. </text:p>
        </text:list-item>
        <text:list-item>
          <text:p text:style-name="P19">Dependent classes may not be interfaces. </text:p>
        </text:list-item>
        <text:list-item>
          <text:p text:style-name="P19"><text:alphabetical-index-mark text:string-value="in dependent classes" text:key1="Properties"/>Dependent classes may not contain static or constant properties (or methods).<text:note text:id="ftn59" text:note-class="footnote"><text:note-citation>59</text:note-citation><text:note-body><text:p text:style-name="Footnote">This restriction allows compilation for the Java platform. </text:p></text:note-body></text:note> These must be placed in a parent which is not a dependent class. </text:p>
        </text:list-item>
        <text:list-item>
          <text:p text:style-name="P19">Minor classes may be public only if their parent is also public. (Note that this is the only case where more than one public class is permitted in a program.) <text:s/>In general: a minor class cannot be more visible than its parent. </text:p>
        </text:list-item>
      </text:list>
      <text:h text:style-name="Heading_20_2" text:outline-level="2"><text:bookmark-start text:name="__RefHeading__76429_1453098226"/><text:reference-mark text:name="refspecial"/>Special names and methods<text:bookmark-end text:name="__RefHeading__76429_1453098226"/></text:h>
      <text:p text:style-name="Text_20_body">For convenience, NetRexx provides some <text:span text:style-name="T5">special names</text:span> for naming commonly-used concepts within terms. These are only recognized if there is no variable of the same name previously seen in the current scope, as described in the section on <text:span text:style-name="T5">Terms</text:span> (see page <text:span text:style-name="T15"><text:reference-ref text:reference-format="page" text:ref-name="refterms">52</text:reference-ref></text:span>). This allows the set of special words to be expanded in the future, if necessary, without invalidating existing variables. <text:s/>Therefore, these names are not reserved; they may be used as variable names instead, if desired. </text:p>
      <text:p text:style-name="Text_20_body">There are also two “special methods” that are used when constructing objects. </text:p>
      <text:h text:style-name="Heading_20_3" text:outline-level="3"><text:bookmark-start text:name="__RefHeading__76431_1453098226"/>Special names<text:bookmark-end text:name="__RefHeading__76431_1453098226"/></text:h>
      <text:p text:style-name="Text_20_body"><text:alphabetical-index-mark text:string-value="Special words"/>The following special names are allowed in NetRexx programs, and are recognized independently of case.<text:note text:id="ftn60" text:note-class="footnote"><text:note-citation>60</text:note-citation><text:note-body><text:p text:style-name="P2">Unless <text:span text:style-name="T12">options strictcase</text:span> is in effect. </text:p></text:note-body></text:note> With the exception of <text:span text:style-name="T9">length</text:span> and <text:span text:style-name="T9">class</text:span>, these may only be used alone as a term or at the start of a compound term. </text:p>
      <table:table table:name="dl117" table:style-name="dl117">
        <table:table-column table:style-name="dl117.A"/>
        <table:table-column table:style-name="dl117.B"/>
        <table:table-row>
          <table:table-cell table:style-name="dl117.A1" office:value-type="string">
            <text:p text:style-name="Table_20_Contents"><text:reference-mark text:name="refswask"/><text:span text:style-name="T9">ask </text:span><text:alphabetical-index-mark text:string-value="stdin, reading with ASK"/><text:alphabetical-index-mark text:string-value="ASK special word"/><text:alphabetical-index-mark text:string-value="ask" text:key1="Words" text:key2="special"/><text:alphabetical-index-mark text:string-value="ask" text:key1="Names" text:key2="special"/><text:alphabetical-index-mark text:string-value="ask" text:key1="Special words"/></text:p>
          </table:table-cell>
          <table:table-cell table:style-name="dl117.A1" office:value-type="string">
            <text:p text:style-name="Text_20_body">Returns a string of type <text:span text:style-name="T9">Rexx</text:span>, read as a line from the implementation-defined default input stream (often the user’s “console”). </text:p>
            <text:p text:style-name="Text_20_keep"><text:span text:style-name="T4">Example:</text:span> </text:p>
            <text:p text:style-name="P9">if ask='yes' then say 'OK' </text:p>
            <text:p text:style-name="Text_20_body"><text:span text:style-name="T9">ask</text:span> can only appear alone, or at the start of a compound term.<text:note text:id="ftn61" text:note-class="footnote"><text:note-citation>61</text:note-citation><text:note-body><text:p text:style-name="Footnote"><text:span text:style-name="T5">In the reference implementation, </text:span>ask<text:span text:style-name="T5"> is simply a shorthand for </text:span>RexxIO.Ask()<text:span text:style-name="T5">.</text:span> </text:p></text:note-body></text:note> </text:p>
          </table:table-cell>
        </table:table-row>
        <table:table-row>
          <table:table-cell table:style-name="dl117.A1" office:value-type="string">
            <text:p text:style-name="Table_20_Contents"><text:reference-mark text:name="refswclass"/><text:span text:style-name="T9">class </text:span><text:alphabetical-index-mark text:string-value="special word" text:key1="CLASS"/><text:alphabetical-index-mark text:string-value="class" text:key1="Words, special"/><text:alphabetical-index-mark text:string-value="class" text:key1="Names, special"/><text:alphabetical-index-mark text:string-value="class" text:key1="Special words"/></text:p>
          </table:table-cell>
          <table:table-cell table:style-name="dl117.A1" office:value-type="string">
            <text:p text:style-name="Text_20_body">The object of type <text:span text:style-name="T9">Class</text:span> that describes a specific type. This word is only recognized as the second part of a compound term, where the evaluation of the first part of the term resulted in a type or qualified type. </text:p>
            <text:p text:style-name="Text_20_keep"><text:span text:style-name="T4">Example:</text:span> </text:p>
            <text:p text:style-name="P9">obj=String.class <text:line-break/>say obj.isInterface /* would say '0' */ </text:p>
          </table:table-cell>
        </table:table-row>
        <table:table-row>
          <table:table-cell table:style-name="dl117.A1" office:value-type="string">
            <text:p text:style-name="Table_20_Contents"><text:reference-mark text:name="refswdigit"/><text:span text:style-name="T9">digits </text:span><text:alphabetical-index-mark text:string-value="special word" text:key1="DIGITS"/><text:alphabetical-index-mark text:string-value="digits" text:key1="Words" text:key2="special"/><text:alphabetical-index-mark text:string-value="digits" text:key1="Names" text:key2="special"/><text:alphabetical-index-mark text:string-value="digits" text:key1="Special words"/></text:p>
          </table:table-cell>
          <table:table-cell table:style-name="dl117.A1" office:value-type="string">
            <text:p text:style-name="Text_20_body">The current setting of <text:span text:style-name="T11">numeric digits</text:span> (see page <text:span text:style-name="T15"><text:reference-ref text:reference-format="page" text:ref-name="refndigits">106</text:reference-ref></text:span>), returned as a string of type <text:span text:style-name="T9">Rexx</text:span>. This will be one or more Arabic numerals, with no leading blanks, zeros, or sign, and no trailing blanks or exponent. </text:p>
            <text:p text:style-name="Text_20_body"><text:span text:style-name="T9">digits</text:span> can only appear alone, or at the start of a compound term. </text:p>
          </table:table-cell>
        </table:table-row>
        <table:table-row>
          <table:table-cell table:style-name="dl117.A1" office:value-type="string">
            <text:p text:style-name="Table_20_Contents"><text:reference-mark text:name="refswform"/><text:span text:style-name="T9">form </text:span><text:alphabetical-index-mark text:string-value="special word" text:key1="FORM"/><text:alphabetical-index-mark text:string-value="form" text:key1="Words" text:key2="special"/><text:alphabetical-index-mark text:string-value="form" text:key1="Names" text:key2="special"/><text:alphabetical-index-mark text:string-value="form" text:key1="Special words"/></text:p>
          </table:table-cell>
          <table:table-cell table:style-name="dl117.A1" office:value-type="string">
            <text:p text:style-name="Text_20_body">The current setting of <text:span text:style-name="T11">numeric form</text:span> (see page <text:span text:style-name="T15"><text:reference-ref text:reference-format="page" text:ref-name="refnform">106</text:reference-ref></text:span>), returned as a string of type <text:span text:style-name="T9">Rexx</text:span>. This will have either the value “<text:span text:style-name="T9">scientific</text:span>” or the value “<text:span text:style-name="T9">engineering</text:span>”. </text:p>
            <text:p text:style-name="Text_20_body"><text:span text:style-name="T9">form</text:span> can only appear alone, or at the start of a compound term. </text:p>
          </table:table-cell>
        </table:table-row>
        <table:table-row>
          <table:table-cell table:style-name="dl117.A1" office:value-type="string">
            <text:p text:style-name="Table_20_Contents"><text:reference-mark text:name="refswleng"/><text:span text:style-name="T9">length </text:span><text:alphabetical-index-mark text:string-value="special word" text:key1="LENGTH"/><text:alphabetical-index-mark text:string-value="length" text:key1="Words" text:key2="special"/><text:alphabetical-index-mark text:string-value="length" text:key1="Names" text:key2="special"/><text:alphabetical-index-mark text:string-value="length" text:key1="Special words"/></text:p>
          </table:table-cell>
          <table:table-cell table:style-name="dl117.A1" office:value-type="string">
            <text:p text:style-name="Text_20_body">The length of an array (see page <text:span text:style-name="T15"><text:reference-ref text:reference-format="page" text:ref-name="refarray">77</text:reference-ref></text:span>), returned as an implementation-dependent binary type or string. This word is only recognized as the last part of a compound term, where the evaluation of the rest of the term resulted in an array of dimension 1. </text:p>
            <text:p text:style-name="Text_20_keep"><text:span text:style-name="T4">Example:</text:span> </text:p>
            <text:p text:style-name="P9">foo=char[7] <text:line-break/>say foo.length <text:s text:c="4"/>/* would say '7' */ </text:p>
            <text:p text:style-name="Text_20_body">Note that you can get the length of a NetRexx string with the same syntax.<text:note text:id="ftn62" text:note-class="footnote"><text:note-citation>62</text:note-citation><text:note-body><text:p text:style-name="P2">Unless <text:span text:style-name="T12">options strictargs</text:span> is in effect. </text:p></text:note-body></text:note> In that case, however, a <text:span text:style-name="T9">length()</text:span> method is being invoked. </text:p>
          </table:table-cell>
        </table:table-row>
        <table:table-row>
          <table:table-cell table:style-name="dl117.A1" office:value-type="string">
            <text:p text:style-name="Table_20_Contents"><text:reference-mark text:name="refswnull"/><text:span text:style-name="T9">null </text:span><text:alphabetical-index-mark text:string-value="null" text:key1="References"/><text:alphabetical-index-mark text:string-value="Empty reference, null"/><text:alphabetical-index-mark text:string-value="NULL special word"/><text:alphabetical-index-mark text:string-value="null" text:key1="Words" text:key2="special"/><text:alphabetical-index-mark text:string-value="null" text:key1="Names" text:key2="special"/><text:alphabetical-index-mark text:string-value="null" text:key1="Special words"/></text:p>
          </table:table-cell>
          <table:table-cell table:style-name="dl117.A1" office:value-type="string">
            <text:p text:style-name="Text_20_body">The <text:span text:style-name="T5">empty reference</text:span>. <text:s/>This is a special value that represents “no value” and may be <text:soft-page-break/>assigned to variables (or returned from methods) except those whose type is both primitive and undimensioned. It may also be be used in a comparison for equality (or inequality) with values of suitable type, and may be given a type. </text:p>
            <text:p text:style-name="Text_20_keep"><text:span text:style-name="T4">Examples:</text:span> </text:p>
            <text:p text:style-name="P9">blob=int[3] <text:s text:c="2"/>-- 'blob' refers to array of 3 ints <text:line-break/>blob=null <text:s text:c="4"/>-- 'blob' is still of type int[], <text:line-break/>  <text:s text:c="12"/>-- but refers to no real object <text:line-break/>mob=Mark null -- 'mob' is type 'Mark' </text:p>
            <text:p text:style-name="Text_20_body">The <text:span text:style-name="T9">null</text:span> value may be considered to represent the state of being uninitialized. <text:s/>It can only appear as simple symbol, not as a part of a compound term. </text:p>
          </table:table-cell>
        </table:table-row>
        <table:table-row>
          <table:table-cell table:style-name="dl117.A1" office:value-type="string">
            <text:p text:style-name="Table_20_Contents"><text:reference-mark text:name="refswsourc"/><text:span text:style-name="T9">source </text:span><text:alphabetical-index-mark text:string-value="filename of" text:key1="Class"/><text:alphabetical-index-mark text:string-value="filename of" text:key1="Program"/><text:alphabetical-index-mark text:string-value="SOURCE special word"/><text:alphabetical-index-mark text:string-value="source" text:key1="Words" text:key2="special"/><text:alphabetical-index-mark text:string-value="source" text:key1="Names" text:key2="special"/><text:alphabetical-index-mark text:string-value="source" text:key1="Special words"/></text:p>
          </table:table-cell>
          <table:table-cell table:style-name="dl117.A1" office:value-type="string">
            <text:p text:style-name="Text_20_body">Returns a string of type <text:span text:style-name="T9">Rexx</text:span> identifying the source of the current class. The string consists of the following words, with a single blank between the words and no trailing or leading blanks: </text:p>
            <text:list xml:id="ol118" text:style-name="L1">
              <text:list-item>
                <text:p text:style-name="P18">the name of the underlying environment (<text:span text:style-name="T5">e.g.</text:span>, <text:span text:style-name="T9">Java</text:span>) </text:p>
              </text:list-item>
              <text:list-item>
                <text:p text:style-name="P18">either <text:span text:style-name="T9">method</text:span> (if the term is being used within a method) or <text:span text:style-name="T9">class</text:span> (if the term is being used within a property assignment, before the first method in a class) </text:p>
              </text:list-item>
              <text:list-item>
                <text:p text:style-name="P18">an implementation-dependent representation of the name of the source stream for the class (<text:span text:style-name="T5">e.g.</text:span>, <text:span text:style-name="T9">Fred.nrx</text:span>). </text:p>
              </text:list-item>
            </text:list>
            <text:p text:style-name="Text_20_body"><text:span text:style-name="T9">source</text:span> can only appear alone, or at the start of a compound term. </text:p>
          </table:table-cell>
        </table:table-row>
        <table:table-row>
          <table:table-cell table:style-name="dl117.A1" office:value-type="string">
            <text:p text:style-name="Table_20_Contents"><text:reference-mark text:name="refswsourl"/><text:span text:style-name="T9">sourceline </text:span><text:alphabetical-index-mark text:string-value="special word" text:key1="SOURCELINE"/><text:alphabetical-index-mark text:string-value="sourceline" text:key1="Words, special"/><text:alphabetical-index-mark text:string-value="sourceline" text:key1="Names, special"/><text:alphabetical-index-mark text:string-value="sourceline" text:key1="Special words"/></text:p>
          </table:table-cell>
          <table:table-cell table:style-name="dl117.A1" office:value-type="string">
            <text:p text:style-name="Text_20_body">The line number of the first token of the current clause in the NetRexx program, returned as a string of type <text:span text:style-name="T9">Rexx</text:span>. This will be one or more Arabic numerals, with no leading blanks, zeros, or sign, and no trailing blanks or exponent. </text:p>
            <text:p text:style-name="Text_20_body"><text:span text:style-name="T9">sourceline</text:span> can only appear alone, or at the start of a compound term. </text:p>
          </table:table-cell>
        </table:table-row>
        <table:table-row>
          <table:table-cell table:style-name="dl117.A1" office:value-type="string">
            <text:p text:style-name="Table_20_Contents"><text:reference-mark text:name="refswsuper"/><text:span text:style-name="T9">super </text:span><text:alphabetical-index-mark text:string-value="to current object" text:key1="References"/><text:alphabetical-index-mark text:string-value="special word" text:key1="SUPER"/><text:alphabetical-index-mark text:string-value="super" text:key1="Words" text:key2="special"/><text:alphabetical-index-mark text:string-value="super" text:key1="Names" text:key2="special"/><text:alphabetical-index-mark text:string-value="super" text:key1="Special words"/></text:p>
          </table:table-cell>
          <table:table-cell table:style-name="dl117.A1" office:value-type="string">
            <text:p text:style-name="Text_20_body">Returns a reference to the current object, with a type that is the type of the class that the current object’s class extends. This means that a search for methods or properties which <text:span text:style-name="T9">super</text:span> qualifies will start from the superclass rather than in the current class. This is used for invoking a method or property (in the superclass or one of its superclasses) that has been overridden in the current class. </text:p>
            <text:p text:style-name="Text_20_keep"><text:span text:style-name="T4">Example:</text:span> </text:p>
            <text:p text:style-name="P9">method printit(x) <text:line-break/>  say 'it' <text:s text:c="9"/>-- modification <text:line-break/>  super.printit(x) <text:s/>-- now the usual processing </text:p>
            <text:p text:style-name="Text_20_body">If a property being referenced is in fact defined by a superclass of the current class, then the prefix “<text:span text:style-name="T9">super.</text:span>” is perhaps the clearest way to indicate that name refers to a property of a superclass rather than to a local variable. (You could also qualify it by the name of the superclass.) </text:p>
            <text:p text:style-name="Text_20_body"><text:span text:style-name="T9">super</text:span> can only appear alone, or at the start of a compound term. </text:p>
          </table:table-cell>
        </table:table-row>
        <table:table-row>
          <table:table-cell table:style-name="dl117.A1" office:value-type="string">
            <text:p text:style-name="Table_20_Contents"><text:reference-mark text:name="refswthis"/><text:span text:style-name="T9">this </text:span><text:alphabetical-index-mark text:string-value="to current object" text:key1="References"/><text:alphabetical-index-mark text:string-value="special word" text:key1="THIS"/><text:alphabetical-index-mark text:string-value="this" text:key1="Words" text:key2="special"/><text:alphabetical-index-mark text:string-value="this" text:key1="Names" text:key2="special"/><text:alphabetical-index-mark text:string-value="this" text:key1="Special words"/></text:p>
          </table:table-cell>
          <table:table-cell table:style-name="dl117.A1" office:value-type="string">
            <text:p text:style-name="Text_20_body">Returns a reference to the current object. When a method is invoked, for example in: </text:p>
            <text:p text:style-name="P9">word=Rexx "hello" <text:s/>-- 'word' refers to "hello" <text:line-break/>say word.substr(3) -- invokes substr on "hello" </text:p>
            <text:p text:style-name="Text_20_body">then the method <text:span text:style-name="T9">substr</text:span> in the class <text:span text:style-name="T9">Rexx</text:span> is invoked, with argument <text:span text:style-name="T9">'3'</text:span>, and with the properties of the value (object) <text:span text:style-name="T9">"hello"</text:span> available to it. These properties may be accessed simply by name, or (more explicitly) by prefixing the name with “<text:span text:style-name="T9">this.</text:span>”. Using “<text:span text:style-name="T9">this.</text:span>” can make a method more readable, especially when several objects of <text:soft-page-break/>the same type are being manipulated in the method. </text:p>
            <text:p text:style-name="Text_20_body"><text:span text:style-name="T9">this</text:span> can only appear alone, or at the start of a compound term. </text:p>
          </table:table-cell>
        </table:table-row>
        <table:table-row>
          <table:table-cell table:style-name="dl117.A1" office:value-type="string">
            <text:p text:style-name="Table_20_Contents"><text:reference-mark text:name="refswtrace"/><text:span text:style-name="T9">trace </text:span><text:alphabetical-index-mark text:string-value="special word" text:key1="TRACE"/><text:alphabetical-index-mark text:string-value="trace" text:key1="Words" text:key2="special"/><text:alphabetical-index-mark text:string-value="trace" text:key1="Names" text:key2="special"/><text:alphabetical-index-mark text:string-value="trace" text:key1="Special words"/></text:p>
          </table:table-cell>
          <table:table-cell table:style-name="dl117.A1" office:value-type="string">
            <text:p text:style-name="Text_20_body">The current <text:span text:style-name="T11">trace</text:span> (see page <text:span text:style-name="T15"><text:reference-ref text:reference-format="page" text:ref-name="reftrace">122</text:reference-ref></text:span>) setting, returned as a NetRexx string. This will be one of the words: </text:p>
            <text:p text:style-name="P9">off var methods all results </text:p>
            <text:p text:style-name="Text_20_body">(<text:span text:style-name="T9">var</text:span> is returned when clause tracing is off but variable tracing has then been turned on using a <text:span text:style-name="T11">trace var</text:span> instruction.) </text:p>
            <text:p text:style-name="Text_20_body"><text:span text:style-name="T9">trace</text:span> can only appear alone, or at the start of a compound term. </text:p>
          </table:table-cell>
        </table:table-row>
        <table:table-row>
          <table:table-cell table:style-name="dl117.A1" office:value-type="string">
            <text:p text:style-name="Table_20_Contents"><text:reference-mark text:name="refswvers"/><text:span text:style-name="T9">version </text:span><text:alphabetical-index-mark text:string-value="VERSION special word"/><text:alphabetical-index-mark text:string-value="version" text:key1="Words" text:key2="special"/><text:alphabetical-index-mark text:string-value="version" text:key1="Names" text:key2="special"/><text:alphabetical-index-mark text:string-value="version" text:key1="Special words"/></text:p>
          </table:table-cell>
          <table:table-cell table:style-name="dl117.A1" office:value-type="string">
            <text:p text:style-name="Text_20_body">Returns a string of type <text:span text:style-name="T9">Rexx</text:span> identifying the version of the NetRexx language in effect when the current class was processed. The string consists of the following words, with a single blank between the words and no trailing or leading blanks: </text:p>
            <text:list xml:id="ol119" text:style-name="L1">
              <text:list-item>
                <text:p text:style-name="P18">A word describing the language. <text:s/>The first seven letters will be the characters <text:span text:style-name="T9">NetRexx</text:span>, and the remainder may be used to identify a particular implementation or language processor. This word may not include any periods. </text:p>
              </text:list-item>
              <text:list-item>
                <text:p text:style-name="P18">The language level description, which must be a number with no sign or exponential part. For example, “<text:span text:style-name="T9"><text:user-field-get text:name="vers">3.00</text:user-field-get></text:span>” is the language level of this definition. </text:p>
              </text:list-item>
              <text:list-item>
                <text:p text:style-name="P18">Three words describing the language processor release date in the same format as the default for the Rexx “<text:span text:style-name="T9">date()</text:span>” function.<text:note text:id="ftn63" text:note-class="footnote"><text:note-citation>63</text:note-citation><text:note-body><text:p text:style-name="Footnote">As defined in <text:span text:style-name="T5">American National Standard for Information Technology – Programming Language REXX, X3.274-1996</text:span>, American National Standards Institute, New York, 1996. </text:p></text:note-body></text:note> For example, “<text:span text:style-name="T9"><text:user-field-get text:name="vdate">22 May 2009</text:user-field-get></text:span>”. </text:p>
              </text:list-item>
            </text:list>
            <text:p text:style-name="Text_20_body"><text:span text:style-name="T9">version</text:span> can only appear alone, or at the start of a compound term. </text:p>
          </table:table-cell>
        </table:table-row>
      </table:table>
      <text:h text:style-name="Heading_20_3" text:outline-level="3"><text:bookmark-start text:name="__RefHeading__76433_1453098226"/><text:reference-mark text:name="refspecm"/>Special methods<text:bookmark-end text:name="__RefHeading__76433_1453098226"/></text:h>
      <text:p text:style-name="Text_20_body"><text:alphabetical-index-mark text:string-value="special" text:key1="Constructors"/><text:alphabetical-index-mark text:string-value="special" text:key1="Methods"/><text:alphabetical-index-mark text:string-value="Special methods"/>Constructors (methods used for constructing objects) in NetRexx must invoke a constructor of their superclass before making any modifications to the current object (or invoke another constructor in the current class). </text:p>
      <text:p text:style-name="Text_20_body"><text:alphabetical-index-mark text:string-value="super" text:key1="Special methods"/><text:alphabetical-index-mark text:string-value="this" text:key1="Special methods"/><text:alphabetical-index-mark text:string-value="special method" text:key1="THIS"/><text:alphabetical-index-mark text:string-value="special method" text:key1="SUPER"/>This is simplified and made explicit by the provision of the special method names <text:span text:style-name="T9">super</text:span> and <text:span text:style-name="T9">this</text:span>, which refer to constructors of the superclass and current class respectively. <text:s/>These special methods are only recognized when used as the first, method call, instruction in a constructor, as described in <text:span text:style-name="T5">Methods and constructors</text:span> (see page <text:span text:style-name="T15"><text:reference-ref text:reference-format="page" text:ref-name="refmethcon">57</text:reference-ref></text:span>). Their names will be recognized independently of case.<text:note text:id="ftn64" text:note-class="footnote"><text:note-citation>64</text:note-citation><text:note-body><text:p text:style-name="P2">Unless <text:span text:style-name="T12">options strictcase</text:span> is in effect. </text:p></text:note-body></text:note> </text:p>
      <text:p text:style-name="Text_20_body">In addition, NetRexx provides special constructor methods for the primitive types that allow binary construction of primitives. These are described in <text:span text:style-name="T5">Binary values and arithmetic</text:span> (see page <text:span text:style-name="T15"><text:reference-ref text:reference-format="page" text:ref-name="refbincon">151</text:reference-ref></text:span>). </text:p>
      <text:h text:style-name="Heading_20_2" text:outline-level="2"><text:bookmark-start text:name="__RefHeading__76435_1453098226"/><text:reference-mark text:name="refparsing"/>Parsing templates<text:bookmark-end text:name="__RefHeading__76435_1453098226"/></text:h>
      <text:p text:style-name="Text_20_body"><text:alphabetical-index-mark text:string-value="general rules" text:key1="Templates, parsing"/><text:alphabetical-index-mark text:string-value="general rules" text:key1="Parsing"/><text:alphabetical-index-mark text:string-value="parsing rules" text:key1="PARSE"/><text:alphabetical-index-mark text:string-value="Templates, parsing"/><text:alphabetical-index-mark text:string-value="Parsing templates"/><text:alphabetical-index-mark text:string-value="Parsing"/>The <text:span text:style-name="T11">parse</text:span> instruction allows a selected string to be parsed (split up) and assigned to variables, under the control of a <text:span text:style-name="T5">template</text:span>. </text:p>
      <text:p text:style-name="Text_20_body">The various mechanisms in the template allow a string to be split up by explicit matching of strings (called <text:span text:style-name="T5">patterns</text:span>), or by specifying numeric positions (<text:span text:style-name="T5">positional patterns</text:span> – for example, to extract data from particular columns of a line read from a character stream). Once split into parts, each segment of the string can then be assigned to variables as a whole or by words (delimited by blanks). </text:p>
      <text:p text:style-name="Text_20_body">This section first gives some informal examples of how the parsing template can be used, and then defines the algorithms in detail. <text:alphabetical-index-mark text:string-value="introduction" text:key1="Parsing"/></text:p>
      <text:h text:style-name="Heading_20_3" text:outline-level="3"><text:bookmark-start text:name="__RefHeading__76437_1453098226"/>Introduction to parsing<text:bookmark-end text:name="__RefHeading__76437_1453098226"/></text:h>
      <text:p text:style-name="Text_20_body">The simplest form of parsing template consists of a list of variable names. The string being parsed is split up into words (characters delimited by blanks), and each word from the string is assigned to a variable in sequence from left to right. The final variable is treated specially in that it will be assigned whatever is left of the original string and may therefore contain several words. For example, in the <text:span text:style-name="T11">parse</text:span> instruction: </text:p>
      <text:p text:style-name="P9">parse 'This is a sentence.' v1 v2 v3 </text:p>
      <text:p text:style-name="Text_20_body">the term (in this case a literal string) following the instruction keyword is parsed, and then: <text:s/>the variable v1 would be assigned the value “<text:span text:style-name="T9">This</text:span>”, v2 would be assigned the value “<text:span text:style-name="T9">is</text:span>”, and v3 would be assigned the value “<text:span text:style-name="T9">a sentence.</text:span>”. </text:p>
      <text:p text:style-name="Text_20_body">Leading blanks are removed from each word in the string before it is assigned to a variable, as is the blank that delimits the end of the word. Thus, variables set in this manner (v1 and v2 in the example) will never have leading or trailing blanks, though v3 could have both leading and trailing blanks. </text:p>
      <text:p text:style-name="Text_20_body">Note that the variables assigned values in a template are always given a new value and so if there are fewer words in the string than variables in the template then the unused variables will be set to the null string. </text:p>
      <text:p text:style-name="Text_20_body">The second parsing mechanism uses a literal string in a template as a pattern, to split up the string. For example: </text:p>
      <text:p text:style-name="P9">parse 'To be, or not to be?' w1 ',' w2 </text:p>
      <text:p text:style-name="Text_20_body">would cause the string to be scanned for the comma, and then split at that point; the variable w1 would be set to “<text:span text:style-name="T9">To be</text:span>”, and w2 is set to “<text:span text:style-name="T9"> or not to be?</text:span>”. Note that the pattern itself (and <text:span text:style-name="T4">only</text:span> the pattern) is removed from the string. Each section of the string is treated in just the same way as the whole string was in the previous example, and so either section could be split up into words. </text:p>
      <text:p text:style-name="Text_20_keep">Thus, in: </text:p>
      <text:p text:style-name="P9">parse 'To be, or not to be?' w1 ',' w2 w3 w4 </text:p>
      <text:p text:style-name="Text_20_body">w2 and w3 would be assigned the values “<text:span text:style-name="T9">or</text:span>” and “<text:span text:style-name="T9">not</text:span>”, and w4 would be assigned the remainder: “<text:span text:style-name="T9">to be?</text:span>”. </text:p>
      <text:p text:style-name="Text_20_body">If the string in the last example did not contain a comma, then the pattern would effectively “match” the end of the string, so the variable to the left of the pattern would get the entire input string, and the variables to the right would be set to a null string. </text:p>
      <text:p text:style-name="Text_20_body">The pattern may be specified as a variable, by putting the variable name in parentheses. <text:s/>The following instructions therefore have the same effect as the last example: </text:p>
      <text:p text:style-name="P9"><text:soft-page-break/>c=',' <text:line-break/>parse 'To be, or not to be?' w1 (c) w2 w3 w4 </text:p>
      <text:p text:style-name="Text_20_body">The third parsing mechanism is the numeric positional pattern. This works in the same way as the string pattern except that it specifies a column number. <text:s/>So: </text:p>
      <text:p text:style-name="P9">parse 'Flying pigs have wings' x1 5 x2 </text:p>
      <text:p text:style-name="Text_20_body">would split the string at the fifth column, so x1 would be “<text:span text:style-name="T9">Flyi</text:span>” and x2 would start at column 5 and so be “<text:span text:style-name="T9">ng pigs have wings</text:span>”. </text:p>
      <text:p text:style-name="Text_20_body">More than one pattern is allowed, so for example: </text:p>
      <text:p text:style-name="P9">parse 'Flying pigs have wings' x1 5 x2 10 x3 </text:p>
      <text:p text:style-name="Text_20_body">would split the string at columns 5 and 10, so x2 would be “<text:span text:style-name="T9">ng pi</text:span>” and x3 would be “<text:span text:style-name="T9">gs have wings</text:span>”. </text:p>
      <text:p text:style-name="Text_20_body">The numbers can be relative to the last number used, so: </text:p>
      <text:p text:style-name="P9">parse 'Flying pigs have wings' x1 5 x2 +5 x3 </text:p>
      <text:p text:style-name="Text_20_body">would have exactly the same effect as the last example; here the <text:span text:style-name="T9">+5</text:span> may be thought of as specifying the length of the string to be assigned to x2. </text:p>
      <text:p text:style-name="Text_20_body">As with literal string patterns, the positional patterns can be specified as a variable by putting the name of a variable, in parentheses, in place of the number. An absolute column number should then be indicated by using an equals sign (“<text:span text:style-name="T9">=</text:span>”) instead of a plus or minus sign. The last example could therefore be written: </text:p>
      <text:p text:style-name="P9">start=5 <text:line-break/>length=5 <text:line-break/>data='Flying pigs have wings' <text:line-break/>parse data <text:s/>x1 =(start) x2 +(length) x3 </text:p>
      <text:p text:style-name="Text_20_body">String patterns and positional patterns can be mixed (in effect the beginning of a string pattern just specifies a variable column number) and some very powerful things can be done with templates. The next section describes in more detail how the various mechanisms interact. <text:alphabetical-index-mark text:string-value="definition" text:key1="Parsing"/></text:p>
      <text:h text:style-name="Heading_20_3" text:outline-level="3"><text:bookmark-start text:name="__RefHeading__76439_1453098226"/>Parsing definition<text:bookmark-end text:name="__RefHeading__76439_1453098226"/></text:h>
      <text:p text:style-name="Text_20_body">This section describes the rules that govern parsing. <text:alphabetical-index-mark text:string-value="general rules" text:key1="Parsing"/></text:p>
      <text:p text:style-name="Text_20_body">In its most general form, a template consists of alternating pattern specifications and variable names. <text:s/>Blanks may be added between patterns and variable names to separate the tokens and to improve readability. <text:s/>The patterns and variable names are used strictly in sequence from left to right, and are used once only. <text:s/>In practice, various simpler forms are used in which either variable names or patterns may be omitted; we can therefore have variable names without patterns in between, and patterns without intervening variable names. </text:p>
      <text:p text:style-name="Text_20_body">In general, the value assigned to a variable is that sequence of characters in the input string between the point that is matched by the pattern on its left and the point that is matched by the pattern on its right. </text:p>
      <text:p text:style-name="Text_20_body">If the first item in a template is a variable, then there is an implicit pattern on the left that matches the start of the string, and similarly if the last item in a template is a variable then there is an implicit pattern on the right that matches the end of the string. Hence the simplest template consists of a single variable name which in this case is assigned the entire input string. </text:p>
      <text:p text:style-name="Text_20_body">Setting a variable during parsing is identical in effect to setting a variable in an assignment. </text:p>
      <text:p text:style-name="Text_20_body">The constructs that may appear as patterns fall into two categories; patterns that act by searching for a <text:soft-page-break/>matching string (literal patterns), and numeric patterns that specify an absolute or relative position in the string (positional patterns). Either of these can be specified explicitly in the template, or alternatively by a reference to a variable whose value is to be used as the pattern. </text:p>
      <text:p text:style-name="Text_20_body">For the following examples, assume that the following sample string is being parsed; note that all blanks are significant – there are two blanks after the first word “<text:span text:style-name="T9">is</text:span>” and also after the second comma: </text:p>
      <text:p text:style-name="P9">'This is <text:s/>the text which, I think, <text:s/>is scanned.' </text:p>
      <text:h text:style-name="Heading_20_4" text:outline-level="4">Parsing with literal patterns</text:h>
      <text:p text:style-name="Text_20_body"><text:alphabetical-index-mark text:string-value="Literal patterns"/><text:alphabetical-index-mark text:string-value="literal patterns" text:key1="Parsing"/><text:alphabetical-index-mark text:string-value="in parsing" text:key1="Patterns"/><text:alphabetical-index-mark text:string-value="patterns" text:key1="Parsing"/>Literal patterns cause scanning of the data string to find a sequence that matches the value of the literal. <text:s/>Literals are expressed as a quoted string. <text:s/>The null string matches the end of the data. </text:p>
      <text:p text:style-name="Text_20_keep">The template: </text:p>
      <text:p text:style-name="P9">w1 ',' w2 ',' w3 </text:p>
      <text:p text:style-name="Text_20_body">when parsing the sample string, results in: </text:p>
      <text:p text:style-name="P9"><text:span text:style-name="T5">w1</text:span> <text:span text:style-name="T7">has the value</text:span> "This is <text:s/>the text which" <text:line-break/><text:span text:style-name="T5">w2</text:span> <text:span text:style-name="T7">has the value</text:span> " I think" <text:line-break/><text:span text:style-name="T5">w3</text:span> <text:span text:style-name="T7">has the value</text:span> " <text:s/>is scanned." </text:p>
      <text:p text:style-name="Text_20_body">Here the string is parsed using a template that asks that each of the variables receive a value corresponding to a portion of the original string between commas; the commas are given as quoted strings. Note that the patterns themselves are removed from the data being parsed. </text:p>
      <text:p text:style-name="Text_20_body">A different parse would result with the template: </text:p>
      <text:p text:style-name="P9">w1 ',' w2 ',' w3 ',' w4 </text:p>
      <text:p text:style-name="Text_20_body">which would result in: </text:p>
      <text:p text:style-name="P9"><text:span text:style-name="T5">w1</text:span> <text:span text:style-name="T7">has the value</text:span> "This is <text:s/>the text which" <text:line-break/><text:span text:style-name="T5">w2</text:span> <text:span text:style-name="T7">has the value</text:span> " I think" <text:line-break/><text:span text:style-name="T5">w3</text:span> <text:span text:style-name="T7">has the value</text:span> " <text:s/>is scanned." <text:line-break/><text:span text:style-name="T5">w4</text:span> <text:span text:style-name="T7">has the value</text:span> "" <text:s/>(null string) </text:p>
      <text:p text:style-name="Text_20_body">This illustrates an important rule. <text:s/>When a match for a pattern cannot be found in the input string, it instead “matches” the end of the string. <text:s/>Thus, no match was found for the third <text:span text:style-name="T9">','</text:span> in the template, and so w3 was assigned the rest of the string. w4 was assigned a null string because the pattern on its left had already reached the end of the string. </text:p>
      <text:p text:style-name="Text_20_body">Note that <text:span text:style-name="T4">all</text:span> variables that appear in a template in this way are assigned a new value. </text:p>
      <text:h text:style-name="Heading_20_4" text:outline-level="4">Parsing strings into words</text:h>
      <text:p text:style-name="Text_20_body"><text:alphabetical-index-mark text:string-value="selecting words" text:key1="Parsing"/><text:alphabetical-index-mark text:string-value="in parsing" text:key1="Words"/>If a variable is directly followed by one or more other variables, then the string selected by the patterns is assigned to the variables in the following manner. Each blank-delimited word in the string is assigned to each variable in turn, except for the last variable in the group (which is assigned the remainder of the string). The values of the variables which are assigned words will have neither leading nor trailing blanks. </text:p>
      <text:p text:style-name="Text_20_keep">Thus the template: </text:p>
      <text:p text:style-name="P9">w1 w2 w3 w4 ',' </text:p>
      <text:p text:style-name="Text_20_keep"><text:soft-page-break/>would result in: </text:p>
      <text:p text:style-name="P9"><text:span text:style-name="T5">w1</text:span> <text:span text:style-name="T7">has the value</text:span> "This' <text:line-break/><text:span text:style-name="T5">w2</text:span> <text:span text:style-name="T7">has the value</text:span> "is" <text:line-break/><text:span text:style-name="T5">w3</text:span> <text:span text:style-name="T7">has the value</text:span> "the" <text:line-break/><text:span text:style-name="T5">w4</text:span> <text:span text:style-name="T7">has the value</text:span> "text which" </text:p>
      <text:p text:style-name="Text_20_body">Note that the final variable (w4 in this example) could have had both leading blanks and trailing blanks, since only the blank that delimits the previous word is removed from the data. </text:p>
      <text:p text:style-name="Text_20_body">Also observe that this example is not the same as specifying explicit blanks as patterns, as the template: </text:p>
      <text:p text:style-name="P9">w1 ' ' w2 ' ' w3 ' ' w4 ',' </text:p>
      <text:p text:style-name="Text_20_body">would in fact result in: </text:p>
      <text:p text:style-name="P9"><text:span text:style-name="T5">w1</text:span> <text:span text:style-name="T7">has the value</text:span> "This' <text:line-break/><text:span text:style-name="T5">w2</text:span> <text:span text:style-name="T7">has the value</text:span> "is" <text:line-break/><text:span text:style-name="T5">w3</text:span> <text:span text:style-name="T7">has the value</text:span> "" <text:s/>(null string) <text:line-break/><text:span text:style-name="T5">w4</text:span> <text:span text:style-name="T7">has the value</text:span> "the text which" </text:p>
      <text:p text:style-name="Text_20_body">since the third pattern would match the third blank in the data. </text:p>
      <text:p text:style-name="Text_20_body">In general, when a variable is followed by another variable then parsing of the input into individual words is implied. The parsing process may be thought of as first splitting the original string up into other strings using the various kinds of patterns, and then assigning each of these new strings to (zero or more) variables. </text:p>
      <text:h text:style-name="Heading_20_4" text:outline-level="4"><text:reference-mark text:name="refplaceh"/>Use of the period as a placeholder</text:h>
      <text:p text:style-name="Text_20_body"><text:alphabetical-index-mark text:string-value="as placeholder in parsing" text:key1=". (period)"/><text:alphabetical-index-mark text:string-value="as placeholder in parsing" text:key1="Period"/>A period (separated from any symbols by at least one blank) acts as a placeholder in a template. It has exactly the same effect as a variable name, except that no variable is set. It is especially useful as a “dummy variable” in a list of variables, or to collect (ignore) unwanted information at the end of a string. <text:s/>Thus the template: </text:p>
      <text:p text:style-name="P9"> . . . word4 . </text:p>
      <text:p text:style-name="Text_20_body">would extract the fourth word (“<text:span text:style-name="T9">text</text:span>”) from the sample string and place it in the variable word4. Blanks between successive periods in templates may be omitted, so the template: </text:p>
      <text:p text:style-name="P9"> ... word4 . </text:p>
      <text:p text:style-name="Text_20_body">would have the same result as the last template. </text:p>
      <text:h text:style-name="Heading_20_4" text:outline-level="4">Parsing with positional patterns</text:h>
      <text:p text:style-name="Text_20_body"><text:alphabetical-index-mark text:string-value="Positional patterns"/><text:alphabetical-index-mark text:string-value="positional patterns" text:key1="Parsing"/>Positional patterns may be used to cause the parsing to occur on the basis of position within the string, rather than on its contents. <text:alphabetical-index-mark text:string-value="Signs in parsing templates"/>They take the form of whole numbers, optionally preceded by a plus, minus, or equals sign which indicate relative or absolute positioning. These may cause the matching operation to “back up” to an earlier position in the data string, which can only occur when positional patterns are used. <text:alphabetical-index-mark text:string-value="Column specification in parsing"/><text:alphabetical-index-mark text:string-value="column specification in parsing" text:key1="Absolute"/></text:p>
      <text:p text:style-name="Text_20_keep"><text:span text:style-name="T4">Absolute positional patterns:</text:span> A number in a template that is <text:span text:style-name="T4">not</text:span> preceded by a sign refers to a particular (absolute) character column in the input, with 1 referring to the first column. For example, the template: </text:p>
      <text:p text:style-name="P9">s1 10 s2 20 s3 </text:p>
      <text:p text:style-name="Text_20_body">results in: </text:p>
      <text:p text:style-name="P9"><text:soft-page-break/><text:span text:style-name="T5">s1</text:span> <text:span text:style-name="T7">has the value</text:span> "This is <text:s/>" <text:line-break/><text:span text:style-name="T5">s2</text:span> <text:span text:style-name="T7">has the value</text:span> "the text w" <text:line-break/><text:span text:style-name="T5">s3</text:span> <text:span text:style-name="T7">has the value</text:span> "hich, I think, <text:s/>is scanned." </text:p>
      <text:p text:style-name="Text_20_body">Here s1 is assigned characters from the first through the ninth character, and s2 receives input characters 10 through 19. As usual the final variable, s3, is assigned the remainder of the input. </text:p>
      <text:p text:style-name="Text_20_body"><text:alphabetical-index-mark text:string-value="absolute columns" text:key1="Parsing"/><text:alphabetical-index-mark text:string-value="in parsing template" text:key1="= equals sign"/>An equals sign (“<text:span text:style-name="T9">=</text:span>”) may be placed before the number to indicate explicitly that it is to be used as an absolute column position; the last template could have been written: </text:p>
      <text:p text:style-name="P9">s1 =10 s2 =20 s3 </text:p>
      <text:p text:style-name="Text_20_body">A positional pattern that has no sign or is preceded by the equals sign is known as an <text:span text:style-name="T5">absolute positional pattern</text:span>. <text:alphabetical-index-mark text:string-value="in parsing template" text:key1="- minus sign"/><text:alphabetical-index-mark text:string-value="in parsing template" text:key1="+ plus sign"/><text:alphabetical-index-mark text:string-value="Relative column specification in parsing"/><text:alphabetical-index-mark text:string-value="positional pattern" text:key1="Absolute"/></text:p>
      <text:p text:style-name="Text_20_keep"><text:span text:style-name="T4">Relative positional patterns:</text:span> A number in a template that is preceded by a plus or minus sign indicates movement relative to the character position at which the previous pattern match occurred. This is a <text:span text:style-name="T5">relative positional pattern</text:span>. <text:alphabetical-index-mark text:string-value="Relative positional pattern"/></text:p>
      <text:p text:style-name="Text_20_body">If a plus or minus is specified, then the position used for the next match is calculated by adding (or subtracting) the number given to the last matched position. The last matched position is the position of the first character of the last match, whether specified numerically or by a string. </text:p>
      <text:p text:style-name="Text_20_keep">For example, the instructions: </text:p>
      <text:p text:style-name="P9">parse '123456789' <text:s/>3 w1 +3 w2 3 w3 </text:p>
      <text:p text:style-name="Text_20_body">result in </text:p>
      <text:p text:style-name="P9"><text:span text:style-name="T5">w1</text:span> <text:span text:style-name="T7">has the value</text:span> "345" <text:line-break/><text:span text:style-name="T5">w2</text:span> <text:span text:style-name="T7">has the value</text:span> "6789" <text:line-break/><text:span text:style-name="T5">w3</text:span> <text:span text:style-name="T7">has the value</text:span> "3456789" </text:p>
      <text:p text:style-name="Text_20_body">The <text:span text:style-name="T9">+3</text:span> in this case is equivalent to the absolute number <text:span text:style-name="T9">6</text:span> in the same position, and may also be considered to be specifying the length of the data string to be assigned to the variable w1. </text:p>
      <text:p text:style-name="Text_20_body">This example also illustrates the effects of a positional pattern that implies movement to a character position to the left of (or to) the point at which the last match occurred. The variable on the left is assigned characters through the end of the input, and the variable on the right is, as usual, assigned characters starting at the position dictated by the pattern. </text:p>
      <text:p text:style-name="Text_20_keep">A useful effect of this is that multiple assignments can be made: </text:p>
      <text:p text:style-name="P9">parse x 1 w1 1 w2 1 w3 </text:p>
      <text:p text:style-name="Text_20_body">This results in assigning the (entire) value of x to w1, w2, and w3. (The first “<text:span text:style-name="T9">1</text:span>” here could be omitted as it is effectively the same as the implicit starting pattern described at the beginning of this section.) </text:p>
      <text:p text:style-name="Text_20_body">If a positional pattern specifies a column that is greater than the length of the data, it is equivalent to specifying the end of the data (<text:span text:style-name="T5">i.e.</text:span>, no padding takes place). Similarly, if a pattern specifies a column to the left of the first column of the data, this is not an error but instead is taken to specify the first column of the data. </text:p>
      <text:p text:style-name="Text_20_body">Any pattern match sets the “last position” in a string to which a relative positional pattern can refer. The “last position” set by a literal pattern is the position at which the match occurred, that is, the position in the data of the <text:span text:style-name="T5">first</text:span> character in the pattern. The literal pattern in this case is <text:span text:style-name="T4">not</text:span> removed from the parsed data. Thus the template: </text:p>
      <text:p text:style-name="P9">',' -1 x +1 </text:p>
      <text:p text:style-name="Text_20_keep">will: </text:p>
      <text:list xml:id="ol120" text:style-name="L1">
        <text:list-item>
          <text:p text:style-name="P18">Find the first comma in the input (or the end of the string if there is no comma). </text:p>
        </text:list-item>
        <text:list-item>
          <text:p text:style-name="P18"><text:soft-page-break/>Back up one position. </text:p>
        </text:list-item>
        <text:list-item>
          <text:p text:style-name="P18">Assign one character (the character immediately preceding the comma or end of string) to the variable x. </text:p>
        </text:list-item>
      </text:list>
      <text:p text:style-name="Text_20_body">One possible application of this is looking for abbreviations in a string. Thus the instruction: </text:p>
      <text:p text:style-name="P9">/* Ensure options have a leading blank and are <text:line-break/>  <text:s/>in uppercase before parsing. */ <text:line-break/>parse (' 'opts).upper ' PR' +1 prword ' ' </text:p>
      <text:p text:style-name="Text_20_body">will set the variable prword to the first word in opts that starts with “<text:span text:style-name="T9">PR</text:span>” (in any case), or will set it to the null string if no such word exists. </text:p>
      <text:p text:style-name="Text_20_keep"><text:span text:style-name="T4">Notes:</text:span> </text:p>
      <text:list xml:id="ol121" text:style-name="L1">
        <text:list-item>
          <text:p text:style-name="P18">The positional patterns <text:span text:style-name="T9">+0</text:span> and <text:span text:style-name="T9">-0</text:span> are valid, have the same effect, and may be used to include the whole of a previous literal (or variable) pattern within the data string to be parsed into any following variables. </text:p>
        </text:list-item>
        <text:list-item>
          <text:p text:style-name="P18">As illustrated in the last example, patterns may follow each other in the template without intervening variable names. <text:s/>In this case each pattern is obeyed in turn from left to right, as usual. </text:p>
        </text:list-item>
        <text:list-item>
          <text:p text:style-name="P18">There may be blanks between the sign in a positional pattern and the number, because NetRexx defines that blanks adjacent to special characters are removed. </text:p>
        </text:list-item>
      </text:list>
      <text:h text:style-name="Heading_20_4" text:outline-level="4">Parsing with variable patterns</text:h>
      <text:p text:style-name="Text_20_body"><text:alphabetical-index-mark text:string-value="in parsing templates" text:key1="Parentheses"/><text:alphabetical-index-mark text:string-value="variable patterns" text:key1="Parsing"/><text:alphabetical-index-mark text:string-value="in parsing patterns" text:key1="Variables"/>It is sometimes desirable to be able to specify a pattern by using the value of a variable instead of a fixed string or number. This may be achieved by placing the name of the variable to be used as the pattern in parentheses (blanks are not necessary either inside or outside the parentheses, but may be added if desired). <text:alphabetical-index-mark text:string-value="in parsing template" text:key1="Variable reference"/>This is called a <text:span text:style-name="T5">variable reference</text:span>; the value of the variable is converted to string before use, if necessary. </text:p>
      <text:p text:style-name="Text_20_body">If the parenthesis to the left of the variable name is not preceded by an equals, plus, or minus sign (“<text:span text:style-name="T9">=</text:span>”, “<text:span text:style-name="T9">+</text:span>”, or “<text:span text:style-name="T9">-</text:span>”) the value of the variable is then used as though it were a literal (string) pattern. The variable may be one that has been set earlier in the parsing process, so for example: </text:p>
      <text:p text:style-name="P9">input="L/look for/1 10" <text:line-break/>parse input <text:s/>verb 2 delim +1 string (delim) rest </text:p>
      <text:p text:style-name="Text_20_body">will set: </text:p>
      <text:p text:style-name="P9"><text:span text:style-name="T5">verb</text:span> <text:span text:style-name="T7">to</text:span> 'L' <text:line-break/><text:span text:style-name="T5">delim</text:span> <text:span text:style-name="T7">to</text:span> '/' <text:line-break/><text:span text:style-name="T5">string</text:span> <text:span text:style-name="T7">to</text:span> 'look for' <text:line-break/><text:span text:style-name="T5">rest</text:span> <text:span text:style-name="T7">to</text:span> '1 10' </text:p>
      <text:p text:style-name="Text_20_keep">If the left parenthesis <text:span text:style-name="T4">is</text:span> preceded by an equals, plus, or minus sign then the value of the variable is used as an absolute or relative positional pattern (instead of as a literal string pattern). In this case the value of the variable must be a non-negative whole number, and (as before) it may have been set earlier in the parsing process. </text:p>
      <text:h text:style-name="Heading_20_2" text:outline-level="2"><text:bookmark-start text:name="__RefHeading__76441_1453098226"/><text:reference-mark text:name="refnums"/>Numbers and Arithmetic<text:bookmark-end text:name="__RefHeading__76441_1453098226"/></text:h>
      <text:p text:style-name="Text_20_body"><text:alphabetical-index-mark text:string-value="arithmetic" text:key1="Rexx"/><text:alphabetical-index-mark text:string-value="arbitrary" text:key1="Precision"/><text:alphabetical-index-mark text:string-value="Arbitrary precision arithmetic"/><text:alphabetical-index-mark text:string-value="see Numbers" text:key1="Simple number"/><text:alphabetical-index-mark text:string-value="see Numbers" text:key1="Pure numbers"/><text:alphabetical-index-mark text:string-value="Integer arithmetic"/><text:alphabetical-index-mark text:string-value="arithmetic" text:key1="Decimal"/><text:alphabetical-index-mark text:string-value="Arithmetic"/>NetRexx arithmetic attempts to carry out the usual operations (including addition, subtraction, multiplication, and division) in as “natural” a way as possible. What this really means is that the rules followed are those that are conventionally taught in schools and colleges. However, it was found that unfortunately the rules used vary considerably (indeed much more than generally appreciated) from person to person and from application to application and in ways that are not always predictable. The NetRexx arithmetic described here is therefore a compromise which (although not the simplest) should provide acceptable results in most applications. </text:p>
      <text:h text:style-name="Heading_20_3" text:outline-level="3"><text:bookmark-start text:name="__RefHeading__76443_1453098226"/>Introduction<text:bookmark-end text:name="__RefHeading__76443_1453098226"/></text:h>
      <text:p text:style-name="Text_20_body"><text:alphabetical-index-mark text:string-value="Numbers"/>Numbers can be expressed in NetRexx very flexibly (leading and trailing blanks are permitted, exponential notation may be used) and follow conventional syntax. Some valid numbers are: </text:p>
      <text:p text:style-name="P9">  <text:s text:c="3"/>12 <text:s text:c="9"/>/* A whole number <text:s text:c="14"/>*/ <text:line-break/>  <text:s/>'-76' <text:s text:c="8"/>/* A signed whole number <text:s text:c="7"/>*/ <text:line-break/>  <text:s text:c="3"/>12.76 <text:s text:c="6"/>/* Some decimal places <text:s text:c="9"/>*/ <text:line-break/> ' + <text:s/>0.003 ' <text:s text:c="3"/>/* Blanks around the sign, etc. */ <text:line-break/>  <text:s text:c="3"/>17. <text:s text:c="8"/>/* Equal to 17 <text:s text:c="17"/>*/ <text:line-break/>  <text:s text:c="4"/>'.5' <text:s text:c="6"/>/* Equal to 0.5 <text:s text:c="16"/>*/ <text:line-break/>  <text:s text:c="3"/>4E+9 <text:s text:c="7"/>/* Exponential notation <text:s text:c="8"/>*/ <text:line-break/>  <text:s text:c="4"/>0.73e-7 <text:s text:c="3"/>/* Exponential notation <text:s text:c="8"/>*/ </text:p>
      <text:p text:style-name="Text_20_body"><text:alphabetical-index-mark text:string-value="Exponential notation"/>(Exponential notation means that the number includes a sign and a power of ten following an “<text:span text:style-name="T9">E</text:span>” that indicates how the decimal point will be shifted. <text:s/>Thus <text:span text:style-name="T9">4E+9</text:span> above is just a short way of writing <text:span text:style-name="T9">4000000000</text:span>, and <text:span text:style-name="T9">0.73e-7</text:span> is short for <text:span text:style-name="T9">0.000000073</text:span>.) <text:alphabetical-index-mark text:string-value="Remainder operator"/><text:alphabetical-index-mark text:string-value="integer" text:key1="Division"/><text:alphabetical-index-mark text:string-value="Integer division"/><text:alphabetical-index-mark text:string-value="operators" text:key1="Arithmetic"/><text:alphabetical-index-mark text:string-value="arithmetic on" text:key1="Numbers"/><text:alphabetical-index-mark text:string-value="arithmetic" text:key1="Operators"/></text:p>
      <text:p text:style-name="Text_20_body">The arithmetic operators include addition (indicated by a “<text:span text:style-name="T9">+</text:span>”), subtraction (“<text:span text:style-name="T9">-</text:span>”), multiplication (“<text:span text:style-name="T9">*</text:span>”), power (“<text:span text:style-name="T9">**</text:span>”), and division (“<text:span text:style-name="T9">/</text:span>”). There are also two further division operators: integer divide (“<text:span text:style-name="T9">%</text:span>”) which divides and returns the integer part, and remainder (“<text:span text:style-name="T9">//</text:span>”) which divides and returns the remainder. Prefix plus (“<text:span text:style-name="T9">+</text:span>”) and prefix minus (“<text:span text:style-name="T9">-</text:span>”) operators are also provided. <text:alphabetical-index-mark text:string-value="Rounding"/></text:p>
      <text:p text:style-name="Text_20_body">When two numbers are combined by an operation, NetRexx uses a set of rules to define what the result will be (and how the result is to be represented as a character string). These rules are defined in the next section, but in summary: </text:p>
      <text:list xml:id="ul122" text:style-name="L2">
        <text:list-item>
          <text:p text:style-name="P19">Results will be calculated with up to some maximum number of significant digits. That is, if a result required more than 9 digits it would normally be rounded to 9 digits. For instance, the division of 2 by 3 would result in 0.666666667 (it would require an infinite number of digits for perfect accuracy). </text:p>
          <text:p text:style-name="P19">You can change the default of 9 significant digits by using the <text:span text:style-name="T11">numeric digits</text:span> instruction. <text:s/>This lets you calculate using as many digits as you need – thousands, if necessary. </text:p>
        </text:list-item>
        <text:list-item>
          <text:p text:style-name="P19">Except for the division and power operators, trailing zeros are preserved (this is in contrast to most electronic calculators, which remove all trailing zeros in the decimal part of results). So, for example: </text:p>
          <text:p text:style-name="P28">2.40 + 2 <text:s/>=&gt; <text:s/>4.40 <text:line-break/>2.40 - 2 <text:s/>=&gt; <text:s/>0.40 <text:line-break/>2.40 * 2 <text:s/>=&gt; <text:s/>4.80 <text:line-break/>2.40 / 2 <text:s/>=&gt; <text:s/>1.2 </text:p>
          <text:p text:style-name="P19">This preservation of trailing zeros is desirable for most calculations (and especially financial calculations). </text:p>
          <text:p text:style-name="P19">If necessary, trailing zeros may be easily removed with the <text:span text:style-name="T9">strip</text:span> method (see page <text:span text:style-name="T15"><text:reference-ref text:reference-format="page" text:ref-name="refstrip">166</text:reference-ref></text:span>), or by <text:soft-page-break/>division by 1. </text:p>
        </text:list-item>
        <text:list-item>
          <text:p text:style-name="P19">A zero result is always expressed as the single digit <text:span text:style-name="T9">'0'</text:span>. </text:p>
        </text:list-item>
        <text:list-item>
          <text:p text:style-name="P19">Exponential form is used for a result depending on its value and the setting of <text:span text:style-name="T11">numeric digits</text:span> (the default is 9 digits). If the number of places needed before the decimal point exceeds this setting, or the absolute value of the number is less than <text:span text:style-name="T9">0.000001</text:span>, then the number will be expressed in exponential notation; thus </text:p>
          <text:p text:style-name="P28">1e+6 * 1e+6 </text:p>
          <text:p text:style-name="P19">results in “<text:span text:style-name="T9">1E+12</text:span>” instead of “<text:span text:style-name="T9">1000000000000</text:span>”, and </text:p>
          <text:p text:style-name="P28">1 / 3E+10 </text:p>
          <text:p text:style-name="P19">results in “<text:span text:style-name="T9">3.33333333E-11</text:span>” instead of “<text:span text:style-name="T9">0.0000000000333333333</text:span>”. </text:p>
        </text:list-item>
        <text:list-item>
          <text:p text:style-name="P19">Any mixture of Arabic numerals (0-9) and Extra digits (see page <text:span text:style-name="T15"><text:reference-ref text:reference-format="page" text:ref-name="refsyms">46</text:reference-ref></text:span>) can be used for the digits in numbers used in calculations. <text:s/>The results are expressed using Arabic numerals. </text:p>
        </text:list-item>
      </text:list>
      <text:h text:style-name="Heading_20_3" text:outline-level="3"><text:bookmark-start text:name="__RefHeading__76445_1453098226"/>Definition<text:bookmark-end text:name="__RefHeading__76445_1453098226"/></text:h>
      <text:p text:style-name="Text_20_body">This definition describes arithmetic for NetRexx strings (type <text:span text:style-name="T9">Rexx</text:span>). The arithmetic operations are identical to those defined in the ANSI standard for Rexx. <text:alphabetical-index-mark text:string-value="arithmetic definition" text:key1="ANSI standard"/><text:note text:id="ftn65" text:note-class="footnote"><text:note-citation>65</text:note-citation><text:note-body><text:p text:style-name="Footnote"><text:span text:style-name="T5">American National Standard for Information Technology – Programming Language REXX, X3.274-1996</text:span>, American National Standards Institute, New York, 1996. </text:p></text:note-body></text:note> </text:p>
      <text:h text:style-name="Heading_20_4" text:outline-level="4"><text:reference-mark text:name="refdefnum"/>Numbers</text:h>
      <text:p text:style-name="Text_20_body"><text:alphabetical-index-mark text:string-value="definition" text:key1="Numbers"/>A <text:span text:style-name="T5">number</text:span> in NetRexx is a character string that includes one or more decimal digits, with an optional decimal point. The decimal point may be embedded in the digits, or may be prefixed or suffixed to them. The group of digits (and optional point) thus constructed may have leading or trailing blanks, and an optional sign (“<text:span text:style-name="T9">+</text:span>” or “<text:span text:style-name="T9">-</text:span>”) which must come before any digits or decimal point. The sign may also have leading or trailing blanks. Thus: <text:alphabetical-index-mark text:string-value="in numbers" text:key1="Digits"/><text:alphabetical-index-mark text:string-value="part of a number" text:key1="Numeric"/></text:p>
      <text:p text:style-name="P9">sign <text:s text:c="3"/>::= <text:s/>+ | - <text:line-break/>digit <text:s text:c="2"/>::= <text:s/>0 | 1 | 2 | 3 | 4 | 5 | 6 | 7 | 8 | 9 <text:line-break/>digits <text:s/>::= <text:s/>digit [digit]... <text:line-break/>numeric ::= <text:s/>digits . [digits] <text:line-break/>  <text:s text:c="11"/>| [.] digits <text:line-break/>number <text:s/>::= <text:s/>[blank]... [sign [blank]...] <text:line-break/>  <text:s text:c="11"/>numeric [blank]... </text:p>
      <text:p text:style-name="Text_20_body"><text:alphabetical-index-mark text:string-value="in numbers" text:key1="Extra digits"/>where if the implementation supports extra digits (see page <text:span text:style-name="T15"><text:reference-ref text:reference-format="page" text:ref-name="refsyms">46</text:reference-ref></text:span>) these are also accepted as <text:span text:style-name="T5">digit</text:span>s, providing that they represent values in the range zero through nine. In this case each extra digit is treated as though it were the corresponding character in the range 0-9. <text:alphabetical-index-mark text:string-value="in numbers" text:key1=". (period)"/><text:alphabetical-index-mark text:string-value="in numbers" text:key1="Period"/></text:p>
      <text:p text:style-name="Text_20_body">Note that a single period alone is not a valid number. </text:p>
      <text:h text:style-name="Heading_20_4" text:outline-level="4"><text:reference-mark text:name="refndi2"/>Precision</text:h>
      <text:p text:style-name="Text_20_body"><text:alphabetical-index-mark text:string-value="DIGITS" text:key1="NUMERIC"/><text:alphabetical-index-mark text:string-value="on NUMERIC instruction" text:key1="DIGITS"/><text:alphabetical-index-mark text:string-value="Significant digits, in arithmetic"/><text:alphabetical-index-mark text:string-value="of arithmetic" text:key1="Precision"/><text:alphabetical-index-mark text:string-value="precision" text:key1="Arithmetic"/>The maximum number of significant digits that can result from an arithmetic operation is controlled by the <text:span text:style-name="T11">digits</text:span> keyword on the <text:span text:style-name="T11">numeric</text:span> instruction (see page <text:span text:style-name="T15"><text:reference-ref text:reference-format="page" text:ref-name="refnumeric">106</text:reference-ref></text:span>): </text:p>
      <text:p text:style-name="P9"><text:span text:style-name="T11">numeric digits</text:span> [<text:span text:style-name="T5">expression</text:span>]; </text:p>
      <text:p text:style-name="Text_20_body">The expression is evaluated and must result in a positive whole number. This defines the precision (number of significant digits) to which arithmetic calculations will be carried out; results will be rounded to that precision, if necessary. </text:p>
      <text:p text:style-name="Text_20_body"><text:soft-page-break/>If no expression is specified, then the default precision is used. The default precision is 9, that is, all implementations must support at least nine digits of precision. <text:s/>An implementation-dependent maximum (equal to or larger than 9) may apply: an attempt to exceed this will cause execution of the instruction to terminate with an exception. Thus if an algorithm is defined to use more than 9 digits then if the <text:span text:style-name="T11">numeric digits</text:span> instruction succeeds then the computation will proceed and produce identical results to any other implementation. </text:p>
      <text:p text:style-name="Text_20_body">Note that <text:span text:style-name="T11">numeric digits</text:span> may set values below the default of nine. Small values, however, should be used with care – the loss of precision and rounding thus requested will affect all NetRexx computations, including (for example) the computation of new values for the control variable in loops. </text:p>
      <text:p text:style-name="Text_20_body">In the remainder of this section, the notation <text:span text:style-name="T9">digits</text:span> refers to the current setting of <text:span text:style-name="T11">numeric digits</text:span>. This setting may also be referred to in expressions in programs by using the <text:span text:style-name="T9">digits</text:span> special word (see page <text:span text:style-name="T15"><text:reference-ref text:reference-format="page" text:ref-name="refspecial">132</text:reference-ref></text:span>). </text:p>
      <text:h text:style-name="Heading_20_4" text:outline-level="4">Arithmetic operators</text:h>
      <text:p text:style-name="Text_20_body"><text:alphabetical-index-mark text:string-value="operators" text:key1="Arithmetic"/><text:alphabetical-index-mark text:string-value="arithmetic on" text:key1="Numbers"/><text:alphabetical-index-mark text:string-value="arithmetic" text:key1="Operators"/>NetRexx arithmetic is effected by the operators “<text:span text:style-name="T9">+</text:span>”, “<text:span text:style-name="T9">-</text:span>”, “<text:span text:style-name="T9">*</text:span>”, “<text:span text:style-name="T9">/</text:span>”, “<text:span text:style-name="T9">%</text:span>”, “<text:span text:style-name="T9">//</text:span>”, and “<text:span text:style-name="T9">**</text:span>” (add, subtract, multiply, divide, integer divide, remainder, and power) which all act upon two terms, together with the prefix operators “<text:span text:style-name="T9">+</text:span>” and “<text:span text:style-name="T9">-</text:span>” (plus and minus) which both act on a single term. The result of all these operations is a NetRexx string, of type <text:span text:style-name="T9">Rexx</text:span>. This section describes the way in which these operations are carried out. </text:p>
      <text:p text:style-name="Text_20_body">Before every arithmetic operation, the term or terms being operated upon have any extra digits converted to the corresponding Arabic numeral (the digits 0-9). <text:s/>They then have leading zeros removed (noting the position of any decimal point, and leaving just one zero if all the digits in the number are zeros) and are then truncated to <text:span text:style-name="T9">digits+1</text:span> significant digits<text:note text:id="ftn66" text:note-class="footnote"><text:note-citation>66</text:note-citation><text:note-body><text:p text:style-name="Footnote"><text:alphabetical-index-mark text:string-value="Guard digit in arithmetic"/>That is, to the precision set by <text:span text:style-name="T12">numeric digits</text:span>, plus one extra “guard” digit. </text:p></text:note-body></text:note> (if necessary) before being used in the computation. The operation is then carried out under up to double that precision, as described under the individual operations below. When the operation is completed, the result is rounded if necessary to the precision specified by the <text:span text:style-name="T11">numeric digits</text:span> instruction. <text:alphabetical-index-mark text:string-value="definition" text:key1="Rounding"/></text:p>
      <text:p text:style-name="Text_20_body">Rounding is done in the “traditional” manner, in that the extra (guard) digit is inspected and values of 5 through 9 are rounded up, and values of 0 through 4 are rounded down.<text:note text:id="ftn67" text:note-class="footnote"><text:note-citation>67</text:note-citation><text:note-body><text:p text:style-name="Footnote"><text:alphabetical-index-mark text:string-value="Even/odd rounding"/>Even/odd rounding would require the ability to calculate to arbitrary precision (that is, to a precision not governed by the setting of <text:span text:style-name="T12">numeric digits</text:span>) at any time and is therefore not the mechanism defined for NetRexx. </text:p></text:note-body></text:note> </text:p>
      <text:p text:style-name="Text_20_body">A conventional zero is supplied preceding a decimal point if otherwise there would be no digit before it. <text:s/>Trailing zeros are retained for addition, subtraction, and multiplication, according to the rules given below, except that a result of zero is always expressed as the single character <text:span text:style-name="T9">'0'</text:span>. <text:s/>For division, insignificant trailing zeros are removed after rounding. </text:p>
      <text:p text:style-name="Text_20_body">The <text:span text:style-name="T9">format</text:span> method (see page <text:span text:style-name="T15"><text:reference-ref text:reference-format="page" text:ref-name="refformat">162</text:reference-ref></text:span>) is defined to allow a number to be represented in a particular format if the standard result provided by NetRexx does not meet requirements. </text:p>
      <text:h text:style-name="P25" text:outline-level="4">Arithmetic operation rules – basic operators</text:h>
      <text:p text:style-name="Text_20_body"><text:alphabetical-index-mark text:string-value="operation rules" text:key1="Arithmetic"/><text:alphabetical-index-mark text:string-value="Trailing zeros"/>The basic operators (addition, subtraction, multiplication, and division) operate on numbers as follows: </text:p>
      <table:table table:name="dl123" table:style-name="dl123">
        <table:table-column table:style-name="dl123.A"/>
        <table:table-column table:style-name="dl123.B"/>
        <table:table-row>
          <table:table-cell table:style-name="dl123.A1" office:value-type="string">
            <text:p text:style-name="P4">Addition and subtraction <text:alphabetical-index-mark text:string-value="arithmetic" text:key1="Prefix operators"/><text:alphabetical-index-mark text:string-value="subtraction operator" text:key1="- minus sign"/><text:alphabetical-index-mark text:string-value="definition" text:key1="Subtraction"/><text:alphabetical-index-mark text:string-value="addition operator" text:key1="+ plus sign"/><text:alphabetical-index-mark text:string-value="definition" text:key1="Addition"/></text:p>
          </table:table-cell>
          <table:table-cell table:style-name="dl123.A1" office:value-type="string">
            <text:p text:style-name="Text_20_body">If either number is zero then the other number, rounded to <text:span text:style-name="T9">digits</text:span> digits if necessary, is used as the result (with sign adjustment as appropriate). Otherwise, the two numbers are extended on the right and left as necessary up to a total maximum of <text:span text:style-name="T9">digits+1</text:span> digits. </text:p>
            <text:p text:style-name="Text_20_body">The number with smaller absolute value may therefore lose some or all of its digits on the right.<text:note text:id="ftn68" text:note-class="footnote"><text:note-citation>68</text:note-citation><text:note-body><text:p text:style-name="Footnote">In the example, the number <text:span text:style-name="T9">yy.yyyyy</text:span> would have three digits truncated if <text:span text:style-name="T9">digits</text:span> were <text:span text:style-name="T9">5</text:span>. </text:p></text:note-body></text:note> The numbers are then added or subtracted as appropriate. <text:s/>For example: </text:p>
            <text:p text:style-name="P9">xxxx.xxx + yy.yyyyy </text:p>
            <text:p text:style-name="Text_20_body">becomes: </text:p>
            <text:p text:style-name="P9">  xxxx.xxx00 <text:line-break/>+ 00yy.yyyyy <text:line-break/>------------ <text:line-break/>  zzzz.zzzzz </text:p>
            <text:p text:style-name="Text_20_body">The result is then rounded to <text:span text:style-name="T9">digits</text:span> digits if necessary, taking into account any extra (carry) digit on the left after an addition, but otherwise counting from the position corresponding to the most significant digit of the terms being added or subtracted. Finally, any insignificant leading zeros are removed. </text:p>
            <text:p text:style-name="Text_20_body">The <text:span text:style-name="T5">prefix operators</text:span> are evaluated using the same rules; the operations “<text:span text:style-name="T9">+number</text:span>” and “<text:span text:style-name="T9">-number</text:span>” are calculated as “<text:span text:style-name="T9">0+number</text:span>” and “<text:span text:style-name="T9">0-number</text:span>”, respectively. </text:p>
          </table:table-cell>
        </table:table-row>
        <table:table-row>
          <table:table-cell table:style-name="dl123.A1" office:value-type="string">
            <text:p text:style-name="P4">Multiplication <text:alphabetical-index-mark text:string-value="* multiplication operator"/><text:alphabetical-index-mark text:string-value="definition" text:key1="Multiplication"/></text:p>
          </table:table-cell>
          <table:table-cell table:style-name="dl123.A1" office:value-type="string">
            <text:p text:style-name="Text_20_body">The numbers are multiplied together (“long multiplication”) resulting in a number which may be as long as the sum of the lengths of the two operands. <text:s/>For example: </text:p>
            <text:p text:style-name="P9">xxx.xxx * yy.yyyyy </text:p>
            <text:p text:style-name="Text_20_body">becomes: </text:p>
            <text:p text:style-name="P9">zzzzz.zzzzzzzz </text:p>
            <text:p text:style-name="Text_20_body">and the result is then rounded to <text:span text:style-name="T9">digits</text:span> digits if necessary, counting from the first significant digit of the result. </text:p>
          </table:table-cell>
        </table:table-row>
        <table:table-row>
          <table:table-cell table:style-name="dl123.A1" office:value-type="string">
            <text:p text:style-name="P4">Division <text:alphabetical-index-mark text:string-value="definition" text:key1="Division"/><text:alphabetical-index-mark text:string-value="/ division operator"/></text:p>
          </table:table-cell>
          <table:table-cell table:style-name="dl123.A1" office:value-type="string">
            <text:p text:style-name="Text_20_body">For the division: </text:p>
            <text:p text:style-name="P9">yyy / xxxxx </text:p>
            <text:p text:style-name="Text_20_body">the following steps are taken: first, the number “<text:span text:style-name="T9">yyy</text:span>” is extended with zeros on the right until it is larger than the number “<text:span text:style-name="T9">xxxxx</text:span>” (with note being taken of the change in the power of ten that this implies). <text:s/>Thus in this example, “<text:span text:style-name="T9">yyy</text:span>” might become “<text:span text:style-name="T9">yyy00</text:span>”. Traditional long division then takes place, which can be written: </text:p>
            <text:p text:style-name="P9">  <text:s text:c="7"/>zzzz <text:line-break/>  <text:s text:c="4"/>.------ <text:line-break/>xxxxx | yyy00 </text:p>
            <text:p text:style-name="Text_20_body">The length of the result (“<text:span text:style-name="T9">zzzz</text:span>”) is such that the rightmost “<text:span text:style-name="T9">z</text:span>” will be at least as far right as the rightmost digit of the (extended) “<text:span text:style-name="T9">y</text:span>” number in the example. <text:s/>During the division, the “<text:span text:style-name="T9">y</text:span>” number will be extended further as necessary, and the “<text:span text:style-name="T9">z</text:span>” number (which will not include any leading zeros) may increase up to <text:span text:style-name="T9">digits+1</text:span> digits, at which point the division stops and the result is rounded. Following completion of the division (and rounding if necessary), insignificant trailing zeros are removed. </text:p>
          </table:table-cell>
        </table:table-row>
      </table:table>
      <text:p text:style-name="Text_20_keep"><text:soft-page-break/><text:span text:style-name="T4">Examples:</text:span> </text:p>
      <text:p text:style-name="P9">/* With 'numeric digits 5' */ <text:line-break/>12+7.00 <text:s text:c="4"/>== <text:s/>19.00 <text:line-break/>1.3-1.07 <text:s text:c="3"/>== <text:s/>0.23 <text:line-break/>1.3-2.07 <text:s text:c="3"/>== <text:s/>-0.77 <text:line-break/>1.20*3 <text:s text:c="5"/>== <text:s/>3.60 <text:line-break/>7*3 <text:s text:c="8"/>== <text:s/>21 <text:line-break/>0.9*0.8 <text:s text:c="4"/>== <text:s/>0.72 <text:line-break/>1/3 <text:s text:c="8"/>== <text:s/>0.33333 <text:line-break/>2/3 <text:s text:c="8"/>== <text:s/>0.66667 <text:line-break/>5/2 <text:s text:c="8"/>== <text:s/>2.5 <text:line-break/>1/10 <text:s text:c="7"/>== <text:s/>0.1 <text:line-break/>12/12 <text:s text:c="6"/>== <text:s/>1 <text:line-break/>8.0/2 <text:s text:c="6"/>== <text:s/>4 </text:p>
      <text:p text:style-name="Text_20_body"><text:span text:style-name="T4">Note:</text:span> With all the basic operators, the position of the decimal point in the terms being operated upon is arbitrary. The operations may be carried out as integer operations with the exponent being calculated and applied afterwards. Therefore the significant digits of a result are not in any way dependent on the position of the decimal point in either of the terms involved in the operation. </text:p>
      <text:h text:style-name="Heading_20_4" text:outline-level="4">Arithmetic operation rules – additional operators</text:h>
      <text:p text:style-name="Text_20_body">The operation rules for the power (“<text:span text:style-name="T9">**</text:span>”), integer division (“<text:span text:style-name="T9">%</text:span>”), and remainder (“<text:span text:style-name="T9">//</text:span>”) operators are as follows: </text:p>
      <table:table table:name="dl124" table:style-name="dl124">
        <table:table-column table:style-name="dl124.A"/>
        <table:table-column table:style-name="dl124.B"/>
        <table:table-row>
          <table:table-cell table:style-name="dl124.A1" office:value-type="string">
            <text:p text:style-name="Table_20_Contents"><text:reference-mark text:name="refpower"/><text:span text:style-name="T6">Power </text:span></text:p>
          </table:table-cell>
          <table:table-cell table:style-name="dl124.A1" office:value-type="string">
            <text:p text:style-name="Text_20_body"><text:alphabetical-index-mark text:string-value="** power operator"/><text:alphabetical-index-mark text:string-value="definition" text:key1="Power operator"/><text:alphabetical-index-mark text:string-value="definition" text:key1="Exponentiation"/>The “<text:span text:style-name="T9">**</text:span>” (power) operator raises a number (on the left of the operator) to a power (on the right of the operator). The term on the right is rounded to <text:span text:style-name="T9">digits</text:span> digits (if necessary), and must, after any rounding, be a whole number, which may be positive, negative, or zero. If negative, the absolute value of the power is used, and then the result is inverted (divided into 1). </text:p>
            <text:p text:style-name="Text_20_body">For calculating the power, the number is effectively multiplied by itself for the number of times expressed by the power, and finally trailing zeros are removed (as though the result were divided by one). </text:p>
            <text:p text:style-name="Text_20_body">In practice (see note below for the reasons), the power is calculated by the process of left-to-right binary reduction. For “<text:span text:style-name="T9">x**n</text:span>”: “<text:span text:style-name="T9">n</text:span>” is converted to binary, and a temporary accumulator is set to 1. If “<text:span text:style-name="T9">n</text:span>” has the value 0 then the initial calculation is complete. Otherwise each bit (starting at the first non-zero bit) is inspected from left to right. If the current bit is 1 then the accumulator is multiplied by “<text:span text:style-name="T9">x</text:span>”. If all bits have now been inspected then the initial calculation is complete, otherwise the accumulator is squared by multiplication and the next bit is inspected. When the initial calculation is complete, the temporary result is divided into 1 if the power was negative. </text:p>
            <text:p text:style-name="Text_20_body">The multiplications and division are done under the normal arithmetic operation rules, detailed earlier in this section, using a precision of <text:span text:style-name="T9">digits+elength+1</text:span> digits. Here, <text:span text:style-name="T9">elength</text:span> is the length in decimal digits of the integer part of the whole number “<text:span text:style-name="T9">n</text:span>” (<text:span text:style-name="T5">i.e.</text:span>, excluding any sign, decimal part, decimal point, or insignificant leading zeros, as though the operation <text:span text:style-name="T9">n%1</text:span> had been carried out and any sign removed). Finally, the result is rounded to <text:span text:style-name="T9">digits</text:span> digits, if necessary, and insignificant trailing zeros are removed. </text:p>
          </table:table-cell>
        </table:table-row>
        <table:table-row>
          <table:table-cell table:style-name="dl124.A1" office:value-type="string">
            <text:p text:style-name="P4">Integer division </text:p>
          </table:table-cell>
          <table:table-cell table:style-name="dl124.A1" office:value-type="string">
            <text:p text:style-name="Text_20_body"><text:alphabetical-index-mark text:string-value="% integer division operator"/><text:alphabetical-index-mark text:string-value="definition" text:key1="Integer division"/>The “<text:span text:style-name="T9">%</text:span>” (integer divide) operator divides two numbers and returns the integer part of the result. The result returned is defined to be that which would result from repeatedly <text:soft-page-break/>subtracting the divisor from the dividend while the dividend is larger than the divisor. <text:s/>During this subtraction, the absolute values of both the dividend and the divisor are used: the sign of the final result is the same as that which would result if normal division were used. </text:p>
            <text:p text:style-name="Text_20_body">The result returned will have no fractional part (that is, no decimal point or zeros following it). If the result cannot be expressed exactly within <text:span text:style-name="T9">digits</text:span> digits, the operation is in error and will fail – that is, the result cannot have more digits than the current setting of <text:span text:style-name="T11">numeric digits</text:span>. For example, <text:span text:style-name="T9">10000000000%3</text:span> requires ten digits to express the result exactly (<text:span text:style-name="T9">3333333333</text:span>) and would therefore fail if <text:span text:style-name="T9">digits</text:span> were <text:span text:style-name="T9">9</text:span> or smaller. </text:p>
          </table:table-cell>
        </table:table-row>
        <table:table-row>
          <table:table-cell table:style-name="dl124.A1" office:value-type="string">
            <text:p text:style-name="P4">Remainder </text:p>
          </table:table-cell>
          <table:table-cell table:style-name="dl124.A1" office:value-type="string">
            <text:p text:style-name="Text_20_body"><text:alphabetical-index-mark text:string-value="see Remainder operator" text:key1="Modulo"/><text:alphabetical-index-mark text:string-value="see Remainder operator" text:key1="Residue"/><text:alphabetical-index-mark text:string-value="// remainder operator"/><text:alphabetical-index-mark text:string-value="definition" text:key1="Remainder operator"/>The “<text:span text:style-name="T9">//</text:span>” (remainder) operator will return the remainder from integer division, and is defined as being the residue of the dividend after the operation of calculating integer division as just described. The sign of the remainder, if non-zero, is the same as that of the original dividend. </text:p>
            <text:p text:style-name="Text_20_body">This operation will fail under the same conditions as integer division (that is, if integer division on the same two terms would fail, the remainder cannot be calculated). </text:p>
          </table:table-cell>
        </table:table-row>
      </table:table>
      <text:p text:style-name="Text_20_keep"><text:span text:style-name="T4">Examples:</text:span> </text:p>
      <text:p text:style-name="P9">/* Again with 'numeric digits 5' */ <text:line-break/>2**3 <text:s text:c="7"/>== <text:s/>8 <text:line-break/>2**-3 <text:s text:c="6"/>== <text:s/>0.125 <text:line-break/>1.7**8 <text:s text:c="5"/>== <text:s/>69.758 <text:line-break/>2%3 <text:s text:c="8"/>== <text:s/>0 <text:line-break/>2.1//3 <text:s text:c="5"/>== <text:s/>2.1 <text:line-break/>10%3 <text:s text:c="7"/>== <text:s/>3 <text:line-break/>10//3 <text:s text:c="6"/>== <text:s/>1 <text:line-break/>-10//3 <text:s text:c="5"/>== <text:s/>-1 <text:line-break/>10.2//1 <text:s text:c="4"/>== <text:s/>0.2 <text:line-break/>10//0.3 <text:s text:c="4"/>== <text:s/>0.1 <text:line-break/>3.6//1.3 <text:s text:c="3"/>== <text:s/>1.0 </text:p>
      <text:p text:style-name="Text_20_body"><text:span text:style-name="T4">Notes:</text:span> </text:p>
      <text:list xml:id="ol125" text:style-name="L1">
        <text:list-item>
          <text:p text:style-name="P18">A particular algorithm for calculating powers is described, since it is efficient (though not optimal) and considerably reduces the number of actual multiplications performed. It therefore gives better performance than the simpler definition of repeated multiplication. Since results could possibly differ from those of repeated multiplication, the algorithm must be defined here so that different implementations will give identical results for the same operation on the same values. Other algorithms for this (and other) operations may always be used, so long as they give identical results to those described here. </text:p>
        </text:list-item>
        <text:list-item>
          <text:p text:style-name="P18">The integer divide and remainder operators are defined so that they may be calculated as a by-product of the standard division operation (described above). <text:s/>The division process is ended as soon as the integer result is available; the residue of the dividend is the remainder. </text:p>
        </text:list-item>
      </text:list>
      <text:h text:style-name="P25" text:outline-level="4"><text:reference-mark text:name="refnumco"/>Numeric comparisons</text:h>
      <text:p text:style-name="Text_20_body"><text:alphabetical-index-mark text:string-value="comparison of" text:key1="Numbers"/><text:alphabetical-index-mark text:string-value="of numbers" text:key1="Comparison"/><text:alphabetical-index-mark text:string-value="comparative" text:key1="Operators"/><text:alphabetical-index-mark text:string-value="comparisons" text:key1="Arithmetic"/>Any of the comparative operators (see page <text:span text:style-name="T15"><text:reference-ref text:reference-format="page" text:ref-name="refcomps">66</text:reference-ref></text:span>) may be used for comparing numeric strings. However, the strict comparisons (for example, “<text:span text:style-name="T9">==</text:span>” and “<text:span text:style-name="T9">&gt;&gt;</text:span>”) are not numeric comparative operators and should not normally be used for comparing numbers, since they compare from left to right and leading and trailing blanks (and leading zeros) are significant for these operators. </text:p>
      <text:p text:style-name="Text_20_body">Numeric comparison, using the normal comparative operators, is effected by subtracting the two numbers (calculating the difference) and then comparing the result with <text:span text:style-name="T9">'0'</text:span> – that is, the operation: </text:p>
      <text:p text:style-name="P9">A ? B </text:p>
      <text:p text:style-name="Text_20_body">where “<text:span text:style-name="T9">?</text:span>” is any normal comparative operator, is identical to: </text:p>
      <text:p text:style-name="P9">(A - B) ? '0' </text:p>
      <text:p text:style-name="Text_20_body">It is therefore the <text:span text:style-name="T5">difference</text:span> between two numbers, when subtracted under NetRexx subtraction rules, that determines their equality. </text:p>
      <text:h text:style-name="Heading_20_4" text:outline-level="4">Exponential notation</text:h>
      <text:p text:style-name="Text_20_body"><text:alphabetical-index-mark text:string-value="Pure numbers"/><text:alphabetical-index-mark text:string-value="Ten, powers of"/>The definition of numbers above (see page <text:span text:style-name="T15"><text:reference-ref text:reference-format="page" text:ref-name="refdefnum">142</text:reference-ref></text:span>) describes “pure” numbers, in the sense that the character strings that describe numbers can be very long. </text:p>
      <text:p text:style-name="Text_20_keep"><text:span text:style-name="T4">Examples:</text:span> </text:p>
      <text:p text:style-name="P9">say <text:s/>10000000000 * 10000000000 <text:line-break/>/* would display: 100000000000000000000 */ <text:line-break/>  <text:line-break/>say <text:s/>0.00000000001 * 0.00000000001 <text:line-break/>/* would display: 0.0000000000000000000001 */ </text:p>
      <text:p text:style-name="Text_20_body">For both large and small numbers some form of exponential notation is useful, both to make such long numbers more readable and to make evaluation possible in extreme cases. <text:s/>In addition, exponential notation is used whenever the “pure” form would give misleading information. <text:s/>For example: </text:p>
      <text:p text:style-name="P9">numeric digits 5 <text:line-break/>say 54321*54321 </text:p>
      <text:p text:style-name="Text_20_body">would display “<text:span text:style-name="T9">2950800000</text:span>” if long form were to be used. This is misleading, as it appears that the result is an exact multiple of 100000, and so NetRexx would express the result in exponential notation, in this case “<text:span text:style-name="T9">2.9508E+9</text:span>”. <text:alphabetical-index-mark text:string-value="definition" text:key1="E-notation"/><text:alphabetical-index-mark text:string-value="definition" text:key1="Exponential notation"/><text:alphabetical-index-mark text:string-value="Powers of ten in numbers"/><text:alphabetical-index-mark text:string-value="part of a number" text:key1="Numeric"/><text:alphabetical-index-mark text:string-value="Significand of exponential numbers"/><text:alphabetical-index-mark text:string-value="Mantissa of exponential numbers"/><text:alphabetical-index-mark text:string-value="definition" text:key1="Numbers"/></text:p>
      <text:p text:style-name="Text_20_keep">The definition of <text:span text:style-name="T5">number</text:span> (see above) is therefore extended by replacing the description of <text:span text:style-name="T9">numeric</text:span> by the following: </text:p>
      <text:p text:style-name="P9">mantissa ::= <text:s/>digits . [digits] <text:line-break/>  <text:s text:c="12"/>| [.] digits <text:line-break/>numeric <text:s/>::= <text:s/>mantissa [E sign digits] </text:p>
      <text:p text:style-name="Text_20_body">In other words, the numeric part of a number may be followed by an “<text:span text:style-name="T9">E</text:span>” (indicating an exponential part), a sign, and an integer following the sign that represents a power of ten that is to be applied. The “<text:span text:style-name="T9">E</text:span>” may be in uppercase or lowercase. Note that no blanks are permitted within this part of a number, but the integer may have leading zeros. </text:p>
      <text:p text:style-name="Text_20_keep"><text:span text:style-name="T4">Examples:</text:span> </text:p>
      <text:p text:style-name="P9">12E+11 <text:s/>= <text:s/>1200000000000 <text:line-break/>12E-5 <text:s text:c="2"/>= <text:s/>0.00012 <text:line-break/> 12e+4 <text:s/>= <text:s/>120000 </text:p>
      <text:p text:style-name="Text_20_body">All valid numbers may be used as data for arithmetic. <text:s/>The results of calculations will be returned in exponential form depending on the setting of <text:span text:style-name="T11">numeric digits</text:span>. If the number of places needed before the decimal point exceeds <text:span text:style-name="T9">digits</text:span>, or if the absolute value of the result is less than <text:span text:style-name="T9">0.000001</text:span>, then <text:soft-page-break/>exponential form will be used. The exponential form generated by NetRexx always has a sign following the “<text:span text:style-name="T9">E</text:span>”. If the exponent is 0 then the exponential part is omitted – that is, an exponential part of “<text:span text:style-name="T9">E+0</text:span>” will never be generated. </text:p>
      <text:p text:style-name="Text_20_body">If the default format for a number is not satisfactory for a particular application, then the <text:span text:style-name="T9">format</text:span> method may be used to control its format. <text:s/>Using this, numbers may be explicitly converted to exponential form or even forced to be returned in “pure” form. <text:alphabetical-index-mark text:string-value="FORM" text:key1="NUMERIC"/><text:alphabetical-index-mark text:string-value="option of NUMERIC instruction" text:key1="FORM"/><text:alphabetical-index-mark text:string-value="Engineering notation"/><text:alphabetical-index-mark text:string-value="Scientific notation"/><text:alphabetical-index-mark text:string-value="E-notation"/><text:alphabetical-index-mark text:string-value="Exponential notation"/><text:alphabetical-index-mark text:string-value="engineering" text:key1="Notation"/><text:alphabetical-index-mark text:string-value="scientific" text:key1="Notation"/><text:reference-mark text:name="refnfo2"/></text:p>
      <text:p text:style-name="Text_20_body">Different exponential notations may be selected with the <text:span text:style-name="T11">numeric form</text:span> instruction (see page <text:span text:style-name="T15"><text:reference-ref text:reference-format="page" text:ref-name="refnform">106</text:reference-ref></text:span>). This instruction allows the selection of either scientific or engineering notation. <text:span text:style-name="T5">Scientific notation</text:span> adjusts the power of ten so there is a single non-zero digit to the left of the decimal point. <text:span text:style-name="T5">Engineering notation</text:span> causes powers of ten to be expressed as a multiple of three – the integer part may therefore range from <text:span text:style-name="T9">1</text:span> through <text:span text:style-name="T9">999</text:span>. </text:p>
      <text:p text:style-name="Text_20_keep"><text:span text:style-name="T4">Examples:</text:span> </text:p>
      <text:p text:style-name="P9">numeric form scientific <text:line-break/>say 123.45 * 1e11 <text:line-break/>/* would display: 1.2345E+13 */ <text:line-break/>  <text:line-break/>numeric form engineering <text:line-break/>say 123.45 <text:s/>* 1e11 <text:line-break/>/* would display: 12.345E+12 */ </text:p>
      <text:p text:style-name="Text_20_body">The default exponential notation is scientific. </text:p>
      <text:h text:style-name="Heading_20_4" text:outline-level="4"><text:reference-mark text:name="refwholed"/>Whole numbers</text:h>
      <text:p text:style-name="Text_20_body"><text:alphabetical-index-mark text:string-value="effect on whole numbers" text:key1="DIGITS"/><text:alphabetical-index-mark text:string-value="definition" text:key1="Whole numbers"/>Within the set of numbers understood by NetRexx it is useful to distinguish the subset defined as <text:span text:style-name="T5">whole numbers</text:span>. </text:p>
      <text:p text:style-name="Text_20_body">A <text:span text:style-name="T5">whole number</text:span> in NetRexx is a number that has a decimal part which is all zeros (or that has no decimal part). </text:p>
      <text:h text:style-name="Heading_20_4" text:outline-level="4"><text:reference-mark text:name="refnumuse"/>Numbers used directly by NetRexx</text:h>
      <text:p text:style-name="Text_20_body"><text:alphabetical-index-mark text:string-value="rounding when numbers used" text:key1="DIGITS"/><text:alphabetical-index-mark text:string-value="when numbers used" text:key1="Rounding"/><text:alphabetical-index-mark text:string-value="numeric arguments of" text:key1="Functions"/><text:alphabetical-index-mark text:string-value="use of by NetRexx" text:key1="Numbers"/>As discussed above, the result of any arithmetic operation is rounded (if necessary) according to the setting of <text:span text:style-name="T11">numeric digits</text:span>. Similarly, when a number (which has not necessarily been involved in an arithmetic operation) is used directly by NetRexx then the same rounding is also applied, just as though the operation of adding the number to <text:span text:style-name="T9">0</text:span> had been carried out. After this operation, the integer part of the number must have no more digits than the current setting of <text:span text:style-name="T11">numeric digits</text:span>. </text:p>
      <text:p text:style-name="Text_20_body">In the following cases, the number used must be a whole number and an implementation restriction on the largest number that can be used may apply: </text:p>
      <text:list xml:id="ul126" text:style-name="L2">
        <text:list-item>
          <text:p text:style-name="P19">positional patterns, including variable positional patterns, in parsing templates (see page <text:span text:style-name="T15"><text:reference-ref text:reference-format="page" text:ref-name="refparsing">135</text:reference-ref></text:span>) </text:p>
        </text:list-item>
        <text:list-item>
          <text:p text:style-name="P19">the power value (right hand operand) of the power operator (see page <text:span text:style-name="T15"><text:reference-ref text:reference-format="page" text:ref-name="refpower">145</text:reference-ref></text:span>) </text:p>
        </text:list-item>
        <text:list-item>
          <text:p text:style-name="P19">the values of <text:span text:style-name="T5">exprr</text:span> and <text:span text:style-name="T5">exprf</text:span> (following the <text:span text:style-name="T11">for</text:span> keyword) in the <text:span text:style-name="T11">loop</text:span> instruction (see page <text:span text:style-name="T15"><text:reference-ref text:reference-format="page" text:ref-name="refloop">93</text:reference-ref></text:span>) </text:p>
        </text:list-item>
        <text:list-item>
          <text:p text:style-name="P19">the value of <text:span text:style-name="T5">exprd</text:span> (following the <text:span text:style-name="T11">digits</text:span> keyword) in the <text:span text:style-name="T11">numeric</text:span> instruction (see page <text:span text:style-name="T15"><text:reference-ref text:reference-format="page" text:ref-name="refnumeric">106</text:reference-ref></text:span>). </text:p>
        </text:list-item>
      </text:list>
      <text:p text:style-name="Text_20_body"><text:span text:style-name="T4">Implementation minimum:</text:span> A minimum length of 9 digits must be supported for these uses of whole numbers by a NetRexx language processor. </text:p>
      <text:h text:style-name="Heading_20_4" text:outline-level="4"><text:soft-page-break/>Implementation independence</text:h>
      <text:p text:style-name="Text_20_body"><text:alphabetical-index-mark text:string-value="implementation independence" text:key1="Arithmetic"/>The NetRexx arithmetic rules are defined in detail, so that when a given program is run the results of all computations are sufficiently defined that the same answer will result for all correct implementations. <text:s/>Differences due to the underlying machine architecture will not affect computations. </text:p>
      <text:p text:style-name="Text_20_body">This contrasts with most other programming languages, and with binary arithmetic (see page <text:span text:style-name="T15"><text:reference-ref text:reference-format="page" text:ref-name="refbinary">150</text:reference-ref></text:span>) in NetRexx, where the result obtained may depend on the implementation because the precision and algorithms used by the language processor are defined by the implementation rather than by the language. </text:p>
      <text:h text:style-name="Heading_20_4" text:outline-level="4">Exceptions and errors</text:h>
      <text:p text:style-name="Text_20_body"><text:alphabetical-index-mark text:string-value="Underflow, arithmetic"/><text:alphabetical-index-mark text:string-value="Overflow, arithmetic"/><text:alphabetical-index-mark text:string-value="underflow" text:key1="Arithmetic"/><text:alphabetical-index-mark text:string-value="overflow" text:key1="Arithmetic"/><text:alphabetical-index-mark text:string-value="errors" text:key1="Arithmetic"/><text:alphabetical-index-mark text:string-value="exceptions" text:key1="Arithmetic"/><text:alphabetical-index-mark text:string-value="Errors during arithmetic"/><text:alphabetical-index-mark text:string-value="during arithmetic" text:key1="Exceptions"/>The following exceptions and errors may be signalled during arithmetic: </text:p>
      <text:list xml:id="ul127" text:style-name="L2">
        <text:list-item>
          <text:p text:style-name="P19">Divide exception </text:p>
          <text:p text:style-name="P19">This exception will be signalled if division by zero was attempted, or if the integer result of an integer divide or remainder operation had too many digits. </text:p>
        </text:list-item>
        <text:list-item>
          <text:p text:style-name="P19">Overflow/Underflow exception </text:p>
          <text:p text:style-name="P19">This exception will be signalled if the exponential part of a result (from an operation that is not an attempt to divide by zero) would exceed the range that can be handled by the language processor, when the result is formatted according to the current settings of <text:span text:style-name="T11">numeric digits</text:span> and <text:span text:style-name="T11">numeric form</text:span>. The language defines a minimum capability for the exponential part, namely exponents whose absolute value is at least as large as the largest number that can be expressed as an exact integer in default precision. Thus, since the default precision is nine, implementations must support exponents in the range <text:span text:style-name="T9">-999999999</text:span> through <text:span text:style-name="T9">999999999</text:span>. </text:p>
        </text:list-item>
        <text:list-item>
          <text:p text:style-name="P19">Insufficient storage </text:p>
          <text:p text:style-name="P19">Storage is needed for calculations and intermediate results, and on occasion an arithmetic operation may fail due to lack of storage. This is considered an operating environment error as usual, rather than an arithmetical exception. </text:p>
        </text:list-item>
      </text:list>
      <text:p text:style-name="Text_20_body"><text:span text:style-name="T5">In the reference implementation, the exceptions and error types used for these three cases are </text:span>DivideException<text:span text:style-name="T5">, </text:span>ExponentOverflowException<text:span text:style-name="T5">, and </text:span>OutOfMemoryError<text:span text:style-name="T5">, respectively.</text:span> </text:p>
      <text:h text:style-name="Heading_20_2" text:outline-level="2"><text:bookmark-start text:name="__RefHeading__76447_1453098226"/><text:reference-mark text:name="refbinary"/>Binary values and operations<text:bookmark-end text:name="__RefHeading__76447_1453098226"/></text:h>
      <text:p text:style-name="Text_20_body"><text:alphabetical-index-mark text:string-value="values" text:key1="Binary"/><text:alphabetical-index-mark text:string-value="operations" text:key1="Binary"/><text:alphabetical-index-mark text:string-value="arithmetic" text:key1="Binary"/>By default, arithmetic and string operations in NetRexx are carried out using the NetRexx string class, <text:span text:style-name="T9">Rexx</text:span>, which offers the robust set of operators described in <text:span text:style-name="T5">Expressions and operators</text:span> (see page <text:span text:style-name="T15"><text:reference-ref text:reference-format="page" text:ref-name="refexpr">65</text:reference-ref></text:span>). </text:p>
      <text:p text:style-name="Text_20_body"><text:alphabetical-index-mark text:string-value="primitive" text:key1="Types"/><text:alphabetical-index-mark text:string-value="Primitive types"/>NetRexx implementations, however, may also provide <text:span text:style-name="T5">primitive</text:span> datatypes, as described in <text:span text:style-name="T5">Types and Classes</text:span> (see page <text:span text:style-name="T15"><text:reference-ref text:reference-format="page" text:ref-name="refprims">50</text:reference-ref></text:span>). <text:s/>These primitive types are used for compact storage of numbers and for fast binary arithmetic, features which are built-in to the hardware of most computers. </text:p>
      <text:p text:style-name="Text_20_body"><text:alphabetical-index-mark text:string-value="Binary classes"/>To make use of binary arithmetic, a class is declared to be a <text:span text:style-name="T5">binary class</text:span> (see page <text:span text:style-name="T15"><text:reference-ref text:reference-format="page" text:ref-name="refbincla">82</text:reference-ref></text:span>) by using the <text:span text:style-name="T11">binary</text:span> keyword on the <text:span text:style-name="T11">class</text:span> instruction. In such a class, literal strings and numeric symbols are assigned native string or primitive types, rather than NetRexx types, where appropriate, and native binary operations are used to implement operators where possible, as detailed below. Implementations may also provide a keyword on the <text:span text:style-name="T11">options</text:span> (see page <text:span text:style-name="T15"><text:reference-ref text:reference-format="page" text:ref-name="refoptions">108</text:reference-ref></text:span>) instruction that indicates that all classes in a program are binary classes.<text:note text:id="ftn69" text:note-class="footnote"><text:note-citation>69</text:note-citation><text:note-body><text:p text:style-name="Footnote"><text:span text:style-name="T5">In the reference implementation, </text:span>options binary<text:span text:style-name="T5"> is used</text:span>. </text:p></text:note-body></text:note> </text:p>
      <text:p text:style-name="Text_20_body"><text:alphabetical-index-mark text:string-value="Binary methods"/>Alternatively, individual methods within a class may be declared to be a <text:span text:style-name="T5">binary method</text:span> (see page <text:span text:style-name="T15"><text:reference-ref text:reference-format="page" text:ref-name="refbinme">103</text:reference-ref></text:span>) by using the <text:span text:style-name="T11">binary</text:span> keyword on the <text:span text:style-name="T11">method</text:span> instruction. </text:p>
      <text:p text:style-name="Text_20_body"><text:alphabetical-index-mark text:string-value="Binary numbers"/><text:alphabetical-index-mark text:string-value="Real numbers, binary"/><text:alphabetical-index-mark text:string-value="Floating-point numbers, binary"/><text:alphabetical-index-mark text:string-value="Integers, binary"/>Binary classes and methods should be used with care. <text:s/>Although binary arithmetic can have a considerable performance advantage over arithmetic that is not implemented in hardware, it can give incorrect or unexpected results. In particular, whole numbers (integers) are often held in fixed-sized data areas (of 8, 16, 32, or 64 bits), and overflowing the data area during a calculation can result in a positive number becoming negative and vice versa. Similarly, binary numbers that are not whole numbers (floating-point numbers) cannot exactly represent common numbers in the decimal system (<text:span text:style-name="T9">0.1</text:span>, <text:span text:style-name="T9">0.2</text:span>, <text:span text:style-name="T5">etc.</text:span>), and hence can give unexpected results. </text:p>
      <text:h text:style-name="Heading_20_4" text:outline-level="4"><text:reference-mark text:name="refbindif"/>Operations in binary classes and methods</text:h>
      <text:p text:style-name="Text_20_body">In a binary class or method, the following (and only the following) rules differ from the usual rules: </text:p>
      <table:table table:name="dl128" table:style-name="dl128">
        <table:table-column table:style-name="dl128.A"/>
        <table:table-column table:style-name="dl128.B"/>
        <table:table-row>
          <table:table-cell table:style-name="dl128.A1" office:value-type="string">
            <text:p text:style-name="P5">Dyadic operations in expressions <text:alphabetical-index-mark text:string-value="dyadic" text:key1="Binary operations"/></text:p>
          </table:table-cell>
          <table:table-cell table:style-name="dl128.A1" office:value-type="string">
            <text:p text:style-name="Text_20_body">If the operands of a dyadic operator both have primitive numeric types<text:note text:id="ftn70" text:note-class="footnote"><text:note-citation>70</text:note-citation><text:note-body><text:p text:style-name="Footnote"><text:span text:style-name="T5">In the reference implementation, </text:span>boolean<text:span text:style-name="T5"> is considered to be a numeric type (having the values </text:span>0<text:span text:style-name="T5"> or </text:span>1<text:span text:style-name="T5">) but </text:span>char<text:span text:style-name="T5"> is not. Characters, and strings or arrays of characters, always use the rules defined for NetRexx strings.</text:span> </text:p></text:note-body></text:note> then binary operations are carried out. <text:s/>The type of the result is implementation defined, and is typically the type of the more precise of the two operands, or of some minimum precision.<text:note text:id="ftn71" text:note-class="footnote"><text:note-citation>71</text:note-citation><text:note-body><text:p text:style-name="Footnote"><text:span text:style-name="T5">In the reference implementation, the minimum precision is 32 bits, so an </text:span>int<text:span text:style-name="T5"> is returned for results that would otherwise be </text:span>byte<text:span text:style-name="T5"> or </text:span>short<text:span text:style-name="T5">. If both operands are </text:span>boolean<text:span text:style-name="T5">, however, and the operation is a logical operation, then the type of the result is </text:span>boolean<text:span text:style-name="T5">.</text:span> </text:p></text:note-body></text:note> Arithmetic operations follow the usual rules of binary arithmetic, as defined for the underlying environment of the implementation. </text:p>
            <text:p text:style-name="Text_20_body">Note that NetRexx provides both divide and integer divide operators; in a binary class or method, the divide operator (“<text:span text:style-name="T9">/</text:span>”) converts its operands to floating-point types and returns a floating-point result, whereas the integer divide operator (“<text:span text:style-name="T9">%</text:span>”) converts its operands to integer types and returns an integer result. The remainder operator must accept both integer and floating-point types. </text:p>
            <text:p text:style-name="Text_20_body">Logical operations (<text:span text:style-name="T5">and</text:span>, <text:span text:style-name="T5">or</text:span>, and <text:span text:style-name="T5">exclusive or</text:span>) apply to all the bits of the operands, and are not permitted on floating-point types. </text:p>
          </table:table-cell>
        </table:table-row>
        <table:table-row>
          <table:table-cell table:style-name="dl128.A1" office:value-type="string">
            <text:p text:style-name="P5">Prefix operations in <text:soft-page-break/>expressions <text:alphabetical-index-mark text:string-value="monadic" text:key1="Binary operations"/><text:alphabetical-index-mark text:string-value="prefix" text:key1="Binary operations"/></text:p>
          </table:table-cell>
          <table:table-cell table:style-name="dl128.A1" office:value-type="string">
            <text:p text:style-name="Text_20_body">If the operand of a prefix operator has a primitive numeric type, then the type of the result is the type of the operand, subject to the same minimum as dyadic operations. <text:soft-page-break/>Prefix plus and minus follow the rules of dyadic operators (because they are defined as being zero plus or minus the operand) with the additional rule that if acting on a literal number (a constant in the program) then the result is also considered to be a literal constant. Logical not (prefix “<text:span text:style-name="T9">\</text:span>”) does not apply to all the bits of its operand; instead, it changes a <text:span text:style-name="T9">0</text:span> to <text:span text:style-name="T9">1</text:span> and vice versa. </text:p>
          </table:table-cell>
        </table:table-row>
        <table:table-row>
          <table:table-cell table:style-name="dl128.A1" office:value-type="string">
            <text:p text:style-name="P5">Assignments <text:alphabetical-index-mark text:string-value="binary" text:key1="Assignment"/><text:alphabetical-index-mark text:string-value="of literals" text:key1="Assignment"/><text:alphabetical-index-mark text:string-value="Literals, binary"/><text:alphabetical-index-mark text:string-value="Binary literals"/><text:alphabetical-index-mark text:string-value="assignment" text:key1="Binary methods"/><text:alphabetical-index-mark text:string-value="assignment" text:key1="Binary classes"/></text:p>
          </table:table-cell>
          <table:table-cell table:style-name="dl128.A1" office:value-type="string">
            <text:p text:style-name="Text_20_body">In assignments where the value being assigned is the result of an expression which comprises a string or number literal constant, the type of the result is defined as follows: </text:p>
            <text:list xml:id="ol129" text:style-name="L1">
              <text:list-item>
                <text:p text:style-name="P18">Strings are given the native string type, even for a single-character literal.<text:note text:id="ftn72" text:note-class="footnote"><text:note-citation>72</text:note-citation><text:note-body><text:p text:style-name="Footnote"><text:span text:style-name="T5">In the reference implementation, this type is </text:span>java.lang.String. </text:p></text:note-body></text:note> </text:p>
              </text:list-item>
              <text:list-item>
                <text:p text:style-name="P18">Numbers are given the smallest possible primitive numeric type that will contain the literal without loss of information (or minimal loss of information for numbers with decimal or exponential parts). If this is smaller than the implementation-defined minimum precision used for the result of adding the literal to <text:span text:style-name="T9">0</text:span>, then the type of that minimum precision is used. </text:p>
                <text:p text:style-name="P18">If the constant is an integer, and no primitive integer binary type has sufficient precision to hold the number without loss of information, then the number is treated as a literal string (that is, as though it were enclosed in quotes). <text:s/>NetRexx arithmetic would then be used if it were involved in an arithmetic operation. </text:p>
              </text:list-item>
            </text:list>
            <text:p text:style-name="Text_20_body">These rules can apply in assignment instructions, the initial assignment to the control variable in the <text:span text:style-name="T11">loop</text:span> instruction, or the assignment of a default value to the argument of a method; the result type may define the type of the variable (if new, or a method argument). </text:p>
          </table:table-cell>
        </table:table-row>
        <table:table-row>
          <table:table-cell table:style-name="dl128.A1" office:value-type="string">
            <text:p text:style-name="P5">Control variables in loops <text:alphabetical-index-mark text:string-value="in binary classes and methods" text:key1="Loops"/><text:alphabetical-index-mark text:string-value="LOOP instruction" text:key1="Binary methods"/><text:alphabetical-index-mark text:string-value="control variables" text:key1="Binary methods"/><text:alphabetical-index-mark text:string-value="LOOP instruction" text:key1="Binary classes"/><text:alphabetical-index-mark text:string-value="control variables" text:key1="Binary classes"/></text:p>
          </table:table-cell>
          <table:table-cell table:style-name="dl128.A1" office:value-type="string">
            <text:p text:style-name="Text_20_body">In the <text:span text:style-name="T11">loop</text:span> instruction, if the control variable has a primitive integer type, and the increment (<text:span text:style-name="T11">by</text:span> value) has a primitive integer type, then binary arithmetic will be used for stepping the control variable, following the rules for binary arithmetic in expressions described above. </text:p>
            <text:p text:style-name="Text_20_body">Similarly, if the control variable has a primitive integer type, and the end (<text:span text:style-name="T11">to</text:span>) value has a primitive integer type, then binary arithmetic will be used for the comparison that tests for loop termination. </text:p>
          </table:table-cell>
        </table:table-row>
        <table:table-row>
          <table:table-cell table:style-name="dl128.A1" office:value-type="string">
            <text:p text:style-name="P5">Numeric instruction <text:alphabetical-index-mark text:string-value="in binary classes and methods" text:key1="NUMERIC"/><text:alphabetical-index-mark text:string-value="NUMERIC instruction" text:key1="Binary methods"/><text:alphabetical-index-mark text:string-value="NUMERIC instruction" text:key1="Binary classes"/></text:p>
          </table:table-cell>
          <table:table-cell table:style-name="dl128.A1" office:value-type="string">
            <text:p text:style-name="Text_20_body">The <text:span text:style-name="T11">numeric</text:span> instruction does not affect binary operations. It has the usual effects on operations carried out using NetRexx arithmetic. </text:p>
          </table:table-cell>
        </table:table-row>
      </table:table>
      <text:p text:style-name="Text_20_body"><text:span text:style-name="T4">Note:</text:span> At all times (whether in binary classes, binary methods, or anywhere else) implementations may use primitive types and operations, and techniques such as late binding of types, as an optimization providing that the results obtained are identical to those defined in this language definition. </text:p>
      <text:h text:style-name="Heading_20_4" text:outline-level="4"><text:reference-mark text:name="refbincon"/>Binary constructors</text:h>
      <text:p text:style-name="Text_20_body"><text:alphabetical-index-mark text:string-value="binary" text:key1="Encodings"/><text:alphabetical-index-mark text:string-value="converting to binary" text:key1="Character"/><text:alphabetical-index-mark text:string-value="encodings" text:key1="Character"/><text:alphabetical-index-mark text:string-value="of characters" text:key1="Conversion"/><text:alphabetical-index-mark text:string-value="binary constructors" text:key1="Conversion"/><text:alphabetical-index-mark text:string-value="binary" text:key1="Constructors"/><text:alphabetical-index-mark text:string-value="Binary constructors"/>NetRexx provides special constructors for implementation-defined primitive types that allow bit-wise construction of primitives. These <text:span text:style-name="T5">binary constructors</text:span> are especially useful for manipulating the binary encodings of individual characters. </text:p>
      <text:p text:style-name="Text_20_body">The binary constructors follow the same syntax as other constructors, with the name being that of a primitive type. <text:s/>All binary constructors take one argument, which must have a primitive type. </text:p>
      <text:p text:style-name="Text_20_body"><text:soft-page-break/>The bits of the value of the argument are extended or truncated on the left to the same length as the bits required for the type of the constructor (following the usual binary rules of sign extension if the argument type is a signed numeric type), and a value with the type of the constructor is then constructed directly from those bits and returned. </text:p>
      <text:p text:style-name="Text_20_keep"><text:span text:style-name="T4">Example:</text:span> </text:p>
      <text:p text:style-name="Text_20_body">This example illustrates types from the reference implementation, with 32-bit signed integers of type <text:span text:style-name="T9">int</text:span> and 16-bit Unicode characters of type <text:span text:style-name="T9">char</text:span>. </text:p>
      <text:p text:style-name="P9">i=int 77 <text:s text:c="2"/>-- i is now the integer 77 <text:line-break/>c=char(i) <text:s/>-- c is now the character 'M' <text:line-break/>j=int(c) <text:s text:c="2"/>-- j is now the integer 77 </text:p>
      <text:p text:style-name="Text_20_body">Note that the conversion </text:p>
      <text:p text:style-name="P9">j=int c </text:p>
      <text:p text:style-name="Text_20_body">would have failed, as “<text:span text:style-name="T9">M</text:span>” is not a number. </text:p>
      <text:h text:style-name="Heading_20_2" text:outline-level="2"><text:bookmark-start text:name="__RefHeading__76449_1453098226"/><text:reference-mark text:name="refexcep"/>Exceptions<text:bookmark-end text:name="__RefHeading__76449_1453098226"/></text:h>
      <text:p text:style-name="Text_20_body"><text:alphabetical-index-mark text:string-value="Caught exceptions"/><text:alphabetical-index-mark text:string-value="Signals"/><text:alphabetical-index-mark text:string-value="Exceptions"/>Exceptional conditions, including errors, in NetRexx are handled by a mechanism called <text:span text:style-name="T5">Exceptions</text:span>. When an exceptional condition occurs, a <text:span text:style-name="T5">signal</text:span> takes place which may optionally be <text:span text:style-name="T5">caught</text:span> by an enclosing control construct, as detailed below. </text:p>
      <text:p text:style-name="Text_20_body">An exception can be signalled by: </text:p>
      <text:list xml:id="ol130" text:style-name="L1">
        <text:list-item>
          <text:p text:style-name="P18">the program’s environment, when some processing error occurs (such as running out of memory, or a problem discovered when reading or writing a file) </text:p>
        </text:list-item>
        <text:list-item>
          <text:p text:style-name="P18">a method called by a NetRexx program (if, for example, it is passed incorrect arguments) </text:p>
        </text:list-item>
        <text:list-item>
          <text:p text:style-name="P18">the <text:span text:style-name="T11">signal</text:span> instruction (see page <text:span text:style-name="T15"><text:reference-ref text:reference-format="page" text:ref-name="refsignal">121</text:reference-ref></text:span>). </text:p>
        </text:list-item>
      </text:list>
      <text:p text:style-name="Text_20_body">In all cases, the signal is handled in exactly the same way. First, execution of the current clause ceases; no further operations within the clause will be carried out.<text:note text:id="ftn73" text:note-class="footnote"><text:note-citation>73</text:note-citation><text:note-body><text:p text:style-name="Footnote">This is the only case in which an expression will not be wholly evaluated, for example. </text:p></text:note-body></text:note> Next, an object that represents the exception is constructed. <text:s/>The type of the exception object is implementation-dependent, as described for the <text:span text:style-name="T11">signal</text:span> instruction (see page <text:span text:style-name="T15"><text:reference-ref text:reference-format="page" text:ref-name="refsignal">121</text:reference-ref></text:span>), and defines the type of the exception. <text:s/>The object constructed usually contains information about the Exception (such as a descriptive string). </text:p>
      <text:p text:style-name="Text_20_body">Once the object has been constructed, all active <text:span text:style-name="T11">do</text:span> groups, <text:span text:style-name="T11">loop</text:span> loops, <text:span text:style-name="T11">if</text:span> constructs, and <text:span text:style-name="T11">select</text:span> constructs in the active method are “unwound”, starting with the innermost, until the exception is caught by a control construct that specifies a suitable <text:span text:style-name="T11">catch</text:span> clause (see below) for handling the exception. </text:p>
      <text:p text:style-name="Text_20_body">This unwinding takes place as follows: </text:p>
      <text:list xml:id="ol131" text:style-name="L1">
        <text:list-item>
          <text:p text:style-name="P18">No further clauses within the body of the construct will be executed (in this respect, the signal acts like a <text:span text:style-name="T11">leave</text:span> for the construct). </text:p>
        </text:list-item>
        <text:list-item>
          <text:p text:style-name="P18">If a <text:span text:style-name="T11">catch</text:span> clause specifies a type to which the exception object can be assigned (that is, it matches or is a superclass of the type of exception object), then the <text:span text:style-name="T5">instructionlist</text:span> following that clause is executed, and the exception is considered to be handled (no further control constructs will be unwound). If more than one <text:span text:style-name="T11">catch</text:span> clause specifies a suitable type, the first is used. </text:p>
        </text:list-item>
        <text:list-item>
          <text:p text:style-name="P18">The <text:span text:style-name="T5">instructionlist</text:span> following the <text:span text:style-name="T11">finally</text:span> clause for the construct, if any, is executed. </text:p>
        </text:list-item>
        <text:list-item>
          <text:p text:style-name="P18">The <text:span text:style-name="T11">end</text:span> clause is executed, hence completing execution of the construct. (The only effect of this is that it is seen when tracing.) </text:p>
        </text:list-item>
        <text:list-item>
          <text:p text:style-name="P18">If the exception was handled, then execution resumes as though the construct completed normally. <text:s/>If it was not handled, then the process is repeated for any enclosing constructs. </text:p>
        </text:list-item>
      </text:list>
      <text:p text:style-name="Text_20_body">If the exception is not caught by any of the control constructs enclosing the original point of the exception signal, then the current active method is terminated, without returning any data, and the exception is then signalled at the point where the method was invoked (that is, in the caller). </text:p>
      <text:p text:style-name="Text_20_body">The process of unwinding control constructs and terminating the method is then repeated in each calling method until the exception is caught or the initial program invocation method (the main method) is terminated, in which case the program ends and the environment receives the signal (it would usually then display diagnostic information). </text:p>
      <text:h text:style-name="Heading_20_4" text:outline-level="4">Syntax and example</text:h>
      <text:p text:style-name="Text_20_body"><text:alphabetical-index-mark text:string-value="use of" text:key1="FINALLY"/><text:alphabetical-index-mark text:string-value="use of" text:key1="CATCH"/>The constructs that may be used to handle (catch) an exception are <text:span text:style-name="T11">do</text:span> groups, <text:span text:style-name="T11">loop</text:span> loops, and <text:span text:style-name="T11">select</text:span> <text:soft-page-break/>constructs. Specifically, as shown in the syntax diagrams (<text:span text:style-name="T5">q.v.</text:span>), where the <text:span text:style-name="T11">end</text:span> clause can appear in these constructs, zero or more <text:span text:style-name="T11">catch</text:span> clauses can be used to define exception handlers, followed by zero or one <text:span text:style-name="T11">finally</text:span> clauses that describe “clean-up” code for the construct. The whole construct continues to be ended by an <text:span text:style-name="T11">end</text:span> clause. </text:p>
      <text:p text:style-name="Text_20_body">The syntax of a <text:span text:style-name="T11">catch</text:span> clause is shown in the syntax diagrams. It always specifies an <text:span text:style-name="T5">exception</text:span> type, which may be qualified. <text:s/>It may optionally specify a symbol, <text:span text:style-name="T5">vare</text:span>, which is followed by an equals sign. <text:s/>This indicates that when the exception is caught then the object representing the exception will be assigned to the variable <text:span text:style-name="T5">vare</text:span>. <text:s/>If new, the type of the variable will be <text:span text:style-name="T5">exception</text:span>. </text:p>
      <text:p text:style-name="Text_20_keep">Here is an example of a program that handles some of the exceptions signalled by methods in the <text:span text:style-name="T9">Rexx</text:span> class; the <text:span text:style-name="T11">trace results</text:span> instruction is included to show the flow of execution: <text:alphabetical-index-mark text:string-value="of exception handling" text:key1="Example"/></text:p>
      <text:p text:style-name="P9">trace results <text:line-break/>do <text:s text:c="15"/>-- could be LOOP i=1 to 10, etc. <text:line-break/>  say 1/arg <text:line-break/>catch DivideException <text:line-break/>  say 'Divide exception' <text:line-break/>catch ex=NumberFormatException <text:line-break/>  /* 'ex' is assigned the exception object */ <text:line-break/>  say 'Bad number for division:' ex.getMessage <text:line-break/>finally <text:line-break/>  say 'Done!' <text:line-break/>end </text:p>
      <text:p text:style-name="Text_20_body">In this example, if the argument passed to the program (and hence placed in <text:span text:style-name="T9">arg</text:span>) is a valid number, then its inverse is displayed. <text:s/>If the argument is 0, then “<text:span text:style-name="T9">Divide exception</text:span>” would be displayed. <text:s/>If the argument were an invalid number, the message describing the bad number would be displayed. For any other exception (such as an <text:span text:style-name="T9">ExponentOverflowException</text:span>), the program would end and the environment would normally report the exception. </text:p>
      <text:p text:style-name="Text_20_body">In <text:span text:style-name="T4">all</text:span> cases, the message “<text:span text:style-name="T9">Done!</text:span>” would be displayed; this would be true even if the body of the <text:span text:style-name="T11">do</text:span> construct executed a <text:span text:style-name="T11">return</text:span>, <text:span text:style-name="T11">leave</text:span>, or <text:span text:style-name="T11">iterate</text:span> instruction. <text:s/>Only an <text:span text:style-name="T11">exit</text:span> instruction (see page <text:span text:style-name="T15"><text:reference-ref text:reference-format="page" text:ref-name="refexit">86</text:reference-ref></text:span>) would cause immediate termination of the construct (and the program). </text:p>
      <text:p text:style-name="Text_20_body"><text:span text:style-name="T4">Note:</text:span> The <text:span text:style-name="T11">finally</text:span> keyword, like <text:span text:style-name="T11">otherwise</text:span> in the <text:span text:style-name="T11">select</text:span> construct, implies a semicolon after it, so the last <text:span text:style-name="T11">say</text:span> instruction in the example could have appeared on the same line as the <text:span text:style-name="T11">finally</text:span> without an intervening semicolon. </text:p>
      <text:h text:style-name="Heading_20_4" text:outline-level="4">Exceptions after catch and finally clauses</text:h>
      <text:p text:style-name="Text_20_body"><text:alphabetical-index-mark text:string-value="after FINALLY clause" text:key1="Exceptions"/><text:alphabetical-index-mark text:string-value="after CATCH clause" text:key1="Exceptions"/>If an exception is signalled in the <text:span text:style-name="T5">instructionlist</text:span> following a <text:span text:style-name="T11">catch</text:span> or <text:span text:style-name="T11">finally</text:span> clause, then the current exception is considered handled, the <text:span text:style-name="T5">instructionlist</text:span> is terminated, and the new exception is signalled. <text:s/>It will not be caught by <text:span text:style-name="T11">catch</text:span> clauses in the current construct. <text:s/>If it occurs in the <text:span text:style-name="T5">instructionlist</text:span> following a <text:span text:style-name="T11">catch</text:span> clause, then any <text:span text:style-name="T11">finally</text:span> instructions will be executed, as usual. </text:p>
      <text:p text:style-name="Text_20_body">Similarly, executing a <text:span text:style-name="T11">return</text:span> or <text:span text:style-name="T11">exit</text:span> instruction within either of the <text:span text:style-name="T5">instructionlists</text:span> completes the handling of any pending signal. </text:p>
      <text:h text:style-name="Heading_20_4" text:outline-level="4"><text:reference-mark text:name="refchecked"/>Checked exceptions</text:h>
      <text:p text:style-name="Text_20_body"><text:alphabetical-index-mark text:string-value="Checked exceptions"/><text:alphabetical-index-mark text:string-value="checked" text:key1="Exceptions"/>NetRexx implementations may define certain exceptions as <text:span text:style-name="T5">checked exceptions</text:span>. <text:s/>These are exceptions that the implementation considers it useful to check; the checked exceptions that each method may signal are recorded. <text:s/>Within <text:span text:style-name="T11">do</text:span> groups, <text:span text:style-name="T11">loop</text:span> loops, and <text:span text:style-name="T11">select</text:span> constructs, for example, it is then possible to report if a <text:span text:style-name="T11">catch</text:span> clause tries to catch a checked exception that is not signalled within the body of the construct. </text:p>
      <text:p text:style-name="Text_20_body"><text:soft-page-break/>Checked exceptions that are signalled within a method (by a <text:span text:style-name="T11">signal</text:span> instruction or a method invocation) but not caught by a <text:span text:style-name="T11">catch</text:span> clause in the method are automatically added to the <text:span text:style-name="T11">signals</text:span> list for a method. <text:s/>Implementations that support checked exceptions are encouraged to provide options that list the uncaught checked exceptions for methods or enforce the explicit inclusion of some or all checked exceptions in the <text:span text:style-name="T11">signals</text:span> list on the method instruction. </text:p>
      <text:p text:style-name="Text_20_body"><text:span text:style-name="T5">In the reference implementation, all exceptions are checked except those that are subclasses of </text:span>java.lang.RuntimeException<text:span text:style-name="T5"> or </text:span>java.lang.Error<text:span text:style-name="T5">. <text:s/>These latter are considered so ubiquitous that almost all methods would signal them.</text:span> </text:p>
      <text:p text:style-name="Text_20_body"><text:span text:style-name="T5">Expressions assigned as the initial values of properties must not invoke methods that may signal checked exceptions.</text:span> </text:p>
      <text:p text:style-name="Text_20_body"><text:span text:style-name="T5">The </text:span>strictsignal<text:span text:style-name="T5"> option on the </text:span>options<text:span text:style-name="T5"> instruction may be used to enforce the inclusion of all uncaught checked exceptions in methods’ </text:span>signals<text:span text:style-name="T5"> lists; this may be used to assure that any uncaught checked exceptions are intentional.</text:span> </text:p>
      <text:h text:style-name="Heading_20_2" text:outline-level="2"><text:bookmark-start text:name="__RefHeading__76451_1453098226"/><text:reference-mark text:name="refbmeth"/>Methods for NetRexx strings<text:bookmark-end text:name="__RefHeading__76451_1453098226"/></text:h>
      <text:p text:style-name="Text_20_body"><text:alphabetical-index-mark text:string-value="methods of" text:key1="Rexx" text:key2="class"/><text:alphabetical-index-mark text:string-value="see Words" text:key1="Word processing"/><text:alphabetical-index-mark text:string-value="see Words" text:key1="Text formatting"/><text:alphabetical-index-mark text:string-value="see Formatting" text:key1="Word processing"/><text:alphabetical-index-mark text:string-value="see Formatting" text:key1="Text formatting"/><text:alphabetical-index-mark text:string-value="Utility methods"/><text:alphabetical-index-mark text:string-value="NetRexx" text:key1="Methods"/><text:alphabetical-index-mark text:string-value="built-in" text:key1="Methods"/><text:alphabetical-index-mark text:string-value="Built-in methods"/><text:alphabetical-index-mark text:string-value="see Method, built-in" text:key1="Built-in methods"/>This section describes the set of methods defined for the NetRexx string class, <text:span text:style-name="T9">Rexx</text:span>. <text:s/>These are called <text:span text:style-name="T5">built-in methods</text:span>, and include character manipulation, word manipulation, conversion, and arithmetic methods. </text:p>
      <text:p text:style-name="Text_20_body">Implementations will also provide other methods for the <text:span text:style-name="T9">Rexx</text:span> class (for example, to implement the NetRexx operators or to provide constructors with primitive arguments), but these are not part of the NetRexx language.<text:note text:id="ftn74" text:note-class="footnote"><text:note-citation>74</text:note-citation><text:note-body><text:p text:style-name="Footnote"><text:span text:style-name="T5">Details of the methods provided in the reference implementation are included in Appendix C (see page </text:span><text:span text:style-name="T16"><text:reference-ref text:reference-format="page" text:ref-name="refappc">185</text:reference-ref></text:span><text:span text:style-name="T5">).</text:span> </text:p></text:note-body></text:note> </text:p>
      <text:h text:style-name="Heading_20_4" text:outline-level="4">General notes on the built-in methods:</text:h>
      <text:list xml:id="ol132" text:style-name="L1">
        <text:list-item>
          <text:p text:style-name="P18">All methods work on a NetRexx string of type <text:span text:style-name="T9">Rexx</text:span>; this is referred to by the name <text:span text:style-name="T5">string</text:span> in the descriptions of the methods. <text:s/>For example, if the <text:span text:style-name="T9">word</text:span> method were invoked using the term: </text:p>
          <text:p text:style-name="P29">"Three word phrase".word(2) </text:p>
          <text:p text:style-name="P18">then in the description of <text:span text:style-name="T9">word</text:span> the name <text:span text:style-name="T5">string</text:span> refers to the string “<text:span text:style-name="T9">Three word phrase</text:span>”, and the name <text:span text:style-name="T5">n</text:span> refers to the string “<text:span text:style-name="T9">2</text:span>”. </text:p>
        </text:list-item>
        <text:list-item>
          <text:p text:style-name="P18">All method arguments are of type <text:span text:style-name="T9">Rexx</text:span> and all methods return a string of type <text:span text:style-name="T9">Rexx</text:span>; if a number is returned, it will be formatted as though 0 had been added with no rounding. </text:p>
        </text:list-item>
        <text:list-item>
          <text:p text:style-name="P18">The first parenthesis in a method call must immediately follow the name of the method, with no space in between. </text:p>
        </text:list-item>
        <text:list-item>
          <text:p text:style-name="P18">The parentheses in a method call can be omitted if no arguments are required and the method call is part of a <text:span text:style-name="T5">compound term</text:span> (see page <text:span text:style-name="T15"><text:reference-ref text:reference-format="page" text:ref-name="refcomterm">52</text:reference-ref></text:span>).<text:note text:id="ftn75" text:note-class="footnote"><text:note-citation>75</text:note-citation><text:note-body><text:p text:style-name="Footnote">Unless an implementation-provided option to disallow parenthesis omission is in force. </text:p></text:note-body></text:note> </text:p>
        </text:list-item>
        <text:list-item>
          <text:p text:style-name="P18">A position in a string is the number of a character in the string, where the first character is at position 1, <text:span text:style-name="T5">etc.</text:span> </text:p>
        </text:list-item>
        <text:list-item>
          <text:p text:style-name="P18">Where arguments are optional, commas may only be included between arguments that are present (that is, trailing commas in argument lists are not permitted). </text:p>
        </text:list-item>
        <text:list-item>
          <text:p text:style-name="P18">A <text:span text:style-name="T5">pad</text:span> argument, if specified, must be exactly one character long. </text:p>
        </text:list-item>
        <text:list-item>
          <text:p text:style-name="P18">If a method has a sub-option selected by the first character of a string, that character may be in upper or lowercase. </text:p>
        </text:list-item>
        <text:list-item>
          <text:p text:style-name="P18">Conversion between character encodings and decimal or hexadecimal is dependent on the machine representation (encoding) of characters and hence will return appropriately different results for Unicode, ASCII, EBCDIC, and other implementations. </text:p>
        </text:list-item>
      </text:list>
      <text:h text:style-name="P24" text:outline-level="3"><text:bookmark-start text:name="__RefHeading__76453_1453098226"/>The built-in methods<text:bookmark-end text:name="__RefHeading__76453_1453098226"/></text:h>
      <table:table table:name="dl133" table:style-name="dl133">
        <table:table-column table:style-name="dl133.A"/>
        <table:table-column table:style-name="dl133.B"/>
        <table:table-row>
          <table:table-cell table:style-name="dl133.A1" office:value-type="string">
            <text:p text:style-name="Table_20_Contents"><text:reference-mark text:name="refabbrev"/><text:span text:style-name="T11">abbrev(info [,length]) </text:span><text:alphabetical-index-mark text:string-value="testing with ABBREV method" text:key1="Abbreviations"/><text:alphabetical-index-mark text:string-value="ABBREV" text:key1="Method, built-in"/><text:alphabetical-index-mark text:string-value="ABBREV method"/></text:p>
          </table:table-cell>
          <table:table-cell table:style-name="dl133.A1" office:value-type="string">
            <text:p text:style-name="Text_20_body">returns 1 if <text:span text:style-name="T5">info</text:span> is equal to the leading characters of <text:span text:style-name="T5">string</text:span> and <text:span text:style-name="T5">info</text:span> is not less than the minimum length, <text:span text:style-name="T5">length</text:span>; 0 is returned if either of these conditions is not met. <text:span text:style-name="T5">length</text:span> must be a non-negative whole number; the default is the length of <text:span text:style-name="T5">info</text:span>. </text:p>
            <text:p text:style-name="Text_20_keep"><text:span text:style-name="T4">Examples:</text:span> </text:p>
            <text:p text:style-name="P9">'Print'.abbrev('Pri') <text:s text:c="2"/>== 1 <text:line-break/>'PRINT'.abbrev('Pri') <text:s text:c="2"/>== 0 <text:line-break/>'PRINT'.abbrev('PRI',4) == 0 <text:line-break/>'PRINT'.abbrev('PRY') <text:s text:c="2"/>== 0 <text:line-break/>'PRINT'.abbrev('') <text:s text:c="5"/>== 1 <text:line-break/>'PRINT'.abbrev('',1) <text:s text:c="3"/>== 0 </text:p>
            <text:p text:style-name="Text_20_body"><text:span text:style-name="T4">Note:</text:span> A null string will always match if a length of 0 (or the default) is used. This allows a default keyword to be selected automatically if desired. </text:p>
            <text:p text:style-name="Text_20_keep"><text:span text:style-name="T4">Example:</text:span> </text:p>
            <text:p text:style-name="P9">say 'Enter option:'; <text:s/>option=ask <text:line-break/>select <text:s/>/* keyword1 is to be the default */ <text:line-break/>  when 'keyword1'.abbrev(option) then ... <text:line-break/>  when 'keyword2'.abbrev(option) then ... <text:line-break/>  <text:s text:c="3"/>... <text:line-break/>  otherwise ... <text:line-break/>  end </text:p>
          </table:table-cell>
        </table:table-row>
        <table:table-row>
          <table:table-cell table:style-name="dl133.A1" office:value-type="string">
            <text:p text:style-name="Table_20_Contents"><text:reference-mark text:name="refabs"/><text:span text:style-name="T11">abs() </text:span><text:alphabetical-index-mark text:string-value="value, finding using ABS method" text:key1="Absolute"/><text:alphabetical-index-mark text:string-value="ABS" text:key1="Mathematical method"/><text:alphabetical-index-mark text:string-value="ABS" text:key1="Method, built-in"/><text:alphabetical-index-mark text:string-value="ABS method"/></text:p>
          </table:table-cell>
          <table:table-cell table:style-name="dl133.A1" office:value-type="string">
            <text:p text:style-name="Text_20_body">returns the absolute value of <text:span text:style-name="T5">string</text:span>, which must be a number. </text:p>
            <text:p text:style-name="Text_20_body">Any sign is removed from the number, and it is then formatted by adding zero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9">'12.3'.abs <text:s text:c="13"/>== 12.3 <text:line-break/>' -0.307'.abs <text:s text:c="10"/>== 0.307 <text:line-break/>'123.45E+16'.abs <text:s text:c="7"/>== 1.2345E+18 <text:line-break/>'- 1234567.7654321'.abs == 1234567.7654321 </text:p>
          </table:table-cell>
        </table:table-row>
        <table:table-row>
          <table:table-cell table:style-name="dl133.A1" office:value-type="string">
            <text:p text:style-name="Table_20_Contents"><text:reference-mark text:name="refb2x"/><text:span text:style-name="T11">b2x() </text:span><text:alphabetical-index-mark text:string-value="conversion to hexadecimal" text:key1="Binary"/><text:alphabetical-index-mark text:string-value="binary to hexadecimal" text:key1="Conversion"/><text:alphabetical-index-mark text:string-value="B2X" text:key1="Method, built-in"/><text:alphabetical-index-mark text:string-value="with B2X" text:key1="Packing a string"/><text:alphabetical-index-mark text:string-value="B2X method"/></text:p>
          </table:table-cell>
          <table:table-cell table:style-name="dl133.A1" office:value-type="string">
            <text:p text:style-name="Text_20_body">Binary to hexadecimal. Converts <text:span text:style-name="T5">string</text:span>, a string of at least one binary (<text:span text:style-name="T9">0</text:span> and/or <text:span text:style-name="T9">1</text:span>) digits, to an equivalent string of hexadecimal characters. The returned string will use uppercase Roman letters for the values A-F, and will not include any blanks. </text:p>
            <text:p text:style-name="Text_20_body">If the number of binary digits in the string is not a multiple of four, then up to three <text:span text:style-name="T9">'0'</text:span> digits will be added on the left before conversion to make a total that is a multiple of four. </text:p>
            <text:p text:style-name="Text_20_keep"><text:span text:style-name="T4">Examples:</text:span> </text:p>
            <text:p text:style-name="P9">'11000011'.b2x <text:s/>== 'C3' <text:line-break/>'10111'.b2x <text:s text:c="4"/>== '17' <text:line-break/>'0101'.b2x <text:s text:c="5"/>== '5' <text:line-break/>'101'.b2x <text:s text:c="6"/>== '5' <text:line-break/>'111110000'.b2x == '1F0' </text:p>
            <text:p text:style-name="Text_20_body">  </text:p>
          </table:table-cell>
        </table:table-row>
        <table:table-row>
          <table:table-cell table:style-name="dl133.A1" office:value-type="string">
            <text:p text:style-name="Table_20_Contents"><text:reference-mark text:name="refcenter"/><text:span text:style-name="T11">center(length [,pad]) </text:span></text:p>
          </table:table-cell>
          <table:table-cell table:style-name="dl133.A1" office:value-type="string">
            <text:p text:style-name="Text_20_body"><text:span text:style-name="T6">or</text:span> </text:p>
          </table:table-cell>
        </table:table-row>
        <text:soft-page-break/>
        <table:table-row>
          <table:table-cell table:style-name="dl133.A1" office:value-type="string">
            <text:p text:style-name="Table_20_Contents"><text:reference-mark text:name="refcentre"/><text:span text:style-name="T11">centre(length [,pad]) </text:span><text:alphabetical-index-mark text:string-value="text centering" text:key1="Formatting"/><text:alphabetical-index-mark text:string-value="CENTER" text:key1="Method, built-in"/><text:alphabetical-index-mark text:string-value="CENTRE" text:key1="Method, built-in"/><text:alphabetical-index-mark text:string-value="CENTER method"/><text:alphabetical-index-mark text:string-value="CENTRE method"/></text:p>
          </table:table-cell>
          <table:table-cell table:style-name="dl133.A1" office:value-type="string">
            <text:p text:style-name="Text_20_body">returns a string of length <text:span text:style-name="T5">length</text:span> with <text:span text:style-name="T5">string</text:span> centered in it, with <text:span text:style-name="T5">pad</text:span> characters added as necessary to make up the required length. <text:span text:style-name="T5">length</text:span> must be a non-negative whole number. The default <text:span text:style-name="T5">pad</text:span> character is blank. If the string is longer than <text:span text:style-name="T5">length</text:span>, it will be truncated at both ends to fit. If an odd number of characters are truncated or added, the right hand end loses or gains one more character than the left hand end. </text:p>
            <text:p text:style-name="Text_20_keep"><text:span text:style-name="T4">Examples:</text:span> </text:p>
            <text:p text:style-name="P9">'ABC'.centre(7) <text:s text:c="9"/>== ' <text:s/>ABC <text:s/>' <text:line-break/>'ABC'.center(8,'-') <text:s text:c="5"/>== '--ABC---' <text:line-break/>'The blue sky'.centre(8) == 'e blue s' <text:line-break/>'The blue sky'.center(7) == 'e blue ' </text:p>
            <text:p text:style-name="Text_20_body"><text:span text:style-name="T4">Note:</text:span> This method may be called either <text:span text:style-name="T9">centre</text:span> or <text:span text:style-name="T9">center</text:span>, which avoids difficulties due to the difference between the British and American spellings. </text:p>
          </table:table-cell>
        </table:table-row>
        <table:table-row>
          <table:table-cell table:style-name="dl133.A1" office:value-type="string">
            <text:p text:style-name="Table_20_Contents"><text:reference-mark text:name="refchastr"/><text:span text:style-name="T11">changestr(needle, new) </text:span><text:alphabetical-index-mark text:string-value="using CHANGESTR" text:key1="Changing strings"/><text:alphabetical-index-mark text:string-value="using CHANGESTR" text:key1="Replacing strings"/><text:alphabetical-index-mark text:string-value="CHANGESTR" text:key1="Method, built-in"/><text:alphabetical-index-mark text:string-value="CHANGESTR method"/></text:p>
          </table:table-cell>
          <table:table-cell table:style-name="dl133.A1" office:value-type="string">
            <text:p text:style-name="Text_20_body">returns a copy of <text:span text:style-name="T5">string</text:span> in which each occurrence of the <text:span text:style-name="T5">needle</text:span> string is replaced by the <text:span text:style-name="T5">new</text:span> string. Each unique (non-overlapping) occurrence of the <text:span text:style-name="T5">needle</text:span> string is changed, searching from left to right and starting from the first (leftmost) position in <text:span text:style-name="T5">string</text:span>. Only the original <text:span text:style-name="T5">string</text:span> is searched for the <text:span text:style-name="T5">needle</text:span>, and each character in <text:span text:style-name="T5">string</text:span> can only be included in one match of the <text:span text:style-name="T5">needle</text:span>. </text:p>
            <text:p text:style-name="Text_20_body">If the <text:span text:style-name="T5">needle</text:span> is the null string, the result is a copy of <text:span text:style-name="T5">string</text:span>, unchanged. </text:p>
            <text:p text:style-name="Text_20_keep"><text:span text:style-name="T4">Examples:</text:span> </text:p>
            <text:p text:style-name="P9">'elephant'.changestr('e','X') <text:s text:c="3"/>== 'XlXphant' <text:line-break/>'elephant'.changestr('ph','X') <text:s text:c="2"/>== 'eleXant' <text:line-break/>'elephant'.changestr('ph','hph') == 'elehphant' <text:line-break/>'elephant'.changestr('e','') <text:s text:c="4"/>== 'lphant' <text:line-break/>'elephant'.changestr('','!!') <text:s text:c="3"/>== 'elephant' </text:p>
            <text:p text:style-name="Text_20_body">The <text:span text:style-name="T9">countstr</text:span> method (see page <text:span text:style-name="T15"><text:reference-ref text:reference-format="page" text:ref-name="refcoustr">159</text:reference-ref></text:span>) can be used to count the number of changes that could be made to a string in this fashion. </text:p>
          </table:table-cell>
        </table:table-row>
        <table:table-row>
          <table:table-cell table:style-name="dl133.A1" office:value-type="string">
            <text:p text:style-name="Table_20_Contents"><text:reference-mark text:name="refcompar"/><text:span text:style-name="T11">compare(target [,pad]) </text:span><text:alphabetical-index-mark text:string-value="using COMPARE" text:key1="Comparison" text:key2="of strings"/><text:alphabetical-index-mark text:string-value="Finding a mismatch using COMPARE"/><text:alphabetical-index-mark text:string-value="COMPARE" text:key1="Method, built-in"/><text:alphabetical-index-mark text:string-value="COMPARE method"/></text:p>
          </table:table-cell>
          <table:table-cell table:style-name="dl133.A1" office:value-type="string">
            <text:p text:style-name="Text_20_body">returns 0 if <text:span text:style-name="T5">string</text:span> and <text:span text:style-name="T5">target</text:span> are the same. If they are not, the returned number is positive and is the position of the first character that is not the same in both strings. If one string is shorter than the other, one or more <text:span text:style-name="T5">pad</text:span> characters are added on the right to make it the same length for the comparison. The default <text:span text:style-name="T5">pad</text:span> character is a blank. </text:p>
            <text:p text:style-name="Text_20_keep"><text:span text:style-name="T4">Examples:</text:span> </text:p>
            <text:p text:style-name="P9">'abc'.compare('abc') <text:s text:c="5"/>== 0 <text:line-break/>'abc'.compare('ak') <text:s text:c="6"/>== 2 <text:line-break/>'ab '.compare('ab') <text:s text:c="6"/>== 0 <text:line-break/>'ab '.compare('ab',' ') <text:s text:c="2"/>== 0 <text:line-break/>'ab '.compare('ab','x') <text:s text:c="2"/>== 3 <text:line-break/>'ab-- '.compare('ab','-') == 5 </text:p>
          </table:table-cell>
        </table:table-row>
        <table:table-row>
          <table:table-cell table:style-name="dl133.A1" office:value-type="string">
            <text:p text:style-name="Table_20_Contents"><text:reference-mark text:name="refcopies"/><text:span text:style-name="T11">copies(n) </text:span><text:alphabetical-index-mark text:string-value="Repeating a string with COPIES"/><text:alphabetical-index-mark text:string-value="Copying a string using COPIES"/><text:alphabetical-index-mark text:string-value="COPIES" text:key1="Method, built-in"/><text:alphabetical-index-mark text:string-value="COPIES method"/></text:p>
          </table:table-cell>
          <table:table-cell table:style-name="dl133.A1" office:value-type="string">
            <text:p text:style-name="Text_20_body">returns <text:span text:style-name="T5">n</text:span> directly concatenated copies of <text:span text:style-name="T5">string</text:span>. <text:span text:style-name="T5">n</text:span> must be positive or 0; if 0, the null string is returned. </text:p>
            <text:p text:style-name="Text_20_keep"><text:span text:style-name="T4">Examples:</text:span> </text:p>
            <text:p text:style-name="P9">'abc'.copies(3) == 'abcabcabc' <text:line-break/>'abc'.copies(0) == '' <text:line-break/>''.copies(2) <text:s text:c="3"/>== '' </text:p>
          </table:table-cell>
        </table:table-row>
        <table:table-row>
          <table:table-cell table:style-name="dl133.A1" office:value-type="string">
            <text:p text:style-name="Table_20_Contents"><text:reference-mark text:name="refcopyind"/><text:span text:style-name="T11">copyindexed(sub) </text:span><text:alphabetical-index-mark text:string-value="Merging indexed variables"/><text:alphabetical-index-mark text:string-value="Copying indexed variables"/><text:alphabetical-index-mark text:string-value="copying" text:key1="Indexed strings"/><text:alphabetical-index-mark text:string-value="merging" text:key1="Indexed strings"/><text:alphabetical-index-mark text:string-value="COPYINDEXED" text:key1="Method, built-in"/><text:alphabetical-index-mark text:string-value="COPYINDEXED method"/></text:p>
          </table:table-cell>
          <table:table-cell table:style-name="dl133.A1" office:value-type="string">
            <text:p text:style-name="Text_20_body">copies the collection of indexed sub-values (see page <text:span text:style-name="T15"><text:reference-ref text:reference-format="page" text:ref-name="refinstr">76</text:reference-ref></text:span>) of <text:span text:style-name="T5">sub</text:span> into the collection associated with <text:span text:style-name="T5">string</text:span>, and returns the modified <text:span text:style-name="T5">string</text:span>. <text:s/>The resulting collection is the union of the two collections (that is, it contains the indexes and their values <text:soft-page-break/>from both collections). If a given index exists in both collections then the sub-value of <text:span text:style-name="T5">string</text:span> for that index is replaced by the sub-value from <text:span text:style-name="T5">sub</text:span>. </text:p>
            <text:p text:style-name="Text_20_body">The non-indexed value of <text:span text:style-name="T5">string</text:span> is not affected. </text:p>
            <text:p text:style-name="Text_20_keep"><text:span text:style-name="T4">Example:</text:span> </text:p>
            <text:p text:style-name="Text_20_body">Following the instructions: </text:p>
            <text:p text:style-name="P9">foo='def' <text:line-break/>foo['a']=1 <text:line-break/>foo['b']=2 <text:line-break/>bar='ghi' <text:line-break/>bar['b']='B' <text:line-break/>bar['c']='C' <text:line-break/>merged=foo.copyIndexed(bar) </text:p>
            <text:p text:style-name="Text_20_keep">then: </text:p>
            <text:p text:style-name="P9">merged['a'] == '1' <text:line-break/>merged['b'] == 'B' <text:line-break/>merged['c'] == 'C' <text:line-break/>merged['d'] == 'def' </text:p>
          </table:table-cell>
        </table:table-row>
        <table:table-row>
          <table:table-cell table:style-name="dl133.A1" office:value-type="string">
            <text:p text:style-name="Table_20_Contents"><text:reference-mark text:name="refcoustr"/><text:span text:style-name="T11">countstr(needle) </text:span><text:alphabetical-index-mark text:string-value="strings, using COUNTSTR" text:key1="Counting"/><text:alphabetical-index-mark text:string-value="COUNTSTR" text:key1="Method, built-in"/><text:alphabetical-index-mark text:string-value="COUNTSTR method"/></text:p>
          </table:table-cell>
          <table:table-cell table:style-name="dl133.A1" office:value-type="string">
            <text:p text:style-name="Text_20_body">returns the count of non-overlapping occurrences of the <text:span text:style-name="T5">needle</text:span> string in <text:span text:style-name="T5">string</text:span>, searching from left to right and starting from the first (leftmost) position in <text:span text:style-name="T5">string</text:span>. </text:p>
            <text:p text:style-name="Text_20_body">If the <text:span text:style-name="T5">needle</text:span> is the null string, <text:span text:style-name="T9">0</text:span> is returned. </text:p>
            <text:p text:style-name="Text_20_keep"><text:span text:style-name="T4">Examples:</text:span> </text:p>
            <text:p text:style-name="P9">'elephant'.countstr('e') <text:s/>== '2' <text:line-break/>'elephant'.countstr('ph') == '1' <text:line-break/>'elephant'.countstr('') <text:s text:c="2"/>== '0' </text:p>
            <text:p text:style-name="Text_20_body">The <text:span text:style-name="T9">changestr</text:span> method (see page <text:span text:style-name="T15"><text:reference-ref text:reference-format="page" text:ref-name="refchastr">158</text:reference-ref></text:span>) can be used to change occurrences of <text:span text:style-name="T5">needle</text:span> to some other string. </text:p>
          </table:table-cell>
        </table:table-row>
        <table:table-row>
          <table:table-cell table:style-name="dl133.A1" office:value-type="string">
            <text:p text:style-name="Table_20_Contents"><text:reference-mark text:name="refc2d"/><text:span text:style-name="T11">c2d() </text:span><text:alphabetical-index-mark text:string-value="conversion to decimal" text:key1="Coded character"/><text:alphabetical-index-mark text:string-value="conversion to decimal" text:key1="Character"/><text:alphabetical-index-mark text:string-value="character to decimal" text:key1="Conversion"/><text:alphabetical-index-mark text:string-value="coded character to decimal" text:key1="Conversion"/><text:alphabetical-index-mark text:string-value="C2D" text:key1="Method, built-in"/><text:alphabetical-index-mark text:string-value="C2D method"/></text:p>
          </table:table-cell>
          <table:table-cell table:style-name="dl133.A1" office:value-type="string">
            <text:p text:style-name="Text_20_body">Coded character to decimal. Converts the encoding of the character in <text:span text:style-name="T5">string</text:span> (which must be exactly one character) to its decimal representation. The returned string will be a non-negative number that represents the encoding of the character and will not include any sign, blanks, insignificant leading zeros, or decimal part. </text:p>
            <text:p text:style-name="Text_20_keep"><text:span text:style-name="T4">Examples:</text:span> </text:p>
            <text:p text:style-name="P9">'M'.c2d <text:s/>== '77' <text:s/>-- ASCII or Unicode <text:line-break/>'7'.c2d <text:s/>== '247' -- EBCDIC <text:line-break/>'\r'.c2d == '13' <text:s/>-- ASCII or Unicode <text:line-break/>'\0'.c2d == '0' </text:p>
            <text:p text:style-name="Text_20_body">The <text:span text:style-name="T9">c2x</text:span> method (see page <text:span text:style-name="T15"><text:reference-ref text:reference-format="page" text:ref-name="refc2x">159</text:reference-ref></text:span>) can be used to convert the encoding of a character to a hexadecimal representation. </text:p>
          </table:table-cell>
        </table:table-row>
        <table:table-row>
          <table:table-cell table:style-name="dl133.A1" office:value-type="string">
            <text:p text:style-name="Table_20_Contents"><text:reference-mark text:name="refc2x"/><text:span text:style-name="T11">c2x() </text:span><text:alphabetical-index-mark text:string-value="conversion to hexadecimal" text:key1="Coded character"/><text:alphabetical-index-mark text:string-value="conversion to hexadecimal" text:key1="Character"/><text:alphabetical-index-mark text:string-value="character to hexadecimal" text:key1="Conversion"/><text:alphabetical-index-mark text:string-value="coded character to hexadecimal" text:key1="Conversion"/><text:alphabetical-index-mark text:string-value="C2X" text:key1="Method, built-in"/><text:alphabetical-index-mark text:string-value="with C2X" text:key1="Unpacking a string"/><text:alphabetical-index-mark text:string-value="C2X method"/></text:p>
          </table:table-cell>
          <table:table-cell table:style-name="dl133.A1" office:value-type="string">
            <text:p text:style-name="Text_20_body">Coded character to hexadecimal. Converts the encoding of the character in <text:span text:style-name="T5">string</text:span> (which must be exactly one character) to its hexadecimal representation (unpacks). The returned string will use uppercase Roman letters for the values A-F, and will not include any blanks. Insignificant leading zeros are removed. </text:p>
            <text:p text:style-name="Text_20_keep"><text:span text:style-name="T4">Examples:</text:span> </text:p>
            <text:p text:style-name="P9">'M'.c2x <text:s/>== '4D' -- ASCII or Unicode <text:line-break/>'7'.c2x <text:s/>== 'F7' -- EBCDIC <text:line-break/>'\r'.c2x == 'D' <text:s/>-- ASCII or Unicode <text:line-break/>'\0'.c2x == '0' </text:p>
            <text:p text:style-name="Text_20_body"><text:soft-page-break/>The <text:span text:style-name="T9">c2d</text:span> method (see page <text:span text:style-name="T15"><text:reference-ref text:reference-format="page" text:ref-name="refc2d">159</text:reference-ref></text:span>) can be used to convert the encoding of a character to a decimal number. </text:p>
          </table:table-cell>
        </table:table-row>
        <table:table-row>
          <table:table-cell table:style-name="dl133.A1" office:value-type="string">
            <text:p text:style-name="Table_20_Contents"><text:reference-mark text:name="refdataty"/><text:span text:style-name="T11">datatype(option) </text:span><text:alphabetical-index-mark text:string-value="see Conversion" text:key1="Numbers"/><text:alphabetical-index-mark text:string-value="see Conversion" text:key1="Binary"/><text:alphabetical-index-mark text:string-value="see Conversion" text:key1="Hexadecimal"/><text:alphabetical-index-mark text:string-value="checking with DATATYPE" text:key1="Hexadecimal"/><text:alphabetical-index-mark text:string-value="checking with DATATYPE" text:key1="Uppercase"/><text:alphabetical-index-mark text:string-value="checking with DATATYPE" text:key1="Symbol characters"/><text:alphabetical-index-mark text:string-value="checking with DATATYPE" text:key1="Numbers"/><text:alphabetical-index-mark text:string-value="checking with DATATYPE" text:key1="Whole numbers"/><text:alphabetical-index-mark text:string-value="checking with DATATYPE" text:key1="Mixed case"/><text:alphabetical-index-mark text:string-value="checking with DATATYPE" text:key1="Lowercase"/><text:alphabetical-index-mark text:string-value="checking with DATATYPE" text:key1="Digits"/><text:alphabetical-index-mark text:string-value="checking with DATATYPE" text:key1="Binary"/><text:alphabetical-index-mark text:string-value="checking with DATATYPE" text:key1="Bits"/><text:alphabetical-index-mark text:string-value="checking with DATATYPE" text:key1="Letters"/><text:alphabetical-index-mark text:string-value="checking with DATATYPE" text:key1="Alphabetics"/><text:alphabetical-index-mark text:string-value="checking with DATATYPE" text:key1="Alphanumerics"/><text:alphabetical-index-mark text:string-value="checking with DATATYPE" text:key1="Whole numbers"/><text:alphabetical-index-mark text:string-value="checking with DATATYPE" text:key1="Numbers"/><text:alphabetical-index-mark text:string-value="checking with DATATYPE" text:key1="Types"/><text:alphabetical-index-mark text:string-value="DATATYPE options" text:key1="Mathematical method"/><text:alphabetical-index-mark text:string-value="DATATYPE" text:key1="Method, built-in"/><text:alphabetical-index-mark text:string-value="DATATYPE method"/></text:p>
          </table:table-cell>
          <table:table-cell table:style-name="dl133.A1" office:value-type="string">
            <text:p text:style-name="Text_20_body">returns 1 if <text:span text:style-name="T5">string</text:span> matches the description requested with the <text:span text:style-name="T5">option</text:span>, or 0 otherwise. If <text:span text:style-name="T5">string</text:span> is the null string, 0 is always returned. </text:p>
            <text:p text:style-name="Text_20_body">Only the first character of <text:span text:style-name="T5">option</text:span> is significant, and it may be in either uppercase or lowercase. The following <text:span text:style-name="T5">option</text:span> characters are recognized: </text:p>
            <table:table table:name="dl134" table:style-name="dl134">
              <table:table-column table:style-name="dl134.A"/>
              <table:table-column table:style-name="dl134.B"/>
              <table:table-row>
                <table:table-cell table:style-name="dl134.A1" office:value-type="string">
                  <text:p text:style-name="Table_20_Contents"><text:reference-mark text:name="refdta"/><text:span text:style-name="T9">A </text:span></text:p>
                </table:table-cell>
                <table:table-cell table:style-name="dl134.A1" office:value-type="string">
                  <text:p text:style-name="Text_20_body">(Alphanumeric); returns 1 if <text:span text:style-name="T5">string</text:span> only contains characters from the ranges “a-z”, “A-Z”, and “0-9”. </text:p>
                </table:table-cell>
              </table:table-row>
              <table:table-row>
                <table:table-cell table:style-name="dl134.A1" office:value-type="string">
                  <text:p text:style-name="Table_20_Contents"><text:reference-mark text:name="refdtb"/><text:span text:style-name="T9">B </text:span></text:p>
                </table:table-cell>
                <table:table-cell table:style-name="dl134.A1" office:value-type="string">
                  <text:p text:style-name="Text_20_body">(Binary); returns 1 if <text:span text:style-name="T5">string</text:span> only contains the characters “0” and/or “1”. </text:p>
                </table:table-cell>
              </table:table-row>
              <table:table-row>
                <table:table-cell table:style-name="dl134.A1" office:value-type="string">
                  <text:p text:style-name="Table_20_Contents"><text:reference-mark text:name="refdtd"/><text:span text:style-name="T9">D </text:span></text:p>
                </table:table-cell>
                <table:table-cell table:style-name="dl134.A1" office:value-type="string">
                  <text:p text:style-name="Text_20_body">(Digits); returns 1 if <text:span text:style-name="T5">string</text:span> only contains characters from the range “0-9”. </text:p>
                </table:table-cell>
              </table:table-row>
              <table:table-row>
                <table:table-cell table:style-name="dl134.A1" office:value-type="string">
                  <text:p text:style-name="Table_20_Contents"><text:reference-mark text:name="refdtl"/><text:span text:style-name="T9">L </text:span></text:p>
                </table:table-cell>
                <table:table-cell table:style-name="dl134.A1" office:value-type="string">
                  <text:p text:style-name="Text_20_body">(Lowercase); returns 1 if <text:span text:style-name="T5">string</text:span> only contains characters from the range “a-z”. </text:p>
                </table:table-cell>
              </table:table-row>
              <table:table-row>
                <table:table-cell table:style-name="dl134.A1" office:value-type="string">
                  <text:p text:style-name="Table_20_Contents"><text:reference-mark text:name="refdtm"/><text:span text:style-name="T9">M </text:span></text:p>
                </table:table-cell>
                <table:table-cell table:style-name="dl134.A1" office:value-type="string">
                  <text:p text:style-name="Text_20_body">(Mixed case); returns 1 if <text:span text:style-name="T5">string</text:span> only contains characters from the ranges “a-z” and “A-Z”. </text:p>
                </table:table-cell>
              </table:table-row>
              <table:table-row>
                <table:table-cell table:style-name="dl134.A1" office:value-type="string">
                  <text:p text:style-name="Table_20_Contents"><text:reference-mark text:name="refdtn"/><text:span text:style-name="T9">N </text:span></text:p>
                </table:table-cell>
                <table:table-cell table:style-name="dl134.A1" office:value-type="string">
                  <text:p text:style-name="Text_20_body">(Number); returns 1 if <text:span text:style-name="T5">string</text:span> is a syntactically valid NetRexx number that could be added to <text:span text:style-name="T9">'0'</text:span> without error, </text:p>
                </table:table-cell>
              </table:table-row>
              <table:table-row>
                <table:table-cell table:style-name="dl134.A1" office:value-type="string">
                  <text:p text:style-name="Table_20_Contents"><text:reference-mark text:name="refdts"/><text:span text:style-name="T9">S </text:span></text:p>
                </table:table-cell>
                <table:table-cell table:style-name="dl134.A1" office:value-type="string">
                  <text:p text:style-name="Text_20_body">(Symbol); returns 1 if <text:span text:style-name="T5">string</text:span> only contains characters that are valid in non-numeric symbols (the alphanumeric characters and underscore), and does not start with a digit. <text:s/>Note that both uppercase and lowercase letters are permitted. </text:p>
                </table:table-cell>
              </table:table-row>
              <table:table-row>
                <table:table-cell table:style-name="dl134.A1" office:value-type="string">
                  <text:p text:style-name="Table_20_Contents"><text:reference-mark text:name="refdtu"/><text:span text:style-name="T9">U </text:span></text:p>
                </table:table-cell>
                <table:table-cell table:style-name="dl134.A1" office:value-type="string">
                  <text:p text:style-name="Text_20_body">(Uppercase); returns 1 if <text:span text:style-name="T5">string</text:span> only contains characters from the range “A-Z”. </text:p>
                </table:table-cell>
              </table:table-row>
              <table:table-row>
                <table:table-cell table:style-name="dl134.A1" office:value-type="string">
                  <text:p text:style-name="Table_20_Contents"><text:reference-mark text:name="refdtw"/><text:span text:style-name="T9">W </text:span></text:p>
                </table:table-cell>
                <table:table-cell table:style-name="dl134.A1" office:value-type="string">
                  <text:p text:style-name="Text_20_body">(Whole Number); returns 1 if <text:span text:style-name="T5">string</text:span> is a syntactically valid NetRexx number that can be added to <text:span text:style-name="T9">'0'</text:span> without error, and whose decimal part after that addition, with no rounding, is zero. </text:p>
                </table:table-cell>
              </table:table-row>
              <table:table-row>
                <table:table-cell table:style-name="dl134.A1" office:value-type="string">
                  <text:p text:style-name="Table_20_Contents"><text:reference-mark text:name="refdtx"/><text:span text:style-name="T9">X </text:span></text:p>
                </table:table-cell>
                <table:table-cell table:style-name="dl134.A1" office:value-type="string">
                  <text:p text:style-name="Text_20_body">(heXadecimal); returns 1 if <text:span text:style-name="T5">string</text:span> only contains characters from the ranges “a-f”, “A-F”, and “0-9”. </text:p>
                </table:table-cell>
              </table:table-row>
            </table:table>
            <text:p text:style-name="Text_20_keep"><text:span text:style-name="T4">Examples:</text:span> </text:p>
            <text:p text:style-name="P9">'101'.datatype('B') <text:s text:c="3"/>== 1 <text:line-break/>'12.3'.datatype('D') <text:s text:c="2"/>== 0 <text:line-break/>'12.3'.datatype('N') <text:s text:c="2"/>== 1 <text:line-break/>'12.3'.datatype('W') <text:s text:c="2"/>== 0 <text:line-break/>'LaArca'.datatype('M') == 1 <text:line-break/>''.datatype('M') <text:s text:c="6"/>== 0 <text:line-break/>'Llanes'.datatype('L') == 0 <text:line-break/>'3 d'.datatype('s') <text:s text:c="3"/>== 1 <text:line-break/>'BCd3'.datatype('X') <text:s text:c="2"/>== 1 <text:line-break/>'BCgd3'.datatype('X') <text:s/>== 0 </text:p>
            <text:p text:style-name="Text_20_body"><text:span text:style-name="T4">Note:</text:span> The <text:span text:style-name="T9">datatype</text:span> method tests the meaning of the characters in a string, independent of the encoding of those characters. <text:s/>Extra letters and Extra digits cause <text:span text:style-name="T9">datatype</text:span> to return 0 except for the number tests (“<text:span text:style-name="T9">N</text:span>” and “<text:span text:style-name="T9">W</text:span>”), which treat extra digits whose value is in the range 0-9 as though they were the corresponding Arabic numeral. </text:p>
          </table:table-cell>
        </table:table-row>
        <table:table-row>
          <table:table-cell table:style-name="dl133.A1" office:value-type="string">
            <text:p text:style-name="Table_20_Contents"><text:reference-mark text:name="refdelstr"/><text:span text:style-name="T11">delstr(n [,length]) </text:span><text:alphabetical-index-mark text:string-value="part of a string" text:key1="Deleting"/><text:alphabetical-index-mark text:string-value="DELSTR" text:key1="Method, built-in"/><text:alphabetical-index-mark text:string-value="DELSTR method"/></text:p>
          </table:table-cell>
          <table:table-cell table:style-name="dl133.A1" office:value-type="string">
            <text:p text:style-name="Text_20_body">returns a copy of <text:span text:style-name="T5">string</text:span> with the sub-string of <text:span text:style-name="T5">string</text:span> that begins at the <text:span text:style-name="T5">n</text:span><text:span text:style-name="T13">th</text:span> <text:soft-page-break/>character, and is of length <text:span text:style-name="T5">length</text:span> characters, deleted. If <text:span text:style-name="T5">length</text:span> is not specified, or is greater than the number of characters from <text:span text:style-name="T5">n</text:span> to the end of the string, the rest of the string is deleted (including the <text:span text:style-name="T5">n</text:span><text:span text:style-name="T13">th</text:span> character). <text:span text:style-name="T5">length</text:span> must be a non-negative whole number, and <text:span text:style-name="T5">n</text:span> must be a positive whole number. <text:s/>If <text:span text:style-name="T5">n</text:span> is greater than the length of <text:span text:style-name="T5">string</text:span>, the string is returned unchanged. </text:p>
            <text:p text:style-name="Text_20_keep"><text:span text:style-name="T4">Examples:</text:span> </text:p>
            <text:p text:style-name="P9">'abcd'.delstr(3) <text:s text:c="3"/>== 'ab' <text:line-break/>'abcde'.delstr(3,2) == 'abe' <text:line-break/>'abcde'.delstr(6) <text:s text:c="2"/>== 'abcde' </text:p>
          </table:table-cell>
        </table:table-row>
        <table:table-row>
          <table:table-cell table:style-name="dl133.A1" office:value-type="string">
            <text:p text:style-name="Table_20_Contents"><text:reference-mark text:name="refdelword"/><text:span text:style-name="T11">delword(n [,length]) </text:span><text:alphabetical-index-mark text:string-value="deleting from a string" text:key1="Words"/><text:alphabetical-index-mark text:string-value="words from a string" text:key1="Deleting"/><text:alphabetical-index-mark text:string-value="DELWORD" text:key1="Method, built-in"/><text:alphabetical-index-mark text:string-value="DELWORD method"/></text:p>
          </table:table-cell>
          <table:table-cell table:style-name="dl133.A1" office:value-type="string">
            <text:p text:style-name="Text_20_body">returns a copy of <text:span text:style-name="T5">string</text:span> with the sub-string of <text:span text:style-name="T5">string</text:span> that starts at the <text:span text:style-name="T5">n</text:span><text:span text:style-name="T13">th</text:span> word, and is of length <text:span text:style-name="T5">length</text:span> blank-delimited words, deleted. If <text:span text:style-name="T5">length</text:span> is not specified, or is greater than number of remaining words in the string, it defaults to be the remaining words in the string (including the <text:span text:style-name="T5">n</text:span><text:span text:style-name="T13">th</text:span> word). <text:span text:style-name="T5">length</text:span> must be a non-negative whole number, and <text:span text:style-name="T5">n</text:span> must be a positive whole number. <text:s/>If <text:span text:style-name="T5">n</text:span> is greater than the number of words in <text:span text:style-name="T5">string</text:span>, the string is returned unchanged. The string deleted includes any blanks following the final word involved, but none of the blanks preceding the first word involved. </text:p>
            <text:p text:style-name="Text_20_keep"><text:span text:style-name="T4">Examples:</text:span> </text:p>
            <text:p text:style-name="P9">'Now is the <text:s/>time'.delword(2,2) == 'Now time' <text:line-break/>'Now is the time '.delword(3) <text:s text:c="2"/>== 'Now is ' <text:line-break/>'Now <text:s/>time'.delword(5) <text:s text:c="9"/>== 'Now <text:s/>time' </text:p>
          </table:table-cell>
        </table:table-row>
        <table:table-row>
          <table:table-cell table:style-name="dl133.A1" office:value-type="string">
            <text:p text:style-name="Table_20_Contents"><text:reference-mark text:name="refd2c"/><text:span text:style-name="T11">d2c() </text:span><text:alphabetical-index-mark text:string-value="conversion to character" text:key1="Numbers"/><text:alphabetical-index-mark text:string-value="from a number" text:key1="Character"/><text:alphabetical-index-mark text:string-value="from decimal" text:key1="Character"/><text:alphabetical-index-mark text:string-value="from decimal" text:key1="Coded character"/><text:alphabetical-index-mark text:string-value="conversion to character" text:key1="Decimal"/><text:alphabetical-index-mark text:string-value="decimal to character" text:key1="Conversion"/><text:alphabetical-index-mark text:string-value="D2C" text:key1="Method, built-in"/><text:alphabetical-index-mark text:string-value="D2C method"/></text:p>
          </table:table-cell>
          <table:table-cell table:style-name="dl133.A1" office:value-type="string">
            <text:p text:style-name="Text_20_body">Decimal to coded character. Converts the <text:span text:style-name="T5">string</text:span> (a NetRexx <text:span text:style-name="T5">number</text:span>) to a single character, where the number is used as the encoding of the character. </text:p>
            <text:p text:style-name="Text_20_body"><text:span text:style-name="T5">string</text:span> must be a non-negative whole number. An error results if the encoding described does not produce a valid character for the implementation (for example, if it has more significant bits than the implementation’s encoding for characters). </text:p>
            <text:p text:style-name="Text_20_keep"><text:span text:style-name="T4">Examples:</text:span> </text:p>
            <text:p text:style-name="P9">'77'.d2c <text:s/>== 'M' -- ASCII or Unicode <text:line-break/>'+77'.d2c == 'M' -- ASCII or Unicode <text:line-break/>'247'.d2c == '7' -- EBCDIC <text:line-break/>'0'.d2c <text:s text:c="2"/>== '\0' </text:p>
          </table:table-cell>
        </table:table-row>
        <table:table-row>
          <table:table-cell table:style-name="dl133.A1" office:value-type="string">
            <text:p text:style-name="Table_20_Contents"><text:reference-mark text:name="refd2x"/><text:span text:style-name="T11">d2x([n]) </text:span><text:alphabetical-index-mark text:string-value="conversion to hexadecimal" text:key1="Numbers"/><text:alphabetical-index-mark text:string-value="conversion to hexadecimal" text:key1="Decimal"/><text:alphabetical-index-mark text:string-value="decimal to hexadecimal" text:key1="Conversion"/><text:alphabetical-index-mark text:string-value="D2X" text:key1="Method, built-in"/><text:alphabetical-index-mark text:string-value="D2X method"/></text:p>
          </table:table-cell>
          <table:table-cell table:style-name="dl133.A1" office:value-type="string">
            <text:p text:style-name="Text_20_body">Decimal to hexadecimal. Returns a string of hexadecimal characters of length as needed or of length <text:span text:style-name="T5">n</text:span>, which is the hexadecimal (unpacked) representation of the decimal number. <text:s/>The returned string will use uppercase Roman letters for the values A-F, and will not include any blanks. </text:p>
            <text:p text:style-name="Text_20_body"><text:span text:style-name="T5">string</text:span> must be a whole number, and must be non-negative unless <text:span text:style-name="T5">n</text:span> is specified, or an error will result. If <text:span text:style-name="T5">n</text:span> is not specified, the length of the result returned is such that there are no leading 0 characters, unless <text:span text:style-name="T5">string</text:span> was equal to 0 (in which case <text:span text:style-name="T9">'0'</text:span> is returned). </text:p>
            <text:p text:style-name="Text_20_body">If <text:span text:style-name="T5">n</text:span> is specified it is the length of the final result in characters; that is, after conversion the input string will be sign-extended to the required length (negative numbers are converted assuming twos-complement form). If the number is too big to fit into <text:span text:style-name="T5">n</text:span> characters, it will be truncated on the left. <text:span text:style-name="T5">n</text:span> must be a non-negative whole number. </text:p>
            <text:p text:style-name="Text_20_keep"><text:span text:style-name="T4">Examples:</text:span> </text:p>
            <text:p text:style-name="P9"><text:soft-page-break/>'9'.d2x <text:s text:c="6"/>== '9' <text:line-break/>'129'.d2x <text:s text:c="4"/>== '81' <text:line-break/>'129'.d2x(1) <text:s/>== '1' <text:line-break/>'129'.d2x(2) <text:s/>== '81' <text:line-break/>'127'.d2x(3) <text:s/>== '07F' <text:line-break/>'129'.d2x(4) <text:s/>== '0081' <text:line-break/>'257'.d2x(2) <text:s/>== '01' <text:line-break/>'-127'.d2x(2) == '81' <text:line-break/>'-127'.d2x(4) == 'FF81' <text:line-break/>'12'.d2x(0) <text:s text:c="2"/>== '' </text:p>
          </table:table-cell>
        </table:table-row>
        <table:table-row>
          <table:table-cell table:style-name="dl133.A1" office:value-type="string">
            <text:p text:style-name="Table_20_Contents"><text:reference-mark text:name="refexists"/><text:span text:style-name="T11">exists(index) </text:span><text:alphabetical-index-mark text:string-value="Testing for indexed variables"/><text:alphabetical-index-mark text:string-value="testing for" text:key1="Indexed strings"/><text:alphabetical-index-mark text:string-value="testing for" text:key1="Index strings"/><text:alphabetical-index-mark text:string-value="EXISTS" text:key1="Method, built-in"/><text:alphabetical-index-mark text:string-value="EXISTS method"/></text:p>
          </table:table-cell>
          <table:table-cell table:style-name="dl133.A1" office:value-type="string">
            <text:p text:style-name="Text_20_body">returns 1 if <text:span text:style-name="T5">index</text:span> names a sub-value (see page <text:span text:style-name="T15"><text:reference-ref text:reference-format="page" text:ref-name="refinstr">76</text:reference-ref></text:span>) of <text:span text:style-name="T5">string</text:span> that has explicitly been assigned a value, or 0 otherwise. </text:p>
            <text:p text:style-name="Text_20_keep"><text:span text:style-name="T4">Example:</text:span> </text:p>
            <text:p text:style-name="Text_20_body">Following the instructions: </text:p>
            <text:p text:style-name="P9">vowel=0 <text:line-break/>vowel['a']=1 <text:line-break/>vowel['b']=1 <text:line-break/>vowel['b']=null -- drops previous assignment </text:p>
            <text:p text:style-name="Text_20_keep">then: </text:p>
            <text:p text:style-name="P9">vowel.exists('a') == '1' <text:line-break/>vowel.exists('b') == '0' <text:line-break/>vowel.exists('c') == '0' </text:p>
          </table:table-cell>
        </table:table-row>
        <table:table-row>
          <table:table-cell table:style-name="dl133.A1" office:value-type="string">
            <text:p text:style-name="Table_20_Contents"><text:reference-mark text:name="refformat"/><text:span text:style-name="T11">format([before [,after]]) </text:span><text:alphabetical-index-mark text:string-value="formatting numbers" text:key1="Conversion"/><text:alphabetical-index-mark text:string-value="rounding" text:key1="Numbers"/><text:alphabetical-index-mark text:string-value="formatting for display" text:key1="Numbers"/><text:alphabetical-index-mark text:string-value="numbers for display" text:key1="Formatting"/><text:alphabetical-index-mark text:string-value="FORMAT" text:key1="Mathematical method"/><text:alphabetical-index-mark text:string-value="FORMAT" text:key1="Method, built-in"/><text:alphabetical-index-mark text:string-value="method" text:key1="FORMAT"/></text:p>
          </table:table-cell>
          <table:table-cell table:style-name="dl133.A1" office:value-type="string">
            <text:p text:style-name="Text_20_body">formats (lays out) <text:span text:style-name="T5">string</text:span>, which must be a number. </text:p>
            <text:p text:style-name="Text_20_body">The number, <text:span text:style-name="T5">string</text:span>, is first formatted by adding zero with a digits setting that is either nine or, if greater, the number of digits in the mantissa of the number (excluding leading insignificant zeros). If no arguments are given, the result is precisely that of this operation. </text:p>
            <text:p text:style-name="Text_20_body">The arguments <text:span text:style-name="T5">before</text:span> and <text:span text:style-name="T5">after</text:span> may be specified to control the number of characters to be used for the integer part and decimal part of the result respectively. <text:s/>If either of these is omitted (with no arguments specified to its right), or is <text:span text:style-name="T9">null</text:span>, the number of characters used will be as many as are needed for that part. </text:p>
            <text:p text:style-name="Text_20_body"><text:span text:style-name="T5">before</text:span> must be a positive number; if it is larger than is needed to contain the integer part, that part is padded on the left with blanks to the requested length. If <text:span text:style-name="T5">before</text:span> is not large enough to contain the integer part of the number (including the sign, for negative numbers), an error results. </text:p>
            <text:p text:style-name="Text_20_body"><text:span text:style-name="T5">after</text:span> must be a non-negative number; if it is not the same size as the decimal part of the number, the number will be rounded (or extended with zeros) to fit. <text:s/>Specifying 0 for <text:span text:style-name="T5">after</text:span> will cause the number to be rounded to an integer (that is, it will have no decimal part or decimal point). </text:p>
            <text:p text:style-name="Text_20_keep"><text:span text:style-name="T4">Examples:</text:span> </text:p>
            <text:p text:style-name="P9">' - 12.73'.format <text:s text:c="8"/>== '-12.73' <text:line-break/>'0.000'.format <text:s text:c="11"/>== '0' <text:line-break/>'3'.format(4) <text:s text:c="12"/>== ' <text:s text:c="2"/>3' <text:line-break/>'1.73'.format(4,0) <text:s text:c="7"/>== ' <text:s text:c="2"/>2' <text:line-break/>'1.73'.format(4,3) <text:s text:c="7"/>== ' <text:s text:c="2"/>1.730' <text:line-break/>'-.76'.format(4,1) <text:s text:c="7"/>== ' <text:s/>-0.8' <text:line-break/>'3.03'.format(4) <text:s text:c="9"/>== ' <text:s text:c="2"/>3.03' <text:line-break/>' - 12.73'.format(null,4) == '-12.7300' </text:p>
            <text:p text:style-name="Text_20_body">Further arguments may be passed to the <text:span text:style-name="T11">format</text:span> method to control the use of <text:soft-page-break/>exponential notation. The full syntax of the method is then: </text:p>
            <text:p text:style-name="Text_20_keep"><text:span text:style-name="T11">format([before[,after[,explaces[,exdigits[,exform]]]]])</text:span> </text:p>
            <text:p text:style-name="Text_20_body">The first two arguments are as already described. <text:s/>The other three (<text:span text:style-name="T5">explaces</text:span>, <text:span text:style-name="T5">exdigits</text:span>, and <text:span text:style-name="T5">exform</text:span>) control the exponent part of the result. <text:s/>The default for any of the arguments may be selected by omitting them (if there are no arguments to be specified to their right) or by using the value <text:span text:style-name="T9">null</text:span>. </text:p>
            <text:p text:style-name="Text_20_body"><text:span text:style-name="T5">explaces</text:span> must be a positive number; it sets the number of places (digits after the sign of the exponent) to be used for any exponent part, the default being to use as many as are needed. If <text:span text:style-name="T5">explaces</text:span> is specified and is not large enough to contain the exponent, an error results. If <text:span text:style-name="T5">explaces</text:span> is specified and the exponent will be 0, then <text:span text:style-name="T5">explaces</text:span>+2 blanks are supplied for the exponent part of the result. </text:p>
            <text:p text:style-name="Text_20_body"><text:span text:style-name="T5">exdigits</text:span> sets the trigger point for use of exponential notation. If, after the first formatting, the number of places needed before the decimal point exceeds <text:span text:style-name="T5">exdigits</text:span>, or if the absolute value of the result is less than <text:span text:style-name="T9">0.000001</text:span>, then exponential form will be used, provided that <text:span text:style-name="T5">exdigits</text:span> was specified. When <text:span text:style-name="T5">exdigits</text:span> is not specified, exponential notation will never be used. The current setting of <text:span text:style-name="T11">numeric digits</text:span> may be used for <text:span text:style-name="T5">exdigits</text:span> by specifying the special word <text:span text:style-name="T9">digits</text:span> (see page <text:span text:style-name="T15"><text:reference-ref text:reference-format="page" text:ref-name="refswdigit">132</text:reference-ref></text:span>). If 0 is specified for <text:span text:style-name="T5">exdigits</text:span>, exponential notation is always used unless the exponent would be 0. </text:p>
            <text:p text:style-name="Text_20_body"><text:span text:style-name="T5">exform</text:span> sets the form for exponential notation (if needed). <text:span text:style-name="T5">exform</text:span> may be either <text:span text:style-name="T9">'Scientific'</text:span> (the default) or <text:span text:style-name="T9">'Engineering'</text:span>. <text:s/>Only the first character of <text:span text:style-name="T5">exform</text:span> is significant and it may be in uppercase or in lowercase. The current setting of <text:span text:style-name="T11">numeric form</text:span> may be used by specifying the special word <text:span text:style-name="T9">form</text:span> (see page <text:span text:style-name="T15"><text:reference-ref text:reference-format="page" text:ref-name="refswform">132</text:reference-ref></text:span>). If engineering form is in effect, up to three digits (plus sign) may be needed for the integer part of the result (<text:span text:style-name="T5">before</text:span>). </text:p>
            <text:p text:style-name="Text_20_keep"><text:span text:style-name="T4">Examples:</text:span> </text:p>
            <text:p text:style-name="P9">'12345.73'.format(null,null,2,2) == '1.234573E+04' <text:line-break/>'12345.73'.format(null,3,null,0) == '1.235E+4' <text:line-break/>'1.234573'.format(null,3,null,0) == '1.235' <text:line-break/>'123.45'.format(null,3,2,0) <text:s text:c="5"/>== '1.235E+02' <text:line-break/>'1234.5'.format(null,3,2,0,'e') <text:s/>== '1.235E+03' <text:line-break/>'1.2345'.format(null,3,2,0) <text:s text:c="5"/>== '1.235 <text:s text:c="3"/>' <text:line-break/>'12345.73'.format(null,null,3,6) == '12345.73 <text:s text:c="4"/>' <text:line-break/>'12345e+5'.format(null,3) <text:s text:c="7"/>== '1234500000.000' </text:p>
            <text:p text:style-name="Text_20_body"><text:span text:style-name="T4">Implementation minimum:</text:span> If exponents are supported in an implementation, then they must be supported for exponents whose absolute value is at least as large as the largest number that can be expressed as an exact integer in default precision, <text:span text:style-name="T5">i.e.</text:span>, 999999999. Therefore, values for <text:span text:style-name="T5">explaces</text:span> of up to 9 should also be supported. </text:p>
          </table:table-cell>
        </table:table-row>
        <table:table-row>
          <table:table-cell table:style-name="dl133.A1" office:value-type="string">
            <text:p text:style-name="Table_20_Contents"><text:reference-mark text:name="refinsert"/><text:span text:style-name="T11">insert(new [,n [,length [,pad]]]) </text:span><text:alphabetical-index-mark text:string-value="Inserting a string into another"/><text:alphabetical-index-mark text:string-value="INSERT" text:key1="Method, built-in"/><text:alphabetical-index-mark text:string-value="INSERT method"/></text:p>
          </table:table-cell>
          <table:table-cell table:style-name="dl133.A1" office:value-type="string">
            <text:p text:style-name="Text_20_body">inserts the string <text:span text:style-name="T5">new</text:span>, padded or truncated to length <text:span text:style-name="T5">length</text:span>, into a copy of the target <text:span text:style-name="T5">string</text:span> after the <text:span text:style-name="T5">n</text:span><text:span text:style-name="T13">th</text:span> character; the string with any inserts is returned. <text:span text:style-name="T5">length</text:span> and <text:span text:style-name="T5">n</text:span> must be a non-negative whole numbers. If <text:span text:style-name="T5">n</text:span> is greater than the length of the target string, padding is added before the <text:span text:style-name="T5">new</text:span> string also. The default value for <text:span text:style-name="T5">n</text:span> is 0, which means insert before the beginning of the string. <text:s/>The default value for <text:span text:style-name="T5">length</text:span> is the length of <text:span text:style-name="T5">new</text:span>. <text:s/>The default <text:span text:style-name="T5">pad</text:span> character is a blank. </text:p>
            <text:p text:style-name="Text_20_keep"><text:span text:style-name="T4">Examples:</text:span> </text:p>
            <text:p text:style-name="P9"><text:soft-page-break/>'abc'.insert('123') <text:s text:c="8"/>== '123abc' <text:line-break/>'abcdef'.insert(' ',3) <text:s text:c="5"/>== 'abc def' <text:line-break/>'abc'.insert('123',5,6) <text:s text:c="4"/>== 'abc <text:s/>123 <text:s text:c="2"/>' <text:line-break/>'abc'.insert('123',5,6,'+') == 'abc++123+++' <text:line-break/>'abc'.insert('123',0,5,'-') == '123--abc' </text:p>
          </table:table-cell>
        </table:table-row>
        <table:table-row>
          <table:table-cell table:style-name="dl133.A1" office:value-type="string">
            <text:p text:style-name="Table_20_Contents"><text:reference-mark text:name="reflastpos"/><text:span text:style-name="T11">lastpos(needle [,start]) </text:span><text:alphabetical-index-mark text:string-value="a string in another string" text:key1="Locating"/><text:alphabetical-index-mark text:string-value="Finding a string in another string"/><text:alphabetical-index-mark text:string-value="LASTPOS" text:key1="Method, built-in"/><text:alphabetical-index-mark text:string-value="LASTPOS method"/></text:p>
          </table:table-cell>
          <table:table-cell table:style-name="dl133.A1" office:value-type="string">
            <text:p text:style-name="Text_20_body">returns the position of the last occurrence of the string <text:span text:style-name="T5">needle</text:span> in <text:span text:style-name="T5">string</text:span> (the “haystack”), searching from right to left. If the string <text:span text:style-name="T5">needle</text:span> is not found, or is the null string, 0 is returned. By default the search starts at the last character of <text:span text:style-name="T5">string</text:span> and scans backwards. This may be overridden by specifying <text:span text:style-name="T5">start</text:span>, the point at which to start the backwards scan. <text:span text:style-name="T5">start</text:span> must be a positive whole number, and defaults to the value <text:span text:style-name="T5">string</text:span><text:span text:style-name="T9">.length</text:span> if larger than that value or if not specified (with a minimum default value of one). </text:p>
            <text:p text:style-name="Text_20_keep"><text:span text:style-name="T4">Examples:</text:span> </text:p>
            <text:p text:style-name="P9">'abc def ghi'.lastpos(' ') <text:s text:c="2"/>== 8 <text:line-break/>'abc def ghi'.lastpos(' ',7) == 4 <text:line-break/>'abcdefghi'.lastpos(' ') <text:s text:c="4"/>== 0 <text:line-break/>'abcdefghi'.lastpos('cd') <text:s text:c="3"/>== 3 <text:line-break/>''.lastpos('?') <text:s text:c="13"/>== 0 </text:p>
          </table:table-cell>
        </table:table-row>
        <table:table-row>
          <table:table-cell table:style-name="dl133.A1" office:value-type="string">
            <text:p text:style-name="Table_20_Contents"><text:reference-mark text:name="refleft"/><text:span text:style-name="T11">left(length [,pad]) </text:span><text:alphabetical-index-mark text:string-value="text left justification" text:key1="Formatting"/><text:alphabetical-index-mark text:string-value="LEFT" text:key1="Method, built-in"/><text:alphabetical-index-mark text:string-value="LEFT method"/></text:p>
          </table:table-cell>
          <table:table-cell table:style-name="dl133.A1" office:value-type="string">
            <text:p text:style-name="Text_20_body">returns a string of length <text:span text:style-name="T5">length</text:span> containing the left-most <text:span text:style-name="T5">length</text:span> characters of <text:span text:style-name="T5">string</text:span>. The string is padded with <text:span text:style-name="T5">pad</text:span> characters (or truncated) on the right as needed. The default <text:span text:style-name="T5">pad</text:span> character is a blank. <text:span text:style-name="T5">length</text:span> must be a non-negative whole number. This method is exactly equivalent to <text:span text:style-name="T5">string</text:span><text:span text:style-name="T9">.substr(1</text:span>, <text:span text:style-name="T5">length</text:span> [, <text:span text:style-name="T5">pad</text:span>]<text:span text:style-name="T9">)</text:span>. </text:p>
            <text:p text:style-name="Text_20_keep"><text:span text:style-name="T4">Examples:</text:span> </text:p>
            <text:p text:style-name="P9">'abc d'.left(8) <text:s text:c="4"/>== 'abc d <text:s text:c="2"/>' <text:line-break/>'abc d'.left(8,'.') == 'abc d...' <text:line-break/>'abc defg'.left(6) <text:s/>== 'abc de' </text:p>
          </table:table-cell>
        </table:table-row>
        <table:table-row>
          <table:table-cell table:style-name="dl133.A1" office:value-type="string">
            <text:p text:style-name="Table_20_Contents"><text:reference-mark text:name="reflength"/><text:span text:style-name="T11">length() </text:span><text:alphabetical-index-mark text:string-value="length of" text:key1="Data"/><text:alphabetical-index-mark text:string-value="length of" text:key1="Strings"/><text:alphabetical-index-mark text:string-value="LENGTH" text:key1="Method, built-in"/><text:alphabetical-index-mark text:string-value="method" text:key1="LENGTH"/></text:p>
          </table:table-cell>
          <table:table-cell table:style-name="dl133.A1" office:value-type="string">
            <text:p text:style-name="Text_20_body">returns the number of characters in <text:span text:style-name="T5">string</text:span>. </text:p>
            <text:p text:style-name="Text_20_keep"><text:span text:style-name="T4">Examples:</text:span> </text:p>
            <text:p text:style-name="P9">'abcdefgh'.length == 8 <text:line-break/>''.length <text:s text:c="8"/>== 0 </text:p>
          </table:table-cell>
        </table:table-row>
        <table:table-row>
          <table:table-cell table:style-name="dl133.A1" office:value-type="string">
            <text:p text:style-name="Table_20_Contents"><text:reference-mark text:name="reflower"/><text:span text:style-name="T11">lower([n [,length]]) </text:span><text:alphabetical-index-mark text:string-value="Lowercasing strings"/><text:alphabetical-index-mark text:string-value="lowercasing" text:key1="Strings"/><text:alphabetical-index-mark text:string-value="LOWER" text:key1="Method, built-in"/><text:alphabetical-index-mark text:string-value="LOWER method"/></text:p>
          </table:table-cell>
          <table:table-cell table:style-name="dl133.A1" office:value-type="string">
            <text:p text:style-name="Text_20_body">returns a copy of <text:span text:style-name="T5">string</text:span> with any uppercase characters in the sub-string of <text:span text:style-name="T5">string</text:span> that begins at the <text:span text:style-name="T5">n</text:span><text:span text:style-name="T13">th</text:span> character, and is of length <text:span text:style-name="T5">length</text:span> characters, replaced by their lowercase equivalent. </text:p>
            <text:p text:style-name="Text_20_body"><text:span text:style-name="T5">n</text:span> must be a positive whole number, and defaults to 1 (the first character in <text:span text:style-name="T5">string</text:span>). <text:s/>If <text:span text:style-name="T5">n</text:span> is greater than the length of <text:span text:style-name="T5">string</text:span>, the string is returned unchanged. </text:p>
            <text:p text:style-name="Text_20_body"><text:span text:style-name="T5">length</text:span> must be a non-negative whole number. If <text:span text:style-name="T5">length</text:span> is not specified, or is greater than the number of characters from <text:span text:style-name="T5">n</text:span> to the end of the string, the rest of the string (including the <text:span text:style-name="T5">n</text:span><text:span text:style-name="T13">th</text:span> character) is assumed. </text:p>
            <text:p text:style-name="Text_20_keep"><text:span text:style-name="T4">Examples:</text:span> </text:p>
            <text:p text:style-name="P9">'SumA'.lower <text:s text:c="5"/>== 'suma' <text:line-break/>'SumA'.lower(2) <text:s text:c="2"/>== 'Suma' <text:line-break/>'SuMB'.lower(1,1) == 'suMB' <text:line-break/>'SUMB'.lower(2,2) == 'SumB' <text:line-break/>''.lower <text:s text:c="9"/>== '' </text:p>
          </table:table-cell>
        </table:table-row>
        <table:table-row>
          <table:table-cell table:style-name="dl133.A1" office:value-type="string">
            <text:p text:style-name="Table_20_Contents"><text:reference-mark text:name="refmax"/><text:span text:style-name="T11">max(number) </text:span><text:alphabetical-index-mark text:string-value="MAX" text:key1="Mathematical method"/><text:alphabetical-index-mark text:string-value="MAX" text:key1="Method, built-in"/><text:alphabetical-index-mark text:string-value="MAX method"/></text:p>
          </table:table-cell>
          <table:table-cell table:style-name="dl133.A1" office:value-type="string">
            <text:p text:style-name="Text_20_body">returns the larger of <text:span text:style-name="T5">string</text:span> and <text:span text:style-name="T5">number</text:span>, which must both be numbers. <text:s/>If they compare equal (that is, when subtracted, the result is 0), then <text:span text:style-name="T5">string</text:span> is selected for the result. </text:p>
            <text:p text:style-name="Text_20_body"><text:soft-page-break/>The comparison is effected using a numerical comparison with a digits setting that is either nine or, if greater, the larger of the number of digits in the mantissas of the two numbers (excluding leading insignificant zeros). </text:p>
            <text:p text:style-name="Text_20_body">The selected result is formatted by adding zero to the selected number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9">0.max(1) <text:s text:c="9"/>==1 <text:line-break/>'-1'.max(1) <text:s text:c="6"/>==1 <text:line-break/>'+1'.max(-1) <text:s text:c="5"/>==1 <text:line-break/>'1.0'.max(1.00) <text:s text:c="2"/>=='1.0' <text:line-break/>'1.00'.max(1.0) <text:s text:c="2"/>=='1.00' <text:line-break/>'123456700000'.max(1234567E+5) <text:s text:c="2"/>== '123456700000' <text:line-break/>'1234567E+5'.max('123456700000') == '1.234567E+11' </text:p>
          </table:table-cell>
        </table:table-row>
        <table:table-row>
          <table:table-cell table:style-name="dl133.A1" office:value-type="string">
            <text:p text:style-name="Table_20_Contents"><text:reference-mark text:name="refmin"/><text:span text:style-name="T11">min(number) </text:span><text:alphabetical-index-mark text:string-value="MIN" text:key1="Mathematical method"/><text:alphabetical-index-mark text:string-value="MIN" text:key1="Method, built-in"/><text:alphabetical-index-mark text:string-value="MIN method"/></text:p>
          </table:table-cell>
          <table:table-cell table:style-name="dl133.A1" office:value-type="string">
            <text:p text:style-name="Text_20_body">returns the smaller of <text:span text:style-name="T5">string</text:span> and <text:span text:style-name="T5">number</text:span>, which must both be numbers. <text:s/>If they compare equal (that is, when subtracted, the result is 0), then <text:span text:style-name="T5">string</text:span> is selected for the result. </text:p>
            <text:p text:style-name="Text_20_body">The comparison is effected using a numerical comparison with a digits setting that is either nine or, if greater, the larger of the number of digits in the mantissas of the two numbers (excluding leading insignificant zeros). </text:p>
            <text:p text:style-name="Text_20_body">The selected result is formatted by adding zero to the selected number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9">0.min(1) <text:s text:c="9"/>==0 <text:line-break/>'-1'.min(1) <text:s text:c="6"/>=='-1' <text:line-break/>'+1'.min(-1) <text:s text:c="5"/>=='-1' <text:line-break/>'1.0'.min(1.00) <text:s text:c="2"/>=='1.0' <text:line-break/>'1.00'.min(1.0) <text:s text:c="2"/>=='1.00' <text:line-break/>'123456700000'.min(1234567E+5) <text:s text:c="2"/>== '123456700000' <text:line-break/>'1234567E+5'.min('123456700000') == '1.234567E+11' </text:p>
          </table:table-cell>
        </table:table-row>
        <table:table-row>
          <table:table-cell table:style-name="dl133.A1" office:value-type="string">
            <text:p text:style-name="Table_20_Contents"><text:reference-mark text:name="refoverlay"/><text:span text:style-name="T11">overlay(new [,n </text:span><text:span text:style-name="T11">[,length [,pad]]]) </text:span><text:alphabetical-index-mark text:string-value="Overlaying a string onto another"/><text:alphabetical-index-mark text:string-value="OVERLAY" text:key1="Method, built-in"/><text:alphabetical-index-mark text:string-value="OVERLAY method"/></text:p>
          </table:table-cell>
          <table:table-cell table:style-name="dl133.A1" office:value-type="string">
            <text:p text:style-name="Text_20_body">overlays the string <text:span text:style-name="T5">new</text:span>, padded or truncated to length <text:span text:style-name="T5">length</text:span>, onto a copy of the target <text:span text:style-name="T5">string</text:span> starting at the <text:span text:style-name="T5">n</text:span><text:span text:style-name="T13">th</text:span> character; the string with any overlays is returned. <text:s/>Overlays may extend beyond the end of the original <text:span text:style-name="T5">string</text:span>. If <text:span text:style-name="T5">length</text:span> is specified it must be a non-negative whole number. If <text:span text:style-name="T5">n</text:span> is greater than the length of the target string, padding is added before the <text:span text:style-name="T5">new</text:span> string also. The default <text:span text:style-name="T5">pad</text:span> character is a blank, and the default value for <text:span text:style-name="T5">n</text:span> is 1. <text:span text:style-name="T5">n</text:span> must be greater than 0. The default value for <text:span text:style-name="T5">length</text:span> is the length of <text:span text:style-name="T5">new</text:span>. </text:p>
            <text:p text:style-name="Text_20_keep"><text:span text:style-name="T4">Examples:</text:span> </text:p>
            <text:p text:style-name="P9">'abcdef'.overlay(' ',3) <text:s text:c="5"/>== 'ab def' <text:line-break/>'abcdef'.overlay('.',3,2) <text:s text:c="3"/>== 'ab. ef' <text:line-break/>'abcd'.overlay('qq') <text:s text:c="8"/>== 'qqcd' <text:line-break/>'abcd'.overlay('qq',4) <text:s text:c="6"/>== 'abcqq' <text:line-break/>'abc'.overlay('123',5,6,'+') == 'abc+123+++' </text:p>
          </table:table-cell>
        </table:table-row>
        <table:table-row>
          <table:table-cell table:style-name="dl133.A1" office:value-type="string">
            <text:p text:style-name="Table_20_Contents"><text:reference-mark text:name="refpos"/><text:span text:style-name="T11">pos(needle [,start]) </text:span><text:alphabetical-index-mark text:string-value="Searching a string for a word or phrase"/><text:alphabetical-index-mark text:string-value="a string in another string" text:key1="Locating"/><text:alphabetical-index-mark text:string-value="Finding a string in another string"/><text:alphabetical-index-mark text:string-value="POS" text:key1="Method, built-in"/><text:alphabetical-index-mark text:string-value="POS position method"/></text:p>
          </table:table-cell>
          <table:table-cell table:style-name="dl133.A1" office:value-type="string">
            <text:p text:style-name="Text_20_body">returns the position of the string <text:span text:style-name="T5">needle</text:span>, in <text:span text:style-name="T5">string</text:span> (the “haystack”), searching from left to right. If the string <text:span text:style-name="T5">needle</text:span> is not found, or is the null string, 0 is returned. By default the search starts at the first character of <text:span text:style-name="T5">string</text:span> (that is, <text:span text:style-name="T5">start</text:span> <text:soft-page-break/>has the value 1). This may be overridden by specifying <text:span text:style-name="T5">start</text:span> (which must be a positive whole number), the point at which to start the search; if <text:span text:style-name="T5">start</text:span> is greater than the length of <text:span text:style-name="T5">string</text:span> then 0 is returned. </text:p>
            <text:p text:style-name="Text_20_keep"><text:span text:style-name="T4">Examples:</text:span> </text:p>
            <text:p text:style-name="P9">'Saturday'.pos('day') <text:s text:c="3"/>== 6 <text:line-break/>'abc def ghi'.pos('x') <text:s text:c="2"/>== 0 <text:line-break/>'abc def ghi'.pos(' ') <text:s text:c="2"/>== 4 <text:line-break/>'abc def ghi'.pos(' ',5) == 8 </text:p>
          </table:table-cell>
        </table:table-row>
        <table:table-row>
          <table:table-cell table:style-name="dl133.A1" office:value-type="string">
            <text:p text:style-name="Table_20_Contents"><text:reference-mark text:name="refreverse"/><text:span text:style-name="T11">reverse() </text:span><text:alphabetical-index-mark text:string-value="REVERSE" text:key1="Method, built-in"/><text:alphabetical-index-mark text:string-value="REVERSE method"/></text:p>
          </table:table-cell>
          <table:table-cell table:style-name="dl133.A1" office:value-type="string">
            <text:p text:style-name="Text_20_body">returns a copy of <text:span text:style-name="T5">string</text:span>, swapped end for end. </text:p>
            <text:p text:style-name="Text_20_keep"><text:span text:style-name="T4">Examples:</text:span> </text:p>
            <text:p text:style-name="P9">'ABc.'.reverse <text:s text:c="7"/>== '.cBA' <text:line-break/>'XYZ '.reverse <text:s text:c="7"/>== ' ZYX' <text:line-break/>'Tranquility'.reverse == 'ytiliuqnarT' </text:p>
          </table:table-cell>
        </table:table-row>
        <table:table-row>
          <table:table-cell table:style-name="dl133.A1" office:value-type="string">
            <text:p text:style-name="Table_20_Contents"><text:reference-mark text:name="refright"/><text:span text:style-name="T11">right(length </text:span><text:span text:style-name="T11">[,pad]) </text:span><text:alphabetical-index-mark text:string-value="padding" text:key1="Zeros"/><text:alphabetical-index-mark text:string-value="adding on the left" text:key1="Zeros"/><text:alphabetical-index-mark text:string-value="adding with the RIGHT method" text:key1="Leading zeros"/><text:alphabetical-index-mark text:string-value="text right justification" text:key1="Formatting"/><text:alphabetical-index-mark text:string-value="RIGHT" text:key1="Method, built-in"/><text:alphabetical-index-mark text:string-value="RIGHT method"/></text:p>
          </table:table-cell>
          <table:table-cell table:style-name="dl133.A1" office:value-type="string">
            <text:p text:style-name="Text_20_body">returns a string of length <text:span text:style-name="T5">length</text:span> containing the right-most <text:span text:style-name="T5">length</text:span> characters of <text:span text:style-name="T5">string</text:span> – that is, padded with <text:span text:style-name="T5">pad</text:span> characters (or truncated) on the left as needed. <text:s/>The default <text:span text:style-name="T5">pad</text:span> character is a blank. <text:span text:style-name="T5">length</text:span> must be a non-negative whole number. </text:p>
            <text:p text:style-name="Text_20_keep"><text:span text:style-name="T4">Examples:</text:span> </text:p>
            <text:p text:style-name="P9">'abc <text:s/>d'.right(8) <text:s/>== ' <text:s/>abc <text:s/>d' <text:line-break/>'abc def'.right(5) == 'c def' <text:line-break/>'12'.right(5,'0') <text:s/>== '00012' </text:p>
          </table:table-cell>
        </table:table-row>
        <table:table-row>
          <table:table-cell table:style-name="dl133.A1" office:value-type="string">
            <text:p text:style-name="Table_20_Contents"><text:reference-mark text:name="refsequen"/><text:span text:style-name="T11">sequence(final) </text:span><text:alphabetical-index-mark text:string-value="Collating sequence, using SEQUENCE"/><text:alphabetical-index-mark text:string-value="SEQUENCE" text:key1="Method, built-in"/><text:alphabetical-index-mark text:string-value="SEQUENCE method"/></text:p>
          </table:table-cell>
          <table:table-cell table:style-name="dl133.A1" office:value-type="string">
            <text:p text:style-name="Text_20_body">returns a string of all characters, in ascending order of encoding, between and including the character in <text:span text:style-name="T5">string</text:span> and the character in <text:span text:style-name="T5">final</text:span>. <text:span text:style-name="T5">string</text:span> and <text:span text:style-name="T5">final</text:span> must be single characters; if <text:span text:style-name="T5">string</text:span> is greater than <text:span text:style-name="T5">final</text:span>, an error is reported. </text:p>
            <text:p text:style-name="Text_20_keep"><text:span text:style-name="T4">Examples:</text:span> </text:p>
            <text:p text:style-name="P9">'a'.sequence('f') <text:s text:c="10"/>== 'abcdef' <text:line-break/>'\0'.sequence('\x03') <text:s text:c="6"/>== '\x00\x01\x02\x03' <text:line-break/>'\ufffe'.sequence('\uffff') == '\ufffe\uffff' </text:p>
          </table:table-cell>
        </table:table-row>
        <table:table-row>
          <table:table-cell table:style-name="dl133.A1" office:value-type="string">
            <text:p text:style-name="Table_20_Contents"><text:reference-mark text:name="refsign"/><text:span text:style-name="T11">sign() </text:span><text:alphabetical-index-mark text:string-value="SIGN" text:key1="Mathematical method"/><text:alphabetical-index-mark text:string-value="SIGN" text:key1="Method, built-in"/><text:alphabetical-index-mark text:string-value="SIGN method"/></text:p>
          </table:table-cell>
          <table:table-cell table:style-name="dl133.A1" office:value-type="string">
            <text:p text:style-name="Text_20_body">returns a number that indicates the sign of <text:span text:style-name="T5">string</text:span>, which must be a number. <text:span text:style-name="T5">string</text:span> is first formatted, just as though the operation “<text:span text:style-name="T9">string+0</text:span>” had been carried out with sufficient digits to avoid rounding. If the number then starts with <text:span text:style-name="T9">'-'</text:span> then <text:span text:style-name="T9">'-1'</text:span> is returned; if it is <text:span text:style-name="T9">'0'</text:span> then <text:span text:style-name="T9">'0'</text:span> is returned; and otherwise <text:span text:style-name="T9">'1'</text:span> is returned. </text:p>
            <text:p text:style-name="Text_20_keep"><text:span text:style-name="T4">Examples:</text:span> </text:p>
            <text:p text:style-name="P9">'12.3'.sign <text:s text:c="3"/>== <text:s/>1 <text:line-break/>'0.0'.sign <text:s text:c="4"/>== <text:s/>0 <text:line-break/>' -0.307'.sign == -1 </text:p>
          </table:table-cell>
        </table:table-row>
        <table:table-row>
          <table:table-cell table:style-name="dl133.A1" office:value-type="string">
            <text:p text:style-name="Table_20_Contents"><text:reference-mark text:name="refspace"/><text:span text:style-name="T11">space([n [,pad]]) </text:span><text:alphabetical-index-mark text:string-value="removal with SPACE method" text:key1="Blank"/><text:alphabetical-index-mark text:string-value="text spacing" text:key1="Formatting"/><text:alphabetical-index-mark text:string-value="SPACE" text:key1="Method, built-in"/><text:alphabetical-index-mark text:string-value="SPACE method"/></text:p>
          </table:table-cell>
          <table:table-cell table:style-name="dl133.A1" office:value-type="string">
            <text:p text:style-name="Text_20_body">returns a copy of <text:span text:style-name="T5">string</text:span> with the blank-delimited words in <text:span text:style-name="T5">string</text:span> formatted with <text:span text:style-name="T5">n</text:span> (and only <text:span text:style-name="T5">n</text:span>) <text:span text:style-name="T5">pad</text:span> characters between each word. <text:span text:style-name="T5">n</text:span> must be a non-negative whole number. If <text:span text:style-name="T5">n</text:span> is 0, all blanks are removed. Leading and trailing blanks are always removed. The default for <text:span text:style-name="T5">n</text:span> is 1, and the default <text:span text:style-name="T5">pad</text:span> character is a blank. </text:p>
            <text:p text:style-name="Text_20_keep"><text:span text:style-name="T4">Examples:</text:span> </text:p>
            <text:p text:style-name="P9">'abc <text:s/>def <text:s/>'.space <text:s text:c="7"/>== 'abc def' <text:line-break/>' <text:s/>abc def '.space(3) <text:s text:c="4"/>== 'abc <text:s text:c="2"/>def' <text:line-break/>'abc <text:s/>def <text:s/>'.space(1) <text:s text:c="4"/>== 'abc def' <text:line-break/>'abc <text:s/>def <text:s/>'.space(0) <text:s text:c="4"/>== 'abcdef' <text:line-break/>'abc <text:s/>def <text:s/>'.space(2,'+') == 'abc++def' </text:p>
          </table:table-cell>
        </table:table-row>
        <table:table-row>
          <table:table-cell table:style-name="dl133.A1" office:value-type="string">
            <text:p text:style-name="Table_20_Contents"><text:reference-mark text:name="refstrip"/><text:span text:style-name="T11">strip([option [,char]]) </text:span><text:alphabetical-index-mark text:string-value="removal with STRIP method" text:key1="Trailing blanks"/><text:alphabetical-index-mark text:string-value="removal with STRIP method" text:key1="Character"/><text:alphabetical-index-mark text:string-value="removal with STRIP method" text:key1="Leading zeros"/><text:alphabetical-index-mark text:string-value="removal with STRIP method" text:key1="Zeros"/><text:alphabetical-index-mark text:string-value="removal with STRIP method" text:key1="Blank"/><text:alphabetical-index-mark text:string-value="removal with STRIP method" text:key1="Leading blanks"/><text:alphabetical-index-mark text:string-value="STRIP" text:key1="Method, built-in"/><text:alphabetical-index-mark text:string-value="STRIP method"/></text:p>
          </table:table-cell>
          <table:table-cell table:style-name="dl133.A1" office:value-type="string">
            <text:p text:style-name="Text_20_body">returns a copy of <text:span text:style-name="T5">string</text:span> with Leading, Trailing, or Both leading and trailing characters removed, when the first character of <text:span text:style-name="T5">option</text:span> is L, T, or B respectively <text:soft-page-break/>(these may be given in either uppercase or lowercase). <text:s/>The default is B. The second argument, <text:span text:style-name="T5">char</text:span>, specifies the character to be removed, with the default being a blank. If given, <text:span text:style-name="T5">char</text:span> must be exactly one character long. </text:p>
            <text:p text:style-name="Text_20_keep"><text:span text:style-name="T4">Examples:</text:span> </text:p>
            <text:p text:style-name="P9">' <text:s/>ab c <text:s/>'.strip <text:s text:c="7"/>== 'ab c' <text:line-break/>' <text:s/>ab c <text:s/>'.strip('L') <text:s text:c="2"/>== 'ab c <text:s/>' <text:line-break/>' <text:s/>ab c <text:s/>'.strip('t') <text:s text:c="2"/>== ' <text:s/>ab c' <text:line-break/>'12.70000'.strip('t',0) == '12.7' <text:line-break/>'0012.700'.strip('b',0) == '12.7' </text:p>
          </table:table-cell>
        </table:table-row>
        <table:table-row>
          <table:table-cell table:style-name="dl133.A1" office:value-type="string">
            <text:p text:style-name="Table_20_Contents"><text:reference-mark text:name="refsubstr"/><text:span text:style-name="T11">substr(n [,length </text:span><text:span text:style-name="T11">[,pad]]) </text:span><text:alphabetical-index-mark text:string-value="Sub-string, extracting"/><text:alphabetical-index-mark text:string-value="a sub-string" text:key1="Extracting"/><text:alphabetical-index-mark text:string-value="SUBSTR" text:key1="Method, built-in"/><text:alphabetical-index-mark text:string-value="SUBSTR method"/></text:p>
          </table:table-cell>
          <table:table-cell table:style-name="dl133.A1" office:value-type="string">
            <text:p text:style-name="Text_20_body">returns the sub-string of <text:span text:style-name="T5">string</text:span> that begins at the <text:span text:style-name="T5">n</text:span><text:span text:style-name="T13">th</text:span> character, and is of length <text:span text:style-name="T5">length</text:span>, padded with <text:span text:style-name="T5">pad</text:span> characters if necessary. <text:span text:style-name="T5">n</text:span> must be a positive whole number, and <text:span text:style-name="T5">length</text:span> must be a non-negative whole number. If <text:span text:style-name="T5">n</text:span> is greater than <text:span text:style-name="T5">string</text:span><text:span text:style-name="T9">.length</text:span>, then only pad characters can be returned. </text:p>
            <text:p text:style-name="Text_20_body">If <text:span text:style-name="T5">length</text:span> is omitted it defaults to be the rest of the string (or 0 if <text:span text:style-name="T5">n</text:span> is greater than the length of the string). The default <text:span text:style-name="T5">pad</text:span> character is a blank. </text:p>
            <text:p text:style-name="Text_20_keep"><text:span text:style-name="T4">Examples:</text:span> </text:p>
            <text:p text:style-name="P9">'abc'.substr(2) <text:s text:c="6"/>== 'bc' <text:line-break/>'abc'.substr(2,4) <text:s text:c="4"/>== 'bc <text:s/>' <text:line-break/>'abc'.substr(5,4) <text:s text:c="4"/>== ' <text:s text:c="3"/>' <text:line-break/>'abc'.substr(2,6,'.') == 'bc....' <text:line-break/>'abc'.substr(5,6,'.') == '......' </text:p>
            <text:p text:style-name="Text_20_body"><text:span text:style-name="T4">Note:</text:span> In some situations the positional (numeric) patterns of parsing templates are more convenient for selecting sub-strings, especially if more than one sub-string is to be extracted from a string. </text:p>
          </table:table-cell>
        </table:table-row>
        <table:table-row>
          <table:table-cell table:style-name="dl133.A1" office:value-type="string">
            <text:p text:style-name="Table_20_Contents"><text:reference-mark text:name="refsubword"/><text:span text:style-name="T11">subword(n [,length]) </text:span><text:alphabetical-index-mark text:string-value="extracting from a string" text:key1="Words"/><text:alphabetical-index-mark text:string-value="words from a string" text:key1="Extracting"/><text:alphabetical-index-mark text:string-value="SUBWORD" text:key1="Method, built-in"/><text:alphabetical-index-mark text:string-value="SUBWORD method"/></text:p>
          </table:table-cell>
          <table:table-cell table:style-name="dl133.A1" office:value-type="string">
            <text:p text:style-name="Text_20_body">returns the sub-string of <text:span text:style-name="T5">string</text:span> that starts at the <text:span text:style-name="T5">n</text:span><text:span text:style-name="T13">th</text:span> word, and is up to <text:span text:style-name="T5">length</text:span> blank-delimited words long. <text:span text:style-name="T5">n</text:span> must be a positive whole number; if greater than the number of words in the string then the null string is returned. <text:span text:style-name="T5">length</text:span> must be a non-negative whole number. If <text:span text:style-name="T5">length</text:span> is omitted it defaults to be the remaining words in the string. The returned string will never have leading or trailing blanks, but will include all blanks between the selected words. </text:p>
            <text:p text:style-name="Text_20_keep"><text:span text:style-name="T4">Examples:</text:span> </text:p>
            <text:p text:style-name="P9">'Now is the <text:s/>time'.subword(2,2) == 'is the' <text:line-break/>'Now is the <text:s/>time'.subword(3) <text:s text:c="2"/>== 'the <text:s/>time' <text:line-break/>'Now is the <text:s/>time'.subword(5) <text:s text:c="2"/>== '' </text:p>
          </table:table-cell>
        </table:table-row>
        <table:table-row>
          <table:table-cell table:style-name="dl133.A1" office:value-type="string">
            <text:p text:style-name="Table_20_Contents"><text:reference-mark text:name="reftrans"/><text:span text:style-name="T11">translate(tableo, tablei [,pad]) </text:span><text:alphabetical-index-mark text:string-value="using TRANSLATE" text:key1="Changing strings"/><text:alphabetical-index-mark text:string-value="using TRANSLATE" text:key1="Replacing strings"/><text:alphabetical-index-mark text:string-value="see Case translation" text:key1="Translation"/><text:alphabetical-index-mark text:string-value="moving with TRANSLATE method" text:key1="Strings"/><text:alphabetical-index-mark text:string-value="Moving characters, with TRANSLATE method"/><text:alphabetical-index-mark text:string-value="with TRANSLATE method" text:key1="Re-ordering characters"/><text:alphabetical-index-mark text:string-value="with TRANSLATE method" text:key1="Translation"/><text:alphabetical-index-mark text:string-value="TRANSLATE" text:key1="Method, built-in"/><text:alphabetical-index-mark text:string-value="TRANSLATE method"/></text:p>
          </table:table-cell>
          <table:table-cell table:style-name="dl133.A1" office:value-type="string">
            <text:p text:style-name="Text_20_body">returns a copy of <text:span text:style-name="T5">string</text:span> with each character in <text:span text:style-name="T5">string</text:span> either unchanged or translated to another character. </text:p>
            <text:p text:style-name="Text_20_body">The <text:span text:style-name="T9">translate</text:span> method acts by searching the input translate table, <text:span text:style-name="T5">tablei</text:span>, for each character in <text:span text:style-name="T5">string</text:span>. If the character is found in <text:span text:style-name="T5">tablei</text:span> (the first, leftmost, occurrence being used if there are duplicates) then the corresponding character in the same position in the output translate table, <text:span text:style-name="T5">tableo</text:span>, is used in the result string; otherwise the original character found in <text:span text:style-name="T5">string</text:span> is used. The result string is always the same length as <text:span text:style-name="T5">string</text:span>. </text:p>
            <text:p text:style-name="Text_20_body">The translate tables may be of any length, including the null string. The output table, <text:span text:style-name="T5">tableo</text:span>, is padded with <text:span text:style-name="T5">pad</text:span> or truncated on the right as necessary to be the same length as <text:span text:style-name="T5">tablei</text:span>. The default <text:span text:style-name="T5">pad</text:span> is a blank. </text:p>
            <text:p text:style-name="Text_20_keep"><text:span text:style-name="T4">Examples:</text:span> </text:p>
            <text:p text:style-name="P9"><text:soft-page-break/>'abbc'.translate('&amp;','b') <text:s text:c="10"/>== 'a&amp;&amp;c' <text:line-break/>'abcdef'.translate('12','ec') <text:s text:c="6"/>== 'ab2d1f' <text:line-break/>'abcdef'.translate('12','abcd','.') == '12..ef' <text:line-break/>'4123'.translate('abcd','1234') <text:s text:c="4"/>== 'dabc' <text:line-break/>'4123'.translate('hods','1234') <text:s text:c="4"/>== 'shod' </text:p>
            <text:p text:style-name="Text_20_body"><text:span text:style-name="T4">Note:</text:span> The last two examples show how the <text:span text:style-name="T9">translate</text:span> method may be used to move around the characters in a string. In these examples, any 4-character string could be specified as the first argument and its last character would be moved to the beginning of the string. Similarly, the term: </text:p>
            <text:p text:style-name="P9">'gh.ef.abcd'.translate(19970827,'abcdefgh') </text:p>
            <text:p text:style-name="Text_20_body">(which returns “<text:span text:style-name="T9">27.08.1997</text:span>”) shows how a string (in this case perhaps a date) might be re-formatted and merged with other characters using the <text:span text:style-name="T9">translate</text:span> method. </text:p>
          </table:table-cell>
        </table:table-row>
        <table:table-row>
          <table:table-cell table:style-name="dl133.A1" office:value-type="string">
            <text:p text:style-name="Table_20_Contents"><text:reference-mark text:name="reftrunc"/><text:span text:style-name="T11">trunc([n]) </text:span><text:alphabetical-index-mark text:string-value="numbers with TRUNC" text:key1="Formatting"/><text:alphabetical-index-mark text:string-value="truncating" text:key1="Numbers"/><text:alphabetical-index-mark text:string-value="Truncating numbers"/><text:alphabetical-index-mark text:string-value="TRUNC" text:key1="Method, built-in"/><text:alphabetical-index-mark text:string-value="TRUNC method"/></text:p>
          </table:table-cell>
          <table:table-cell table:style-name="dl133.A1" office:value-type="string">
            <text:p text:style-name="Text_20_body">returns the integer part of <text:span text:style-name="T5">string</text:span>, which must be a number, with <text:span text:style-name="T5">n</text:span> decimal places (digits after the decimal point). <text:span text:style-name="T5">n</text:span> must be a non-negative whole number, and defaults to zero. </text:p>
            <text:p text:style-name="Text_20_body">The number <text:span text:style-name="T5">string</text:span> is formatted by adding zero with a digits setting that is either nine or, if greater, the number of digits in the mantissa of the number (excluding leading insignificant zeros). It is then truncated to <text:span text:style-name="T5">n</text:span> decimal places (or trailing zeros are added if needed to make up the specified length). If <text:span text:style-name="T5">n</text:span> is 0 (the default) then an integer with no decimal point is returned. The result will never be in exponential form. </text:p>
            <text:p text:style-name="Text_20_keep"><text:span text:style-name="T4">Examples:</text:span> </text:p>
            <text:p text:style-name="P9">'12.3'.trunc <text:s text:c="8"/>== 12 <text:line-break/>'127.09782'.trunc(3) == 127.097 <text:line-break/>'127.1'.trunc(3) <text:s text:c="4"/>== 127.100 <text:line-break/>'127'.trunc(2) <text:s text:c="6"/>== 127.00 <text:line-break/>'0'.trunc(2) <text:s text:c="8"/>== 0.00 </text:p>
          </table:table-cell>
        </table:table-row>
        <table:table-row>
          <table:table-cell table:style-name="dl133.A1" office:value-type="string">
            <text:p text:style-name="Table_20_Contents"><text:reference-mark text:name="refupper"/><text:span text:style-name="T11">upper([n [,length]]) </text:span><text:alphabetical-index-mark text:string-value="Uppercasing strings"/><text:alphabetical-index-mark text:string-value="uppercasing" text:key1="Strings"/><text:alphabetical-index-mark text:string-value="UPPER" text:key1="Method, built-in"/><text:alphabetical-index-mark text:string-value="UPPER method"/></text:p>
          </table:table-cell>
          <table:table-cell table:style-name="dl133.A1" office:value-type="string">
            <text:p text:style-name="Text_20_body">returns a copy of <text:span text:style-name="T5">string</text:span> with any lowercase characters in the sub-string of <text:span text:style-name="T5">string</text:span> that begins at the <text:span text:style-name="T5">n</text:span><text:span text:style-name="T13">th</text:span> character, and is of length <text:span text:style-name="T5">length</text:span> characters, replaced by their uppercase equivalent. </text:p>
            <text:p text:style-name="Text_20_body"><text:span text:style-name="T5">n</text:span> must be a positive whole number, and defaults to 1 (the first character in <text:span text:style-name="T5">string</text:span>). <text:s/>If <text:span text:style-name="T5">n</text:span> is greater than the length of <text:span text:style-name="T5">string</text:span>, the string is returned unchanged. </text:p>
            <text:p text:style-name="Text_20_body"><text:span text:style-name="T5">length</text:span> must be a non-negative whole number. If <text:span text:style-name="T5">length</text:span> is not specified, or is greater than the number of characters from <text:span text:style-name="T5">n</text:span> to the end of the string, the rest of the string (including the <text:span text:style-name="T5">n</text:span><text:span text:style-name="T13">th</text:span> character) is assumed. </text:p>
            <text:p text:style-name="Text_20_keep"><text:span text:style-name="T4">Examples:</text:span> </text:p>
            <text:p text:style-name="P9">'Fou-Baa'.upper <text:s text:c="7"/>== 'FOU-BAA' <text:line-break/>'Mad Sheep'.upper <text:s text:c="5"/>== 'MAD SHEEP' <text:line-break/>'Mad sheep'.upper(5) <text:s text:c="2"/>== 'Mad SHEEP' <text:line-break/>'Mad sheep'.upper(5,1) == 'Mad Sheep' <text:line-break/>'Mad sheep'.upper(5,4) == 'Mad SHEEp' <text:line-break/>'tinganon'.upper(1,1) <text:s/>== 'Tinganon' <text:line-break/>''.upper <text:s text:c="14"/>== '' </text:p>
          </table:table-cell>
        </table:table-row>
        <table:table-row>
          <table:table-cell table:style-name="dl133.A1" office:value-type="string">
            <text:p text:style-name="Table_20_Contents"><text:reference-mark text:name="refverify"/><text:span text:style-name="T11">verify(reference [,option [,start]]) </text:span><text:alphabetical-index-mark text:string-value="verifying contents of" text:key1="Strings"/><text:alphabetical-index-mark text:string-value="VERIFY" text:key1="Method, built-in"/><text:alphabetical-index-mark text:string-value="VERIFY method"/></text:p>
          </table:table-cell>
          <table:table-cell table:style-name="dl133.A1" office:value-type="string">
            <text:p text:style-name="Text_20_body">verifies that <text:span text:style-name="T5">string</text:span> is composed only of characters from <text:span text:style-name="T5">reference</text:span>, by returning the position of the first character in <text:span text:style-name="T5">string</text:span> that is not also in <text:span text:style-name="T5">reference</text:span>. <text:s/>If all the characters were found in <text:span text:style-name="T5">reference</text:span>, 0 is returned. </text:p>
            <text:p text:style-name="Text_20_body">The <text:span text:style-name="T5">option</text:span> may be either <text:span text:style-name="T9">'Nomatch'</text:span> (the default) or <text:span text:style-name="T9">'Match'</text:span>. <text:s/>Only the first <text:soft-page-break/>character of <text:span text:style-name="T5">option</text:span> is significant and it may be in uppercase or in lowercase. If <text:span text:style-name="T9">'Match'</text:span> is specified, the position of the first character in <text:span text:style-name="T5">string</text:span> that <text:span text:style-name="T4">is</text:span> in <text:span text:style-name="T5">reference</text:span> is returned, or 0 is returned if none of the characters were found. </text:p>
            <text:p text:style-name="Text_20_body">The default for <text:span text:style-name="T5">start</text:span> is 1 (that is, the search starts at the first character of <text:span text:style-name="T5">string</text:span>). This can be overridden by giving a different <text:span text:style-name="T5">start</text:span> point, which must be positive. </text:p>
            <text:p text:style-name="Text_20_body">If <text:span text:style-name="T5">string</text:span> is the null string, the method returns 0, regardless of the value of the <text:span text:style-name="T5">option:</text:span>. Similarly if <text:span text:style-name="T5">start</text:span> is greater than <text:span text:style-name="T5">string</text:span><text:span text:style-name="T9">.length</text:span>, 0 is returned. </text:p>
            <text:p text:style-name="Text_20_body">If <text:span text:style-name="T5">reference</text:span> is the null string, then the returned value is the same as the value used for <text:span text:style-name="T5">start</text:span>, unless <text:span text:style-name="T9">'Match'</text:span> is specified as the <text:span text:style-name="T5">option</text:span>, in which case 0 is returned. </text:p>
            <text:p text:style-name="Text_20_keep"><text:span text:style-name="T4">Examples:</text:span> </text:p>
            <text:p text:style-name="P9">'123'.verify('1234567890') <text:s text:c="9"/>== 0 <text:line-break/>'1Z3'.verify('1234567890') <text:s text:c="9"/>== 2 <text:line-break/>'AB4T'.verify('1234567890','M') <text:s text:c="4"/>== 3 <text:line-break/>'1P3Q4'.verify('1234567890','N',3) <text:s/>== 4 <text:line-break/>'ABCDE'.verify('','n',3) <text:s text:c="11"/>== 3 <text:line-break/>'AB3CD5'.verify('1234567890','m',4) == 6 </text:p>
          </table:table-cell>
        </table:table-row>
        <table:table-row>
          <table:table-cell table:style-name="dl133.A1" office:value-type="string">
            <text:p text:style-name="Table_20_Contents"><text:reference-mark text:name="refword"/><text:span text:style-name="T11">word(n) </text:span><text:alphabetical-index-mark text:string-value="extracting from a string" text:key1="Words"/><text:alphabetical-index-mark text:string-value="WORD" text:key1="Method, built-in"/><text:alphabetical-index-mark text:string-value="WORD method"/></text:p>
          </table:table-cell>
          <table:table-cell table:style-name="dl133.A1" office:value-type="string">
            <text:p text:style-name="Text_20_body">returns the <text:span text:style-name="T5">n</text:span><text:span text:style-name="T13">th</text:span> blank-delimited word in <text:span text:style-name="T5">string</text:span>. <text:span text:style-name="T5">n</text:span> must be positive. If there are fewer than <text:span text:style-name="T5">n</text:span> words in <text:span text:style-name="T5">string</text:span>, the null string is returned. This method is exactly equivalent to <text:span text:style-name="T5">string</text:span><text:span text:style-name="T9">.subword(</text:span><text:span text:style-name="T5">n</text:span>,<text:span text:style-name="T9">1)</text:span>. </text:p>
            <text:p text:style-name="Text_20_keep"><text:span text:style-name="T4">Examples:</text:span> </text:p>
            <text:p text:style-name="P9">'Now is the time'.word(3) == 'the' <text:line-break/>'Now is the time'.word(5) == '' </text:p>
          </table:table-cell>
        </table:table-row>
        <table:table-row>
          <table:table-cell table:style-name="dl133.A1" office:value-type="string">
            <text:p text:style-name="Table_20_Contents"><text:reference-mark text:name="refwordind"/><text:span text:style-name="T11">wordindex(n) </text:span><text:alphabetical-index-mark text:string-value="locating in a string" text:key1="Words"/><text:alphabetical-index-mark text:string-value="WORDINDEX" text:key1="Method, built-in"/><text:alphabetical-index-mark text:string-value="WORDINDEX method"/></text:p>
          </table:table-cell>
          <table:table-cell table:style-name="dl133.A1" office:value-type="string">
            <text:p text:style-name="Text_20_body">returns the character position of the <text:span text:style-name="T5">n</text:span><text:span text:style-name="T13">th</text:span> blank-delimited word in <text:span text:style-name="T5">string</text:span>. <text:span text:style-name="T5">n</text:span> must be positive. If there are fewer than <text:span text:style-name="T5">n</text:span> words in the string, 0 is returned. </text:p>
            <text:p text:style-name="Text_20_keep"><text:span text:style-name="T4">Examples:</text:span> </text:p>
            <text:p text:style-name="P9">'Now is the time'.wordindex(3) == 8 <text:line-break/>'Now is the time'.wordindex(6) == 0 </text:p>
          </table:table-cell>
        </table:table-row>
        <table:table-row>
          <table:table-cell table:style-name="dl133.A1" office:value-type="string">
            <text:p text:style-name="Table_20_Contents"><text:reference-mark text:name="refwordlen"/><text:span text:style-name="T11">wordlength(n) </text:span><text:alphabetical-index-mark text:string-value="finding length of" text:key1="Words"/><text:alphabetical-index-mark text:string-value="WORDLENGTH" text:key1="Method, built-in"/><text:alphabetical-index-mark text:string-value="WORDLENGTH method"/></text:p>
          </table:table-cell>
          <table:table-cell table:style-name="dl133.A1" office:value-type="string">
            <text:p text:style-name="Text_20_body">returns the length of the <text:span text:style-name="T5">n</text:span><text:span text:style-name="T13">th</text:span> blank-delimited word in <text:span text:style-name="T5">string</text:span>. <text:span text:style-name="T5">n</text:span> must be positive. If there are fewer than <text:span text:style-name="T5">n</text:span> words in the string, 0 is returned. </text:p>
            <text:p text:style-name="Text_20_keep"><text:span text:style-name="T4">Examples:</text:span> </text:p>
            <text:p text:style-name="P9">'Now is the time'.wordlength(2) <text:s text:c="3"/>== 2 <text:line-break/>'Now comes the time'.wordlength(2) == 5 <text:line-break/>'Now is the time'.wordlength(6) <text:s text:c="3"/>== 0 </text:p>
          </table:table-cell>
        </table:table-row>
        <table:table-row>
          <table:table-cell table:style-name="dl133.A1" office:value-type="string">
            <text:p text:style-name="Table_20_Contents"><text:reference-mark text:name="refwordpos"/><text:span text:style-name="T11">wordpos(phrase [,start]) </text:span><text:alphabetical-index-mark text:string-value="finding in a string" text:key1="Words"/><text:alphabetical-index-mark text:string-value="a word or phrase in a string" text:key1="Locating"/><text:alphabetical-index-mark text:string-value="Searching a string for a word or phrase"/><text:alphabetical-index-mark text:string-value="WORDPOS" text:key1="Method, built-in"/><text:alphabetical-index-mark text:string-value="WORDPOS method"/></text:p>
          </table:table-cell>
          <table:table-cell table:style-name="dl133.A1" office:value-type="string">
            <text:p text:style-name="Text_20_body">searches <text:span text:style-name="T5">string</text:span> for the first occurrence of the sequence of blank-delimited words <text:span text:style-name="T5">phrase</text:span>, and returns the word number of the first word of <text:span text:style-name="T5">phrase</text:span> in <text:span text:style-name="T5">string</text:span>. <text:s/>Multiple blanks between words in either <text:span text:style-name="T5">phrase</text:span> or <text:span text:style-name="T5">string</text:span> are treated as a single blank for the comparison, but otherwise the words must match exactly. <text:s/>Similarly, leading or trailing blanks on either string are ignored. If <text:span text:style-name="T5">phrase</text:span> is not found, or contains no words, 0 is returned. </text:p>
            <text:p text:style-name="Text_20_body">By default the search starts at the first word in <text:span text:style-name="T5">string</text:span>. This may be overridden by specifying <text:span text:style-name="T5">start</text:span> (which must be positive), the word at which to start the search. </text:p>
            <text:p text:style-name="Text_20_keep"><text:span text:style-name="T4">Examples:</text:span> </text:p>
            <text:p text:style-name="P9">'now is the time'.wordpos('the') <text:s text:c="6"/>== 3 <text:line-break/>'now is the time'.wordpos('The') <text:s text:c="6"/>== 0 <text:line-break/>'now is the time'.wordpos('is the') <text:s text:c="3"/>== 2 <text:line-break/><text:soft-page-break/>'now is the time'.wordpos('is <text:s text:c="3"/>the') == 2 <text:line-break/>'now is the time'.wordpos('is <text:s/>time') <text:s/>== 0 <text:line-break/>'To be or not to be'.wordpos('be') <text:s text:c="4"/>== 2 <text:line-break/>'To be or not to be'.wordpos('be',3) <text:s text:c="2"/>== 6 </text:p>
          </table:table-cell>
        </table:table-row>
        <table:table-row>
          <table:table-cell table:style-name="dl133.A1" office:value-type="string">
            <text:p text:style-name="Table_20_Contents"><text:reference-mark text:name="refwords"/><text:span text:style-name="T11">words() </text:span><text:alphabetical-index-mark text:string-value="words, using WORDS" text:key1="Counting"/><text:alphabetical-index-mark text:string-value="counting, using WORDS" text:key1="Words"/><text:alphabetical-index-mark text:string-value="WORDS" text:key1="Method, built-in"/><text:alphabetical-index-mark text:string-value="WORDS method"/></text:p>
          </table:table-cell>
          <table:table-cell table:style-name="dl133.A1" office:value-type="string">
            <text:p text:style-name="Text_20_body">returns the number of blank-delimited words in <text:span text:style-name="T5">string</text:span>. </text:p>
            <text:p text:style-name="Text_20_keep"><text:span text:style-name="T4">Examples:</text:span> </text:p>
            <text:p text:style-name="P9">'Now is the time'.words == 4 <text:line-break/>' '.words <text:s text:c="14"/>== 0 <text:line-break/>''.words <text:s text:c="15"/>== 0 </text:p>
          </table:table-cell>
        </table:table-row>
        <table:table-row>
          <table:table-cell table:style-name="dl133.A1" office:value-type="string">
            <text:p text:style-name="Table_20_Contents"><text:reference-mark text:name="refx2b"/><text:span text:style-name="T11">x2b() </text:span><text:alphabetical-index-mark text:string-value="conversion to binary" text:key1="Hexadecimal"/><text:alphabetical-index-mark text:string-value="hexadecimal to binary" text:key1="Conversion"/><text:alphabetical-index-mark text:string-value="X2B" text:key1="Method, built-in"/><text:alphabetical-index-mark text:string-value="with X2B" text:key1="Unpacking a string"/><text:alphabetical-index-mark text:string-value="X2B method"/></text:p>
          </table:table-cell>
          <table:table-cell table:style-name="dl133.A1" office:value-type="string">
            <text:p text:style-name="Text_20_body">Hexadecimal to binary. Converts <text:span text:style-name="T5">string</text:span> (a string of at least one hexadecimal characters) to an equivalent string of binary digits. Hexadecimal characters may be any decimal digit character (0-9) or any of the first six alphabetic characters (a-f), in either lowercase or uppercase. </text:p>
            <text:p text:style-name="Text_20_body"><text:span text:style-name="T5">string</text:span> may be of any length; each hexadecimal character with be converted to a string of four binary digits. The returned string will have a length that is a multiple of four, and will not include any blanks. </text:p>
            <text:p text:style-name="Text_20_keep"><text:span text:style-name="T4">Examples:</text:span> </text:p>
            <text:p text:style-name="P9">'C3'.x2b <text:s/>== '11000011' <text:line-break/>'7'.x2b <text:s text:c="2"/>== '0111' <text:line-break/>'1C1'.x2b == '000111000001' </text:p>
          </table:table-cell>
        </table:table-row>
        <table:table-row>
          <table:table-cell table:style-name="dl133.A1" office:value-type="string">
            <text:p text:style-name="Table_20_Contents"><text:reference-mark text:name="refx2c"/><text:span text:style-name="T11">x2c() </text:span><text:alphabetical-index-mark text:string-value="conversion to character" text:key1="Numbers"/><text:alphabetical-index-mark text:string-value="from a number" text:key1="Character"/><text:alphabetical-index-mark text:string-value="from hexadecimal" text:key1="Character"/><text:alphabetical-index-mark text:string-value="from hexadecimal" text:key1="Coded character"/><text:alphabetical-index-mark text:string-value="conversion to character" text:key1="Hexadecimal"/><text:alphabetical-index-mark text:string-value="hexadecimal to character" text:key1="Conversion"/><text:alphabetical-index-mark text:string-value="X2C" text:key1="Method, built-in"/><text:alphabetical-index-mark text:string-value="with X2C" text:key1="Packing a string"/><text:alphabetical-index-mark text:string-value="X2C method"/></text:p>
          </table:table-cell>
          <table:table-cell table:style-name="dl133.A1" office:value-type="string">
            <text:p text:style-name="Text_20_body">Hexadecimal to coded character. Converts the <text:span text:style-name="T5">string</text:span> (a string of hexadecimal characters) to a single character (packs). Hexadecimal characters may be any decimal digit character (0-9) or any of the first six alphabetic characters (a-f), in either lowercase or uppercase. </text:p>
            <text:p text:style-name="Text_20_body"><text:span text:style-name="T5">string</text:span> must contain at least one hexadecimal character; insignificant leading zeros are removed, and the string is then padded with leading zeros if necessary to make a sufficient number of hexadecimal digits to describe a character encoding for the implementation. </text:p>
            <text:p text:style-name="Text_20_body">An error results if the encoding described does not produce a valid character for the implementation (for example, if it has more significant bits than the implementation’s encoding for characters). </text:p>
            <text:p text:style-name="Text_20_keep"><text:span text:style-name="T4">Examples:</text:span> </text:p>
            <text:p text:style-name="P9">'004D'.x2c == 'M' -- ASCII or Unicode <text:line-break/>'4d'.x2c <text:s text:c="2"/>== 'M' -- ASCII or Unicode <text:line-break/>'A2'.x2c <text:s text:c="2"/>== 's' -- EBCDIC <text:line-break/>'0'.x2c <text:s text:c="3"/>== '\0' </text:p>
            <text:p text:style-name="Text_20_body">The <text:span text:style-name="T9">d2c</text:span> method (see page <text:span text:style-name="T15"><text:reference-ref text:reference-format="page" text:ref-name="refd2c">161</text:reference-ref></text:span>) can be used to convert a NetRexx number to the encoding of a character. </text:p>
          </table:table-cell>
        </table:table-row>
        <table:table-row>
          <table:table-cell table:style-name="dl133.A1" office:value-type="string">
            <text:p text:style-name="Table_20_Contents"><text:reference-mark text:name="refx2d"/><text:span text:style-name="T11">x2d([n]) </text:span><text:alphabetical-index-mark text:string-value="conversion to decimal" text:key1="Hexadecimal"/><text:alphabetical-index-mark text:string-value="hexadecimal to decimal" text:key1="Conversion"/><text:alphabetical-index-mark text:string-value="X2D" text:key1="Method, built-in"/><text:alphabetical-index-mark text:string-value="X2D method"/></text:p>
          </table:table-cell>
          <table:table-cell table:style-name="dl133.A1" office:value-type="string">
            <text:p text:style-name="Text_20_body">Hexadecimal to decimal. Converts the <text:span text:style-name="T5">string</text:span> (a string of hexadecimal characters) to a decimal number, without rounding. If <text:span text:style-name="T5">string</text:span> is the null string, 0 is returned. </text:p>
            <text:p text:style-name="Text_20_body">If <text:span text:style-name="T5">n</text:span> is not specified, <text:span text:style-name="T5">string</text:span> is taken to be an unsigned number. </text:p>
            <text:p text:style-name="Text_20_keep"><text:span text:style-name="T4">Examples:</text:span> </text:p>
            <text:p text:style-name="P9">'0E'.x2d <text:s text:c="3"/>== 14 <text:line-break/>'81'.x2d <text:s text:c="3"/>== 129 <text:line-break/>'F81'.x2d <text:s text:c="2"/>== 3969 <text:line-break/>'FF81'.x2d <text:s/>== 65409 <text:line-break/>'c6f0'.x2d <text:s/>== 50928 </text:p>
            <text:p text:style-name="Text_20_body"><text:soft-page-break/>If <text:span text:style-name="T5">n</text:span> is specified, <text:span text:style-name="T5">string</text:span> is taken as a signed number expressed in <text:span text:style-name="T5">n</text:span> hexadecimal characters. If the most significant (left-most) bit is zero then the number is positive; otherwise it is a negative number in twos-complement form. In both cases it is converted to a NetRexx number which may, therefore, be negative. If <text:span text:style-name="T5">n</text:span> is 0, 0 is always returned. </text:p>
            <text:p text:style-name="Text_20_body">If necessary, <text:span text:style-name="T5">string</text:span> is padded on the left with <text:span text:style-name="T9">'0'</text:span> characters (note, not “sign-extended”), or truncated on the left, to length <text:span text:style-name="T5">n</text:span> characters; (that is, as though <text:span text:style-name="T5">string</text:span><text:span text:style-name="T9">.right(</text:span><text:span text:style-name="T5">n</text:span>, <text:span text:style-name="T9">'0')</text:span> had been executed.) </text:p>
            <text:p text:style-name="Text_20_keep"><text:span text:style-name="T4">Examples:</text:span> </text:p>
            <text:p text:style-name="P9">'81'.x2d(2) <text:s text:c="2"/>== -127 <text:line-break/>'81'.x2d(4) <text:s text:c="2"/>== 129 <text:line-break/>'F081'.x2d(4) == -3967 <text:line-break/>'F081'.x2d(3) == 129 <text:line-break/>'F081'.x2d(2) == -127 <text:line-break/>'F081'.x2d(1) == 1 <text:line-break/>'0031'.x2d(0) == 0 </text:p>
            <text:p text:style-name="Text_20_body">The <text:span text:style-name="T9">c2d</text:span> method (see page <text:span text:style-name="T15"><text:reference-ref text:reference-format="page" text:ref-name="refc2d">159</text:reference-ref></text:span>) can be used to convert a character to a decimal representation of its encoding. </text:p>
          </table:table-cell>
        </table:table-row>
      </table:table>
      <text:h text:style-name="P22" text:outline-level="1"><text:bookmark-start text:name="__RefHeading__76455_1453098226"/><text:reference-mark text:name="refappa"/>Appendix A – A Sample NetRexx Program<text:bookmark-end text:name="__RefHeading__76455_1453098226"/></text:h>
      <text:p text:style-name="Text_20_body">This appendix includes a short program, called <text:span text:style-name="T9">qtime</text:span>, which is an example of a “real” NetRexx program. <text:s/>The programs included elsewhere in this document have been contrived to illustrate specific points. <text:s/>By contrast, <text:span text:style-name="T9">qtime</text:span> is a simple but useful tool that genuinely improves the human factors of computer systems. <text:s/>People frequently wish to know the time of day, and this program presents this information in a natural way. </text:p>
      <text:p text:style-name="Text_20_body">The style used for this example is the same as that used throughout the document, with all symbols except those describing classes being written in lower case. <text:s/>Other NetRexx programming styles are possible, of course; NetRexx syntax is designed to permit a wide variety of styles with a minimum of punctuation. </text:p>
      <text:p text:style-name="Text_20_body">The <text:span text:style-name="T9">qtime</text:span> program is a modification of one of the first Rexx programs ever written (much of the program is identical). <text:s/>The main changes are: </text:p>
      <text:list xml:id="ul135" text:style-name="L2">
        <text:list-item>
          <text:p text:style-name="P19">Indexed variables (brackets notation) are used instead of Rexx stems. </text:p>
        </text:list-item>
        <text:list-item>
          <text:p text:style-name="P19">The <text:span text:style-name="T9">word</text:span> method from the <text:span text:style-name="T9">Rexx</text:span> class is used instead of the <text:span text:style-name="T9">word</text:span> Rexx built-in function. </text:p>
        </text:list-item>
        <text:list-item>
          <text:p text:style-name="P19">The Java <text:span text:style-name="T9">Date</text:span> class is used to determine the current time. </text:p>
        </text:list-item>
      </text:list>
      <text:p text:style-name="Text_20_keep"><text:soft-page-break/><text:alphabetical-index-mark text:string-value="qtime example program"/><text:alphabetical-index-mark text:string-value="program" text:key1="Example"/><text:alphabetical-index-mark text:string-value="examples" text:key1="Programs"/><text:alphabetical-index-mark text:string-value="see Examples" text:key1="Sample programs"/><text:span text:style-name="T4">qtime.nrx – Query Time</text:span> </text:p>
      <text:p text:style-name="P9">/*--------------------------------------------------------*/ <text:line-break/>/* qtime.nrx. <text:s/>This program displays the time in English. */ <text:line-break/>/* If "?" is given as the first argument word then the <text:s text:c="3"/>*/ <text:line-break/>/* program displays a description of itself. <text:s text:c="13"/>*/ <text:line-break/>/*--------------------------------------------------------*/ <text:line-break/>  <text:line-break/>/*--------- First process any argument words -------------*/ <text:line-break/>parse arg parm . <text:s text:c="10"/>/* get the first argument word */ <text:line-break/>select <text:line-break/>  when parm='?' then tell <text:s text:c="14"/>/* say what we do */ <text:line-break/>  when parm='' <text:s/>then nop <text:s text:c="7"/>/* OK (no first argument) */ <text:line-break/>  otherwise <text:line-break/>  <text:s text:c="2"/>say 'The only valid argument to QTIME is "?". <text:s/>The word' <text:line-break/>  <text:s text:c="2"/>say 'that you supplied ("'parm'") has been ignored.' <text:line-break/>  <text:s text:c="2"/>tell <text:s text:c="6"/>/* usually helpful to describe the program */ <text:line-break/>  end <text:line-break/>  <text:line-break/>/*-------- Now start processing in earnest ---------------*/ <text:line-break/>/* Nearness phrases - using associative array lookup <text:s text:c="5"/>*/ <text:line-break/>near='' <text:s text:c="39"/>/* default */ <text:line-break/>near[0]='' <text:s text:c="38"/>/* exact */ <text:line-break/>near[1]=' just gone'; <text:s/>near[2]=' just after' <text:s text:c="4"/>/* after */ <text:line-break/>near[3]=' nearly'; <text:s text:c="4"/>near[4]=' almost' <text:s text:c="7"/>/* before */ <text:line-break/>  <text:line-break/>/* Extract the hours, minutes, and seconds from the time. */ <text:line-break/>/* Use the Java Date class to get the time-of-day. <text:s text:c="7"/>*/ <text:line-break/>parse Date() . . . now . <text:s text:c="6"/>/* time is the fourth word */ <text:line-break/>parse now hour':'min':'sec <text:line-break/>  <text:line-break/>if sec&gt;29 then min=min+1 <text:s text:c="13"/>/* round up minutes */ <text:line-break/>mod=min//5 <text:s text:c="11"/>/* where we are in 5-minute bracket */ <text:line-break/>out="It's"near[mod] <text:s text:c="9"/>/* start building the result */ <text:line-break/>if min&gt;32 then hour=hour+1 <text:s text:c="6"/>/* we are TO the hour... */ <text:line-break/>min=min+2 <text:s text:c="2"/>/* shift minutes to straddle a 5-minute point */ <text:line-break/>  <text:line-break/>/* Now special-case the result for Noon and Midnight. <text:s text:c="4"/>*/ <text:line-break/>if hour//12=0 &amp; min//60&lt;=4 then do <text:line-break/>  if hour=12 then say out 'Noon.' <text:line-break/>  <text:s text:c="11"/>else say out 'Midnight.' <text:line-break/>  exit <text:s text:c="27"/>/* we are finished here */ <text:line-break/>  end <text:line-break/>  <text:line-break/>/* Find five-minute segment and convert to 12-hour clock. */ <text:line-break/>min=min-(min//5) <text:s text:c="18"/>/* find nearest 5 mins */ <text:line-break/>if hour&gt;12 <text:line-break/> then hour=hour-12 <text:s text:c="11"/>/* get rid of 24-hour clock */ <text:line-break/> else if hour=0 then hour=12 /* .. and allow for midnight */ </text:p>
      <text:p text:style-name="Text_20_keep"><text:soft-page-break/><text:span text:style-name="T5">continued…</text:span> </text:p>
      <text:p text:style-name="P9">/* Determine the phrase to use for each 5-minute segment. */ <text:line-break/>select <text:line-break/>  when min= 0 then nop <text:s text:c="12"/>/* add "o'clock" later */ <text:line-break/>  when min=60 then min=0 <text:s text:c="24"/>/* ditto */ <text:line-break/>  when min= 5 then out=out 'five past' <text:line-break/>  when min=10 then out=out 'ten past' <text:line-break/>  when min=15 then out=out 'a quarter past' <text:line-break/>  when min=20 then out=out 'twenty past' <text:line-break/>  when min=25 then out=out 'twenty-five past' <text:line-break/>  when min=30 then out=out 'half past' <text:line-break/>  when min=35 then out=out 'twenty-five to' <text:line-break/>  when min=40 then out=out 'twenty to' <text:line-break/>  when min=45 then out=out 'a quarter to' <text:line-break/>  when min=50 then out=out 'ten to' <text:line-break/>  when min=55 then out=out 'five to' <text:line-break/>  end <text:line-break/>  <text:line-break/>numbers='one two three four five six'- <text:s/>/* (continuation) */ <text:line-break/>  'seven eight nine ten eleven twelve ' <text:line-break/>out=out numbers.word(hour) <text:s text:c="8"/>/* add the hour number */ <text:line-break/>if min=0 then out=out "o'clock" <text:s text:c="2"/>/* and o'clock if exact */ <text:line-break/>  <text:line-break/>say out'.' <text:s text:c="19"/>/* display the final result */ <text:line-break/>exit <text:line-break/>  <text:line-break/>/*--------------------------------------------------------*/ <text:line-break/>/* Tell: function that describes the use of the program. <text:s/>*/ <text:line-break/>/*--------------------------------------------------------*/ <text:line-break/>method tell static <text:line-break/> say 'QTIME displays the current time in natural English.' <text:line-break/> say 'Call without any arguments to display the time, or' <text:line-break/> say 'with "?" to display this information.' <text:line-break/> say 'British English idioms are used in this program.' <text:line-break/> say /* space -- we are about to continue and show time. <text:s/>*/ <text:line-break/> return <text:line-break/>  <text:line-break/>/* Mike Cowlishaw, <text:s/>December 1979 - January 1985 <text:s text:c="9"/>*/ <text:line-break/>/* NetRexx version March 1996 <text:s text:c="28"/>*/ </text:p>
      <text:h text:style-name="P22" text:outline-level="1"><text:bookmark-start text:name="__RefHeading__76457_1453098226"/><text:reference-mark text:name="refappb"/>Appendix B – JavaBean Support<text:bookmark-end text:name="__RefHeading__76457_1453098226"/></text:h>
      <text:p text:style-name="Text_20_body"><text:alphabetical-index-mark text:string-value="Experimental feature"/>This appendix describes an experimental feature, <text:span text:style-name="T5">indirect properties</text:span>, which is supported by the NetRexx reference implementation. </text:p>
      <text:p text:style-name="Text_20_body"><text:alphabetical-index-mark text:string-value="for JavaBeans" text:key1="Properties"/><text:alphabetical-index-mark text:string-value="JavaBean properties"/>The intention of the feature is to make it easier to write a certain kind of class known as a <text:span text:style-name="T5">JavaBean</text:span>. Almost all JavaBeans will have <text:span text:style-name="T5">properties</text:span>, which are data items that a user of a JavaBean is expected to be able to customize (for example, the text on a pushbutton). <text:s/>The names and types of the properties of a JavaBean are inferred from “<text:span text:style-name="T5">design patterns</text:span>” (in this context, conventions for naming methods) or from PropertyDescriptor objects associated with the JavaBean. </text:p>
      <text:p text:style-name="Text_20_body">The JavaBean properties do not necessarily correspond to instance variables in the class – although very often they do. <text:s/>The JavaBean specification does not guarantee that JavaBean properties that can be set can also be inspected, nor does it describe how ambiguities of naming and method signatures are to be handled. </text:p>
      <text:p text:style-name="Text_20_body">The NetRexxC compiler allows a more rigorous treatment of JavaBean properties, by allowing an optional attribute of properties in a class that declares them to be <text:span text:style-name="T5">indirect properties</text:span>. <text:s/>Indirect properties are properties of a known type that are private to the class, but which are expected to be publicly accessible indirectly, though certain conventional method calls. </text:p>
      <text:p text:style-name="Text_20_body">Declaring properties to be indirect offers the following advantages: </text:p>
      <text:list xml:id="ul136" text:style-name="L2">
        <text:list-item>
          <text:p text:style-name="P19">For many simple cases, the access methods for the properties can be generated automatically; there is no need to explicitly code them in the source file for the class. <text:s/>This is especially helpful for Indexed Properties (where four methods are needed, in general). </text:p>
        </text:list-item>
        <text:list-item>
          <text:p text:style-name="P19">Where access methods are explicitly provided in the class, they can be checked for correct form, signature and accessibility. <text:s/>This detects errors at compile time that otherwise would only be determined by testing. </text:p>
        </text:list-item>
        <text:list-item>
          <text:p text:style-name="P19">Similarly, attention can be drawn to the presence of methods that may be intended to be an access method for an indirect property, but will not be recognized as such by builders. </text:p>
        </text:list-item>
      </text:list>
      <text:p text:style-name="Text_20_body">The next section describes the use of indirect properties in more detail. </text:p>
      <text:h text:style-name="Heading_20_2" text:outline-level="2"><text:bookmark-start text:name="__RefHeading__76459_1453098226"/><text:reference-mark text:name="refindprop"/>Indirect properties<text:bookmark-end text:name="__RefHeading__76459_1453098226"/></text:h>
      <text:p text:style-name="Text_20_body"><text:alphabetical-index-mark text:string-value="indirect" text:key1="Properties"/><text:alphabetical-index-mark text:string-value="Indirect properties"/><text:alphabetical-index-mark text:string-value="on PROPERTIES instruction" text:key1="INDIRECT"/><text:alphabetical-index-mark text:string-value="PROPERTIES" text:key1="Instructions"/><text:alphabetical-index-mark text:string-value="PROPERTIES instruction"/>The <text:span text:style-name="T11">properties</text:span> instruction (see page <text:span text:style-name="T15"><text:reference-ref text:reference-format="page" text:ref-name="refprop">114</text:reference-ref></text:span>) is used to define the attributes of following <text:span text:style-name="T5">property</text:span> variables. The <text:span text:style-name="T5">visibility</text:span> of properties may include a new alternative: <text:span text:style-name="T11">indirect</text:span>. Properties with this form of visibility are known as <text:span text:style-name="T5">indirect properties</text:span>. <text:s/>These are properties of a known type that are private to the class, but which are expected to be publicly accessible indirectly, though certain conventional method calls. </text:p>
      <text:p text:style-name="Text_20_body">For example, consider the simple program: </text:p>
      <text:p text:style-name="P9">class Sandwich extends Canvas implements Serializable <text:line-break/>  properties indirect <text:line-break/>  <text:s text:c="2"/>slices=Color.gray <text:line-break/>  <text:s text:c="2"/>filling=Color.red <text:line-break/>  <text:line-break/>  method Sandwich <text:line-break/>  <text:s text:c="2"/>resize(100,30) <text:line-break/>  <text:line-break/>  method paint(g=Graphics) <text:line-break/>  <text:s text:c="2"/>g.setColor(slices) <text:line-break/>  <text:s text:c="2"/>g.fillRect(0, 0, size.width, size.height) <text:line-break/>  <text:s text:c="2"/>g.setColor(filling) <text:line-break/>  <text:s text:c="2"/>g.fillRect(12, 12, size.width-12, size.height-12) </text:p>
      <text:p text:style-name="Text_20_body">This declares the <text:span text:style-name="T9">Sandwich</text:span> class as having two indirect properties, called <text:span text:style-name="T9">slices</text:span> and <text:span text:style-name="T9">filling</text:span>, both being of type <text:span text:style-name="T9">java.awt.Color</text:span>. </text:p>
      <text:p text:style-name="Text_20_body"><text:soft-page-break/>In the example, no access methods are provided for the properties, so the compiler will add them. <text:s/>By implementation-dependent convention, the names are prefixed with verbs such as <text:span text:style-name="T9">get</text:span> and <text:span text:style-name="T9">set</text:span>, <text:span text:style-name="T5">etc.</text:span>, and have the first character of their name uppercased to form the method names. Hence, in this Java-based example, the following four methods are added: </text:p>
      <text:p text:style-name="P9">method getSlices <text:s/>returns java.awt.Color <text:line-break/>  return slices <text:line-break/>method getFilling returns java.awt.Color <text:line-break/>  return filling <text:line-break/>method setSlices($1=java.awt.Color) <text:line-break/>  slices=$1 <text:line-break/>method setFilling($2=java.awt.Color) <text:line-break/>  filling=$2 </text:p>
      <text:p text:style-name="Text_20_body">(where <text:span text:style-name="T9">$1</text:span> and <text:span text:style-name="T9">$2</text:span> are “hidden” names used for accessing the method arguments). </text:p>
      <text:p text:style-name="Text_20_body">Note that the <text:span text:style-name="T11">indirect</text:span> attribute for a property is an alternative to the <text:span text:style-name="T11">public</text:span>, <text:span text:style-name="T11">private</text:span>, and <text:span text:style-name="T11">inheritable</text:span>, and <text:span text:style-name="T11">shared</text:span> attributes. Like private properties, indirect properties can only be accessed directly by name from within the class in which they occur; other classes can only access them using the access methods (or other methods that may use, or have a side-effect on, the properties). </text:p>
      <text:p text:style-name="Text_20_body">Indirect properties may be <text:span text:style-name="T11">constant</text:span> (implying that only a <text:span text:style-name="T9">get</text:span> method is generated or allowed, though the private property may be changed by methods within the class) or <text:span text:style-name="T11">transient</text:span> (see page <text:span text:style-name="T15"><text:reference-ref text:reference-format="page" text:ref-name="refpropmod">115</text:reference-ref></text:span>). They may not be <text:span text:style-name="T11">static</text:span> or <text:span text:style-name="T11">volatile</text:span>. </text:p>
      <text:p text:style-name="Text_20_body">In detail, the rules used for generating automatic methods for a property whose name is <text:span text:style-name="T9">xxxx</text:span> are as follows: </text:p>
      <text:list xml:id="ol137" text:style-name="L1">
        <text:list-item>
          <text:p text:style-name="P18">A method called <text:span text:style-name="T9">getXxxx</text:span> which returns the value of the property is generated. <text:s/>The returned value will have the same type as <text:span text:style-name="T9">xxxx</text:span>. </text:p>
        </text:list-item>
        <text:list-item>
          <text:p text:style-name="P18">If the type of <text:span text:style-name="T9">xxxx</text:span> is <text:span text:style-name="T9">boolean</text:span> then the generated method will be called <text:span text:style-name="T9">isXxxx</text:span> instead of <text:span text:style-name="T9">getXxxx</text:span>. </text:p>
        </text:list-item>
        <text:list-item>
          <text:p text:style-name="P18"><text:soft-page-break/>If the property is not <text:span text:style-name="T11">constant</text:span> then a method for setting the property will also be generated. <text:s/>This will be called <text:span text:style-name="T9">setXxxx</text:span>, and take a single argument of the same type as <text:span text:style-name="T9">xxxx</text:span>. <text:s/>This assigns the argument to the property and returns no value. </text:p>
        </text:list-item>
      </text:list>
      <text:p text:style-name="Text_20_body">If the property has an array type (for example, <text:span text:style-name="T9">char[]</text:span>), then it must only have a single dimension. Two further methods may then be generated, according to the rules: </text:p>
      <text:list xml:id="ol138" text:style-name="L1">
        <text:list-item>
          <text:p text:style-name="P18">A method called <text:span text:style-name="T9">getXxxx</text:span> which takes a single <text:span text:style-name="T9">int</text:span> as an argument and which returns an item from the property array is generated. The returned value will have the same type as <text:span text:style-name="T9">xxxx</text:span>, without the <text:span text:style-name="T9">[]</text:span>. <text:s/>The integer argument is used to index into the array. </text:p>
        </text:list-item>
        <text:list-item>
          <text:p text:style-name="P18">As before, if the result type of the method would be <text:span text:style-name="T9">boolean</text:span> then the name of the method will be <text:span text:style-name="T9">isXxxx</text:span> instead of <text:span text:style-name="T9">getXxxx</text:span>. </text:p>
        </text:list-item>
        <text:list-item>
          <text:p text:style-name="P18">If the property is not <text:span text:style-name="T11">constant</text:span> then a method for setting an item in the property array will also be generated. This will be called <text:span text:style-name="T9">setXxxx</text:span>, and take two arguments: the first is an <text:span text:style-name="T9">int</text:span> that is used to select the item to be changed, and the second is an undimensioned argument of the same type as <text:span text:style-name="T9">xxxx</text:span>. <text:s/>It assigns the second argument to the item in the property array indexed by the first argument, and returns no value. </text:p>
        </text:list-item>
      </text:list>
      <text:p text:style-name="Text_20_body">For example, for an indirect property declared thus: </text:p>
      <text:p text:style-name="P9">properties indirect <text:line-break/>  fred=foo.Bar[] </text:p>
      <text:p text:style-name="Text_20_body">the four methods generated would be: </text:p>
      <text:p text:style-name="P9">method getFred returns foo.Bar[]; return fred <text:line-break/>method getFred($1=int) returns foo.Bar; return fred[$1] <text:line-break/>method setFred($2=foo.Bar[]); fred=$2 <text:line-break/>method setFred($3=int, $4=foo.Bar); fred[$3]=$4 </text:p>
      <text:p text:style-name="Text_20_body">Note that in all cases a method will only be generated if it would not exactly match a method explicitly coded in the current class. </text:p>
      <text:h text:style-name="Heading_20_4" text:outline-level="4">Explicit provision of access methods</text:h>
      <text:p text:style-name="Text_20_body">Often, for example when an indirect property has an on-screen representation, it is desirable to redraw the property when the property is changed (and in more complicated cases, there may be interactions between properties). These and other actions will require extra processing which will not be carried out by automatically generated methods. <text:s/>To add this processing the access methods will have to be coded explicitly. <text:s/>In the “Sandwich” example, we only need to supply the <text:span text:style-name="T9">set</text:span> methods, perhaps by adding the following to the example class above: </text:p>
      <text:p text:style-name="P9">method setSlices(col=Color) <text:line-break/>  slices=col <text:s text:c="5"/>-- update the property <text:line-break/>  this.repaint <text:s text:c="3"/>-- redraw the component <text:line-break/>  <text:line-break/>method setFilling(col=Color) <text:line-break/>  filling=col <text:line-break/>  this.repaint </text:p>
      <text:p text:style-name="Text_20_body">If we add these two methods, they will no longer be added automatically (the two <text:span text:style-name="T9">get</text:span> methods will continue to be provided automatically, however). <text:s/>Further, since the names match possible access methods for properties that are declared to be indirect, the compiler will check the method declaration: the method signatures and return type (if any) must be correct, for example. <text:s/>Also, since the names of access methods are case-sensitive (in a Java environment), you will be warned if a method appears to be intended to be an access method but the case of one or more letters is wrong. </text:p>
      <text:p text:style-name="Text_20_body">Specifically, the checks carried out are as follows: </text:p>
      <text:list xml:id="ol139" text:style-name="L1">
        <text:list-item>
          <text:p text:style-name="P18"><text:soft-page-break/>For methods whose names exactly match a potential access method for an indirect property (that is, start with <text:span text:style-name="T9">is</text:span>, <text:span text:style-name="T9">get</text:span>, or <text:span text:style-name="T9">set</text:span>, which is then followed by the name of an indirect property with the first character of the name uppercased): </text:p>
          <text:list text:style-name="L2">
            <text:list-item>
              <text:p text:style-name="P19">The argument list for (signature of) the method must match one of those that could possibly be automatically generated for the property. </text:p>
            </text:list-item>
            <text:list-item>
              <text:p text:style-name="P19">The returns type (if any) must match the expected returns type for that method. </text:p>
            </text:list-item>
            <text:list-item>
              <text:p text:style-name="P19">If the returns type is simply <text:span text:style-name="T9">boolean</text:span>, then the method name must start with <text:span text:style-name="T9">is</text:span>. Conversely, if the method name starts with <text:span text:style-name="T9">is</text:span> then the returns type must be just <text:span text:style-name="T9">boolean</text:span>. </text:p>
            </text:list-item>
            <text:list-item>
              <text:p text:style-name="P19">If the property is <text:span text:style-name="T11">constant</text:span> then the name of the method cannot start with <text:span text:style-name="T9">set</text:span>. </text:p>
            </text:list-item>
            <text:list-item>
              <text:p text:style-name="P19">A warning is given if the method is not <text:span text:style-name="T11">public</text:span> (the default). </text:p>
            </text:list-item>
          </text:list>
        </text:list-item>
        <text:list-item>
          <text:p text:style-name="P18">For methods whose names match a potential access method, as above, except in case: </text:p>
          <text:list text:style-name="L2">
            <text:list-item>
              <text:p text:style-name="P19">A warning is given that the method in question may be intended to be an indirect property access method, but will not be recognized as such by builders. </text:p>
            </text:list-item>
          </text:list>
        </text:list-item>
      </text:list>
      <text:p text:style-name="Text_20_body">These checks detect a wide variety of errors at compile time, hence speeding the development of classes that use indirect properties. </text:p>
      <text:h text:style-name="P22" text:outline-level="1"><text:bookmark-start text:name="__RefHeading__76461_1453098226"/><text:reference-mark text:name="refappc"/>Appendix C – The netrexx.lang Package<text:bookmark-end text:name="__RefHeading__76461_1453098226"/></text:h>
      <text:p text:style-name="Text_20_body"><text:alphabetical-index-mark text:string-value="netrexx.lang package"/><text:alphabetical-index-mark text:string-value="netrexx.lang" text:key1="Package"/>This appendix documents the <text:span text:style-name="T9">netrexx.lang</text:span> package, which includes the classes used for creating string objects of type <text:span text:style-name="T9">Rexx</text:span> along with several classes that are often used while running NetRexx programs. </text:p>
      <text:p text:style-name="Text_20_body">This appendix describes the public methods and properties of these classes, as implemented by the reference implementation. <text:s/>It does not include those “built-in” Methods for NetRexx strings (see page <text:span text:style-name="T15"><text:reference-ref text:reference-format="page" text:ref-name="refbmeth">156</text:reference-ref></text:span>) in the <text:span text:style-name="T9">Rexx</text:span> class that form part of the NetRexx language, or those classes and methods that are internal “helper” components (which, for example, are used as repositories for rarely-executed code). </text:p>
      <text:p text:style-name="Text_20_body">The classes in the netrexx.lang package are: </text:p>
      <text:list xml:id="ul142" text:style-name="L2">
        <text:list-item>
          <text:p text:style-name="P19">The Exception classes (see page <text:span text:style-name="T15"><text:reference-ref text:reference-format="page" text:ref-name="refnlexcep">186</text:reference-ref></text:span>) </text:p>
        </text:list-item>
        <text:list-item>
          <text:p text:style-name="P19">Rexx (see page <text:span text:style-name="T15"><text:reference-ref text:reference-format="page" text:ref-name="refnlrexx">187</text:reference-ref></text:span>) </text:p>
        </text:list-item>
        <text:list-item>
          <text:p text:style-name="P19">RexxIO (helper class, for <text:span text:style-name="T11">say</text:span> and <text:span text:style-name="T11">ask</text:span>) </text:p>
        </text:list-item>
        <text:list-item>
          <text:p text:style-name="P19">RexxNode (helper class, for indexed strings) </text:p>
        </text:list-item>
        <text:list-item>
          <text:p text:style-name="P19">RexxOperators interface (see page <text:span text:style-name="T15"><text:reference-ref text:reference-format="page" text:ref-name="refnlrops">190</text:reference-ref></text:span>) </text:p>
        </text:list-item>
        <text:list-item>
          <text:p text:style-name="P19">RexxParse (helper class, for <text:span text:style-name="T11">parse</text:span>) </text:p>
        </text:list-item>
        <text:list-item>
          <text:p text:style-name="P19">RexxSet (see page <text:span text:style-name="T15"><text:reference-ref text:reference-format="page" text:ref-name="refnlrset">191</text:reference-ref></text:span>) </text:p>
        </text:list-item>
        <text:list-item>
          <text:p text:style-name="P19">RexxTrace (helper class, for <text:span text:style-name="T11">trace</text:span>) </text:p>
        </text:list-item>
        <text:list-item>
          <text:p text:style-name="P19">RexxUtil (helper class, for the Rexx class) </text:p>
        </text:list-item>
        <text:list-item>
          <text:p text:style-name="P19">RexxWords (helper class, for the Rexx class) </text:p>
        </text:list-item>
      </text:list>
      <text:h text:style-name="Heading_20_2" text:outline-level="2"><text:bookmark-start text:name="__RefHeading__76463_1453098226"/><text:reference-mark text:name="refnlexcep"/>Exception classes<text:bookmark-end text:name="__RefHeading__76463_1453098226"/></text:h>
      <text:p text:style-name="Text_20_body"><text:alphabetical-index-mark text:string-value="Exceptions" text:key1="netrexx.lang"/>The classes provided for exceptions in the <text:span text:style-name="T9">netrexx.lang</text:span> package are all subclasses of <text:span text:style-name="T9">java.lang.RuntimeException</text:span> and all have the same content. <text:s/>Each has two constructors: one taking no argument and the other taking a string of type <text:span text:style-name="T9">java.lang.String</text:span>, which is used for additional detail describing the exception. </text:p>
      <text:p text:style-name="Text_20_body">The Exceptions are signalled as follows. </text:p>
      <table:table table:name="dl143" table:style-name="dl143">
        <table:table-column table:style-name="dl143.A"/>
        <table:table-column table:style-name="dl143.B"/>
        <table:table-row>
          <table:table-cell table:style-name="dl143.A1" office:value-type="string">
            <text:p text:style-name="Table_20_Contents"><text:reference-mark text:name="refexpbae"/><text:span text:style-name="T11">BadArgumentException </text:span><text:alphabetical-index-mark text:string-value="BadArgumentException" text:key1="Exception"/><text:alphabetical-index-mark text:string-value="BadArgumentException"/></text:p>
          </table:table-cell>
          <table:table-cell table:style-name="dl143.A1" office:value-type="string">
            <text:p text:style-name="Text_20_body">signalled when an argument to a method is incorrect. </text:p>
          </table:table-cell>
        </table:table-row>
        <table:table-row>
          <table:table-cell table:style-name="dl143.A1" office:value-type="string">
            <text:p text:style-name="Table_20_Contents"><text:reference-mark text:name="refexpbce"/><text:span text:style-name="T11">BadColumnException </text:span><text:alphabetical-index-mark text:string-value="BadColumnException" text:key1="Exception"/><text:alphabetical-index-mark text:string-value="BadColumnException"/></text:p>
          </table:table-cell>
          <table:table-cell table:style-name="dl143.A1" office:value-type="string">
            <text:p text:style-name="Text_20_body">signalled when a column number in a parsing template is not valid (for example, not a number). </text:p>
          </table:table-cell>
        </table:table-row>
        <table:table-row>
          <table:table-cell table:style-name="dl143.A1" office:value-type="string">
            <text:p text:style-name="Table_20_Contents"><text:reference-mark text:name="refexpbne"/><text:span text:style-name="T11">BadNumericException </text:span><text:alphabetical-index-mark text:string-value="BadNumericException" text:key1="Exception"/><text:alphabetical-index-mark text:string-value="BadNumericException"/></text:p>
          </table:table-cell>
          <table:table-cell table:style-name="dl143.A1" office:value-type="string">
            <text:p text:style-name="Text_20_body">signalled when a <text:span text:style-name="T11">numeric digits</text:span> instruction tries to set a value that is not a whole number, or is not positive, or is more than nine digits. </text:p>
          </table:table-cell>
        </table:table-row>
        <table:table-row>
          <table:table-cell table:style-name="dl143.A1" office:value-type="string">
            <text:p text:style-name="Table_20_Contents"><text:reference-mark text:name="refexpdve"/><text:span text:style-name="T11">DivideException </text:span><text:alphabetical-index-mark text:string-value="DivideException" text:key1="Exception"/><text:alphabetical-index-mark text:string-value="DivideException"/></text:p>
          </table:table-cell>
          <table:table-cell table:style-name="dl143.A1" office:value-type="string">
            <text:p text:style-name="Text_20_body">signalled when an error occurs during a division. <text:s/>This may be due to an attempt to divide by zero, or when the intermediate result of an integer divide or remainder operation is not valid. </text:p>
          </table:table-cell>
        </table:table-row>
        <table:table-row>
          <table:table-cell table:style-name="dl143.A1" office:value-type="string">
            <text:p text:style-name="Table_20_Contents"><text:reference-mark text:name="refexpeoe"/><text:span text:style-name="T11">ExponentOverflowException </text:span><text:alphabetical-index-mark text:string-value="ExponentOverflowException" text:key1="Exception"/><text:alphabetical-index-mark text:string-value="ExponentOverflowException"/></text:p>
          </table:table-cell>
          <table:table-cell table:style-name="dl143.A1" office:value-type="string">
            <text:p text:style-name="Text_20_body">signalled when the exponent resulting from an operation would require more than nine digits. </text:p>
          </table:table-cell>
        </table:table-row>
        <table:table-row>
          <table:table-cell table:style-name="dl143.A1" office:value-type="string">
            <text:p text:style-name="Table_20_Contents"><text:reference-mark text:name="refexpnoe"/><text:span text:style-name="T11">NoOtherwiseException </text:span><text:alphabetical-index-mark text:string-value="NoOtherwiseException" text:key1="Exception"/><text:alphabetical-index-mark text:string-value="NoOtherwiseException"/></text:p>
          </table:table-cell>
          <table:table-cell table:style-name="dl143.A1" office:value-type="string">
            <text:p text:style-name="Text_20_body">signalled when a <text:span text:style-name="T11">select</text:span> construct does not supply an <text:span text:style-name="T11">otherwise</text:span> clause and none of expressions on the <text:span text:style-name="T11">when</text:span> clauses resulted in <text:span text:style-name="T9">'1'</text:span>. </text:p>
          </table:table-cell>
        </table:table-row>
        <table:table-row>
          <table:table-cell table:style-name="dl143.A1" office:value-type="string">
            <text:p text:style-name="Table_20_Contents"><text:reference-mark text:name="refexpnce"/><text:span text:style-name="T11">NotCharacterException </text:span><text:alphabetical-index-mark text:string-value="NotCharacterException" text:key1="Exception"/><text:alphabetical-index-mark text:string-value="NotCharacterException"/></text:p>
          </table:table-cell>
          <table:table-cell table:style-name="dl143.A1" office:value-type="string">
            <text:p text:style-name="Text_20_body">signalled when a conversion from a string to a single character was attempted but the string was not exactly one character long. </text:p>
          </table:table-cell>
        </table:table-row>
        <table:table-row>
          <table:table-cell table:style-name="dl143.A1" office:value-type="string">
            <text:p text:style-name="Table_20_Contents"><text:reference-mark text:name="refexpnle"/><text:span text:style-name="T11">NotLogicException </text:span><text:alphabetical-index-mark text:string-value="NotLogicException" text:key1="Exception"/><text:alphabetical-index-mark text:string-value="NotLogicException"/></text:p>
          </table:table-cell>
          <table:table-cell table:style-name="dl143.A1" office:value-type="string">
            <text:p text:style-name="Text_20_body">signalled when a conversion from a string to a boolean was attempted but the string was neither the string <text:span text:style-name="T9">'0'</text:span> nor the string <text:span text:style-name="T9">'1'</text:span>. </text:p>
          </table:table-cell>
        </table:table-row>
      </table:table>
      <text:p text:style-name="Text_20_keep"><text:alphabetical-index-mark text:string-value="NullPointerException" text:key1="Exception"/><text:alphabetical-index-mark text:string-value="NullPointerException"/><text:alphabetical-index-mark text:string-value="NumberFormatException" text:key1="Exception"/><text:alphabetical-index-mark text:string-value="NumberFormatException"/>Other exceptions, from the <text:span text:style-name="T9">java.lang</text:span> package, may also be signalled, for example <text:span text:style-name="T9">NumberFormatException</text:span> or <text:span text:style-name="T9">NullPointerException</text:span>. </text:p>
      <text:h text:style-name="Heading_20_2" text:outline-level="2"><text:bookmark-start text:name="__RefHeading__76465_1453098226"/><text:reference-mark text:name="refnlrexx"/>The Rexx class<text:bookmark-end text:name="__RefHeading__76465_1453098226"/></text:h>
      <text:p text:style-name="Text_20_body"><text:alphabetical-index-mark text:string-value="Rexx class" text:key1="netrexx.lang"/>The class <text:span text:style-name="T9">netrexx.lang.Rexx</text:span> implements the NetRexx string class, and includes the “built-in” Methods for NetRexx strings (see page <text:span text:style-name="T15"><text:reference-ref text:reference-format="page" text:ref-name="refbmeth">156</text:reference-ref></text:span>). </text:p>
      <text:p text:style-name="Text_20_body">Described here are the platform-dependent methods as provided in the reference implementation: constructors (see page <text:span text:style-name="T15"><text:reference-ref text:reference-format="page" text:ref-name="refrexxcon">187</text:reference-ref></text:span>) for the class, the methods for arithmetic operations (see page <text:span text:style-name="T15"><text:reference-ref text:reference-format="page" text:ref-name="refrexxops">188</text:reference-ref></text:span>), and miscellaneous methods (see page <text:span text:style-name="T15"><text:reference-ref text:reference-format="page" text:ref-name="refrexxmis">189</text:reference-ref></text:span>) intended for general use. </text:p>
      <text:p text:style-name="Text_20_body">The class <text:span text:style-name="T9">netrexx.lang.Rexx</text:span> is serializable. </text:p>
      <text:h text:style-name="Heading_20_3" text:outline-level="3"><text:bookmark-start text:name="__RefHeading__76467_1453098226"/><text:reference-mark text:name="refrexxcon"/>Rexx constructors<text:bookmark-end text:name="__RefHeading__76467_1453098226"/></text:h>
      <text:p text:style-name="Text_20_body"><text:alphabetical-index-mark text:string-value="Rexx constructors" text:key1="netrexx.lang"/>These constructors all create a string of type <text:span text:style-name="T9">netrexx.lang.Rexx</text:span>. </text:p>
      <table:table table:name="dl144" table:style-name="dl144">
        <table:table-column table:style-name="dl144.A"/>
        <table:table-column table:style-name="dl144.B"/>
        <table:table-row>
          <table:table-cell table:style-name="dl144.A1" office:value-type="string">
            <text:p text:style-name="P6">Rexx(arg=boolean) <text:alphabetical-index-mark text:string-value="Rexx(boolean)" text:key1="Constructor"/><text:alphabetical-index-mark text:string-value="Rexx(boolean) constructor"/></text:p>
          </table:table-cell>
          <table:table-cell table:style-name="dl144.A1" office:value-type="string">
            <text:p text:style-name="Text_20_body">Constructs a string which will have the value <text:span text:style-name="T9">'1'</text:span> if <text:span text:style-name="T5">arg</text:span> is 1 (<text:span text:style-name="T5">true</text:span>) or the value <text:span text:style-name="T9">'0'</text:span> if <text:span text:style-name="T5">arg</text:span> is 0 (<text:span text:style-name="T5">false</text:span>). </text:p>
          </table:table-cell>
        </table:table-row>
        <table:table-row>
          <table:table-cell table:style-name="dl144.A1" office:value-type="string">
            <text:p text:style-name="P6">Rexx(arg=byte) <text:alphabetical-index-mark text:string-value="Rexx(byte)" text:key1="Constructor"/><text:alphabetical-index-mark text:string-value="Rexx(byte) constructor"/></text:p>
          </table:table-cell>
          <table:table-cell table:style-name="dl144.A1" office:value-type="string">
            <text:p text:style-name="Text_20_body">Constructs a string which is the decimal representation of the 8-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char) <text:alphabetical-index-mark text:string-value="Rexx(char)" text:key1="Constructor"/><text:alphabetical-index-mark text:string-value="Rexx(char) constructor"/></text:p>
          </table:table-cell>
          <table:table-cell table:style-name="dl144.A1" office:value-type="string">
            <text:p text:style-name="Text_20_body">Constructs a string of length 1 whose first and only character is a copy of <text:span text:style-name="T5">arg</text:span>. </text:p>
          </table:table-cell>
        </table:table-row>
        <table:table-row>
          <table:table-cell table:style-name="dl144.A1" office:value-type="string">
            <text:p text:style-name="P6">Rexx(arg=char[]) <text:alphabetical-index-mark text:string-value="Rexx(char[])" text:key1="Constructor"/><text:alphabetical-index-mark text:string-value="Rexx(char[]) constructor"/></text:p>
          </table:table-cell>
          <table:table-cell table:style-name="dl144.A1" office:value-type="string">
            <text:p text:style-name="Text_20_body">Constructs a string by copying the characters of the character array <text:span text:style-name="T5">arg</text:span> in sequence. The length of the string is the number of elements in the character array (that is, <text:span text:style-name="T9">arg.length</text:span>). </text:p>
          </table:table-cell>
        </table:table-row>
        <table:table-row>
          <table:table-cell table:style-name="dl144.A1" office:value-type="string">
            <text:p text:style-name="P6">Rexx(arg=int) <text:alphabetical-index-mark text:string-value="Rexx(int)" text:key1="Constructor"/><text:alphabetical-index-mark text:string-value="Rexx(int) constructor"/></text:p>
          </table:table-cell>
          <table:table-cell table:style-name="dl144.A1" office:value-type="string">
            <text:p text:style-name="Text_20_body">Constructs a string which is the decimal representation of the 32-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double) <text:alphabetical-index-mark text:string-value="Rexx(double)" text:key1="Constructor"/><text:alphabetical-index-mark text:string-value="Rexx(double) constructor"/></text:p>
          </table:table-cell>
          <table:table-cell table:style-name="dl144.A1" office:value-type="string">
            <text:p text:style-name="Text_20_body">Constructs a string which is the decimal representation of the 64-bit signed binary floating point number <text:span text:style-name="T5">arg</text:span>. </text:p>
            <text:p text:style-name="Text_20_body"><text:span text:style-name="T5">(The precise format of the result may change and will be defined later.)</text:span> </text:p>
          </table:table-cell>
        </table:table-row>
        <table:table-row>
          <table:table-cell table:style-name="dl144.A1" office:value-type="string">
            <text:p text:style-name="P6">Rexx(arg=float) <text:alphabetical-index-mark text:string-value="Rexx(float)" text:key1="Constructor"/><text:alphabetical-index-mark text:string-value="Rexx(float) constructor"/></text:p>
          </table:table-cell>
          <table:table-cell table:style-name="dl144.A1" office:value-type="string">
            <text:p text:style-name="Text_20_body">Constructs a string which is the decimal representation of the 32-bit signed binary floating point number <text:span text:style-name="T5">arg</text:span>. </text:p>
            <text:p text:style-name="Text_20_body"><text:span text:style-name="T5">(The precise format of the result may change and will be defined later.)</text:span> </text:p>
          </table:table-cell>
        </table:table-row>
        <table:table-row>
          <table:table-cell table:style-name="dl144.A1" office:value-type="string">
            <text:p text:style-name="P6">Rexx(arg=long) <text:alphabetical-index-mark text:string-value="Rexx(long)" text:key1="Constructor"/><text:alphabetical-index-mark text:string-value="Rexx(long) constructor"/></text:p>
          </table:table-cell>
          <table:table-cell table:style-name="dl144.A1" office:value-type="string">
            <text:p text:style-name="Text_20_body">Constructs a string which is the decimal representation of the 64-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Rexx) <text:alphabetical-index-mark text:string-value="Rexx(Rexx)" text:key1="Constructor"/><text:alphabetical-index-mark text:string-value="Rexx(Rexx) constructor"/></text:p>
          </table:table-cell>
          <table:table-cell table:style-name="dl144.A1" office:value-type="string">
            <text:p text:style-name="Text_20_body">Constructs a string which is copy of <text:span text:style-name="T5">arg</text:span>, which is of type <text:span text:style-name="T9">netrexx.lang.Rexx</text:span>. <text:span text:style-name="T5">arg</text:span> must not be <text:span text:style-name="T9">null</text:span>. Any sub-values (see page <text:span text:style-name="T15"><text:reference-ref text:reference-format="page" text:ref-name="refinstr">76</text:reference-ref></text:span>) are ignored (that is, they are not present in the object returned by the constructor). </text:p>
          </table:table-cell>
        </table:table-row>
        <table:table-row>
          <table:table-cell table:style-name="dl144.A1" office:value-type="string">
            <text:p text:style-name="P6">Rexx(arg=short) <text:alphabetical-index-mark text:string-value="Rexx(short)" text:key1="Constructor"/><text:alphabetical-index-mark text:string-value="Rexx(short) constructor"/></text:p>
          </table:table-cell>
          <table:table-cell table:style-name="dl144.A1" office:value-type="string">
            <text:p text:style-name="Text_20_body">Constructs a string which is the decimal representation of the 16-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ext:soft-page-break/>
        <table:table-row>
          <table:table-cell table:style-name="dl144.A1" office:value-type="string">
            <text:p text:style-name="P6">Rexx(arg=String) <text:alphabetical-index-mark text:string-value="Rexx(String)" text:key1="Constructor"/><text:alphabetical-index-mark text:string-value="Rexx(String) constructor"/></text:p>
          </table:table-cell>
          <table:table-cell table:style-name="dl144.A1" office:value-type="string">
            <text:p text:style-name="Text_20_body">Constructs a NetRexx string by copying the characters of <text:span text:style-name="T5">arg</text:span>, which is of type <text:span text:style-name="T9">java.lang.String</text:span>, in sequence. The length of the string is same as the length of <text:span text:style-name="T5">arg</text:span> (that is, <text:span text:style-name="T9">arg.length()</text:span>). <text:span text:style-name="T5">arg</text:span> must not be <text:span text:style-name="T9">null</text:span>. </text:p>
          </table:table-cell>
        </table:table-row>
        <table:table-row>
          <table:table-cell table:style-name="dl144.A1" office:value-type="string">
            <text:p text:style-name="P6">Rexx(arg=String[]) <text:alphabetical-index-mark text:string-value="Rexx(String[])" text:key1="Constructor"/><text:alphabetical-index-mark text:string-value="Rexx(String[]) constructor"/></text:p>
          </table:table-cell>
          <table:table-cell table:style-name="dl144.A1" office:value-type="string">
            <text:p text:style-name="Text_20_body">Constructs a NetRexx string by concatenating the elements of the <text:span text:style-name="T9">java.lang.String</text:span> array <text:span text:style-name="T5">arg</text:span> together in sequence with a blank between each pair of elements. This may be used for converting the argument word array passed to the <text:span text:style-name="T9">main</text:span> method of a Java application into a single string. </text:p>
            <text:p text:style-name="Text_20_body">If the number of elements of <text:span text:style-name="T5">arg</text:span> is zero then an empty string (of length 0) is returned. <text:s/>Otherwise, the length of the string is the sum of the lengths of the elements of <text:span text:style-name="T5">arg</text:span>, plus the number of elements of <text:span text:style-name="T5">arg</text:span>, less one. </text:p>
            <text:p text:style-name="Text_20_body"><text:span text:style-name="T5">arg</text:span> must not be <text:span text:style-name="T9">null</text:span>. </text:p>
          </table:table-cell>
        </table:table-row>
      </table:table>
      <text:h text:style-name="Heading_20_3" text:outline-level="3"><text:bookmark-start text:name="__RefHeading__76469_1453098226"/><text:reference-mark text:name="refrexxops"/>Rexx arithmetic methods<text:bookmark-end text:name="__RefHeading__76469_1453098226"/></text:h>
      <text:p text:style-name="Text_20_body"><text:alphabetical-index-mark text:string-value="Rexx arithmetic methods" text:key1="netrexx.lang"/>These methods implement the NetRexx arithmetic operators, as described in the section on <text:span text:style-name="T5">Numbers and arithmetic</text:span> (see page <text:span text:style-name="T15"><text:reference-ref text:reference-format="page" text:ref-name="refnums">141</text:reference-ref></text:span>). Each corresponds to and implements a method in the RexxOperators interface class (see page <text:span text:style-name="T15"><text:reference-ref text:reference-format="page" text:ref-name="refnlrops">190</text:reference-ref></text:span>). </text:p>
      <text:p text:style-name="Text_20_body">Each of the methods here takes a RexxSet (see page <text:span text:style-name="T15"><text:reference-ref text:reference-format="page" text:ref-name="refnlrset">191</text:reference-ref></text:span>) object as an argument. <text:s/>This argument provides the <text:span text:style-name="T11">numeric</text:span> settings for the operation; if <text:span text:style-name="T9">null</text:span> is provided for the argument then the default settings are used (<text:span text:style-name="T11">digits</text:span>=<text:span text:style-name="T9">9</text:span>, <text:span text:style-name="T11">form</text:span>=<text:span text:style-name="T11">scientific</text:span>). </text:p>
      <text:p text:style-name="Text_20_body">For monadic operators, only the <text:span text:style-name="T9">RexxSet</text:span> argument is present; the operation acts upon the current object. For dyadic operators, the <text:span text:style-name="T9">RexxSet</text:span> argument and a <text:span text:style-name="T9">Rexx</text:span> argument are present; the operation acts with the current object being the left-hand operand and the second argument being the right-hand operand. <text:s/>For example, under default numeric settings, the expression: </text:p>
      <text:p text:style-name="P9">award+extra </text:p>
      <text:p text:style-name="Text_20_body">(where <text:span text:style-name="T5">award</text:span> and <text:span text:style-name="T5">extra</text:span> are references to objects of type <text:span text:style-name="T9">Rexx</text:span>) could be written as: </text:p>
      <text:p text:style-name="P9">award.OpAdd(null, extra) </text:p>
      <text:p text:style-name="Text_20_body">which would return the result of adding <text:span text:style-name="T5">award</text:span> and <text:span text:style-name="T5">extra</text:span> under the default numeric settings. </text:p>
      <table:table table:name="dl145" table:style-name="dl145">
        <table:table-column table:style-name="dl145.A"/>
        <table:table-column table:style-name="dl145.B"/>
        <table:table-row>
          <table:table-cell table:style-name="dl145.A1" office:value-type="string">
            <text:p text:style-name="P6">OpAdd(set=RexxSet, rhs=Rexx) <text:alphabetical-index-mark text:string-value="OpAdd" text:key1="Method"/><text:alphabetical-index-mark text:string-value="OpAdd method"/></text:p>
          </table:table-cell>
          <table:table-cell table:style-name="dl145.A1" office:value-type="string">
            <text:p text:style-name="Text_20_body">Implements the NetRexx + (Add) operator, and returns the result as a string of type <text:span text:style-name="T9">Rexx</text:span>. </text:p>
          </table:table-cell>
        </table:table-row>
        <table:table-row>
          <table:table-cell table:style-name="dl145.A1" office:value-type="string">
            <text:p text:style-name="P6">OpAnd(set=RexxSet, rhs=Rexx) <text:alphabetical-index-mark text:string-value="OpAnd" text:key1="Method"/><text:alphabetical-index-mark text:string-value="OpAnd method"/></text:p>
          </table:table-cell>
          <table:table-cell table:style-name="dl145.A1" office:value-type="string">
            <text:p text:style-name="Text_20_body">Implements the NetRexx &amp; (And) operator, and returns a result (0 or 1) of type <text:span text:style-name="T9">boolean</text:span>. </text:p>
          </table:table-cell>
        </table:table-row>
        <table:table-row>
          <table:table-cell table:style-name="dl145.A1" office:value-type="string">
            <text:p text:style-name="P6">OpCc(set=RexxSet, rhs=Rexx) <text:alphabetical-index-mark text:string-value="OpCc" text:key1="Method"/><text:alphabetical-index-mark text:string-value="OpCc method"/></text:p>
          </table:table-cell>
          <table:table-cell table:style-name="dl145.A1" office:value-type="string">
            <text:p text:style-name="Text_20_body">Implements the NetRexx || or <text:span text:style-name="T5">abuttal</text:span> (Concatenate without blank) operator, and returns the result as a string of type <text:span text:style-name="T9">Rexx</text:span>. </text:p>
          </table:table-cell>
        </table:table-row>
        <table:table-row>
          <table:table-cell table:style-name="dl145.A1" office:value-type="string">
            <text:p text:style-name="P6">OpCcblank(set=RexxSet, rhs=Rexx) <text:alphabetical-index-mark text:string-value="OpCcblank" text:key1="Method"/><text:alphabetical-index-mark text:string-value="OpCcblank method"/></text:p>
          </table:table-cell>
          <table:table-cell table:style-name="dl145.A1" office:value-type="string">
            <text:p text:style-name="Text_20_body">Implements the NetRexx <text:span text:style-name="T5">blank</text:span> (Concatenate with blank) operator, and returns the result as a string of type <text:span text:style-name="T9">Rexx</text:span>. </text:p>
          </table:table-cell>
        </table:table-row>
        <table:table-row>
          <table:table-cell table:style-name="dl145.A1" office:value-type="string">
            <text:p text:style-name="P6">OpDiv(set=RexxSet, rhs=Rexx) <text:alphabetical-index-mark text:string-value="OpDiv" text:key1="Method"/><text:alphabetical-index-mark text:string-value="OpDiv method"/></text:p>
          </table:table-cell>
          <table:table-cell table:style-name="dl145.A1" office:value-type="string">
            <text:p text:style-name="Text_20_body">Implements the NetRexx / (Divide) operator, and returns the result as a string of type <text:span text:style-name="T9">Rexx</text:span>. </text:p>
          </table:table-cell>
        </table:table-row>
        <table:table-row>
          <table:table-cell table:style-name="dl145.A1" office:value-type="string">
            <text:p text:style-name="P6">OpDivI(set=RexxSet, rhs=Rexx) <text:alphabetical-index-mark text:string-value="OpDivI" text:key1="Method"/><text:alphabetical-index-mark text:string-value="OpDivI method"/></text:p>
          </table:table-cell>
          <table:table-cell table:style-name="dl145.A1" office:value-type="string">
            <text:p text:style-name="Text_20_body">Implements the NetRexx % (Integer divide) operator , and returns the result as a string of type <text:span text:style-name="T9">Rexx</text:span>. </text:p>
          </table:table-cell>
        </table:table-row>
        <table:table-row>
          <table:table-cell table:style-name="dl145.A1" office:value-type="string">
            <text:p text:style-name="P6">OpEq(set=RexxSet, rhs=Rexx) <text:alphabetical-index-mark text:string-value="OpEq" text:key1="Method"/><text:alphabetical-index-mark text:string-value="OpEq method"/></text:p>
          </table:table-cell>
          <table:table-cell table:style-name="dl145.A1" office:value-type="string">
            <text:p text:style-name="Text_20_body">Implements the NetRexx = (Equal) operator, and returns a result (0 or 1) of type <text:span text:style-name="T9">boolean</text:span>. </text:p>
          </table:table-cell>
        </table:table-row>
        <text:soft-page-break/>
        <table:table-row>
          <table:table-cell table:style-name="dl145.A1" office:value-type="string">
            <text:p text:style-name="Table_20_Contents"><text:reference-mark text:name="refopeqs"/><text:span text:style-name="T11">OpEqS(set=RexxSet, rhs=Rexx) </text:span><text:alphabetical-index-mark text:string-value="OpEqS" text:key1="Method"/><text:alphabetical-index-mark text:string-value="OpEqS method"/></text:p>
          </table:table-cell>
          <table:table-cell table:style-name="dl145.A1" office:value-type="string">
            <text:p text:style-name="Text_20_body">Implements the NetRexx == (Strictly equal) operator, and returns a result (0 or 1) of type <text:span text:style-name="T9">boolean</text:span>. </text:p>
          </table:table-cell>
        </table:table-row>
        <table:table-row>
          <table:table-cell table:style-name="dl145.A1" office:value-type="string">
            <text:p text:style-name="P6">OpGt(set=RexxSet, rhs=Rexx) <text:alphabetical-index-mark text:string-value="OpGt" text:key1="Method"/><text:alphabetical-index-mark text:string-value="OpGt method"/></text:p>
          </table:table-cell>
          <table:table-cell table:style-name="dl145.A1" office:value-type="string">
            <text:p text:style-name="Text_20_body">Implements the NetRexx &gt; (Greater than) operator, and returns a result (0 or 1) of type <text:span text:style-name="T9">boolean</text:span>. </text:p>
          </table:table-cell>
        </table:table-row>
        <table:table-row>
          <table:table-cell table:style-name="dl145.A1" office:value-type="string">
            <text:p text:style-name="P6">OpGtEq(set=RexxSet, rhs=Rexx) <text:alphabetical-index-mark text:string-value="OpGtEq" text:key1="Method"/><text:alphabetical-index-mark text:string-value="OpGtEq method"/></text:p>
          </table:table-cell>
          <table:table-cell table:style-name="dl145.A1" office:value-type="string">
            <text:p text:style-name="Text_20_body">Implements the NetRexx &gt;= (Greater than or equal) operator, and returns a result (0 or 1) of type <text:span text:style-name="T9">boolean</text:span>. </text:p>
          </table:table-cell>
        </table:table-row>
        <table:table-row>
          <table:table-cell table:style-name="dl145.A1" office:value-type="string">
            <text:p text:style-name="P6">OpGtEqS(set=RexxSet, rhs=Rexx) <text:alphabetical-index-mark text:string-value="OpGtEqS" text:key1="Method"/><text:alphabetical-index-mark text:string-value="OpGtEqS method"/></text:p>
          </table:table-cell>
          <table:table-cell table:style-name="dl145.A1" office:value-type="string">
            <text:p text:style-name="Text_20_body">Implements the NetRexx &gt;&gt;= (Strictly greater than or equal) operator, and returns a result (0 or 1) of type <text:span text:style-name="T9">boolean</text:span>. </text:p>
          </table:table-cell>
        </table:table-row>
        <table:table-row>
          <table:table-cell table:style-name="dl145.A1" office:value-type="string">
            <text:p text:style-name="P6">OpGtS(set=RexxSet, rhs=Rexx) <text:alphabetical-index-mark text:string-value="OpGtS" text:key1="Method"/><text:alphabetical-index-mark text:string-value="OpGtS method"/></text:p>
          </table:table-cell>
          <table:table-cell table:style-name="dl145.A1" office:value-type="string">
            <text:p text:style-name="Text_20_body">Implements the NetRexx &gt;&gt; (Strictly greater than) operator, and returns a result (0 or 1) of type <text:span text:style-name="T9">boolean</text:span>. </text:p>
          </table:table-cell>
        </table:table-row>
        <table:table-row>
          <table:table-cell table:style-name="dl145.A1" office:value-type="string">
            <text:p text:style-name="P6">OpLt(set=RexxSet, rhs=Rexx) <text:alphabetical-index-mark text:string-value="OpLt" text:key1="Method"/><text:alphabetical-index-mark text:string-value="OpLt method"/></text:p>
          </table:table-cell>
          <table:table-cell table:style-name="dl145.A1" office:value-type="string">
            <text:p text:style-name="Text_20_body">Implements the NetRexx &lt; (Less than) operator, and returns a result (0 or 1) of type <text:span text:style-name="T9">boolean</text:span>. </text:p>
          </table:table-cell>
        </table:table-row>
        <table:table-row>
          <table:table-cell table:style-name="dl145.A1" office:value-type="string">
            <text:p text:style-name="P6">OpLtEq(set=RexxSet, rhs=Rexx) <text:alphabetical-index-mark text:string-value="OpLtEq" text:key1="Method"/><text:alphabetical-index-mark text:string-value="OpLtEq method"/></text:p>
          </table:table-cell>
          <table:table-cell table:style-name="dl145.A1" office:value-type="string">
            <text:p text:style-name="Text_20_body">Implements the NetRexx &lt;= (Less than or equal) operator, and returns a result (0 or 1) of type <text:span text:style-name="T9">boolean</text:span>. </text:p>
          </table:table-cell>
        </table:table-row>
        <table:table-row>
          <table:table-cell table:style-name="dl145.A1" office:value-type="string">
            <text:p text:style-name="P6">OpLtEqS(set=RexxSet, rhs=Rexx) <text:alphabetical-index-mark text:string-value="OpLtEqS" text:key1="Method"/><text:alphabetical-index-mark text:string-value="OpLtEqS method"/></text:p>
          </table:table-cell>
          <table:table-cell table:style-name="dl145.A1" office:value-type="string">
            <text:p text:style-name="Text_20_body">Implements the NetRexx &lt;&lt;= (Strictly less than or equal) operator, and returns a result (0 or 1) of type <text:span text:style-name="T9">boolean</text:span>. </text:p>
          </table:table-cell>
        </table:table-row>
        <table:table-row>
          <table:table-cell table:style-name="dl145.A1" office:value-type="string">
            <text:p text:style-name="P6">OpLtS(set=RexxSet, rhs=Rexx) <text:alphabetical-index-mark text:string-value="OpLtS" text:key1="Method"/><text:alphabetical-index-mark text:string-value="OpLtS method"/></text:p>
          </table:table-cell>
          <table:table-cell table:style-name="dl145.A1" office:value-type="string">
            <text:p text:style-name="Text_20_body">Implements the NetRexx &lt;&lt; (Strictly less than) operator, and returns a result (0 or 1) of type <text:span text:style-name="T9">boolean</text:span>. </text:p>
          </table:table-cell>
        </table:table-row>
        <table:table-row>
          <table:table-cell table:style-name="dl145.A1" office:value-type="string">
            <text:p text:style-name="P6">OpMinus(set=RexxSet) <text:alphabetical-index-mark text:string-value="OpMinus" text:key1="Method"/><text:alphabetical-index-mark text:string-value="OpMinus method"/></text:p>
          </table:table-cell>
          <table:table-cell table:style-name="dl145.A1" office:value-type="string">
            <text:p text:style-name="Text_20_body">Implements the NetRexx Prefix - (Minus) operator , and returns the result as a string of type <text:span text:style-name="T9">Rexx</text:span>. </text:p>
          </table:table-cell>
        </table:table-row>
        <table:table-row>
          <table:table-cell table:style-name="dl145.A1" office:value-type="string">
            <text:p text:style-name="P6">OpMult(set=RexxSet, rhs=Rexx) <text:alphabetical-index-mark text:string-value="OpMult" text:key1="Method"/><text:alphabetical-index-mark text:string-value="OpMult method"/></text:p>
          </table:table-cell>
          <table:table-cell table:style-name="dl145.A1" office:value-type="string">
            <text:p text:style-name="Text_20_body">Implements the NetRexx * (Multiply) operator , and returns the result as a string of type <text:span text:style-name="T9">Rexx</text:span>. </text:p>
          </table:table-cell>
        </table:table-row>
        <table:table-row>
          <table:table-cell table:style-name="dl145.A1" office:value-type="string">
            <text:p text:style-name="P6">OpNot(set=RexxSet) <text:alphabetical-index-mark text:string-value="OpNot" text:key1="Method"/><text:alphabetical-index-mark text:string-value="OpNot method"/></text:p>
          </table:table-cell>
          <table:table-cell table:style-name="dl145.A1" office:value-type="string">
            <text:p text:style-name="Text_20_body">Implements the NetRexx Prefix \ (Not) operator, and returns a result (0 or 1) of type <text:span text:style-name="T9">boolean</text:span>. </text:p>
          </table:table-cell>
        </table:table-row>
        <table:table-row>
          <table:table-cell table:style-name="dl145.A1" office:value-type="string">
            <text:p text:style-name="P6">OpNotEq(set=RexxSet, rhs=Rexx) <text:alphabetical-index-mark text:string-value="NotEq" text:key1="Method"/><text:alphabetical-index-mark text:string-value="NotEq method"/></text:p>
          </table:table-cell>
          <table:table-cell table:style-name="dl145.A1" office:value-type="string">
            <text:p text:style-name="Text_20_body">Implements the NetRexx \= (Not equal) operator, and returns a result (0 or 1) of type <text:span text:style-name="T9">boolean</text:span>. </text:p>
          </table:table-cell>
        </table:table-row>
        <table:table-row>
          <table:table-cell table:style-name="dl145.A1" office:value-type="string">
            <text:p text:style-name="P6">OpNotEqS(set=RexxSet, rhs=Rexx) <text:alphabetical-index-mark text:string-value="NotEqS" text:key1="Method"/><text:alphabetical-index-mark text:string-value="NotEqS method"/></text:p>
          </table:table-cell>
          <table:table-cell table:style-name="dl145.A1" office:value-type="string">
            <text:p text:style-name="Text_20_body">Implements the NetRexx \== (Strictly not equal) operator, and returns a result (0 or 1) of type <text:span text:style-name="T9">boolean</text:span>. </text:p>
          </table:table-cell>
        </table:table-row>
        <table:table-row>
          <table:table-cell table:style-name="dl145.A1" office:value-type="string">
            <text:p text:style-name="P6">OpOr(set=RexxSet, rhs=Rexx) <text:alphabetical-index-mark text:string-value="OpOr" text:key1="Method"/><text:alphabetical-index-mark text:string-value="OpOr method"/></text:p>
          </table:table-cell>
          <table:table-cell table:style-name="dl145.A1" office:value-type="string">
            <text:p text:style-name="Text_20_body">Implements the NetRexx | (Inclusive or) operator, and returns a result (0 or 1) of type <text:span text:style-name="T9">boolean</text:span>. </text:p>
          </table:table-cell>
        </table:table-row>
        <table:table-row>
          <table:table-cell table:style-name="dl145.A1" office:value-type="string">
            <text:p text:style-name="P6">OpPlus(set=RexxSet) <text:alphabetical-index-mark text:string-value="OpPlus" text:key1="Method"/><text:alphabetical-index-mark text:string-value="OpPlus method"/></text:p>
          </table:table-cell>
          <table:table-cell table:style-name="dl145.A1" office:value-type="string">
            <text:p text:style-name="Text_20_body">Implements the NetRexx Prefix + (Plus) operator , and returns the result as a string of type <text:span text:style-name="T9">Rexx</text:span>. </text:p>
          </table:table-cell>
        </table:table-row>
        <table:table-row>
          <table:table-cell table:style-name="dl145.A1" office:value-type="string">
            <text:p text:style-name="P6">OpPow(set=RexxSet, rhs=Rexx) <text:alphabetical-index-mark text:string-value="OpPow" text:key1="Method"/><text:alphabetical-index-mark text:string-value="OpPow method"/></text:p>
          </table:table-cell>
          <table:table-cell table:style-name="dl145.A1" office:value-type="string">
            <text:p text:style-name="Text_20_body">Implements the NetRexx ** (Power) operator , and returns the result as a string of type <text:span text:style-name="T9">Rexx</text:span>. </text:p>
          </table:table-cell>
        </table:table-row>
        <table:table-row>
          <table:table-cell table:style-name="dl145.A1" office:value-type="string">
            <text:p text:style-name="P6">OpRem(set=RexxSet, rhs=Rexx) <text:alphabetical-index-mark text:string-value="OpRem" text:key1="Method"/><text:alphabetical-index-mark text:string-value="OpRem method"/></text:p>
          </table:table-cell>
          <table:table-cell table:style-name="dl145.A1" office:value-type="string">
            <text:p text:style-name="Text_20_body">Implements the NetRexx // (Remainder) operator , and returns the result as a string of type <text:span text:style-name="T9">Rexx</text:span>. </text:p>
          </table:table-cell>
        </table:table-row>
        <table:table-row>
          <table:table-cell table:style-name="dl145.A1" office:value-type="string">
            <text:p text:style-name="P6">OpSub(set=RexxSet, rhs=Rexx) <text:alphabetical-index-mark text:string-value="OpSub" text:key1="Method"/><text:alphabetical-index-mark text:string-value="OpSub method"/></text:p>
          </table:table-cell>
          <table:table-cell table:style-name="dl145.A1" office:value-type="string">
            <text:p text:style-name="Text_20_body">Implements the NetRexx - (Subtract) operator, and returns the result as a string of type <text:span text:style-name="T9">Rexx</text:span>. </text:p>
          </table:table-cell>
        </table:table-row>
        <table:table-row>
          <table:table-cell table:style-name="dl145.A1" office:value-type="string">
            <text:p text:style-name="P6">OpXor(set=RexxSet, rhs=Rexx) <text:alphabetical-index-mark text:string-value="OpXor" text:key1="Method"/><text:alphabetical-index-mark text:string-value="OpXor method"/></text:p>
          </table:table-cell>
          <table:table-cell table:style-name="dl145.A1" office:value-type="string">
            <text:p text:style-name="Text_20_body">Implements the NetRexx &amp;&amp; (Exclusive or) operator, and returns a result (0 or 1) of type <text:span text:style-name="T9">boolean</text:span>. </text:p>
          </table:table-cell>
        </table:table-row>
      </table:table>
      <text:h text:style-name="Heading_20_3" text:outline-level="3"><text:bookmark-start text:name="__RefHeading__76471_1453098226"/><text:reference-mark text:name="refrexxmis"/>Rexx miscellaneous methods<text:bookmark-end text:name="__RefHeading__76471_1453098226"/></text:h>
      <text:p text:style-name="Text_20_body"><text:alphabetical-index-mark text:string-value="Rexx miscellaneous methods" text:key1="netrexx.lang"/>These methods provide standard Java methods for the class, together with various conversions. </text:p>
      <table:table table:name="dl146" table:style-name="dl146">
        <table:table-column table:style-name="dl146.A"/>
        <table:table-column table:style-name="dl146.B"/>
        <table:table-row>
          <table:table-cell table:style-name="dl146.A1" office:value-type="string">
            <text:p text:style-name="P6">charAt(offset=int) <text:alphabetical-index-mark text:string-value="charAt" text:key1="Method"/><text:alphabetical-index-mark text:string-value="charAt method"/></text:p>
          </table:table-cell>
          <table:table-cell table:style-name="dl146.A1" office:value-type="string">
            <text:p text:style-name="Text_20_body">Returns the character from the string at <text:span text:style-name="T5">offset</text:span> (that is, if <text:span text:style-name="T5">offset</text:span> is 0 then the first character is returned, <text:span text:style-name="T5">etc.</text:span>). The character is returned as type <text:span text:style-name="T9">char</text:span>. </text:p>
            <text:p text:style-name="Text_20_body">If <text:span text:style-name="T5">offset</text:span> is negative, or is greater than or equal to the length of the string, an exception is signalled. </text:p>
          </table:table-cell>
        </table:table-row>
        <table:table-row>
          <table:table-cell table:style-name="dl146.A1" office:value-type="string">
            <text:p text:style-name="P6">equals(item=Object) <text:alphabetical-index-mark text:string-value="equals" text:key1="Method"/><text:alphabetical-index-mark text:string-value="equals method"/></text:p>
          </table:table-cell>
          <table:table-cell table:style-name="dl146.A1" office:value-type="string">
            <text:p text:style-name="Text_20_body">Compares the string with the value of <text:span text:style-name="T5">item</text:span>, using a strict character-by-character comparison, and returns a result of type <text:span text:style-name="T9">boolean</text:span>. </text:p>
            <text:p text:style-name="Text_20_body">If <text:span text:style-name="T5">item</text:span> is <text:span text:style-name="T9">null</text:span> or is not an instance of one of the types <text:span text:style-name="T9">Rexx</text:span>, <text:span text:style-name="T9">java.lang.String</text:span>, or <text:span text:style-name="T9">char[]</text:span>, then 0 is returned. Otherwise, <text:span text:style-name="T5">item</text:span> is converted to type <text:span text:style-name="T9">Rexx</text:span> and the OpEqS (see page <text:span text:style-name="T15"><text:reference-ref text:reference-format="page" text:ref-name="refopeqs">189</text:reference-ref></text:span>) method (or equivalent) is used to compare the current string with the converted string, and its result is returned. </text:p>
          </table:table-cell>
        </table:table-row>
        <table:table-row>
          <table:table-cell table:style-name="dl146.A1" office:value-type="string">
            <text:p text:style-name="P6">hashCode() <text:alphabetical-index-mark text:string-value="hashCode" text:key1="Method"/><text:alphabetical-index-mark text:string-value="hashCode method"/></text:p>
          </table:table-cell>
          <table:table-cell table:style-name="dl146.A1" office:value-type="string">
            <text:p text:style-name="Text_20_body">Returns a hashcode of type <text:span text:style-name="T9">int</text:span> for the string. This hashcode is suitable for use by the <text:span text:style-name="T9">java.util.Hashtable</text:span> class. </text:p>
          </table:table-cell>
        </table:table-row>
        <table:table-row>
          <table:table-cell table:style-name="dl146.A1" office:value-type="string">
            <text:p text:style-name="P6">toboolean() <text:alphabetical-index-mark text:string-value="toboolean" text:key1="Method"/><text:alphabetical-index-mark text:string-value="toboolean method"/></text:p>
          </table:table-cell>
          <table:table-cell table:style-name="dl146.A1" office:value-type="string">
            <text:p text:style-name="Text_20_body">Converts the string to type <text:span text:style-name="T9">boolean</text:span>. <text:s/>If the string is neither <text:span text:style-name="T9">“0”</text:span> nor <text:span text:style-name="T9">“1”</text:span> then a <text:span text:style-name="T9">NotLogicException</text:span> (see page <text:span text:style-name="T15"><text:reference-ref text:reference-format="page" text:ref-name="refexpnle">186</text:reference-ref></text:span>) is signalled. </text:p>
          </table:table-cell>
        </table:table-row>
        <table:table-row>
          <table:table-cell table:style-name="dl146.A1" office:value-type="string">
            <text:p text:style-name="P6">tobyte() <text:alphabetical-index-mark text:string-value="tobyte" text:key1="Method"/><text:alphabetical-index-mark text:string-value="tobyte method"/></text:p>
          </table:table-cell>
          <table:table-cell table:style-name="dl146.A1" office:value-type="string">
            <text:p text:style-name="Text_20_body">Converts the string to type <text:span text:style-name="T9">byte</text:span>. <text:s/>If the string is not a number, has a non-zero decimal part, or is out of the possible range for a <text:span text:style-name="T9">byte</text:span> (8-bit signed integer) result then a <text:span text:style-name="T9">NumberFormatException</text:span> is signalled. </text:p>
          </table:table-cell>
        </table:table-row>
        <table:table-row>
          <table:table-cell table:style-name="dl146.A1" office:value-type="string">
            <text:p text:style-name="P6">tochar() <text:alphabetical-index-mark text:string-value="tochar" text:key1="Method"/><text:alphabetical-index-mark text:string-value="tochar method"/></text:p>
          </table:table-cell>
          <table:table-cell table:style-name="dl146.A1" office:value-type="string">
            <text:p text:style-name="Text_20_body">Converts the string to type <text:span text:style-name="T9">char</text:span>. <text:s/>If the string is not exactly one character in length then a <text:span text:style-name="T9">NotCharacterException</text:span> (see page <text:span text:style-name="T15"><text:reference-ref text:reference-format="page" text:ref-name="refexpnce">186</text:reference-ref></text:span>) is signalled. </text:p>
          </table:table-cell>
        </table:table-row>
        <table:table-row>
          <table:table-cell table:style-name="dl146.A1" office:value-type="string">
            <text:p text:style-name="P6">toCharArray() <text:alphabetical-index-mark text:string-value="tochar" text:key1="Method"/><text:alphabetical-index-mark text:string-value="tochar method"/></text:p>
          </table:table-cell>
          <table:table-cell table:style-name="dl146.A1" office:value-type="string">
            <text:p text:style-name="Text_20_body">Converts the string to type <text:span text:style-name="T9">char[]</text:span>. <text:s/>A character array object of the same length as the string is created, and the characters of the string are copied to the array in sequence. <text:s/>The character array is then returned. </text:p>
          </table:table-cell>
        </table:table-row>
        <table:table-row>
          <table:table-cell table:style-name="dl146.A1" office:value-type="string">
            <text:p text:style-name="P6">todouble() <text:alphabetical-index-mark text:string-value="todouble" text:key1="Method"/><text:alphabetical-index-mark text:string-value="todouble method"/></text:p>
          </table:table-cell>
          <table:table-cell table:style-name="dl146.A1" office:value-type="string">
            <text:p text:style-name="Text_20_body">Converts the string to type <text:span text:style-name="T9">double</text:span>. <text:s/>If the string is not a number, or is out of the possible range for a <text:span text:style-name="T9">double</text:span> (64-bit signed floating point) result then a <text:span text:style-name="T9">NumberFormatException</text:span> is signalled. </text:p>
          </table:table-cell>
        </table:table-row>
        <table:table-row>
          <table:table-cell table:style-name="dl146.A1" office:value-type="string">
            <text:p text:style-name="P6">tofloat() <text:alphabetical-index-mark text:string-value="tofloat" text:key1="Method"/><text:alphabetical-index-mark text:string-value="tofloat method"/></text:p>
          </table:table-cell>
          <table:table-cell table:style-name="dl146.A1" office:value-type="string">
            <text:p text:style-name="Text_20_body">Converts the string to type <text:span text:style-name="T9">float</text:span>. <text:s/>If the string is not a number, or is out of the possible range for a <text:span text:style-name="T9">float</text:span> (32-bit signed floating point) result then a <text:span text:style-name="T9">NumberFormatException</text:span> is signalled. </text:p>
          </table:table-cell>
        </table:table-row>
        <table:table-row>
          <table:table-cell table:style-name="dl146.A1" office:value-type="string">
            <text:p text:style-name="P6">toint() <text:alphabetical-index-mark text:string-value="toint" text:key1="Method"/><text:alphabetical-index-mark text:string-value="toint method"/></text:p>
          </table:table-cell>
          <table:table-cell table:style-name="dl146.A1" office:value-type="string">
            <text:p text:style-name="Text_20_body">Converts the string to type <text:span text:style-name="T9">int</text:span>. <text:s/>If the string is not a number, has a non-zero decimal part, or is out of the possible range for an <text:span text:style-name="T9">int</text:span> (32-bit signed integer) result then a <text:span text:style-name="T9">NumberFormatException</text:span> is signalled. </text:p>
          </table:table-cell>
        </table:table-row>
        <table:table-row>
          <table:table-cell table:style-name="dl146.A1" office:value-type="string">
            <text:p text:style-name="P6">tolong() <text:alphabetical-index-mark text:string-value="tolong" text:key1="Method"/><text:alphabetical-index-mark text:string-value="tolong method"/></text:p>
          </table:table-cell>
          <table:table-cell table:style-name="dl146.A1" office:value-type="string">
            <text:p text:style-name="Text_20_body">Converts the string to type <text:span text:style-name="T9">long</text:span>. <text:s/>If the string is not a number, has a non-zero decimal part, or is out of the possible range for a <text:span text:style-name="T9">long</text:span> (64-bit signed integer) result then a <text:span text:style-name="T9">NumberFormatException</text:span> is signalled. </text:p>
          </table:table-cell>
        </table:table-row>
        <table:table-row>
          <table:table-cell table:style-name="dl146.A1" office:value-type="string">
            <text:p text:style-name="P6">toshort() <text:alphabetical-index-mark text:string-value="toshort" text:key1="Method"/><text:alphabetical-index-mark text:string-value="toshort method"/></text:p>
          </table:table-cell>
          <table:table-cell table:style-name="dl146.A1" office:value-type="string">
            <text:p text:style-name="Text_20_body">Converts the string to type <text:span text:style-name="T9">short</text:span>. <text:s/>If the string is not a number, has a non-zero decimal part, or is out of the possible range for a <text:span text:style-name="T9">short</text:span> (16-bit signed) result then a <text:span text:style-name="T9">NumberFormatException</text:span> is signalled. </text:p>
          </table:table-cell>
        </table:table-row>
        <text:soft-page-break/>
        <table:table-row>
          <table:table-cell table:style-name="dl146.A1" office:value-type="string">
            <text:p text:style-name="P6">toString() <text:alphabetical-index-mark text:string-value="toString" text:key1="Method"/><text:alphabetical-index-mark text:string-value="toString method"/></text:p>
          </table:table-cell>
          <table:table-cell table:style-name="dl146.A1" office:value-type="string">
            <text:p text:style-name="Text_20_body">Converts the string to type <text:span text:style-name="T9">java.lang.String</text:span>. <text:s/>A String object of the same length as the string is created, and the characters of the string are copied to the new string in sequence. <text:s/>The String is then returned. </text:p>
          </table:table-cell>
        </table:table-row>
      </table:table>
      <text:h text:style-name="P23" text:outline-level="2"><text:bookmark-start text:name="__RefHeading__76473_1453098226"/><text:reference-mark text:name="refnlrops"/>The RexxOperators interface class<text:bookmark-end text:name="__RefHeading__76473_1453098226"/></text:h>
      <text:p text:style-name="Text_20_body"><text:alphabetical-index-mark text:string-value="RexxOperators class" text:key1="netrexx.lang"/>The <text:span text:style-name="T9">RexxOperators</text:span> interface class defines the signatures of the methods that implement the NetRexx (and Rexx) operators. <text:s/>These methods are described in the section <text:span text:style-name="T5">Rexx arithmetic methods (see page </text:span><text:span text:style-name="T16"><text:reference-ref text:reference-format="page" text:ref-name="refrexxops">188</text:reference-ref></text:span><text:span text:style-name="T5">)</text:span>. </text:p>
      <text:p text:style-name="Text_20_body">In the future this interface may be used to allow the overloading of operators for objects of types other than <text:span text:style-name="T9">Rexx</text:span>. <text:s/>The current NetRexx language definition does not permit operator overloading. </text:p>
      <text:h text:style-name="Heading_20_2" text:outline-level="2"><text:bookmark-start text:name="__RefHeading__76475_1453098226"/><text:reference-mark text:name="refnlrset"/>The RexxSet class<text:bookmark-end text:name="__RefHeading__76475_1453098226"/></text:h>
      <text:p text:style-name="Text_20_body"><text:alphabetical-index-mark text:string-value="RexxSet class" text:key1="netrexx.lang"/>The <text:span text:style-name="T9">RexxSet</text:span> class is used to provide the numeric settings for the methods described in the section <text:span text:style-name="T5">Rexx arithmetic methods (see page </text:span><text:span text:style-name="T16"><text:reference-ref text:reference-format="page" text:ref-name="refrexxops">188</text:reference-ref></text:span><text:span text:style-name="T5">)</text:span>. When provided, a RexxSet Object supplies the <text:span text:style-name="T11">numeric</text:span> settings for the operation; when <text:span text:style-name="T9">null</text:span> is provided then the default settings are used (<text:span text:style-name="T11">digits</text:span>=<text:span text:style-name="T9">9</text:span>, <text:span text:style-name="T11">form</text:span>=<text:span text:style-name="T11">SCIENTIFIC</text:span>). </text:p>
      <text:h text:style-name="Heading_20_3" text:outline-level="3"><text:bookmark-start text:name="__RefHeading__76477_1453098226"/>Public properties<text:bookmark-end text:name="__RefHeading__76477_1453098226"/></text:h>
      <text:p text:style-name="Text_20_body"><text:alphabetical-index-mark text:string-value="RexxSet properties" text:key1="netrexx.lang"/>These properties supply the numeric settings and certain values they may take. <text:s/>After construction, the <text:span text:style-name="T11">digits</text:span> and <text:span text:style-name="T11">form</text:span> values should only be changed by using the <text:span text:style-name="T11">setDigits</text:span> and <text:span text:style-name="T11">setForm</text:span> methods. </text:p>
      <table:table table:name="dl147" table:style-name="dl147">
        <table:table-column table:style-name="dl147.A"/>
        <table:table-column table:style-name="dl147.B"/>
        <table:table-row>
          <table:table-cell table:style-name="dl147.A1" office:value-type="string">
            <text:p text:style-name="P6">DEFAULT_DIGITS <text:alphabetical-index-mark text:string-value="DEFAULT_DIGITS" text:key1="Property"/><text:alphabetical-index-mark text:string-value="DEFAULT_DIGITS property"/></text:p>
          </table:table-cell>
          <table:table-cell table:style-name="dl147.A1" office:value-type="string">
            <text:p text:style-name="Text_20_body">A constant of type <text:span text:style-name="T9">int</text:span> that describes the default number of digits for a numeric operation (9). </text:p>
          </table:table-cell>
        </table:table-row>
        <table:table-row>
          <table:table-cell table:style-name="dl147.A1" office:value-type="string">
            <text:p text:style-name="P6">DEFAULT_FORM <text:alphabetical-index-mark text:string-value="DEFAULT_FORM" text:key1="Property"/><text:alphabetical-index-mark text:string-value="DEFAULT_FORM property"/></text:p>
          </table:table-cell>
          <table:table-cell table:style-name="dl147.A1" office:value-type="string">
            <text:p text:style-name="Text_20_body">A constant of type <text:span text:style-name="T9">byte</text:span> that describes the default exponential format for a numeric operation (<text:span text:style-name="T11">SCIENTIFIC</text:span>). </text:p>
          </table:table-cell>
        </table:table-row>
        <table:table-row>
          <table:table-cell table:style-name="dl147.A1" office:value-type="string">
            <text:p text:style-name="P6">digits <text:alphabetical-index-mark text:string-value="digits" text:key1="Property"/><text:alphabetical-index-mark text:string-value="digits property"/></text:p>
          </table:table-cell>
          <table:table-cell table:style-name="dl147.A1" office:value-type="string">
            <text:p text:style-name="Text_20_body">A value of type <text:span text:style-name="T9">int</text:span> that describes the numeric digits to be used for a numeric operation. <text:s/>The Rexx arithmetic methods (see page <text:span text:style-name="T15"><text:reference-ref text:reference-format="page" text:ref-name="refrexxops">188</text:reference-ref></text:span>) use this value to determine the significance of results. <text:span text:style-name="T11">digits</text:span> must always be greater than zero. </text:p>
          </table:table-cell>
        </table:table-row>
        <table:table-row>
          <table:table-cell table:style-name="dl147.A1" office:value-type="string">
            <text:p text:style-name="P6">ENGINEERING <text:alphabetical-index-mark text:string-value="ENGINEERING" text:key1="Property"/><text:alphabetical-index-mark text:string-value="ENGINEERING property"/></text:p>
          </table:table-cell>
          <table:table-cell table:style-name="dl147.A1" office:value-type="string">
            <text:p text:style-name="Text_20_body">A constant of type <text:span text:style-name="T9">byte</text:span> that signifies that engineering exponential formatting should be used for a numeric operation. </text:p>
          </table:table-cell>
        </table:table-row>
        <table:table-row>
          <table:table-cell table:style-name="dl147.A1" office:value-type="string">
            <text:p text:style-name="P6">form <text:alphabetical-index-mark text:string-value="form" text:key1="Property"/><text:alphabetical-index-mark text:string-value="form property"/></text:p>
          </table:table-cell>
          <table:table-cell table:style-name="dl147.A1" office:value-type="string">
            <text:p text:style-name="Text_20_body">A value of type <text:span text:style-name="T9">byte</text:span> that describes the exponential format to be used for a numeric operation. <text:s/>The Rexx arithmetic methods (see page <text:span text:style-name="T15"><text:reference-ref text:reference-format="page" text:ref-name="refrexxops">188</text:reference-ref></text:span>) use this value to determine the formatting of results that require an exponent. <text:span text:style-name="T11">form</text:span> must be either <text:span text:style-name="T11">ENGINEERING</text:span> or <text:span text:style-name="T11">SCIENTIFIC</text:span>. </text:p>
          </table:table-cell>
        </table:table-row>
        <table:table-row>
          <table:table-cell table:style-name="dl147.A1" office:value-type="string">
            <text:p text:style-name="P6">SCIENTIFIC <text:alphabetical-index-mark text:string-value="SCIENTIFIC" text:key1="Property"/><text:alphabetical-index-mark text:string-value="SCIENTIFIC property"/></text:p>
          </table:table-cell>
          <table:table-cell table:style-name="dl147.A1" office:value-type="string">
            <text:p text:style-name="Text_20_body">A constant of type <text:span text:style-name="T9">byte</text:span> that signifies that scientific exponential formatting should be used for a numeric operation. </text:p>
          </table:table-cell>
        </table:table-row>
      </table:table>
      <text:h text:style-name="Heading_20_3" text:outline-level="3"><text:bookmark-start text:name="__RefHeading__76479_1453098226"/>Constructors<text:bookmark-end text:name="__RefHeading__76479_1453098226"/></text:h>
      <text:p text:style-name="Text_20_body"><text:alphabetical-index-mark text:string-value="RexxSet constructors" text:key1="netrexx.lang"/>These constructors are used to set the initial values of a RexxSet object. </text:p>
      <table:table table:name="dl148" table:style-name="dl148">
        <table:table-column table:style-name="dl148.A"/>
        <table:table-column table:style-name="dl148.B"/>
        <table:table-row>
          <table:table-cell table:style-name="dl148.A1" office:value-type="string">
            <text:p text:style-name="P6">RexxSet() <text:alphabetical-index-mark text:string-value="RexxSet()" text:key1="Constructor"/><text:alphabetical-index-mark text:string-value="RexxSet() constructor"/></text:p>
          </table:table-cell>
          <table:table-cell table:style-name="dl148.A1" office:value-type="string">
            <text:p text:style-name="Text_20_body">Constructs a RexxSet object which has default <text:span text:style-name="T11">digits</text:span> and <text:span text:style-name="T11">form</text:span> properties. </text:p>
          </table:table-cell>
        </table:table-row>
        <table:table-row>
          <table:table-cell table:style-name="dl148.A1" office:value-type="string">
            <text:p text:style-name="P6">RexxSet(newdigits=int) <text:alphabetical-index-mark text:string-value="RexxSet(int)" text:key1="Constructor"/><text:alphabetical-index-mark text:string-value="RexxSet(int) constructor"/></text:p>
          </table:table-cell>
          <table:table-cell table:style-name="dl148.A1" office:value-type="string">
            <text:p text:style-name="Text_20_body">Constructs a RexxSet object which has its <text:span text:style-name="T11">digits</text:span> property set to <text:span text:style-name="T5">newdigits</text:span> and its <text:span text:style-name="T11">form</text:span> property set to <text:span text:style-name="T11">DEFAULT_DIGITS</text:span>. </text:p>
          </table:table-cell>
        </table:table-row>
        <table:table-row>
          <table:table-cell table:style-name="dl148.A1" office:value-type="string">
            <text:p text:style-name="P6">RexxSet(newdigits=int, newform=byte) <text:alphabetical-index-mark text:string-value="RexxSet(int,byte)" text:key1="Constructor"/><text:alphabetical-index-mark text:string-value="RexxSet(int,byte) constructor"/></text:p>
          </table:table-cell>
          <table:table-cell table:style-name="dl148.A1" office:value-type="string">
            <text:p text:style-name="Text_20_body">Constructs a RexxSet object which has its <text:span text:style-name="T11">digits</text:span> property set to <text:span text:style-name="T5">newdigits</text:span> and its <text:span text:style-name="T11">form</text:span> property set to <text:span text:style-name="T5">newform</text:span>. </text:p>
          </table:table-cell>
        </table:table-row>
        <table:table-row>
          <table:table-cell table:style-name="dl148.A1" office:value-type="string">
            <text:p text:style-name="P6">RexxSet(arg=RexxSet) <text:alphabetical-index-mark text:string-value="RexxSet(RexxSet)" text:key1="Constructor"/><text:alphabetical-index-mark text:string-value="RexxSet(RexxSet) constructor"/></text:p>
          </table:table-cell>
          <table:table-cell table:style-name="dl148.A1" office:value-type="string">
            <text:p text:style-name="Text_20_body">Constructs a RexxSet object which is copy of <text:span text:style-name="T5">arg</text:span>, which is of type <text:span text:style-name="T9">netrexx.lang.RexxSet</text:span>. <text:span text:style-name="T5">arg</text:span> must not be <text:span text:style-name="T9">null</text:span>. </text:p>
          </table:table-cell>
        </table:table-row>
      </table:table>
      <text:h text:style-name="P24" text:outline-level="3"><text:bookmark-start text:name="__RefHeading__76481_1453098226"/>Methods<text:bookmark-end text:name="__RefHeading__76481_1453098226"/></text:h>
      <text:p text:style-name="Text_20_body"><text:alphabetical-index-mark text:string-value="RexxSet methods" text:key1="netrexx.lang"/>The RexxSet class has the following additional methods: </text:p>
      <table:table table:name="dl149" table:style-name="dl149">
        <table:table-column table:style-name="dl149.A"/>
        <table:table-column table:style-name="dl149.B"/>
        <table:table-row>
          <table:table-cell table:style-name="dl149.A1" office:value-type="string">
            <text:p text:style-name="P6">formword() <text:alphabetical-index-mark text:string-value="formword()" text:key1="Method"/><text:alphabetical-index-mark text:string-value="formword() method"/></text:p>
          </table:table-cell>
          <table:table-cell table:style-name="dl149.A1" office:value-type="string">
            <text:p text:style-name="Text_20_body">Returns a string of type <text:span text:style-name="T9">netrexx.lang.Rexx</text:span> that describes the <text:span text:style-name="T11">form</text:span> property. <text:s/>This will either be the string <text:span text:style-name="T9">'engineering'</text:span> or the string <text:span text:style-name="T9">'scientific'</text:span>, corresponding to the <text:span text:style-name="T11">form</text:span> value <text:span text:style-name="T11">ENGINEERING</text:span> or <text:span text:style-name="T11">SCIENTIFIC</text:span>, respectively. </text:p>
          </table:table-cell>
        </table:table-row>
        <table:table-row>
          <table:table-cell table:style-name="dl149.A1" office:value-type="string">
            <text:p text:style-name="P6">setDigits(newdigits=Rexx) <text:alphabetical-index-mark text:string-value="setDigits(Rexx)" text:key1="Method"/><text:alphabetical-index-mark text:string-value="setDigits(Rexx) method"/></text:p>
          </table:table-cell>
          <table:table-cell table:style-name="dl149.A1" office:value-type="string">
            <text:p text:style-name="Text_20_body">Sets the <text:span text:style-name="T11">digits</text:span> value for the <text:span text:style-name="T9">RexxSet</text:span> object, from <text:span text:style-name="T5">newdigits</text:span>, after rounding and checking as defined for the <text:span text:style-name="T11">numeric</text:span> instruction; <text:span text:style-name="T5">newdigits</text:span> must be a positive whole number with no more than nine digits. No value is returned. </text:p>
          </table:table-cell>
        </table:table-row>
        <table:table-row>
          <table:table-cell table:style-name="dl149.A1" office:value-type="string">
            <text:p text:style-name="P6">setForm(newformword=Rexx) <text:alphabetical-index-mark text:string-value="setForm(Rexx)" text:key1="Method"/><text:alphabetical-index-mark text:string-value="setForm(Rexx) method"/></text:p>
          </table:table-cell>
          <table:table-cell table:style-name="dl149.A1" office:value-type="string">
            <text:p text:style-name="Text_20_body">Sets the <text:span text:style-name="T11">form</text:span> value for the <text:span text:style-name="T9">RexxSet</text:span> object, from <text:span text:style-name="T5">newformword</text:span>. This must equal either the string <text:span text:style-name="T9">'engineering'</text:span> or the string <text:span text:style-name="T9">'scientific'</text:span>, corresponding to the <text:span text:style-name="T11">form</text:span> value <text:span text:style-name="T11">ENGINEERING</text:span> or <text:span text:style-name="T11">SCIENTIFIC</text:span>, respectively. No value is returned.</text:p>
          </table:table-cell>
        </table:table-row>
      </table:table>
      <text:alphabetical-index text:style-name="Sect2" text:protected="true" text:name="Alphabetical Index1">
        <text:alphabetical-index-sourc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style-name="Page_20_Number"/>
          </text:alphabetical-index-entry-template>
          <text:alphabetical-index-entry-template text:outline-level="2" text:style-name="Index_20_2">
            <text:index-entry-text/>
            <text:index-entry-span>     </text:index-entry-span>
            <text:index-entry-page-number text:style-name="Page_20_Number"/>
          </text:alphabetical-index-entry-template>
          <text:alphabetical-index-entry-template text:outline-level="3" text:style-name="Index_20_3">
            <text:index-entry-text/>
            <text:index-entry-span>     </text:index-entry-span>
            <text:index-entry-page-number text:style-name="Page_20_Number"/>
          </text:alphabetical-index-entry-template>
        </text:alphabetical-index-source>
        <text:index-body>
          <text:index-title text:style-name="Sect1" text:name="Alphabetical Index1_Head">
            <text:h text:style-name="Heading_20_1" text:outline-level="1">Index</text:h>
          </text:index-title>
          <text:p text:style-name="P16">A</text:p>
          <text:p text:style-name="P17">ABBREV method <text:s text:c="4"/><text:span text:style-name="Page_20_Number">158</text:span></text:p>
          <text:p text:style-name="P17">Abbreviations <text:s text:c="4"/></text:p>
          <text:p text:style-name="P11">testing with ABBREV method <text:s text:c="4"/><text:span text:style-name="Page_20_Number">158</text:span></text:p>
          <text:p text:style-name="P17">ABS method <text:s text:c="4"/><text:span text:style-name="Page_20_Number">158</text:span></text:p>
          <text:p text:style-name="P17">Absolute <text:s text:c="4"/></text:p>
          <text:p text:style-name="P11">column specification in parsing <text:s text:c="4"/><text:span text:style-name="Page_20_Number">139</text:span></text:p>
          <text:p text:style-name="P11">positional pattern <text:s text:c="4"/><text:span text:style-name="Page_20_Number">140</text:span></text:p>
          <text:p text:style-name="P11">value, finding using ABS method <text:s text:c="4"/><text:span text:style-name="Page_20_Number">158</text:span></text:p>
          <text:p text:style-name="P17">ABSTRACT <text:s text:c="4"/></text:p>
          <text:p text:style-name="P11">on CLASS instruction <text:s text:c="4"/><text:span text:style-name="Page_20_Number">82</text:span></text:p>
          <text:p text:style-name="P11">on METHOD instruction <text:s text:c="4"/><text:span text:style-name="Page_20_Number">102</text:span></text:p>
          <text:p text:style-name="P17">Abstract classes <text:s text:c="4"/><text:span text:style-name="Page_20_Number">82</text:span></text:p>
          <text:p text:style-name="P17">Abstract methods <text:s text:c="4"/><text:span text:style-name="Page_20_Number">82, 102</text:span></text:p>
          <text:p text:style-name="P17">Abuttal concatenation operator <text:s text:c="4"/><text:span text:style-name="Page_20_Number">65, 68</text:span></text:p>
          <text:p text:style-name="P17">Acknowledgements <text:s text:c="4"/><text:span text:style-name="Page_20_Number">19</text:span></text:p>
          <text:p text:style-name="P17">Active constructs <text:s text:c="4"/><text:span text:style-name="Page_20_Number">93</text:span></text:p>
          <text:p text:style-name="P17">Active constructs <text:s text:c="4"/></text:p>
          <text:p text:style-name="P11"><text:s text:c="6"/><text:span text:style-name="Page_20_Number">92</text:span></text:p>
          <text:p text:style-name="P17">Adaptability <text:s text:c="4"/><text:span text:style-name="Page_20_Number">17</text:span></text:p>
          <text:p text:style-name="P17">ADAPTER <text:s text:c="4"/></text:p>
          <text:p text:style-name="P11">on CLASS instruction <text:s text:c="4"/><text:span text:style-name="Page_20_Number">82</text:span></text:p>
          <text:p text:style-name="P17">Adapter classes <text:s text:c="4"/><text:span text:style-name="Page_20_Number">82</text:span></text:p>
          <text:p text:style-name="P17">Addition <text:s text:c="4"/><text:span text:style-name="Page_20_Number">66</text:span></text:p>
          <text:p text:style-name="P11">definition <text:s text:c="4"/><text:span text:style-name="Page_20_Number">145</text:span></text:p>
          <text:p text:style-name="P17">Algebraic precedence <text:s text:c="4"/><text:span text:style-name="Page_20_Number">69</text:span></text:p>
          <text:p text:style-name="P17">ALL <text:s text:c="4"/></text:p>
          <text:p text:style-name="P11">TRACE setting <text:s text:c="4"/><text:span text:style-name="Page_20_Number">123</text:span></text:p>
          <text:p text:style-name="P17">Alphabetics <text:s text:c="4"/></text:p>
          <text:p text:style-name="P11">checking with DATATYPE <text:s text:c="4"/><text:span text:style-name="Page_20_Number">161</text:span></text:p>
          <text:p text:style-name="P17">Alphanumerics <text:s text:c="4"/></text:p>
          <text:p text:style-name="P11">checking with DATATYPE <text:s text:c="4"/><text:span text:style-name="Page_20_Number">161</text:span></text:p>
          <text:p text:style-name="P17">AND <text:s text:c="4"/></text:p>
          <text:p text:style-name="P11">logical operator <text:s text:c="4"/><text:span text:style-name="Page_20_Number">68</text:span></text:p>
          <text:p text:style-name="P17">ANSI standard <text:s text:c="4"/></text:p>
          <text:p text:style-name="P11">arithmetic definition <text:s text:c="4"/><text:span text:style-name="Page_20_Number">143</text:span></text:p>
          <text:p text:style-name="P11">for REXX <text:s text:c="4"/><text:span text:style-name="Page_20_Number">13</text:span></text:p>
          <text:p text:style-name="P17">Arbitrary precision arithmetic <text:s text:c="4"/><text:span text:style-name="Page_20_Number">142</text:span></text:p>
          <text:p text:style-name="P17">Arguments <text:s text:c="4"/></text:p>
          <text:p text:style-name="P11">of methods <text:s text:c="4"/><text:span text:style-name="Page_20_Number">57</text:span></text:p>
          <text:p text:style-name="P11">on METHOD instruction <text:s text:c="4"/><text:span text:style-name="Page_20_Number">101</text:span></text:p>
          <text:p text:style-name="P11">optional <text:s text:c="4"/><text:span text:style-name="Page_20_Number">102</text:span></text:p>
          <text:p text:style-name="P11">passing to methods <text:s text:c="4"/><text:span text:style-name="Page_20_Number">57</text:span></text:p>
          <text:p text:style-name="P11">provided by caller <text:s text:c="4"/><text:span text:style-name="Page_20_Number">101</text:span></text:p>
          <text:p text:style-name="P11">required <text:s text:c="4"/><text:span text:style-name="Page_20_Number">102</text:span></text:p>
          <text:p text:style-name="P17">Arithmetic <text:s text:c="4"/><text:span text:style-name="Page_20_Number">142</text:span></text:p>
          <text:p text:style-name="P11">comparisons <text:s text:c="4"/><text:span text:style-name="Page_20_Number">148</text:span></text:p>
          <text:p text:style-name="P11">errors <text:s text:c="4"/><text:span text:style-name="Page_20_Number">150</text:span></text:p>
          <text:p text:style-name="P11">exceptions <text:s text:c="4"/><text:span text:style-name="Page_20_Number">150</text:span></text:p>
          <text:p text:style-name="P11">implementation independence <text:s text:c="4"/><text:span text:style-name="Page_20_Number">150</text:span></text:p>
          <text:p text:style-name="P11">NUMERIC settings <text:s text:c="4"/><text:span text:style-name="Page_20_Number">107</text:span></text:p>
          <text:p text:style-name="P11">operation rules <text:s text:c="4"/><text:span text:style-name="Page_20_Number">145</text:span></text:p>
          <text:p text:style-name="P11">operators <text:s text:c="4"/><text:span text:style-name="Page_20_Number">66, 142, 144</text:span></text:p>
          <text:p text:style-name="P11">overflow <text:s text:c="4"/><text:span text:style-name="Page_20_Number">150</text:span></text:p>
          <text:p text:style-name="P11">overview <text:s text:c="4"/><text:span text:style-name="Page_20_Number">26</text:span></text:p>
          <text:p text:style-name="P11">precision <text:s text:c="4"/><text:span text:style-name="Page_20_Number">143</text:span></text:p>
          <text:p text:style-name="P11">underflow <text:s text:c="4"/><text:span text:style-name="Page_20_Number">150</text:span></text:p>
          <text:p text:style-name="P17">Array initializer <text:s text:c="4"/></text:p>
          <text:p text:style-name="P11">in terms <text:s text:c="4"/><text:span text:style-name="Page_20_Number">52, 78</text:span></text:p>
          <text:p text:style-name="P17">Arrays <text:s text:c="4"/><text:span text:style-name="Page_20_Number">77</text:span></text:p>
          <text:p text:style-name="P11">constructors <text:s text:c="4"/><text:span text:style-name="Page_20_Number">77</text:span></text:p>
          <text:p text:style-name="P11">in terms <text:s text:c="4"/><text:span text:style-name="Page_20_Number">56</text:span></text:p>
          <text:p text:style-name="P11">initializing <text:s text:c="4"/><text:span text:style-name="Page_20_Number">78</text:span></text:p>
          <text:p text:style-name="P11">overview <text:s text:c="4"/><text:span text:style-name="Page_20_Number">30</text:span></text:p>
          <text:p text:style-name="P11">references <text:s text:c="4"/><text:span text:style-name="Page_20_Number">77</text:span></text:p>
          <text:p text:style-name="P17">ASCII <text:s text:c="4"/></text:p>
          <text:p text:style-name="P11">coded character set <text:s text:c="4"/><text:span text:style-name="Page_20_Number">43</text:span></text:p>
          <text:p text:style-name="P17">ASK special word <text:s text:c="4"/><text:span text:style-name="Page_20_Number">133</text:span></text:p>
          <text:p text:style-name="P17">Assignment <text:s text:c="4"/><text:span text:style-name="Page_20_Number">71, 72</text:span></text:p>
          <text:p text:style-name="P11">binary <text:s text:c="4"/><text:span text:style-name="Page_20_Number">152</text:span></text:p>
          <text:p text:style-name="P11">instruction <text:s text:c="4"/><text:span text:style-name="Page_20_Number">71, 72</text:span></text:p>
          <text:p text:style-name="P11">of literals <text:s text:c="4"/><text:span text:style-name="Page_20_Number">152</text:span></text:p>
          <text:p text:style-name="P11">property initialization <text:s text:c="4"/><text:span text:style-name="Page_20_Number">127</text:span></text:p>
          <text:p text:style-name="P17">Astonishment factor <text:s text:c="4"/><text:span text:style-name="Page_20_Number">17</text:span></text:p>
          <text:p text:style-name="P16">B</text:p>
          <text:p text:style-name="P17">B2X method <text:s text:c="4"/><text:span text:style-name="Page_20_Number">158</text:span></text:p>
          <text:p text:style-name="P17">Background <text:s text:c="4"/><text:span text:style-name="Page_20_Number">11</text:span></text:p>
          <text:p text:style-name="P17">Backslash character <text:s text:c="4"/></text:p>
          <text:p text:style-name="P11">escape sequence <text:s text:c="4"/><text:span text:style-name="Page_20_Number">45</text:span></text:p>
          <text:p text:style-name="P11">in strings <text:s text:c="4"/><text:span text:style-name="Page_20_Number">45</text:span></text:p>
          <text:p text:style-name="P11">not operator <text:s text:c="4"/><text:span text:style-name="Page_20_Number">68</text:span></text:p>
          <text:p text:style-name="P17">BadArgumentException <text:s text:c="4"/><text:span text:style-name="Page_20_Number">182</text:span></text:p>
          <text:p text:style-name="P17"><text:soft-page-break/>BadColumnException <text:s text:c="4"/><text:span text:style-name="Page_20_Number">182</text:span></text:p>
          <text:p text:style-name="P17">BadNumericException <text:s text:c="4"/><text:span text:style-name="Page_20_Number">182</text:span></text:p>
          <text:p text:style-name="P17">BASIC, programming language <text:s text:c="4"/><text:span text:style-name="Page_20_Number">15</text:span></text:p>
          <text:p text:style-name="P17">Binary <text:s text:c="4"/></text:p>
          <text:p text:style-name="P11">arithmetic <text:s text:c="4"/><text:span text:style-name="Page_20_Number">151</text:span></text:p>
          <text:p text:style-name="P11">checking with DATATYPE <text:s text:c="4"/><text:span text:style-name="Page_20_Number">161</text:span></text:p>
          <text:p text:style-name="P11">conversion to hexadecimal <text:s text:c="4"/><text:span text:style-name="Page_20_Number">158</text:span></text:p>
          <text:p text:style-name="P11">operations <text:s text:c="4"/><text:span text:style-name="Page_20_Number">151</text:span></text:p>
          <text:p text:style-name="P11">see Conversion <text:s text:c="4"/><text:span text:style-name="Page_20_Number">161</text:span></text:p>
          <text:p text:style-name="P11">values <text:s text:c="4"/><text:span text:style-name="Page_20_Number">151</text:span></text:p>
          <text:p text:style-name="P17">BINARY <text:s text:c="4"/></text:p>
          <text:p text:style-name="P11">in OPTIONS instruction <text:s text:c="4"/><text:span text:style-name="Page_20_Number">109</text:span></text:p>
          <text:p text:style-name="P11">on CLASS instruction <text:s text:c="4"/><text:span text:style-name="Page_20_Number">83</text:span></text:p>
          <text:p text:style-name="P11">on METHOD instruction <text:s text:c="4"/><text:span text:style-name="Page_20_Number">104</text:span></text:p>
          <text:p text:style-name="P17">Binary classes <text:s text:c="4"/><text:span text:style-name="Page_20_Number">83, 151</text:span></text:p>
          <text:p text:style-name="P11">assignment <text:s text:c="4"/><text:span text:style-name="Page_20_Number">152</text:span></text:p>
          <text:p text:style-name="P11">binary methods <text:s text:c="4"/><text:span text:style-name="Page_20_Number">104</text:span></text:p>
          <text:p text:style-name="P11">control variables <text:s text:c="4"/><text:span text:style-name="Page_20_Number">152</text:span></text:p>
          <text:p text:style-name="P11">LOOP instruction <text:s text:c="4"/><text:span text:style-name="Page_20_Number">152</text:span></text:p>
          <text:p text:style-name="P11">NUMERIC instruction <text:s text:c="4"/><text:span text:style-name="Page_20_Number">152</text:span></text:p>
          <text:p text:style-name="P17">Binary constructors <text:s text:c="4"/><text:span text:style-name="Page_20_Number">152</text:span></text:p>
          <text:p text:style-name="P17">Binary literals <text:s text:c="4"/><text:span text:style-name="Page_20_Number">152</text:span></text:p>
          <text:p text:style-name="P17">Binary methods <text:s text:c="4"/><text:span text:style-name="Page_20_Number">104, 151</text:span></text:p>
          <text:p text:style-name="P11">assignment <text:s text:c="4"/><text:span text:style-name="Page_20_Number">152</text:span></text:p>
          <text:p text:style-name="P11">control variables <text:s text:c="4"/><text:span text:style-name="Page_20_Number">152</text:span></text:p>
          <text:p text:style-name="P11">LOOP instruction <text:s text:c="4"/><text:span text:style-name="Page_20_Number">152</text:span></text:p>
          <text:p text:style-name="P11">NUMERIC instruction <text:s text:c="4"/><text:span text:style-name="Page_20_Number">152</text:span></text:p>
          <text:p text:style-name="P17">Binary numbers <text:s text:c="4"/><text:span text:style-name="Page_20_Number">63, 151</text:span></text:p>
          <text:p text:style-name="P17">Binary numbers <text:s text:c="4"/></text:p>
          <text:p text:style-name="P11">overview <text:s text:c="4"/><text:span text:style-name="Page_20_Number">37</text:span></text:p>
          <text:p text:style-name="P17">Binary numeric symbol <text:s text:c="4"/><text:span text:style-name="Page_20_Number">46, 49</text:span></text:p>
          <text:p text:style-name="P17">Binary operations <text:s text:c="4"/></text:p>
          <text:p text:style-name="P11">dyadic <text:s text:c="4"/><text:span text:style-name="Page_20_Number">151</text:span></text:p>
          <text:p text:style-name="P11">monadic <text:s text:c="4"/><text:span text:style-name="Page_20_Number">152</text:span></text:p>
          <text:p text:style-name="P11">prefix <text:s text:c="4"/><text:span text:style-name="Page_20_Number">152</text:span></text:p>
          <text:p text:style-name="P17">Bits <text:s text:c="4"/></text:p>
          <text:p text:style-name="P11">binary operators <text:s text:c="4"/><text:span text:style-name="Page_20_Number">68</text:span></text:p>
          <text:p text:style-name="P11">checking with DATATYPE <text:s text:c="4"/><text:span text:style-name="Page_20_Number">161</text:span></text:p>
          <text:p text:style-name="P17">Blank <text:s text:c="4"/><text:span text:style-name="Page_20_Number">44</text:span></text:p>
          <text:p text:style-name="P11">adjacent to operator character <text:s text:c="4"/><text:span text:style-name="Page_20_Number">47</text:span></text:p>
          <text:p text:style-name="P11">adjacent to special character <text:s text:c="4"/><text:span text:style-name="Page_20_Number">47</text:span></text:p>
          <text:p text:style-name="P11">as concatenation operator <text:s text:c="4"/><text:span text:style-name="Page_20_Number">65</text:span></text:p>
          <text:p text:style-name="P11">as type conversion operator <text:s text:c="4"/><text:span text:style-name="Page_20_Number">68</text:span></text:p>
          <text:p text:style-name="P11">operator <text:s text:c="4"/><text:span text:style-name="Page_20_Number">65, 68</text:span></text:p>
          <text:p text:style-name="P11">removal with SPACE method <text:s text:c="4"/><text:span text:style-name="Page_20_Number">168</text:span></text:p>
          <text:p text:style-name="P11">removal with STRIP method <text:s text:c="4"/><text:span text:style-name="Page_20_Number">168</text:span></text:p>
          <text:p text:style-name="P17">Block comments <text:s text:c="4"/><text:span text:style-name="Page_20_Number">44</text:span></text:p>
          <text:p text:style-name="P17">Body <text:s text:c="4"/></text:p>
          <text:p text:style-name="P11">of a loop <text:s text:c="4"/><text:span text:style-name="Page_20_Number">94</text:span></text:p>
          <text:p text:style-name="P11">of classes <text:s text:c="4"/><text:span text:style-name="Page_20_Number">81</text:span></text:p>
          <text:p text:style-name="P11">of group <text:s text:c="4"/><text:span text:style-name="Page_20_Number">85</text:span></text:p>
          <text:p text:style-name="P11">of methods <text:s text:c="4"/><text:span text:style-name="Page_20_Number">101</text:span></text:p>
          <text:p text:style-name="P11">of select <text:s text:c="4"/><text:span text:style-name="Page_20_Number">119</text:span></text:p>
          <text:p text:style-name="P17">Boolean operations <text:s text:c="4"/><text:span text:style-name="Page_20_Number">68</text:span></text:p>
          <text:p text:style-name="P17">boolean type, value of <text:s text:c="4"/><text:span text:style-name="Page_20_Number">63</text:span></text:p>
          <text:p text:style-name="P17">Bottom of program, reaching during execution <text:s text:c="4"/><text:span text:style-name="Page_20_Number">87</text:span></text:p>
          <text:p text:style-name="P17">Bounded loop <text:s text:c="4"/><text:span text:style-name="Page_20_Number">95</text:span></text:p>
          <text:p text:style-name="P11">controlled <text:s text:c="4"/><text:span text:style-name="Page_20_Number">95</text:span></text:p>
          <text:p text:style-name="P11">over values <text:s text:c="4"/><text:span text:style-name="Page_20_Number">97</text:span></text:p>
          <text:p text:style-name="P11">simple <text:s text:c="4"/><text:span text:style-name="Page_20_Number">95</text:span></text:p>
          <text:p text:style-name="P17">Brackets <text:s text:c="4"/></text:p>
          <text:p text:style-name="P11">in array initializers <text:s text:c="4"/><text:span text:style-name="Page_20_Number">52, 78</text:span></text:p>
          <text:p text:style-name="P11">in array references <text:s text:c="4"/><text:span text:style-name="Page_20_Number">77</text:span></text:p>
          <text:p text:style-name="P11">in indexed references <text:s text:c="4"/><text:span text:style-name="Page_20_Number">52</text:span></text:p>
          <text:p text:style-name="P11">in indexed strings <text:s text:c="4"/><text:span text:style-name="Page_20_Number">76</text:span></text:p>
          <text:p text:style-name="P11">in terms <text:s text:c="4"/><text:span text:style-name="Page_20_Number">52</text:span></text:p>
          <text:p text:style-name="P17">Built-in methods <text:s text:c="4"/><text:span text:style-name="Page_20_Number">157</text:span></text:p>
          <text:p text:style-name="P17">Built-in methods <text:s text:c="4"/></text:p>
          <text:p text:style-name="P11">see Method, built-in <text:s text:c="4"/><text:span text:style-name="Page_20_Number">157</text:span></text:p>
          <text:p text:style-name="P17">BY phrase of LOOP instruction <text:s text:c="4"/><text:span text:style-name="Page_20_Number">94</text:span></text:p>
          <text:p text:style-name="P16">C</text:p>
          <text:p text:style-name="P17">C, programming language <text:s text:c="4"/><text:span text:style-name="Page_20_Number">12</text:span></text:p>
          <text:p text:style-name="P17">C2D method <text:s text:c="4"/><text:span text:style-name="Page_20_Number">160</text:span></text:p>
          <text:p text:style-name="P17">C2X method <text:s text:c="4"/><text:span text:style-name="Page_20_Number">160</text:span></text:p>
          <text:p text:style-name="P17">Carriage return character <text:s text:c="4"/></text:p>
          <text:p text:style-name="P11">escape sequence <text:s text:c="4"/><text:span text:style-name="Page_20_Number">45</text:span></text:p>
          <text:p text:style-name="P17">Case <text:s text:c="4"/></text:p>
          <text:p text:style-name="P11">insensitivity to <text:s text:c="4"/><text:span text:style-name="Page_20_Number">14</text:span></text:p>
          <text:p text:style-name="P11">of names <text:s text:c="4"/><text:span text:style-name="Page_20_Number">48</text:span></text:p>
          <text:p text:style-name="P17">CASE <text:s text:c="4"/></text:p>
          <text:p text:style-name="P11">on SELECT instruction <text:s text:c="4"/><text:span text:style-name="Page_20_Number">120</text:span></text:p>
          <text:p text:style-name="P17">Casting <text:s text:c="4"/></text:p>
          <text:p text:style-name="P11">to type <text:s text:c="4"/><text:span text:style-name="Page_20_Number">68</text:span></text:p>
          <text:p text:style-name="P17">Casts <text:s text:c="4"/></text:p>
          <text:p text:style-name="P11">see Conversion <text:s text:c="4"/><text:span text:style-name="Page_20_Number">62</text:span></text:p>
          <text:p text:style-name="P17">CATCH <text:s text:c="4"/></text:p>
          <text:p text:style-name="P11">on DO instruction <text:s text:c="4"/><text:span text:style-name="Page_20_Number">86</text:span></text:p>
          <text:p text:style-name="P11">on LOOP instruction <text:s text:c="4"/><text:span text:style-name="Page_20_Number">99</text:span></text:p>
          <text:p text:style-name="P11">on SELECT instruction <text:s text:c="4"/><text:span text:style-name="Page_20_Number">121</text:span></text:p>
          <text:p text:style-name="P11">use of <text:s text:c="4"/><text:span text:style-name="Page_20_Number">154</text:span></text:p>
          <text:p text:style-name="P17">Caught exceptions <text:s text:c="4"/><text:span text:style-name="Page_20_Number">154</text:span></text:p>
          <text:p text:style-name="P17">CENTER method <text:s text:c="4"/><text:span text:style-name="Page_20_Number">159</text:span></text:p>
          <text:p text:style-name="P17">CENTRE method <text:s text:c="4"/><text:span text:style-name="Page_20_Number">159</text:span></text:p>
          <text:p text:style-name="P17">CHANGESTR method <text:s text:c="4"/><text:span text:style-name="Page_20_Number">159</text:span></text:p>
          <text:p text:style-name="P17">Changing strings <text:s text:c="4"/></text:p>
          <text:p text:style-name="P11">using CHANGESTR <text:s text:c="4"/><text:span text:style-name="Page_20_Number">159</text:span></text:p>
          <text:p text:style-name="P11">using TRANSLATE <text:s text:c="4"/><text:span text:style-name="Page_20_Number">169</text:span></text:p>
          <text:p text:style-name="P17">char <text:s text:c="4"/></text:p>
          <text:p text:style-name="P11">as a string <text:s text:c="4"/><text:span text:style-name="Page_20_Number">63</text:span></text:p>
          <text:p text:style-name="P17">Character <text:s text:c="4"/><text:span text:style-name="Page_20_Number">43</text:span></text:p>
          <text:p text:style-name="P11">appearance <text:s text:c="4"/><text:span text:style-name="Page_20_Number">43</text:span></text:p>
          <text:p text:style-name="P11">conversion to decimal <text:s text:c="4"/><text:span text:style-name="Page_20_Number">160</text:span></text:p>
          <text:p text:style-name="P11">conversion to hexadecimal <text:s text:c="4"/><text:span text:style-name="Page_20_Number">160</text:span></text:p>
          <text:p text:style-name="P11">converting to binary <text:s text:c="4"/><text:span text:style-name="Page_20_Number">152</text:span></text:p>
          <text:p text:style-name="P11">encodings <text:s text:c="4"/><text:span text:style-name="Page_20_Number">43, 152</text:span></text:p>
          <text:p text:style-name="P11">from a number <text:s text:c="4"/><text:span text:style-name="Page_20_Number">162, 171</text:span></text:p>
          <text:p text:style-name="P11">from decimal <text:s text:c="4"/><text:span text:style-name="Page_20_Number">162</text:span></text:p>
          <text:p text:style-name="P11"><text:soft-page-break/>from hexadecimal <text:s text:c="4"/><text:span text:style-name="Page_20_Number">171</text:span></text:p>
          <text:p text:style-name="P11">glyphs <text:s text:c="4"/><text:span text:style-name="Page_20_Number">43</text:span></text:p>
          <text:p text:style-name="P11">removal with STRIP method <text:s text:c="4"/><text:span text:style-name="Page_20_Number">168</text:span></text:p>
          <text:p text:style-name="P17">Character sets <text:s text:c="4"/><text:span text:style-name="Page_20_Number">43</text:span></text:p>
          <text:p text:style-name="P17">Characters <text:s text:c="4"/></text:p>
          <text:p text:style-name="P11">see Strings <text:s text:c="4"/><text:span text:style-name="Page_20_Number">45</text:span></text:p>
          <text:p text:style-name="P17">charAt method <text:s text:c="4"/><text:span text:style-name="Page_20_Number">186</text:span></text:p>
          <text:p text:style-name="P17">Checked exceptions <text:s text:c="4"/><text:span text:style-name="Page_20_Number">155</text:span></text:p>
          <text:p text:style-name="P17">Class <text:s text:c="4"/><text:span text:style-name="Page_20_Number">50</text:span></text:p>
          <text:p text:style-name="P11">body of <text:s text:c="4"/><text:span text:style-name="Page_20_Number">81</text:span></text:p>
          <text:p text:style-name="P11">definition <text:s text:c="4"/><text:span text:style-name="Page_20_Number">127</text:span></text:p>
          <text:p text:style-name="P11">filename of <text:s text:c="4"/><text:span text:style-name="Page_20_Number">134</text:span></text:p>
          <text:p text:style-name="P11">instances of <text:s text:c="4"/><text:span text:style-name="Page_20_Number">60</text:span></text:p>
          <text:p text:style-name="P11">name of <text:s text:c="4"/><text:span text:style-name="Page_20_Number">81</text:span></text:p>
          <text:p text:style-name="P11">names, case of <text:s text:c="4"/><text:span text:style-name="Page_20_Number">48</text:span></text:p>
          <text:p text:style-name="P11">package of <text:s text:c="4"/><text:span text:style-name="Page_20_Number">113</text:span></text:p>
          <text:p text:style-name="P11">qualified name of <text:s text:c="4"/><text:span text:style-name="Page_20_Number">113</text:span></text:p>
          <text:p text:style-name="P11">short name of <text:s text:c="4"/><text:span text:style-name="Page_20_Number">81</text:span></text:p>
          <text:p text:style-name="P11">starting <text:s text:c="4"/><text:span text:style-name="Page_20_Number">81</text:span></text:p>
          <text:p text:style-name="P17">CLASS <text:s text:c="4"/></text:p>
          <text:p text:style-name="P11">special word <text:s text:c="4"/><text:span text:style-name="Page_20_Number">133</text:span></text:p>
          <text:p text:style-name="P17">CLASS instruction <text:s text:c="4"/><text:span text:style-name="Page_20_Number">81</text:span></text:p>
          <text:p text:style-name="P11">see program structure <text:s text:c="4"/><text:span text:style-name="Page_20_Number">81</text:span></text:p>
          <text:p text:style-name="P17">Classes <text:s text:c="4"/></text:p>
          <text:p text:style-name="P11">abstract <text:s text:c="4"/><text:span text:style-name="Page_20_Number">82</text:span></text:p>
          <text:p text:style-name="P11">adapter <text:s text:c="4"/><text:span text:style-name="Page_20_Number">82</text:span></text:p>
          <text:p text:style-name="P11">and subclasses <text:s text:c="4"/><text:span text:style-name="Page_20_Number">83</text:span></text:p>
          <text:p text:style-name="P11">and superclasses <text:s text:c="4"/><text:span text:style-name="Page_20_Number">83</text:span></text:p>
          <text:p text:style-name="P11">binary <text:s text:c="4"/><text:span text:style-name="Page_20_Number">83</text:span></text:p>
          <text:p text:style-name="P11">dependent <text:s text:c="4"/><text:span text:style-name="Page_20_Number">51, 131</text:span></text:p>
          <text:p text:style-name="P11">final <text:s text:c="4"/><text:span text:style-name="Page_20_Number">82</text:span></text:p>
          <text:p text:style-name="P11">interface <text:s text:c="4"/><text:span text:style-name="Page_20_Number">82</text:span></text:p>
          <text:p text:style-name="P11">minor <text:s text:c="4"/><text:span text:style-name="Page_20_Number">51, 130</text:span></text:p>
          <text:p text:style-name="P11">overview <text:s text:c="4"/><text:span text:style-name="Page_20_Number">33</text:span></text:p>
          <text:p text:style-name="P11">parent <text:s text:c="4"/><text:span text:style-name="Page_20_Number">51, 130</text:span></text:p>
          <text:p text:style-name="P11">private <text:s text:c="4"/><text:span text:style-name="Page_20_Number">81</text:span></text:p>
          <text:p text:style-name="P11">public <text:s text:c="4"/><text:span text:style-name="Page_20_Number">81</text:span></text:p>
          <text:p text:style-name="P11">shared <text:s text:c="4"/><text:span text:style-name="Page_20_Number">81</text:span></text:p>
          <text:p text:style-name="P11">standard <text:s text:c="4"/><text:span text:style-name="Page_20_Number">82</text:span></text:p>
          <text:p text:style-name="P17">Clauses <text:s text:c="4"/><text:span text:style-name="Page_20_Number">44</text:span></text:p>
          <text:p text:style-name="P11">continuation of <text:s text:c="4"/><text:span text:style-name="Page_20_Number">48</text:span></text:p>
          <text:p text:style-name="P11">null <text:s text:c="4"/><text:span text:style-name="Page_20_Number">71</text:span></text:p>
          <text:p text:style-name="P17">Coded character <text:s text:c="4"/><text:span text:style-name="Page_20_Number">43</text:span></text:p>
          <text:p text:style-name="P11">conversion to decimal <text:s text:c="4"/><text:span text:style-name="Page_20_Number">160</text:span></text:p>
          <text:p text:style-name="P11">conversion to hexadecimal <text:s text:c="4"/><text:span text:style-name="Page_20_Number">160</text:span></text:p>
          <text:p text:style-name="P11">from decimal <text:s text:c="4"/><text:span text:style-name="Page_20_Number">162</text:span></text:p>
          <text:p text:style-name="P11">from hexadecimal <text:s text:c="4"/><text:span text:style-name="Page_20_Number">171</text:span></text:p>
          <text:p text:style-name="P17">Coded character set <text:s text:c="4"/></text:p>
          <text:p text:style-name="P11">ASCII <text:s text:c="4"/><text:span text:style-name="Page_20_Number">43</text:span></text:p>
          <text:p text:style-name="P11">EBCDIC <text:s text:c="4"/><text:span text:style-name="Page_20_Number">43</text:span></text:p>
          <text:p text:style-name="P11">Unicode <text:s text:c="4"/><text:span text:style-name="Page_20_Number">43</text:span></text:p>
          <text:p text:style-name="P17">Collating sequence, using SEQUENCE <text:s text:c="4"/><text:span text:style-name="Page_20_Number">167</text:span></text:p>
          <text:p text:style-name="P17">Column specification in parsing <text:s text:c="4"/><text:span text:style-name="Page_20_Number">139</text:span></text:p>
          <text:p text:style-name="P17">Comma <text:s text:c="4"/></text:p>
          <text:p text:style-name="P11">in array references <text:s text:c="4"/><text:span text:style-name="Page_20_Number">77</text:span></text:p>
          <text:p text:style-name="P11">in indexed strings <text:s text:c="4"/><text:span text:style-name="Page_20_Number">76</text:span></text:p>
          <text:p text:style-name="P11">in method calls <text:s text:c="4"/><text:span text:style-name="Page_20_Number">57</text:span></text:p>
          <text:p text:style-name="P17">Command line options <text:s text:c="4"/><text:span text:style-name="Page_20_Number">112</text:span></text:p>
          <text:p text:style-name="P17">Comments <text:s text:c="4"/><text:span text:style-name="Page_20_Number">44</text:span></text:p>
          <text:p text:style-name="P11">block <text:s text:c="4"/><text:span text:style-name="Page_20_Number">44</text:span></text:p>
          <text:p text:style-name="P11">line <text:s text:c="4"/><text:span text:style-name="Page_20_Number">44</text:span></text:p>
          <text:p text:style-name="P11">nesting <text:s text:c="4"/><text:span text:style-name="Page_20_Number">44</text:span></text:p>
          <text:p text:style-name="P11">starting a program with <text:s text:c="4"/><text:span text:style-name="Page_20_Number">45</text:span></text:p>
          <text:p text:style-name="P17">COMMENTS option <text:s text:c="4"/><text:span text:style-name="Page_20_Number">109</text:span></text:p>
          <text:p text:style-name="P17">COMPACT option <text:s text:c="4"/><text:span text:style-name="Page_20_Number">109</text:span></text:p>
          <text:p text:style-name="P17">Comparative operators <text:s text:c="4"/><text:span text:style-name="Page_20_Number">66</text:span></text:p>
          <text:p text:style-name="P17">COMPARE method <text:s text:c="4"/><text:span text:style-name="Page_20_Number">159</text:span></text:p>
          <text:p text:style-name="P17">Comparison <text:s text:c="4"/></text:p>
          <text:p text:style-name="P11">of numbers <text:s text:c="4"/><text:span text:style-name="Page_20_Number">66, 148</text:span></text:p>
          <text:p text:style-name="P11">of strings <text:s text:c="4"/></text:p>
          <text:p text:style-name="P12">using COMPARE <text:s text:c="4"/><text:span text:style-name="Page_20_Number">159</text:span></text:p>
          <text:p text:style-name="P11">of strings and numbers <text:s text:c="4"/><text:span text:style-name="Page_20_Number">66</text:span></text:p>
          <text:p text:style-name="P17">Compiler options <text:s text:c="4"/><text:span text:style-name="Page_20_Number">109</text:span></text:p>
          <text:p text:style-name="P17">Compound terms <text:s text:c="4"/><text:span text:style-name="Page_20_Number">52</text:span></text:p>
          <text:p text:style-name="P17">Concatenation <text:s text:c="4"/></text:p>
          <text:p text:style-name="P11">of strings <text:s text:c="4"/><text:span text:style-name="Page_20_Number">65</text:span></text:p>
          <text:p text:style-name="P11">of types <text:s text:c="4"/><text:span text:style-name="Page_20_Number">68</text:span></text:p>
          <text:p text:style-name="P17">Conditional loops <text:s text:c="4"/><text:span text:style-name="Page_20_Number">94</text:span></text:p>
          <text:p text:style-name="P17">Conditional phrase <text:s text:c="4"/><text:span text:style-name="Page_20_Number">95, 98</text:span></text:p>
          <text:p text:style-name="P17">Consistency <text:s text:c="4"/><text:span text:style-name="Page_20_Number">17</text:span></text:p>
          <text:p text:style-name="P17">CONSOLE option <text:s text:c="4"/><text:span text:style-name="Page_20_Number">109</text:span></text:p>
          <text:p text:style-name="P17">Console, writing to with SAY <text:s text:c="4"/><text:span text:style-name="Page_20_Number">118</text:span></text:p>
          <text:p text:style-name="P17">CONSTANT <text:s text:c="4"/></text:p>
          <text:p text:style-name="P11">on METHOD instruction <text:s text:c="4"/><text:span text:style-name="Page_20_Number">102</text:span></text:p>
          <text:p text:style-name="P11">on PROPERTIES instruction <text:s text:c="4"/><text:span text:style-name="Page_20_Number">116</text:span></text:p>
          <text:p text:style-name="P17">Constant methods <text:s text:c="4"/><text:span text:style-name="Page_20_Number">103</text:span></text:p>
          <text:p text:style-name="P11">see Methods, static <text:s text:c="4"/><text:span text:style-name="Page_20_Number">103</text:span></text:p>
          <text:p text:style-name="P17">Constants <text:s text:c="4"/><text:span text:style-name="Page_20_Number">116</text:span></text:p>
          <text:p text:style-name="P17">Constants <text:s text:c="4"/></text:p>
          <text:p text:style-name="P11">used by classes <text:s text:c="4"/><text:span text:style-name="Page_20_Number">83</text:span></text:p>
          <text:p text:style-name="P11">using properties <text:s text:c="4"/><text:span text:style-name="Page_20_Number">116</text:span></text:p>
          <text:p text:style-name="P17">Constructor <text:s text:c="4"/></text:p>
          <text:p text:style-name="P11">Rexx(boolean) <text:s text:c="4"/><text:span text:style-name="Page_20_Number">183</text:span></text:p>
          <text:p text:style-name="P11">Rexx(byte) <text:s text:c="4"/><text:span text:style-name="Page_20_Number">183</text:span></text:p>
          <text:p text:style-name="P11">Rexx(char) <text:s text:c="4"/><text:span text:style-name="Page_20_Number">183</text:span></text:p>
          <text:p text:style-name="P11">Rexx(char[]) <text:s text:c="4"/><text:span text:style-name="Page_20_Number">183</text:span></text:p>
          <text:p text:style-name="P11">Rexx(double) <text:s text:c="4"/><text:span text:style-name="Page_20_Number">183</text:span></text:p>
          <text:p text:style-name="P11">Rexx(float) <text:s text:c="4"/><text:span text:style-name="Page_20_Number">183</text:span></text:p>
          <text:p text:style-name="P11">Rexx(int) <text:s text:c="4"/><text:span text:style-name="Page_20_Number">183</text:span></text:p>
          <text:p text:style-name="P11">Rexx(long) <text:s text:c="4"/><text:span text:style-name="Page_20_Number">183</text:span></text:p>
          <text:p text:style-name="P11">Rexx(Rexx) <text:s text:c="4"/><text:span text:style-name="Page_20_Number">183</text:span></text:p>
          <text:p text:style-name="P11">Rexx(short) <text:s text:c="4"/><text:span text:style-name="Page_20_Number">183</text:span></text:p>
          <text:p text:style-name="P11">Rexx(String) <text:s text:c="4"/><text:span text:style-name="Page_20_Number">184</text:span></text:p>
          <text:p text:style-name="P11">Rexx(String[]) <text:s text:c="4"/><text:span text:style-name="Page_20_Number">184</text:span></text:p>
          <text:p text:style-name="P11">RexxSet() <text:s text:c="4"/><text:span text:style-name="Page_20_Number">188</text:span></text:p>
          <text:p text:style-name="P11">RexxSet(int,byte) <text:s text:c="4"/><text:span text:style-name="Page_20_Number">188</text:span></text:p>
          <text:p text:style-name="P11">RexxSet(int) <text:s text:c="4"/><text:span text:style-name="Page_20_Number">188</text:span></text:p>
          <text:p text:style-name="P11"><text:soft-page-break/>RexxSet(RexxSet) <text:s text:c="4"/><text:span text:style-name="Page_20_Number">188</text:span></text:p>
          <text:p text:style-name="P17">Constructor methods <text:s text:c="4"/></text:p>
          <text:p text:style-name="P11">see Constructors <text:s text:c="4"/><text:span text:style-name="Page_20_Number">60</text:span></text:p>
          <text:p text:style-name="P17">Constructors <text:s text:c="4"/><text:span text:style-name="Page_20_Number">60, 101</text:span></text:p>
          <text:p text:style-name="P11">array <text:s text:c="4"/><text:span text:style-name="Page_20_Number">77</text:span></text:p>
          <text:p text:style-name="P11">binary <text:s text:c="4"/><text:span text:style-name="Page_20_Number">152</text:span></text:p>
          <text:p text:style-name="P11">default <text:s text:c="4"/><text:span text:style-name="Page_20_Number">60</text:span></text:p>
          <text:p text:style-name="P11">in minor classes <text:s text:c="4"/><text:span text:style-name="Page_20_Number">130</text:span></text:p>
          <text:p text:style-name="P11">method <text:s text:c="4"/><text:span text:style-name="Page_20_Number">101</text:span></text:p>
          <text:p text:style-name="P11">of dependent objects <text:s text:c="4"/><text:span text:style-name="Page_20_Number">131</text:span></text:p>
          <text:p text:style-name="P11">of minor classes <text:s text:c="4"/><text:span text:style-name="Page_20_Number">130</text:span></text:p>
          <text:p text:style-name="P11">qualified <text:s text:c="4"/><text:span text:style-name="Page_20_Number">131</text:span></text:p>
          <text:p text:style-name="P11">special <text:s text:c="4"/><text:span text:style-name="Page_20_Number">135</text:span></text:p>
          <text:p text:style-name="P17">Constructs <text:s text:c="4"/></text:p>
          <text:p text:style-name="P11">active <text:s text:c="4"/><text:span text:style-name="Page_20_Number">93</text:span></text:p>
          <text:p text:style-name="P17">Continuation <text:s text:c="4"/></text:p>
          <text:p text:style-name="P11">character <text:s text:c="4"/><text:span text:style-name="Page_20_Number">48</text:span></text:p>
          <text:p text:style-name="P11">of clauses <text:s text:c="4"/><text:span text:style-name="Page_20_Number">48</text:span></text:p>
          <text:p text:style-name="P17">Control instructions, overview <text:s text:c="4"/><text:span text:style-name="Page_20_Number">25</text:span></text:p>
          <text:p text:style-name="P17">Control variable <text:s text:c="4"/><text:span text:style-name="Page_20_Number">95, 97</text:span></text:p>
          <text:p text:style-name="P17">Controlled loops <text:s text:c="4"/><text:span text:style-name="Page_20_Number">95</text:span></text:p>
          <text:p text:style-name="P17">Conversion <text:s text:c="4"/></text:p>
          <text:p text:style-name="P11">automatic <text:s text:c="4"/><text:span text:style-name="Page_20_Number">62</text:span></text:p>
          <text:p text:style-name="P11">binary constructors <text:s text:c="4"/><text:span text:style-name="Page_20_Number">152</text:span></text:p>
          <text:p text:style-name="P11">binary to hexadecimal <text:s text:c="4"/><text:span text:style-name="Page_20_Number">158</text:span></text:p>
          <text:p text:style-name="P11">character to decimal <text:s text:c="4"/><text:span text:style-name="Page_20_Number">160</text:span></text:p>
          <text:p text:style-name="P11">character to hexadecimal <text:s text:c="4"/><text:span text:style-name="Page_20_Number">160</text:span></text:p>
          <text:p text:style-name="P11">coded character to decimal <text:s text:c="4"/><text:span text:style-name="Page_20_Number">160</text:span></text:p>
          <text:p text:style-name="P11">coded character to hexadecimal <text:s text:c="4"/><text:span text:style-name="Page_20_Number">160</text:span></text:p>
          <text:p text:style-name="P11">cost of <text:s text:c="4"/><text:span text:style-name="Page_20_Number">64</text:span></text:p>
          <text:p text:style-name="P11">decimal to character <text:s text:c="4"/><text:span text:style-name="Page_20_Number">162</text:span></text:p>
          <text:p text:style-name="P11">decimal to hexadecimal <text:s text:c="4"/><text:span text:style-name="Page_20_Number">162</text:span></text:p>
          <text:p text:style-name="P11">explicit <text:s text:c="4"/><text:span text:style-name="Page_20_Number">63</text:span></text:p>
          <text:p text:style-name="P11">formatting numbers <text:s text:c="4"/><text:span text:style-name="Page_20_Number">163</text:span></text:p>
          <text:p text:style-name="P11">hexadecimal to binary <text:s text:c="4"/><text:span text:style-name="Page_20_Number">171</text:span></text:p>
          <text:p text:style-name="P11">hexadecimal to character <text:s text:c="4"/><text:span text:style-name="Page_20_Number">171</text:span></text:p>
          <text:p text:style-name="P11">hexadecimal to decimal <text:s text:c="4"/><text:span text:style-name="Page_20_Number">172</text:span></text:p>
          <text:p text:style-name="P11">of characters <text:s text:c="4"/><text:span text:style-name="Page_20_Number">152</text:span></text:p>
          <text:p text:style-name="P11">of types <text:s text:c="4"/><text:span text:style-name="Page_20_Number">62</text:span></text:p>
          <text:p text:style-name="P11">of well-known types <text:s text:c="4"/><text:span text:style-name="Page_20_Number">62</text:span></text:p>
          <text:p text:style-name="P11">overview <text:s text:c="4"/><text:span text:style-name="Page_20_Number">37</text:span></text:p>
          <text:p text:style-name="P17">COPIES method <text:s text:c="4"/><text:span text:style-name="Page_20_Number">159</text:span></text:p>
          <text:p text:style-name="P17">COPYINDEXED method <text:s text:c="4"/><text:span text:style-name="Page_20_Number">160</text:span></text:p>
          <text:p text:style-name="P17">Copying a string using COPIES <text:s text:c="4"/><text:span text:style-name="Page_20_Number">159</text:span></text:p>
          <text:p text:style-name="P17">Copying indexed variables <text:s text:c="4"/><text:span text:style-name="Page_20_Number">160</text:span></text:p>
          <text:p text:style-name="P17">Counting <text:s text:c="4"/></text:p>
          <text:p text:style-name="P11">see Arithmetic <text:s text:c="4"/><text:span text:style-name="Page_20_Number">107</text:span></text:p>
          <text:p text:style-name="P11">strings, using COUNTSTR <text:s text:c="4"/><text:span text:style-name="Page_20_Number">160</text:span></text:p>
          <text:p text:style-name="P11">words, using WORDS <text:s text:c="4"/><text:span text:style-name="Page_20_Number">171</text:span></text:p>
          <text:p text:style-name="P17">COUNTSTR method <text:s text:c="4"/><text:span text:style-name="Page_20_Number">160</text:span></text:p>
          <text:p text:style-name="P17">CROSSREF option <text:s text:c="4"/><text:span text:style-name="Page_20_Number">110</text:span></text:p>
          <text:p text:style-name="P16">D</text:p>
          <text:p text:style-name="P17">D2C method <text:s text:c="4"/><text:span text:style-name="Page_20_Number">162</text:span></text:p>
          <text:p text:style-name="P17">D2X method <text:s text:c="4"/><text:span text:style-name="Page_20_Number">162</text:span></text:p>
          <text:p text:style-name="P17">Data <text:s text:c="4"/></text:p>
          <text:p text:style-name="P11">conversions <text:s text:c="4"/><text:span text:style-name="Page_20_Number">62</text:span></text:p>
          <text:p text:style-name="P11">length of <text:s text:c="4"/><text:span text:style-name="Page_20_Number">65, 165</text:span></text:p>
          <text:p text:style-name="P11">terms <text:s text:c="4"/><text:span text:style-name="Page_20_Number">52, 65</text:span></text:p>
          <text:p text:style-name="P11">type checking <text:s text:c="4"/><text:span text:style-name="Page_20_Number">14, 65</text:span></text:p>
          <text:p text:style-name="P11">types <text:s text:c="4"/><text:span text:style-name="Page_20_Number">50</text:span></text:p>
          <text:p text:style-name="P17">DATATYPE method <text:s text:c="4"/><text:span text:style-name="Page_20_Number">161</text:span></text:p>
          <text:p text:style-name="P17">Datatypes <text:s text:c="4"/><text:span text:style-name="Page_20_Number">14, 50, 62, 65</text:span></text:p>
          <text:p text:style-name="P17">Dealing with reality <text:s text:c="4"/><text:span text:style-name="Page_20_Number">17</text:span></text:p>
          <text:p text:style-name="P17">Debugging NetRexx programs <text:s text:c="4"/></text:p>
          <text:p text:style-name="P11">see TRACE instruction <text:s text:c="4"/><text:span text:style-name="Page_20_Number">123</text:span></text:p>
          <text:p text:style-name="P17">Decimal <text:s text:c="4"/></text:p>
          <text:p text:style-name="P11">arithmetic <text:s text:c="4"/><text:span text:style-name="Page_20_Number">14, 142</text:span></text:p>
          <text:p text:style-name="P11">conversion to character <text:s text:c="4"/><text:span text:style-name="Page_20_Number">162</text:span></text:p>
          <text:p text:style-name="P11">conversion to hexadecimal <text:s text:c="4"/><text:span text:style-name="Page_20_Number">162</text:span></text:p>
          <text:p text:style-name="P17">DECIMAL option <text:s text:c="4"/><text:span text:style-name="Page_20_Number">110</text:span></text:p>
          <text:p text:style-name="P17">Declarations <text:s text:c="4"/></text:p>
          <text:p text:style-name="P11">of variables <text:s text:c="4"/><text:span text:style-name="Page_20_Number">73</text:span></text:p>
          <text:p text:style-name="P11">why optional in NetRexx <text:s text:c="4"/><text:span text:style-name="Page_20_Number">16</text:span></text:p>
          <text:p text:style-name="P17">DEFAULT_DIGITS property <text:s text:c="4"/><text:span text:style-name="Page_20_Number">188</text:span></text:p>
          <text:p text:style-name="P17">DEFAULT_FORM property <text:s text:c="4"/><text:span text:style-name="Page_20_Number">188</text:span></text:p>
          <text:p text:style-name="P17">Deleting <text:s text:c="4"/></text:p>
          <text:p text:style-name="P11">part of a string <text:s text:c="4"/><text:span text:style-name="Page_20_Number">162</text:span></text:p>
          <text:p text:style-name="P11">words from a string <text:s text:c="4"/><text:span text:style-name="Page_20_Number">162</text:span></text:p>
          <text:p text:style-name="P17">Delimiters <text:s text:c="4"/></text:p>
          <text:p text:style-name="P11">for comments <text:s text:c="4"/><text:span text:style-name="Page_20_Number">44</text:span></text:p>
          <text:p text:style-name="P11">for strings <text:s text:c="4"/><text:span text:style-name="Page_20_Number">45</text:span></text:p>
          <text:p text:style-name="P17">Delimiters, clause <text:s text:c="4"/></text:p>
          <text:p text:style-name="P11">see Semicolons <text:s text:c="4"/><text:span text:style-name="Page_20_Number">44</text:span></text:p>
          <text:p text:style-name="P17">DELSTR method <text:s text:c="4"/><text:span text:style-name="Page_20_Number">162</text:span></text:p>
          <text:p text:style-name="P17">DELWORD method <text:s text:c="4"/><text:span text:style-name="Page_20_Number">162</text:span></text:p>
          <text:p text:style-name="P17">DEPENDENT <text:s text:c="4"/></text:p>
          <text:p text:style-name="P11">on CLASS instruction <text:s text:c="4"/><text:span text:style-name="Page_20_Number">131</text:span></text:p>
          <text:p text:style-name="P17">Dependent classes <text:s text:c="4"/><text:span text:style-name="Page_20_Number">51, 131</text:span></text:p>
          <text:p text:style-name="P11">restrictions <text:s text:c="4"/><text:span text:style-name="Page_20_Number">132</text:span></text:p>
          <text:p text:style-name="P11">see Minor classes <text:s text:c="4"/><text:span text:style-name="Page_20_Number">131</text:span></text:p>
          <text:p text:style-name="P17">Dependent object <text:s text:c="4"/><text:span text:style-name="Page_20_Number">131</text:span></text:p>
          <text:p text:style-name="P11">constructing <text:s text:c="4"/><text:span text:style-name="Page_20_Number">131</text:span></text:p>
          <text:p text:style-name="P17">DEPRECATED <text:s text:c="4"/></text:p>
          <text:p text:style-name="P11">on CLASS instruction <text:s text:c="4"/><text:span text:style-name="Page_20_Number">83</text:span></text:p>
          <text:p text:style-name="P11">on METHOD instruction <text:s text:c="4"/><text:span text:style-name="Page_20_Number">104</text:span></text:p>
          <text:p text:style-name="P11">on PROPERTIES instruction <text:s text:c="4"/><text:span text:style-name="Page_20_Number">116</text:span></text:p>
          <text:p text:style-name="P17">DIAG option <text:s text:c="4"/><text:span text:style-name="Page_20_Number">110</text:span></text:p>
          <text:p text:style-name="P17">Diagrams, of syntax <text:s text:c="4"/><text:span text:style-name="Page_20_Number">42</text:span></text:p>
          <text:p text:style-name="P17">Digits <text:s text:c="4"/></text:p>
          <text:p text:style-name="P11">checking with DATATYPE <text:s text:c="4"/><text:span text:style-name="Page_20_Number">161</text:span></text:p>
          <text:p text:style-name="P11">in numbers <text:s text:c="4"/><text:span text:style-name="Page_20_Number">143</text:span></text:p>
          <text:p text:style-name="P17">DIGITS <text:s text:c="4"/></text:p>
          <text:p text:style-name="P11">effect on whole numbers <text:s text:c="4"/><text:span text:style-name="Page_20_Number">149</text:span></text:p>
          <text:p text:style-name="P11">on NUMERIC instruction <text:s text:c="4"/><text:span text:style-name="Page_20_Number">107, 143</text:span></text:p>
          <text:p text:style-name="P11">rounding when numbers used <text:s text:c="4"/><text:span text:style-name="Page_20_Number">149</text:span></text:p>
          <text:p text:style-name="P11">special word <text:s text:c="4"/><text:span text:style-name="Page_20_Number">133</text:span></text:p>
          <text:p text:style-name="P17">digits property <text:s text:c="4"/><text:span text:style-name="Page_20_Number">188</text:span></text:p>
          <text:p text:style-name="P17"><text:soft-page-break/>Dimension <text:s text:c="4"/></text:p>
          <text:p text:style-name="P11">of arrays <text:s text:c="4"/><text:span text:style-name="Page_20_Number">51</text:span></text:p>
          <text:p text:style-name="P11">of types <text:s text:c="4"/><text:span text:style-name="Page_20_Number">51</text:span></text:p>
          <text:p text:style-name="P17">Dimensioned types <text:s text:c="4"/><text:span text:style-name="Page_20_Number">51</text:span></text:p>
          <text:p text:style-name="P17">Displaying data <text:s text:c="4"/></text:p>
          <text:p text:style-name="P11">see SAY instruction <text:s text:c="4"/><text:span text:style-name="Page_20_Number">118</text:span></text:p>
          <text:p text:style-name="P17">DivideException <text:s text:c="4"/><text:span text:style-name="Page_20_Number">182</text:span></text:p>
          <text:p text:style-name="P17">Division <text:s text:c="4"/><text:span text:style-name="Page_20_Number">66</text:span></text:p>
          <text:p text:style-name="P11">definition <text:s text:c="4"/><text:span text:style-name="Page_20_Number">145</text:span></text:p>
          <text:p text:style-name="P11">integer <text:s text:c="4"/><text:span text:style-name="Page_20_Number">142</text:span></text:p>
          <text:p text:style-name="P17">DO group <text:s text:c="4"/><text:span text:style-name="Page_20_Number">85</text:span></text:p>
          <text:p text:style-name="P11">naming of <text:s text:c="4"/><text:span text:style-name="Page_20_Number">85</text:span></text:p>
          <text:p text:style-name="P17">DO instruction <text:s text:c="4"/><text:span text:style-name="Page_20_Number">85</text:span></text:p>
          <text:p text:style-name="P11">LABEL <text:s text:c="4"/><text:span text:style-name="Page_20_Number">85</text:span></text:p>
          <text:p text:style-name="P11">see grouping <text:s text:c="4"/><text:span text:style-name="Page_20_Number">85</text:span></text:p>
          <text:p text:style-name="P17">Dollar sign <text:s text:c="4"/></text:p>
          <text:p text:style-name="P11">in symbols <text:s text:c="4"/><text:span text:style-name="Page_20_Number">46</text:span></text:p>
          <text:p text:style-name="P17">Double-quote <text:s text:c="4"/></text:p>
          <text:p text:style-name="P11">escape sequence <text:s text:c="4"/><text:span text:style-name="Page_20_Number">45</text:span></text:p>
          <text:p text:style-name="P11">string delimiter <text:s text:c="4"/><text:span text:style-name="Page_20_Number">45</text:span></text:p>
          <text:p text:style-name="P17">Dummy instruction, NOP <text:s text:c="4"/><text:span text:style-name="Page_20_Number">106</text:span></text:p>
          <text:p text:style-name="P17">Duplicate methods <text:s text:c="4"/><text:span text:style-name="Page_20_Number">105</text:span></text:p>
          <text:p text:style-name="P17">Dyadic operators <text:s text:c="4"/><text:span text:style-name="Page_20_Number">65</text:span></text:p>
          <text:p text:style-name="P16">E</text:p>
          <text:p text:style-name="P17">E-notation <text:s text:c="4"/><text:span text:style-name="Page_20_Number">69, 149</text:span></text:p>
          <text:p text:style-name="P17">E-notation <text:s text:c="4"/></text:p>
          <text:p text:style-name="P11">definition <text:s text:c="4"/><text:span text:style-name="Page_20_Number">148</text:span></text:p>
          <text:p text:style-name="P11">in symbols <text:s text:c="4"/><text:span text:style-name="Page_20_Number">46</text:span></text:p>
          <text:p text:style-name="P17">EBCDIC <text:s text:c="4"/></text:p>
          <text:p text:style-name="P11">coded character set <text:s text:c="4"/><text:span text:style-name="Page_20_Number">43</text:span></text:p>
          <text:p text:style-name="P17">ELSE keyword <text:s text:c="4"/></text:p>
          <text:p text:style-name="P11">see IF instruction <text:s text:c="4"/><text:span text:style-name="Page_20_Number">88</text:span></text:p>
          <text:p text:style-name="P17">Empty reference, null <text:s text:c="4"/><text:span text:style-name="Page_20_Number">134</text:span></text:p>
          <text:p text:style-name="P17">Encodings <text:s text:c="4"/></text:p>
          <text:p text:style-name="P11">binary <text:s text:c="4"/><text:span text:style-name="Page_20_Number">152</text:span></text:p>
          <text:p text:style-name="P11">of characters <text:s text:c="4"/><text:span text:style-name="Page_20_Number">43</text:span></text:p>
          <text:p text:style-name="P17">Encodings, of characters <text:s text:c="4"/><text:span text:style-name="Page_20_Number">43</text:span></text:p>
          <text:p text:style-name="P17">END clause <text:s text:c="4"/></text:p>
          <text:p text:style-name="P11">see DO instruction <text:s text:c="4"/><text:span text:style-name="Page_20_Number">85</text:span></text:p>
          <text:p text:style-name="P11">see LOOP instruction <text:s text:c="4"/><text:span text:style-name="Page_20_Number">94</text:span></text:p>
          <text:p text:style-name="P11">see SELECT instruction <text:s text:c="4"/><text:span text:style-name="Page_20_Number">119</text:span></text:p>
          <text:p text:style-name="P11">specifying control variable <text:s text:c="4"/><text:span text:style-name="Page_20_Number">96</text:span></text:p>
          <text:p text:style-name="P17">End condition of a LOOP loop <text:s text:c="4"/><text:span text:style-name="Page_20_Number">95</text:span></text:p>
          <text:p text:style-name="P17">End-of-file character <text:s text:c="4"/><text:span text:style-name="Page_20_Number">44</text:span></text:p>
          <text:p text:style-name="P17">Engineering notation <text:s text:c="4"/><text:span text:style-name="Page_20_Number">107, 149</text:span></text:p>
          <text:p text:style-name="P17">ENGINEERING property <text:s text:c="4"/><text:span text:style-name="Page_20_Number">188</text:span></text:p>
          <text:p text:style-name="P17">ENGINEERING value for NUMERIC FORM <text:s text:c="4"/><text:span text:style-name="Page_20_Number">107</text:span></text:p>
          <text:p text:style-name="P17">Environment, independence from <text:s text:c="4"/><text:span text:style-name="Page_20_Number">16</text:span></text:p>
          <text:p text:style-name="P17">EOF character <text:s text:c="4"/><text:span text:style-name="Page_20_Number">44</text:span></text:p>
          <text:p text:style-name="P17">Equality <text:s text:c="4"/></text:p>
          <text:p text:style-name="P11">of objects <text:s text:c="4"/><text:span text:style-name="Page_20_Number">67</text:span></text:p>
          <text:p text:style-name="P11">testing of <text:s text:c="4"/><text:span text:style-name="Page_20_Number">66</text:span></text:p>
          <text:p text:style-name="P17">equals method <text:s text:c="4"/><text:span text:style-name="Page_20_Number">186</text:span></text:p>
          <text:p text:style-name="P17">Equals sign <text:s text:c="4"/></text:p>
          <text:p text:style-name="P11">see = equals sign <text:s text:c="4"/><text:span text:style-name="Page_20_Number">72</text:span></text:p>
          <text:p text:style-name="P17">Error detection, localized <text:s text:c="4"/><text:span text:style-name="Page_20_Number">16</text:span></text:p>
          <text:p text:style-name="P17">Errors during arithmetic <text:s text:c="4"/><text:span text:style-name="Page_20_Number">150</text:span></text:p>
          <text:p text:style-name="P17">Escape sequences in strings <text:s text:c="4"/><text:span text:style-name="Page_20_Number">45</text:span></text:p>
          <text:p text:style-name="P17">Euro character <text:s text:c="4"/><text:span text:style-name="Page_20_Number">46</text:span></text:p>
          <text:p text:style-name="P11">in symbols <text:s text:c="4"/><text:span text:style-name="Page_20_Number">46</text:span></text:p>
          <text:p text:style-name="P17">Evaluation <text:s text:c="4"/></text:p>
          <text:p text:style-name="P11">of expressions <text:s text:c="4"/><text:span text:style-name="Page_20_Number">65</text:span></text:p>
          <text:p text:style-name="P11">of terms <text:s text:c="4"/><text:span text:style-name="Page_20_Number">53</text:span></text:p>
          <text:p text:style-name="P17">Even/odd rounding <text:s text:c="4"/><text:span text:style-name="Page_20_Number">144</text:span></text:p>
          <text:p text:style-name="P17">Example <text:s text:c="4"/></text:p>
          <text:p text:style-name="P11">applet <text:s text:c="4"/><text:span text:style-name="Page_20_Number">38</text:span></text:p>
          <text:p text:style-name="P11">arrays <text:s text:c="4"/><text:span text:style-name="Page_20_Number">30</text:span></text:p>
          <text:p text:style-name="P11">Hello World <text:s text:c="4"/><text:span text:style-name="Page_20_Number">127</text:span></text:p>
          <text:p text:style-name="P11">indexed strings <text:s text:c="4"/><text:span text:style-name="Page_20_Number">29</text:span></text:p>
          <text:p text:style-name="P11">of constructors <text:s text:c="4"/><text:span text:style-name="Page_20_Number">61</text:span></text:p>
          <text:p text:style-name="P11">of exception handling <text:s text:c="4"/><text:span text:style-name="Page_20_Number">155</text:span></text:p>
          <text:p text:style-name="P11">of two classes <text:s text:c="4"/><text:span text:style-name="Page_20_Number">128</text:span></text:p>
          <text:p text:style-name="P11">program <text:s text:c="4"/><text:span text:style-name="Page_20_Number">22, 23, 29, 31, 33, 35-37, 39, 80, 174</text:span></text:p>
          <text:p text:style-name="P11">trace <text:s text:c="4"/><text:span text:style-name="Page_20_Number">35, 36</text:span></text:p>
          <text:p text:style-name="P17">Exception <text:s text:c="4"/></text:p>
          <text:p text:style-name="P11">BadArgumentException <text:s text:c="4"/><text:span text:style-name="Page_20_Number">182</text:span></text:p>
          <text:p text:style-name="P11">BadColumnException <text:s text:c="4"/><text:span text:style-name="Page_20_Number">182</text:span></text:p>
          <text:p text:style-name="P11">BadNumericException <text:s text:c="4"/><text:span text:style-name="Page_20_Number">182</text:span></text:p>
          <text:p text:style-name="P11">DivideException <text:s text:c="4"/><text:span text:style-name="Page_20_Number">182</text:span></text:p>
          <text:p text:style-name="P11">ExponentOverflowException <text:s text:c="4"/><text:span text:style-name="Page_20_Number">182</text:span></text:p>
          <text:p text:style-name="P11">NoOtherwiseException <text:s text:c="4"/><text:span text:style-name="Page_20_Number">182</text:span></text:p>
          <text:p text:style-name="P11">NotCharacterException <text:s text:c="4"/><text:span text:style-name="Page_20_Number">182</text:span></text:p>
          <text:p text:style-name="P11">NotLogicException <text:s text:c="4"/><text:span text:style-name="Page_20_Number">182</text:span></text:p>
          <text:p text:style-name="P11">NullPointerException <text:s text:c="4"/><text:span text:style-name="Page_20_Number">182</text:span></text:p>
          <text:p text:style-name="P11">NumberFormatException <text:s text:c="4"/><text:span text:style-name="Page_20_Number">182</text:span></text:p>
          <text:p text:style-name="P17">Exceptions <text:s text:c="4"/><text:span text:style-name="Page_20_Number">154</text:span></text:p>
          <text:p text:style-name="P11">after CATCH clause <text:s text:c="4"/><text:span text:style-name="Page_20_Number">155</text:span></text:p>
          <text:p text:style-name="P11">after FINALLY clause <text:s text:c="4"/><text:span text:style-name="Page_20_Number">155</text:span></text:p>
          <text:p text:style-name="P11">checked <text:s text:c="4"/><text:span text:style-name="Page_20_Number">155</text:span></text:p>
          <text:p text:style-name="P11">during arithmetic <text:s text:c="4"/><text:span text:style-name="Page_20_Number">150</text:span></text:p>
          <text:p text:style-name="P11">during conversions <text:s text:c="4"/><text:span text:style-name="Page_20_Number">63</text:span></text:p>
          <text:p text:style-name="P11">listed on METHOD instruction <text:s text:c="4"/><text:span text:style-name="Page_20_Number">104</text:span></text:p>
          <text:p text:style-name="P11">overview <text:s text:c="4"/><text:span text:style-name="Page_20_Number">25, 39</text:span></text:p>
          <text:p text:style-name="P11">raising <text:s text:c="4"/><text:span text:style-name="Page_20_Number">122</text:span></text:p>
          <text:p text:style-name="P11">signalling <text:s text:c="4"/><text:span text:style-name="Page_20_Number">122</text:span></text:p>
          <text:p text:style-name="P11">throwing <text:s text:c="4"/><text:span text:style-name="Page_20_Number">122</text:span></text:p>
          <text:p text:style-name="P17">Exclusive OR <text:s text:c="4"/></text:p>
          <text:p text:style-name="P11">logical operator <text:s text:c="4"/><text:span text:style-name="Page_20_Number">68</text:span></text:p>
          <text:p text:style-name="P17">EXISTS method <text:s text:c="4"/><text:span text:style-name="Page_20_Number">163</text:span></text:p>
          <text:p text:style-name="P17">EXIT instruction <text:s text:c="4"/><text:span text:style-name="Page_20_Number">87</text:span></text:p>
          <text:p text:style-name="P17">Experimental feature <text:s text:c="4"/><text:span text:style-name="Page_20_Number">177</text:span></text:p>
          <text:p text:style-name="P17">EXPLICIT option <text:s text:c="4"/><text:span text:style-name="Page_20_Number">110</text:span></text:p>
          <text:p text:style-name="P17">Exponential notation <text:s text:c="4"/><text:span text:style-name="Page_20_Number">69, 107, 142, 149</text:span></text:p>
          <text:p text:style-name="P17">Exponential notation <text:s text:c="4"/></text:p>
          <text:p text:style-name="P11">definition <text:s text:c="4"/><text:span text:style-name="Page_20_Number">148</text:span></text:p>
          <text:p text:style-name="P11">in symbols <text:s text:c="4"/><text:span text:style-name="Page_20_Number">46</text:span></text:p>
          <text:p text:style-name="P17">Exponentiation <text:s text:c="4"/><text:span text:style-name="Page_20_Number">66</text:span></text:p>
          <text:p text:style-name="P11"><text:soft-page-break/>definition <text:s text:c="4"/><text:span text:style-name="Page_20_Number">146</text:span></text:p>
          <text:p text:style-name="P17">ExponentOverflowException <text:s text:c="4"/><text:span text:style-name="Page_20_Number">182</text:span></text:p>
          <text:p text:style-name="P17">Expressions <text:s text:c="4"/></text:p>
          <text:p text:style-name="P11">evaluation <text:s text:c="4"/><text:span text:style-name="Page_20_Number">65</text:span></text:p>
          <text:p text:style-name="P11">examples <text:s text:c="4"/><text:span text:style-name="Page_20_Number">70</text:span></text:p>
          <text:p text:style-name="P11">overview <text:s text:c="4"/><text:span text:style-name="Page_20_Number">23</text:span></text:p>
          <text:p text:style-name="P11">results of <text:s text:c="4"/><text:span text:style-name="Page_20_Number">65</text:span></text:p>
          <text:p text:style-name="P17">Extending classes <text:s text:c="4"/></text:p>
          <text:p text:style-name="P11">overview <text:s text:c="4"/><text:span text:style-name="Page_20_Number">33</text:span></text:p>
          <text:p text:style-name="P17">EXTENDS <text:s text:c="4"/></text:p>
          <text:p text:style-name="P11">on CLASS instruction <text:s text:c="4"/><text:span text:style-name="Page_20_Number">83</text:span></text:p>
          <text:p text:style-name="P17">Extra digits <text:s text:c="4"/></text:p>
          <text:p text:style-name="P11">in numbers <text:s text:c="4"/><text:span text:style-name="Page_20_Number">143</text:span></text:p>
          <text:p text:style-name="P11">in numeric symbols <text:s text:c="4"/><text:span text:style-name="Page_20_Number">46, 47</text:span></text:p>
          <text:p text:style-name="P11">in symbols <text:s text:c="4"/><text:span text:style-name="Page_20_Number">46</text:span></text:p>
          <text:p text:style-name="P17">Extra letters, in symbols <text:s text:c="4"/><text:span text:style-name="Page_20_Number">46</text:span></text:p>
          <text:p text:style-name="P17">Extracting <text:s text:c="4"/></text:p>
          <text:p text:style-name="P11">a sub-string <text:s text:c="4"/><text:span text:style-name="Page_20_Number">168</text:span></text:p>
          <text:p text:style-name="P11">words from a string <text:s text:c="4"/><text:span text:style-name="Page_20_Number">168</text:span></text:p>
          <text:p text:style-name="P16">F</text:p>
          <text:p text:style-name="P17">False value <text:s text:c="4"/><text:span text:style-name="Page_20_Number">68</text:span></text:p>
          <text:p text:style-name="P17">FINAL <text:s text:c="4"/></text:p>
          <text:p text:style-name="P11">on CLASS instruction <text:s text:c="4"/><text:span text:style-name="Page_20_Number">82</text:span></text:p>
          <text:p text:style-name="P11">on METHOD instruction <text:s text:c="4"/><text:span text:style-name="Page_20_Number">102</text:span></text:p>
          <text:p text:style-name="P17">Final classes <text:s text:c="4"/><text:span text:style-name="Page_20_Number">82</text:span></text:p>
          <text:p text:style-name="P17">Final methods <text:s text:c="4"/><text:span text:style-name="Page_20_Number">103</text:span></text:p>
          <text:p text:style-name="P17">FINALLY <text:s text:c="4"/></text:p>
          <text:p text:style-name="P11">on DO instruction <text:s text:c="4"/><text:span text:style-name="Page_20_Number">86</text:span></text:p>
          <text:p text:style-name="P11">on LOOP instruction <text:s text:c="4"/><text:span text:style-name="Page_20_Number">99</text:span></text:p>
          <text:p text:style-name="P11">on SELECT instruction <text:s text:c="4"/><text:span text:style-name="Page_20_Number">121</text:span></text:p>
          <text:p text:style-name="P11">reached by LEAVE <text:s text:c="4"/><text:span text:style-name="Page_20_Number">93</text:span></text:p>
          <text:p text:style-name="P11">use of <text:s text:c="4"/><text:span text:style-name="Page_20_Number">154</text:span></text:p>
          <text:p text:style-name="P17">Finding a mismatch using COMPARE <text:s text:c="4"/><text:span text:style-name="Page_20_Number">159</text:span></text:p>
          <text:p text:style-name="P17">Finding a string in another string <text:s text:c="4"/><text:span text:style-name="Page_20_Number">165, 167</text:span></text:p>
          <text:p text:style-name="P17">Fixed size, of arrays <text:s text:c="4"/><text:span text:style-name="Page_20_Number">77</text:span></text:p>
          <text:p text:style-name="P17">Floating-point numbers, binary <text:s text:c="4"/><text:span text:style-name="Page_20_Number">151</text:span></text:p>
          <text:p text:style-name="P17">Flow control <text:s text:c="4"/></text:p>
          <text:p text:style-name="P11">abnormal, with SIGNAL <text:s text:c="4"/><text:span text:style-name="Page_20_Number">122</text:span></text:p>
          <text:p text:style-name="P11">with DO construct <text:s text:c="4"/><text:span text:style-name="Page_20_Number">85</text:span></text:p>
          <text:p text:style-name="P11">with IF construct <text:s text:c="4"/><text:span text:style-name="Page_20_Number">88</text:span></text:p>
          <text:p text:style-name="P11">with LOOP construct <text:s text:c="4"/><text:span text:style-name="Page_20_Number">94</text:span></text:p>
          <text:p text:style-name="P11">with SELECT construct <text:s text:c="4"/><text:span text:style-name="Page_20_Number">119</text:span></text:p>
          <text:p text:style-name="P17">FOR <text:s text:c="4"/></text:p>
          <text:p text:style-name="P11">phrase of LOOP instruction <text:s text:c="4"/><text:span text:style-name="Page_20_Number">94</text:span></text:p>
          <text:p text:style-name="P11">repetitor on LOOP instruction <text:s text:c="4"/><text:span text:style-name="Page_20_Number">94</text:span></text:p>
          <text:p text:style-name="P17">FOREVER <text:s text:c="4"/></text:p>
          <text:p text:style-name="P11">loops <text:s text:c="4"/><text:span text:style-name="Page_20_Number">95</text:span></text:p>
          <text:p text:style-name="P11">repetitor on LOOP instruction <text:s text:c="4"/><text:span text:style-name="Page_20_Number">94</text:span></text:p>
          <text:p text:style-name="P17">FORM <text:s text:c="4"/></text:p>
          <text:p text:style-name="P11">option of NUMERIC instruction <text:s text:c="4"/><text:span text:style-name="Page_20_Number">107, 149</text:span></text:p>
          <text:p text:style-name="P11">special word <text:s text:c="4"/><text:span text:style-name="Page_20_Number">133</text:span></text:p>
          <text:p text:style-name="P17">Form feed character <text:s text:c="4"/><text:span text:style-name="Page_20_Number">44</text:span></text:p>
          <text:p text:style-name="P17">form property <text:s text:c="4"/><text:span text:style-name="Page_20_Number">188</text:span></text:p>
          <text:p text:style-name="P17">FORMAT <text:s text:c="4"/></text:p>
          <text:p text:style-name="P11">method <text:s text:c="4"/><text:span text:style-name="Page_20_Number">163</text:span></text:p>
          <text:p text:style-name="P11">option <text:s text:c="4"/><text:span text:style-name="Page_20_Number">110</text:span></text:p>
          <text:p text:style-name="P17">Formatting <text:s text:c="4"/></text:p>
          <text:p text:style-name="P11">numbers for display <text:s text:c="4"/><text:span text:style-name="Page_20_Number">163</text:span></text:p>
          <text:p text:style-name="P11">numbers with TRUNC <text:s text:c="4"/><text:span text:style-name="Page_20_Number">169</text:span></text:p>
          <text:p text:style-name="P11">of output during tracing <text:s text:c="4"/><text:span text:style-name="Page_20_Number">125</text:span></text:p>
          <text:p text:style-name="P11">text centering <text:s text:c="4"/><text:span text:style-name="Page_20_Number">159</text:span></text:p>
          <text:p text:style-name="P11">text left justification <text:s text:c="4"/><text:span text:style-name="Page_20_Number">165</text:span></text:p>
          <text:p text:style-name="P11">text right justification <text:s text:c="4"/><text:span text:style-name="Page_20_Number">167</text:span></text:p>
          <text:p text:style-name="P11">text spacing <text:s text:c="4"/><text:span text:style-name="Page_20_Number">168</text:span></text:p>
          <text:p text:style-name="P17">formword() method <text:s text:c="4"/><text:span text:style-name="Page_20_Number">189</text:span></text:p>
          <text:p text:style-name="P17">Full name <text:s text:c="4"/></text:p>
          <text:p text:style-name="P11">of classes <text:s text:c="4"/><text:span text:style-name="Page_20_Number">130</text:span></text:p>
          <text:p text:style-name="P17">Fully-qualified name, of classes <text:s text:c="4"/><text:span text:style-name="Page_20_Number">113</text:span></text:p>
          <text:p text:style-name="P17">Functions <text:s text:c="4"/></text:p>
          <text:p text:style-name="P11">numeric arguments of <text:s text:c="4"/><text:span text:style-name="Page_20_Number">149</text:span></text:p>
          <text:p text:style-name="P11">return from <text:s text:c="4"/><text:span text:style-name="Page_20_Number">117</text:span></text:p>
          <text:p text:style-name="P11">see Methods, static <text:s text:c="4"/><text:span text:style-name="Page_20_Number">103</text:span></text:p>
          <text:p text:style-name="P11">used by classes <text:s text:c="4"/><text:span text:style-name="Page_20_Number">83</text:span></text:p>
          <text:p text:style-name="P16">G</text:p>
          <text:p text:style-name="P17">Glyphs <text:s text:c="4"/><text:span text:style-name="Page_20_Number">43</text:span></text:p>
          <text:p text:style-name="P17">Group, DO <text:s text:c="4"/><text:span text:style-name="Page_20_Number">85</text:span></text:p>
          <text:p text:style-name="P17">Guard digit in arithmetic <text:s text:c="4"/><text:span text:style-name="Page_20_Number">144</text:span></text:p>
          <text:p text:style-name="P16">H</text:p>
          <text:p text:style-name="P17">hashCode method <text:s text:c="4"/><text:span text:style-name="Page_20_Number">186</text:span></text:p>
          <text:p text:style-name="P17">Hexadecimal <text:s text:c="4"/></text:p>
          <text:p text:style-name="P11">checking with DATATYPE <text:s text:c="4"/><text:span text:style-name="Page_20_Number">161</text:span></text:p>
          <text:p text:style-name="P11">conversion to binary <text:s text:c="4"/><text:span text:style-name="Page_20_Number">171</text:span></text:p>
          <text:p text:style-name="P11">conversion to character <text:s text:c="4"/><text:span text:style-name="Page_20_Number">171</text:span></text:p>
          <text:p text:style-name="P11">conversion to decimal <text:s text:c="4"/><text:span text:style-name="Page_20_Number">172</text:span></text:p>
          <text:p text:style-name="P11">digits in escapes <text:s text:c="4"/><text:span text:style-name="Page_20_Number">46</text:span></text:p>
          <text:p text:style-name="P11">escape sequence <text:s text:c="4"/><text:span text:style-name="Page_20_Number">45</text:span></text:p>
          <text:p text:style-name="P11">see Conversion <text:s text:c="4"/><text:span text:style-name="Page_20_Number">161</text:span></text:p>
          <text:p text:style-name="P17">Hexadecimal numeric symbol <text:s text:c="4"/><text:span text:style-name="Page_20_Number">46, 49</text:span></text:p>
          <text:p text:style-name="P17">Hyphen <text:s text:c="4"/></text:p>
          <text:p text:style-name="P11">as continuation character <text:s text:c="4"/><text:span text:style-name="Page_20_Number">48</text:span></text:p>
          <text:p text:style-name="P16">I</text:p>
          <text:p text:style-name="P17">IF instruction <text:s text:c="4"/><text:span text:style-name="Page_20_Number">88</text:span></text:p>
          <text:p text:style-name="P17">IMPLEMENTS <text:s text:c="4"/></text:p>
          <text:p text:style-name="P11">on CLASS instruction <text:s text:c="4"/><text:span text:style-name="Page_20_Number">83</text:span></text:p>
          <text:p text:style-name="P17">Implied semicolons <text:s text:c="4"/><text:span text:style-name="Page_20_Number">48</text:span></text:p>
          <text:p text:style-name="P17">IMPORT instruction <text:s text:c="4"/><text:span text:style-name="Page_20_Number">90</text:span></text:p>
          <text:p text:style-name="P17">Imports <text:s text:c="4"/></text:p>
          <text:p text:style-name="P11">automatic <text:s text:c="4"/><text:span text:style-name="Page_20_Number">91</text:span></text:p>
          <text:p text:style-name="P11">explicit <text:s text:c="4"/><text:span text:style-name="Page_20_Number">90</text:span></text:p>
          <text:p text:style-name="P17">Inclusive OR operator <text:s text:c="4"/></text:p>
          <text:p text:style-name="P11">see OR logical operator <text:s text:c="4"/><text:span text:style-name="Page_20_Number">68</text:span></text:p>
          <text:p text:style-name="P17">Indefinite loops <text:s text:c="4"/><text:span text:style-name="Page_20_Number">94, 95</text:span></text:p>
          <text:p text:style-name="P17">Indention during tracing <text:s text:c="4"/><text:span text:style-name="Page_20_Number">125</text:span></text:p>
          <text:p text:style-name="P17">Index strings <text:s text:c="4"/></text:p>
          <text:p text:style-name="P11"><text:soft-page-break/>for sub-values <text:s text:c="4"/><text:span text:style-name="Page_20_Number">76</text:span></text:p>
          <text:p text:style-name="P11">testing for <text:s text:c="4"/><text:span text:style-name="Page_20_Number">163</text:span></text:p>
          <text:p text:style-name="P17">Indexed references <text:s text:c="4"/></text:p>
          <text:p text:style-name="P11">arrays <text:s text:c="4"/><text:span text:style-name="Page_20_Number">77</text:span></text:p>
          <text:p text:style-name="P11">in terms <text:s text:c="4"/><text:span text:style-name="Page_20_Number">52</text:span></text:p>
          <text:p text:style-name="P11">indexed strings <text:s text:c="4"/><text:span text:style-name="Page_20_Number">76</text:span></text:p>
          <text:p text:style-name="P17">Indexed strings <text:s text:c="4"/><text:span text:style-name="Page_20_Number">76</text:span></text:p>
          <text:p text:style-name="P11">copying <text:s text:c="4"/><text:span text:style-name="Page_20_Number">160</text:span></text:p>
          <text:p text:style-name="P11">example <text:s text:c="4"/><text:span text:style-name="Page_20_Number">29</text:span></text:p>
          <text:p text:style-name="P11">merging <text:s text:c="4"/><text:span text:style-name="Page_20_Number">160</text:span></text:p>
          <text:p text:style-name="P11">overview <text:s text:c="4"/><text:span text:style-name="Page_20_Number">29</text:span></text:p>
          <text:p text:style-name="P11">testing for <text:s text:c="4"/><text:span text:style-name="Page_20_Number">163</text:span></text:p>
          <text:p text:style-name="P17">INDIRECT <text:s text:c="4"/></text:p>
          <text:p text:style-name="P11">on PROPERTIES instruction <text:s text:c="4"/><text:span text:style-name="Page_20_Number">178</text:span></text:p>
          <text:p text:style-name="P17">Indirect properties <text:s text:c="4"/><text:span text:style-name="Page_20_Number">178</text:span></text:p>
          <text:p text:style-name="P17">Inequality, testing of <text:s text:c="4"/><text:span text:style-name="Page_20_Number">66</text:span></text:p>
          <text:p text:style-name="P17">Infinite loops <text:s text:c="4"/><text:span text:style-name="Page_20_Number">94</text:span></text:p>
          <text:p text:style-name="P17">Influence <text:s text:c="4"/></text:p>
          <text:p text:style-name="P11">of C <text:s text:c="4"/><text:span text:style-name="Page_20_Number">12</text:span></text:p>
          <text:p text:style-name="P11">of Java <text:s text:c="4"/><text:span text:style-name="Page_20_Number">12</text:span></text:p>
          <text:p text:style-name="P11">of Rexx <text:s text:c="4"/><text:span text:style-name="Page_20_Number">11</text:span></text:p>
          <text:p text:style-name="P17">INHERITABLE <text:s text:c="4"/></text:p>
          <text:p text:style-name="P11">on METHOD instruction <text:s text:c="4"/><text:span text:style-name="Page_20_Number">102</text:span></text:p>
          <text:p text:style-name="P11">on PROPERTIES instruction <text:s text:c="4"/><text:span text:style-name="Page_20_Number">115</text:span></text:p>
          <text:p text:style-name="P17">Initializing arrays <text:s text:c="4"/><text:span text:style-name="Page_20_Number">78</text:span></text:p>
          <text:p text:style-name="P17">Inner classes <text:s text:c="4"/></text:p>
          <text:p text:style-name="P11">see Minor classes <text:s text:c="4"/><text:span text:style-name="Page_20_Number">130</text:span></text:p>
          <text:p text:style-name="P17">INSERT method <text:s text:c="4"/><text:span text:style-name="Page_20_Number">165</text:span></text:p>
          <text:p text:style-name="P17">Inserting a string into another <text:s text:c="4"/><text:span text:style-name="Page_20_Number">165</text:span></text:p>
          <text:p text:style-name="P17">Instance, of a class <text:s text:c="4"/><text:span text:style-name="Page_20_Number">60</text:span></text:p>
          <text:p text:style-name="P17">Instructions <text:s text:c="4"/><text:span text:style-name="Page_20_Number">80</text:span></text:p>
          <text:p text:style-name="P11">assignment <text:s text:c="4"/><text:span text:style-name="Page_20_Number">71, 72</text:span></text:p>
          <text:p text:style-name="P11">CLASS <text:s text:c="4"/><text:span text:style-name="Page_20_Number">81</text:span></text:p>
          <text:p text:style-name="P11">DO <text:s text:c="4"/><text:span text:style-name="Page_20_Number">85</text:span></text:p>
          <text:p text:style-name="P11">EXIT <text:s text:c="4"/><text:span text:style-name="Page_20_Number">87</text:span></text:p>
          <text:p text:style-name="P11">IF <text:s text:c="4"/><text:span text:style-name="Page_20_Number">88</text:span></text:p>
          <text:p text:style-name="P11">IMPORT <text:s text:c="4"/><text:span text:style-name="Page_20_Number">90</text:span></text:p>
          <text:p text:style-name="P11">ITERATE <text:s text:c="4"/><text:span text:style-name="Page_20_Number">92</text:span></text:p>
          <text:p text:style-name="P11">keyword <text:s text:c="4"/><text:span text:style-name="Page_20_Number">71, 80</text:span></text:p>
          <text:p text:style-name="P11">LEAVE <text:s text:c="4"/><text:span text:style-name="Page_20_Number">93</text:span></text:p>
          <text:p text:style-name="P11">LOOP <text:s text:c="4"/><text:span text:style-name="Page_20_Number">94</text:span></text:p>
          <text:p text:style-name="P11">METHOD <text:s text:c="4"/><text:span text:style-name="Page_20_Number">101, 104</text:span></text:p>
          <text:p text:style-name="P11">method call <text:s text:c="4"/><text:span text:style-name="Page_20_Number">71</text:span></text:p>
          <text:p text:style-name="P11">NOP <text:s text:c="4"/><text:span text:style-name="Page_20_Number">106</text:span></text:p>
          <text:p text:style-name="P11">NUMERIC <text:s text:c="4"/><text:span text:style-name="Page_20_Number">107</text:span></text:p>
          <text:p text:style-name="P11">OPTIONS <text:s text:c="4"/><text:span text:style-name="Page_20_Number">109</text:span></text:p>
          <text:p text:style-name="P11">PACKAGE <text:s text:c="4"/><text:span text:style-name="Page_20_Number">113</text:span></text:p>
          <text:p text:style-name="P11">PARSE <text:s text:c="4"/><text:span text:style-name="Page_20_Number">114</text:span></text:p>
          <text:p text:style-name="P11">PROPERTIES <text:s text:c="4"/><text:span text:style-name="Page_20_Number">115, 178</text:span></text:p>
          <text:p text:style-name="P11">RETURN <text:s text:c="4"/><text:span text:style-name="Page_20_Number">117</text:span></text:p>
          <text:p text:style-name="P11">SAY <text:s text:c="4"/><text:span text:style-name="Page_20_Number">118</text:span></text:p>
          <text:p text:style-name="P11">SELECT <text:s text:c="4"/><text:span text:style-name="Page_20_Number">119</text:span></text:p>
          <text:p text:style-name="P11">SIGNAL <text:s text:c="4"/><text:span text:style-name="Page_20_Number">122</text:span></text:p>
          <text:p text:style-name="P11">TRACE <text:s text:c="4"/><text:span text:style-name="Page_20_Number">123</text:span></text:p>
          <text:p text:style-name="P17">Integer arithmetic <text:s text:c="4"/><text:span text:style-name="Page_20_Number">142</text:span></text:p>
          <text:p text:style-name="P17">Integer division <text:s text:c="4"/><text:span text:style-name="Page_20_Number">66, 142</text:span></text:p>
          <text:p text:style-name="P11">definition <text:s text:c="4"/><text:span text:style-name="Page_20_Number">147</text:span></text:p>
          <text:p text:style-name="P17">Integers, binary <text:s text:c="4"/><text:span text:style-name="Page_20_Number">151</text:span></text:p>
          <text:p text:style-name="P17">INTERFACE <text:s text:c="4"/></text:p>
          <text:p text:style-name="P11">on CLASS instruction <text:s text:c="4"/><text:span text:style-name="Page_20_Number">82</text:span></text:p>
          <text:p text:style-name="P17">Interface classes <text:s text:c="4"/><text:span text:style-name="Page_20_Number">82</text:span></text:p>
          <text:p text:style-name="P11">properties in <text:s text:c="4"/><text:span text:style-name="Page_20_Number">116</text:span></text:p>
          <text:p text:style-name="P17">Interfaces <text:s text:c="4"/></text:p>
          <text:p text:style-name="P11">implemented by classes <text:s text:c="4"/><text:span text:style-name="Page_20_Number">83</text:span></text:p>
          <text:p text:style-name="P17">Internal functions <text:s text:c="4"/></text:p>
          <text:p text:style-name="P11">return from <text:s text:c="4"/><text:span text:style-name="Page_20_Number">117</text:span></text:p>
          <text:p text:style-name="P17">Interpreter options <text:s text:c="4"/><text:span text:style-name="Page_20_Number">109</text:span></text:p>
          <text:p text:style-name="P17">Introduction <text:s text:c="4"/><text:span text:style-name="Page_20_Number">11</text:span></text:p>
          <text:p text:style-name="P17">ITERATE instruction <text:s text:c="4"/><text:span text:style-name="Page_20_Number">92</text:span></text:p>
          <text:p text:style-name="P11">see LOOP construct <text:s text:c="4"/><text:span text:style-name="Page_20_Number">92</text:span></text:p>
          <text:p text:style-name="P11">use of variable on <text:s text:c="4"/><text:span text:style-name="Page_20_Number">92</text:span></text:p>
          <text:p text:style-name="P16">J</text:p>
          <text:p text:style-name="P17">Java <text:s text:c="4"/></text:p>
          <text:p text:style-name="P11">features of <text:s text:c="4"/><text:span text:style-name="Page_20_Number">12</text:span></text:p>
          <text:p text:style-name="P11">in reference implementation <text:s text:c="4"/><text:span text:style-name="Page_20_Number">41</text:span></text:p>
          <text:p text:style-name="P11">influence of <text:s text:c="4"/><text:span text:style-name="Page_20_Number">12</text:span></text:p>
          <text:p text:style-name="P11">programming language <text:s text:c="4"/><text:span text:style-name="Page_20_Number">12</text:span></text:p>
          <text:p text:style-name="P17">JAVA option <text:s text:c="4"/><text:span text:style-name="Page_20_Number">110</text:span></text:p>
          <text:p text:style-name="P17">JavaBean properties <text:s text:c="4"/><text:span text:style-name="Page_20_Number">177</text:span></text:p>
          <text:p text:style-name="P16">K</text:p>
          <text:p text:style-name="P17">Keyword instructions <text:s text:c="4"/><text:span text:style-name="Page_20_Number">71, 80</text:span></text:p>
          <text:p text:style-name="P17">Keyword safety <text:s text:c="4"/><text:span text:style-name="Page_20_Number">11</text:span></text:p>
          <text:p text:style-name="P17">Keywords <text:s text:c="4"/><text:span text:style-name="Page_20_Number">71</text:span></text:p>
          <text:p text:style-name="P11">mixed case <text:s text:c="4"/><text:span text:style-name="Page_20_Number">80</text:span></text:p>
          <text:p text:style-name="P16">L</text:p>
          <text:p text:style-name="P17">LABEL <text:s text:c="4"/></text:p>
          <text:p text:style-name="P11">on DO instruction <text:s text:c="4"/><text:span text:style-name="Page_20_Number">85</text:span></text:p>
          <text:p text:style-name="P11">on LOOP instruction <text:s text:c="4"/><text:span text:style-name="Page_20_Number">98</text:span></text:p>
          <text:p text:style-name="P11">on SELECT instruction <text:s text:c="4"/><text:span text:style-name="Page_20_Number">120</text:span></text:p>
          <text:p text:style-name="P17">Language concepts <text:s text:c="4"/><text:span text:style-name="Page_20_Number">14</text:span></text:p>
          <text:p text:style-name="P17">Language processor options <text:s text:c="4"/><text:span text:style-name="Page_20_Number">109</text:span></text:p>
          <text:p text:style-name="P17">LASTPOS method <text:s text:c="4"/><text:span text:style-name="Page_20_Number">165</text:span></text:p>
          <text:p text:style-name="P17">Leading blanks <text:s text:c="4"/></text:p>
          <text:p text:style-name="P11">removal with STRIP method <text:s text:c="4"/><text:span text:style-name="Page_20_Number">168</text:span></text:p>
          <text:p text:style-name="P17">Leading zeros <text:s text:c="4"/></text:p>
          <text:p text:style-name="P11">adding with the RIGHT method <text:s text:c="4"/><text:span text:style-name="Page_20_Number">167</text:span></text:p>
          <text:p text:style-name="P11">removal with STRIP method <text:s text:c="4"/><text:span text:style-name="Page_20_Number">168</text:span></text:p>
          <text:p text:style-name="P17">LEAVE instruction <text:s text:c="4"/><text:span text:style-name="Page_20_Number">93</text:span></text:p>
          <text:p text:style-name="P11">see DO construct <text:s text:c="4"/><text:span text:style-name="Page_20_Number">93</text:span></text:p>
          <text:p text:style-name="P11">use of variable on <text:s text:c="4"/><text:span text:style-name="Page_20_Number">93</text:span></text:p>
          <text:p text:style-name="P17">LEFT method <text:s text:c="4"/><text:span text:style-name="Page_20_Number">165</text:span></text:p>
          <text:p text:style-name="P17">Legibility, perceived <text:s text:c="4"/><text:span text:style-name="Page_20_Number">14</text:span></text:p>
          <text:p text:style-name="P17">Length <text:s text:c="4"/></text:p>
          <text:p text:style-name="P11">of arrays <text:s text:c="4"/><text:span text:style-name="Page_20_Number">56</text:span></text:p>
          <text:p text:style-name="P11">of comments <text:s text:c="4"/><text:span text:style-name="Page_20_Number">44</text:span></text:p>
          <text:p text:style-name="P17"><text:soft-page-break/>LENGTH <text:s text:c="4"/></text:p>
          <text:p text:style-name="P11">method <text:s text:c="4"/><text:span text:style-name="Page_20_Number">165</text:span></text:p>
          <text:p text:style-name="P11">special word <text:s text:c="4"/><text:span text:style-name="Page_20_Number">56, 133</text:span></text:p>
          <text:p text:style-name="P17">Letters <text:s text:c="4"/></text:p>
          <text:p text:style-name="P11">checking with DATATYPE <text:s text:c="4"/><text:span text:style-name="Page_20_Number">161</text:span></text:p>
          <text:p text:style-name="P17">Limits of size <text:s text:c="4"/><text:span text:style-name="Page_20_Number">18</text:span></text:p>
          <text:p text:style-name="P17">Line comments <text:s text:c="4"/><text:span text:style-name="Page_20_Number">44</text:span></text:p>
          <text:p text:style-name="P17">Line ends, effect of <text:s text:c="4"/><text:span text:style-name="Page_20_Number">48</text:span></text:p>
          <text:p text:style-name="P17">Line feed character <text:s text:c="4"/></text:p>
          <text:p text:style-name="P11">escape sequence <text:s text:c="4"/><text:span text:style-name="Page_20_Number">45</text:span></text:p>
          <text:p text:style-name="P17">Line numbers, in tracing <text:s text:c="4"/><text:span text:style-name="Page_20_Number">125</text:span></text:p>
          <text:p text:style-name="P17">Line, displaying <text:s text:c="4"/><text:span text:style-name="Page_20_Number">118</text:span></text:p>
          <text:p text:style-name="P17">Literal patterns <text:s text:c="4"/><text:span text:style-name="Page_20_Number">138</text:span></text:p>
          <text:p text:style-name="P17">Literal strings <text:s text:c="4"/><text:span text:style-name="Page_20_Number">45</text:span></text:p>
          <text:p text:style-name="P11">in terms <text:s text:c="4"/><text:span text:style-name="Page_20_Number">52</text:span></text:p>
          <text:p text:style-name="P11">see Strings <text:s text:c="4"/><text:span text:style-name="Page_20_Number">45</text:span></text:p>
          <text:p text:style-name="P17">Literals, binary <text:s text:c="4"/><text:span text:style-name="Page_20_Number">152</text:span></text:p>
          <text:p text:style-name="P17">Local variables <text:s text:c="4"/><text:span text:style-name="Page_20_Number">73</text:span></text:p>
          <text:p text:style-name="P17">Locating <text:s text:c="4"/></text:p>
          <text:p text:style-name="P11">a string in another string <text:s text:c="4"/><text:span text:style-name="Page_20_Number">165, 167</text:span></text:p>
          <text:p text:style-name="P11">a word or phrase in a string <text:s text:c="4"/><text:span text:style-name="Page_20_Number">171</text:span></text:p>
          <text:p text:style-name="P17">Logical operations <text:s text:c="4"/><text:span text:style-name="Page_20_Number">68</text:span></text:p>
          <text:p text:style-name="P17">LOGO option <text:s text:c="4"/><text:span text:style-name="Page_20_Number">110</text:span></text:p>
          <text:p text:style-name="P17">LOOP instruction <text:s text:c="4"/><text:span text:style-name="Page_20_Number">94</text:span></text:p>
          <text:p text:style-name="P11">see loops <text:s text:c="4"/><text:span text:style-name="Page_20_Number">94</text:span></text:p>
          <text:p text:style-name="P17">Loops <text:s text:c="4"/></text:p>
          <text:p text:style-name="P11">active <text:s text:c="4"/><text:span text:style-name="Page_20_Number">92, 93</text:span></text:p>
          <text:p text:style-name="P11">execution model <text:s text:c="4"/><text:span text:style-name="Page_20_Number">99</text:span></text:p>
          <text:p text:style-name="P11">in binary classes and methods <text:s text:c="4"/><text:span text:style-name="Page_20_Number">152</text:span></text:p>
          <text:p text:style-name="P11">label <text:s text:c="4"/><text:span text:style-name="Page_20_Number">98</text:span></text:p>
          <text:p text:style-name="P11">modification of <text:s text:c="4"/><text:span text:style-name="Page_20_Number">92</text:span></text:p>
          <text:p text:style-name="P11">naming of <text:s text:c="4"/><text:span text:style-name="Page_20_Number">98</text:span></text:p>
          <text:p text:style-name="P11">repetitive <text:s text:c="4"/><text:span text:style-name="Page_20_Number">94, 95</text:span></text:p>
          <text:p text:style-name="P11">see LOOP instruction <text:s text:c="4"/><text:span text:style-name="Page_20_Number">94</text:span></text:p>
          <text:p text:style-name="P11">termination of <text:s text:c="4"/><text:span text:style-name="Page_20_Number">93</text:span></text:p>
          <text:p text:style-name="P17">LOWER method <text:s text:c="4"/><text:span text:style-name="Page_20_Number">165</text:span></text:p>
          <text:p text:style-name="P17">Lowercase <text:s text:c="4"/></text:p>
          <text:p text:style-name="P11">checking with DATATYPE <text:s text:c="4"/><text:span text:style-name="Page_20_Number">161</text:span></text:p>
          <text:p text:style-name="P11">names <text:s text:c="4"/><text:span text:style-name="Page_20_Number">48</text:span></text:p>
          <text:p text:style-name="P17">Lowercasing strings <text:s text:c="4"/><text:span text:style-name="Page_20_Number">165</text:span></text:p>
          <text:p text:style-name="P16">M</text:p>
          <text:p text:style-name="P17">Mantissa of exponential numbers <text:s text:c="4"/><text:span text:style-name="Page_20_Number">148</text:span></text:p>
          <text:p text:style-name="P17">Matching methods <text:s text:c="4"/><text:span text:style-name="Page_20_Number">58</text:span></text:p>
          <text:p text:style-name="P17">Mathematical method <text:s text:c="4"/></text:p>
          <text:p text:style-name="P11">ABS <text:s text:c="4"/><text:span text:style-name="Page_20_Number">158</text:span></text:p>
          <text:p text:style-name="P11">DATATYPE options <text:s text:c="4"/><text:span text:style-name="Page_20_Number">161</text:span></text:p>
          <text:p text:style-name="P11">FORMAT <text:s text:c="4"/><text:span text:style-name="Page_20_Number">163</text:span></text:p>
          <text:p text:style-name="P11">MAX <text:s text:c="4"/><text:span text:style-name="Page_20_Number">166</text:span></text:p>
          <text:p text:style-name="P11">MIN <text:s text:c="4"/><text:span text:style-name="Page_20_Number">166</text:span></text:p>
          <text:p text:style-name="P11">SIGN <text:s text:c="4"/><text:span text:style-name="Page_20_Number">167</text:span></text:p>
          <text:p text:style-name="P17">MAX method <text:s text:c="4"/><text:span text:style-name="Page_20_Number">166</text:span></text:p>
          <text:p text:style-name="P17">Member classes <text:s text:c="4"/></text:p>
          <text:p text:style-name="P11">see Dependent classes <text:s text:c="4"/><text:span text:style-name="Page_20_Number">131</text:span></text:p>
          <text:p text:style-name="P17">Merging indexed variables <text:s text:c="4"/><text:span text:style-name="Page_20_Number">160</text:span></text:p>
          <text:p text:style-name="P17">Method <text:s text:c="4"/><text:span text:style-name="Page_20_Number">50</text:span></text:p>
          <text:p text:style-name="P11">argument variables <text:s text:c="4"/><text:span text:style-name="Page_20_Number">73</text:span></text:p>
          <text:p text:style-name="P11">body of <text:s text:c="4"/><text:span text:style-name="Page_20_Number">101</text:span></text:p>
          <text:p text:style-name="P11">calls in terms <text:s text:c="4"/><text:span text:style-name="Page_20_Number">52</text:span></text:p>
          <text:p text:style-name="P11">charAt <text:s text:c="4"/><text:span text:style-name="Page_20_Number">186</text:span></text:p>
          <text:p text:style-name="P11">definition <text:s text:c="4"/><text:span text:style-name="Page_20_Number">127</text:span></text:p>
          <text:p text:style-name="P11">equals <text:s text:c="4"/><text:span text:style-name="Page_20_Number">186</text:span></text:p>
          <text:p text:style-name="P11">formword() <text:s text:c="4"/><text:span text:style-name="Page_20_Number">189</text:span></text:p>
          <text:p text:style-name="P11">hashCode <text:s text:c="4"/><text:span text:style-name="Page_20_Number">186</text:span></text:p>
          <text:p text:style-name="P11">names, case of <text:s text:c="4"/><text:span text:style-name="Page_20_Number">48</text:span></text:p>
          <text:p text:style-name="P11">NotEq <text:s text:c="4"/><text:span text:style-name="Page_20_Number">185</text:span></text:p>
          <text:p text:style-name="P11">NotEqS <text:s text:c="4"/><text:span text:style-name="Page_20_Number">185</text:span></text:p>
          <text:p text:style-name="P11">OpAdd <text:s text:c="4"/><text:span text:style-name="Page_20_Number">184</text:span></text:p>
          <text:p text:style-name="P11">OpAnd <text:s text:c="4"/><text:span text:style-name="Page_20_Number">184</text:span></text:p>
          <text:p text:style-name="P11">OpCc <text:s text:c="4"/><text:span text:style-name="Page_20_Number">184</text:span></text:p>
          <text:p text:style-name="P11">OpCcblank <text:s text:c="4"/><text:span text:style-name="Page_20_Number">184</text:span></text:p>
          <text:p text:style-name="P11">OpDiv <text:s text:c="4"/><text:span text:style-name="Page_20_Number">184</text:span></text:p>
          <text:p text:style-name="P11">OpDivI <text:s text:c="4"/><text:span text:style-name="Page_20_Number">184</text:span></text:p>
          <text:p text:style-name="P11">OpEq <text:s text:c="4"/><text:span text:style-name="Page_20_Number">185</text:span></text:p>
          <text:p text:style-name="P11">OpEqS <text:s text:c="4"/><text:span text:style-name="Page_20_Number">185</text:span></text:p>
          <text:p text:style-name="P11">OpGt <text:s text:c="4"/><text:span text:style-name="Page_20_Number">185</text:span></text:p>
          <text:p text:style-name="P11">OpGtEq <text:s text:c="4"/><text:span text:style-name="Page_20_Number">185</text:span></text:p>
          <text:p text:style-name="P11">OpGtEqS <text:s text:c="4"/><text:span text:style-name="Page_20_Number">185</text:span></text:p>
          <text:p text:style-name="P11">OpGtS <text:s text:c="4"/><text:span text:style-name="Page_20_Number">185</text:span></text:p>
          <text:p text:style-name="P11">OpLt <text:s text:c="4"/><text:span text:style-name="Page_20_Number">185</text:span></text:p>
          <text:p text:style-name="P11">OpLtEq <text:s text:c="4"/><text:span text:style-name="Page_20_Number">185</text:span></text:p>
          <text:p text:style-name="P11">OpLtEqS <text:s text:c="4"/><text:span text:style-name="Page_20_Number">185</text:span></text:p>
          <text:p text:style-name="P11">OpLtS <text:s text:c="4"/><text:span text:style-name="Page_20_Number">185</text:span></text:p>
          <text:p text:style-name="P11">OpMinus <text:s text:c="4"/><text:span text:style-name="Page_20_Number">185</text:span></text:p>
          <text:p text:style-name="P11">OpMult <text:s text:c="4"/><text:span text:style-name="Page_20_Number">185</text:span></text:p>
          <text:p text:style-name="P11">OpNot <text:s text:c="4"/><text:span text:style-name="Page_20_Number">185</text:span></text:p>
          <text:p text:style-name="P11">OpOr <text:s text:c="4"/><text:span text:style-name="Page_20_Number">185</text:span></text:p>
          <text:p text:style-name="P11">OpPlus <text:s text:c="4"/><text:span text:style-name="Page_20_Number">185</text:span></text:p>
          <text:p text:style-name="P11">OpPow <text:s text:c="4"/><text:span text:style-name="Page_20_Number">185</text:span></text:p>
          <text:p text:style-name="P11">OpRem <text:s text:c="4"/><text:span text:style-name="Page_20_Number">185</text:span></text:p>
          <text:p text:style-name="P11">OpSub <text:s text:c="4"/><text:span text:style-name="Page_20_Number">185</text:span></text:p>
          <text:p text:style-name="P11">OpXor <text:s text:c="4"/><text:span text:style-name="Page_20_Number">186</text:span></text:p>
          <text:p text:style-name="P11">setDigits(Rexx) <text:s text:c="4"/><text:span text:style-name="Page_20_Number">189</text:span></text:p>
          <text:p text:style-name="P11">setForm(Rexx) <text:s text:c="4"/><text:span text:style-name="Page_20_Number">189</text:span></text:p>
          <text:p text:style-name="P11">short name of <text:s text:c="4"/><text:span text:style-name="Page_20_Number">101</text:span></text:p>
          <text:p text:style-name="P11">starting <text:s text:c="4"/><text:span text:style-name="Page_20_Number">101</text:span></text:p>
          <text:p text:style-name="P11">toboolean <text:s text:c="4"/><text:span text:style-name="Page_20_Number">186</text:span></text:p>
          <text:p text:style-name="P11">tobyte <text:s text:c="4"/><text:span text:style-name="Page_20_Number">186</text:span></text:p>
          <text:p text:style-name="P11">tochar <text:s text:c="4"/><text:span text:style-name="Page_20_Number">186</text:span></text:p>
          <text:p text:style-name="P11">todouble <text:s text:c="4"/><text:span text:style-name="Page_20_Number">186</text:span></text:p>
          <text:p text:style-name="P11">tofloat <text:s text:c="4"/><text:span text:style-name="Page_20_Number">186</text:span></text:p>
          <text:p text:style-name="P11">toint <text:s text:c="4"/><text:span text:style-name="Page_20_Number">186</text:span></text:p>
          <text:p text:style-name="P11">tolong <text:s text:c="4"/><text:span text:style-name="Page_20_Number">186</text:span></text:p>
          <text:p text:style-name="P11">toshort <text:s text:c="4"/><text:span text:style-name="Page_20_Number">186</text:span></text:p>
          <text:p text:style-name="P11">toString <text:s text:c="4"/><text:span text:style-name="Page_20_Number">187</text:span></text:p>
          <text:p text:style-name="P17">Method call instructions <text:s text:c="4"/><text:span text:style-name="Page_20_Number">57, 71</text:span></text:p>
          <text:p text:style-name="P17">METHOD instruction <text:s text:c="4"/><text:span text:style-name="Page_20_Number">101, 104</text:span></text:p>
          <text:p text:style-name="P17">METHOD instruction <text:s text:c="4"/></text:p>
          <text:p text:style-name="P11"><text:soft-page-break/>see program structure <text:s text:c="4"/><text:span text:style-name="Page_20_Number">101</text:span></text:p>
          <text:p text:style-name="P17">Method, built-in <text:s text:c="4"/></text:p>
          <text:p text:style-name="P11">ABBREV <text:s text:c="4"/><text:span text:style-name="Page_20_Number">158</text:span></text:p>
          <text:p text:style-name="P11">ABS <text:s text:c="4"/><text:span text:style-name="Page_20_Number">158</text:span></text:p>
          <text:p text:style-name="P11">B2X <text:s text:c="4"/><text:span text:style-name="Page_20_Number">158</text:span></text:p>
          <text:p text:style-name="P11">C2D <text:s text:c="4"/><text:span text:style-name="Page_20_Number">160</text:span></text:p>
          <text:p text:style-name="P11">C2X <text:s text:c="4"/><text:span text:style-name="Page_20_Number">160</text:span></text:p>
          <text:p text:style-name="P11">CENTER <text:s text:c="4"/><text:span text:style-name="Page_20_Number">159</text:span></text:p>
          <text:p text:style-name="P11">CENTRE <text:s text:c="4"/><text:span text:style-name="Page_20_Number">159</text:span></text:p>
          <text:p text:style-name="P11">CHANGESTR <text:s text:c="4"/><text:span text:style-name="Page_20_Number">159</text:span></text:p>
          <text:p text:style-name="P11">COMPARE <text:s text:c="4"/><text:span text:style-name="Page_20_Number">159</text:span></text:p>
          <text:p text:style-name="P11">COPIES <text:s text:c="4"/><text:span text:style-name="Page_20_Number">159</text:span></text:p>
          <text:p text:style-name="P11">COPYINDEXED <text:s text:c="4"/><text:span text:style-name="Page_20_Number">160</text:span></text:p>
          <text:p text:style-name="P11">COUNTSTR <text:s text:c="4"/><text:span text:style-name="Page_20_Number">160</text:span></text:p>
          <text:p text:style-name="P11">D2C <text:s text:c="4"/><text:span text:style-name="Page_20_Number">162</text:span></text:p>
          <text:p text:style-name="P11">D2X <text:s text:c="4"/><text:span text:style-name="Page_20_Number">162</text:span></text:p>
          <text:p text:style-name="P11">DATATYPE <text:s text:c="4"/><text:span text:style-name="Page_20_Number">161</text:span></text:p>
          <text:p text:style-name="P11">DELSTR <text:s text:c="4"/><text:span text:style-name="Page_20_Number">162</text:span></text:p>
          <text:p text:style-name="P11">DELWORD <text:s text:c="4"/><text:span text:style-name="Page_20_Number">162</text:span></text:p>
          <text:p text:style-name="P11">EXISTS <text:s text:c="4"/><text:span text:style-name="Page_20_Number">163</text:span></text:p>
          <text:p text:style-name="P11">FORMAT <text:s text:c="4"/><text:span text:style-name="Page_20_Number">163</text:span></text:p>
          <text:p text:style-name="P11">INSERT <text:s text:c="4"/><text:span text:style-name="Page_20_Number">165</text:span></text:p>
          <text:p text:style-name="P11">LASTPOS <text:s text:c="4"/><text:span text:style-name="Page_20_Number">165</text:span></text:p>
          <text:p text:style-name="P11">LEFT <text:s text:c="4"/><text:span text:style-name="Page_20_Number">165</text:span></text:p>
          <text:p text:style-name="P11">LENGTH <text:s text:c="4"/><text:span text:style-name="Page_20_Number">165</text:span></text:p>
          <text:p text:style-name="P11">LOWER <text:s text:c="4"/><text:span text:style-name="Page_20_Number">165</text:span></text:p>
          <text:p text:style-name="P11">MAX <text:s text:c="4"/><text:span text:style-name="Page_20_Number">166</text:span></text:p>
          <text:p text:style-name="P11">MIN <text:s text:c="4"/><text:span text:style-name="Page_20_Number">166</text:span></text:p>
          <text:p text:style-name="P11">OVERLAY <text:s text:c="4"/><text:span text:style-name="Page_20_Number">167</text:span></text:p>
          <text:p text:style-name="P11">POS <text:s text:c="4"/><text:span text:style-name="Page_20_Number">167</text:span></text:p>
          <text:p text:style-name="P11">REVERSE <text:s text:c="4"/><text:span text:style-name="Page_20_Number">167</text:span></text:p>
          <text:p text:style-name="P11">RIGHT <text:s text:c="4"/><text:span text:style-name="Page_20_Number">167</text:span></text:p>
          <text:p text:style-name="P11">SEQUENCE <text:s text:c="4"/><text:span text:style-name="Page_20_Number">167</text:span></text:p>
          <text:p text:style-name="P11">SIGN <text:s text:c="4"/><text:span text:style-name="Page_20_Number">167</text:span></text:p>
          <text:p text:style-name="P11">SPACE <text:s text:c="4"/><text:span text:style-name="Page_20_Number">168</text:span></text:p>
          <text:p text:style-name="P11">STRIP <text:s text:c="4"/><text:span text:style-name="Page_20_Number">168</text:span></text:p>
          <text:p text:style-name="P11">SUBSTR <text:s text:c="4"/><text:span text:style-name="Page_20_Number">168</text:span></text:p>
          <text:p text:style-name="P11">SUBWORD <text:s text:c="4"/><text:span text:style-name="Page_20_Number">168</text:span></text:p>
          <text:p text:style-name="P11">TRANSLATE <text:s text:c="4"/><text:span text:style-name="Page_20_Number">169</text:span></text:p>
          <text:p text:style-name="P11">TRUNC <text:s text:c="4"/><text:span text:style-name="Page_20_Number">169</text:span></text:p>
          <text:p text:style-name="P11">UPPER <text:s text:c="4"/><text:span text:style-name="Page_20_Number">170</text:span></text:p>
          <text:p text:style-name="P11">VERIFY <text:s text:c="4"/><text:span text:style-name="Page_20_Number">170</text:span></text:p>
          <text:p text:style-name="P11">WORD <text:s text:c="4"/><text:span text:style-name="Page_20_Number">170</text:span></text:p>
          <text:p text:style-name="P11">WORDINDEX <text:s text:c="4"/><text:span text:style-name="Page_20_Number">170</text:span></text:p>
          <text:p text:style-name="P11">WORDLENGTH <text:s text:c="4"/><text:span text:style-name="Page_20_Number">171</text:span></text:p>
          <text:p text:style-name="P11">WORDPOS <text:s text:c="4"/><text:span text:style-name="Page_20_Number">171</text:span></text:p>
          <text:p text:style-name="P11">WORDS <text:s text:c="4"/><text:span text:style-name="Page_20_Number">171</text:span></text:p>
          <text:p text:style-name="P11">X2B <text:s text:c="4"/><text:span text:style-name="Page_20_Number">171</text:span></text:p>
          <text:p text:style-name="P11">X2C <text:s text:c="4"/><text:span text:style-name="Page_20_Number">171</text:span></text:p>
          <text:p text:style-name="P11">X2D <text:s text:c="4"/><text:span text:style-name="Page_20_Number">172</text:span></text:p>
          <text:p text:style-name="P17">Methods <text:s text:c="4"/><text:span text:style-name="Page_20_Number">57</text:span></text:p>
          <text:p text:style-name="P11">abstract <text:s text:c="4"/><text:span text:style-name="Page_20_Number">82, 102</text:span></text:p>
          <text:p text:style-name="P11">arguments of <text:s text:c="4"/><text:span text:style-name="Page_20_Number">101</text:span></text:p>
          <text:p text:style-name="P11">binary <text:s text:c="4"/><text:span text:style-name="Page_20_Number">104</text:span></text:p>
          <text:p text:style-name="P11">built-in <text:s text:c="4"/><text:span text:style-name="Page_20_Number">157</text:span></text:p>
          <text:p text:style-name="P11">constant <text:s text:c="4"/><text:span text:style-name="Page_20_Number">103</text:span></text:p>
          <text:p text:style-name="P11">constructor <text:s text:c="4"/><text:span text:style-name="Page_20_Number">60, 101</text:span></text:p>
          <text:p text:style-name="P11">duplicate <text:s text:c="4"/><text:span text:style-name="Page_20_Number">105</text:span></text:p>
          <text:p text:style-name="P11">final <text:s text:c="4"/><text:span text:style-name="Page_20_Number">103</text:span></text:p>
          <text:p text:style-name="P11">inheritable <text:s text:c="4"/><text:span text:style-name="Page_20_Number">102</text:span></text:p>
          <text:p text:style-name="P11">invocation of <text:s text:c="4"/><text:span text:style-name="Page_20_Number">57</text:span></text:p>
          <text:p text:style-name="P11">native <text:s text:c="4"/><text:span text:style-name="Page_20_Number">103</text:span></text:p>
          <text:p text:style-name="P11">NetRexx <text:s text:c="4"/><text:span text:style-name="Page_20_Number">157</text:span></text:p>
          <text:p text:style-name="P11">overloading <text:s text:c="4"/><text:span text:style-name="Page_20_Number">105</text:span></text:p>
          <text:p text:style-name="P11">overriding <text:s text:c="4"/><text:span text:style-name="Page_20_Number">59</text:span></text:p>
          <text:p text:style-name="P11">private <text:s text:c="4"/><text:span text:style-name="Page_20_Number">102</text:span></text:p>
          <text:p text:style-name="P11">protected <text:s text:c="4"/><text:span text:style-name="Page_20_Number">103</text:span></text:p>
          <text:p text:style-name="P11">public <text:s text:c="4"/><text:span text:style-name="Page_20_Number">102</text:span></text:p>
          <text:p text:style-name="P11">resolution of <text:s text:c="4"/><text:span text:style-name="Page_20_Number">58</text:span></text:p>
          <text:p text:style-name="P11">return values <text:s text:c="4"/><text:span text:style-name="Page_20_Number">104</text:span></text:p>
          <text:p text:style-name="P11">searching for <text:s text:c="4"/><text:span text:style-name="Page_20_Number">58</text:span></text:p>
          <text:p text:style-name="P11">shared <text:s text:c="4"/><text:span text:style-name="Page_20_Number">102</text:span></text:p>
          <text:p text:style-name="P11">special <text:s text:c="4"/><text:span text:style-name="Page_20_Number">135</text:span></text:p>
          <text:p text:style-name="P11">standard <text:s text:c="4"/><text:span text:style-name="Page_20_Number">102</text:span></text:p>
          <text:p text:style-name="P11">static <text:s text:c="4"/><text:span text:style-name="Page_20_Number">103</text:span></text:p>
          <text:p text:style-name="P17">METHODS <text:s text:c="4"/></text:p>
          <text:p text:style-name="P11">TRACE setting <text:s text:c="4"/><text:span text:style-name="Page_20_Number">123</text:span></text:p>
          <text:p text:style-name="P17">MIN method <text:s text:c="4"/><text:span text:style-name="Page_20_Number">166</text:span></text:p>
          <text:p text:style-name="P17">Minor classes <text:s text:c="4"/><text:span text:style-name="Page_20_Number">51, 130</text:span></text:p>
          <text:p text:style-name="P11">constructing <text:s text:c="4"/><text:span text:style-name="Page_20_Number">130</text:span></text:p>
          <text:p text:style-name="P11">naming of <text:s text:c="4"/><text:span text:style-name="Page_20_Number">130</text:span></text:p>
          <text:p text:style-name="P11">nesting of <text:s text:c="4"/><text:span text:style-name="Page_20_Number">130</text:span></text:p>
          <text:p text:style-name="P11">restrictions <text:s text:c="4"/><text:span text:style-name="Page_20_Number">132</text:span></text:p>
          <text:p text:style-name="P11">see Dependent classes <text:s text:c="4"/><text:span text:style-name="Page_20_Number">130</text:span></text:p>
          <text:p text:style-name="P17">Mixed case <text:s text:c="4"/></text:p>
          <text:p text:style-name="P11">checking with DATATYPE <text:s text:c="4"/><text:span text:style-name="Page_20_Number">161</text:span></text:p>
          <text:p text:style-name="P11">names <text:s text:c="4"/><text:span text:style-name="Page_20_Number">48</text:span></text:p>
          <text:p text:style-name="P17">Model <text:s text:c="4"/></text:p>
          <text:p text:style-name="P11">of loop execution <text:s text:c="4"/><text:span text:style-name="Page_20_Number">99</text:span></text:p>
          <text:p text:style-name="P17">Modulo <text:s text:c="4"/></text:p>
          <text:p text:style-name="P11">see Remainder operator <text:s text:c="4"/><text:span text:style-name="Page_20_Number">147</text:span></text:p>
          <text:p text:style-name="P17">Monadic (prefix) operators <text:s text:c="4"/><text:span text:style-name="Page_20_Number">65</text:span></text:p>
          <text:p text:style-name="P17">Moving characters, with TRANSLATE method <text:s text:c="4"/><text:span text:style-name="Page_20_Number">169</text:span></text:p>
          <text:p text:style-name="P17">Multiplication <text:s text:c="4"/><text:span text:style-name="Page_20_Number">66</text:span></text:p>
          <text:p text:style-name="P11">definition <text:s text:c="4"/><text:span text:style-name="Page_20_Number">145</text:span></text:p>
          <text:p text:style-name="P16">N</text:p>
          <text:p text:style-name="P17">Names <text:s text:c="4"/></text:p>
          <text:p text:style-name="P11">case of <text:s text:c="4"/><text:span text:style-name="Page_20_Number">48</text:span></text:p>
          <text:p text:style-name="P11">of variables <text:s text:c="4"/><text:span text:style-name="Page_20_Number">72</text:span></text:p>
          <text:p text:style-name="P11">on ITERATE instructions <text:s text:c="4"/><text:span text:style-name="Page_20_Number">92</text:span></text:p>
          <text:p text:style-name="P11">on LEAVE instructions <text:s text:c="4"/><text:span text:style-name="Page_20_Number">93</text:span></text:p>
          <text:p text:style-name="P11">special <text:s text:c="4"/></text:p>
          <text:p text:style-name="P12">ask <text:s text:c="4"/><text:span text:style-name="Page_20_Number">133</text:span></text:p>
          <text:p text:style-name="P12">digits <text:s text:c="4"/><text:span text:style-name="Page_20_Number">133</text:span></text:p>
          <text:p text:style-name="P12">form <text:s text:c="4"/><text:span text:style-name="Page_20_Number">133</text:span></text:p>
          <text:p text:style-name="P12">length <text:s text:c="4"/><text:span text:style-name="Page_20_Number">133</text:span></text:p>
          <text:p text:style-name="P12"><text:soft-page-break/>null <text:s text:c="4"/><text:span text:style-name="Page_20_Number">134</text:span></text:p>
          <text:p text:style-name="P12">source <text:s text:c="4"/><text:span text:style-name="Page_20_Number">134</text:span></text:p>
          <text:p text:style-name="P12">super <text:s text:c="4"/><text:span text:style-name="Page_20_Number">134</text:span></text:p>
          <text:p text:style-name="P12">this <text:s text:c="4"/><text:span text:style-name="Page_20_Number">134</text:span></text:p>
          <text:p text:style-name="P12">trace <text:s text:c="4"/><text:span text:style-name="Page_20_Number">135</text:span></text:p>
          <text:p text:style-name="P12">version <text:s text:c="4"/><text:span text:style-name="Page_20_Number">135</text:span></text:p>
          <text:p text:style-name="P17">Names, special <text:s text:c="4"/></text:p>
          <text:p text:style-name="P11">class <text:s text:c="4"/><text:span text:style-name="Page_20_Number">133</text:span></text:p>
          <text:p text:style-name="P11">sourceline <text:s text:c="4"/><text:span text:style-name="Page_20_Number">134</text:span></text:p>
          <text:p text:style-name="P17">NATIVE <text:s text:c="4"/></text:p>
          <text:p text:style-name="P11">on METHOD instruction <text:s text:c="4"/><text:span text:style-name="Page_20_Number">102</text:span></text:p>
          <text:p text:style-name="P17">Native methods <text:s text:c="4"/><text:span text:style-name="Page_20_Number">103</text:span></text:p>
          <text:p text:style-name="P17">Natural data typing <text:s text:c="4"/><text:span text:style-name="Page_20_Number">14</text:span></text:p>
          <text:p text:style-name="P17">Negation <text:s text:c="4"/></text:p>
          <text:p text:style-name="P11">of logical values <text:s text:c="4"/><text:span text:style-name="Page_20_Number">68</text:span></text:p>
          <text:p text:style-name="P11">of numbers <text:s text:c="4"/><text:span text:style-name="Page_20_Number">66</text:span></text:p>
          <text:p text:style-name="P17">Nested classes <text:s text:c="4"/></text:p>
          <text:p text:style-name="P11">see Minor classes <text:s text:c="4"/><text:span text:style-name="Page_20_Number">130</text:span></text:p>
          <text:p text:style-name="P17">Nesting of comments <text:s text:c="4"/><text:span text:style-name="Page_20_Number">44</text:span></text:p>
          <text:p text:style-name="P17">NetRexx <text:s text:c="4"/></text:p>
          <text:p text:style-name="P11">background <text:s text:c="4"/><text:span text:style-name="Page_20_Number">11</text:span></text:p>
          <text:p text:style-name="P11">introduction <text:s text:c="4"/><text:span text:style-name="Page_20_Number">11</text:span></text:p>
          <text:p text:style-name="P11">language concepts <text:s text:c="4"/><text:span text:style-name="Page_20_Number">14</text:span></text:p>
          <text:p text:style-name="P11">language definition <text:s text:c="4"/><text:span text:style-name="Page_20_Number">41</text:span></text:p>
          <text:p text:style-name="P11">objectives <text:s text:c="4"/><text:span text:style-name="Page_20_Number">11</text:span></text:p>
          <text:p text:style-name="P11">overview <text:s text:c="4"/><text:span text:style-name="Page_20_Number">21</text:span></text:p>
          <text:p text:style-name="P17">netrexx.lang <text:s text:c="4"/></text:p>
          <text:p text:style-name="P11">Exceptions <text:s text:c="4"/><text:span text:style-name="Page_20_Number">182</text:span></text:p>
          <text:p text:style-name="P11">Rexx arithmetic methods <text:s text:c="4"/><text:span text:style-name="Page_20_Number">184</text:span></text:p>
          <text:p text:style-name="P11">Rexx class <text:s text:c="4"/><text:span text:style-name="Page_20_Number">183</text:span></text:p>
          <text:p text:style-name="P11">Rexx constructors <text:s text:c="4"/><text:span text:style-name="Page_20_Number">183</text:span></text:p>
          <text:p text:style-name="P11">Rexx miscellaneous methods <text:s text:c="4"/><text:span text:style-name="Page_20_Number">186</text:span></text:p>
          <text:p text:style-name="P11">RexxOperators class <text:s text:c="4"/><text:span text:style-name="Page_20_Number">187</text:span></text:p>
          <text:p text:style-name="P11">RexxSet class <text:s text:c="4"/><text:span text:style-name="Page_20_Number">188</text:span></text:p>
          <text:p text:style-name="P11">RexxSet constructors <text:s text:c="4"/><text:span text:style-name="Page_20_Number">188</text:span></text:p>
          <text:p text:style-name="P11">RexxSet methods <text:s text:c="4"/><text:span text:style-name="Page_20_Number">189</text:span></text:p>
          <text:p text:style-name="P11">RexxSet properties <text:s text:c="4"/><text:span text:style-name="Page_20_Number">188</text:span></text:p>
          <text:p text:style-name="P17">netrexx.lang package <text:s text:c="4"/><text:span text:style-name="Page_20_Number">181</text:span></text:p>
          <text:p text:style-name="P17">Newline character <text:s text:c="4"/></text:p>
          <text:p text:style-name="P11">escape sequence <text:s text:c="4"/><text:span text:style-name="Page_20_Number">45</text:span></text:p>
          <text:p text:style-name="P17">NOBINARY option <text:s text:c="4"/><text:span text:style-name="Page_20_Number">109</text:span></text:p>
          <text:p text:style-name="P17">NOCOMMENTS option <text:s text:c="4"/><text:span text:style-name="Page_20_Number">109</text:span></text:p>
          <text:p text:style-name="P17">NOCOMPACT option <text:s text:c="4"/><text:span text:style-name="Page_20_Number">109</text:span></text:p>
          <text:p text:style-name="P17">NOCONSOLE option <text:s text:c="4"/><text:span text:style-name="Page_20_Number">109</text:span></text:p>
          <text:p text:style-name="P17">NOCROSSREF option <text:s text:c="4"/><text:span text:style-name="Page_20_Number">110</text:span></text:p>
          <text:p text:style-name="P17">NODECIMAL option <text:s text:c="4"/><text:span text:style-name="Page_20_Number">110</text:span></text:p>
          <text:p text:style-name="P17">NODIAG option <text:s text:c="4"/><text:span text:style-name="Page_20_Number">110</text:span></text:p>
          <text:p text:style-name="P17">NOEXPLICIT option <text:s text:c="4"/><text:span text:style-name="Page_20_Number">110</text:span></text:p>
          <text:p text:style-name="P17">NOFORMAT option <text:s text:c="4"/><text:span text:style-name="Page_20_Number">110</text:span></text:p>
          <text:p text:style-name="P17">NOJAVA option <text:s text:c="4"/><text:span text:style-name="Page_20_Number">110</text:span></text:p>
          <text:p text:style-name="P17">NOLOGO option <text:s text:c="4"/><text:span text:style-name="Page_20_Number">110</text:span></text:p>
          <text:p text:style-name="P17">NoOtherwiseException <text:s text:c="4"/><text:span text:style-name="Page_20_Number">182</text:span></text:p>
          <text:p text:style-name="P17">NOP instruction <text:s text:c="4"/><text:span text:style-name="Page_20_Number">106</text:span></text:p>
          <text:p text:style-name="P17">NOREPLACE option <text:s text:c="4"/><text:span text:style-name="Page_20_Number">110</text:span></text:p>
          <text:p text:style-name="P17">Normal comparative operators <text:s text:c="4"/><text:span text:style-name="Page_20_Number">66</text:span></text:p>
          <text:p text:style-name="P17">NOSAVELOG option <text:s text:c="4"/><text:span text:style-name="Page_20_Number">110</text:span></text:p>
          <text:p text:style-name="P17">NOSOURCEDIR option <text:s text:c="4"/><text:span text:style-name="Page_20_Number">110</text:span></text:p>
          <text:p text:style-name="P17">NOSTRICTARGS option <text:s text:c="4"/><text:span text:style-name="Page_20_Number">110</text:span></text:p>
          <text:p text:style-name="P17">NOSTRICTASSIGN option <text:s text:c="4"/><text:span text:style-name="Page_20_Number">110</text:span></text:p>
          <text:p text:style-name="P17">NOSTRICTCASE option <text:s text:c="4"/><text:span text:style-name="Page_20_Number">110</text:span></text:p>
          <text:p text:style-name="P17">NOSTRICTIMPORT option <text:s text:c="4"/><text:span text:style-name="Page_20_Number">111</text:span></text:p>
          <text:p text:style-name="P17">NOSTRICTPROPS option <text:s text:c="4"/><text:span text:style-name="Page_20_Number">111</text:span></text:p>
          <text:p text:style-name="P17">NOSTRICTSIGNAL option <text:s text:c="4"/><text:span text:style-name="Page_20_Number">111</text:span></text:p>
          <text:p text:style-name="P17">NOSYMBOLS option <text:s text:c="4"/><text:span text:style-name="Page_20_Number">111</text:span></text:p>
          <text:p text:style-name="P17">NOT operator <text:s text:c="4"/><text:span text:style-name="Page_20_Number">68</text:span></text:p>
          <text:p text:style-name="P17">Notation <text:s text:c="4"/></text:p>
          <text:p text:style-name="P11">engineering <text:s text:c="4"/><text:span text:style-name="Page_20_Number">107, 149</text:span></text:p>
          <text:p text:style-name="P11">scientific <text:s text:c="4"/><text:span text:style-name="Page_20_Number">107, 149</text:span></text:p>
          <text:p text:style-name="P17">Notations <text:s text:c="4"/></text:p>
          <text:p text:style-name="P11">in text <text:s text:c="4"/><text:span text:style-name="Page_20_Number">42</text:span></text:p>
          <text:p text:style-name="P11">syntax <text:s text:c="4"/><text:span text:style-name="Page_20_Number">42</text:span></text:p>
          <text:p text:style-name="P17">NotCharacterException <text:s text:c="4"/><text:span text:style-name="Page_20_Number">182</text:span></text:p>
          <text:p text:style-name="P17">NotEq method <text:s text:c="4"/><text:span text:style-name="Page_20_Number">185</text:span></text:p>
          <text:p text:style-name="P17">NotEqS method <text:s text:c="4"/><text:span text:style-name="Page_20_Number">185</text:span></text:p>
          <text:p text:style-name="P17">Nothing to declare <text:s text:c="4"/><text:span text:style-name="Page_20_Number">16</text:span></text:p>
          <text:p text:style-name="P17">NotLogicException <text:s text:c="4"/><text:span text:style-name="Page_20_Number">182</text:span></text:p>
          <text:p text:style-name="P17">NOTRACE option <text:s text:c="4"/><text:span text:style-name="Page_20_Number">111</text:span></text:p>
          <text:p text:style-name="P17">NOUTF8 option <text:s text:c="4"/><text:span text:style-name="Page_20_Number">111</text:span></text:p>
          <text:p text:style-name="P17">NOVERBOSE option <text:s text:c="4"/><text:span text:style-name="Page_20_Number">111</text:span></text:p>
          <text:p text:style-name="P17">Null character <text:s text:c="4"/></text:p>
          <text:p text:style-name="P11">escape sequence <text:s text:c="4"/><text:span text:style-name="Page_20_Number">45</text:span></text:p>
          <text:p text:style-name="P17">Null clauses <text:s text:c="4"/><text:span text:style-name="Page_20_Number">71</text:span></text:p>
          <text:p text:style-name="P17">Null instruction, NOP <text:s text:c="4"/><text:span text:style-name="Page_20_Number">106</text:span></text:p>
          <text:p text:style-name="P17">NULL special word <text:s text:c="4"/><text:span text:style-name="Page_20_Number">134</text:span></text:p>
          <text:p text:style-name="P17">Null strings <text:s text:c="4"/><text:span text:style-name="Page_20_Number">45</text:span></text:p>
          <text:p text:style-name="P17">NullPointerException <text:s text:c="4"/><text:span text:style-name="Page_20_Number">182</text:span></text:p>
          <text:p text:style-name="P17">NumberFormatException <text:s text:c="4"/><text:span text:style-name="Page_20_Number">182</text:span></text:p>
          <text:p text:style-name="P17">Numbers <text:s text:c="4"/><text:span text:style-name="Page_20_Number">69, 142</text:span></text:p>
          <text:p text:style-name="P11">arithmetic on <text:s text:c="4"/><text:span text:style-name="Page_20_Number">66, 142, 144</text:span></text:p>
          <text:p text:style-name="P11">as symbols <text:s text:c="4"/><text:span text:style-name="Page_20_Number">46</text:span></text:p>
          <text:p text:style-name="P11">checking with DATATYPE <text:s text:c="4"/><text:span text:style-name="Page_20_Number">161</text:span></text:p>
          <text:p text:style-name="P11">comparison of <text:s text:c="4"/><text:span text:style-name="Page_20_Number">66, 148</text:span></text:p>
          <text:p text:style-name="P11">conversion to character <text:s text:c="4"/><text:span text:style-name="Page_20_Number">162, 171</text:span></text:p>
          <text:p text:style-name="P11">conversion to hexadecimal <text:s text:c="4"/><text:span text:style-name="Page_20_Number">162</text:span></text:p>
          <text:p text:style-name="P11">definition <text:s text:c="4"/><text:span text:style-name="Page_20_Number">143, 148</text:span></text:p>
          <text:p text:style-name="P11">examples of <text:s text:c="4"/><text:span text:style-name="Page_20_Number">69</text:span></text:p>
          <text:p text:style-name="P11">formatting for display <text:s text:c="4"/><text:span text:style-name="Page_20_Number">163</text:span></text:p>
          <text:p text:style-name="P11">in LOOP instruction <text:s text:c="4"/><text:span text:style-name="Page_20_Number">94</text:span></text:p>
          <text:p text:style-name="P11">rounding <text:s text:c="4"/><text:span text:style-name="Page_20_Number">163</text:span></text:p>
          <text:p text:style-name="P11">see Conversion <text:s text:c="4"/><text:span text:style-name="Page_20_Number">161</text:span></text:p>
          <text:p text:style-name="P11">truncating <text:s text:c="4"/><text:span text:style-name="Page_20_Number">169</text:span></text:p>
          <text:p text:style-name="P11">use of by NetRexx <text:s text:c="4"/><text:span text:style-name="Page_20_Number">149</text:span></text:p>
          <text:p text:style-name="P17">Numeric <text:s text:c="4"/></text:p>
          <text:p text:style-name="P11">part of a number <text:s text:c="4"/><text:span text:style-name="Page_20_Number">143, 148</text:span></text:p>
          <text:p text:style-name="P17">NUMERIC <text:s text:c="4"/></text:p>
          <text:p text:style-name="P11">DIGITS <text:s text:c="4"/><text:span text:style-name="Page_20_Number">143</text:span></text:p>
          <text:p text:style-name="P11">FORM <text:s text:c="4"/><text:span text:style-name="Page_20_Number">149</text:span></text:p>
          <text:p text:style-name="P11"><text:soft-page-break/>in binary classes and methods <text:s text:c="4"/><text:span text:style-name="Page_20_Number">152</text:span></text:p>
          <text:p text:style-name="P11">instruction <text:s text:c="4"/><text:span text:style-name="Page_20_Number">107</text:span></text:p>
          <text:p text:style-name="P17">Numeric symbols <text:s text:c="4"/><text:span text:style-name="Page_20_Number">46, 52</text:span></text:p>
          <text:p text:style-name="P17">Numeric symbols <text:s text:c="4"/></text:p>
          <text:p text:style-name="P11">binary <text:s text:c="4"/><text:span text:style-name="Page_20_Number">49</text:span></text:p>
          <text:p text:style-name="P11">hexadecimal <text:s text:c="4"/><text:span text:style-name="Page_20_Number">49</text:span></text:p>
          <text:p text:style-name="P16">O</text:p>
          <text:p text:style-name="P17">Object Rexx, programming language <text:s text:c="4"/><text:span text:style-name="Page_20_Number">12</text:span></text:p>
          <text:p text:style-name="P17">Object-oriented programming concepts <text:s text:c="4"/><text:span text:style-name="Page_20_Number">14</text:span></text:p>
          <text:p text:style-name="P17">Objectives of the NetRexx language <text:s text:c="4"/><text:span text:style-name="Page_20_Number">11</text:span></text:p>
          <text:p text:style-name="P17">Objects <text:s text:c="4"/></text:p>
          <text:p text:style-name="P11">comparing <text:s text:c="4"/><text:span text:style-name="Page_20_Number">67</text:span></text:p>
          <text:p text:style-name="P11">constructing <text:s text:c="4"/><text:span text:style-name="Page_20_Number">60</text:span></text:p>
          <text:p text:style-name="P11">equality <text:s text:c="4"/><text:span text:style-name="Page_20_Number">67</text:span></text:p>
          <text:p text:style-name="P11">overview <text:s text:c="4"/><text:span text:style-name="Page_20_Number">31</text:span></text:p>
          <text:p text:style-name="P17">OFF <text:s text:c="4"/></text:p>
          <text:p text:style-name="P11">TRACE setting <text:s text:c="4"/><text:span text:style-name="Page_20_Number">123</text:span></text:p>
          <text:p text:style-name="P17">OpAdd method <text:s text:c="4"/><text:span text:style-name="Page_20_Number">184</text:span></text:p>
          <text:p text:style-name="P17">OpAnd method <text:s text:c="4"/><text:span text:style-name="Page_20_Number">184</text:span></text:p>
          <text:p text:style-name="P17">OpCc method <text:s text:c="4"/><text:span text:style-name="Page_20_Number">184</text:span></text:p>
          <text:p text:style-name="P17">OpCcblank method <text:s text:c="4"/><text:span text:style-name="Page_20_Number">184</text:span></text:p>
          <text:p text:style-name="P17">OpDiv method <text:s text:c="4"/><text:span text:style-name="Page_20_Number">184</text:span></text:p>
          <text:p text:style-name="P17">OpDivI method <text:s text:c="4"/><text:span text:style-name="Page_20_Number">184</text:span></text:p>
          <text:p text:style-name="P17">OpEq method <text:s text:c="4"/><text:span text:style-name="Page_20_Number">185</text:span></text:p>
          <text:p text:style-name="P17">OpEqS method <text:s text:c="4"/><text:span text:style-name="Page_20_Number">185</text:span></text:p>
          <text:p text:style-name="P17">Operators <text:s text:c="4"/><text:span text:style-name="Page_20_Number">65</text:span></text:p>
          <text:p text:style-name="P11">arithmetic <text:s text:c="4"/><text:span text:style-name="Page_20_Number">66, 142, 144</text:span></text:p>
          <text:p text:style-name="P11">blank <text:s text:c="4"/><text:span text:style-name="Page_20_Number">65, 68</text:span></text:p>
          <text:p text:style-name="P11">characters used for <text:s text:c="4"/><text:span text:style-name="Page_20_Number">47</text:span></text:p>
          <text:p text:style-name="P11">comparative <text:s text:c="4"/><text:span text:style-name="Page_20_Number">66, 148</text:span></text:p>
          <text:p text:style-name="P11">composition of <text:s text:c="4"/><text:span text:style-name="Page_20_Number">65</text:span></text:p>
          <text:p text:style-name="P11">concatenation <text:s text:c="4"/><text:span text:style-name="Page_20_Number">65</text:span></text:p>
          <text:p text:style-name="P11">logical <text:s text:c="4"/><text:span text:style-name="Page_20_Number">68</text:span></text:p>
          <text:p text:style-name="P11">precedence (priorities) of <text:s text:c="4"/><text:span text:style-name="Page_20_Number">69</text:span></text:p>
          <text:p text:style-name="P11">type <text:s text:c="4"/><text:span text:style-name="Page_20_Number">68</text:span></text:p>
          <text:p text:style-name="P17">OpGt method <text:s text:c="4"/><text:span text:style-name="Page_20_Number">185</text:span></text:p>
          <text:p text:style-name="P17">OpGtEq method <text:s text:c="4"/><text:span text:style-name="Page_20_Number">185</text:span></text:p>
          <text:p text:style-name="P17">OpGtEqS method <text:s text:c="4"/><text:span text:style-name="Page_20_Number">185</text:span></text:p>
          <text:p text:style-name="P17">OpGtS method <text:s text:c="4"/><text:span text:style-name="Page_20_Number">185</text:span></text:p>
          <text:p text:style-name="P17">OpLt method <text:s text:c="4"/><text:span text:style-name="Page_20_Number">185</text:span></text:p>
          <text:p text:style-name="P17">OpLtEq method <text:s text:c="4"/><text:span text:style-name="Page_20_Number">185</text:span></text:p>
          <text:p text:style-name="P17">OpLtEqS method <text:s text:c="4"/><text:span text:style-name="Page_20_Number">185</text:span></text:p>
          <text:p text:style-name="P17">OpLtS method <text:s text:c="4"/><text:span text:style-name="Page_20_Number">185</text:span></text:p>
          <text:p text:style-name="P17">OpMinus method <text:s text:c="4"/><text:span text:style-name="Page_20_Number">185</text:span></text:p>
          <text:p text:style-name="P17">OpMult method <text:s text:c="4"/><text:span text:style-name="Page_20_Number">185</text:span></text:p>
          <text:p text:style-name="P17">OpNot method <text:s text:c="4"/><text:span text:style-name="Page_20_Number">185</text:span></text:p>
          <text:p text:style-name="P17">OpOr method <text:s text:c="4"/><text:span text:style-name="Page_20_Number">185</text:span></text:p>
          <text:p text:style-name="P17">OpPlus method <text:s text:c="4"/><text:span text:style-name="Page_20_Number">185</text:span></text:p>
          <text:p text:style-name="P17">OpPow method <text:s text:c="4"/><text:span text:style-name="Page_20_Number">185</text:span></text:p>
          <text:p text:style-name="P17">OpRem method <text:s text:c="4"/><text:span text:style-name="Page_20_Number">185</text:span></text:p>
          <text:p text:style-name="P17">OpSub method <text:s text:c="4"/><text:span text:style-name="Page_20_Number">185</text:span></text:p>
          <text:p text:style-name="P17">Option words <text:s text:c="4"/><text:span text:style-name="Page_20_Number">109</text:span></text:p>
          <text:p text:style-name="P17">Optional arguments <text:s text:c="4"/><text:span text:style-name="Page_20_Number">102</text:span></text:p>
          <text:p text:style-name="P17">Options <text:s text:c="4"/></text:p>
          <text:p text:style-name="P11">on command line <text:s text:c="4"/><text:span text:style-name="Page_20_Number">112</text:span></text:p>
          <text:p text:style-name="P17">OPTIONS <text:s text:c="4"/></text:p>
          <text:p text:style-name="P11">instruction <text:s text:c="4"/><text:span text:style-name="Page_20_Number">109</text:span></text:p>
          <text:p text:style-name="P17">OpXor method <text:s text:c="4"/><text:span text:style-name="Page_20_Number">186</text:span></text:p>
          <text:p text:style-name="P17">OR <text:s text:c="4"/></text:p>
          <text:p text:style-name="P11">logical exclusive <text:s text:c="4"/><text:span text:style-name="Page_20_Number">68</text:span></text:p>
          <text:p text:style-name="P11">logical inclusive <text:s text:c="4"/><text:span text:style-name="Page_20_Number">68</text:span></text:p>
          <text:p text:style-name="P17">OTHERWISE clause <text:s text:c="4"/></text:p>
          <text:p text:style-name="P11">see SELECT instruction <text:s text:c="4"/><text:span text:style-name="Page_20_Number">119</text:span></text:p>
          <text:p text:style-name="P17">Over loops <text:s text:c="4"/><text:span text:style-name="Page_20_Number">97</text:span></text:p>
          <text:p text:style-name="P17">OVER repetitor on LOOP instruction <text:s text:c="4"/><text:span text:style-name="Page_20_Number">94</text:span></text:p>
          <text:p text:style-name="P17">Overflow, arithmetic <text:s text:c="4"/><text:span text:style-name="Page_20_Number">150</text:span></text:p>
          <text:p text:style-name="P17">OVERLAY method <text:s text:c="4"/><text:span text:style-name="Page_20_Number">167</text:span></text:p>
          <text:p text:style-name="P17">Overlaying a string onto another <text:s text:c="4"/><text:span text:style-name="Page_20_Number">167</text:span></text:p>
          <text:p text:style-name="P17">Overloaded methods <text:s text:c="4"/><text:span text:style-name="Page_20_Number">105</text:span></text:p>
          <text:p text:style-name="P17">Overriding methods <text:s text:c="4"/><text:span text:style-name="Page_20_Number">59</text:span></text:p>
          <text:p text:style-name="P17">Overview <text:s text:c="4"/></text:p>
          <text:p text:style-name="P11">Arithmetic <text:s text:c="4"/><text:span text:style-name="Page_20_Number">26</text:span></text:p>
          <text:p text:style-name="P11">Arrays <text:s text:c="4"/><text:span text:style-name="Page_20_Number">30</text:span></text:p>
          <text:p text:style-name="P11">binary types <text:s text:c="4"/><text:span text:style-name="Page_20_Number">37</text:span></text:p>
          <text:p text:style-name="P11">control instructions <text:s text:c="4"/><text:span text:style-name="Page_20_Number">25</text:span></text:p>
          <text:p text:style-name="P11">conversions <text:s text:c="4"/><text:span text:style-name="Page_20_Number">37</text:span></text:p>
          <text:p text:style-name="P11">exceptions <text:s text:c="4"/><text:span text:style-name="Page_20_Number">39</text:span></text:p>
          <text:p text:style-name="P11">expressions <text:s text:c="4"/><text:span text:style-name="Page_20_Number">23</text:span></text:p>
          <text:p text:style-name="P11">extending classes <text:s text:c="4"/><text:span text:style-name="Page_20_Number">33</text:span></text:p>
          <text:p text:style-name="P11">indexed strings <text:s text:c="4"/><text:span text:style-name="Page_20_Number">29</text:span></text:p>
          <text:p text:style-name="P11">NetRexx <text:s text:c="4"/><text:span text:style-name="Page_20_Number">21</text:span></text:p>
          <text:p text:style-name="P11">objects <text:s text:c="4"/><text:span text:style-name="Page_20_Number">31</text:span></text:p>
          <text:p text:style-name="P11">parsing <text:s text:c="4"/><text:span text:style-name="Page_20_Number">28</text:span></text:p>
          <text:p text:style-name="P11">programs <text:s text:c="4"/><text:span text:style-name="Page_20_Number">22</text:span></text:p>
          <text:p text:style-name="P11">strings <text:s text:c="4"/><text:span text:style-name="Page_20_Number">27</text:span></text:p>
          <text:p text:style-name="P11">tracing <text:s text:c="4"/><text:span text:style-name="Page_20_Number">35</text:span></text:p>
          <text:p text:style-name="P11">variables <text:s text:c="4"/><text:span text:style-name="Page_20_Number">23</text:span></text:p>
          <text:p text:style-name="P16">P</text:p>
          <text:p text:style-name="P17">Package <text:s text:c="4"/><text:span text:style-name="Page_20_Number">50, 113</text:span></text:p>
          <text:p text:style-name="P11">name of <text:s text:c="4"/><text:span text:style-name="Page_20_Number">90, 113</text:span></text:p>
          <text:p text:style-name="P11">netrexx.lang <text:s text:c="4"/><text:span text:style-name="Page_20_Number">181</text:span></text:p>
          <text:p text:style-name="P17">PACKAGE instruction <text:s text:c="4"/><text:span text:style-name="Page_20_Number">113</text:span></text:p>
          <text:p text:style-name="P17">Packing a string <text:s text:c="4"/></text:p>
          <text:p text:style-name="P11">with B2X <text:s text:c="4"/><text:span text:style-name="Page_20_Number">158</text:span></text:p>
          <text:p text:style-name="P11">with X2C <text:s text:c="4"/><text:span text:style-name="Page_20_Number">171</text:span></text:p>
          <text:p text:style-name="P17">Parent <text:s text:c="4"/></text:p>
          <text:p text:style-name="P11">of dependent object <text:s text:c="4"/><text:span text:style-name="Page_20_Number">131</text:span></text:p>
          <text:p text:style-name="P17">PARENT <text:s text:c="4"/></text:p>
          <text:p text:style-name="P11">special word <text:s text:c="4"/><text:span text:style-name="Page_20_Number">132</text:span></text:p>
          <text:p text:style-name="P17">Parent class <text:s text:c="4"/><text:span text:style-name="Page_20_Number">130</text:span></text:p>
          <text:p text:style-name="P17">Parent object <text:s text:c="4"/><text:span text:style-name="Page_20_Number">131</text:span></text:p>
          <text:p text:style-name="P17">Parentheses <text:s text:c="4"/></text:p>
          <text:p text:style-name="P11">adjacent to blanks <text:s text:c="4"/><text:span text:style-name="Page_20_Number">47</text:span></text:p>
          <text:p text:style-name="P11">in expressions <text:s text:c="4"/><text:span text:style-name="Page_20_Number">65, 69</text:span></text:p>
          <text:p text:style-name="P11">in method calls <text:s text:c="4"/><text:span text:style-name="Page_20_Number">52, 57</text:span></text:p>
          <text:p text:style-name="P11">in parsing templates <text:s text:c="4"/><text:span text:style-name="Page_20_Number">141</text:span></text:p>
          <text:p text:style-name="P11"><text:soft-page-break/>in terms <text:s text:c="4"/><text:span text:style-name="Page_20_Number">52</text:span></text:p>
          <text:p text:style-name="P11">omitting from method calls <text:s text:c="4"/><text:span text:style-name="Page_20_Number">52, 53</text:span></text:p>
          <text:p text:style-name="P17">PARSE <text:s text:c="4"/></text:p>
          <text:p text:style-name="P11">instruction <text:s text:c="4"/><text:span text:style-name="Page_20_Number">114</text:span></text:p>
          <text:p text:style-name="P11">parsing rules <text:s text:c="4"/><text:span text:style-name="Page_20_Number">136</text:span></text:p>
          <text:p text:style-name="P17">Parsing <text:s text:c="4"/><text:span text:style-name="Page_20_Number">136</text:span></text:p>
          <text:p text:style-name="P11">absolute columns <text:s text:c="4"/><text:span text:style-name="Page_20_Number">140</text:span></text:p>
          <text:p text:style-name="P11">definition <text:s text:c="4"/><text:span text:style-name="Page_20_Number">137</text:span></text:p>
          <text:p text:style-name="P11">general rules <text:s text:c="4"/><text:span text:style-name="Page_20_Number">136, 137</text:span></text:p>
          <text:p text:style-name="P11">introduction <text:s text:c="4"/><text:span text:style-name="Page_20_Number">136</text:span></text:p>
          <text:p text:style-name="P11">literal patterns <text:s text:c="4"/><text:span text:style-name="Page_20_Number">138</text:span></text:p>
          <text:p text:style-name="P11">overview <text:s text:c="4"/><text:span text:style-name="Page_20_Number">28</text:span></text:p>
          <text:p text:style-name="P11">patterns <text:s text:c="4"/><text:span text:style-name="Page_20_Number">138</text:span></text:p>
          <text:p text:style-name="P11">positional patterns <text:s text:c="4"/><text:span text:style-name="Page_20_Number">139</text:span></text:p>
          <text:p text:style-name="P11">selecting words <text:s text:c="4"/><text:span text:style-name="Page_20_Number">138</text:span></text:p>
          <text:p text:style-name="P11">variable patterns <text:s text:c="4"/><text:span text:style-name="Page_20_Number">141</text:span></text:p>
          <text:p text:style-name="P17">Parsing templates <text:s text:c="4"/><text:span text:style-name="Page_20_Number">136</text:span></text:p>
          <text:p text:style-name="P17">Parsing templates <text:s text:c="4"/></text:p>
          <text:p text:style-name="P11">in PARSE instruction <text:s text:c="4"/><text:span text:style-name="Page_20_Number">114</text:span></text:p>
          <text:p text:style-name="P17">Patterns <text:s text:c="4"/></text:p>
          <text:p text:style-name="P11">in parsing <text:s text:c="4"/><text:span text:style-name="Page_20_Number">138</text:span></text:p>
          <text:p text:style-name="P17">Perceived legibility <text:s text:c="4"/><text:span text:style-name="Page_20_Number">14</text:span></text:p>
          <text:p text:style-name="P17">Period <text:s text:c="4"/></text:p>
          <text:p text:style-name="P11">as placeholder in parsing <text:s text:c="4"/><text:span text:style-name="Page_20_Number">139</text:span></text:p>
          <text:p text:style-name="P11">in numbers <text:s text:c="4"/><text:span text:style-name="Page_20_Number">143</text:span></text:p>
          <text:p text:style-name="P11">in terms <text:s text:c="4"/><text:span text:style-name="Page_20_Number">52</text:span></text:p>
          <text:p text:style-name="P17">Philosophy of NetRexx <text:s text:c="4"/><text:span text:style-name="Page_20_Number">11, 14</text:span></text:p>
          <text:p text:style-name="P17">POS position method <text:s text:c="4"/><text:span text:style-name="Page_20_Number">167</text:span></text:p>
          <text:p text:style-name="P17">Positional patterns <text:s text:c="4"/><text:span text:style-name="Page_20_Number">139</text:span></text:p>
          <text:p text:style-name="P17">Power operator <text:s text:c="4"/><text:span text:style-name="Page_20_Number">66</text:span></text:p>
          <text:p text:style-name="P11">definition <text:s text:c="4"/><text:span text:style-name="Page_20_Number">146</text:span></text:p>
          <text:p text:style-name="P17">Powers of ten in numbers <text:s text:c="4"/><text:span text:style-name="Page_20_Number">69, 148</text:span></text:p>
          <text:p text:style-name="P17">Precedence of operators <text:s text:c="4"/><text:span text:style-name="Page_20_Number">69</text:span></text:p>
          <text:p text:style-name="P17">Precision <text:s text:c="4"/></text:p>
          <text:p text:style-name="P11">arbitrary <text:s text:c="4"/><text:span text:style-name="Page_20_Number">14, 142</text:span></text:p>
          <text:p text:style-name="P11">of arithmetic <text:s text:c="4"/><text:span text:style-name="Page_20_Number">143</text:span></text:p>
          <text:p text:style-name="P17">Prefix operators <text:s text:c="4"/><text:span text:style-name="Page_20_Number">65</text:span></text:p>
          <text:p text:style-name="P11">arithmetic <text:s text:c="4"/><text:span text:style-name="Page_20_Number">145</text:span></text:p>
          <text:p text:style-name="P11">- <text:s text:c="4"/><text:span text:style-name="Page_20_Number">66</text:span></text:p>
          <text:p text:style-name="P12">with types <text:s text:c="4"/><text:span text:style-name="Page_20_Number">68</text:span></text:p>
          <text:p text:style-name="P11">\ <text:s text:c="4"/><text:span text:style-name="Page_20_Number">68</text:span></text:p>
          <text:p text:style-name="P12">with types <text:s text:c="4"/><text:span text:style-name="Page_20_Number">68</text:span></text:p>
          <text:p text:style-name="P11">+ <text:s text:c="4"/><text:span text:style-name="Page_20_Number">66</text:span></text:p>
          <text:p text:style-name="P12">with types <text:s text:c="4"/><text:span text:style-name="Page_20_Number">68</text:span></text:p>
          <text:p text:style-name="P17">Primitive types <text:s text:c="4"/><text:span text:style-name="Page_20_Number">50, 151</text:span></text:p>
          <text:p text:style-name="P17">Primitive types <text:s text:c="4"/></text:p>
          <text:p text:style-name="P11">conversions <text:s text:c="4"/><text:span text:style-name="Page_20_Number">62</text:span></text:p>
          <text:p text:style-name="P17">Priorities of operators <text:s text:c="4"/><text:span text:style-name="Page_20_Number">69</text:span></text:p>
          <text:p text:style-name="P17">PRIVATE <text:s text:c="4"/></text:p>
          <text:p text:style-name="P11">on CLASS instruction <text:s text:c="4"/><text:span text:style-name="Page_20_Number">81</text:span></text:p>
          <text:p text:style-name="P11">on METHOD instruction <text:s text:c="4"/><text:span text:style-name="Page_20_Number">102</text:span></text:p>
          <text:p text:style-name="P11">on PROPERTIES instruction <text:s text:c="4"/><text:span text:style-name="Page_20_Number">115</text:span></text:p>
          <text:p text:style-name="P17">Program <text:s text:c="4"/></text:p>
          <text:p text:style-name="P11">filename of <text:s text:c="4"/><text:span text:style-name="Page_20_Number">134</text:span></text:p>
          <text:p text:style-name="P11">prolog <text:s text:c="4"/><text:span text:style-name="Page_20_Number">127</text:span></text:p>
          <text:p text:style-name="P11">structure <text:s text:c="4"/><text:span text:style-name="Page_20_Number">127</text:span></text:p>
          <text:p text:style-name="P17">Programmer's model of LOOP <text:s text:c="4"/><text:span text:style-name="Page_20_Number">99</text:span></text:p>
          <text:p text:style-name="P17">Programming style <text:s text:c="4"/><text:span text:style-name="Page_20_Number">14</text:span></text:p>
          <text:p text:style-name="P17">Programs <text:s text:c="4"/><text:span text:style-name="Page_20_Number">127</text:span></text:p>
          <text:p text:style-name="P11">examples <text:s text:c="4"/><text:span text:style-name="Page_20_Number">29, 31, 33, 174</text:span></text:p>
          <text:p text:style-name="P11">overview <text:s text:c="4"/><text:span text:style-name="Page_20_Number">22</text:span></text:p>
          <text:p text:style-name="P11">structure <text:s text:c="4"/><text:span text:style-name="Page_20_Number">127</text:span></text:p>
          <text:p text:style-name="P17">Prolog, of a program <text:s text:c="4"/><text:span text:style-name="Page_20_Number">127</text:span></text:p>
          <text:p text:style-name="P17">Properties <text:s text:c="4"/><text:span text:style-name="Page_20_Number">50, 73, 115</text:span></text:p>
          <text:p text:style-name="P11">case of names <text:s text:c="4"/><text:span text:style-name="Page_20_Number">48</text:span></text:p>
          <text:p text:style-name="P11">constant <text:s text:c="4"/><text:span text:style-name="Page_20_Number">116</text:span></text:p>
          <text:p text:style-name="P11">deprecated <text:s text:c="4"/><text:span text:style-name="Page_20_Number">116</text:span></text:p>
          <text:p text:style-name="P11">for JavaBeans <text:s text:c="4"/><text:span text:style-name="Page_20_Number">177</text:span></text:p>
          <text:p text:style-name="P11">in dependent classes <text:s text:c="4"/><text:span text:style-name="Page_20_Number">132</text:span></text:p>
          <text:p text:style-name="P11">in interface classes <text:s text:c="4"/><text:span text:style-name="Page_20_Number">116</text:span></text:p>
          <text:p text:style-name="P11">in minor classes <text:s text:c="4"/><text:span text:style-name="Page_20_Number">132</text:span></text:p>
          <text:p text:style-name="P11">indirect <text:s text:c="4"/><text:span text:style-name="Page_20_Number">178</text:span></text:p>
          <text:p text:style-name="P11">inheritable <text:s text:c="4"/><text:span text:style-name="Page_20_Number">115</text:span></text:p>
          <text:p text:style-name="P11">initialization <text:s text:c="4"/><text:span text:style-name="Page_20_Number">127</text:span></text:p>
          <text:p text:style-name="P11">modifiers <text:s text:c="4"/><text:span text:style-name="Page_20_Number">116</text:span></text:p>
          <text:p text:style-name="P11">naming <text:s text:c="4"/><text:span text:style-name="Page_20_Number">115</text:span></text:p>
          <text:p text:style-name="P11">private <text:s text:c="4"/><text:span text:style-name="Page_20_Number">115</text:span></text:p>
          <text:p text:style-name="P11">public <text:s text:c="4"/><text:span text:style-name="Page_20_Number">115</text:span></text:p>
          <text:p text:style-name="P11">shared <text:s text:c="4"/><text:span text:style-name="Page_20_Number">115</text:span></text:p>
          <text:p text:style-name="P11">static <text:s text:c="4"/><text:span text:style-name="Page_20_Number">116</text:span></text:p>
          <text:p text:style-name="P11">transient <text:s text:c="4"/><text:span text:style-name="Page_20_Number">116</text:span></text:p>
          <text:p text:style-name="P11">unused <text:s text:c="4"/><text:span text:style-name="Page_20_Number">116</text:span></text:p>
          <text:p text:style-name="P11">visibility <text:s text:c="4"/><text:span text:style-name="Page_20_Number">115</text:span></text:p>
          <text:p text:style-name="P11">volatile <text:s text:c="4"/><text:span text:style-name="Page_20_Number">116</text:span></text:p>
          <text:p text:style-name="P17">PROPERTIES instruction <text:s text:c="4"/><text:span text:style-name="Page_20_Number">115, 178</text:span></text:p>
          <text:p text:style-name="P17">Property <text:s text:c="4"/></text:p>
          <text:p text:style-name="P11">DEFAULT_DIGITS <text:s text:c="4"/><text:span text:style-name="Page_20_Number">188</text:span></text:p>
          <text:p text:style-name="P11">DEFAULT_FORM <text:s text:c="4"/><text:span text:style-name="Page_20_Number">188</text:span></text:p>
          <text:p text:style-name="P11">digits <text:s text:c="4"/><text:span text:style-name="Page_20_Number">188</text:span></text:p>
          <text:p text:style-name="P11">ENGINEERING <text:s text:c="4"/><text:span text:style-name="Page_20_Number">188</text:span></text:p>
          <text:p text:style-name="P11">form <text:s text:c="4"/><text:span text:style-name="Page_20_Number">188</text:span></text:p>
          <text:p text:style-name="P11">SCIENTIFIC <text:s text:c="4"/><text:span text:style-name="Page_20_Number">188</text:span></text:p>
          <text:p text:style-name="P17">PROTECT <text:s text:c="4"/></text:p>
          <text:p text:style-name="P11">on DO instruction <text:s text:c="4"/><text:span text:style-name="Page_20_Number">85</text:span></text:p>
          <text:p text:style-name="P11">on LOOP instruction <text:s text:c="4"/><text:span text:style-name="Page_20_Number">99</text:span></text:p>
          <text:p text:style-name="P11">on METHOD instruction <text:s text:c="4"/><text:span text:style-name="Page_20_Number">103</text:span></text:p>
          <text:p text:style-name="P11">on SELECT instruction <text:s text:c="4"/><text:span text:style-name="Page_20_Number">120</text:span></text:p>
          <text:p text:style-name="P17">Protected methods <text:s text:c="4"/><text:span text:style-name="Page_20_Number">103</text:span></text:p>
          <text:p text:style-name="P17">PUBLIC <text:s text:c="4"/></text:p>
          <text:p text:style-name="P11">on CLASS instruction <text:s text:c="4"/><text:span text:style-name="Page_20_Number">81</text:span></text:p>
          <text:p text:style-name="P11">on METHOD instruction <text:s text:c="4"/><text:span text:style-name="Page_20_Number">102</text:span></text:p>
          <text:p text:style-name="P11">on PROPERTIES instruction <text:s text:c="4"/><text:span text:style-name="Page_20_Number">115</text:span></text:p>
          <text:p text:style-name="P17">Punctuation, optional <text:s text:c="4"/><text:span text:style-name="Page_20_Number">14</text:span></text:p>
          <text:p text:style-name="P17">Pure numbers <text:s text:c="4"/><text:span text:style-name="Page_20_Number">148</text:span></text:p>
          <text:p text:style-name="P17">Pure numbers <text:s text:c="4"/></text:p>
          <text:p text:style-name="P11">see Numbers <text:s text:c="4"/><text:span text:style-name="Page_20_Number">142</text:span></text:p>
          <text:p text:style-name="P16"><text:soft-page-break/>Q</text:p>
          <text:p text:style-name="P17">qtime example program <text:s text:c="4"/><text:span text:style-name="Page_20_Number">174</text:span></text:p>
          <text:p text:style-name="P17">Qualified name, of classes <text:s text:c="4"/><text:span text:style-name="Page_20_Number">113</text:span></text:p>
          <text:p text:style-name="P17">Qualified types <text:s text:c="4"/><text:span text:style-name="Page_20_Number">50</text:span></text:p>
          <text:p text:style-name="P17">Quotes in strings <text:s text:c="4"/><text:span text:style-name="Page_20_Number">45</text:span></text:p>
          <text:p text:style-name="P16">R</text:p>
          <text:p text:style-name="P17">Raising exceptions <text:s text:c="4"/><text:span text:style-name="Page_20_Number">122</text:span></text:p>
          <text:p text:style-name="P17">Raising exceptions <text:s text:c="4"/></text:p>
          <text:p text:style-name="P11">see SIGNAL <text:s text:c="4"/><text:span text:style-name="Page_20_Number">122</text:span></text:p>
          <text:p text:style-name="P17">Re-ordering characters <text:s text:c="4"/></text:p>
          <text:p text:style-name="P11">with TRANSLATE method <text:s text:c="4"/><text:span text:style-name="Page_20_Number">169</text:span></text:p>
          <text:p text:style-name="P17">Readability, of programs <text:s text:c="4"/><text:span text:style-name="Page_20_Number">14</text:span></text:p>
          <text:p text:style-name="P17">Real numbers, binary <text:s text:c="4"/><text:span text:style-name="Page_20_Number">151</text:span></text:p>
          <text:p text:style-name="P17">Reality, dealing with <text:s text:c="4"/><text:span text:style-name="Page_20_Number">17</text:span></text:p>
          <text:p text:style-name="P17">Reference implementation <text:s text:c="4"/><text:span text:style-name="Page_20_Number">41</text:span></text:p>
          <text:p text:style-name="P17">References <text:s text:c="4"/></text:p>
          <text:p text:style-name="P11">in terms <text:s text:c="4"/><text:span text:style-name="Page_20_Number">52</text:span></text:p>
          <text:p text:style-name="P11">null <text:s text:c="4"/><text:span text:style-name="Page_20_Number">134</text:span></text:p>
          <text:p text:style-name="P11">to arrays <text:s text:c="4"/><text:span text:style-name="Page_20_Number">77</text:span></text:p>
          <text:p text:style-name="P11">to current object <text:s text:c="4"/><text:span text:style-name="Page_20_Number">134</text:span></text:p>
          <text:p text:style-name="P11">to indexed strings <text:s text:c="4"/><text:span text:style-name="Page_20_Number">76</text:span></text:p>
          <text:p text:style-name="P11">to methods <text:s text:c="4"/><text:span text:style-name="Page_20_Number">57</text:span></text:p>
          <text:p text:style-name="P17">Relative column specification in parsing <text:s text:c="4"/><text:span text:style-name="Page_20_Number">140</text:span></text:p>
          <text:p text:style-name="P17">Relative positional pattern <text:s text:c="4"/><text:span text:style-name="Page_20_Number">140</text:span></text:p>
          <text:p text:style-name="P17">Reliability, of a language <text:s text:c="4"/><text:span text:style-name="Page_20_Number">17</text:span></text:p>
          <text:p text:style-name="P17">Remainder operator <text:s text:c="4"/><text:span text:style-name="Page_20_Number">66, 142</text:span></text:p>
          <text:p text:style-name="P11">definition <text:s text:c="4"/><text:span text:style-name="Page_20_Number">147</text:span></text:p>
          <text:p text:style-name="P17">Repeating a string with COPIES <text:s text:c="4"/><text:span text:style-name="Page_20_Number">159</text:span></text:p>
          <text:p text:style-name="P17">Repetitive loops <text:s text:c="4"/><text:span text:style-name="Page_20_Number">95</text:span></text:p>
          <text:p text:style-name="P17">Repetitor phrase <text:s text:c="4"/><text:span text:style-name="Page_20_Number">95</text:span></text:p>
          <text:p text:style-name="P17">REPLACE option <text:s text:c="4"/><text:span text:style-name="Page_20_Number">110</text:span></text:p>
          <text:p text:style-name="P17">Replacing strings <text:s text:c="4"/></text:p>
          <text:p text:style-name="P11">using CHANGESTR <text:s text:c="4"/><text:span text:style-name="Page_20_Number">159</text:span></text:p>
          <text:p text:style-name="P11">using TRANSLATE <text:s text:c="4"/><text:span text:style-name="Page_20_Number">169</text:span></text:p>
          <text:p text:style-name="P17">Required arguments <text:s text:c="4"/><text:span text:style-name="Page_20_Number">102</text:span></text:p>
          <text:p text:style-name="P17">Residue <text:s text:c="4"/></text:p>
          <text:p text:style-name="P11">see Remainder operator <text:s text:c="4"/><text:span text:style-name="Page_20_Number">147</text:span></text:p>
          <text:p text:style-name="P17">Resolution of methods <text:s text:c="4"/><text:span text:style-name="Page_20_Number">58</text:span></text:p>
          <text:p text:style-name="P17">Results <text:s text:c="4"/></text:p>
          <text:p text:style-name="P11">of methods <text:s text:c="4"/><text:span text:style-name="Page_20_Number">104</text:span></text:p>
          <text:p text:style-name="P11">returned by RETURN <text:s text:c="4"/><text:span text:style-name="Page_20_Number">117</text:span></text:p>
          <text:p text:style-name="P11">size of <text:s text:c="4"/><text:span text:style-name="Page_20_Number">65</text:span></text:p>
          <text:p text:style-name="P17">RESULTS <text:s text:c="4"/></text:p>
          <text:p text:style-name="P11">TRACE setting <text:s text:c="4"/><text:span text:style-name="Page_20_Number">124</text:span></text:p>
          <text:p text:style-name="P17">Return character <text:s text:c="4"/></text:p>
          <text:p text:style-name="P11">escape sequence <text:s text:c="4"/><text:span text:style-name="Page_20_Number">45</text:span></text:p>
          <text:p text:style-name="P17">Return code, setting on exit <text:s text:c="4"/><text:span text:style-name="Page_20_Number">87</text:span></text:p>
          <text:p text:style-name="P17">RETURN instruction <text:s text:c="4"/><text:span text:style-name="Page_20_Number">117</text:span></text:p>
          <text:p text:style-name="P17">Return string, setting on exit <text:s text:c="4"/><text:span text:style-name="Page_20_Number">87</text:span></text:p>
          <text:p text:style-name="P17">RETURNS <text:s text:c="4"/></text:p>
          <text:p text:style-name="P11">on METHOD instruction <text:s text:c="4"/><text:span text:style-name="Page_20_Number">104</text:span></text:p>
          <text:p text:style-name="P17">REVERSE method <text:s text:c="4"/><text:span text:style-name="Page_20_Number">167</text:span></text:p>
          <text:p text:style-name="P17">Rexx <text:s text:c="4"/></text:p>
          <text:p text:style-name="P11">arithmetic <text:s text:c="4"/><text:span text:style-name="Page_20_Number">142</text:span></text:p>
          <text:p text:style-name="P11">class <text:s text:c="4"/></text:p>
          <text:p text:style-name="P12">conversions <text:s text:c="4"/><text:span text:style-name="Page_20_Number">62</text:span></text:p>
          <text:p text:style-name="P12">methods of <text:s text:c="4"/><text:span text:style-name="Page_20_Number">157</text:span></text:p>
          <text:p text:style-name="P12">NetRexx strings <text:s text:c="4"/><text:span text:style-name="Page_20_Number">50</text:span></text:p>
          <text:p text:style-name="P12">use by PARSE <text:s text:c="4"/><text:span text:style-name="Page_20_Number">114</text:span></text:p>
          <text:p text:style-name="P11">features of <text:s text:c="4"/><text:span text:style-name="Page_20_Number">11</text:span></text:p>
          <text:p text:style-name="P11">influence of <text:s text:c="4"/><text:span text:style-name="Page_20_Number">11</text:span></text:p>
          <text:p text:style-name="P17">Rexx(boolean) constructor <text:s text:c="4"/><text:span text:style-name="Page_20_Number">183</text:span></text:p>
          <text:p text:style-name="P17">Rexx(byte) constructor <text:s text:c="4"/><text:span text:style-name="Page_20_Number">183</text:span></text:p>
          <text:p text:style-name="P17">Rexx(char) constructor <text:s text:c="4"/><text:span text:style-name="Page_20_Number">183</text:span></text:p>
          <text:p text:style-name="P17">Rexx(char[]) constructor <text:s text:c="4"/><text:span text:style-name="Page_20_Number">183</text:span></text:p>
          <text:p text:style-name="P17">Rexx(double) constructor <text:s text:c="4"/><text:span text:style-name="Page_20_Number">183</text:span></text:p>
          <text:p text:style-name="P17">Rexx(float) constructor <text:s text:c="4"/><text:span text:style-name="Page_20_Number">183</text:span></text:p>
          <text:p text:style-name="P17">Rexx(int) constructor <text:s text:c="4"/><text:span text:style-name="Page_20_Number">183</text:span></text:p>
          <text:p text:style-name="P17">Rexx(long) constructor <text:s text:c="4"/><text:span text:style-name="Page_20_Number">183</text:span></text:p>
          <text:p text:style-name="P17">Rexx(Rexx) constructor <text:s text:c="4"/><text:span text:style-name="Page_20_Number">183</text:span></text:p>
          <text:p text:style-name="P17">Rexx(short) constructor <text:s text:c="4"/><text:span text:style-name="Page_20_Number">183</text:span></text:p>
          <text:p text:style-name="P17">Rexx(String) constructor <text:s text:c="4"/><text:span text:style-name="Page_20_Number">184</text:span></text:p>
          <text:p text:style-name="P17">Rexx(String[]) constructor <text:s text:c="4"/><text:span text:style-name="Page_20_Number">184</text:span></text:p>
          <text:p text:style-name="P17">RexxSet() constructor <text:s text:c="4"/><text:span text:style-name="Page_20_Number">188</text:span></text:p>
          <text:p text:style-name="P17">RexxSet(int,byte) constructor <text:s text:c="4"/><text:span text:style-name="Page_20_Number">188</text:span></text:p>
          <text:p text:style-name="P17">RexxSet(int) constructor <text:s text:c="4"/><text:span text:style-name="Page_20_Number">188</text:span></text:p>
          <text:p text:style-name="P17">RexxSet(RexxSet) constructor <text:s text:c="4"/><text:span text:style-name="Page_20_Number">188</text:span></text:p>
          <text:p text:style-name="P17">RIGHT method <text:s text:c="4"/><text:span text:style-name="Page_20_Number">167</text:span></text:p>
          <text:p text:style-name="P17">Robustness <text:s text:c="4"/><text:span text:style-name="Page_20_Number">17</text:span></text:p>
          <text:p text:style-name="P17">Rounding <text:s text:c="4"/><text:span text:style-name="Page_20_Number">142</text:span></text:p>
          <text:p text:style-name="P11">definition <text:s text:c="4"/><text:span text:style-name="Page_20_Number">144</text:span></text:p>
          <text:p text:style-name="P11">when numbers used <text:s text:c="4"/><text:span text:style-name="Page_20_Number">149</text:span></text:p>
          <text:p text:style-name="P17">Routines <text:s text:c="4"/></text:p>
          <text:p text:style-name="P11">see Methods <text:s text:c="4"/><text:span text:style-name="Page_20_Number">57</text:span></text:p>
          <text:p text:style-name="P17">Running off the end of a program <text:s text:c="4"/><text:span text:style-name="Page_20_Number">87</text:span></text:p>
          <text:p text:style-name="P16">S</text:p>
          <text:p text:style-name="P17">Sample programs <text:s text:c="4"/></text:p>
          <text:p text:style-name="P11">see Examples <text:s text:c="4"/><text:span text:style-name="Page_20_Number">174</text:span></text:p>
          <text:p text:style-name="P17">SAVELOG option <text:s text:c="4"/><text:span text:style-name="Page_20_Number">110</text:span></text:p>
          <text:p text:style-name="P17">SAY <text:s text:c="4"/></text:p>
          <text:p text:style-name="P11">instruction <text:s text:c="4"/><text:span text:style-name="Page_20_Number">118</text:span></text:p>
          <text:p text:style-name="P17">Scientific notation <text:s text:c="4"/><text:span text:style-name="Page_20_Number">107, 149</text:span></text:p>
          <text:p text:style-name="P17">SCIENTIFIC property <text:s text:c="4"/><text:span text:style-name="Page_20_Number">188</text:span></text:p>
          <text:p text:style-name="P17">SCIENTIFIC value for NUMERIC FORM <text:s text:c="4"/><text:span text:style-name="Page_20_Number">107</text:span></text:p>
          <text:p text:style-name="P17">Search order <text:s text:c="4"/></text:p>
          <text:p text:style-name="P11">for methods <text:s text:c="4"/><text:span text:style-name="Page_20_Number">58</text:span></text:p>
          <text:p text:style-name="P11">for term evaluation <text:s text:c="4"/><text:span text:style-name="Page_20_Number">54</text:span></text:p>
          <text:p text:style-name="P17">Searching a string for a word or phrase <text:s text:c="4"/><text:span text:style-name="Page_20_Number">167, 171</text:span></text:p>
          <text:p text:style-name="P17">Select <text:s text:c="4"/></text:p>
          <text:p text:style-name="P11">label <text:s text:c="4"/><text:span text:style-name="Page_20_Number">120</text:span></text:p>
          <text:p text:style-name="P11">naming of <text:s text:c="4"/><text:span text:style-name="Page_20_Number">120</text:span></text:p>
          <text:p text:style-name="P17">SELECT instruction <text:s text:c="4"/><text:span text:style-name="Page_20_Number">119</text:span></text:p>
          <text:p text:style-name="P17">Semicolons <text:s text:c="4"/><text:span text:style-name="Page_20_Number">44</text:span></text:p>
          <text:p text:style-name="P11">can be omitted <text:s text:c="4"/><text:span text:style-name="Page_20_Number">42</text:span></text:p>
          <text:p text:style-name="P11"><text:soft-page-break/>implied <text:s text:c="4"/><text:span text:style-name="Page_20_Number">48</text:span></text:p>
          <text:p text:style-name="P17">SEQUENCE method <text:s text:c="4"/><text:span text:style-name="Page_20_Number">167</text:span></text:p>
          <text:p text:style-name="P17">setDigits(Rexx) method <text:s text:c="4"/><text:span text:style-name="Page_20_Number">189</text:span></text:p>
          <text:p text:style-name="P17">setForm(Rexx) method <text:s text:c="4"/><text:span text:style-name="Page_20_Number">189</text:span></text:p>
          <text:p text:style-name="P17">SHARED <text:s text:c="4"/></text:p>
          <text:p text:style-name="P11">on CLASS instruction <text:s text:c="4"/><text:span text:style-name="Page_20_Number">81</text:span></text:p>
          <text:p text:style-name="P11">on METHOD instruction <text:s text:c="4"/><text:span text:style-name="Page_20_Number">102</text:span></text:p>
          <text:p text:style-name="P11">on PROPERTIES instruction <text:s text:c="4"/><text:span text:style-name="Page_20_Number">115</text:span></text:p>
          <text:p text:style-name="P17">Short name <text:s text:c="4"/></text:p>
          <text:p text:style-name="P11">of classes <text:s text:c="4"/><text:span text:style-name="Page_20_Number">81, 130</text:span></text:p>
          <text:p text:style-name="P11">of methods <text:s text:c="4"/><text:span text:style-name="Page_20_Number">101</text:span></text:p>
          <text:p text:style-name="P17">SIGN method <text:s text:c="4"/><text:span text:style-name="Page_20_Number">167</text:span></text:p>
          <text:p text:style-name="P17">SIGNAL instruction <text:s text:c="4"/><text:span text:style-name="Page_20_Number">122</text:span></text:p>
          <text:p text:style-name="P17">Signals <text:s text:c="4"/><text:span text:style-name="Page_20_Number">154</text:span></text:p>
          <text:p text:style-name="P17">SIGNALS <text:s text:c="4"/></text:p>
          <text:p text:style-name="P11">on METHOD instruction <text:s text:c="4"/><text:span text:style-name="Page_20_Number">104</text:span></text:p>
          <text:p text:style-name="P17">Signature <text:s text:c="4"/></text:p>
          <text:p text:style-name="P11">see Type <text:s text:c="4"/><text:span text:style-name="Page_20_Number">50</text:span></text:p>
          <text:p text:style-name="P17">Significand of exponential numbers <text:s text:c="4"/><text:span text:style-name="Page_20_Number">148</text:span></text:p>
          <text:p text:style-name="P17">Significant digits, in arithmetic <text:s text:c="4"/><text:span text:style-name="Page_20_Number">143</text:span></text:p>
          <text:p text:style-name="P17">Signs in parsing templates <text:s text:c="4"/><text:span text:style-name="Page_20_Number">139</text:span></text:p>
          <text:p text:style-name="P17">Simple DO group <text:s text:c="4"/><text:span text:style-name="Page_20_Number">85</text:span></text:p>
          <text:p text:style-name="P17">Simple number <text:s text:c="4"/><text:span text:style-name="Page_20_Number">46</text:span></text:p>
          <text:p text:style-name="P11">see Numbers <text:s text:c="4"/><text:span text:style-name="Page_20_Number">142</text:span></text:p>
          <text:p text:style-name="P17">Simple repetitor phrase <text:s text:c="4"/><text:span text:style-name="Page_20_Number">95</text:span></text:p>
          <text:p text:style-name="P17">Simple terms <text:s text:c="4"/><text:span text:style-name="Page_20_Number">52</text:span></text:p>
          <text:p text:style-name="P17">Single-quote <text:s text:c="4"/></text:p>
          <text:p text:style-name="P11">escape sequence <text:s text:c="4"/><text:span text:style-name="Page_20_Number">45</text:span></text:p>
          <text:p text:style-name="P11">string delimiter <text:s text:c="4"/><text:span text:style-name="Page_20_Number">45</text:span></text:p>
          <text:p text:style-name="P17">Size <text:s text:c="4"/></text:p>
          <text:p text:style-name="P11">of language <text:s text:c="4"/><text:span text:style-name="Page_20_Number">18</text:span></text:p>
          <text:p text:style-name="P11">see Length <text:s text:c="4"/><text:span text:style-name="Page_20_Number">18</text:span></text:p>
          <text:p text:style-name="P17">SOURCE special word <text:s text:c="4"/><text:span text:style-name="Page_20_Number">134</text:span></text:p>
          <text:p text:style-name="P17">SOURCEDIR option <text:s text:c="4"/><text:span text:style-name="Page_20_Number">110</text:span></text:p>
          <text:p text:style-name="P17">SOURCELINE <text:s text:c="4"/></text:p>
          <text:p text:style-name="P11">special word <text:s text:c="4"/><text:span text:style-name="Page_20_Number">134</text:span></text:p>
          <text:p text:style-name="P17">SPACE method <text:s text:c="4"/><text:span text:style-name="Page_20_Number">168</text:span></text:p>
          <text:p text:style-name="P17">Special characters <text:s text:c="4"/><text:span text:style-name="Page_20_Number">47</text:span></text:p>
          <text:p text:style-name="P17">Special characters <text:s text:c="4"/></text:p>
          <text:p text:style-name="P11">used for operators <text:s text:c="4"/><text:span text:style-name="Page_20_Number">47</text:span></text:p>
          <text:p text:style-name="P17">Special methods <text:s text:c="4"/><text:span text:style-name="Page_20_Number">135</text:span></text:p>
          <text:p text:style-name="P11">super <text:s text:c="4"/><text:span text:style-name="Page_20_Number">131, 135</text:span></text:p>
          <text:p text:style-name="P11">this <text:s text:c="4"/><text:span text:style-name="Page_20_Number">135</text:span></text:p>
          <text:p text:style-name="P17">Special words <text:s text:c="4"/><text:span text:style-name="Page_20_Number">133</text:span></text:p>
          <text:p text:style-name="P11">ask <text:s text:c="4"/><text:span text:style-name="Page_20_Number">133</text:span></text:p>
          <text:p text:style-name="P11">class <text:s text:c="4"/><text:span text:style-name="Page_20_Number">133</text:span></text:p>
          <text:p text:style-name="P11">digits <text:s text:c="4"/><text:span text:style-name="Page_20_Number">133</text:span></text:p>
          <text:p text:style-name="P11">form <text:s text:c="4"/><text:span text:style-name="Page_20_Number">133</text:span></text:p>
          <text:p text:style-name="P11">length <text:s text:c="4"/><text:span text:style-name="Page_20_Number">133</text:span></text:p>
          <text:p text:style-name="P11">null <text:s text:c="4"/><text:span text:style-name="Page_20_Number">134</text:span></text:p>
          <text:p text:style-name="P11">parent <text:s text:c="4"/><text:span text:style-name="Page_20_Number">132</text:span></text:p>
          <text:p text:style-name="P11">source <text:s text:c="4"/><text:span text:style-name="Page_20_Number">134</text:span></text:p>
          <text:p text:style-name="P11">sourceline <text:s text:c="4"/><text:span text:style-name="Page_20_Number">134</text:span></text:p>
          <text:p text:style-name="P11">super <text:s text:c="4"/><text:span text:style-name="Page_20_Number">134</text:span></text:p>
          <text:p text:style-name="P11">this <text:s text:c="4"/><text:span text:style-name="Page_20_Number">132, 134</text:span></text:p>
          <text:p text:style-name="P11">trace <text:s text:c="4"/><text:span text:style-name="Page_20_Number">135</text:span></text:p>
          <text:p text:style-name="P11">version <text:s text:c="4"/><text:span text:style-name="Page_20_Number">135</text:span></text:p>
          <text:p text:style-name="P17">Square brackets <text:s text:c="4"/></text:p>
          <text:p text:style-name="P11">in array initializers <text:s text:c="4"/><text:span text:style-name="Page_20_Number">52, 78</text:span></text:p>
          <text:p text:style-name="P11">in indexed references <text:s text:c="4"/><text:span text:style-name="Page_20_Number">52</text:span></text:p>
          <text:p text:style-name="P17">Standard classes <text:s text:c="4"/><text:span text:style-name="Page_20_Number">82</text:span></text:p>
          <text:p text:style-name="P17">Standard methods <text:s text:c="4"/><text:span text:style-name="Page_20_Number">102</text:span></text:p>
          <text:p text:style-name="P17">STATIC <text:s text:c="4"/></text:p>
          <text:p text:style-name="P11">on METHOD instruction <text:s text:c="4"/><text:span text:style-name="Page_20_Number">102</text:span></text:p>
          <text:p text:style-name="P11">on PROPERTIES instruction <text:s text:c="4"/><text:span text:style-name="Page_20_Number">116</text:span></text:p>
          <text:p text:style-name="P17">Static methods <text:s text:c="4"/><text:span text:style-name="Page_20_Number">103</text:span></text:p>
          <text:p text:style-name="P17">Static methods <text:s text:c="4"/></text:p>
          <text:p text:style-name="P11">used by classes <text:s text:c="4"/><text:span text:style-name="Page_20_Number">83</text:span></text:p>
          <text:p text:style-name="P17">Static variable typing <text:s text:c="4"/><text:span text:style-name="Page_20_Number">73</text:span></text:p>
          <text:p text:style-name="P17">stderr, used by TRACE <text:s text:c="4"/><text:span text:style-name="Page_20_Number">126</text:span></text:p>
          <text:p text:style-name="P17">stdin, reading with ASK <text:s text:c="4"/><text:span text:style-name="Page_20_Number">133</text:span></text:p>
          <text:p text:style-name="P17">stdout, writing to with SAY <text:s text:c="4"/><text:span text:style-name="Page_20_Number">118</text:span></text:p>
          <text:p text:style-name="P17">Strict comparative operators <text:s text:c="4"/><text:span text:style-name="Page_20_Number">66</text:span></text:p>
          <text:p text:style-name="P17">STRICTARGS option <text:s text:c="4"/><text:span text:style-name="Page_20_Number">110</text:span></text:p>
          <text:p text:style-name="P17">STRICTASSIGN option <text:s text:c="4"/><text:span text:style-name="Page_20_Number">110</text:span></text:p>
          <text:p text:style-name="P17">STRICTCASE option <text:s text:c="4"/><text:span text:style-name="Page_20_Number">110</text:span></text:p>
          <text:p text:style-name="P17">STRICTIMPORT option <text:s text:c="4"/><text:span text:style-name="Page_20_Number">111</text:span></text:p>
          <text:p text:style-name="P17">STRICTPROPS option <text:s text:c="4"/><text:span text:style-name="Page_20_Number">111</text:span></text:p>
          <text:p text:style-name="P17">STRICTSIGNAL option <text:s text:c="4"/><text:span text:style-name="Page_20_Number">111</text:span></text:p>
          <text:p text:style-name="P17">Strings <text:s text:c="4"/><text:span text:style-name="Page_20_Number">45</text:span></text:p>
          <text:p text:style-name="P11">as literal constants <text:s text:c="4"/><text:span text:style-name="Page_20_Number">45</text:span></text:p>
          <text:p text:style-name="P11">comparison of <text:s text:c="4"/><text:span text:style-name="Page_20_Number">66</text:span></text:p>
          <text:p text:style-name="P11">concatenation of <text:s text:c="4"/><text:span text:style-name="Page_20_Number">65</text:span></text:p>
          <text:p text:style-name="P11">escapes in <text:s text:c="4"/><text:span text:style-name="Page_20_Number">45</text:span></text:p>
          <text:p text:style-name="P11">in terms <text:s text:c="4"/><text:span text:style-name="Page_20_Number">52</text:span></text:p>
          <text:p text:style-name="P11">indexed <text:s text:c="4"/><text:span text:style-name="Page_20_Number">76</text:span></text:p>
          <text:p text:style-name="P11">length of <text:s text:c="4"/><text:span text:style-name="Page_20_Number">165</text:span></text:p>
          <text:p text:style-name="P11">lowercasing <text:s text:c="4"/><text:span text:style-name="Page_20_Number">165</text:span></text:p>
          <text:p text:style-name="P11">moving with TRANSLATE method <text:s text:c="4"/><text:span text:style-name="Page_20_Number">169</text:span></text:p>
          <text:p text:style-name="P11">null <text:s text:c="4"/><text:span text:style-name="Page_20_Number">45</text:span></text:p>
          <text:p text:style-name="P11">overview <text:s text:c="4"/><text:span text:style-name="Page_20_Number">27</text:span></text:p>
          <text:p text:style-name="P11">quotes in <text:s text:c="4"/><text:span text:style-name="Page_20_Number">45</text:span></text:p>
          <text:p text:style-name="P11">sub-values of <text:s text:c="4"/><text:span text:style-name="Page_20_Number">76</text:span></text:p>
          <text:p text:style-name="P11">types of <text:s text:c="4"/><text:span text:style-name="Page_20_Number">63</text:span></text:p>
          <text:p text:style-name="P11">uppercasing <text:s text:c="4"/><text:span text:style-name="Page_20_Number">170</text:span></text:p>
          <text:p text:style-name="P11">verifying contents of <text:s text:c="4"/><text:span text:style-name="Page_20_Number">170</text:span></text:p>
          <text:p text:style-name="P17">STRIP method <text:s text:c="4"/><text:span text:style-name="Page_20_Number">168</text:span></text:p>
          <text:p text:style-name="P17">Strong typing <text:s text:c="4"/><text:span text:style-name="Page_20_Number">14</text:span></text:p>
          <text:p text:style-name="P17">Structured programming concepts <text:s text:c="4"/><text:span text:style-name="Page_20_Number">14</text:span></text:p>
          <text:p text:style-name="P17">Stub, of term <text:s text:c="4"/><text:span text:style-name="Page_20_Number">52</text:span></text:p>
          <text:p text:style-name="P17">Style, programming <text:s text:c="4"/><text:span text:style-name="Page_20_Number">14</text:span></text:p>
          <text:p text:style-name="P17">Sub-expressions, in terms <text:s text:c="4"/><text:span text:style-name="Page_20_Number">52</text:span></text:p>
          <text:p text:style-name="P17">Sub-keywords <text:s text:c="4"/><text:span text:style-name="Page_20_Number">80</text:span></text:p>
          <text:p text:style-name="P17">Sub-string, extracting <text:s text:c="4"/><text:span text:style-name="Page_20_Number">168</text:span></text:p>
          <text:p text:style-name="P17">Sub-values, of strings <text:s text:c="4"/><text:span text:style-name="Page_20_Number">76</text:span></text:p>
          <text:p text:style-name="P17">Subclass of a class <text:s text:c="4"/><text:span text:style-name="Page_20_Number">83</text:span></text:p>
          <text:p text:style-name="P17">Subroutines <text:s text:c="4"/></text:p>
          <text:p text:style-name="P11">calling <text:s text:c="4"/><text:span text:style-name="Page_20_Number">57</text:span></text:p>
          <text:p text:style-name="P11"><text:soft-page-break/>passing back values from <text:s text:c="4"/><text:span text:style-name="Page_20_Number">117</text:span></text:p>
          <text:p text:style-name="P11">return from <text:s text:c="4"/><text:span text:style-name="Page_20_Number">117</text:span></text:p>
          <text:p text:style-name="P17">Substitution <text:s text:c="4"/></text:p>
          <text:p text:style-name="P11">in expressions <text:s text:c="4"/><text:span text:style-name="Page_20_Number">65</text:span></text:p>
          <text:p text:style-name="P17">SUBSTR method <text:s text:c="4"/><text:span text:style-name="Page_20_Number">168</text:span></text:p>
          <text:p text:style-name="P17">Subtraction <text:s text:c="4"/><text:span text:style-name="Page_20_Number">66</text:span></text:p>
          <text:p text:style-name="P11">definition <text:s text:c="4"/><text:span text:style-name="Page_20_Number">145</text:span></text:p>
          <text:p text:style-name="P17">SUBWORD method <text:s text:c="4"/><text:span text:style-name="Page_20_Number">168</text:span></text:p>
          <text:p text:style-name="P17">SUPER <text:s text:c="4"/></text:p>
          <text:p text:style-name="P11">special method <text:s text:c="4"/><text:span text:style-name="Page_20_Number">131, 135</text:span></text:p>
          <text:p text:style-name="P11">special word <text:s text:c="4"/><text:span text:style-name="Page_20_Number">134</text:span></text:p>
          <text:p text:style-name="P17">Superclass of a class <text:s text:c="4"/><text:span text:style-name="Page_20_Number">83</text:span></text:p>
          <text:p text:style-name="P17">Symbol characters <text:s text:c="4"/></text:p>
          <text:p text:style-name="P11">checking with DATATYPE <text:s text:c="4"/><text:span text:style-name="Page_20_Number">161</text:span></text:p>
          <text:p text:style-name="P17">Symbolic manipulation <text:s text:c="4"/><text:span text:style-name="Page_20_Number">15</text:span></text:p>
          <text:p text:style-name="P17">Symbols <text:s text:c="4"/><text:span text:style-name="Page_20_Number">46</text:span></text:p>
          <text:p text:style-name="P11">assigning values to <text:s text:c="4"/><text:span text:style-name="Page_20_Number">72</text:span></text:p>
          <text:p text:style-name="P11">case of <text:s text:c="4"/><text:span text:style-name="Page_20_Number">48</text:span></text:p>
          <text:p text:style-name="P11">in terms <text:s text:c="4"/><text:span text:style-name="Page_20_Number">52</text:span></text:p>
          <text:p text:style-name="P11">numeric <text:s text:c="4"/><text:span text:style-name="Page_20_Number">46, 52</text:span></text:p>
          <text:p text:style-name="P11">use of <text:s text:c="4"/><text:span text:style-name="Page_20_Number">72</text:span></text:p>
          <text:p text:style-name="P11">valid names <text:s text:c="4"/><text:span text:style-name="Page_20_Number">46</text:span></text:p>
          <text:p text:style-name="P17">SYMBOLS option <text:s text:c="4"/><text:span text:style-name="Page_20_Number">111</text:span></text:p>
          <text:p text:style-name="P17">Syntactic units <text:s text:c="4"/><text:span text:style-name="Page_20_Number">16</text:span></text:p>
          <text:p text:style-name="P17">Syntax checking <text:s text:c="4"/></text:p>
          <text:p text:style-name="P11">see TRACE instruction <text:s text:c="4"/><text:span text:style-name="Page_20_Number">123</text:span></text:p>
          <text:p text:style-name="P17">Syntax diagrams <text:s text:c="4"/></text:p>
          <text:p text:style-name="P11">notation for <text:s text:c="4"/><text:span text:style-name="Page_20_Number">42</text:span></text:p>
          <text:p text:style-name="P17">Syntax notation <text:s text:c="4"/><text:span text:style-name="Page_20_Number">42</text:span></text:p>
          <text:p text:style-name="P17">System independence <text:s text:c="4"/><text:span text:style-name="Page_20_Number">16</text:span></text:p>
          <text:p text:style-name="P17">System-dependent options <text:s text:c="4"/><text:span text:style-name="Page_20_Number">109</text:span></text:p>
          <text:p text:style-name="P16">T</text:p>
          <text:p text:style-name="P17">Tab character <text:s text:c="4"/><text:span text:style-name="Page_20_Number">44</text:span></text:p>
          <text:p text:style-name="P11">escape sequence <text:s text:c="4"/><text:span text:style-name="Page_20_Number">45</text:span></text:p>
          <text:p text:style-name="P17">Tabulation character <text:s text:c="4"/><text:span text:style-name="Page_20_Number">44</text:span></text:p>
          <text:p text:style-name="P17">Templates, parsing <text:s text:c="4"/><text:span text:style-name="Page_20_Number">136</text:span></text:p>
          <text:p text:style-name="P11">general rules <text:s text:c="4"/><text:span text:style-name="Page_20_Number">136</text:span></text:p>
          <text:p text:style-name="P11">in PARSE instruction <text:s text:c="4"/><text:span text:style-name="Page_20_Number">114</text:span></text:p>
          <text:p text:style-name="P17">Ten, powers of <text:s text:c="4"/><text:span text:style-name="Page_20_Number">148</text:span></text:p>
          <text:p text:style-name="P17">Terminal, writing to with SAY <text:s text:c="4"/><text:span text:style-name="Page_20_Number">118</text:span></text:p>
          <text:p text:style-name="P17">Terms <text:s text:c="4"/><text:span text:style-name="Page_20_Number">52, 65</text:span></text:p>
          <text:p text:style-name="P11">compound <text:s text:c="4"/><text:span text:style-name="Page_20_Number">52</text:span></text:p>
          <text:p text:style-name="P11">evaluation of <text:s text:c="4"/><text:span text:style-name="Page_20_Number">53</text:span></text:p>
          <text:p text:style-name="P11">in assignments <text:s text:c="4"/><text:span text:style-name="Page_20_Number">74</text:span></text:p>
          <text:p text:style-name="P11">on left of = <text:s text:c="4"/><text:span text:style-name="Page_20_Number">74</text:span></text:p>
          <text:p text:style-name="P11">parsing of <text:s text:c="4"/><text:span text:style-name="Page_20_Number">114</text:span></text:p>
          <text:p text:style-name="P11">simple <text:s text:c="4"/><text:span text:style-name="Page_20_Number">52</text:span></text:p>
          <text:p text:style-name="P11">stub of <text:s text:c="4"/><text:span text:style-name="Page_20_Number">52</text:span></text:p>
          <text:p text:style-name="P17">Testing for indexed variables <text:s text:c="4"/><text:span text:style-name="Page_20_Number">163</text:span></text:p>
          <text:p text:style-name="P17">Text formatting <text:s text:c="4"/></text:p>
          <text:p text:style-name="P11">see Formatting <text:s text:c="4"/><text:span text:style-name="Page_20_Number">157</text:span></text:p>
          <text:p text:style-name="P11">see Words <text:s text:c="4"/><text:span text:style-name="Page_20_Number">157</text:span></text:p>
          <text:p text:style-name="P17">THEN <text:s text:c="4"/></text:p>
          <text:p text:style-name="P11">following IF clause <text:s text:c="4"/><text:span text:style-name="Page_20_Number">88</text:span></text:p>
          <text:p text:style-name="P11">following WHEN clause <text:s text:c="4"/><text:span text:style-name="Page_20_Number">119</text:span></text:p>
          <text:p text:style-name="P17">THIS <text:s text:c="4"/></text:p>
          <text:p text:style-name="P11">special method <text:s text:c="4"/><text:span text:style-name="Page_20_Number">135</text:span></text:p>
          <text:p text:style-name="P11">special word <text:s text:c="4"/><text:span text:style-name="Page_20_Number">132, 134</text:span></text:p>
          <text:p text:style-name="P17">Thread <text:s text:c="4"/></text:p>
          <text:p text:style-name="P11">tracing <text:s text:c="4"/><text:span text:style-name="Page_20_Number">126</text:span></text:p>
          <text:p text:style-name="P17">TO phrase of LOOP instruction <text:s text:c="4"/><text:span text:style-name="Page_20_Number">94</text:span></text:p>
          <text:p text:style-name="P17">toboolean method <text:s text:c="4"/><text:span text:style-name="Page_20_Number">186</text:span></text:p>
          <text:p text:style-name="P17">tobyte method <text:s text:c="4"/><text:span text:style-name="Page_20_Number">186</text:span></text:p>
          <text:p text:style-name="P17">tochar method <text:s text:c="4"/><text:span text:style-name="Page_20_Number">186</text:span></text:p>
          <text:p text:style-name="P17">todouble method <text:s text:c="4"/><text:span text:style-name="Page_20_Number">186</text:span></text:p>
          <text:p text:style-name="P17">tofloat method <text:s text:c="4"/><text:span text:style-name="Page_20_Number">186</text:span></text:p>
          <text:p text:style-name="P17">toint method <text:s text:c="4"/><text:span text:style-name="Page_20_Number">186</text:span></text:p>
          <text:p text:style-name="P17">Tokens <text:s text:c="4"/><text:span text:style-name="Page_20_Number">45</text:span></text:p>
          <text:p text:style-name="P17">tolong method <text:s text:c="4"/><text:span text:style-name="Page_20_Number">186</text:span></text:p>
          <text:p text:style-name="P17">Tools, reliability of <text:s text:c="4"/><text:span text:style-name="Page_20_Number">17</text:span></text:p>
          <text:p text:style-name="P17">toshort method <text:s text:c="4"/><text:span text:style-name="Page_20_Number">186</text:span></text:p>
          <text:p text:style-name="P17">toString method <text:s text:c="4"/><text:span text:style-name="Page_20_Number">187</text:span></text:p>
          <text:p text:style-name="P17">Trace <text:s text:c="4"/></text:p>
          <text:p text:style-name="P11">context <text:s text:c="4"/><text:span text:style-name="Page_20_Number">126</text:span></text:p>
          <text:p text:style-name="P17">TRACE <text:s text:c="4"/></text:p>
          <text:p text:style-name="P11">instruction <text:s text:c="4"/><text:span text:style-name="Page_20_Number">123</text:span></text:p>
          <text:p text:style-name="P11">option <text:s text:c="4"/><text:span text:style-name="Page_20_Number">111</text:span></text:p>
          <text:p text:style-name="P11">special word <text:s text:c="4"/><text:span text:style-name="Page_20_Number">135</text:span></text:p>
          <text:p text:style-name="P17">Trace setting <text:s text:c="4"/><text:span text:style-name="Page_20_Number">123</text:span></text:p>
          <text:p text:style-name="P17">Trace setting <text:s text:c="4"/></text:p>
          <text:p text:style-name="P11">altering with TRACE instruction <text:s text:c="4"/><text:span text:style-name="Page_20_Number">123</text:span></text:p>
          <text:p text:style-name="P17">Tracing <text:s text:c="4"/></text:p>
          <text:p text:style-name="P11">clauses <text:s text:c="4"/><text:span text:style-name="Page_20_Number">123</text:span></text:p>
          <text:p text:style-name="P11">data identifiers <text:s text:c="4"/><text:span text:style-name="Page_20_Number">125</text:span></text:p>
          <text:p text:style-name="P11">execution of programs <text:s text:c="4"/><text:span text:style-name="Page_20_Number">123</text:span></text:p>
          <text:p text:style-name="P11">line numbers <text:s text:c="4"/><text:span text:style-name="Page_20_Number">125</text:span></text:p>
          <text:p text:style-name="P11">overview <text:s text:c="4"/><text:span text:style-name="Page_20_Number">35</text:span></text:p>
          <text:p text:style-name="P11">variables <text:s text:c="4"/><text:span text:style-name="Page_20_Number">124</text:span></text:p>
          <text:p text:style-name="P17">Trailing blanks <text:s text:c="4"/></text:p>
          <text:p text:style-name="P11">removal with STRIP method <text:s text:c="4"/><text:span text:style-name="Page_20_Number">168</text:span></text:p>
          <text:p text:style-name="P17">Trailing zeros <text:s text:c="4"/><text:span text:style-name="Page_20_Number">145</text:span></text:p>
          <text:p text:style-name="P17">TRANSIENT <text:s text:c="4"/></text:p>
          <text:p text:style-name="P11">on PROPERTIES instruction <text:s text:c="4"/><text:span text:style-name="Page_20_Number">116</text:span></text:p>
          <text:p text:style-name="P17">TRANSLATE method <text:s text:c="4"/><text:span text:style-name="Page_20_Number">169</text:span></text:p>
          <text:p text:style-name="P17">Translation <text:s text:c="4"/></text:p>
          <text:p text:style-name="P11">see Case translation <text:s text:c="4"/><text:span text:style-name="Page_20_Number">169</text:span></text:p>
          <text:p text:style-name="P11">with TRANSLATE method <text:s text:c="4"/><text:span text:style-name="Page_20_Number">169</text:span></text:p>
          <text:p text:style-name="P17">Trapping of exceptions <text:s text:c="4"/><text:span text:style-name="Page_20_Number">122</text:span></text:p>
          <text:p text:style-name="P17">Trapping of exceptions <text:s text:c="4"/></text:p>
          <text:p text:style-name="P11">see SIGNAL <text:s text:c="4"/><text:span text:style-name="Page_20_Number">122</text:span></text:p>
          <text:p text:style-name="P17">True value <text:s text:c="4"/><text:span text:style-name="Page_20_Number">68</text:span></text:p>
          <text:p text:style-name="P17">TRUNC method <text:s text:c="4"/><text:span text:style-name="Page_20_Number">169</text:span></text:p>
          <text:p text:style-name="P17">Truncating numbers <text:s text:c="4"/><text:span text:style-name="Page_20_Number">169</text:span></text:p>
          <text:p text:style-name="P17">Types <text:s text:c="4"/><text:span text:style-name="Page_20_Number">50</text:span></text:p>
          <text:p text:style-name="P11">checking instances of <text:s text:c="4"/><text:span text:style-name="Page_20_Number">68</text:span></text:p>
          <text:p text:style-name="P11">checking with DATATYPE <text:s text:c="4"/><text:span text:style-name="Page_20_Number">161</text:span></text:p>
          <text:p text:style-name="P11">concatenation of <text:s text:c="4"/><text:span text:style-name="Page_20_Number">68</text:span></text:p>
          <text:p text:style-name="P11"><text:soft-page-break/>conversions <text:s text:c="4"/><text:span text:style-name="Page_20_Number">62</text:span></text:p>
          <text:p text:style-name="P11">declaring <text:s text:c="4"/><text:span text:style-name="Page_20_Number">73</text:span></text:p>
          <text:p text:style-name="P11">dimensioned <text:s text:c="4"/><text:span text:style-name="Page_20_Number">51</text:span></text:p>
          <text:p text:style-name="P11">of terms <text:s text:c="4"/><text:span text:style-name="Page_20_Number">65</text:span></text:p>
          <text:p text:style-name="P11">of values <text:s text:c="4"/><text:span text:style-name="Page_20_Number">65</text:span></text:p>
          <text:p text:style-name="P11">operations on <text:s text:c="4"/><text:span text:style-name="Page_20_Number">68</text:span></text:p>
          <text:p text:style-name="P11">primitive <text:s text:c="4"/><text:span text:style-name="Page_20_Number">50, 151</text:span></text:p>
          <text:p text:style-name="P11">qualified <text:s text:c="4"/><text:span text:style-name="Page_20_Number">50</text:span></text:p>
          <text:p text:style-name="P11">simplification <text:s text:c="4"/><text:span text:style-name="Page_20_Number">62</text:span></text:p>
          <text:p text:style-name="P17">Typing (printing) data <text:s text:c="4"/></text:p>
          <text:p text:style-name="P11">see SAY instruction <text:s text:c="4"/><text:span text:style-name="Page_20_Number">118</text:span></text:p>
          <text:p text:style-name="P16">U</text:p>
          <text:p text:style-name="P17">Underflow, arithmetic <text:s text:c="4"/><text:span text:style-name="Page_20_Number">150</text:span></text:p>
          <text:p text:style-name="P17">Underscore <text:s text:c="4"/></text:p>
          <text:p text:style-name="P11">in symbols <text:s text:c="4"/><text:span text:style-name="Page_20_Number">46</text:span></text:p>
          <text:p text:style-name="P17">Unicode <text:s text:c="4"/></text:p>
          <text:p text:style-name="P11">coded character set <text:s text:c="4"/><text:span text:style-name="Page_20_Number">43</text:span></text:p>
          <text:p text:style-name="P11">escape sequence <text:s text:c="4"/><text:span text:style-name="Page_20_Number">45</text:span></text:p>
          <text:p text:style-name="P11">UTF-8 encoding <text:s text:c="4"/><text:span text:style-name="Page_20_Number">111</text:span></text:p>
          <text:p text:style-name="P17">Unpacking a string <text:s text:c="4"/></text:p>
          <text:p text:style-name="P11">with C2X <text:s text:c="4"/><text:span text:style-name="Page_20_Number">160</text:span></text:p>
          <text:p text:style-name="P11">with X2B <text:s text:c="4"/><text:span text:style-name="Page_20_Number">171</text:span></text:p>
          <text:p text:style-name="P17">UNTIL phrase of LOOP instruction <text:s text:c="4"/><text:span text:style-name="Page_20_Number">94</text:span></text:p>
          <text:p text:style-name="P17">UNUSED <text:s text:c="4"/></text:p>
          <text:p text:style-name="P11">on PROPERTIES instruction <text:s text:c="4"/><text:span text:style-name="Page_20_Number">116</text:span></text:p>
          <text:p text:style-name="P17">UPPER method <text:s text:c="4"/><text:span text:style-name="Page_20_Number">170</text:span></text:p>
          <text:p text:style-name="P17">Uppercase <text:s text:c="4"/></text:p>
          <text:p text:style-name="P11">checking with DATATYPE <text:s text:c="4"/><text:span text:style-name="Page_20_Number">161</text:span></text:p>
          <text:p text:style-name="P11">names <text:s text:c="4"/><text:span text:style-name="Page_20_Number">48</text:span></text:p>
          <text:p text:style-name="P17">Uppercasing strings <text:s text:c="4"/><text:span text:style-name="Page_20_Number">170</text:span></text:p>
          <text:p text:style-name="P17">USES <text:s text:c="4"/></text:p>
          <text:p text:style-name="P11">on CLASS instruction <text:s text:c="4"/><text:span text:style-name="Page_20_Number">83</text:span></text:p>
          <text:p text:style-name="P17">UTF-8 encoding <text:s text:c="4"/><text:span text:style-name="Page_20_Number">111</text:span></text:p>
          <text:p text:style-name="P17">UTF8 option <text:s text:c="4"/><text:span text:style-name="Page_20_Number">111</text:span></text:p>
          <text:p text:style-name="P17">Utility methods <text:s text:c="4"/><text:span text:style-name="Page_20_Number">157</text:span></text:p>
          <text:p text:style-name="P16">V</text:p>
          <text:p text:style-name="P17">Variable reference <text:s text:c="4"/></text:p>
          <text:p text:style-name="P11">in parsing template <text:s text:c="4"/><text:span text:style-name="Page_20_Number">141</text:span></text:p>
          <text:p text:style-name="P17">Variables <text:s text:c="4"/><text:span text:style-name="Page_20_Number">72</text:span></text:p>
          <text:p text:style-name="P11">controlling loops <text:s text:c="4"/><text:span text:style-name="Page_20_Number">95</text:span></text:p>
          <text:p text:style-name="P11">in parsing patterns <text:s text:c="4"/><text:span text:style-name="Page_20_Number">141</text:span></text:p>
          <text:p text:style-name="P11">indexed <text:s text:c="4"/><text:span text:style-name="Page_20_Number">76</text:span></text:p>
          <text:p text:style-name="P11">local <text:s text:c="4"/><text:span text:style-name="Page_20_Number">73</text:span></text:p>
          <text:p text:style-name="P11">method arguments <text:s text:c="4"/><text:span text:style-name="Page_20_Number">73</text:span></text:p>
          <text:p text:style-name="P11">names of <text:s text:c="4"/><text:span text:style-name="Page_20_Number">72</text:span></text:p>
          <text:p text:style-name="P11">overview <text:s text:c="4"/><text:span text:style-name="Page_20_Number">23</text:span></text:p>
          <text:p text:style-name="P11">parsing of <text:s text:c="4"/><text:span text:style-name="Page_20_Number">114</text:span></text:p>
          <text:p text:style-name="P11">properties <text:s text:c="4"/><text:span text:style-name="Page_20_Number">73</text:span></text:p>
          <text:p text:style-name="P11">scope of <text:s text:c="4"/><text:span text:style-name="Page_20_Number">73</text:span></text:p>
          <text:p text:style-name="P11">setting new value <text:s text:c="4"/><text:span text:style-name="Page_20_Number">72</text:span></text:p>
          <text:p text:style-name="P11">static typing of <text:s text:c="4"/><text:span text:style-name="Page_20_Number">73</text:span></text:p>
          <text:p text:style-name="P11">subscripts <text:s text:c="4"/><text:span text:style-name="Page_20_Number">76</text:span></text:p>
          <text:p text:style-name="P11">type of <text:s text:c="4"/><text:span text:style-name="Page_20_Number">72</text:span></text:p>
          <text:p text:style-name="P11">valid names <text:s text:c="4"/><text:span text:style-name="Page_20_Number">72</text:span></text:p>
          <text:p text:style-name="P11">visibility <text:s text:c="4"/><text:span text:style-name="Page_20_Number">73</text:span></text:p>
          <text:p text:style-name="P17">VERBOSE option <text:s text:c="4"/><text:span text:style-name="Page_20_Number">111</text:span></text:p>
          <text:p text:style-name="P17">VERBOSEn option <text:s text:c="4"/><text:span text:style-name="Page_20_Number">111</text:span></text:p>
          <text:p text:style-name="P17">VERIFY method <text:s text:c="4"/><text:span text:style-name="Page_20_Number">170</text:span></text:p>
          <text:p text:style-name="P17">VERSION special word <text:s text:c="4"/><text:span text:style-name="Page_20_Number">135</text:span></text:p>
          <text:p text:style-name="P17">Visibility <text:s text:c="4"/></text:p>
          <text:p text:style-name="P11">of classes <text:s text:c="4"/><text:span text:style-name="Page_20_Number">81</text:span></text:p>
          <text:p text:style-name="P11">of methods <text:s text:c="4"/><text:span text:style-name="Page_20_Number">102</text:span></text:p>
          <text:p text:style-name="P11">of properties <text:s text:c="4"/><text:span text:style-name="Page_20_Number">115</text:span></text:p>
          <text:p text:style-name="P17">VOLATILE <text:s text:c="4"/></text:p>
          <text:p text:style-name="P11">on PROPERTIES instruction <text:s text:c="4"/><text:span text:style-name="Page_20_Number">116</text:span></text:p>
          <text:p text:style-name="P16">W</text:p>
          <text:p text:style-name="P17">Well-known conversions <text:s text:c="4"/><text:span text:style-name="Page_20_Number">62</text:span></text:p>
          <text:p text:style-name="P17">WHEN clause <text:s text:c="4"/></text:p>
          <text:p text:style-name="P11">see SELECT instruction <text:s text:c="4"/><text:span text:style-name="Page_20_Number">119</text:span></text:p>
          <text:p text:style-name="P17">WHILE phrase of LOOP instruction <text:s text:c="4"/><text:span text:style-name="Page_20_Number">94</text:span></text:p>
          <text:p text:style-name="P17">White space <text:s text:c="4"/><text:span text:style-name="Page_20_Number">44</text:span></text:p>
          <text:p text:style-name="P17">Whole numbers <text:s text:c="4"/><text:span text:style-name="Page_20_Number">69</text:span></text:p>
          <text:p text:style-name="P11">checking with DATATYPE <text:s text:c="4"/><text:span text:style-name="Page_20_Number">161</text:span></text:p>
          <text:p text:style-name="P11">definition <text:s text:c="4"/><text:span text:style-name="Page_20_Number">149</text:span></text:p>
          <text:p text:style-name="P17">WORD method <text:s text:c="4"/><text:span text:style-name="Page_20_Number">170</text:span></text:p>
          <text:p text:style-name="P17">Word processing <text:s text:c="4"/></text:p>
          <text:p text:style-name="P11">see Formatting <text:s text:c="4"/><text:span text:style-name="Page_20_Number">157</text:span></text:p>
          <text:p text:style-name="P11">see Words <text:s text:c="4"/><text:span text:style-name="Page_20_Number">157</text:span></text:p>
          <text:p text:style-name="P17">WORDINDEX method <text:s text:c="4"/><text:span text:style-name="Page_20_Number">170</text:span></text:p>
          <text:p text:style-name="P17">WORDLENGTH method <text:s text:c="4"/><text:span text:style-name="Page_20_Number">171</text:span></text:p>
          <text:p text:style-name="P17">WORDPOS method <text:s text:c="4"/><text:span text:style-name="Page_20_Number">171</text:span></text:p>
          <text:p text:style-name="P17">Words <text:s text:c="4"/></text:p>
          <text:p text:style-name="P11">counting, using WORDS <text:s text:c="4"/><text:span text:style-name="Page_20_Number">171</text:span></text:p>
          <text:p text:style-name="P11">deleting from a string <text:s text:c="4"/><text:span text:style-name="Page_20_Number">162</text:span></text:p>
          <text:p text:style-name="P11">extracting from a string <text:s text:c="4"/><text:span text:style-name="Page_20_Number">168, 170</text:span></text:p>
          <text:p text:style-name="P11">finding in a string <text:s text:c="4"/><text:span text:style-name="Page_20_Number">171</text:span></text:p>
          <text:p text:style-name="P11">finding length of <text:s text:c="4"/><text:span text:style-name="Page_20_Number">171</text:span></text:p>
          <text:p text:style-name="P11">in parsing <text:s text:c="4"/><text:span text:style-name="Page_20_Number">138</text:span></text:p>
          <text:p text:style-name="P11">locating in a string <text:s text:c="4"/><text:span text:style-name="Page_20_Number">170</text:span></text:p>
          <text:p text:style-name="P11">special <text:s text:c="4"/></text:p>
          <text:p text:style-name="P12">ask <text:s text:c="4"/><text:span text:style-name="Page_20_Number">133</text:span></text:p>
          <text:p text:style-name="P12">digits <text:s text:c="4"/><text:span text:style-name="Page_20_Number">133</text:span></text:p>
          <text:p text:style-name="P12">form <text:s text:c="4"/><text:span text:style-name="Page_20_Number">133</text:span></text:p>
          <text:p text:style-name="P12">length <text:s text:c="4"/><text:span text:style-name="Page_20_Number">133</text:span></text:p>
          <text:p text:style-name="P12">null <text:s text:c="4"/><text:span text:style-name="Page_20_Number">134</text:span></text:p>
          <text:p text:style-name="P12">source <text:s text:c="4"/><text:span text:style-name="Page_20_Number">134</text:span></text:p>
          <text:p text:style-name="P12">super <text:s text:c="4"/><text:span text:style-name="Page_20_Number">134</text:span></text:p>
          <text:p text:style-name="P12">this <text:s text:c="4"/><text:span text:style-name="Page_20_Number">134</text:span></text:p>
          <text:p text:style-name="P12">trace <text:s text:c="4"/><text:span text:style-name="Page_20_Number">135</text:span></text:p>
          <text:p text:style-name="P12">version <text:s text:c="4"/><text:span text:style-name="Page_20_Number">135</text:span></text:p>
          <text:p text:style-name="P17">WORDS method <text:s text:c="4"/><text:span text:style-name="Page_20_Number">171</text:span></text:p>
          <text:p text:style-name="P17">Words, special <text:s text:c="4"/></text:p>
          <text:p text:style-name="P11">class <text:s text:c="4"/><text:span text:style-name="Page_20_Number">133</text:span></text:p>
          <text:p text:style-name="P11">sourceline <text:s text:c="4"/><text:span text:style-name="Page_20_Number">134</text:span></text:p>
          <text:p text:style-name="P16"><text:soft-page-break/>X</text:p>
          <text:p text:style-name="P17">X2B method <text:s text:c="4"/><text:span text:style-name="Page_20_Number">171</text:span></text:p>
          <text:p text:style-name="P17">X2C method <text:s text:c="4"/><text:span text:style-name="Page_20_Number">171</text:span></text:p>
          <text:p text:style-name="P17">X2D method <text:s text:c="4"/><text:span text:style-name="Page_20_Number">172</text:span></text:p>
          <text:p text:style-name="P17">XOR, logical operator <text:s text:c="4"/><text:span text:style-name="Page_20_Number">68</text:span></text:p>
          <text:p text:style-name="P16">Z</text:p>
          <text:p text:style-name="P17">Zero character <text:s text:c="4"/></text:p>
          <text:p text:style-name="P11">escape sequence <text:s text:c="4"/><text:span text:style-name="Page_20_Number">45</text:span></text:p>
          <text:p text:style-name="P17">Zeros <text:s text:c="4"/></text:p>
          <text:p text:style-name="P11">adding on the left <text:s text:c="4"/><text:span text:style-name="Page_20_Number">167</text:span></text:p>
          <text:p text:style-name="P11">padding <text:s text:c="4"/><text:span text:style-name="Page_20_Number">167</text:span></text:p>
          <text:p text:style-name="P11">removal with STRIP method <text:s text:c="4"/><text:span text:style-name="Page_20_Number">168</text:span></text:p>
          <text:p text:style-name="P16">_</text:p>
          <text:p text:style-name="P17">_ underscore <text:s text:c="4"/></text:p>
          <text:p text:style-name="P11">in symbols <text:s text:c="4"/><text:span text:style-name="Page_20_Number">46</text:span></text:p>
          <text:p text:style-name="P16">-</text:p>
          <text:p text:style-name="P17">- continuation character <text:s text:c="4"/><text:span text:style-name="Page_20_Number">48</text:span></text:p>
          <text:p text:style-name="P17">- minus sign <text:s text:c="4"/></text:p>
          <text:p text:style-name="P11">in parsing template <text:s text:c="4"/><text:span text:style-name="Page_20_Number">140</text:span></text:p>
          <text:p text:style-name="P11">subtraction operator <text:s text:c="4"/><text:span text:style-name="Page_20_Number">66, 145</text:span></text:p>
          <text:p text:style-name="P17">-- line comment delimiter <text:s text:c="4"/><text:span text:style-name="Page_20_Number">44</text:span></text:p>
          <text:p text:style-name="P16">.</text:p>
          <text:p text:style-name="P17">. (period) <text:s text:c="4"/></text:p>
          <text:p text:style-name="P11">as placeholder in parsing <text:s text:c="4"/><text:span text:style-name="Page_20_Number">139</text:span></text:p>
          <text:p text:style-name="P11">in numbers <text:s text:c="4"/><text:span text:style-name="Page_20_Number">143</text:span></text:p>
          <text:p text:style-name="P11">in terms <text:s text:c="4"/><text:span text:style-name="Page_20_Number">52</text:span></text:p>
          <text:p text:style-name="P16">*</text:p>
          <text:p text:style-name="P17">* multiplication operator <text:s text:c="4"/><text:span text:style-name="Page_20_Number">66, 145</text:span></text:p>
          <text:p text:style-name="P17">*-* tracing flag <text:s text:c="4"/><text:span text:style-name="Page_20_Number">125</text:span></text:p>
          <text:p text:style-name="P17">** power operator <text:s text:c="4"/><text:span text:style-name="Page_20_Number">66, 146</text:span></text:p>
          <text:p text:style-name="P17">*/ block comment delimiter <text:s text:c="4"/><text:span text:style-name="Page_20_Number">44</text:span></text:p>
          <text:p text:style-name="P17">*=* tracing flag <text:s text:c="4"/><text:span text:style-name="Page_20_Number">125</text:span></text:p>
          <text:p text:style-name="P16">/</text:p>
          <text:p text:style-name="P17">/ division operator <text:s text:c="4"/><text:span text:style-name="Page_20_Number">66, 145</text:span></text:p>
          <text:p text:style-name="P17">/* block comment delimiter <text:s text:c="4"/><text:span text:style-name="Page_20_Number">44</text:span></text:p>
          <text:p text:style-name="P17">// remainder operator <text:s text:c="4"/><text:span text:style-name="Page_20_Number">66, 147</text:span></text:p>
          <text:p text:style-name="P16">\</text:p>
          <text:p text:style-name="P17">\ backslash <text:s text:c="4"/></text:p>
          <text:p text:style-name="P11">escape character <text:s text:c="4"/><text:span text:style-name="Page_20_Number">45</text:span></text:p>
          <text:p text:style-name="P11">not operator <text:s text:c="4"/><text:span text:style-name="Page_20_Number">68</text:span></text:p>
          <text:p text:style-name="P17">\\ invalid sequence <text:s text:c="4"/><text:span text:style-name="Page_20_Number">47</text:span></text:p>
          <text:p text:style-name="P17">\&lt; not less than operator <text:s text:c="4"/><text:span text:style-name="Page_20_Number">67</text:span></text:p>
          <text:p text:style-name="P17">\&lt;&lt; strictly not less than operator <text:s text:c="4"/><text:span text:style-name="Page_20_Number">67</text:span></text:p>
          <text:p text:style-name="P17">\= not equal operator <text:s text:c="4"/><text:span text:style-name="Page_20_Number">67</text:span></text:p>
          <text:p text:style-name="P17">\== strictly not equal operator <text:s text:c="4"/><text:span text:style-name="Page_20_Number">67</text:span></text:p>
          <text:p text:style-name="P17">\&gt; not greater than operator <text:s text:c="4"/><text:span text:style-name="Page_20_Number">67</text:span></text:p>
          <text:p text:style-name="P17">\&gt;&gt; strictly not greater than operator <text:s text:c="4"/><text:span text:style-name="Page_20_Number">67</text:span></text:p>
          <text:p text:style-name="P16">&amp;</text:p>
          <text:p text:style-name="P17">&amp; and operator <text:s text:c="4"/><text:span text:style-name="Page_20_Number">68</text:span></text:p>
          <text:p text:style-name="P17">&amp;&amp; exclusive or operator <text:s text:c="4"/><text:span text:style-name="Page_20_Number">68</text:span></text:p>
          <text:p text:style-name="P16">%</text:p>
          <text:p text:style-name="P17">% integer division operator <text:s text:c="4"/><text:span text:style-name="Page_20_Number">66, 147</text:span></text:p>
          <text:p text:style-name="P16">+</text:p>
          <text:p text:style-name="P17">+ plus sign <text:s text:c="4"/></text:p>
          <text:p text:style-name="P11">addition operator <text:s text:c="4"/><text:span text:style-name="Page_20_Number">66, 145</text:span></text:p>
          <text:p text:style-name="P11">in parsing template <text:s text:c="4"/><text:span text:style-name="Page_20_Number">140</text:span></text:p>
          <text:p text:style-name="P17">++ invalid sequence <text:s text:c="4"/><text:span text:style-name="Page_20_Number">47</text:span></text:p>
          <text:p text:style-name="P17">+++ tracing flag <text:s text:c="4"/><text:span text:style-name="Page_20_Number">125</text:span></text:p>
          <text:p text:style-name="P16">&lt;</text:p>
          <text:p text:style-name="P17">&lt; less than operator <text:s text:c="4"/><text:span text:style-name="Page_20_Number">67</text:span></text:p>
          <text:p text:style-name="P17">&lt;&lt; strictly less than operator <text:s text:c="4"/><text:span text:style-name="Page_20_Number">67</text:span></text:p>
          <text:p text:style-name="P17">&lt;&lt;= strictly less than or equal operator <text:s text:c="4"/><text:span text:style-name="Page_20_Number">67</text:span></text:p>
          <text:p text:style-name="P17">&lt;= less than or equal operator <text:s text:c="4"/><text:span text:style-name="Page_20_Number">67</text:span></text:p>
          <text:p text:style-name="P11">on types <text:s text:c="4"/><text:span text:style-name="Page_20_Number">68</text:span></text:p>
          <text:p text:style-name="P17">&lt;&gt; less than or greater than operator <text:s text:c="4"/><text:span text:style-name="Page_20_Number">67</text:span></text:p>
          <text:p text:style-name="P16">=</text:p>
          <text:p text:style-name="P17">= equals sign <text:s text:c="4"/></text:p>
          <text:p text:style-name="P11">assignment indicator <text:s text:c="4"/><text:span text:style-name="Page_20_Number">72</text:span></text:p>
          <text:p text:style-name="P11">equal operator <text:s text:c="4"/><text:span text:style-name="Page_20_Number">67</text:span></text:p>
          <text:p text:style-name="P11">in LOOP instruction <text:s text:c="4"/><text:span text:style-name="Page_20_Number">94</text:span></text:p>
          <text:p text:style-name="P11">in parsing template <text:s text:c="4"/><text:span text:style-name="Page_20_Number">140</text:span></text:p>
          <text:p text:style-name="P17">== strictly equal operator <text:s text:c="4"/><text:span text:style-name="Page_20_Number">67</text:span></text:p>
          <text:p text:style-name="P16">&gt;</text:p>
          <text:p text:style-name="P17">&gt; greater than operator <text:s text:c="4"/><text:span text:style-name="Page_20_Number">67</text:span></text:p>
          <text:p text:style-name="P17">&gt;&lt; greater than or less than operator <text:s text:c="4"/><text:span text:style-name="Page_20_Number">67</text:span></text:p>
          <text:p text:style-name="P17">&gt;= greater than or equal operator <text:s text:c="4"/><text:span text:style-name="Page_20_Number">67</text:span></text:p>
          <text:p text:style-name="P11">on types <text:s text:c="4"/><text:span text:style-name="Page_20_Number">68</text:span></text:p>
          <text:p text:style-name="P17">&gt;&gt; strictly greater than operator <text:s text:c="4"/><text:span text:style-name="Page_20_Number">67</text:span></text:p>
          <text:p text:style-name="P17">&gt;&gt;= strictly greater than or equal operator <text:s text:c="4"/><text:span text:style-name="Page_20_Number">67</text:span></text:p>
          <text:p text:style-name="P17">&gt;&gt;&gt; tracing flag <text:s text:c="4"/><text:span text:style-name="Page_20_Number">125</text:span></text:p>
          <text:p text:style-name="P17">&gt;a&gt; tracing flag <text:s text:c="4"/><text:span text:style-name="Page_20_Number">125</text:span></text:p>
          <text:p text:style-name="P17">&gt;p&gt; tracing flag <text:s text:c="4"/><text:span text:style-name="Page_20_Number">125</text:span></text:p>
          <text:p text:style-name="P17">&gt;v&gt; tracing flag <text:s text:c="4"/><text:span text:style-name="Page_20_Number">125</text:span></text:p>
          <text:p text:style-name="P16">|</text:p>
          <text:p text:style-name="P17">| or operator <text:s text:c="4"/><text:span text:style-name="Page_20_Number">68</text:span></text:p>
          <text:p text:style-name="P17">|| concatenation operator <text:s text:c="4"/><text:span text:style-name="Page_20_Number">65, 68</text:span></text:p>
          <text:p text:style-name="P16">$</text:p>
          <text:p text:style-name="P17">$ dollar sign <text:s text:c="4"/></text:p>
          <text:p text:style-name="P11">in symbols <text:s text:c="4"/><text:span text:style-name="Page_20_Number">46</text:span></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199cm">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verTitle" style:family="paragraph" style:parent-style-name="Standard" style:class="text">
      <style:paragraph-properties fo:margin="100%" fo:margin-left="2cm" fo:margin-right="0cm" fo:margin-top="7.5cm" fo:margin-bottom="0cm" fo:text-align="end" style:justify-single-word="false" fo:text-indent="0cm" style:auto-text-indent="false"/>
      <style:text-properties style:font-name="Helvetica" fo:font-size="26pt" fo:font-weight="bold"/>
    </style:style>
    <style:style style:name="CoverDate" style:family="paragraph" style:parent-style-name="Text_20_body" style:class="text">
      <style:paragraph-properties fo:margin-top="3.5cm" fo:margin-bottom="0.212cm" fo:text-align="end" style:justify-single-word="false"/>
      <style:text-properties fo:font-style="italic"/>
    </style:style>
    <style:style style:name="CoverAuthor" style:family="paragraph" style:parent-style-name="CoverDate" style:class="text">
      <style:paragraph-properties fo:margin-top="2cm" fo:margin-bottom="0.212cm"/>
      <style:text-properties fo:font-style="normal"/>
    </style:style>
    <style:style style:name="CoverAddress" style:family="paragraph" style:parent-style-name="CoverAuthor" style:class="text">
      <style:paragraph-properties fo:margin-top="0.499cm" fo:margin-bottom="0.212cm"/>
      <style:text-properties fo:font-size="10pt"/>
    </style:style>
    <style:style style:name="CoverEmail" style:family="paragraph" style:parent-style-name="CoverAddress" style:class="text">
      <style:text-properties style:font-name="Courier"/>
    </style:style>
    <style:style style:name="CoverStatus" style:family="paragraph" style:parent-style-name="CoverEmail" style:class="text">
      <style:text-properties style:font-name="Times New Roman1" fo:font-size="12pt" fo:font-style="italic"/>
    </style:style>
    <style:style style:name="Heading_20_1" style:display-name="Heading 1" style:family="paragraph" style:parent-style-name="Heading" style:next-style-name="Text_20_body" style:default-outline-level="1" style:class="text" style:master-page-name="ChapterPage">
      <style:paragraph-properties fo:margin-top="0.423cm" fo:margin-bottom="1cm" style:page-number="auto" fo:break-before="auto" fo:break-after="auto"/>
      <style:text-properties style:font-name="Helvetica" fo:font-size="15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pyrightText" style:family="paragraph" style:parent-style-name="Text_20_body" style:class="text" style:master-page-name="">
      <style:paragraph-properties fo:text-align="center" style:justify-single-word="false" style:page-number="auto"/>
      <style:text-properties fo:font-style="italic"/>
    </style:style>
    <style:style style:name="Heading_20_2" style:display-name="Heading 2" style:family="paragraph" style:parent-style-name="Heading" style:next-style-name="Text_20_body" style:default-outline-level="2" style:class="text" style:master-page-name="">
      <style:paragraph-properties fo:margin-top="0cm" fo:margin-bottom="0.212cm" style:page-number="auto" fo:break-before="page"/>
      <style:text-properties style:font-name="Helvetica1"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Helvetica1" fo:font-size="80%"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9pt" style:font-size-asian="10pt" style:font-size-complex="10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ext_20_body_20_indent" style:display-name="Text body indent" style:family="paragraph" style:parent-style-name="Text_20_body" style:class="text" style:master-page-name="">
      <style:paragraph-properties fo:margin="100%" fo:margin-left="0.499cm" fo:margin-right="0cm" fo:margin-top="0cm" fo:margin-bottom="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3cm" fo:margin-bottom="0cm" fo:text-indent="0cm" style:auto-text-indent="false">
        <style:tab-stops>
          <style:tab-stop style:position="16.999cm" style:type="right" style:leader-style="dotted" style:leader-text="."/>
        </style:tab-stops>
      </style:paragraph-properties>
      <style:text-properties fo:font-weight="normal"/>
    </style:style>
    <style:style style:name="Contents_20_2" style:display-name="Contents 2" style:family="paragraph" style:parent-style-name="Index" style:class="index" style:master-page-name="">
      <style:paragraph-properties fo:margin="100%" fo:margin-left="0.4cm" fo:margin-right="0cm" fo:margin-top="0cm" fo:margin-bottom="0cm" fo:text-indent="0cm" style:auto-text-indent="false" style:page-number="auto">
        <style:tab-stops>
          <style:tab-stop style:position="16.499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style:font-name="Helvetica" fo:font-size="22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801cm" fo:margin-right="0cm" fo:margin-top="0cm" fo:margin-bottom="0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199cm" fo:margin-right="0cm" fo:margin-top="0cm" fo:margin-bottom="0cm" fo:text-indent="0cm" style:auto-text-indent="false">
        <style:tab-stops>
          <style:tab-stop style:position="14.501cm" style:type="right" style:leader-style="dotted" style:leader-text="."/>
        </style:tab-stops>
      </style:paragraph-properties>
    </style:style>
    <style:style style:name="Text_20_keep" style:display-name="Text keep" style:family="paragraph" style:parent-style-name="Text_20_body" style:class="text" style:master-page-name="">
      <style:paragraph-properties style:page-number="auto" fo:keep-with-next="alway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text-properties fo:font-size="10pt"/>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text-properties fo:font-size="10pt"/>
    </style:style>
    <style:style style:name="Index_20_Separator" style:display-name="Index Separator" style:family="paragraph" style:parent-style-name="Index" style:class="index" style:master-page-name="">
      <style:paragraph-properties fo:margin="100%" fo:margin-left="0cm" fo:margin-right="0cm" fo:margin-top="0.199cm" fo:margin-bottom="0cm" fo:text-indent="0cm" style:auto-text-indent="false" style:page-number="auto" fo:keep-with-next="always"/>
      <style:text-properties style:font-name="Helvetica" fo:font-size="16pt" fo:font-weight="bold"/>
    </style:style>
    <style:style style:name="Text_20_compact" style:display-name="Text compact" style:family="paragraph" style:parent-style-name="Text_20_body" style:class="text">
      <style:paragraph-properties fo:margin="100%" fo:margin-left="0.499cm" fo:margin-right="0cm" fo:margin-top="0cm" fo:margin-bottom="0.019cm" fo:text-indent="0cm" style:auto-text-indent="false"/>
    </style:style>
    <style:style style:name="Quote" style:family="paragraph" style:parent-style-name="Text_20_body_20_indent" style:class="text">
      <style:paragraph-properties fo:margin="100%" fo:margin-left="1cm" fo:margin-right="1cm" fo:margin-top="0cm" fo:margin-bottom="0cm" fo:text-indent="0cm" style:auto-text-indent="false"/>
    </style:style>
    <style:style style:name="Example" style:family="paragraph" style:parent-style-name="Text_20_body" style:class="text" style:master-page-name="">
      <style:paragraph-properties fo:margin="100%" fo:margin-left="0.499cm" fo:margin-right="0cm" fo:margin-top="0cm" fo:margin-bottom="0cm" fo:keep-together="always" fo:text-indent="0cm" style:auto-text-indent="false" style:page-number="auto"/>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Example_20_numbers" style:display-name="Example numbers" style:family="text">
      <style:text-properties style:font-name="Bitstream Vera Sans Mono" fo:font-size="7pt"/>
    </style:style>
    <style:style style:name="Page_20_Number" style:display-name="Page Number" style:family="text">
      <style:text-properties style:font-name="Helvetica2"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Helvetica3" fo:font-size="9pt" fo:font-weight="bold" style:font-size-asian="9pt" style:font-weight-asian="bold" style:font-size-complex="9pt" style:font-weight-complex="bold"/>
    </style:style>
    <style:style style:name="MT2" style:family="text">
      <style:text-properties style:font-name="Helvetica3" fo:font-size="9pt" style:font-size-asian="9pt" style:font-size-complex="9pt"/>
    </style:style>
    <style:style style:name="MT3" style:family="text">
      <style:text-properties style:font-name="Helvetica3" fo:font-size="9pt" fo:font-weight="normal" style:font-size-asian="9pt" style:font-weight-asian="normal" style:font-size-complex="9pt" style:font-weight-complex="normal"/>
    </style:style>
    <style:page-layout style:name="Mpm1" style:page-usage="mirrored">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8cm" style:num-format="1" style:print-orientation="portrait" fo:margin-top="2.499cm" fo:margin-bottom="2.499cm" fo:margin-left="2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0.999cm" fo:page-height="28cm" style:num-format="1" style:print-orientation="portrait" fo:margin-top="5.001cm" fo:margin-bottom="2.499cm" fo:margin-left="3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6" style:page-usage="left">
      <style:page-layout-properties fo:page-width="20.999cm" fo:page-height="28cm" style:num-format="1" style:print-orientation="portrait" fo:margin-top="6.001cm" fo:margin-bottom="2.499cm" fo:margin-left="2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0.999cm" fo:page-height="28cm" style:num-format="1" style:print-orientation="portrait" fo:margin-top="6.001cm" fo:margin-bottom="2.499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8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Version 3.02" text:name="footstatus"/>
        </text:user-field-decls>
        <text:p text:style-name="Footer"><text:span text:style-name="MT1"><text:user-field-get text:name="footstatus">Version 3.02</text:user-field-get></text:span><text:tab/><text:span text:style-name="MT2"><text:chapter text:display="name" text:outline-level="1">NetRexx Language Definition</text:chapter></text:span><text:tab/><text:span text:style-name="MT1"><text:page-number style:num-format="1" text:select-page="current">111</text:page-number></text:span></text:p>
      </style:footer>
      <style:footer-left>
        <text:user-field-decls>
          <text:user-field-decl office:value-type="string" office:string-value="Version 3.02" text:name="footstatus"/>
        </text:user-field-decls>
        <text:p text:style-name="Footer"><text:span text:style-name="MT1"><text:page-number text:select-page="current">110</text:page-number></text:span><text:span text:style-name="MT1"><text:tab/></text:span><text:span text:style-name="MT3"><text:chapter text:display="name" text:outline-level="1">NetRexx Language Definition</text:chapter></text:span><text:span text:style-name="MT1"><text:tab/></text:span><text:span text:style-name="MT1"><text:user-field-get text:name="footstatus">Version 3.02</text:user-field-get></text:span></text:p>
      </style:footer-left>
    </style:master-page>
    <style:master-page style:name="First_20_Page" style:display-name="First Page" style:page-layout-name="Mpm2" style:next-style-name="Standard"/>
    <style:master-page style:name="CoverPage" style:page-layout-name="Mpm3" style:next-style-name="LegalPage"/>
    <style:master-page style:name="LegalPage" style:page-layout-name="Mpm4" style:next-style-name="ChapterPage"/>
    <style:master-page style:name="ChapterPage" style:page-layout-name="Mpm5" style:next-style-name="Standard">
      <style:footer>
        <text:user-field-decls>
          <text:user-field-decl office:value-type="string" office:string-value="Version 3.02" text:name="footstatus"/>
        </text:user-field-decls>
        <text:p text:style-name="Footer"><text:span text:style-name="MT1"><text:user-field-get text:name="footstatus">Version 3.02</text:user-field-get></text:span><text:tab/><text:span text:style-name="MT2"><text:chapter text:display="name" text:outline-level="1">Appendix B – JavaBean Support</text:chapter></text:span><text:tab/><text:span text:style-name="MT1"><text:page-number style:num-format="1" text:select-page="current">107</text:page-number></text:span></text:p>
      </style:footer>
    </style:master-page>
    <style:master-page style:name="Left_20_Page" style:display-name="Left Page" style:page-layout-name="Mpm6"/>
    <style:master-page style:name="Right_20_Page" style:display-name="Right Page" style:page-layout-name="Mpm7"/>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initial-creator>ERROR:</meta:initial-creator>
    <meta:creation-date>2009-05-22T11:34:56</meta:creation-date>
    <dc:date>2013-05-25T18:50:00</dc:date>
    <dc:title>NetRexx 3</dc:title>
    <dc:subject>Version 3.00</dc:subject>
    <dc:description>Copyright (c) Mike Cowlishaw  1979, 2009.
 
Converted from GML (NRL markup) 2009.05.22 11:34:56</dc:description>
    <dc:language>en-gb</dc:language>
    <meta:editing-cycles>26</meta:editing-cycles>
    <meta:editing-duration>PT2H34M16S</meta:editing-duration>
    <meta:document-statistic meta:table-count="56" meta:image-count="0" meta:object-count="0" meta:page-count="209" meta:paragraph-count="4513" meta:word-count="70934" meta:character-count="399065" meta:non-whitespace-character-count="350038"/>
    <meta:hyperlink-behaviour office:target-frame-name="_blank" xlink:show="new"/>
  </office:meta>
</office:document-meta>
</file>